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1.9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24.8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ink_1.receiver_i.routed_msg_sub.network" table:style-name="ta1">
        <table:shapes>
          <draw:frame draw:z-index="0" draw:style-name="gr1" draw:text-style-name="P1" svg:width="453.51pt" svg:height="255.09pt" svg:x="383.36pt" svg:y="2.83pt">
            <draw:object draw:notify-on-update-of-ranges="'sink_1.receiver_i.routed_msg_sub.network'.E1:'sink_1.receiver_i.routed_msg_sub.network'.E1 'sink_1.receiver_i.routed_msg_sub.network'.E2:'sink_1.receiver_i.routed_msg_sub.network'.E1420 'sink_1.receiver_i.routed_msg_sub.network'.F1:'sink_1.receiver_i.routed_msg_sub.network'.F1 'sink_1.receiver_i.routed_msg_sub.network'.F2:'sink_1.receiver_i.routed_msg_sub.network'.F142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%index</text:p>
          </table:table-cell>
          <table:table-cell office:value-type="string" calcext:value-type="string">
            <text:p><text:s/>%time</text:p>
          </table:table-cell>
          <table:table-cell office:value-type="string" calcext:value-type="string">
            <text:p><text:s/>%length (bits)</text:p>
          </table:table-cell>
          <table:table-cell/>
          <table:table-cell office:value-type="string" calcext:value-type="string">
            <text:p>time (s)</text:p>
          </table:table-cell>
          <table:table-cell office:value-type="string" calcext:value-type="string">
            <text:p>data rate (bp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42890769.10282" calcext:value-type="float">
            <text:p>1442890769.10282</text:p>
          </table:table-cell>
          <table:table-cell office:value-type="float" office:value="1442890769.10311" calcext:value-type="float">
            <text:p>1442890769.10311</text:p>
          </table:table-cell>
          <table:table-cell office:value-type="float" office:value="896" calcext:value-type="float">
            <text:p>8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2890780.21771" calcext:value-type="float">
            <text:p>1442890780.21771</text:p>
          </table:table-cell>
          <table:table-cell office:value-type="float" office:value="1442890780.21775" calcext:value-type="float">
            <text:p>1442890780.21775</text:p>
          </table:table-cell>
          <table:table-cell office:value-type="float" office:value="896" calcext:value-type="float">
            <text:p>896</text:p>
          </table:table-cell>
          <table:table-cell table:formula="of:=[.C3]-[.C$2]" office:value-type="float" office:value="11.1146442890167" calcext:value-type="float">
            <text:p>11.114644289</text:p>
          </table:table-cell>
          <table:table-cell table:formula="of:=[.D3]/([.E3]-[.E2])" office:value-type="float" office:value="80.6143657593622" calcext:value-type="float">
            <text:p>80.61436575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2890780.36862" calcext:value-type="float">
            <text:p>1442890780.36862</text:p>
          </table:table-cell>
          <table:table-cell office:value-type="float" office:value="1442890780.36868" calcext:value-type="float">
            <text:p>1442890780.36868</text:p>
          </table:table-cell>
          <table:table-cell office:value-type="float" office:value="896" calcext:value-type="float">
            <text:p>896</text:p>
          </table:table-cell>
          <table:table-cell table:formula="of:=[.C4]-[.C$2]" office:value-type="float" office:value="11.265570640564" calcext:value-type="float">
            <text:p>11.2655706406</text:p>
          </table:table-cell>
          <table:table-cell table:formula="of:=[.D4]/([.E4]-[.E3])" office:value-type="float" office:value="5936.67037475258" calcext:value-type="float">
            <text:p>5936.67037475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2890780.36873" calcext:value-type="float">
            <text:p>1442890780.36873</text:p>
          </table:table-cell>
          <table:table-cell office:value-type="float" office:value="1442890780.37257" calcext:value-type="float">
            <text:p>1442890780.37257</text:p>
          </table:table-cell>
          <table:table-cell office:value-type="float" office:value="896" calcext:value-type="float">
            <text:p>896</text:p>
          </table:table-cell>
          <table:table-cell table:formula="of:=[.C5]-[.C$2]" office:value-type="float" office:value="11.2694623470306" calcext:value-type="float">
            <text:p>11.269462347</text:p>
          </table:table-cell>
          <table:table-cell table:formula="of:=[.D5]/([.E5]-[.E4])" office:value-type="float" office:value="230233.191447651" calcext:value-type="float">
            <text:p>230233.19144765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2890780.36875" calcext:value-type="float">
            <text:p>1442890780.36875</text:p>
          </table:table-cell>
          <table:table-cell office:value-type="float" office:value="1442890780.37644" calcext:value-type="float">
            <text:p>1442890780.37644</text:p>
          </table:table-cell>
          <table:table-cell office:value-type="float" office:value="896" calcext:value-type="float">
            <text:p>896</text:p>
          </table:table-cell>
          <table:table-cell table:formula="of:=[.C6]-[.C$2]" office:value-type="float" office:value="11.2733323574066" calcext:value-type="float">
            <text:p>11.2733323574</text:p>
          </table:table-cell>
          <table:table-cell table:formula="of:=[.D6]/([.E6]-[.E5])" office:value-type="float" office:value="231523.927057664" calcext:value-type="float">
            <text:p>231523.9270576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2890780.36877" calcext:value-type="float">
            <text:p>1442890780.36877</text:p>
          </table:table-cell>
          <table:table-cell office:value-type="float" office:value="1442890780.38033" calcext:value-type="float">
            <text:p>1442890780.38033</text:p>
          </table:table-cell>
          <table:table-cell office:value-type="float" office:value="896" calcext:value-type="float">
            <text:p>896</text:p>
          </table:table-cell>
          <table:table-cell table:formula="of:=[.C7]-[.C$2]" office:value-type="float" office:value="11.2772259712219" calcext:value-type="float">
            <text:p>11.2772259712</text:p>
          </table:table-cell>
          <table:table-cell table:formula="of:=[.D7]/([.E7]-[.E6])" office:value-type="float" office:value="230120.408058294" calcext:value-type="float">
            <text:p>230120.40805829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2890780.36879" calcext:value-type="float">
            <text:p>1442890780.36879</text:p>
          </table:table-cell>
          <table:table-cell office:value-type="float" office:value="1442890780.38422" calcext:value-type="float">
            <text:p>1442890780.38422</text:p>
          </table:table-cell>
          <table:table-cell office:value-type="float" office:value="896" calcext:value-type="float">
            <text:p>896</text:p>
          </table:table-cell>
          <table:table-cell table:formula="of:=[.C8]-[.C$2]" office:value-type="float" office:value="11.2811155319214" calcext:value-type="float">
            <text:p>11.2811155319</text:p>
          </table:table-cell>
          <table:table-cell table:formula="of:=[.D8]/([.E8]-[.E7])" office:value-type="float" office:value="230360.20497732" calcext:value-type="float">
            <text:p>230360.204977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2890780.36881" calcext:value-type="float">
            <text:p>1442890780.36881</text:p>
          </table:table-cell>
          <table:table-cell office:value-type="float" office:value="1442890780.38809" calcext:value-type="float">
            <text:p>1442890780.38809</text:p>
          </table:table-cell>
          <table:table-cell office:value-type="float" office:value="896" calcext:value-type="float">
            <text:p>896</text:p>
          </table:table-cell>
          <table:table-cell table:formula="of:=[.C9]-[.C$2]" office:value-type="float" office:value="11.2849860191345" calcext:value-type="float">
            <text:p>11.2849860191</text:p>
          </table:table-cell>
          <table:table-cell table:formula="of:=[.D9]/([.E9]-[.E8])" office:value-type="float" office:value="231495.403720586" calcext:value-type="float">
            <text:p>231495.4037205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2890780.36883" calcext:value-type="float">
            <text:p>1442890780.36883</text:p>
          </table:table-cell>
          <table:table-cell office:value-type="float" office:value="1442890780.39196" calcext:value-type="float">
            <text:p>1442890780.39196</text:p>
          </table:table-cell>
          <table:table-cell office:value-type="float" office:value="896" calcext:value-type="float">
            <text:p>896</text:p>
          </table:table-cell>
          <table:table-cell table:formula="of:=[.C10]-[.C$2]" office:value-type="float" office:value="11.2888514995575" calcext:value-type="float">
            <text:p>11.2888514996</text:p>
          </table:table-cell>
          <table:table-cell table:formula="of:=[.D10]/([.E10]-[.E9])" office:value-type="float" office:value="231795.249737865" calcext:value-type="float">
            <text:p>231795.2497378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2890780.36885" calcext:value-type="float">
            <text:p>1442890780.36885</text:p>
          </table:table-cell>
          <table:table-cell office:value-type="float" office:value="1442890780.39586" calcext:value-type="float">
            <text:p>1442890780.39586</text:p>
          </table:table-cell>
          <table:table-cell office:value-type="float" office:value="896" calcext:value-type="float">
            <text:p>896</text:p>
          </table:table-cell>
          <table:table-cell table:formula="of:=[.C11]-[.C$2]" office:value-type="float" office:value="11.2927529811859" calcext:value-type="float">
            <text:p>11.2927529812</text:p>
          </table:table-cell>
          <table:table-cell table:formula="of:=[.D11]/([.E11]-[.E10])" office:value-type="float" office:value="229656.342214617" calcext:value-type="float">
            <text:p>229656.3422146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2890780.36886" calcext:value-type="float">
            <text:p>1442890780.36886</text:p>
          </table:table-cell>
          <table:table-cell office:value-type="float" office:value="1442890780.39973" calcext:value-type="float">
            <text:p>1442890780.39973</text:p>
          </table:table-cell>
          <table:table-cell office:value-type="float" office:value="896" calcext:value-type="float">
            <text:p>896</text:p>
          </table:table-cell>
          <table:table-cell table:formula="of:=[.C12]-[.C$2]" office:value-type="float" office:value="11.296621799469" calcext:value-type="float">
            <text:p>11.2966217995</text:p>
          </table:table-cell>
          <table:table-cell table:formula="of:=[.D12]/([.E12]-[.E11])" office:value-type="float" office:value="231595.266161336" calcext:value-type="float">
            <text:p>231595.2661613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2890780.36888" calcext:value-type="float">
            <text:p>1442890780.36888</text:p>
          </table:table-cell>
          <table:table-cell office:value-type="float" office:value="1442890780.4036" calcext:value-type="float">
            <text:p>1442890780.4036</text:p>
          </table:table-cell>
          <table:table-cell office:value-type="float" office:value="896" calcext:value-type="float">
            <text:p>896</text:p>
          </table:table-cell>
          <table:table-cell table:formula="of:=[.C13]-[.C$2]" office:value-type="float" office:value="11.3004899024963" calcext:value-type="float">
            <text:p>11.3004899025</text:p>
          </table:table-cell>
          <table:table-cell table:formula="of:=[.D13]/([.E13]-[.E12])" office:value-type="float" office:value="231638.090729783" calcext:value-type="float">
            <text:p>231638.0907297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2890780.3689" calcext:value-type="float">
            <text:p>1442890780.3689</text:p>
          </table:table-cell>
          <table:table-cell office:value-type="float" office:value="1442890780.4075" calcext:value-type="float">
            <text:p>1442890780.4075</text:p>
          </table:table-cell>
          <table:table-cell office:value-type="float" office:value="896" calcext:value-type="float">
            <text:p>896</text:p>
          </table:table-cell>
          <table:table-cell table:formula="of:=[.C14]-[.C$2]" office:value-type="float" office:value="11.3043882846832" calcext:value-type="float">
            <text:p>11.3043882847</text:p>
          </table:table-cell>
          <table:table-cell table:formula="of:=[.D14]/([.E14]-[.E13])" office:value-type="float" office:value="229838.932420035" calcext:value-type="float">
            <text:p>229838.93242003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2890780.36892" calcext:value-type="float">
            <text:p>1442890780.36892</text:p>
          </table:table-cell>
          <table:table-cell office:value-type="float" office:value="1442890780.4114" calcext:value-type="float">
            <text:p>1442890780.4114</text:p>
          </table:table-cell>
          <table:table-cell office:value-type="float" office:value="896" calcext:value-type="float">
            <text:p>896</text:p>
          </table:table-cell>
          <table:table-cell table:formula="of:=[.C15]-[.C$2]" office:value-type="float" office:value="11.3082954883575" calcext:value-type="float">
            <text:p>11.3082954884</text:p>
          </table:table-cell>
          <table:table-cell table:formula="of:=[.D15]/([.E15]-[.E14])" office:value-type="float" office:value="229320.013668538" calcext:value-type="float">
            <text:p>229320.01366853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2890780.41882" calcext:value-type="float">
            <text:p>1442890780.41882</text:p>
          </table:table-cell>
          <table:table-cell office:value-type="float" office:value="1442890780.41887" calcext:value-type="float">
            <text:p>1442890780.41887</text:p>
          </table:table-cell>
          <table:table-cell office:value-type="float" office:value="896" calcext:value-type="float">
            <text:p>896</text:p>
          </table:table-cell>
          <table:table-cell table:formula="of:=[.C16]-[.C$2]" office:value-type="float" office:value="11.3157622814178" calcext:value-type="float">
            <text:p>11.3157622814</text:p>
          </table:table-cell>
          <table:table-cell table:formula="of:=[.D16]/([.E16]-[.E15])" office:value-type="float" office:value="119997.968708091" calcext:value-type="float">
            <text:p>119997.96870809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2890780.41894" calcext:value-type="float">
            <text:p>1442890780.41894</text:p>
          </table:table-cell>
          <table:table-cell office:value-type="float" office:value="1442890780.42274" calcext:value-type="float">
            <text:p>1442890780.42274</text:p>
          </table:table-cell>
          <table:table-cell office:value-type="float" office:value="896" calcext:value-type="float">
            <text:p>896</text:p>
          </table:table-cell>
          <table:table-cell table:formula="of:=[.C17]-[.C$2]" office:value-type="float" office:value="11.319628238678" calcext:value-type="float">
            <text:p>11.3196282387</text:p>
          </table:table-cell>
          <table:table-cell table:formula="of:=[.D17]/([.E17]-[.E16])" office:value-type="float" office:value="231766.659512797" calcext:value-type="float">
            <text:p>231766.6595127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2890780.41896" calcext:value-type="float">
            <text:p>1442890780.41896</text:p>
          </table:table-cell>
          <table:table-cell office:value-type="float" office:value="1442890780.42668" calcext:value-type="float">
            <text:p>1442890780.42668</text:p>
          </table:table-cell>
          <table:table-cell office:value-type="float" office:value="896" calcext:value-type="float">
            <text:p>896</text:p>
          </table:table-cell>
          <table:table-cell table:formula="of:=[.C18]-[.C$2]" office:value-type="float" office:value="11.3235738277435" calcext:value-type="float">
            <text:p>11.3235738277</text:p>
          </table:table-cell>
          <table:table-cell table:formula="of:=[.D18]/([.E18]-[.E17])" office:value-type="float" office:value="227089.031603118" calcext:value-type="float">
            <text:p>227089.03160311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2890780.41898" calcext:value-type="float">
            <text:p>1442890780.41898</text:p>
          </table:table-cell>
          <table:table-cell office:value-type="float" office:value="1442890780.43058" calcext:value-type="float">
            <text:p>1442890780.43058</text:p>
          </table:table-cell>
          <table:table-cell office:value-type="float" office:value="896" calcext:value-type="float">
            <text:p>896</text:p>
          </table:table-cell>
          <table:table-cell table:formula="of:=[.C19]-[.C$2]" office:value-type="float" office:value="11.3274745941162" calcext:value-type="float">
            <text:p>11.3274745941</text:p>
          </table:table-cell>
          <table:table-cell table:formula="of:=[.D19]/([.E19]-[.E18])" office:value-type="float" office:value="229698.452661818" calcext:value-type="float">
            <text:p>229698.45266181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2890780.419" calcext:value-type="float">
            <text:p>1442890780.419</text:p>
          </table:table-cell>
          <table:table-cell office:value-type="float" office:value="1442890780.43448" calcext:value-type="float">
            <text:p>1442890780.43448</text:p>
          </table:table-cell>
          <table:table-cell office:value-type="float" office:value="896" calcext:value-type="float">
            <text:p>896</text:p>
          </table:table-cell>
          <table:table-cell table:formula="of:=[.C20]-[.C$2]" office:value-type="float" office:value="11.3313686847687" calcext:value-type="float">
            <text:p>11.3313686848</text:p>
          </table:table-cell>
          <table:table-cell table:formula="of:=[.D20]/([.E20]-[.E19])" office:value-type="float" office:value="230092.229474071" calcext:value-type="float">
            <text:p>230092.22947407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2890780.56457" calcext:value-type="float">
            <text:p>1442890780.56457</text:p>
          </table:table-cell>
          <table:table-cell office:value-type="float" office:value="1442890780.56462" calcext:value-type="float">
            <text:p>1442890780.56462</text:p>
          </table:table-cell>
          <table:table-cell office:value-type="float" office:value="896" calcext:value-type="float">
            <text:p>896</text:p>
          </table:table-cell>
          <table:table-cell table:formula="of:=[.C21]-[.C$2]" office:value-type="float" office:value="11.4615123271942" calcext:value-type="float">
            <text:p>11.4615123272</text:p>
          </table:table-cell>
          <table:table-cell table:formula="of:=[.D21]/([.E21]-[.E20])" office:value-type="float" office:value="6884.70049939362" calcext:value-type="float">
            <text:p>6884.70049939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2890780.56467" calcext:value-type="float">
            <text:p>1442890780.56467</text:p>
          </table:table-cell>
          <table:table-cell office:value-type="float" office:value="1442890780.56852" calcext:value-type="float">
            <text:p>1442890780.56852</text:p>
          </table:table-cell>
          <table:table-cell office:value-type="float" office:value="896" calcext:value-type="float">
            <text:p>896</text:p>
          </table:table-cell>
          <table:table-cell table:formula="of:=[.C22]-[.C$2]" office:value-type="float" office:value="11.4654092788696" calcext:value-type="float">
            <text:p>11.4654092789</text:p>
          </table:table-cell>
          <table:table-cell table:formula="of:=[.D22]/([.E22]-[.E21])" office:value-type="float" office:value="229923.302783726" calcext:value-type="float">
            <text:p>229923.30278372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2890780.56469" calcext:value-type="float">
            <text:p>1442890780.56469</text:p>
          </table:table-cell>
          <table:table-cell office:value-type="float" office:value="1442890780.5724" calcext:value-type="float">
            <text:p>1442890780.5724</text:p>
          </table:table-cell>
          <table:table-cell office:value-type="float" office:value="896" calcext:value-type="float">
            <text:p>896</text:p>
          </table:table-cell>
          <table:table-cell table:formula="of:=[.C23]-[.C$2]" office:value-type="float" office:value="11.4692945480347" calcext:value-type="float">
            <text:p>11.469294548</text:p>
          </table:table-cell>
          <table:table-cell table:formula="of:=[.D23]/([.E23]-[.E22])" office:value-type="float" office:value="230614.652920962" calcext:value-type="float">
            <text:p>230614.65292096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42890780.56471" calcext:value-type="float">
            <text:p>1442890780.56471</text:p>
          </table:table-cell>
          <table:table-cell office:value-type="float" office:value="1442890780.5763" calcext:value-type="float">
            <text:p>1442890780.5763</text:p>
          </table:table-cell>
          <table:table-cell office:value-type="float" office:value="896" calcext:value-type="float">
            <text:p>896</text:p>
          </table:table-cell>
          <table:table-cell table:formula="of:=[.C24]-[.C$2]" office:value-type="float" office:value="11.4731938838959" calcext:value-type="float">
            <text:p>11.4731938839</text:p>
          </table:table-cell>
          <table:table-cell table:formula="of:=[.D24]/([.E24]-[.E23])" office:value-type="float" office:value="229782.719902171" calcext:value-type="float">
            <text:p>229782.7199021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42890780.56473" calcext:value-type="float">
            <text:p>1442890780.56473</text:p>
          </table:table-cell>
          <table:table-cell office:value-type="float" office:value="1442890780.58019" calcext:value-type="float">
            <text:p>1442890780.58019</text:p>
          </table:table-cell>
          <table:table-cell office:value-type="float" office:value="896" calcext:value-type="float">
            <text:p>896</text:p>
          </table:table-cell>
          <table:table-cell table:formula="of:=[.C25]-[.C$2]" office:value-type="float" office:value="11.4770827293396" calcext:value-type="float">
            <text:p>11.4770827293</text:p>
          </table:table-cell>
          <table:table-cell table:formula="of:=[.D25]/([.E25]-[.E24])" office:value-type="float" office:value="230402.573968488" calcext:value-type="float">
            <text:p>230402.57396848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42890780.56475" calcext:value-type="float">
            <text:p>1442890780.56475</text:p>
          </table:table-cell>
          <table:table-cell office:value-type="float" office:value="1442890780.58406" calcext:value-type="float">
            <text:p>1442890780.58406</text:p>
          </table:table-cell>
          <table:table-cell office:value-type="float" office:value="896" calcext:value-type="float">
            <text:p>896</text:p>
          </table:table-cell>
          <table:table-cell table:formula="of:=[.C26]-[.C$2]" office:value-type="float" office:value="11.4809575080872" calcext:value-type="float">
            <text:p>11.4809575081</text:p>
          </table:table-cell>
          <table:table-cell table:formula="of:=[.D26]/([.E26]-[.E25])" office:value-type="float" office:value="231239.009598819" calcext:value-type="float">
            <text:p>231239.0095988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42890780.56477" calcext:value-type="float">
            <text:p>1442890780.56477</text:p>
          </table:table-cell>
          <table:table-cell office:value-type="float" office:value="1442890780.58795" calcext:value-type="float">
            <text:p>1442890780.58795</text:p>
          </table:table-cell>
          <table:table-cell office:value-type="float" office:value="896" calcext:value-type="float">
            <text:p>896</text:p>
          </table:table-cell>
          <table:table-cell table:formula="of:=[.C27]-[.C$2]" office:value-type="float" office:value="11.4848442077637" calcext:value-type="float">
            <text:p>11.4848442078</text:p>
          </table:table-cell>
          <table:table-cell table:formula="of:=[.D27]/([.E27]-[.E26])" office:value-type="float" office:value="230529.774506196" calcext:value-type="float">
            <text:p>230529.77450619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42890780.56479" calcext:value-type="float">
            <text:p>1442890780.56479</text:p>
          </table:table-cell>
          <table:table-cell office:value-type="float" office:value="1442890780.59182" calcext:value-type="float">
            <text:p>1442890780.59182</text:p>
          </table:table-cell>
          <table:table-cell office:value-type="float" office:value="896" calcext:value-type="float">
            <text:p>896</text:p>
          </table:table-cell>
          <table:table-cell table:formula="of:=[.C28]-[.C$2]" office:value-type="float" office:value="11.4887144565582" calcext:value-type="float">
            <text:p>11.4887144566</text:p>
          </table:table-cell>
          <table:table-cell table:formula="of:=[.D28]/([.E28]-[.E27])" office:value-type="float" office:value="231509.664510565" calcext:value-type="float">
            <text:p>231509.66451056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42890780.56481" calcext:value-type="float">
            <text:p>1442890780.56481</text:p>
          </table:table-cell>
          <table:table-cell office:value-type="float" office:value="1442890780.59569" calcext:value-type="float">
            <text:p>1442890780.59569</text:p>
          </table:table-cell>
          <table:table-cell office:value-type="float" office:value="896" calcext:value-type="float">
            <text:p>896</text:p>
          </table:table-cell>
          <table:table-cell table:formula="of:=[.C29]-[.C$2]" office:value-type="float" office:value="11.4925818443298" calcext:value-type="float">
            <text:p>11.4925818443</text:p>
          </table:table-cell>
          <table:table-cell table:formula="of:=[.D29]/([.E29]-[.E28])" office:value-type="float" office:value="231680.931138647" calcext:value-type="float">
            <text:p>231680.93113864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42890780.56483" calcext:value-type="float">
            <text:p>1442890780.56483</text:p>
          </table:table-cell>
          <table:table-cell office:value-type="float" office:value="1442890780.59958" calcext:value-type="float">
            <text:p>1442890780.59958</text:p>
          </table:table-cell>
          <table:table-cell office:value-type="float" office:value="896" calcext:value-type="float">
            <text:p>896</text:p>
          </table:table-cell>
          <table:table-cell table:formula="of:=[.C30]-[.C$2]" office:value-type="float" office:value="11.4964745044708" calcext:value-type="float">
            <text:p>11.4964745045</text:p>
          </table:table-cell>
          <table:table-cell table:formula="of:=[.D30]/([.E30]-[.E29])" office:value-type="float" office:value="230176.785937404" calcext:value-type="float">
            <text:p>230176.78593740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42890780.56485" calcext:value-type="float">
            <text:p>1442890780.56485</text:p>
          </table:table-cell>
          <table:table-cell office:value-type="float" office:value="1442890780.60349" calcext:value-type="float">
            <text:p>1442890780.60349</text:p>
          </table:table-cell>
          <table:table-cell office:value-type="float" office:value="896" calcext:value-type="float">
            <text:p>896</text:p>
          </table:table-cell>
          <table:table-cell table:formula="of:=[.C31]-[.C$2]" office:value-type="float" office:value="11.5003778934479" calcext:value-type="float">
            <text:p>11.5003778934</text:p>
          </table:table-cell>
          <table:table-cell table:formula="of:=[.D31]/([.E31]-[.E30])" office:value-type="float" office:value="229544.123137063" calcext:value-type="float">
            <text:p>229544.1231370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2890780.56487" calcext:value-type="float">
            <text:p>1442890780.56487</text:p>
          </table:table-cell>
          <table:table-cell office:value-type="float" office:value="1442890780.60737" calcext:value-type="float">
            <text:p>1442890780.60737</text:p>
          </table:table-cell>
          <table:table-cell office:value-type="float" office:value="896" calcext:value-type="float">
            <text:p>896</text:p>
          </table:table-cell>
          <table:table-cell table:formula="of:=[.C32]-[.C$2]" office:value-type="float" office:value="11.5042645931244" calcext:value-type="float">
            <text:p>11.5042645931</text:p>
          </table:table-cell>
          <table:table-cell table:formula="of:=[.D32]/([.E32]-[.E31])" office:value-type="float" office:value="230529.774506196" calcext:value-type="float">
            <text:p>230529.77450619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42890780.61972" calcext:value-type="float">
            <text:p>1442890780.61972</text:p>
          </table:table-cell>
          <table:table-cell office:value-type="float" office:value="1442890780.61975" calcext:value-type="float">
            <text:p>1442890780.61975</text:p>
          </table:table-cell>
          <table:table-cell office:value-type="float" office:value="896" calcext:value-type="float">
            <text:p>896</text:p>
          </table:table-cell>
          <table:table-cell table:formula="of:=[.C33]-[.C$2]" office:value-type="float" office:value="11.5166463851929" calcext:value-type="float">
            <text:p>11.5166463852</text:p>
          </table:table-cell>
          <table:table-cell table:formula="of:=[.D33]/([.E33]-[.E32])" office:value-type="float" office:value="72364.3229545761" calcext:value-type="float">
            <text:p>72364.322954576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42890780.61981" calcext:value-type="float">
            <text:p>1442890780.61981</text:p>
          </table:table-cell>
          <table:table-cell office:value-type="float" office:value="1442890780.62365" calcext:value-type="float">
            <text:p>1442890780.62365</text:p>
          </table:table-cell>
          <table:table-cell office:value-type="float" office:value="896" calcext:value-type="float">
            <text:p>896</text:p>
          </table:table-cell>
          <table:table-cell table:formula="of:=[.C34]-[.C$2]" office:value-type="float" office:value="11.5205421447754" calcext:value-type="float">
            <text:p>11.5205421448</text:p>
          </table:table-cell>
          <table:table-cell table:formula="of:=[.D34]/([.E34]-[.E33])" office:value-type="float" office:value="229993.65875153" calcext:value-type="float">
            <text:p>229993.6587515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2890780.61984" calcext:value-type="float">
            <text:p>1442890780.61984</text:p>
          </table:table-cell>
          <table:table-cell office:value-type="float" office:value="1442890780.62753" calcext:value-type="float">
            <text:p>1442890780.62753</text:p>
          </table:table-cell>
          <table:table-cell office:value-type="float" office:value="896" calcext:value-type="float">
            <text:p>896</text:p>
          </table:table-cell>
          <table:table-cell table:formula="of:=[.C35]-[.C$2]" office:value-type="float" office:value="11.5244274139404" calcext:value-type="float">
            <text:p>11.5244274139</text:p>
          </table:table-cell>
          <table:table-cell table:formula="of:=[.D35]/([.E35]-[.E34])" office:value-type="float" office:value="230614.652920962" calcext:value-type="float">
            <text:p>230614.65292096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2890780.61987" calcext:value-type="float">
            <text:p>1442890780.61987</text:p>
          </table:table-cell>
          <table:table-cell office:value-type="float" office:value="1442890780.63143" calcext:value-type="float">
            <text:p>1442890780.63143</text:p>
          </table:table-cell>
          <table:table-cell office:value-type="float" office:value="896" calcext:value-type="float">
            <text:p>896</text:p>
          </table:table-cell>
          <table:table-cell table:formula="of:=[.C36]-[.C$2]" office:value-type="float" office:value="11.5283186435699" calcext:value-type="float">
            <text:p>11.5283186436</text:p>
          </table:table-cell>
          <table:table-cell table:formula="of:=[.D36]/([.E36]-[.E35])" office:value-type="float" office:value="230261.404570798" calcext:value-type="float">
            <text:p>230261.404570798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2890780.61989" calcext:value-type="float">
            <text:p>1442890780.61989</text:p>
          </table:table-cell>
          <table:table-cell office:value-type="float" office:value="1442890780.63531" calcext:value-type="float">
            <text:p>1442890780.63531</text:p>
          </table:table-cell>
          <table:table-cell office:value-type="float" office:value="896" calcext:value-type="float">
            <text:p>896</text:p>
          </table:table-cell>
          <table:table-cell table:formula="of:=[.C37]-[.C$2]" office:value-type="float" office:value="11.5322070121765" calcext:value-type="float">
            <text:p>11.5322070122</text:p>
          </table:table-cell>
          <table:table-cell table:formula="of:=[.D37]/([.E37]-[.E36])" office:value-type="float" office:value="230430.828622233" calcext:value-type="float">
            <text:p>230430.82862223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2890780.76044" calcext:value-type="float">
            <text:p>1442890780.76044</text:p>
          </table:table-cell>
          <table:table-cell office:value-type="float" office:value="1442890780.76051" calcext:value-type="float">
            <text:p>1442890780.76051</text:p>
          </table:table-cell>
          <table:table-cell office:value-type="float" office:value="896" calcext:value-type="float">
            <text:p>896</text:p>
          </table:table-cell>
          <table:table-cell table:formula="of:=[.C38]-[.C$2]" office:value-type="float" office:value="11.6573989391327" calcext:value-type="float">
            <text:p>11.6573989391</text:p>
          </table:table-cell>
          <table:table-cell table:formula="of:=[.D38]/([.E38]-[.E37])" office:value-type="float" office:value="7157.01101328717" calcext:value-type="float">
            <text:p>7157.011013287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2890780.76058" calcext:value-type="float">
            <text:p>1442890780.76058</text:p>
          </table:table-cell>
          <table:table-cell office:value-type="float" office:value="1442890780.7644" calcext:value-type="float">
            <text:p>1442890780.7644</text:p>
          </table:table-cell>
          <table:table-cell office:value-type="float" office:value="896" calcext:value-type="float">
            <text:p>896</text:p>
          </table:table-cell>
          <table:table-cell table:formula="of:=[.C39]-[.C$2]" office:value-type="float" office:value="11.6612958908081" calcext:value-type="float">
            <text:p>11.6612958908</text:p>
          </table:table-cell>
          <table:table-cell table:formula="of:=[.D39]/([.E39]-[.E38])" office:value-type="float" office:value="229923.302783726" calcext:value-type="float">
            <text:p>229923.30278372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2890780.7606" calcext:value-type="float">
            <text:p>1442890780.7606</text:p>
          </table:table-cell>
          <table:table-cell office:value-type="float" office:value="1442890780.7683" calcext:value-type="float">
            <text:p>1442890780.7683</text:p>
          </table:table-cell>
          <table:table-cell office:value-type="float" office:value="896" calcext:value-type="float">
            <text:p>896</text:p>
          </table:table-cell>
          <table:table-cell table:formula="of:=[.C40]-[.C$2]" office:value-type="float" office:value="11.6651947498322" calcext:value-type="float">
            <text:p>11.6651947498</text:p>
          </table:table-cell>
          <table:table-cell table:formula="of:=[.D40]/([.E40]-[.E39])" office:value-type="float" office:value="229810.822723659" calcext:value-type="float">
            <text:p>229810.82272365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2890780.76062" calcext:value-type="float">
            <text:p>1442890780.76062</text:p>
          </table:table-cell>
          <table:table-cell office:value-type="float" office:value="1442890780.77221" calcext:value-type="float">
            <text:p>1442890780.77221</text:p>
          </table:table-cell>
          <table:table-cell office:value-type="float" office:value="896" calcext:value-type="float">
            <text:p>896</text:p>
          </table:table-cell>
          <table:table-cell table:formula="of:=[.C41]-[.C$2]" office:value-type="float" office:value="11.6691002845764" calcext:value-type="float">
            <text:p>11.6691002846</text:p>
          </table:table-cell>
          <table:table-cell table:formula="of:=[.D41]/([.E41]-[.E40])" office:value-type="float" office:value="229418.007691838" calcext:value-type="float">
            <text:p>229418.00769183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2890780.76064" calcext:value-type="float">
            <text:p>1442890780.76064</text:p>
          </table:table-cell>
          <table:table-cell office:value-type="float" office:value="1442890780.77609" calcext:value-type="float">
            <text:p>1442890780.77609</text:p>
          </table:table-cell>
          <table:table-cell office:value-type="float" office:value="896" calcext:value-type="float">
            <text:p>896</text:p>
          </table:table-cell>
          <table:table-cell table:formula="of:=[.C42]-[.C$2]" office:value-type="float" office:value="11.67298579216" calcext:value-type="float">
            <text:p>11.6729857922</text:p>
          </table:table-cell>
          <table:table-cell table:formula="of:=[.D42]/([.E42]-[.E41])" office:value-type="float" office:value="230600.502178315" calcext:value-type="float">
            <text:p>230600.5021783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2890780.76066" calcext:value-type="float">
            <text:p>1442890780.76066</text:p>
          </table:table-cell>
          <table:table-cell office:value-type="float" office:value="1442890780.77999" calcext:value-type="float">
            <text:p>1442890780.77999</text:p>
          </table:table-cell>
          <table:table-cell office:value-type="float" office:value="896" calcext:value-type="float">
            <text:p>896</text:p>
          </table:table-cell>
          <table:table-cell table:formula="of:=[.C43]-[.C$2]" office:value-type="float" office:value="11.6768810749054" calcext:value-type="float">
            <text:p>11.6768810749</text:p>
          </table:table-cell>
          <table:table-cell table:formula="of:=[.D43]/([.E43]-[.E42])" office:value-type="float" office:value="230021.81319623" calcext:value-type="float">
            <text:p>230021.8131962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2890780.7607" calcext:value-type="float">
            <text:p>1442890780.7607</text:p>
          </table:table-cell>
          <table:table-cell office:value-type="float" office:value="1442890780.78389" calcext:value-type="float">
            <text:p>1442890780.78389</text:p>
          </table:table-cell>
          <table:table-cell office:value-type="float" office:value="896" calcext:value-type="float">
            <text:p>896</text:p>
          </table:table-cell>
          <table:table-cell table:formula="of:=[.C44]-[.C$2]" office:value-type="float" office:value="11.680784702301" calcext:value-type="float">
            <text:p>11.6807847023</text:p>
          </table:table-cell>
          <table:table-cell table:formula="of:=[.D44]/([.E44]-[.E43])" office:value-type="float" office:value="229530.103463018" calcext:value-type="float">
            <text:p>229530.1034630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42890780.76072" calcext:value-type="float">
            <text:p>1442890780.76072</text:p>
          </table:table-cell>
          <table:table-cell office:value-type="float" office:value="1442890780.78779" calcext:value-type="float">
            <text:p>1442890780.78779</text:p>
          </table:table-cell>
          <table:table-cell office:value-type="float" office:value="896" calcext:value-type="float">
            <text:p>896</text:p>
          </table:table-cell>
          <table:table-cell table:formula="of:=[.C45]-[.C$2]" office:value-type="float" office:value="11.6846811771393" calcext:value-type="float">
            <text:p>11.6846811771</text:p>
          </table:table-cell>
          <table:table-cell table:formula="of:=[.D45]/([.E45]-[.E44])" office:value-type="float" office:value="229951.440004895" calcext:value-type="float">
            <text:p>229951.440004895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2890780.76074" calcext:value-type="float">
            <text:p>1442890780.76074</text:p>
          </table:table-cell>
          <table:table-cell office:value-type="float" office:value="1442890780.79166" calcext:value-type="float">
            <text:p>1442890780.79166</text:p>
          </table:table-cell>
          <table:table-cell office:value-type="float" office:value="896" calcext:value-type="float">
            <text:p>896</text:p>
          </table:table-cell>
          <table:table-cell table:formula="of:=[.C46]-[.C$2]" office:value-type="float" office:value="11.6885550022125" calcext:value-type="float">
            <text:p>11.6885550022</text:p>
          </table:table-cell>
          <table:table-cell table:formula="of:=[.D46]/([.E46]-[.E45])" office:value-type="float" office:value="231295.936976859" calcext:value-type="float">
            <text:p>231295.93697685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42890780.76076" calcext:value-type="float">
            <text:p>1442890780.76076</text:p>
          </table:table-cell>
          <table:table-cell office:value-type="float" office:value="1442890780.79556" calcext:value-type="float">
            <text:p>1442890780.79556</text:p>
          </table:table-cell>
          <table:table-cell office:value-type="float" office:value="896" calcext:value-type="float">
            <text:p>896</text:p>
          </table:table-cell>
          <table:table-cell table:formula="of:=[.C47]-[.C$2]" office:value-type="float" office:value="11.6924564838409" calcext:value-type="float">
            <text:p>11.6924564838</text:p>
          </table:table-cell>
          <table:table-cell table:formula="of:=[.D47]/([.E47]-[.E46])" office:value-type="float" office:value="229656.342214617" calcext:value-type="float">
            <text:p>229656.342214617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42890780.76078" calcext:value-type="float">
            <text:p>1442890780.76078</text:p>
          </table:table-cell>
          <table:table-cell office:value-type="float" office:value="1442890780.79946" calcext:value-type="float">
            <text:p>1442890780.79946</text:p>
          </table:table-cell>
          <table:table-cell office:value-type="float" office:value="896" calcext:value-type="float">
            <text:p>896</text:p>
          </table:table-cell>
          <table:table-cell table:formula="of:=[.C48]-[.C$2]" office:value-type="float" office:value="11.696352481842" calcext:value-type="float">
            <text:p>11.6963524818</text:p>
          </table:table-cell>
          <table:table-cell table:formula="of:=[.D48]/([.E48]-[.E47])" office:value-type="float" office:value="229979.584113579" calcext:value-type="float">
            <text:p>229979.584113579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2890780.7608" calcext:value-type="float">
            <text:p>1442890780.7608</text:p>
          </table:table-cell>
          <table:table-cell office:value-type="float" office:value="1442890780.80335" calcext:value-type="float">
            <text:p>1442890780.80335</text:p>
          </table:table-cell>
          <table:table-cell office:value-type="float" office:value="896" calcext:value-type="float">
            <text:p>896</text:p>
          </table:table-cell>
          <table:table-cell table:formula="of:=[.C49]-[.C$2]" office:value-type="float" office:value="11.7002398967743" calcext:value-type="float">
            <text:p>11.7002398968</text:p>
          </table:table-cell>
          <table:table-cell table:formula="of:=[.D49]/([.E49]-[.E48])" office:value-type="float" office:value="230487.358724318" calcext:value-type="float">
            <text:p>230487.358724318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2890780.82084" calcext:value-type="float">
            <text:p>1442890780.82084</text:p>
          </table:table-cell>
          <table:table-cell office:value-type="float" office:value="1442890780.82089" calcext:value-type="float">
            <text:p>1442890780.82089</text:p>
          </table:table-cell>
          <table:table-cell office:value-type="float" office:value="896" calcext:value-type="float">
            <text:p>896</text:p>
          </table:table-cell>
          <table:table-cell table:formula="of:=[.C50]-[.C$2]" office:value-type="float" office:value="11.717780828476" calcext:value-type="float">
            <text:p>11.7177808285</text:p>
          </table:table-cell>
          <table:table-cell table:formula="of:=[.D50]/([.E50]-[.E49])" office:value-type="float" office:value="51080.5249823302" calcext:value-type="float">
            <text:p>51080.524982330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2890780.82096" calcext:value-type="float">
            <text:p>1442890780.82096</text:p>
          </table:table-cell>
          <table:table-cell office:value-type="float" office:value="1442890780.82477" calcext:value-type="float">
            <text:p>1442890780.82477</text:p>
          </table:table-cell>
          <table:table-cell office:value-type="float" office:value="896" calcext:value-type="float">
            <text:p>896</text:p>
          </table:table-cell>
          <table:table-cell table:formula="of:=[.C51]-[.C$2]" office:value-type="float" office:value="11.7216641902924" calcext:value-type="float">
            <text:p>11.7216641903</text:p>
          </table:table-cell>
          <table:table-cell table:formula="of:=[.D51]/([.E51]-[.E50])" office:value-type="float" office:value="230727.921414538" calcext:value-type="float">
            <text:p>230727.92141453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42890780.82101" calcext:value-type="float">
            <text:p>1442890780.82101</text:p>
          </table:table-cell>
          <table:table-cell office:value-type="float" office:value="1442890780.82866" calcext:value-type="float">
            <text:p>1442890780.82866</text:p>
          </table:table-cell>
          <table:table-cell office:value-type="float" office:value="896" calcext:value-type="float">
            <text:p>896</text:p>
          </table:table-cell>
          <table:table-cell table:formula="of:=[.C52]-[.C$2]" office:value-type="float" office:value="11.7255556583405" calcext:value-type="float">
            <text:p>11.7255556583</text:p>
          </table:table-cell>
          <table:table-cell table:formula="of:=[.D52]/([.E52]-[.E51])" office:value-type="float" office:value="230247.297144958" calcext:value-type="float">
            <text:p>230247.297144958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42890780.82106" calcext:value-type="float">
            <text:p>1442890780.82106</text:p>
          </table:table-cell>
          <table:table-cell office:value-type="float" office:value="1442890780.83255" calcext:value-type="float">
            <text:p>1442890780.83255</text:p>
          </table:table-cell>
          <table:table-cell office:value-type="float" office:value="896" calcext:value-type="float">
            <text:p>896</text:p>
          </table:table-cell>
          <table:table-cell table:formula="of:=[.C53]-[.C$2]" office:value-type="float" office:value="11.7294461727142" calcext:value-type="float">
            <text:p>11.7294461727</text:p>
          </table:table-cell>
          <table:table-cell table:formula="of:=[.D53]/([.E53]-[.E52])" office:value-type="float" office:value="230303.737222699" calcext:value-type="float">
            <text:p>230303.737222699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42890780.82111" calcext:value-type="float">
            <text:p>1442890780.82111</text:p>
          </table:table-cell>
          <table:table-cell office:value-type="float" office:value="1442890780.83643" calcext:value-type="float">
            <text:p>1442890780.83643</text:p>
          </table:table-cell>
          <table:table-cell office:value-type="float" office:value="896" calcext:value-type="float">
            <text:p>896</text:p>
          </table:table-cell>
          <table:table-cell table:formula="of:=[.C54]-[.C$2]" office:value-type="float" office:value="11.7333273887634" calcext:value-type="float">
            <text:p>11.7333273888</text:p>
          </table:table-cell>
          <table:table-cell table:formula="of:=[.D54]/([.E54]-[.E53])" office:value-type="float" office:value="230855.481540635" calcext:value-type="float">
            <text:p>230855.48154063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42890780.82115" calcext:value-type="float">
            <text:p>1442890780.82115</text:p>
          </table:table-cell>
          <table:table-cell office:value-type="float" office:value="1442890780.84033" calcext:value-type="float">
            <text:p>1442890780.84033</text:p>
          </table:table-cell>
          <table:table-cell office:value-type="float" office:value="896" calcext:value-type="float">
            <text:p>896</text:p>
          </table:table-cell>
          <table:table-cell table:formula="of:=[.C55]-[.C$2]" office:value-type="float" office:value="11.7372267246246" calcext:value-type="float">
            <text:p>11.7372267246</text:p>
          </table:table-cell>
          <table:table-cell table:formula="of:=[.D55]/([.E55]-[.E54])" office:value-type="float" office:value="229782.719902171" calcext:value-type="float">
            <text:p>229782.71990217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42890780.96786" calcext:value-type="float">
            <text:p>1442890780.96786</text:p>
          </table:table-cell>
          <table:table-cell office:value-type="float" office:value="1442890780.9679" calcext:value-type="float">
            <text:p>1442890780.9679</text:p>
          </table:table-cell>
          <table:table-cell office:value-type="float" office:value="896" calcext:value-type="float">
            <text:p>896</text:p>
          </table:table-cell>
          <table:table-cell table:formula="of:=[.C56]-[.C$2]" office:value-type="float" office:value="11.8647930622101" calcext:value-type="float">
            <text:p>11.8647930622</text:p>
          </table:table-cell>
          <table:table-cell table:formula="of:=[.D56]/([.E56]-[.E55])" office:value-type="float" office:value="7023.79653566382" calcext:value-type="float">
            <text:p>7023.796535663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42890780.96796" calcext:value-type="float">
            <text:p>1442890780.96796</text:p>
          </table:table-cell>
          <table:table-cell office:value-type="float" office:value="1442890780.97178" calcext:value-type="float">
            <text:p>1442890780.97178</text:p>
          </table:table-cell>
          <table:table-cell office:value-type="float" office:value="896" calcext:value-type="float">
            <text:p>896</text:p>
          </table:table-cell>
          <table:table-cell table:formula="of:=[.C57]-[.C$2]" office:value-type="float" office:value="11.8686709403992" calcext:value-type="float">
            <text:p>11.8686709404</text:p>
          </table:table-cell>
          <table:table-cell table:formula="of:=[.D57]/([.E57]-[.E56])" office:value-type="float" office:value="231054.188994774" calcext:value-type="float">
            <text:p>231054.18899477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442890780.96799" calcext:value-type="float">
            <text:p>1442890780.96799</text:p>
          </table:table-cell>
          <table:table-cell office:value-type="float" office:value="1442890780.97567" calcext:value-type="float">
            <text:p>1442890780.97567</text:p>
          </table:table-cell>
          <table:table-cell office:value-type="float" office:value="896" calcext:value-type="float">
            <text:p>896</text:p>
          </table:table-cell>
          <table:table-cell table:formula="of:=[.C58]-[.C$2]" office:value-type="float" office:value="11.8725616931915" calcext:value-type="float">
            <text:p>11.8725616932</text:p>
          </table:table-cell>
          <table:table-cell table:formula="of:=[.D58]/([.E58]-[.E57])" office:value-type="float" office:value="230289.624609351" calcext:value-type="float">
            <text:p>230289.62460935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442890780.96801" calcext:value-type="float">
            <text:p>1442890780.96801</text:p>
          </table:table-cell>
          <table:table-cell office:value-type="float" office:value="1442890780.97958" calcext:value-type="float">
            <text:p>1442890780.97958</text:p>
          </table:table-cell>
          <table:table-cell office:value-type="float" office:value="896" calcext:value-type="float">
            <text:p>896</text:p>
          </table:table-cell>
          <table:table-cell table:formula="of:=[.C59]-[.C$2]" office:value-type="float" office:value="11.876472234726" calcext:value-type="float">
            <text:p>11.8764722347</text:p>
          </table:table-cell>
          <table:table-cell table:formula="of:=[.D59]/([.E59]-[.E58])" office:value-type="float" office:value="229124.27655164" calcext:value-type="float">
            <text:p>229124.2765516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442890780.96803" calcext:value-type="float">
            <text:p>1442890780.96803</text:p>
          </table:table-cell>
          <table:table-cell office:value-type="float" office:value="1442890780.98347" calcext:value-type="float">
            <text:p>1442890780.98347</text:p>
          </table:table-cell>
          <table:table-cell office:value-type="float" office:value="896" calcext:value-type="float">
            <text:p>896</text:p>
          </table:table-cell>
          <table:table-cell table:formula="of:=[.C60]-[.C$2]" office:value-type="float" office:value="11.8803584575653" calcext:value-type="float">
            <text:p>11.8803584576</text:p>
          </table:table-cell>
          <table:table-cell table:formula="of:=[.D60]/([.E60]-[.E59])" office:value-type="float" office:value="230558.060368098" calcext:value-type="float">
            <text:p>230558.06036809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42890780.96805" calcext:value-type="float">
            <text:p>1442890780.96805</text:p>
          </table:table-cell>
          <table:table-cell office:value-type="float" office:value="1442890780.98736" calcext:value-type="float">
            <text:p>1442890780.98736</text:p>
          </table:table-cell>
          <table:table-cell office:value-type="float" office:value="896" calcext:value-type="float">
            <text:p>896</text:p>
          </table:table-cell>
          <table:table-cell table:formula="of:=[.C61]-[.C$2]" office:value-type="float" office:value="11.8842527866364" calcext:value-type="float">
            <text:p>11.8842527866</text:p>
          </table:table-cell>
          <table:table-cell table:formula="of:=[.D61]/([.E61]-[.E60])" office:value-type="float" office:value="230078.142769683" calcext:value-type="float">
            <text:p>230078.14276968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42890780.96807" calcext:value-type="float">
            <text:p>1442890780.96807</text:p>
          </table:table-cell>
          <table:table-cell office:value-type="float" office:value="1442890780.99123" calcext:value-type="float">
            <text:p>1442890780.99123</text:p>
          </table:table-cell>
          <table:table-cell office:value-type="float" office:value="896" calcext:value-type="float">
            <text:p>896</text:p>
          </table:table-cell>
          <table:table-cell table:formula="of:=[.C62]-[.C$2]" office:value-type="float" office:value="11.8881273269653" calcext:value-type="float">
            <text:p>11.888127327</text:p>
          </table:table-cell>
          <table:table-cell table:formula="of:=[.D62]/([.E62]-[.E61])" office:value-type="float" office:value="231253.238816073" calcext:value-type="float">
            <text:p>231253.23881607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2890780.96809" calcext:value-type="float">
            <text:p>1442890780.96809</text:p>
          </table:table-cell>
          <table:table-cell office:value-type="float" office:value="1442890780.99511" calcext:value-type="float">
            <text:p>1442890780.99511</text:p>
          </table:table-cell>
          <table:table-cell office:value-type="float" office:value="896" calcext:value-type="float">
            <text:p>896</text:p>
          </table:table-cell>
          <table:table-cell table:formula="of:=[.C63]-[.C$2]" office:value-type="float" office:value="11.8920052051544" calcext:value-type="float">
            <text:p>11.8920052052</text:p>
          </table:table-cell>
          <table:table-cell table:formula="of:=[.D63]/([.E63]-[.E62])" office:value-type="float" office:value="231054.188994774" calcext:value-type="float">
            <text:p>231054.18899477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42890780.96811" calcext:value-type="float">
            <text:p>1442890780.96811</text:p>
          </table:table-cell>
          <table:table-cell office:value-type="float" office:value="1442890780.99898" calcext:value-type="float">
            <text:p>1442890780.99898</text:p>
          </table:table-cell>
          <table:table-cell office:value-type="float" office:value="896" calcext:value-type="float">
            <text:p>896</text:p>
          </table:table-cell>
          <table:table-cell table:formula="of:=[.C64]-[.C$2]" office:value-type="float" office:value="11.8958694934845" calcext:value-type="float">
            <text:p>11.8958694935</text:p>
          </table:table-cell>
          <table:table-cell table:formula="of:=[.D64]/([.E64]-[.E63])" office:value-type="float" office:value="231866.756169793" calcext:value-type="float">
            <text:p>231866.75616979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442890780.96813" calcext:value-type="float">
            <text:p>1442890780.96813</text:p>
          </table:table-cell>
          <table:table-cell office:value-type="float" office:value="1442890781.00277" calcext:value-type="float">
            <text:p>1442890781.00277</text:p>
          </table:table-cell>
          <table:table-cell office:value-type="float" office:value="896" calcext:value-type="float">
            <text:p>896</text:p>
          </table:table-cell>
          <table:table-cell table:formula="of:=[.C65]-[.C$2]" office:value-type="float" office:value="11.8996660709381" calcext:value-type="float">
            <text:p>11.8996660709</text:p>
          </table:table-cell>
          <table:table-cell table:formula="of:=[.D65]/([.E65]-[.E64])" office:value-type="float" office:value="236002.033659884" calcext:value-type="float">
            <text:p>236002.03365988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2890780.96815" calcext:value-type="float">
            <text:p>1442890780.96815</text:p>
          </table:table-cell>
          <table:table-cell office:value-type="float" office:value="1442890781.00652" calcext:value-type="float">
            <text:p>1442890781.00652</text:p>
          </table:table-cell>
          <table:table-cell office:value-type="float" office:value="896" calcext:value-type="float">
            <text:p>896</text:p>
          </table:table-cell>
          <table:table-cell table:formula="of:=[.C66]-[.C$2]" office:value-type="float" office:value="11.903416633606" calcext:value-type="float">
            <text:p>11.9034166336</text:p>
          </table:table-cell>
          <table:table-cell table:formula="of:=[.D66]/([.E66]-[.E65])" office:value-type="float" office:value="238897.488017291" calcext:value-type="float">
            <text:p>238897.48801729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42890780.96817" calcext:value-type="float">
            <text:p>1442890780.96817</text:p>
          </table:table-cell>
          <table:table-cell office:value-type="float" office:value="1442890781.01031" calcext:value-type="float">
            <text:p>1442890781.01031</text:p>
          </table:table-cell>
          <table:table-cell office:value-type="float" office:value="896" calcext:value-type="float">
            <text:p>896</text:p>
          </table:table-cell>
          <table:table-cell table:formula="of:=[.C67]-[.C$2]" office:value-type="float" office:value="11.907199382782" calcext:value-type="float">
            <text:p>11.9071993828</text:p>
          </table:table-cell>
          <table:table-cell table:formula="of:=[.D67]/([.E67]-[.E66])" office:value-type="float" office:value="236864.766418757" calcext:value-type="float">
            <text:p>236864.76641875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42890781.02189" calcext:value-type="float">
            <text:p>1442890781.02189</text:p>
          </table:table-cell>
          <table:table-cell office:value-type="float" office:value="1442890781.02192" calcext:value-type="float">
            <text:p>1442890781.02192</text:p>
          </table:table-cell>
          <table:table-cell office:value-type="float" office:value="896" calcext:value-type="float">
            <text:p>896</text:p>
          </table:table-cell>
          <table:table-cell table:formula="of:=[.C68]-[.C$2]" office:value-type="float" office:value="11.9188101291657" calcext:value-type="float">
            <text:p>11.9188101292</text:p>
          </table:table-cell>
          <table:table-cell table:formula="of:=[.D68]/([.E68]-[.E67])" office:value-type="float" office:value="77169.8881701883" calcext:value-type="float">
            <text:p>77169.888170188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442890781.02195" calcext:value-type="float">
            <text:p>1442890781.02195</text:p>
          </table:table-cell>
          <table:table-cell office:value-type="float" office:value="1442890781.0257" calcext:value-type="float">
            <text:p>1442890781.0257</text:p>
          </table:table-cell>
          <table:table-cell office:value-type="float" office:value="896" calcext:value-type="float">
            <text:p>896</text:p>
          </table:table-cell>
          <table:table-cell table:formula="of:=[.C69]-[.C$2]" office:value-type="float" office:value="11.9225890636444" calcext:value-type="float">
            <text:p>11.9225890636</text:p>
          </table:table-cell>
          <table:table-cell table:formula="of:=[.D69]/([.E69]-[.E68])" office:value-type="float" office:value="237103.872807571" calcext:value-type="float">
            <text:p>237103.87280757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42890781.02197" calcext:value-type="float">
            <text:p>1442890781.02197</text:p>
          </table:table-cell>
          <table:table-cell office:value-type="float" office:value="1442890781.02943" calcext:value-type="float">
            <text:p>1442890781.02943</text:p>
          </table:table-cell>
          <table:table-cell office:value-type="float" office:value="896" calcext:value-type="float">
            <text:p>896</text:p>
          </table:table-cell>
          <table:table-cell table:formula="of:=[.C70]-[.C$2]" office:value-type="float" office:value="11.926323890686" calcext:value-type="float">
            <text:p>11.9263238907</text:p>
          </table:table-cell>
          <table:table-cell table:formula="of:=[.D70]/([.E70]-[.E69])" office:value-type="float" office:value="239904.014299394" calcext:value-type="float">
            <text:p>239904.01429939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42890781.02199" calcext:value-type="float">
            <text:p>1442890781.02199</text:p>
          </table:table-cell>
          <table:table-cell office:value-type="float" office:value="1442890781.03319" calcext:value-type="float">
            <text:p>1442890781.03319</text:p>
          </table:table-cell>
          <table:table-cell office:value-type="float" office:value="896" calcext:value-type="float">
            <text:p>896</text:p>
          </table:table-cell>
          <table:table-cell table:formula="of:=[.C71]-[.C$2]" office:value-type="float" office:value="11.9300849437714" calcext:value-type="float">
            <text:p>11.9300849438</text:p>
          </table:table-cell>
          <table:table-cell table:formula="of:=[.D71]/([.E71]-[.E70])" office:value-type="float" office:value="238231.149540412" calcext:value-type="float">
            <text:p>238231.14954041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42890781.02201" calcext:value-type="float">
            <text:p>1442890781.02201</text:p>
          </table:table-cell>
          <table:table-cell office:value-type="float" office:value="1442890781.03696" calcext:value-type="float">
            <text:p>1442890781.03696</text:p>
          </table:table-cell>
          <table:table-cell office:value-type="float" office:value="896" calcext:value-type="float">
            <text:p>896</text:p>
          </table:table-cell>
          <table:table-cell table:formula="of:=[.C72]-[.C$2]" office:value-type="float" office:value="11.9338512420654" calcext:value-type="float">
            <text:p>11.9338512421</text:p>
          </table:table-cell>
          <table:table-cell table:formula="of:=[.D72]/([.E72]-[.E71])" office:value-type="float" office:value="237899.372285877" calcext:value-type="float">
            <text:p>237899.372285877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42890781.16366" calcext:value-type="float">
            <text:p>1442890781.16366</text:p>
          </table:table-cell>
          <table:table-cell office:value-type="float" office:value="1442890781.16373" calcext:value-type="float">
            <text:p>1442890781.16373</text:p>
          </table:table-cell>
          <table:table-cell office:value-type="float" office:value="896" calcext:value-type="float">
            <text:p>896</text:p>
          </table:table-cell>
          <table:table-cell table:formula="of:=[.C73]-[.C$2]" office:value-type="float" office:value="12.0606212615967" calcext:value-type="float">
            <text:p>12.0606212616</text:p>
          </table:table-cell>
          <table:table-cell table:formula="of:=[.D73]/([.E73]-[.E72])" office:value-type="float" office:value="7067.91718825229" calcext:value-type="float">
            <text:p>7067.917188252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442890781.16379" calcext:value-type="float">
            <text:p>1442890781.16379</text:p>
          </table:table-cell>
          <table:table-cell office:value-type="float" office:value="1442890781.16752" calcext:value-type="float">
            <text:p>1442890781.16752</text:p>
          </table:table-cell>
          <table:table-cell office:value-type="float" office:value="896" calcext:value-type="float">
            <text:p>896</text:p>
          </table:table-cell>
          <table:table-cell table:formula="of:=[.C74]-[.C$2]" office:value-type="float" office:value="12.06440782547" calcext:value-type="float">
            <text:p>12.0644078255</text:p>
          </table:table-cell>
          <table:table-cell table:formula="of:=[.D74]/([.E74]-[.E73])" office:value-type="float" office:value="236626.141795744" calcext:value-type="float">
            <text:p>236626.14179574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42890781.16383" calcext:value-type="float">
            <text:p>1442890781.16383</text:p>
          </table:table-cell>
          <table:table-cell office:value-type="float" office:value="1442890781.17128" calcext:value-type="float">
            <text:p>1442890781.17128</text:p>
          </table:table-cell>
          <table:table-cell office:value-type="float" office:value="896" calcext:value-type="float">
            <text:p>896</text:p>
          </table:table-cell>
          <table:table-cell table:formula="of:=[.C75]-[.C$2]" office:value-type="float" office:value="12.0681760311127" calcext:value-type="float">
            <text:p>12.0681760311</text:p>
          </table:table-cell>
          <table:table-cell table:formula="of:=[.D75]/([.E75]-[.E74])" office:value-type="float" office:value="237778.955014236" calcext:value-type="float">
            <text:p>237778.95501423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42890781.16385" calcext:value-type="float">
            <text:p>1442890781.16385</text:p>
          </table:table-cell>
          <table:table-cell office:value-type="float" office:value="1442890781.17507" calcext:value-type="float">
            <text:p>1442890781.17507</text:p>
          </table:table-cell>
          <table:table-cell office:value-type="float" office:value="896" calcext:value-type="float">
            <text:p>896</text:p>
          </table:table-cell>
          <table:table-cell table:formula="of:=[.C76]-[.C$2]" office:value-type="float" office:value="12.0719645023346" calcext:value-type="float">
            <text:p>12.0719645023</text:p>
          </table:table-cell>
          <table:table-cell table:formula="of:=[.D76]/([.E76]-[.E75])" office:value-type="float" office:value="236507.00969163" calcext:value-type="float">
            <text:p>236507.0096916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42890781.16387" calcext:value-type="float">
            <text:p>1442890781.16387</text:p>
          </table:table-cell>
          <table:table-cell office:value-type="float" office:value="1442890781.17884" calcext:value-type="float">
            <text:p>1442890781.17884</text:p>
          </table:table-cell>
          <table:table-cell office:value-type="float" office:value="896" calcext:value-type="float">
            <text:p>896</text:p>
          </table:table-cell>
          <table:table-cell table:formula="of:=[.C77]-[.C$2]" office:value-type="float" office:value="12.0757329463959" calcext:value-type="float">
            <text:p>12.0757329464</text:p>
          </table:table-cell>
          <table:table-cell table:formula="of:=[.D77]/([.E77]-[.E76])" office:value-type="float" office:value="237763.911426041" calcext:value-type="float">
            <text:p>237763.91142604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42890781.16389" calcext:value-type="float">
            <text:p>1442890781.16389</text:p>
          </table:table-cell>
          <table:table-cell office:value-type="float" office:value="1442890781.18263" calcext:value-type="float">
            <text:p>1442890781.18263</text:p>
          </table:table-cell>
          <table:table-cell office:value-type="float" office:value="896" calcext:value-type="float">
            <text:p>896</text:p>
          </table:table-cell>
          <table:table-cell table:formula="of:=[.C78]-[.C$2]" office:value-type="float" office:value="12.0795192718506" calcext:value-type="float">
            <text:p>12.0795192719</text:p>
          </table:table-cell>
          <table:table-cell table:formula="of:=[.D78]/([.E78]-[.E77])" office:value-type="float" office:value="236641.041748001" calcext:value-type="float">
            <text:p>236641.041748001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42890781.16391" calcext:value-type="float">
            <text:p>1442890781.16391</text:p>
          </table:table-cell>
          <table:table-cell office:value-type="float" office:value="1442890781.18639" calcext:value-type="float">
            <text:p>1442890781.18639</text:p>
          </table:table-cell>
          <table:table-cell office:value-type="float" office:value="896" calcext:value-type="float">
            <text:p>896</text:p>
          </table:table-cell>
          <table:table-cell table:formula="of:=[.C79]-[.C$2]" office:value-type="float" office:value="12.0832853317261" calcext:value-type="float">
            <text:p>12.0832853317</text:p>
          </table:table-cell>
          <table:table-cell table:formula="of:=[.D79]/([.E79]-[.E78])" office:value-type="float" office:value="237914.433021018" calcext:value-type="float">
            <text:p>237914.433021018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42890781.16393" calcext:value-type="float">
            <text:p>1442890781.16393</text:p>
          </table:table-cell>
          <table:table-cell office:value-type="float" office:value="1442890781.19016" calcext:value-type="float">
            <text:p>1442890781.19016</text:p>
          </table:table-cell>
          <table:table-cell office:value-type="float" office:value="896" calcext:value-type="float">
            <text:p>896</text:p>
          </table:table-cell>
          <table:table-cell table:formula="of:=[.C80]-[.C$2]" office:value-type="float" office:value="12.0870544910431" calcext:value-type="float">
            <text:p>12.087054491</text:p>
          </table:table-cell>
          <table:table-cell table:formula="of:=[.D80]/([.E80]-[.E79])" office:value-type="float" office:value="237718.79208046" calcext:value-type="float">
            <text:p>237718.7920804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42890781.16395" calcext:value-type="float">
            <text:p>1442890781.16395</text:p>
          </table:table-cell>
          <table:table-cell office:value-type="float" office:value="1442890781.19393" calcext:value-type="float">
            <text:p>1442890781.19393</text:p>
          </table:table-cell>
          <table:table-cell office:value-type="float" office:value="896" calcext:value-type="float">
            <text:p>896</text:p>
          </table:table-cell>
          <table:table-cell table:formula="of:=[.C81]-[.C$2]" office:value-type="float" office:value="12.0908203125" calcext:value-type="float">
            <text:p>12.0908203125</text:p>
          </table:table-cell>
          <table:table-cell table:formula="of:=[.D81]/([.E81]-[.E80])" office:value-type="float" office:value="237929.495663185" calcext:value-type="float">
            <text:p>237929.49566318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42890781.16399" calcext:value-type="float">
            <text:p>1442890781.16399</text:p>
          </table:table-cell>
          <table:table-cell office:value-type="float" office:value="1442890781.19772" calcext:value-type="float">
            <text:p>1442890781.19772</text:p>
          </table:table-cell>
          <table:table-cell office:value-type="float" office:value="896" calcext:value-type="float">
            <text:p>896</text:p>
          </table:table-cell>
          <table:table-cell table:formula="of:=[.C82]-[.C$2]" office:value-type="float" office:value="12.0946114063263" calcext:value-type="float">
            <text:p>12.0946114063</text:p>
          </table:table-cell>
          <table:table-cell table:formula="of:=[.D82]/([.E82]-[.E81])" office:value-type="float" office:value="236343.398779951" calcext:value-type="float">
            <text:p>236343.39877995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42890781.16402" calcext:value-type="float">
            <text:p>1442890781.16402</text:p>
          </table:table-cell>
          <table:table-cell office:value-type="float" office:value="1442890781.20149" calcext:value-type="float">
            <text:p>1442890781.20149</text:p>
          </table:table-cell>
          <table:table-cell office:value-type="float" office:value="896" calcext:value-type="float">
            <text:p>896</text:p>
          </table:table-cell>
          <table:table-cell table:formula="of:=[.C83]-[.C$2]" office:value-type="float" office:value="12.0983784198761" calcext:value-type="float">
            <text:p>12.0983784199</text:p>
          </table:table-cell>
          <table:table-cell table:formula="of:=[.D83]/([.E83]-[.E82])" office:value-type="float" office:value="237854.201518987" calcext:value-type="float">
            <text:p>237854.20151898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42890781.16407" calcext:value-type="float">
            <text:p>1442890781.16407</text:p>
          </table:table-cell>
          <table:table-cell office:value-type="float" office:value="1442890781.20525" calcext:value-type="float">
            <text:p>1442890781.20525</text:p>
          </table:table-cell>
          <table:table-cell office:value-type="float" office:value="896" calcext:value-type="float">
            <text:p>896</text:p>
          </table:table-cell>
          <table:table-cell table:formula="of:=[.C84]-[.C$2]" office:value-type="float" office:value="12.1021432876587" calcext:value-type="float">
            <text:p>12.1021432877</text:p>
          </table:table-cell>
          <table:table-cell table:formula="of:=[.D84]/([.E84]-[.E83])" office:value-type="float" office:value="237989.765309353" calcext:value-type="float">
            <text:p>237989.765309353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42890781.22273" calcext:value-type="float">
            <text:p>1442890781.22273</text:p>
          </table:table-cell>
          <table:table-cell office:value-type="float" office:value="1442890781.22278" calcext:value-type="float">
            <text:p>1442890781.22278</text:p>
          </table:table-cell>
          <table:table-cell office:value-type="float" office:value="896" calcext:value-type="float">
            <text:p>896</text:p>
          </table:table-cell>
          <table:table-cell table:formula="of:=[.C85]-[.C$2]" office:value-type="float" office:value="12.1196751594543" calcext:value-type="float">
            <text:p>12.1196751595</text:p>
          </table:table-cell>
          <table:table-cell table:formula="of:=[.D85]/([.E85]-[.E84])" office:value-type="float" office:value="51106.9217504828" calcext:value-type="float">
            <text:p>51106.9217504828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42890781.22286" calcext:value-type="float">
            <text:p>1442890781.22286</text:p>
          </table:table-cell>
          <table:table-cell office:value-type="float" office:value="1442890781.22655" calcext:value-type="float">
            <text:p>1442890781.22655</text:p>
          </table:table-cell>
          <table:table-cell office:value-type="float" office:value="896" calcext:value-type="float">
            <text:p>896</text:p>
          </table:table-cell>
          <table:table-cell table:formula="of:=[.C86]-[.C$2]" office:value-type="float" office:value="12.1234443187714" calcext:value-type="float">
            <text:p>12.1234443188</text:p>
          </table:table-cell>
          <table:table-cell table:formula="of:=[.D86]/([.E86]-[.E85])" office:value-type="float" office:value="237718.79208046" calcext:value-type="float">
            <text:p>237718.7920804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42890781.22288" calcext:value-type="float">
            <text:p>1442890781.22288</text:p>
          </table:table-cell>
          <table:table-cell office:value-type="float" office:value="1442890781.23033" calcext:value-type="float">
            <text:p>1442890781.23033</text:p>
          </table:table-cell>
          <table:table-cell office:value-type="float" office:value="896" calcext:value-type="float">
            <text:p>896</text:p>
          </table:table-cell>
          <table:table-cell table:formula="of:=[.C87]-[.C$2]" office:value-type="float" office:value="12.1272256374359" calcext:value-type="float">
            <text:p>12.1272256374</text:p>
          </table:table-cell>
          <table:table-cell table:formula="of:=[.D87]/([.E87]-[.E86])" office:value-type="float" office:value="236954.374779319" calcext:value-type="float">
            <text:p>236954.37477931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42890781.2229" calcext:value-type="float">
            <text:p>1442890781.2229</text:p>
          </table:table-cell>
          <table:table-cell office:value-type="float" office:value="1442890781.23407" calcext:value-type="float">
            <text:p>1442890781.23407</text:p>
          </table:table-cell>
          <table:table-cell office:value-type="float" office:value="896" calcext:value-type="float">
            <text:p>896</text:p>
          </table:table-cell>
          <table:table-cell table:formula="of:=[.C88]-[.C$2]" office:value-type="float" office:value="12.1309583187103" calcext:value-type="float">
            <text:p>12.1309583187</text:p>
          </table:table-cell>
          <table:table-cell table:formula="of:=[.D88]/([.E88]-[.E87])" office:value-type="float" office:value="240041.925396014" calcext:value-type="float">
            <text:p>240041.92539601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42890781.22294" calcext:value-type="float">
            <text:p>1442890781.22294</text:p>
          </table:table-cell>
          <table:table-cell office:value-type="float" office:value="1442890781.23784" calcext:value-type="float">
            <text:p>1442890781.23784</text:p>
          </table:table-cell>
          <table:table-cell office:value-type="float" office:value="896" calcext:value-type="float">
            <text:p>896</text:p>
          </table:table-cell>
          <table:table-cell table:formula="of:=[.C89]-[.C$2]" office:value-type="float" office:value="12.1347303390503" calcext:value-type="float">
            <text:p>12.1347303391</text:p>
          </table:table-cell>
          <table:table-cell table:formula="of:=[.D89]/([.E89]-[.E88])" office:value-type="float" office:value="237538.485809999" calcext:value-type="float">
            <text:p>237538.48580999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42890781.22299" calcext:value-type="float">
            <text:p>1442890781.22299</text:p>
          </table:table-cell>
          <table:table-cell office:value-type="float" office:value="1442890781.24162" calcext:value-type="float">
            <text:p>1442890781.24162</text:p>
          </table:table-cell>
          <table:table-cell office:value-type="float" office:value="896" calcext:value-type="float">
            <text:p>896</text:p>
          </table:table-cell>
          <table:table-cell table:formula="of:=[.C90]-[.C$2]" office:value-type="float" office:value="12.1385161876678" calcext:value-type="float">
            <text:p>12.1385161877</text:p>
          </table:table-cell>
          <table:table-cell table:formula="of:=[.D90]/([.E90]-[.E89])" office:value-type="float" office:value="236670.847282574" calcext:value-type="float">
            <text:p>236670.847282574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442890781.36971" calcext:value-type="float">
            <text:p>1442890781.36971</text:p>
          </table:table-cell>
          <table:table-cell office:value-type="float" office:value="1442890781.36976" calcext:value-type="float">
            <text:p>1442890781.36976</text:p>
          </table:table-cell>
          <table:table-cell office:value-type="float" office:value="896" calcext:value-type="float">
            <text:p>896</text:p>
          </table:table-cell>
          <table:table-cell table:formula="of:=[.C91]-[.C$2]" office:value-type="float" office:value="12.2666571140289" calcext:value-type="float">
            <text:p>12.266657114</text:p>
          </table:table-cell>
          <table:table-cell table:formula="of:=[.D91]/([.E91]-[.E90])" office:value-type="float" office:value="6992.30156550603" calcext:value-type="float">
            <text:p>6992.301565506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442890781.36981" calcext:value-type="float">
            <text:p>1442890781.36981</text:p>
          </table:table-cell>
          <table:table-cell office:value-type="float" office:value="1442890781.37353" calcext:value-type="float">
            <text:p>1442890781.37353</text:p>
          </table:table-cell>
          <table:table-cell office:value-type="float" office:value="896" calcext:value-type="float">
            <text:p>896</text:p>
          </table:table-cell>
          <table:table-cell table:formula="of:=[.C92]-[.C$2]" office:value-type="float" office:value="12.2704250812531" calcext:value-type="float">
            <text:p>12.2704250813</text:p>
          </table:table-cell>
          <table:table-cell table:formula="of:=[.D92]/([.E92]-[.E91])" office:value-type="float" office:value="237794.000506201" calcext:value-type="float">
            <text:p>237794.00050620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442890781.36984" calcext:value-type="float">
            <text:p>1442890781.36984</text:p>
          </table:table-cell>
          <table:table-cell office:value-type="float" office:value="1442890781.37734" calcext:value-type="float">
            <text:p>1442890781.37734</text:p>
          </table:table-cell>
          <table:table-cell office:value-type="float" office:value="896" calcext:value-type="float">
            <text:p>896</text:p>
          </table:table-cell>
          <table:table-cell table:formula="of:=[.C93]-[.C$2]" office:value-type="float" office:value="12.2742357254028" calcext:value-type="float">
            <text:p>12.2742357254</text:p>
          </table:table-cell>
          <table:table-cell table:formula="of:=[.D93]/([.E93]-[.E92])" office:value-type="float" office:value="235130.850528687" calcext:value-type="float">
            <text:p>235130.850528687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442890781.36986" calcext:value-type="float">
            <text:p>1442890781.36986</text:p>
          </table:table-cell>
          <table:table-cell office:value-type="float" office:value="1442890781.3811" calcext:value-type="float">
            <text:p>1442890781.3811</text:p>
          </table:table-cell>
          <table:table-cell office:value-type="float" office:value="896" calcext:value-type="float">
            <text:p>896</text:p>
          </table:table-cell>
          <table:table-cell table:formula="of:=[.C94]-[.C$2]" office:value-type="float" office:value="12.2779908180237" calcext:value-type="float">
            <text:p>12.277990818</text:p>
          </table:table-cell>
          <table:table-cell table:formula="of:=[.D94]/([.E94]-[.E93])" office:value-type="float" office:value="238609.294222222" calcext:value-type="float">
            <text:p>238609.294222222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42890781.36989" calcext:value-type="float">
            <text:p>1442890781.36989</text:p>
          </table:table-cell>
          <table:table-cell office:value-type="float" office:value="1442890781.38486" calcext:value-type="float">
            <text:p>1442890781.38486</text:p>
          </table:table-cell>
          <table:table-cell office:value-type="float" office:value="896" calcext:value-type="float">
            <text:p>896</text:p>
          </table:table-cell>
          <table:table-cell table:formula="of:=[.C95]-[.C$2]" office:value-type="float" office:value="12.2817561626434" calcext:value-type="float">
            <text:p>12.2817561626</text:p>
          </table:table-cell>
          <table:table-cell table:formula="of:=[.D95]/([.E95]-[.E94])" office:value-type="float" office:value="237959.626670044" calcext:value-type="float">
            <text:p>237959.62667004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442890781.36991" calcext:value-type="float">
            <text:p>1442890781.36991</text:p>
          </table:table-cell>
          <table:table-cell office:value-type="float" office:value="1442890781.38863" calcext:value-type="float">
            <text:p>1442890781.38863</text:p>
          </table:table-cell>
          <table:table-cell office:value-type="float" office:value="896" calcext:value-type="float">
            <text:p>896</text:p>
          </table:table-cell>
          <table:table-cell table:formula="of:=[.C96]-[.C$2]" office:value-type="float" office:value="12.2855212688446" calcext:value-type="float">
            <text:p>12.2855212688</text:p>
          </table:table-cell>
          <table:table-cell table:formula="of:=[.D96]/([.E96]-[.E95])" office:value-type="float" office:value="237974.695035461" calcext:value-type="float">
            <text:p>237974.69503546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442890781.36995" calcext:value-type="float">
            <text:p>1442890781.36995</text:p>
          </table:table-cell>
          <table:table-cell office:value-type="float" office:value="1442890781.3924" calcext:value-type="float">
            <text:p>1442890781.3924</text:p>
          </table:table-cell>
          <table:table-cell office:value-type="float" office:value="896" calcext:value-type="float">
            <text:p>896</text:p>
          </table:table-cell>
          <table:table-cell table:formula="of:=[.C97]-[.C$2]" office:value-type="float" office:value="12.2892937660217" calcext:value-type="float">
            <text:p>12.289293766</text:p>
          </table:table-cell>
          <table:table-cell table:formula="of:=[.D97]/([.E97]-[.E96])" office:value-type="float" office:value="237508.461353726" calcext:value-type="float">
            <text:p>237508.46135372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442890781.36996" calcext:value-type="float">
            <text:p>1442890781.36996</text:p>
          </table:table-cell>
          <table:table-cell office:value-type="float" office:value="1442890781.39617" calcext:value-type="float">
            <text:p>1442890781.39617</text:p>
          </table:table-cell>
          <table:table-cell office:value-type="float" office:value="896" calcext:value-type="float">
            <text:p>896</text:p>
          </table:table-cell>
          <table:table-cell table:formula="of:=[.C98]-[.C$2]" office:value-type="float" office:value="12.2930624485016" calcext:value-type="float">
            <text:p>12.2930624485</text:p>
          </table:table-cell>
          <table:table-cell table:formula="of:=[.D98]/([.E98]-[.E97])" office:value-type="float" office:value="237748.869741254" calcext:value-type="float">
            <text:p>237748.869741254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442890781.36998" calcext:value-type="float">
            <text:p>1442890781.36998</text:p>
          </table:table-cell>
          <table:table-cell office:value-type="float" office:value="1442890781.39995" calcext:value-type="float">
            <text:p>1442890781.39995</text:p>
          </table:table-cell>
          <table:table-cell office:value-type="float" office:value="896" calcext:value-type="float">
            <text:p>896</text:p>
          </table:table-cell>
          <table:table-cell table:formula="of:=[.C99]-[.C$2]" office:value-type="float" office:value="12.2968435287476" calcext:value-type="float">
            <text:p>12.2968435287</text:p>
          </table:table-cell>
          <table:table-cell table:formula="of:=[.D99]/([.E99]-[.E98])" office:value-type="float" office:value="236969.316098115" calcext:value-type="float">
            <text:p>236969.31609811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442890781.37" calcext:value-type="float">
            <text:p>1442890781.37</text:p>
          </table:table-cell>
          <table:table-cell office:value-type="float" office:value="1442890781.40372" calcext:value-type="float">
            <text:p>1442890781.40372</text:p>
          </table:table-cell>
          <table:table-cell office:value-type="float" office:value="896" calcext:value-type="float">
            <text:p>896</text:p>
          </table:table-cell>
          <table:table-cell table:formula="of:=[.C100]-[.C$2]" office:value-type="float" office:value="12.3006150722504" calcext:value-type="float">
            <text:p>12.3006150723</text:p>
          </table:table-cell>
          <table:table-cell table:formula="of:=[.D100]/([.E100]-[.E99])" office:value-type="float" office:value="237568.517858272" calcext:value-type="float">
            <text:p>237568.51785827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442890781.37001" calcext:value-type="float">
            <text:p>1442890781.37001</text:p>
          </table:table-cell>
          <table:table-cell office:value-type="float" office:value="1442890781.4075" calcext:value-type="float">
            <text:p>1442890781.4075</text:p>
          </table:table-cell>
          <table:table-cell office:value-type="float" office:value="896" calcext:value-type="float">
            <text:p>896</text:p>
          </table:table-cell>
          <table:table-cell table:formula="of:=[.C101]-[.C$2]" office:value-type="float" office:value="12.3043966293335" calcext:value-type="float">
            <text:p>12.3043966293</text:p>
          </table:table-cell>
          <table:table-cell table:formula="of:=[.D101]/([.E101]-[.E100])" office:value-type="float" office:value="236939.435344556" calcext:value-type="float">
            <text:p>236939.43534455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42890781.37003" calcext:value-type="float">
            <text:p>1442890781.37003</text:p>
          </table:table-cell>
          <table:table-cell office:value-type="float" office:value="1442890781.41127" calcext:value-type="float">
            <text:p>1442890781.41127</text:p>
          </table:table-cell>
          <table:table-cell office:value-type="float" office:value="896" calcext:value-type="float">
            <text:p>896</text:p>
          </table:table-cell>
          <table:table-cell table:formula="of:=[.C102]-[.C$2]" office:value-type="float" office:value="12.3081638813019" calcext:value-type="float">
            <text:p>12.3081638813</text:p>
          </table:table-cell>
          <table:table-cell table:formula="of:=[.D102]/([.E102]-[.E101])" office:value-type="float" office:value="237839.148408329" calcext:value-type="float">
            <text:p>237839.14840832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442890781.42371" calcext:value-type="float">
            <text:p>1442890781.42371</text:p>
          </table:table-cell>
          <table:table-cell office:value-type="float" office:value="1442890781.42376" calcext:value-type="float">
            <text:p>1442890781.42376</text:p>
          </table:table-cell>
          <table:table-cell office:value-type="float" office:value="896" calcext:value-type="float">
            <text:p>896</text:p>
          </table:table-cell>
          <table:table-cell table:formula="of:=[.C103]-[.C$2]" office:value-type="float" office:value="12.3206560611725" calcext:value-type="float">
            <text:p>12.3206560612</text:p>
          </table:table-cell>
          <table:table-cell table:formula="of:=[.D103]/([.E103]-[.E102])" office:value-type="float" office:value="71724.8718222765" calcext:value-type="float">
            <text:p>71724.871822276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442890781.42384" calcext:value-type="float">
            <text:p>1442890781.42384</text:p>
          </table:table-cell>
          <table:table-cell office:value-type="float" office:value="1442890781.42756" calcext:value-type="float">
            <text:p>1442890781.42756</text:p>
          </table:table-cell>
          <table:table-cell office:value-type="float" office:value="896" calcext:value-type="float">
            <text:p>896</text:p>
          </table:table-cell>
          <table:table-cell table:formula="of:=[.C104]-[.C$2]" office:value-type="float" office:value="12.3244490623474" calcext:value-type="float">
            <text:p>12.3244490623</text:p>
          </table:table-cell>
          <table:table-cell table:formula="of:=[.D104]/([.E104]-[.E103])" office:value-type="float" office:value="236224.551134578" calcext:value-type="float">
            <text:p>236224.55113457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442890781.42392" calcext:value-type="float">
            <text:p>1442890781.42392</text:p>
          </table:table-cell>
          <table:table-cell office:value-type="float" office:value="1442890781.43137" calcext:value-type="float">
            <text:p>1442890781.43137</text:p>
          </table:table-cell>
          <table:table-cell office:value-type="float" office:value="896" calcext:value-type="float">
            <text:p>896</text:p>
          </table:table-cell>
          <table:table-cell table:formula="of:=[.C105]-[.C$2]" office:value-type="float" office:value="12.3282630443573" calcext:value-type="float">
            <text:p>12.3282630444</text:p>
          </table:table-cell>
          <table:table-cell table:formula="of:=[.D105]/([.E105]-[.E104])" office:value-type="float" office:value="234925.072451085" calcext:value-type="float">
            <text:p>234925.072451085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42890781.42398" calcext:value-type="float">
            <text:p>1442890781.42398</text:p>
          </table:table-cell>
          <table:table-cell office:value-type="float" office:value="1442890781.43513" calcext:value-type="float">
            <text:p>1442890781.43513</text:p>
          </table:table-cell>
          <table:table-cell office:value-type="float" office:value="896" calcext:value-type="float">
            <text:p>896</text:p>
          </table:table-cell>
          <table:table-cell table:formula="of:=[.C106]-[.C$2]" office:value-type="float" office:value="12.3320274353027" calcext:value-type="float">
            <text:p>12.3320274353</text:p>
          </table:table-cell>
          <table:table-cell table:formula="of:=[.D106]/([.E106]-[.E105])" office:value-type="float" office:value="238019.911584014" calcext:value-type="float">
            <text:p>238019.91158401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442890781.42402" calcext:value-type="float">
            <text:p>1442890781.42402</text:p>
          </table:table-cell>
          <table:table-cell office:value-type="float" office:value="1442890781.4389" calcext:value-type="float">
            <text:p>1442890781.4389</text:p>
          </table:table-cell>
          <table:table-cell office:value-type="float" office:value="896" calcext:value-type="float">
            <text:p>896</text:p>
          </table:table-cell>
          <table:table-cell table:formula="of:=[.C107]-[.C$2]" office:value-type="float" office:value="12.3357956409454" calcext:value-type="float">
            <text:p>12.3357956409</text:p>
          </table:table-cell>
          <table:table-cell table:formula="of:=[.D107]/([.E107]-[.E106])" office:value-type="float" office:value="237778.955014236" calcext:value-type="float">
            <text:p>237778.95501423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442890781.56402" calcext:value-type="float">
            <text:p>1442890781.56402</text:p>
          </table:table-cell>
          <table:table-cell office:value-type="float" office:value="1442890781.56408" calcext:value-type="float">
            <text:p>1442890781.56408</text:p>
          </table:table-cell>
          <table:table-cell office:value-type="float" office:value="896" calcext:value-type="float">
            <text:p>896</text:p>
          </table:table-cell>
          <table:table-cell table:formula="of:=[.C108]-[.C$2]" office:value-type="float" office:value="12.4609694480896" calcext:value-type="float">
            <text:p>12.4609694481</text:p>
          </table:table-cell>
          <table:table-cell table:formula="of:=[.D108]/([.E108]-[.E107])" office:value-type="float" office:value="7158.04704228625" calcext:value-type="float">
            <text:p>7158.047042286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442890781.56414" calcext:value-type="float">
            <text:p>1442890781.56414</text:p>
          </table:table-cell>
          <table:table-cell office:value-type="float" office:value="1442890781.56784" calcext:value-type="float">
            <text:p>1442890781.56784</text:p>
          </table:table-cell>
          <table:table-cell office:value-type="float" office:value="896" calcext:value-type="float">
            <text:p>896</text:p>
          </table:table-cell>
          <table:table-cell table:formula="of:=[.C109]-[.C$2]" office:value-type="float" office:value="12.464736700058" calcext:value-type="float">
            <text:p>12.4647367001</text:p>
          </table:table-cell>
          <table:table-cell table:formula="of:=[.D109]/([.E109]-[.E108])" office:value-type="float" office:value="237839.148408329" calcext:value-type="float">
            <text:p>237839.14840832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442890781.56419" calcext:value-type="float">
            <text:p>1442890781.56419</text:p>
          </table:table-cell>
          <table:table-cell office:value-type="float" office:value="1442890781.57161" calcext:value-type="float">
            <text:p>1442890781.57161</text:p>
          </table:table-cell>
          <table:table-cell office:value-type="float" office:value="896" calcext:value-type="float">
            <text:p>896</text:p>
          </table:table-cell>
          <table:table-cell table:formula="of:=[.C110]-[.C$2]" office:value-type="float" office:value="12.4684998989105" calcext:value-type="float">
            <text:p>12.4684998989</text:p>
          </table:table-cell>
          <table:table-cell table:formula="of:=[.D110]/([.E110]-[.E109])" office:value-type="float" office:value="238095.310694374" calcext:value-type="float">
            <text:p>238095.310694374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442890781.56421" calcext:value-type="float">
            <text:p>1442890781.56421</text:p>
          </table:table-cell>
          <table:table-cell office:value-type="float" office:value="1442890781.57538" calcext:value-type="float">
            <text:p>1442890781.57538</text:p>
          </table:table-cell>
          <table:table-cell office:value-type="float" office:value="896" calcext:value-type="float">
            <text:p>896</text:p>
          </table:table-cell>
          <table:table-cell table:formula="of:=[.C111]-[.C$2]" office:value-type="float" office:value="12.4722721576691" calcext:value-type="float">
            <text:p>12.4722721577</text:p>
          </table:table-cell>
          <table:table-cell table:formula="of:=[.D111]/([.E111]-[.E110])" office:value-type="float" office:value="237523.472633043" calcext:value-type="float">
            <text:p>237523.47263304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442890781.56423" calcext:value-type="float">
            <text:p>1442890781.56423</text:p>
          </table:table-cell>
          <table:table-cell office:value-type="float" office:value="1442890781.57913" calcext:value-type="float">
            <text:p>1442890781.57913</text:p>
          </table:table-cell>
          <table:table-cell office:value-type="float" office:value="896" calcext:value-type="float">
            <text:p>896</text:p>
          </table:table-cell>
          <table:table-cell table:formula="of:=[.C112]-[.C$2]" office:value-type="float" office:value="12.4760270118713" calcext:value-type="float">
            <text:p>12.4760270119</text:p>
          </table:table-cell>
          <table:table-cell table:formula="of:=[.D112]/([.E112]-[.E111])" office:value-type="float" office:value="238624.444980634" calcext:value-type="float">
            <text:p>238624.44498063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442890781.56425" calcext:value-type="float">
            <text:p>1442890781.56425</text:p>
          </table:table-cell>
          <table:table-cell office:value-type="float" office:value="1442890781.58291" calcext:value-type="float">
            <text:p>1442890781.58291</text:p>
          </table:table-cell>
          <table:table-cell office:value-type="float" office:value="896" calcext:value-type="float">
            <text:p>896</text:p>
          </table:table-cell>
          <table:table-cell table:formula="of:=[.C113]-[.C$2]" office:value-type="float" office:value="12.4798040390015" calcext:value-type="float">
            <text:p>12.479804039</text:p>
          </table:table-cell>
          <table:table-cell table:formula="of:=[.D113]/([.E113]-[.E112])" office:value-type="float" office:value="237223.607120313" calcext:value-type="float">
            <text:p>237223.60712031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442890781.56427" calcext:value-type="float">
            <text:p>1442890781.56427</text:p>
          </table:table-cell>
          <table:table-cell office:value-type="float" office:value="1442890781.58667" calcext:value-type="float">
            <text:p>1442890781.58667</text:p>
          </table:table-cell>
          <table:table-cell office:value-type="float" office:value="896" calcext:value-type="float">
            <text:p>896</text:p>
          </table:table-cell>
          <table:table-cell table:formula="of:=[.C114]-[.C$2]" office:value-type="float" office:value="12.4835646152496" calcext:value-type="float">
            <text:p>12.4835646152</text:p>
          </table:table-cell>
          <table:table-cell table:formula="of:=[.D114]/([.E114]-[.E113])" office:value-type="float" office:value="238261.357002473" calcext:value-type="float">
            <text:p>238261.35700247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442890781.56429" calcext:value-type="float">
            <text:p>1442890781.56429</text:p>
          </table:table-cell>
          <table:table-cell office:value-type="float" office:value="1442890781.59045" calcext:value-type="float">
            <text:p>1442890781.59045</text:p>
          </table:table-cell>
          <table:table-cell office:value-type="float" office:value="896" calcext:value-type="float">
            <text:p>896</text:p>
          </table:table-cell>
          <table:table-cell table:formula="of:=[.C115]-[.C$2]" office:value-type="float" office:value="12.4873406887054" calcext:value-type="float">
            <text:p>12.4873406887</text:p>
          </table:table-cell>
          <table:table-cell table:formula="of:=[.D115]/([.E115]-[.E114])" office:value-type="float" office:value="237283.519636318" calcext:value-type="float">
            <text:p>237283.51963631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442890781.56431" calcext:value-type="float">
            <text:p>1442890781.56431</text:p>
          </table:table-cell>
          <table:table-cell office:value-type="float" office:value="1442890781.59426" calcext:value-type="float">
            <text:p>1442890781.59426</text:p>
          </table:table-cell>
          <table:table-cell office:value-type="float" office:value="896" calcext:value-type="float">
            <text:p>896</text:p>
          </table:table-cell>
          <table:table-cell table:formula="of:=[.C116]-[.C$2]" office:value-type="float" office:value="12.4911546707153" calcext:value-type="float">
            <text:p>12.4911546707</text:p>
          </table:table-cell>
          <table:table-cell table:formula="of:=[.D116]/([.E116]-[.E115])" office:value-type="float" office:value="234925.072451085" calcext:value-type="float">
            <text:p>234925.07245108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442890781.56433" calcext:value-type="float">
            <text:p>1442890781.56433</text:p>
          </table:table-cell>
          <table:table-cell office:value-type="float" office:value="1442890781.59803" calcext:value-type="float">
            <text:p>1442890781.59803</text:p>
          </table:table-cell>
          <table:table-cell office:value-type="float" office:value="896" calcext:value-type="float">
            <text:p>896</text:p>
          </table:table-cell>
          <table:table-cell table:formula="of:=[.C117]-[.C$2]" office:value-type="float" office:value="12.494925737381" calcext:value-type="float">
            <text:p>12.4949257374</text:p>
          </table:table-cell>
          <table:table-cell table:formula="of:=[.D117]/([.E117]-[.E116])" office:value-type="float" office:value="237598.557501423" calcext:value-type="float">
            <text:p>237598.55750142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442890781.56441" calcext:value-type="float">
            <text:p>1442890781.56441</text:p>
          </table:table-cell>
          <table:table-cell office:value-type="float" office:value="1442890781.60182" calcext:value-type="float">
            <text:p>1442890781.60182</text:p>
          </table:table-cell>
          <table:table-cell office:value-type="float" office:value="896" calcext:value-type="float">
            <text:p>896</text:p>
          </table:table-cell>
          <table:table-cell table:formula="of:=[.C118]-[.C$2]" office:value-type="float" office:value="12.4987077713013" calcext:value-type="float">
            <text:p>12.4987077713</text:p>
          </table:table-cell>
          <table:table-cell table:formula="of:=[.D118]/([.E118]-[.E117])" office:value-type="float" office:value="236909.562125701" calcext:value-type="float">
            <text:p>236909.56212570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42890781.56443" calcext:value-type="float">
            <text:p>1442890781.56443</text:p>
          </table:table-cell>
          <table:table-cell office:value-type="float" office:value="1442890781.60566" calcext:value-type="float">
            <text:p>1442890781.60566</text:p>
          </table:table-cell>
          <table:table-cell office:value-type="float" office:value="896" calcext:value-type="float">
            <text:p>896</text:p>
          </table:table-cell>
          <table:table-cell table:formula="of:=[.C119]-[.C$2]" office:value-type="float" office:value="12.5025503635407" calcext:value-type="float">
            <text:p>12.5025503635</text:p>
          </table:table-cell>
          <table:table-cell table:formula="of:=[.D119]/([.E119]-[.E118])" office:value-type="float" office:value="233175.925048086" calcext:value-type="float">
            <text:p>233175.92504808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442890781.62458" calcext:value-type="float">
            <text:p>1442890781.62458</text:p>
          </table:table-cell>
          <table:table-cell office:value-type="float" office:value="1442890781.62466" calcext:value-type="float">
            <text:p>1442890781.62466</text:p>
          </table:table-cell>
          <table:table-cell office:value-type="float" office:value="896" calcext:value-type="float">
            <text:p>896</text:p>
          </table:table-cell>
          <table:table-cell table:formula="of:=[.C120]-[.C$2]" office:value-type="float" office:value="12.5215544700623" calcext:value-type="float">
            <text:p>12.5215544701</text:p>
          </table:table-cell>
          <table:table-cell table:formula="of:=[.D120]/([.E120]-[.E119])" office:value-type="float" office:value="47147.704575393" calcext:value-type="float">
            <text:p>47147.70457539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42890781.62475" calcext:value-type="float">
            <text:p>1442890781.62475</text:p>
          </table:table-cell>
          <table:table-cell office:value-type="float" office:value="1442890781.62843" calcext:value-type="float">
            <text:p>1442890781.62843</text:p>
          </table:table-cell>
          <table:table-cell office:value-type="float" office:value="896" calcext:value-type="float">
            <text:p>896</text:p>
          </table:table-cell>
          <table:table-cell table:formula="of:=[.C121]-[.C$2]" office:value-type="float" office:value="12.5253262519836" calcext:value-type="float">
            <text:p>12.525326252</text:p>
          </table:table-cell>
          <table:table-cell table:formula="of:=[.D121]/([.E121]-[.E120])" office:value-type="float" office:value="237553.500884956" calcext:value-type="float">
            <text:p>237553.500884956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442890781.62477" calcext:value-type="float">
            <text:p>1442890781.62477</text:p>
          </table:table-cell>
          <table:table-cell office:value-type="float" office:value="1442890781.6322" calcext:value-type="float">
            <text:p>1442890781.6322</text:p>
          </table:table-cell>
          <table:table-cell office:value-type="float" office:value="896" calcext:value-type="float">
            <text:p>896</text:p>
          </table:table-cell>
          <table:table-cell table:formula="of:=[.C122]-[.C$2]" office:value-type="float" office:value="12.5290966033936" calcext:value-type="float">
            <text:p>12.5290966034</text:p>
          </table:table-cell>
          <table:table-cell table:formula="of:=[.D122]/([.E122]-[.E121])" office:value-type="float" office:value="237643.631212849" calcext:value-type="float">
            <text:p>237643.631212849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442890781.6248" calcext:value-type="float">
            <text:p>1442890781.6248</text:p>
          </table:table-cell>
          <table:table-cell office:value-type="float" office:value="1442890781.63597" calcext:value-type="float">
            <text:p>1442890781.63597</text:p>
          </table:table-cell>
          <table:table-cell office:value-type="float" office:value="896" calcext:value-type="float">
            <text:p>896</text:p>
          </table:table-cell>
          <table:table-cell table:formula="of:=[.C123]-[.C$2]" office:value-type="float" office:value="12.5328648090363" calcext:value-type="float">
            <text:p>12.532864809</text:p>
          </table:table-cell>
          <table:table-cell table:formula="of:=[.D123]/([.E123]-[.E122])" office:value-type="float" office:value="237778.955014236" calcext:value-type="float">
            <text:p>237778.955014236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442890781.62482" calcext:value-type="float">
            <text:p>1442890781.62482</text:p>
          </table:table-cell>
          <table:table-cell office:value-type="float" office:value="1442890781.63977" calcext:value-type="float">
            <text:p>1442890781.63977</text:p>
          </table:table-cell>
          <table:table-cell office:value-type="float" office:value="896" calcext:value-type="float">
            <text:p>896</text:p>
          </table:table-cell>
          <table:table-cell table:formula="of:=[.C124]-[.C$2]" office:value-type="float" office:value="12.5366611480713" calcext:value-type="float">
            <text:p>12.5366611481</text:p>
          </table:table-cell>
          <table:table-cell table:formula="of:=[.D124]/([.E124]-[.E123])" office:value-type="float" office:value="236016.855115242" calcext:value-type="float">
            <text:p>236016.855115242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442890781.62484" calcext:value-type="float">
            <text:p>1442890781.62484</text:p>
          </table:table-cell>
          <table:table-cell office:value-type="float" office:value="1442890781.64355" calcext:value-type="float">
            <text:p>1442890781.64355</text:p>
          </table:table-cell>
          <table:table-cell office:value-type="float" office:value="896" calcext:value-type="float">
            <text:p>896</text:p>
          </table:table-cell>
          <table:table-cell table:formula="of:=[.C125]-[.C$2]" office:value-type="float" office:value="12.5404472351074" calcext:value-type="float">
            <text:p>12.5404472351</text:p>
          </table:table-cell>
          <table:table-cell table:formula="of:=[.D125]/([.E125]-[.E124])" office:value-type="float" office:value="236655.943576826" calcext:value-type="float">
            <text:p>236655.94357682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442890781.76984" calcext:value-type="float">
            <text:p>1442890781.76984</text:p>
          </table:table-cell>
          <table:table-cell office:value-type="float" office:value="1442890781.76988" calcext:value-type="float">
            <text:p>1442890781.76988</text:p>
          </table:table-cell>
          <table:table-cell office:value-type="float" office:value="896" calcext:value-type="float">
            <text:p>896</text:p>
          </table:table-cell>
          <table:table-cell table:formula="of:=[.C126]-[.C$2]" office:value-type="float" office:value="12.6667695045471" calcext:value-type="float">
            <text:p>12.6667695045</text:p>
          </table:table-cell>
          <table:table-cell table:formula="of:=[.D126]/([.E126]-[.E125])" office:value-type="float" office:value="7092.96946590819" calcext:value-type="float">
            <text:p>7092.9694659082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442890781.76992" calcext:value-type="float">
            <text:p>1442890781.76992</text:p>
          </table:table-cell>
          <table:table-cell office:value-type="float" office:value="1442890781.77368" calcext:value-type="float">
            <text:p>1442890781.77368</text:p>
          </table:table-cell>
          <table:table-cell office:value-type="float" office:value="896" calcext:value-type="float">
            <text:p>896</text:p>
          </table:table-cell>
          <table:table-cell table:formula="of:=[.C127]-[.C$2]" office:value-type="float" office:value="12.6705684661865" calcext:value-type="float">
            <text:p>12.6705684662</text:p>
          </table:table-cell>
          <table:table-cell table:formula="of:=[.D127]/([.E127]-[.E126])" office:value-type="float" office:value="235853.921425882" calcext:value-type="float">
            <text:p>235853.921425882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442890781.76994" calcext:value-type="float">
            <text:p>1442890781.76994</text:p>
          </table:table-cell>
          <table:table-cell office:value-type="float" office:value="1442890781.77744" calcext:value-type="float">
            <text:p>1442890781.77744</text:p>
          </table:table-cell>
          <table:table-cell office:value-type="float" office:value="896" calcext:value-type="float">
            <text:p>896</text:p>
          </table:table-cell>
          <table:table-cell table:formula="of:=[.C128]-[.C$2]" office:value-type="float" office:value="12.6743335723877" calcext:value-type="float">
            <text:p>12.6743335724</text:p>
          </table:table-cell>
          <table:table-cell table:formula="of:=[.D128]/([.E128]-[.E127])" office:value-type="float" office:value="237974.695035461" calcext:value-type="float">
            <text:p>237974.695035461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442890781.76996" calcext:value-type="float">
            <text:p>1442890781.76996</text:p>
          </table:table-cell>
          <table:table-cell office:value-type="float" office:value="1442890781.78121" calcext:value-type="float">
            <text:p>1442890781.78121</text:p>
          </table:table-cell>
          <table:table-cell office:value-type="float" office:value="896" calcext:value-type="float">
            <text:p>896</text:p>
          </table:table-cell>
          <table:table-cell table:formula="of:=[.C129]-[.C$2]" office:value-type="float" office:value="12.6781027317047" calcext:value-type="float">
            <text:p>12.6781027317</text:p>
          </table:table-cell>
          <table:table-cell table:formula="of:=[.D129]/([.E129]-[.E128])" office:value-type="float" office:value="237718.79208046" calcext:value-type="float">
            <text:p>237718.7920804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442890781.76998" calcext:value-type="float">
            <text:p>1442890781.76998</text:p>
          </table:table-cell>
          <table:table-cell office:value-type="float" office:value="1442890781.78497" calcext:value-type="float">
            <text:p>1442890781.78497</text:p>
          </table:table-cell>
          <table:table-cell office:value-type="float" office:value="896" calcext:value-type="float">
            <text:p>896</text:p>
          </table:table-cell>
          <table:table-cell table:formula="of:=[.C130]-[.C$2]" office:value-type="float" office:value="12.6818647384644" calcext:value-type="float">
            <text:p>12.6818647385</text:p>
          </table:table-cell>
          <table:table-cell table:formula="of:=[.D130]/([.E130]-[.E129])" office:value-type="float" office:value="238170.757589201" calcext:value-type="float">
            <text:p>238170.75758920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42890781.77" calcext:value-type="float">
            <text:p>1442890781.77</text:p>
          </table:table-cell>
          <table:table-cell office:value-type="float" office:value="1442890781.78874" calcext:value-type="float">
            <text:p>1442890781.78874</text:p>
          </table:table-cell>
          <table:table-cell office:value-type="float" office:value="896" calcext:value-type="float">
            <text:p>896</text:p>
          </table:table-cell>
          <table:table-cell table:formula="of:=[.C131]-[.C$2]" office:value-type="float" office:value="12.6856346130371" calcext:value-type="float">
            <text:p>12.685634613</text:p>
          </table:table-cell>
          <table:table-cell table:formula="of:=[.D131]/([.E131]-[.E130])" office:value-type="float" office:value="237673.689855806" calcext:value-type="float">
            <text:p>237673.68985580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442890781.77002" calcext:value-type="float">
            <text:p>1442890781.77002</text:p>
          </table:table-cell>
          <table:table-cell office:value-type="float" office:value="1442890781.79248" calcext:value-type="float">
            <text:p>1442890781.79248</text:p>
          </table:table-cell>
          <table:table-cell office:value-type="float" office:value="896" calcext:value-type="float">
            <text:p>896</text:p>
          </table:table-cell>
          <table:table-cell table:formula="of:=[.C132]-[.C$2]" office:value-type="float" office:value="12.6893684864044" calcext:value-type="float">
            <text:p>12.6893684864</text:p>
          </table:table-cell>
          <table:table-cell table:formula="of:=[.D132]/([.E132]-[.E131])" office:value-type="float" office:value="239965.288551178" calcext:value-type="float">
            <text:p>239965.28855117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442890781.77004" calcext:value-type="float">
            <text:p>1442890781.77004</text:p>
          </table:table-cell>
          <table:table-cell office:value-type="float" office:value="1442890781.79628" calcext:value-type="float">
            <text:p>1442890781.79628</text:p>
          </table:table-cell>
          <table:table-cell office:value-type="float" office:value="896" calcext:value-type="float">
            <text:p>896</text:p>
          </table:table-cell>
          <table:table-cell table:formula="of:=[.C133]-[.C$2]" office:value-type="float" office:value="12.6931707859039" calcext:value-type="float">
            <text:p>12.6931707859</text:p>
          </table:table-cell>
          <table:table-cell table:formula="of:=[.D133]/([.E133]-[.E132])" office:value-type="float" office:value="235646.876348131" calcext:value-type="float">
            <text:p>235646.87634813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442890781.77006" calcext:value-type="float">
            <text:p>1442890781.77006</text:p>
          </table:table-cell>
          <table:table-cell office:value-type="float" office:value="1442890781.80004" calcext:value-type="float">
            <text:p>1442890781.80004</text:p>
          </table:table-cell>
          <table:table-cell office:value-type="float" office:value="896" calcext:value-type="float">
            <text:p>896</text:p>
          </table:table-cell>
          <table:table-cell table:formula="of:=[.C134]-[.C$2]" office:value-type="float" office:value="12.6969337463379" calcext:value-type="float">
            <text:p>12.6969337463</text:p>
          </table:table-cell>
          <table:table-cell table:formula="of:=[.D134]/([.E134]-[.E133])" office:value-type="float" office:value="238110.396249129" calcext:value-type="float">
            <text:p>238110.396249129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42890781.77008" calcext:value-type="float">
            <text:p>1442890781.77008</text:p>
          </table:table-cell>
          <table:table-cell office:value-type="float" office:value="1442890781.80379" calcext:value-type="float">
            <text:p>1442890781.80379</text:p>
          </table:table-cell>
          <table:table-cell office:value-type="float" office:value="896" calcext:value-type="float">
            <text:p>896</text:p>
          </table:table-cell>
          <table:table-cell table:formula="of:=[.C135]-[.C$2]" office:value-type="float" office:value="12.7006866931915" calcext:value-type="float">
            <text:p>12.7006866932</text:p>
          </table:table-cell>
          <table:table-cell table:formula="of:=[.D135]/([.E135]-[.E134])" office:value-type="float" office:value="238745.720348135" calcext:value-type="float">
            <text:p>238745.72034813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42890781.7701" calcext:value-type="float">
            <text:p>1442890781.7701</text:p>
          </table:table-cell>
          <table:table-cell office:value-type="float" office:value="1442890781.80757" calcext:value-type="float">
            <text:p>1442890781.80757</text:p>
          </table:table-cell>
          <table:table-cell office:value-type="float" office:value="896" calcext:value-type="float">
            <text:p>896</text:p>
          </table:table-cell>
          <table:table-cell table:formula="of:=[.C136]-[.C$2]" office:value-type="float" office:value="12.704464673996" calcext:value-type="float">
            <text:p>12.704464674</text:p>
          </table:table-cell>
          <table:table-cell table:formula="of:=[.D136]/([.E136]-[.E135])" office:value-type="float" office:value="237163.724851698" calcext:value-type="float">
            <text:p>237163.72485169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442890781.77012" calcext:value-type="float">
            <text:p>1442890781.77012</text:p>
          </table:table-cell>
          <table:table-cell office:value-type="float" office:value="1442890781.81135" calcext:value-type="float">
            <text:p>1442890781.81135</text:p>
          </table:table-cell>
          <table:table-cell office:value-type="float" office:value="896" calcext:value-type="float">
            <text:p>896</text:p>
          </table:table-cell>
          <table:table-cell table:formula="of:=[.C137]-[.C$2]" office:value-type="float" office:value="12.7082378864288" calcext:value-type="float">
            <text:p>12.7082378864</text:p>
          </table:table-cell>
          <table:table-cell table:formula="of:=[.D137]/([.E137]-[.E136])" office:value-type="float" office:value="237463.438898016" calcext:value-type="float">
            <text:p>237463.43889801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442890781.82555" calcext:value-type="float">
            <text:p>1442890781.82555</text:p>
          </table:table-cell>
          <table:table-cell office:value-type="float" office:value="1442890781.82564" calcext:value-type="float">
            <text:p>1442890781.82564</text:p>
          </table:table-cell>
          <table:table-cell office:value-type="float" office:value="896" calcext:value-type="float">
            <text:p>896</text:p>
          </table:table-cell>
          <table:table-cell table:formula="of:=[.C138]-[.C$2]" office:value-type="float" office:value="12.7225370407104" calcext:value-type="float">
            <text:p>12.7225370407</text:p>
          </table:table-cell>
          <table:table-cell table:formula="of:=[.D138]/([.E138]-[.E137])" office:value-type="float" office:value="62661.0485035431" calcext:value-type="float">
            <text:p>62661.0485035431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442890781.8257" calcext:value-type="float">
            <text:p>1442890781.8257</text:p>
          </table:table-cell>
          <table:table-cell office:value-type="float" office:value="1442890781.82943" calcext:value-type="float">
            <text:p>1442890781.82943</text:p>
          </table:table-cell>
          <table:table-cell office:value-type="float" office:value="896" calcext:value-type="float">
            <text:p>896</text:p>
          </table:table-cell>
          <table:table-cell table:formula="of:=[.C139]-[.C$2]" office:value-type="float" office:value="12.7263195514679" calcext:value-type="float">
            <text:p>12.7263195515</text:p>
          </table:table-cell>
          <table:table-cell table:formula="of:=[.D139]/([.E139]-[.E138])" office:value-type="float" office:value="236879.696438702" calcext:value-type="float">
            <text:p>236879.696438702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442890781.82572" calcext:value-type="float">
            <text:p>1442890781.82572</text:p>
          </table:table-cell>
          <table:table-cell office:value-type="float" office:value="1442890781.83321" calcext:value-type="float">
            <text:p>1442890781.83321</text:p>
          </table:table-cell>
          <table:table-cell office:value-type="float" office:value="896" calcext:value-type="float">
            <text:p>896</text:p>
          </table:table-cell>
          <table:table-cell table:formula="of:=[.C140]-[.C$2]" office:value-type="float" office:value="12.730099439621" calcext:value-type="float">
            <text:p>12.7300994396</text:p>
          </table:table-cell>
          <table:table-cell table:formula="of:=[.D140]/([.E140]-[.E139])" office:value-type="float" office:value="237044.050965056" calcext:value-type="float">
            <text:p>237044.05096505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442890781.82574" calcext:value-type="float">
            <text:p>1442890781.82574</text:p>
          </table:table-cell>
          <table:table-cell office:value-type="float" office:value="1442890781.83703" calcext:value-type="float">
            <text:p>1442890781.83703</text:p>
          </table:table-cell>
          <table:table-cell office:value-type="float" office:value="896" calcext:value-type="float">
            <text:p>896</text:p>
          </table:table-cell>
          <table:table-cell table:formula="of:=[.C141]-[.C$2]" office:value-type="float" office:value="12.7339210510254" calcext:value-type="float">
            <text:p>12.733921051</text:p>
          </table:table-cell>
          <table:table-cell table:formula="of:=[.D141]/([.E141]-[.E140])" office:value-type="float" office:value="234456.072368831" calcext:value-type="float">
            <text:p>234456.072368831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42890781.82576" calcext:value-type="float">
            <text:p>1442890781.82576</text:p>
          </table:table-cell>
          <table:table-cell office:value-type="float" office:value="1442890781.84079" calcext:value-type="float">
            <text:p>1442890781.84079</text:p>
          </table:table-cell>
          <table:table-cell office:value-type="float" office:value="896" calcext:value-type="float">
            <text:p>896</text:p>
          </table:table-cell>
          <table:table-cell table:formula="of:=[.C142]-[.C$2]" office:value-type="float" office:value="12.7376866340637" calcext:value-type="float">
            <text:p>12.7376866341</text:p>
          </table:table-cell>
          <table:table-cell table:formula="of:=[.D142]/([.E142]-[.E141])" office:value-type="float" office:value="237944.560212739" calcext:value-type="float">
            <text:p>237944.56021273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42890781.96426" calcext:value-type="float">
            <text:p>1442890781.96426</text:p>
          </table:table-cell>
          <table:table-cell office:value-type="float" office:value="1442890781.96431" calcext:value-type="float">
            <text:p>1442890781.96431</text:p>
          </table:table-cell>
          <table:table-cell office:value-type="float" office:value="896" calcext:value-type="float">
            <text:p>896</text:p>
          </table:table-cell>
          <table:table-cell table:formula="of:=[.C143]-[.C$2]" office:value-type="float" office:value="12.861202955246" calcext:value-type="float">
            <text:p>12.8612029552</text:p>
          </table:table-cell>
          <table:table-cell table:formula="of:=[.D143]/([.E143]-[.E142])" office:value-type="float" office:value="7254.10206055225" calcext:value-type="float">
            <text:p>7254.102060552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442890781.9644" calcext:value-type="float">
            <text:p>1442890781.9644</text:p>
          </table:table-cell>
          <table:table-cell office:value-type="float" office:value="1442890781.96806" calcext:value-type="float">
            <text:p>1442890781.96806</text:p>
          </table:table-cell>
          <table:table-cell office:value-type="float" office:value="896" calcext:value-type="float">
            <text:p>896</text:p>
          </table:table-cell>
          <table:table-cell table:formula="of:=[.C144]-[.C$2]" office:value-type="float" office:value="12.8649530410767" calcext:value-type="float">
            <text:p>12.8649530411</text:p>
          </table:table-cell>
          <table:table-cell table:formula="of:=[.D144]/([.E144]-[.E143])" office:value-type="float" office:value="238927.8647085" calcext:value-type="float">
            <text:p>238927.864708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42890781.96443" calcext:value-type="float">
            <text:p>1442890781.96443</text:p>
          </table:table-cell>
          <table:table-cell office:value-type="float" office:value="1442890781.97181" calcext:value-type="float">
            <text:p>1442890781.97181</text:p>
          </table:table-cell>
          <table:table-cell office:value-type="float" office:value="896" calcext:value-type="float">
            <text:p>896</text:p>
          </table:table-cell>
          <table:table-cell table:formula="of:=[.C145]-[.C$2]" office:value-type="float" office:value="12.868706703186" calcext:value-type="float">
            <text:p>12.8687067032</text:p>
          </table:table-cell>
          <table:table-cell table:formula="of:=[.D145]/([.E145]-[.E144])" office:value-type="float" office:value="238700.227642276" calcext:value-type="float">
            <text:p>238700.227642276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442890781.96445" calcext:value-type="float">
            <text:p>1442890781.96445</text:p>
          </table:table-cell>
          <table:table-cell office:value-type="float" office:value="1442890781.97558" calcext:value-type="float">
            <text:p>1442890781.97558</text:p>
          </table:table-cell>
          <table:table-cell office:value-type="float" office:value="896" calcext:value-type="float">
            <text:p>896</text:p>
          </table:table-cell>
          <table:table-cell table:formula="of:=[.C146]-[.C$2]" office:value-type="float" office:value="12.8724753856659" calcext:value-type="float">
            <text:p>12.8724753857</text:p>
          </table:table-cell>
          <table:table-cell table:formula="of:=[.D146]/([.E146]-[.E145])" office:value-type="float" office:value="237748.869741254" calcext:value-type="float">
            <text:p>237748.86974125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42890781.96448" calcext:value-type="float">
            <text:p>1442890781.96448</text:p>
          </table:table-cell>
          <table:table-cell office:value-type="float" office:value="1442890781.97936" calcext:value-type="float">
            <text:p>1442890781.97936</text:p>
          </table:table-cell>
          <table:table-cell office:value-type="float" office:value="896" calcext:value-type="float">
            <text:p>896</text:p>
          </table:table-cell>
          <table:table-cell table:formula="of:=[.C147]-[.C$2]" office:value-type="float" office:value="12.8762500286102" calcext:value-type="float">
            <text:p>12.8762500286</text:p>
          </table:table-cell>
          <table:table-cell table:formula="of:=[.D147]/([.E147]-[.E146])" office:value-type="float" office:value="237373.44517433" calcext:value-type="float">
            <text:p>237373.4451743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42890781.9645" calcext:value-type="float">
            <text:p>1442890781.9645</text:p>
          </table:table-cell>
          <table:table-cell office:value-type="float" office:value="1442890781.98313" calcext:value-type="float">
            <text:p>1442890781.98313</text:p>
          </table:table-cell>
          <table:table-cell office:value-type="float" office:value="896" calcext:value-type="float">
            <text:p>896</text:p>
          </table:table-cell>
          <table:table-cell table:formula="of:=[.C148]-[.C$2]" office:value-type="float" office:value="12.8800241947174" calcext:value-type="float">
            <text:p>12.8800241947</text:p>
          </table:table-cell>
          <table:table-cell table:formula="of:=[.D148]/([.E148]-[.E147])" office:value-type="float" office:value="237403.435502211" calcext:value-type="float">
            <text:p>237403.435502211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2890781.96452" calcext:value-type="float">
            <text:p>1442890781.96452</text:p>
          </table:table-cell>
          <table:table-cell office:value-type="float" office:value="1442890781.9869" calcext:value-type="float">
            <text:p>1442890781.9869</text:p>
          </table:table-cell>
          <table:table-cell office:value-type="float" office:value="896" calcext:value-type="float">
            <text:p>896</text:p>
          </table:table-cell>
          <table:table-cell table:formula="of:=[.C149]-[.C$2]" office:value-type="float" office:value="12.8837969303131" calcext:value-type="float">
            <text:p>12.8837969303</text:p>
          </table:table-cell>
          <table:table-cell table:formula="of:=[.D149]/([.E149]-[.E148])" office:value-type="float" office:value="237493.451971689" calcext:value-type="float">
            <text:p>237493.451971689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442890781.96454" calcext:value-type="float">
            <text:p>1442890781.96454</text:p>
          </table:table-cell>
          <table:table-cell office:value-type="float" office:value="1442890781.99067" calcext:value-type="float">
            <text:p>1442890781.99067</text:p>
          </table:table-cell>
          <table:table-cell office:value-type="float" office:value="896" calcext:value-type="float">
            <text:p>896</text:p>
          </table:table-cell>
          <table:table-cell table:formula="of:=[.C150]-[.C$2]" office:value-type="float" office:value="12.8875608444214" calcext:value-type="float">
            <text:p>12.8875608444</text:p>
          </table:table-cell>
          <table:table-cell table:formula="of:=[.D150]/([.E150]-[.E149])" office:value-type="float" office:value="238050.065496928" calcext:value-type="float">
            <text:p>238050.06549692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442890781.96456" calcext:value-type="float">
            <text:p>1442890781.96456</text:p>
          </table:table-cell>
          <table:table-cell office:value-type="float" office:value="1442890781.99444" calcext:value-type="float">
            <text:p>1442890781.99444</text:p>
          </table:table-cell>
          <table:table-cell office:value-type="float" office:value="896" calcext:value-type="float">
            <text:p>896</text:p>
          </table:table-cell>
          <table:table-cell table:formula="of:=[.C151]-[.C$2]" office:value-type="float" office:value="12.8913307189941" calcext:value-type="float">
            <text:p>12.891330719</text:p>
          </table:table-cell>
          <table:table-cell table:formula="of:=[.D151]/([.E151]-[.E150])" office:value-type="float" office:value="237673.689855806" calcext:value-type="float">
            <text:p>237673.689855806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442890781.96458" calcext:value-type="float">
            <text:p>1442890781.96458</text:p>
          </table:table-cell>
          <table:table-cell office:value-type="float" office:value="1442890781.9982" calcext:value-type="float">
            <text:p>1442890781.9982</text:p>
          </table:table-cell>
          <table:table-cell office:value-type="float" office:value="896" calcext:value-type="float">
            <text:p>896</text:p>
          </table:table-cell>
          <table:table-cell table:formula="of:=[.C152]-[.C$2]" office:value-type="float" office:value="12.8950905799866" calcext:value-type="float">
            <text:p>12.89509058</text:p>
          </table:table-cell>
          <table:table-cell table:formula="of:=[.D152]/([.E152]-[.E151])" office:value-type="float" office:value="238306.682561826" calcext:value-type="float">
            <text:p>238306.682561826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42890781.9646" calcext:value-type="float">
            <text:p>1442890781.9646</text:p>
          </table:table-cell>
          <table:table-cell office:value-type="float" office:value="1442890782.00177" calcext:value-type="float">
            <text:p>1442890782.00177</text:p>
          </table:table-cell>
          <table:table-cell office:value-type="float" office:value="896" calcext:value-type="float">
            <text:p>896</text:p>
          </table:table-cell>
          <table:table-cell table:formula="of:=[.C153]-[.C$2]" office:value-type="float" office:value="12.8986599445343" calcext:value-type="float">
            <text:p>12.8986599445</text:p>
          </table:table-cell>
          <table:table-cell table:formula="of:=[.D153]/([.E153]-[.E152])" office:value-type="float" office:value="251025.074076548" calcext:value-type="float">
            <text:p>251025.07407654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442890781.96462" calcext:value-type="float">
            <text:p>1442890781.96462</text:p>
          </table:table-cell>
          <table:table-cell office:value-type="float" office:value="1442890782.00518" calcext:value-type="float">
            <text:p>1442890782.00518</text:p>
          </table:table-cell>
          <table:table-cell office:value-type="float" office:value="896" calcext:value-type="float">
            <text:p>896</text:p>
          </table:table-cell>
          <table:table-cell table:formula="of:=[.C154]-[.C$2]" office:value-type="float" office:value="12.9020712375641" calcext:value-type="float">
            <text:p>12.9020712376</text:p>
          </table:table-cell>
          <table:table-cell table:formula="of:=[.D154]/([.E154]-[.E153])" office:value-type="float" office:value="262657.001956947" calcext:value-type="float">
            <text:p>262657.00195694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442890782.02658" calcext:value-type="float">
            <text:p>1442890782.02658</text:p>
          </table:table-cell>
          <table:table-cell office:value-type="float" office:value="1442890782.02662" calcext:value-type="float">
            <text:p>1442890782.02662</text:p>
          </table:table-cell>
          <table:table-cell office:value-type="float" office:value="896" calcext:value-type="float">
            <text:p>896</text:p>
          </table:table-cell>
          <table:table-cell table:formula="of:=[.C155]-[.C$2]" office:value-type="float" office:value="12.9235126972198" calcext:value-type="float">
            <text:p>12.9235126972</text:p>
          </table:table-cell>
          <table:table-cell table:formula="of:=[.D155]/([.E155]-[.E154])" office:value-type="float" office:value="41788.199795401" calcext:value-type="float">
            <text:p>41788.199795401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442890782.02666" calcext:value-type="float">
            <text:p>1442890782.02666</text:p>
          </table:table-cell>
          <table:table-cell office:value-type="float" office:value="1442890782.03" calcext:value-type="float">
            <text:p>1442890782.03</text:p>
          </table:table-cell>
          <table:table-cell office:value-type="float" office:value="896" calcext:value-type="float">
            <text:p>896</text:p>
          </table:table-cell>
          <table:table-cell table:formula="of:=[.C156]-[.C$2]" office:value-type="float" office:value="12.9268932342529" calcext:value-type="float">
            <text:p>12.9268932343</text:p>
          </table:table-cell>
          <table:table-cell table:formula="of:=[.D156]/([.E156]-[.E155])" office:value-type="float" office:value="265046.645320544" calcext:value-type="float">
            <text:p>265046.64532054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42890782.02668" calcext:value-type="float">
            <text:p>1442890782.02668</text:p>
          </table:table-cell>
          <table:table-cell office:value-type="float" office:value="1442890782.0334" calcext:value-type="float">
            <text:p>1442890782.0334</text:p>
          </table:table-cell>
          <table:table-cell office:value-type="float" office:value="896" calcext:value-type="float">
            <text:p>896</text:p>
          </table:table-cell>
          <table:table-cell table:formula="of:=[.C157]-[.C$2]" office:value-type="float" office:value="12.9302897453308" calcext:value-type="float">
            <text:p>12.9302897453</text:p>
          </table:table-cell>
          <table:table-cell table:formula="of:=[.D157]/([.E157]-[.E156])" office:value-type="float" office:value="263800.111189106" calcext:value-type="float">
            <text:p>263800.111189106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442890782.0267" calcext:value-type="float">
            <text:p>1442890782.0267</text:p>
          </table:table-cell>
          <table:table-cell office:value-type="float" office:value="1442890782.03681" calcext:value-type="float">
            <text:p>1442890782.03681</text:p>
          </table:table-cell>
          <table:table-cell office:value-type="float" office:value="896" calcext:value-type="float">
            <text:p>896</text:p>
          </table:table-cell>
          <table:table-cell table:formula="of:=[.C158]-[.C$2]" office:value-type="float" office:value="12.9337055683136" calcext:value-type="float">
            <text:p>12.9337055683</text:p>
          </table:table-cell>
          <table:table-cell table:formula="of:=[.D158]/([.E158]-[.E157])" office:value-type="float" office:value="262308.6748098" calcext:value-type="float">
            <text:p>262308.674809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442890782.02672" calcext:value-type="float">
            <text:p>1442890782.02672</text:p>
          </table:table-cell>
          <table:table-cell office:value-type="float" office:value="1442890782.04023" calcext:value-type="float">
            <text:p>1442890782.04023</text:p>
          </table:table-cell>
          <table:table-cell office:value-type="float" office:value="896" calcext:value-type="float">
            <text:p>896</text:p>
          </table:table-cell>
          <table:table-cell table:formula="of:=[.C159]-[.C$2]" office:value-type="float" office:value="12.9371228218079" calcext:value-type="float">
            <text:p>12.9371228218</text:p>
          </table:table-cell>
          <table:table-cell table:formula="of:=[.D159]/([.E159]-[.E158])" office:value-type="float" office:value="262198.868624852" calcext:value-type="float">
            <text:p>262198.868624852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442890782.02674" calcext:value-type="float">
            <text:p>1442890782.02674</text:p>
          </table:table-cell>
          <table:table-cell office:value-type="float" office:value="1442890782.04365" calcext:value-type="float">
            <text:p>1442890782.04365</text:p>
          </table:table-cell>
          <table:table-cell office:value-type="float" office:value="896" calcext:value-type="float">
            <text:p>896</text:p>
          </table:table-cell>
          <table:table-cell table:formula="of:=[.C160]-[.C$2]" office:value-type="float" office:value="12.9405415058136" calcext:value-type="float">
            <text:p>12.9405415058</text:p>
          </table:table-cell>
          <table:table-cell table:formula="of:=[.D160]/([.E160]-[.E159])" office:value-type="float" office:value="262089.154334333" calcext:value-type="float">
            <text:p>262089.15433433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42890782.17095" calcext:value-type="float">
            <text:p>1442890782.17095</text:p>
          </table:table-cell>
          <table:table-cell office:value-type="float" office:value="1442890782.171" calcext:value-type="float">
            <text:p>1442890782.171</text:p>
          </table:table-cell>
          <table:table-cell office:value-type="float" office:value="896" calcext:value-type="float">
            <text:p>896</text:p>
          </table:table-cell>
          <table:table-cell table:formula="of:=[.C161]-[.C$2]" office:value-type="float" office:value="13.0678961277008" calcext:value-type="float">
            <text:p>13.0678961277</text:p>
          </table:table-cell>
          <table:table-cell table:formula="of:=[.D161]/([.E161]-[.E160])" office:value-type="float" office:value="7035.47297084791" calcext:value-type="float">
            <text:p>7035.4729708479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42890782.17105" calcext:value-type="float">
            <text:p>1442890782.17105</text:p>
          </table:table-cell>
          <table:table-cell office:value-type="float" office:value="1442890782.17441" calcext:value-type="float">
            <text:p>1442890782.17441</text:p>
          </table:table-cell>
          <table:table-cell office:value-type="float" office:value="896" calcext:value-type="float">
            <text:p>896</text:p>
          </table:table-cell>
          <table:table-cell table:formula="of:=[.C162]-[.C$2]" office:value-type="float" office:value="13.0713000297546" calcext:value-type="float">
            <text:p>13.0713000298</text:p>
          </table:table-cell>
          <table:table-cell table:formula="of:=[.D162]/([.E162]-[.E161])" office:value-type="float" office:value="263227.315542481" calcext:value-type="float">
            <text:p>263227.31554248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42890782.17109" calcext:value-type="float">
            <text:p>1442890782.17109</text:p>
          </table:table-cell>
          <table:table-cell office:value-type="float" office:value="1442890782.17782" calcext:value-type="float">
            <text:p>1442890782.17782</text:p>
          </table:table-cell>
          <table:table-cell office:value-type="float" office:value="896" calcext:value-type="float">
            <text:p>896</text:p>
          </table:table-cell>
          <table:table-cell table:formula="of:=[.C163]-[.C$2]" office:value-type="float" office:value="13.0747141838074" calcext:value-type="float">
            <text:p>13.0747141838</text:p>
          </table:table-cell>
          <table:table-cell table:formula="of:=[.D163]/([.E163]-[.E162])" office:value-type="float" office:value="262436.898324022" calcext:value-type="float">
            <text:p>262436.898324022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442890782.17111" calcext:value-type="float">
            <text:p>1442890782.17111</text:p>
          </table:table-cell>
          <table:table-cell office:value-type="float" office:value="1442890782.18122" calcext:value-type="float">
            <text:p>1442890782.18122</text:p>
          </table:table-cell>
          <table:table-cell office:value-type="float" office:value="896" calcext:value-type="float">
            <text:p>896</text:p>
          </table:table-cell>
          <table:table-cell table:formula="of:=[.C164]-[.C$2]" office:value-type="float" office:value="13.0781121253967" calcext:value-type="float">
            <text:p>13.0781121254</text:p>
          </table:table-cell>
          <table:table-cell table:formula="of:=[.D164]/([.E164]-[.E163])" office:value-type="float" office:value="263689.053045187" calcext:value-type="float">
            <text:p>263689.053045187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442890782.17113" calcext:value-type="float">
            <text:p>1442890782.17113</text:p>
          </table:table-cell>
          <table:table-cell office:value-type="float" office:value="1442890782.18462" calcext:value-type="float">
            <text:p>1442890782.18462</text:p>
          </table:table-cell>
          <table:table-cell office:value-type="float" office:value="896" calcext:value-type="float">
            <text:p>896</text:p>
          </table:table-cell>
          <table:table-cell table:formula="of:=[.C165]-[.C$2]" office:value-type="float" office:value="13.081512928009" calcext:value-type="float">
            <text:p>13.081512928</text:p>
          </table:table-cell>
          <table:table-cell table:formula="of:=[.D165]/([.E165]-[.E164])" office:value-type="float" office:value="263467.217049916" calcext:value-type="float">
            <text:p>263467.217049916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42890782.17115" calcext:value-type="float">
            <text:p>1442890782.17115</text:p>
          </table:table-cell>
          <table:table-cell office:value-type="float" office:value="1442890782.18802" calcext:value-type="float">
            <text:p>1442890782.18802</text:p>
          </table:table-cell>
          <table:table-cell office:value-type="float" office:value="896" calcext:value-type="float">
            <text:p>896</text:p>
          </table:table-cell>
          <table:table-cell table:formula="of:=[.C166]-[.C$2]" office:value-type="float" office:value="13.0849132537842" calcext:value-type="float">
            <text:p>13.0849132538</text:p>
          </table:table-cell>
          <table:table-cell table:formula="of:=[.D166]/([.E166]-[.E165])" office:value-type="float" office:value="263504.163791895" calcext:value-type="float">
            <text:p>263504.16379189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42890782.17117" calcext:value-type="float">
            <text:p>1442890782.17117</text:p>
          </table:table-cell>
          <table:table-cell office:value-type="float" office:value="1442890782.19143" calcext:value-type="float">
            <text:p>1442890782.19143</text:p>
          </table:table-cell>
          <table:table-cell office:value-type="float" office:value="896" calcext:value-type="float">
            <text:p>896</text:p>
          </table:table-cell>
          <table:table-cell table:formula="of:=[.C167]-[.C$2]" office:value-type="float" office:value="13.088324546814" calcext:value-type="float">
            <text:p>13.0883245468</text:p>
          </table:table-cell>
          <table:table-cell table:formula="of:=[.D167]/([.E167]-[.E166])" office:value-type="float" office:value="262657.001956947" calcext:value-type="float">
            <text:p>262657.001956947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442890782.17119" calcext:value-type="float">
            <text:p>1442890782.17119</text:p>
          </table:table-cell>
          <table:table-cell office:value-type="float" office:value="1442890782.19482" calcext:value-type="float">
            <text:p>1442890782.19482</text:p>
          </table:table-cell>
          <table:table-cell office:value-type="float" office:value="896" calcext:value-type="float">
            <text:p>896</text:p>
          </table:table-cell>
          <table:table-cell table:formula="of:=[.C168]-[.C$2]" office:value-type="float" office:value="13.0917136669159" calcext:value-type="float">
            <text:p>13.0917136669</text:p>
          </table:table-cell>
          <table:table-cell table:formula="of:=[.D168]/([.E168]-[.E167])" office:value-type="float" office:value="264375.40513542" calcext:value-type="float">
            <text:p>264375.4051354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42890782.17121" calcext:value-type="float">
            <text:p>1442890782.17121</text:p>
          </table:table-cell>
          <table:table-cell office:value-type="float" office:value="1442890782.19823" calcext:value-type="float">
            <text:p>1442890782.19823</text:p>
          </table:table-cell>
          <table:table-cell office:value-type="float" office:value="896" calcext:value-type="float">
            <text:p>896</text:p>
          </table:table-cell>
          <table:table-cell table:formula="of:=[.C169]-[.C$2]" office:value-type="float" office:value="13.09512758255" calcext:value-type="float">
            <text:p>13.0951275826</text:p>
          </table:table-cell>
          <table:table-cell table:formula="of:=[.D169]/([.E169]-[.E168])" office:value-type="float" office:value="262455.226202947" calcext:value-type="float">
            <text:p>262455.226202947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42890782.17123" calcext:value-type="float">
            <text:p>1442890782.17123</text:p>
          </table:table-cell>
          <table:table-cell office:value-type="float" office:value="1442890782.20166" calcext:value-type="float">
            <text:p>1442890782.20166</text:p>
          </table:table-cell>
          <table:table-cell office:value-type="float" office:value="896" calcext:value-type="float">
            <text:p>896</text:p>
          </table:table-cell>
          <table:table-cell table:formula="of:=[.C170]-[.C$2]" office:value-type="float" office:value="13.098552942276" calcext:value-type="float">
            <text:p>13.0985529423</text:p>
          </table:table-cell>
          <table:table-cell table:formula="of:=[.D170]/([.E170]-[.E169])" office:value-type="float" office:value="261578.365977588" calcext:value-type="float">
            <text:p>261578.36597758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42890782.17126" calcext:value-type="float">
            <text:p>1442890782.17126</text:p>
          </table:table-cell>
          <table:table-cell office:value-type="float" office:value="1442890782.20507" calcext:value-type="float">
            <text:p>1442890782.20507</text:p>
          </table:table-cell>
          <table:table-cell office:value-type="float" office:value="896" calcext:value-type="float">
            <text:p>896</text:p>
          </table:table-cell>
          <table:table-cell table:formula="of:=[.C171]-[.C$2]" office:value-type="float" office:value="13.1019666194916" calcext:value-type="float">
            <text:p>13.1019666195</text:p>
          </table:table-cell>
          <table:table-cell table:formula="of:=[.D171]/([.E171]-[.E170])" office:value-type="float" office:value="262473.556641989" calcext:value-type="float">
            <text:p>262473.55664198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42890782.17128" calcext:value-type="float">
            <text:p>1442890782.17128</text:p>
          </table:table-cell>
          <table:table-cell office:value-type="float" office:value="1442890782.20847" calcext:value-type="float">
            <text:p>1442890782.20847</text:p>
          </table:table-cell>
          <table:table-cell office:value-type="float" office:value="896" calcext:value-type="float">
            <text:p>896</text:p>
          </table:table-cell>
          <table:table-cell table:formula="of:=[.C172]-[.C$2]" office:value-type="float" office:value="13.1053624153137" calcext:value-type="float">
            <text:p>13.1053624153</text:p>
          </table:table-cell>
          <table:table-cell table:formula="of:=[.D172]/([.E172]-[.E171])" office:value-type="float" office:value="263855.675349294" calcext:value-type="float">
            <text:p>263855.67534929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42890782.22744" calcext:value-type="float">
            <text:p>1442890782.22744</text:p>
          </table:table-cell>
          <table:table-cell office:value-type="float" office:value="1442890782.22747" calcext:value-type="float">
            <text:p>1442890782.22747</text:p>
          </table:table-cell>
          <table:table-cell office:value-type="float" office:value="896" calcext:value-type="float">
            <text:p>896</text:p>
          </table:table-cell>
          <table:table-cell table:formula="of:=[.C173]-[.C$2]" office:value-type="float" office:value="13.1243665218353" calcext:value-type="float">
            <text:p>13.1243665218</text:p>
          </table:table-cell>
          <table:table-cell table:formula="of:=[.D173]/([.E173]-[.E172])" office:value-type="float" office:value="47147.704575393" calcext:value-type="float">
            <text:p>47147.70457539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42890782.22751" calcext:value-type="float">
            <text:p>1442890782.22751</text:p>
          </table:table-cell>
          <table:table-cell office:value-type="float" office:value="1442890782.23087" calcext:value-type="float">
            <text:p>1442890782.23087</text:p>
          </table:table-cell>
          <table:table-cell office:value-type="float" office:value="896" calcext:value-type="float">
            <text:p>896</text:p>
          </table:table-cell>
          <table:table-cell table:formula="of:=[.C174]-[.C$2]" office:value-type="float" office:value="13.1277611255646" calcext:value-type="float">
            <text:p>13.1277611256</text:p>
          </table:table-cell>
          <table:table-cell table:formula="of:=[.D174]/([.E174]-[.E173])" office:value-type="float" office:value="263948.334316618" calcext:value-type="float">
            <text:p>263948.334316618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42890782.22753" calcext:value-type="float">
            <text:p>1442890782.22753</text:p>
          </table:table-cell>
          <table:table-cell office:value-type="float" office:value="1442890782.23427" calcext:value-type="float">
            <text:p>1442890782.23427</text:p>
          </table:table-cell>
          <table:table-cell office:value-type="float" office:value="896" calcext:value-type="float">
            <text:p>896</text:p>
          </table:table-cell>
          <table:table-cell table:formula="of:=[.C175]-[.C$2]" office:value-type="float" office:value="13.1311635971069" calcext:value-type="float">
            <text:p>13.1311635971</text:p>
          </table:table-cell>
          <table:table-cell table:formula="of:=[.D175]/([.E175]-[.E174])" office:value-type="float" office:value="263337.985004555" calcext:value-type="float">
            <text:p>263337.98500455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42890782.22755" calcext:value-type="float">
            <text:p>1442890782.22755</text:p>
          </table:table-cell>
          <table:table-cell office:value-type="float" office:value="1442890782.23769" calcext:value-type="float">
            <text:p>1442890782.23769</text:p>
          </table:table-cell>
          <table:table-cell office:value-type="float" office:value="896" calcext:value-type="float">
            <text:p>896</text:p>
          </table:table-cell>
          <table:table-cell table:formula="of:=[.C176]-[.C$2]" office:value-type="float" office:value="13.1345796585083" calcext:value-type="float">
            <text:p>13.1345796585</text:p>
          </table:table-cell>
          <table:table-cell table:formula="of:=[.D176]/([.E176]-[.E175])" office:value-type="float" office:value="262290.367392518" calcext:value-type="float">
            <text:p>262290.36739251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42890782.22757" calcext:value-type="float">
            <text:p>1442890782.22757</text:p>
          </table:table-cell>
          <table:table-cell office:value-type="float" office:value="1442890782.24107" calcext:value-type="float">
            <text:p>1442890782.24107</text:p>
          </table:table-cell>
          <table:table-cell office:value-type="float" office:value="896" calcext:value-type="float">
            <text:p>896</text:p>
          </table:table-cell>
          <table:table-cell table:formula="of:=[.C177]-[.C$2]" office:value-type="float" office:value="13.1379601955414" calcext:value-type="float">
            <text:p>13.1379601955</text:p>
          </table:table-cell>
          <table:table-cell table:formula="of:=[.D177]/([.E177]-[.E176])" office:value-type="float" office:value="265046.645320544" calcext:value-type="float">
            <text:p>265046.64532054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42890782.22759" calcext:value-type="float">
            <text:p>1442890782.22759</text:p>
          </table:table-cell>
          <table:table-cell office:value-type="float" office:value="1442890782.24444" calcext:value-type="float">
            <text:p>1442890782.24444</text:p>
          </table:table-cell>
          <table:table-cell office:value-type="float" office:value="896" calcext:value-type="float">
            <text:p>896</text:p>
          </table:table-cell>
          <table:table-cell table:formula="of:=[.C178]-[.C$2]" office:value-type="float" office:value="13.1413295269012" calcext:value-type="float">
            <text:p>13.1413295269</text:p>
          </table:table-cell>
          <table:table-cell table:formula="of:=[.D178]/([.E178]-[.E177])" office:value-type="float" office:value="265928.133597509" calcext:value-type="float">
            <text:p>265928.13359750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42890782.34978" calcext:value-type="float">
            <text:p>1442890782.34978</text:p>
          </table:table-cell>
          <table:table-cell office:value-type="float" office:value="1442890782.34982" calcext:value-type="float">
            <text:p>1442890782.34982</text:p>
          </table:table-cell>
          <table:table-cell office:value-type="float" office:value="896" calcext:value-type="float">
            <text:p>896</text:p>
          </table:table-cell>
          <table:table-cell table:formula="of:=[.C179]-[.C$2]" office:value-type="float" office:value="13.2467129230499" calcext:value-type="float">
            <text:p>13.2467129231</text:p>
          </table:table-cell>
          <table:table-cell table:formula="of:=[.D179]/([.E179]-[.E178])" office:value-type="float" office:value="8502.28814732698" calcext:value-type="float">
            <text:p>8502.28814732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42890782.34989" calcext:value-type="float">
            <text:p>1442890782.34989</text:p>
          </table:table-cell>
          <table:table-cell office:value-type="float" office:value="1442890782.35322" calcext:value-type="float">
            <text:p>1442890782.35322</text:p>
          </table:table-cell>
          <table:table-cell office:value-type="float" office:value="896" calcext:value-type="float">
            <text:p>896</text:p>
          </table:table-cell>
          <table:table-cell table:formula="of:=[.C180]-[.C$2]" office:value-type="float" office:value="13.2501156330109" calcext:value-type="float">
            <text:p>13.250115633</text:p>
          </table:table-cell>
          <table:table-cell table:formula="of:=[.D180]/([.E180]-[.E179])" office:value-type="float" office:value="263319.533632287" calcext:value-type="float">
            <text:p>263319.53363228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42890782.34995" calcext:value-type="float">
            <text:p>1442890782.34995</text:p>
          </table:table-cell>
          <table:table-cell office:value-type="float" office:value="1442890782.35662" calcext:value-type="float">
            <text:p>1442890782.35662</text:p>
          </table:table-cell>
          <table:table-cell office:value-type="float" office:value="896" calcext:value-type="float">
            <text:p>896</text:p>
          </table:table-cell>
          <table:table-cell table:formula="of:=[.C181]-[.C$2]" office:value-type="float" office:value="13.2535147666931" calcext:value-type="float">
            <text:p>13.2535147667</text:p>
          </table:table-cell>
          <table:table-cell table:formula="of:=[.D181]/([.E181]-[.E180])" office:value-type="float" office:value="263596.575997756" calcext:value-type="float">
            <text:p>263596.57599775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42890782.34998" calcext:value-type="float">
            <text:p>1442890782.34998</text:p>
          </table:table-cell>
          <table:table-cell office:value-type="float" office:value="1442890782.36002" calcext:value-type="float">
            <text:p>1442890782.36002</text:p>
          </table:table-cell>
          <table:table-cell office:value-type="float" office:value="896" calcext:value-type="float">
            <text:p>896</text:p>
          </table:table-cell>
          <table:table-cell table:formula="of:=[.C182]-[.C$2]" office:value-type="float" office:value="13.2569103240967" calcext:value-type="float">
            <text:p>13.2569103241</text:p>
          </table:table-cell>
          <table:table-cell table:formula="of:=[.D182]/([.E182]-[.E181])" office:value-type="float" office:value="263874.20193793" calcext:value-type="float">
            <text:p>263874.20193793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42890782.35001" calcext:value-type="float">
            <text:p>1442890782.35001</text:p>
          </table:table-cell>
          <table:table-cell office:value-type="float" office:value="1442890782.36342" calcext:value-type="float">
            <text:p>1442890782.36342</text:p>
          </table:table-cell>
          <table:table-cell office:value-type="float" office:value="896" calcext:value-type="float">
            <text:p>896</text:p>
          </table:table-cell>
          <table:table-cell table:formula="of:=[.C183]-[.C$2]" office:value-type="float" office:value="13.2603106498718" calcext:value-type="float">
            <text:p>13.2603106499</text:p>
          </table:table-cell>
          <table:table-cell table:formula="of:=[.D183]/([.E183]-[.E182])" office:value-type="float" office:value="263504.163791895" calcext:value-type="float">
            <text:p>263504.16379189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42890782.35003" calcext:value-type="float">
            <text:p>1442890782.35003</text:p>
          </table:table-cell>
          <table:table-cell office:value-type="float" office:value="1442890782.36683" calcext:value-type="float">
            <text:p>1442890782.36683</text:p>
          </table:table-cell>
          <table:table-cell office:value-type="float" office:value="896" calcext:value-type="float">
            <text:p>896</text:p>
          </table:table-cell>
          <table:table-cell table:formula="of:=[.C184]-[.C$2]" office:value-type="float" office:value="13.2637202739716" calcext:value-type="float">
            <text:p>13.263720274</text:p>
          </table:table-cell>
          <table:table-cell table:formula="of:=[.D184]/([.E184]-[.E183])" office:value-type="float" office:value="262785.566324033" calcext:value-type="float">
            <text:p>262785.56632403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42890782.35005" calcext:value-type="float">
            <text:p>1442890782.35005</text:p>
          </table:table-cell>
          <table:table-cell office:value-type="float" office:value="1442890782.37022" calcext:value-type="float">
            <text:p>1442890782.37022</text:p>
          </table:table-cell>
          <table:table-cell office:value-type="float" office:value="896" calcext:value-type="float">
            <text:p>896</text:p>
          </table:table-cell>
          <table:table-cell table:formula="of:=[.C185]-[.C$2]" office:value-type="float" office:value="13.2671175003052" calcext:value-type="float">
            <text:p>13.2671175003</text:p>
          </table:table-cell>
          <table:table-cell table:formula="of:=[.D185]/([.E185]-[.E184])" office:value-type="float" office:value="263744.570425995" calcext:value-type="float">
            <text:p>263744.570425995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42890782.35007" calcext:value-type="float">
            <text:p>1442890782.35007</text:p>
          </table:table-cell>
          <table:table-cell office:value-type="float" office:value="1442890782.37367" calcext:value-type="float">
            <text:p>1442890782.37367</text:p>
          </table:table-cell>
          <table:table-cell office:value-type="float" office:value="896" calcext:value-type="float">
            <text:p>896</text:p>
          </table:table-cell>
          <table:table-cell table:formula="of:=[.C186]-[.C$2]" office:value-type="float" office:value="13.2705652713776" calcext:value-type="float">
            <text:p>13.2705652714</text:p>
          </table:table-cell>
          <table:table-cell table:formula="of:=[.D186]/([.E186]-[.E185])" office:value-type="float" office:value="259878.043288846" calcext:value-type="float">
            <text:p>259878.043288846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442890782.35009" calcext:value-type="float">
            <text:p>1442890782.35009</text:p>
          </table:table-cell>
          <table:table-cell office:value-type="float" office:value="1442890782.37708" calcext:value-type="float">
            <text:p>1442890782.37708</text:p>
          </table:table-cell>
          <table:table-cell office:value-type="float" office:value="896" calcext:value-type="float">
            <text:p>896</text:p>
          </table:table-cell>
          <table:table-cell table:formula="of:=[.C187]-[.C$2]" office:value-type="float" office:value="13.2739722728729" calcext:value-type="float">
            <text:p>13.2739722729</text:p>
          </table:table-cell>
          <table:table-cell table:formula="of:=[.D187]/([.E187]-[.E186])" office:value-type="float" office:value="262987.850524843" calcext:value-type="float">
            <text:p>262987.850524843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442890782.35011" calcext:value-type="float">
            <text:p>1442890782.35011</text:p>
          </table:table-cell>
          <table:table-cell office:value-type="float" office:value="1442890782.38049" calcext:value-type="float">
            <text:p>1442890782.38049</text:p>
          </table:table-cell>
          <table:table-cell office:value-type="float" office:value="896" calcext:value-type="float">
            <text:p>896</text:p>
          </table:table-cell>
          <table:table-cell table:formula="of:=[.C188]-[.C$2]" office:value-type="float" office:value="13.2773807048798" calcext:value-type="float">
            <text:p>13.2773807049</text:p>
          </table:table-cell>
          <table:table-cell table:formula="of:=[.D188]/([.E188]-[.E187])" office:value-type="float" office:value="262877.475097929" calcext:value-type="float">
            <text:p>262877.47509792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442890782.35013" calcext:value-type="float">
            <text:p>1442890782.35013</text:p>
          </table:table-cell>
          <table:table-cell office:value-type="float" office:value="1442890782.3839" calcext:value-type="float">
            <text:p>1442890782.3839</text:p>
          </table:table-cell>
          <table:table-cell office:value-type="float" office:value="896" calcext:value-type="float">
            <text:p>896</text:p>
          </table:table-cell>
          <table:table-cell table:formula="of:=[.C189]-[.C$2]" office:value-type="float" office:value="13.2807900905609" calcext:value-type="float">
            <text:p>13.2807900906</text:p>
          </table:table-cell>
          <table:table-cell table:formula="of:=[.D189]/([.E189]-[.E188])" office:value-type="float" office:value="262803.942937063" calcext:value-type="float">
            <text:p>262803.94293706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442890782.35015" calcext:value-type="float">
            <text:p>1442890782.35015</text:p>
          </table:table-cell>
          <table:table-cell office:value-type="float" office:value="1442890782.3873" calcext:value-type="float">
            <text:p>1442890782.3873</text:p>
          </table:table-cell>
          <table:table-cell office:value-type="float" office:value="896" calcext:value-type="float">
            <text:p>896</text:p>
          </table:table-cell>
          <table:table-cell table:formula="of:=[.C190]-[.C$2]" office:value-type="float" office:value="13.2841877937317" calcext:value-type="float">
            <text:p>13.2841877937</text:p>
          </table:table-cell>
          <table:table-cell table:formula="of:=[.D190]/([.E190]-[.E189])" office:value-type="float" office:value="263707.556241667" calcext:value-type="float">
            <text:p>263707.55624166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442890782.4284" calcext:value-type="float">
            <text:p>1442890782.4284</text:p>
          </table:table-cell>
          <table:table-cell office:value-type="float" office:value="1442890782.42844" calcext:value-type="float">
            <text:p>1442890782.42844</text:p>
          </table:table-cell>
          <table:table-cell office:value-type="float" office:value="896" calcext:value-type="float">
            <text:p>896</text:p>
          </table:table-cell>
          <table:table-cell table:formula="of:=[.C191]-[.C$2]" office:value-type="float" office:value="13.3253290653229" calcext:value-type="float">
            <text:p>13.3253290653</text:p>
          </table:table-cell>
          <table:table-cell table:formula="of:=[.D191]/([.E191]-[.E190])" office:value-type="float" office:value="21778.6170758987" calcext:value-type="float">
            <text:p>21778.617075898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442890782.42849" calcext:value-type="float">
            <text:p>1442890782.42849</text:p>
          </table:table-cell>
          <table:table-cell office:value-type="float" office:value="1442890782.43184" calcext:value-type="float">
            <text:p>1442890782.43184</text:p>
          </table:table-cell>
          <table:table-cell office:value-type="float" office:value="896" calcext:value-type="float">
            <text:p>896</text:p>
          </table:table-cell>
          <table:table-cell table:formula="of:=[.C192]-[.C$2]" office:value-type="float" office:value="13.3287355899811" calcext:value-type="float">
            <text:p>13.32873559</text:p>
          </table:table-cell>
          <table:table-cell table:formula="of:=[.D192]/([.E192]-[.E191])" office:value-type="float" office:value="263024.662933931" calcext:value-type="float">
            <text:p>263024.66293393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442890782.42851" calcext:value-type="float">
            <text:p>1442890782.42851</text:p>
          </table:table-cell>
          <table:table-cell office:value-type="float" office:value="1442890782.43535" calcext:value-type="float">
            <text:p>1442890782.43535</text:p>
          </table:table-cell>
          <table:table-cell office:value-type="float" office:value="896" calcext:value-type="float">
            <text:p>896</text:p>
          </table:table-cell>
          <table:table-cell table:formula="of:=[.C193]-[.C$2]" office:value-type="float" office:value="13.3322403430939" calcext:value-type="float">
            <text:p>13.3322403431</text:p>
          </table:table-cell>
          <table:table-cell table:formula="of:=[.D193]/([.E193]-[.E192])" office:value-type="float" office:value="255652.815238095" calcext:value-type="float">
            <text:p>255652.815238095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442890782.42853" calcext:value-type="float">
            <text:p>1442890782.42853</text:p>
          </table:table-cell>
          <table:table-cell office:value-type="float" office:value="1442890782.43875" calcext:value-type="float">
            <text:p>1442890782.43875</text:p>
          </table:table-cell>
          <table:table-cell office:value-type="float" office:value="896" calcext:value-type="float">
            <text:p>896</text:p>
          </table:table-cell>
          <table:table-cell table:formula="of:=[.C194]-[.C$2]" office:value-type="float" office:value="13.3356456756592" calcext:value-type="float">
            <text:p>13.3356456757</text:p>
          </table:table-cell>
          <table:table-cell table:formula="of:=[.D194]/([.E194]-[.E193])" office:value-type="float" office:value="263116.739060421" calcext:value-type="float">
            <text:p>263116.739060421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442890782.42855" calcext:value-type="float">
            <text:p>1442890782.42855</text:p>
          </table:table-cell>
          <table:table-cell office:value-type="float" office:value="1442890782.44216" calcext:value-type="float">
            <text:p>1442890782.44216</text:p>
          </table:table-cell>
          <table:table-cell office:value-type="float" office:value="896" calcext:value-type="float">
            <text:p>896</text:p>
          </table:table-cell>
          <table:table-cell table:formula="of:=[.C195]-[.C$2]" office:value-type="float" office:value="13.339049577713" calcext:value-type="float">
            <text:p>13.3390495777</text:p>
          </table:table-cell>
          <table:table-cell table:formula="of:=[.D195]/([.E195]-[.E194])" office:value-type="float" office:value="263227.315542481" calcext:value-type="float">
            <text:p>263227.315542481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442890782.42857" calcext:value-type="float">
            <text:p>1442890782.42857</text:p>
          </table:table-cell>
          <table:table-cell office:value-type="float" office:value="1442890782.44559" calcext:value-type="float">
            <text:p>1442890782.44559</text:p>
          </table:table-cell>
          <table:table-cell office:value-type="float" office:value="896" calcext:value-type="float">
            <text:p>896</text:p>
          </table:table-cell>
          <table:table-cell table:formula="of:=[.C196]-[.C$2]" office:value-type="float" office:value="13.3424801826477" calcext:value-type="float">
            <text:p>13.3424801826</text:p>
          </table:table-cell>
          <table:table-cell table:formula="of:=[.D196]/([.E196]-[.E195])" office:value-type="float" office:value="261178.426853847" calcext:value-type="float">
            <text:p>261178.42685384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42890782.42859" calcext:value-type="float">
            <text:p>1442890782.42859</text:p>
          </table:table-cell>
          <table:table-cell office:value-type="float" office:value="1442890782.44894" calcext:value-type="float">
            <text:p>1442890782.44894</text:p>
          </table:table-cell>
          <table:table-cell office:value-type="float" office:value="896" calcext:value-type="float">
            <text:p>896</text:p>
          </table:table-cell>
          <table:table-cell table:formula="of:=[.C197]-[.C$2]" office:value-type="float" office:value="13.3458321094513" calcext:value-type="float">
            <text:p>13.3458321095</text:p>
          </table:table-cell>
          <table:table-cell table:formula="of:=[.D197]/([.E197]-[.E196])" office:value-type="float" office:value="267308.939753894" calcext:value-type="float">
            <text:p>267308.93975389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442890782.42861" calcext:value-type="float">
            <text:p>1442890782.42861</text:p>
          </table:table-cell>
          <table:table-cell office:value-type="float" office:value="1442890782.45237" calcext:value-type="float">
            <text:p>1442890782.45237</text:p>
          </table:table-cell>
          <table:table-cell office:value-type="float" office:value="896" calcext:value-type="float">
            <text:p>896</text:p>
          </table:table-cell>
          <table:table-cell table:formula="of:=[.C198]-[.C$2]" office:value-type="float" office:value="13.3492608070374" calcext:value-type="float">
            <text:p>13.349260807</text:p>
          </table:table-cell>
          <table:table-cell table:formula="of:=[.D198]/([.E198]-[.E197])" office:value-type="float" office:value="261323.717683054" calcext:value-type="float">
            <text:p>261323.717683054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442890782.42863" calcext:value-type="float">
            <text:p>1442890782.42863</text:p>
          </table:table-cell>
          <table:table-cell office:value-type="float" office:value="1442890782.45576" calcext:value-type="float">
            <text:p>1442890782.45576</text:p>
          </table:table-cell>
          <table:table-cell office:value-type="float" office:value="896" calcext:value-type="float">
            <text:p>896</text:p>
          </table:table-cell>
          <table:table-cell table:formula="of:=[.C199]-[.C$2]" office:value-type="float" office:value="13.3526532649994" calcext:value-type="float">
            <text:p>13.352653265</text:p>
          </table:table-cell>
          <table:table-cell table:formula="of:=[.D199]/([.E199]-[.E198])" office:value-type="float" office:value="264115.284559702" calcext:value-type="float">
            <text:p>264115.28455970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442890782.55293" calcext:value-type="float">
            <text:p>1442890782.55293</text:p>
          </table:table-cell>
          <table:table-cell office:value-type="float" office:value="1442890782.55298" calcext:value-type="float">
            <text:p>1442890782.55298</text:p>
          </table:table-cell>
          <table:table-cell office:value-type="float" office:value="896" calcext:value-type="float">
            <text:p>896</text:p>
          </table:table-cell>
          <table:table-cell table:formula="of:=[.C200]-[.C$2]" office:value-type="float" office:value="13.4498775005341" calcext:value-type="float">
            <text:p>13.4498775005</text:p>
          </table:table-cell>
          <table:table-cell table:formula="of:=[.D200]/([.E200]-[.E199])" office:value-type="float" office:value="9215.80915573779" calcext:value-type="float">
            <text:p>9215.809155737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442890782.55306" calcext:value-type="float">
            <text:p>1442890782.55306</text:p>
          </table:table-cell>
          <table:table-cell office:value-type="float" office:value="1442890782.55639" calcext:value-type="float">
            <text:p>1442890782.55639</text:p>
          </table:table-cell>
          <table:table-cell office:value-type="float" office:value="896" calcext:value-type="float">
            <text:p>896</text:p>
          </table:table-cell>
          <table:table-cell table:formula="of:=[.C201]-[.C$2]" office:value-type="float" office:value="13.4532845020294" calcext:value-type="float">
            <text:p>13.453284502</text:p>
          </table:table-cell>
          <table:table-cell table:formula="of:=[.D201]/([.E201]-[.E200])" office:value-type="float" office:value="262987.850524843" calcext:value-type="float">
            <text:p>262987.85052484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442890782.5531" calcext:value-type="float">
            <text:p>1442890782.5531</text:p>
          </table:table-cell>
          <table:table-cell office:value-type="float" office:value="1442890782.55979" calcext:value-type="float">
            <text:p>1442890782.55979</text:p>
          </table:table-cell>
          <table:table-cell office:value-type="float" office:value="896" calcext:value-type="float">
            <text:p>896</text:p>
          </table:table-cell>
          <table:table-cell table:formula="of:=[.C202]-[.C$2]" office:value-type="float" office:value="13.4566853046417" calcext:value-type="float">
            <text:p>13.4566853046</text:p>
          </table:table-cell>
          <table:table-cell table:formula="of:=[.D202]/([.E202]-[.E201])" office:value-type="float" office:value="263467.217049916" calcext:value-type="float">
            <text:p>263467.21704991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442890782.55314" calcext:value-type="float">
            <text:p>1442890782.55314</text:p>
          </table:table-cell>
          <table:table-cell office:value-type="float" office:value="1442890782.56321" calcext:value-type="float">
            <text:p>1442890782.56321</text:p>
          </table:table-cell>
          <table:table-cell office:value-type="float" office:value="896" calcext:value-type="float">
            <text:p>896</text:p>
          </table:table-cell>
          <table:table-cell table:formula="of:=[.C203]-[.C$2]" office:value-type="float" office:value="13.4600985050201" calcext:value-type="float">
            <text:p>13.460098505</text:p>
          </table:table-cell>
          <table:table-cell table:formula="of:=[.D203]/([.E203]-[.E202])" office:value-type="float" office:value="262510.225202571" calcext:value-type="float">
            <text:p>262510.225202571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442890782.55317" calcext:value-type="float">
            <text:p>1442890782.55317</text:p>
          </table:table-cell>
          <table:table-cell office:value-type="float" office:value="1442890782.56661" calcext:value-type="float">
            <text:p>1442890782.56661</text:p>
          </table:table-cell>
          <table:table-cell office:value-type="float" office:value="896" calcext:value-type="float">
            <text:p>896</text:p>
          </table:table-cell>
          <table:table-cell table:formula="of:=[.C204]-[.C$2]" office:value-type="float" office:value="13.463502407074" calcext:value-type="float">
            <text:p>13.4635024071</text:p>
          </table:table-cell>
          <table:table-cell table:formula="of:=[.D204]/([.E204]-[.E203])" office:value-type="float" office:value="263227.315542481" calcext:value-type="float">
            <text:p>263227.315542481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442890782.55319" calcext:value-type="float">
            <text:p>1442890782.55319</text:p>
          </table:table-cell>
          <table:table-cell office:value-type="float" office:value="1442890782.57" calcext:value-type="float">
            <text:p>1442890782.57</text:p>
          </table:table-cell>
          <table:table-cell office:value-type="float" office:value="896" calcext:value-type="float">
            <text:p>896</text:p>
          </table:table-cell>
          <table:table-cell table:formula="of:=[.C205]-[.C$2]" office:value-type="float" office:value="13.4668934345245" calcext:value-type="float">
            <text:p>13.4668934345</text:p>
          </table:table-cell>
          <table:table-cell table:formula="of:=[.D205]/([.E205]-[.E204])" office:value-type="float" office:value="264226.702102229" calcext:value-type="float">
            <text:p>264226.702102229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442890782.5532" calcext:value-type="float">
            <text:p>1442890782.5532</text:p>
          </table:table-cell>
          <table:table-cell office:value-type="float" office:value="1442890782.5734" calcext:value-type="float">
            <text:p>1442890782.5734</text:p>
          </table:table-cell>
          <table:table-cell office:value-type="float" office:value="896" calcext:value-type="float">
            <text:p>896</text:p>
          </table:table-cell>
          <table:table-cell table:formula="of:=[.C206]-[.C$2]" office:value-type="float" office:value="13.4702935218811" calcext:value-type="float">
            <text:p>13.4702935219</text:p>
          </table:table-cell>
          <table:table-cell table:formula="of:=[.D206]/([.E206]-[.E205])" office:value-type="float" office:value="263522.641049015" calcext:value-type="float">
            <text:p>263522.641049015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42890782.55322" calcext:value-type="float">
            <text:p>1442890782.55322</text:p>
          </table:table-cell>
          <table:table-cell office:value-type="float" office:value="1442890782.5768" calcext:value-type="float">
            <text:p>1442890782.5768</text:p>
          </table:table-cell>
          <table:table-cell office:value-type="float" office:value="896" calcext:value-type="float">
            <text:p>896</text:p>
          </table:table-cell>
          <table:table-cell table:formula="of:=[.C207]-[.C$2]" office:value-type="float" office:value="13.4736957550049" calcext:value-type="float">
            <text:p>13.473695755</text:p>
          </table:table-cell>
          <table:table-cell table:formula="of:=[.D207]/([.E207]-[.E206])" office:value-type="float" office:value="263356.438962859" calcext:value-type="float">
            <text:p>263356.438962859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42890782.55324" calcext:value-type="float">
            <text:p>1442890782.55324</text:p>
          </table:table-cell>
          <table:table-cell office:value-type="float" office:value="1442890782.58021" calcext:value-type="float">
            <text:p>1442890782.58021</text:p>
          </table:table-cell>
          <table:table-cell office:value-type="float" office:value="896" calcext:value-type="float">
            <text:p>896</text:p>
          </table:table-cell>
          <table:table-cell table:formula="of:=[.C208]-[.C$2]" office:value-type="float" office:value="13.477098941803" calcext:value-type="float">
            <text:p>13.4770989418</text:p>
          </table:table-cell>
          <table:table-cell table:formula="of:=[.D208]/([.E208]-[.E207])" office:value-type="float" office:value="263282.638643688" calcext:value-type="float">
            <text:p>263282.63864368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42890782.55326" calcext:value-type="float">
            <text:p>1442890782.55326</text:p>
          </table:table-cell>
          <table:table-cell office:value-type="float" office:value="1442890782.58359" calcext:value-type="float">
            <text:p>1442890782.58359</text:p>
          </table:table-cell>
          <table:table-cell office:value-type="float" office:value="896" calcext:value-type="float">
            <text:p>896</text:p>
          </table:table-cell>
          <table:table-cell table:formula="of:=[.C209]-[.C$2]" office:value-type="float" office:value="13.4804861545563" calcext:value-type="float">
            <text:p>13.4804861546</text:p>
          </table:table-cell>
          <table:table-cell table:formula="of:=[.D209]/([.E209]-[.E208])" office:value-type="float" office:value="264524.27563877" calcext:value-type="float">
            <text:p>264524.2756387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42890782.55328" calcext:value-type="float">
            <text:p>1442890782.55328</text:p>
          </table:table-cell>
          <table:table-cell office:value-type="float" office:value="1442890782.58697" calcext:value-type="float">
            <text:p>1442890782.58697</text:p>
          </table:table-cell>
          <table:table-cell office:value-type="float" office:value="896" calcext:value-type="float">
            <text:p>896</text:p>
          </table:table-cell>
          <table:table-cell table:formula="of:=[.C210]-[.C$2]" office:value-type="float" office:value="13.4838674068451" calcext:value-type="float">
            <text:p>13.4838674068</text:p>
          </table:table-cell>
          <table:table-cell table:formula="of:=[.D210]/([.E210]-[.E209])" office:value-type="float" office:value="264990.578479763" calcext:value-type="float">
            <text:p>264990.578479763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42890782.55329" calcext:value-type="float">
            <text:p>1442890782.55329</text:p>
          </table:table-cell>
          <table:table-cell office:value-type="float" office:value="1442890782.59038" calcext:value-type="float">
            <text:p>1442890782.59038</text:p>
          </table:table-cell>
          <table:table-cell office:value-type="float" office:value="896" calcext:value-type="float">
            <text:p>896</text:p>
          </table:table-cell>
          <table:table-cell table:formula="of:=[.C211]-[.C$2]" office:value-type="float" office:value="13.4872713088989" calcext:value-type="float">
            <text:p>13.4872713089</text:p>
          </table:table-cell>
          <table:table-cell table:formula="of:=[.D211]/([.E211]-[.E210])" office:value-type="float" office:value="263227.315542481" calcext:value-type="float">
            <text:p>263227.315542481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42890782.6293" calcext:value-type="float">
            <text:p>1442890782.6293</text:p>
          </table:table-cell>
          <table:table-cell office:value-type="float" office:value="1442890782.62934" calcext:value-type="float">
            <text:p>1442890782.62934</text:p>
          </table:table-cell>
          <table:table-cell office:value-type="float" office:value="896" calcext:value-type="float">
            <text:p>896</text:p>
          </table:table-cell>
          <table:table-cell table:formula="of:=[.C212]-[.C$2]" office:value-type="float" office:value="13.5262324810028" calcext:value-type="float">
            <text:p>13.526232481</text:p>
          </table:table-cell>
          <table:table-cell table:formula="of:=[.D212]/([.E212]-[.E211])" office:value-type="float" office:value="22997.2547440565" calcext:value-type="float">
            <text:p>22997.254744056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42890782.6294" calcext:value-type="float">
            <text:p>1442890782.6294</text:p>
          </table:table-cell>
          <table:table-cell office:value-type="float" office:value="1442890782.63275" calcext:value-type="float">
            <text:p>1442890782.63275</text:p>
          </table:table-cell>
          <table:table-cell office:value-type="float" office:value="896" calcext:value-type="float">
            <text:p>896</text:p>
          </table:table-cell>
          <table:table-cell table:formula="of:=[.C213]-[.C$2]" office:value-type="float" office:value="13.5296466350555" calcext:value-type="float">
            <text:p>13.5296466351</text:p>
          </table:table-cell>
          <table:table-cell table:formula="of:=[.D213]/([.E213]-[.E212])" office:value-type="float" office:value="262436.898324022" calcext:value-type="float">
            <text:p>262436.898324022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42890782.62942" calcext:value-type="float">
            <text:p>1442890782.62942</text:p>
          </table:table-cell>
          <table:table-cell office:value-type="float" office:value="1442890782.63616" calcext:value-type="float">
            <text:p>1442890782.63616</text:p>
          </table:table-cell>
          <table:table-cell office:value-type="float" office:value="896" calcext:value-type="float">
            <text:p>896</text:p>
          </table:table-cell>
          <table:table-cell table:formula="of:=[.C214]-[.C$2]" office:value-type="float" office:value="13.533050775528" calcext:value-type="float">
            <text:p>13.5330507755</text:p>
          </table:table-cell>
          <table:table-cell table:formula="of:=[.D214]/([.E214]-[.E213])" office:value-type="float" office:value="263208.879675025" calcext:value-type="float">
            <text:p>263208.87967502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42890782.62944" calcext:value-type="float">
            <text:p>1442890782.62944</text:p>
          </table:table-cell>
          <table:table-cell office:value-type="float" office:value="1442890782.63963" calcext:value-type="float">
            <text:p>1442890782.63963</text:p>
          </table:table-cell>
          <table:table-cell office:value-type="float" office:value="896" calcext:value-type="float">
            <text:p>896</text:p>
          </table:table-cell>
          <table:table-cell table:formula="of:=[.C215]-[.C$2]" office:value-type="float" office:value="13.5365226268768" calcext:value-type="float">
            <text:p>13.5365226269</text:p>
          </table:table-cell>
          <table:table-cell table:formula="of:=[.D215]/([.E215]-[.E214])" office:value-type="float" office:value="258075.565444307" calcext:value-type="float">
            <text:p>258075.565444307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42890782.62946" calcext:value-type="float">
            <text:p>1442890782.62946</text:p>
          </table:table-cell>
          <table:table-cell office:value-type="float" office:value="1442890782.64305" calcext:value-type="float">
            <text:p>1442890782.64305</text:p>
          </table:table-cell>
          <table:table-cell office:value-type="float" office:value="896" calcext:value-type="float">
            <text:p>896</text:p>
          </table:table-cell>
          <table:table-cell table:formula="of:=[.C216]-[.C$2]" office:value-type="float" office:value="13.5399391651154" calcext:value-type="float">
            <text:p>13.5399391651</text:p>
          </table:table-cell>
          <table:table-cell table:formula="of:=[.D216]/([.E216]-[.E215])" office:value-type="float" office:value="262253.760223308" calcext:value-type="float">
            <text:p>262253.760223308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42890782.62948" calcext:value-type="float">
            <text:p>1442890782.62948</text:p>
          </table:table-cell>
          <table:table-cell office:value-type="float" office:value="1442890782.64645" calcext:value-type="float">
            <text:p>1442890782.64645</text:p>
          </table:table-cell>
          <table:table-cell office:value-type="float" office:value="896" calcext:value-type="float">
            <text:p>896</text:p>
          </table:table-cell>
          <table:table-cell table:formula="of:=[.C217]-[.C$2]" office:value-type="float" office:value="13.5433430671692" calcext:value-type="float">
            <text:p>13.5433430672</text:p>
          </table:table-cell>
          <table:table-cell table:formula="of:=[.D217]/([.E217]-[.E216])" office:value-type="float" office:value="263227.315542481" calcext:value-type="float">
            <text:p>263227.315542481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42890782.62951" calcext:value-type="float">
            <text:p>1442890782.62951</text:p>
          </table:table-cell>
          <table:table-cell office:value-type="float" office:value="1442890782.64984" calcext:value-type="float">
            <text:p>1442890782.64984</text:p>
          </table:table-cell>
          <table:table-cell office:value-type="float" office:value="896" calcext:value-type="float">
            <text:p>896</text:p>
          </table:table-cell>
          <table:table-cell table:formula="of:=[.C218]-[.C$2]" office:value-type="float" office:value="13.5467360019684" calcext:value-type="float">
            <text:p>13.546736002</text:p>
          </table:table-cell>
          <table:table-cell table:formula="of:=[.D218]/([.E218]-[.E217])" office:value-type="float" office:value="264078.166256763" calcext:value-type="float">
            <text:p>264078.16625676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42890782.62953" calcext:value-type="float">
            <text:p>1442890782.62953</text:p>
          </table:table-cell>
          <table:table-cell office:value-type="float" office:value="1442890782.65326" calcext:value-type="float">
            <text:p>1442890782.65326</text:p>
          </table:table-cell>
          <table:table-cell office:value-type="float" office:value="896" calcext:value-type="float">
            <text:p>896</text:p>
          </table:table-cell>
          <table:table-cell table:formula="of:=[.C219]-[.C$2]" office:value-type="float" office:value="13.5501515865326" calcext:value-type="float">
            <text:p>13.5501515865</text:p>
          </table:table-cell>
          <table:table-cell table:formula="of:=[.D219]/([.E219]-[.E218])" office:value-type="float" office:value="262326.984782912" calcext:value-type="float">
            <text:p>262326.984782912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42890782.74644" calcext:value-type="float">
            <text:p>1442890782.74644</text:p>
          </table:table-cell>
          <table:table-cell office:value-type="float" office:value="1442890782.74649" calcext:value-type="float">
            <text:p>1442890782.74649</text:p>
          </table:table-cell>
          <table:table-cell office:value-type="float" office:value="896" calcext:value-type="float">
            <text:p>896</text:p>
          </table:table-cell>
          <table:table-cell table:formula="of:=[.C220]-[.C$2]" office:value-type="float" office:value="13.6433873176575" calcext:value-type="float">
            <text:p>13.6433873177</text:p>
          </table:table-cell>
          <table:table-cell table:formula="of:=[.D220]/([.E220]-[.E219])" office:value-type="float" office:value="9610.04959353959" calcext:value-type="float">
            <text:p>9610.0495935396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42890782.74655" calcext:value-type="float">
            <text:p>1442890782.74655</text:p>
          </table:table-cell>
          <table:table-cell office:value-type="float" office:value="1442890782.74991" calcext:value-type="float">
            <text:p>1442890782.74991</text:p>
          </table:table-cell>
          <table:table-cell office:value-type="float" office:value="896" calcext:value-type="float">
            <text:p>896</text:p>
          </table:table-cell>
          <table:table-cell table:formula="of:=[.C221]-[.C$2]" office:value-type="float" office:value="13.6467988491058" calcext:value-type="float">
            <text:p>13.6467988491</text:p>
          </table:table-cell>
          <table:table-cell table:formula="of:=[.D221]/([.E221]-[.E220])" office:value-type="float" office:value="262638.645887204" calcext:value-type="float">
            <text:p>262638.64588720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42890782.74658" calcext:value-type="float">
            <text:p>1442890782.74658</text:p>
          </table:table-cell>
          <table:table-cell office:value-type="float" office:value="1442890782.75331" calcext:value-type="float">
            <text:p>1442890782.75331</text:p>
          </table:table-cell>
          <table:table-cell office:value-type="float" office:value="896" calcext:value-type="float">
            <text:p>896</text:p>
          </table:table-cell>
          <table:table-cell table:formula="of:=[.C222]-[.C$2]" office:value-type="float" office:value="13.6502075195313" calcext:value-type="float">
            <text:p>13.6502075195</text:p>
          </table:table-cell>
          <table:table-cell table:formula="of:=[.D222]/([.E222]-[.E221])" office:value-type="float" office:value="262859.088200322" calcext:value-type="float">
            <text:p>262859.088200322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42890782.7466" calcext:value-type="float">
            <text:p>1442890782.7466</text:p>
          </table:table-cell>
          <table:table-cell office:value-type="float" office:value="1442890782.75673" calcext:value-type="float">
            <text:p>1442890782.75673</text:p>
          </table:table-cell>
          <table:table-cell office:value-type="float" office:value="896" calcext:value-type="float">
            <text:p>896</text:p>
          </table:table-cell>
          <table:table-cell table:formula="of:=[.C223]-[.C$2]" office:value-type="float" office:value="13.6536259651184" calcext:value-type="float">
            <text:p>13.6536259651</text:p>
          </table:table-cell>
          <table:table-cell table:formula="of:=[.D223]/([.E223]-[.E222])" office:value-type="float" office:value="262107.433672758" calcext:value-type="float">
            <text:p>262107.433672758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42890782.74662" calcext:value-type="float">
            <text:p>1442890782.74662</text:p>
          </table:table-cell>
          <table:table-cell office:value-type="float" office:value="1442890782.76013" calcext:value-type="float">
            <text:p>1442890782.76013</text:p>
          </table:table-cell>
          <table:table-cell office:value-type="float" office:value="896" calcext:value-type="float">
            <text:p>896</text:p>
          </table:table-cell>
          <table:table-cell table:formula="of:=[.C224]-[.C$2]" office:value-type="float" office:value="13.6570258140564" calcext:value-type="float">
            <text:p>13.6570258141</text:p>
          </table:table-cell>
          <table:table-cell table:formula="of:=[.D224]/([.E224]-[.E223])" office:value-type="float" office:value="263541.120897616" calcext:value-type="float">
            <text:p>263541.120897616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42890782.74664" calcext:value-type="float">
            <text:p>1442890782.74664</text:p>
          </table:table-cell>
          <table:table-cell office:value-type="float" office:value="1442890782.76362" calcext:value-type="float">
            <text:p>1442890782.76362</text:p>
          </table:table-cell>
          <table:table-cell office:value-type="float" office:value="896" calcext:value-type="float">
            <text:p>896</text:p>
          </table:table-cell>
          <table:table-cell table:formula="of:=[.C225]-[.C$2]" office:value-type="float" office:value="13.6605138778687" calcext:value-type="float">
            <text:p>13.6605138779</text:p>
          </table:table-cell>
          <table:table-cell table:formula="of:=[.D225]/([.E225]-[.E224])" office:value-type="float" office:value="256876.034449761" calcext:value-type="float">
            <text:p>256876.034449761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42890782.74666" calcext:value-type="float">
            <text:p>1442890782.74666</text:p>
          </table:table-cell>
          <table:table-cell office:value-type="float" office:value="1442890782.76701" calcext:value-type="float">
            <text:p>1442890782.76701</text:p>
          </table:table-cell>
          <table:table-cell office:value-type="float" office:value="896" calcext:value-type="float">
            <text:p>896</text:p>
          </table:table-cell>
          <table:table-cell table:formula="of:=[.C226]-[.C$2]" office:value-type="float" office:value="13.6639008522034" calcext:value-type="float">
            <text:p>13.6639008522</text:p>
          </table:table-cell>
          <table:table-cell table:formula="of:=[.D226]/([.E226]-[.E225])" office:value-type="float" office:value="264542.896241025" calcext:value-type="float">
            <text:p>264542.89624102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42890782.74669" calcext:value-type="float">
            <text:p>1442890782.74669</text:p>
          </table:table-cell>
          <table:table-cell office:value-type="float" office:value="1442890782.77041" calcext:value-type="float">
            <text:p>1442890782.77041</text:p>
          </table:table-cell>
          <table:table-cell office:value-type="float" office:value="896" calcext:value-type="float">
            <text:p>896</text:p>
          </table:table-cell>
          <table:table-cell table:formula="of:=[.C227]-[.C$2]" office:value-type="float" office:value="13.6673061847687" calcext:value-type="float">
            <text:p>13.6673061848</text:p>
          </table:table-cell>
          <table:table-cell table:formula="of:=[.D227]/([.E227]-[.E226])" office:value-type="float" office:value="263116.739060421" calcext:value-type="float">
            <text:p>263116.739060421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42890782.74671" calcext:value-type="float">
            <text:p>1442890782.74671</text:p>
          </table:table-cell>
          <table:table-cell office:value-type="float" office:value="1442890782.77382" calcext:value-type="float">
            <text:p>1442890782.77382</text:p>
          </table:table-cell>
          <table:table-cell office:value-type="float" office:value="896" calcext:value-type="float">
            <text:p>896</text:p>
          </table:table-cell>
          <table:table-cell table:formula="of:=[.C228]-[.C$2]" office:value-type="float" office:value="13.6707098484039" calcext:value-type="float">
            <text:p>13.6707098484</text:p>
          </table:table-cell>
          <table:table-cell table:formula="of:=[.D228]/([.E228]-[.E227])" office:value-type="float" office:value="263245.753992715" calcext:value-type="float">
            <text:p>263245.753992715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42890782.74673" calcext:value-type="float">
            <text:p>1442890782.74673</text:p>
          </table:table-cell>
          <table:table-cell office:value-type="float" office:value="1442890782.77721" calcext:value-type="float">
            <text:p>1442890782.77721</text:p>
          </table:table-cell>
          <table:table-cell office:value-type="float" office:value="896" calcext:value-type="float">
            <text:p>896</text:p>
          </table:table-cell>
          <table:table-cell table:formula="of:=[.C229]-[.C$2]" office:value-type="float" office:value="13.674103975296" calcext:value-type="float">
            <text:p>13.6741039753</text:p>
          </table:table-cell>
          <table:table-cell table:formula="of:=[.D229]/([.E229]-[.E228])" office:value-type="float" office:value="263985.416128126" calcext:value-type="float">
            <text:p>263985.416128126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42890782.74675" calcext:value-type="float">
            <text:p>1442890782.74675</text:p>
          </table:table-cell>
          <table:table-cell office:value-type="float" office:value="1442890782.78068" calcext:value-type="float">
            <text:p>1442890782.78068</text:p>
          </table:table-cell>
          <table:table-cell office:value-type="float" office:value="896" calcext:value-type="float">
            <text:p>896</text:p>
          </table:table-cell>
          <table:table-cell table:formula="of:=[.C230]-[.C$2]" office:value-type="float" office:value="13.6775708198547" calcext:value-type="float">
            <text:p>13.6775708199</text:p>
          </table:table-cell>
          <table:table-cell table:formula="of:=[.D230]/([.E230]-[.E229])" office:value-type="float" office:value="258448.276184582" calcext:value-type="float">
            <text:p>258448.276184582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42890782.74677" calcext:value-type="float">
            <text:p>1442890782.74677</text:p>
          </table:table-cell>
          <table:table-cell office:value-type="float" office:value="1442890782.78405" calcext:value-type="float">
            <text:p>1442890782.78405</text:p>
          </table:table-cell>
          <table:table-cell office:value-type="float" office:value="896" calcext:value-type="float">
            <text:p>896</text:p>
          </table:table-cell>
          <table:table-cell table:formula="of:=[.C231]-[.C$2]" office:value-type="float" office:value="13.6809449195862" calcext:value-type="float">
            <text:p>13.6809449196</text:p>
          </table:table-cell>
          <table:table-cell table:formula="of:=[.D231]/([.E231]-[.E230])" office:value-type="float" office:value="265552.31656303" calcext:value-type="float">
            <text:p>265552.31656303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42890782.83028" calcext:value-type="float">
            <text:p>1442890782.83028</text:p>
          </table:table-cell>
          <table:table-cell office:value-type="float" office:value="1442890782.83032" calcext:value-type="float">
            <text:p>1442890782.83032</text:p>
          </table:table-cell>
          <table:table-cell office:value-type="float" office:value="896" calcext:value-type="float">
            <text:p>896</text:p>
          </table:table-cell>
          <table:table-cell table:formula="of:=[.C232]-[.C$2]" office:value-type="float" office:value="13.7272129058838" calcext:value-type="float">
            <text:p>13.7272129059</text:p>
          </table:table-cell>
          <table:table-cell table:formula="of:=[.D232]/([.E232]-[.E231])" office:value-type="float" office:value="19365.4418897054" calcext:value-type="float">
            <text:p>19365.441889705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42890782.83037" calcext:value-type="float">
            <text:p>1442890782.83037</text:p>
          </table:table-cell>
          <table:table-cell office:value-type="float" office:value="1442890782.83382" calcext:value-type="float">
            <text:p>1442890782.83382</text:p>
          </table:table-cell>
          <table:table-cell office:value-type="float" office:value="896" calcext:value-type="float">
            <text:p>896</text:p>
          </table:table-cell>
          <table:table-cell table:formula="of:=[.C233]-[.C$2]" office:value-type="float" office:value="13.7307121753693" calcext:value-type="float">
            <text:p>13.7307121754</text:p>
          </table:table-cell>
          <table:table-cell table:formula="of:=[.D233]/([.E233]-[.E232])" office:value-type="float" office:value="256053.443074198" calcext:value-type="float">
            <text:p>256053.44307419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42890782.83039" calcext:value-type="float">
            <text:p>1442890782.83039</text:p>
          </table:table-cell>
          <table:table-cell office:value-type="float" office:value="1442890782.83722" calcext:value-type="float">
            <text:p>1442890782.83722</text:p>
          </table:table-cell>
          <table:table-cell office:value-type="float" office:value="896" calcext:value-type="float">
            <text:p>896</text:p>
          </table:table-cell>
          <table:table-cell table:formula="of:=[.C234]-[.C$2]" office:value-type="float" office:value="13.734112739563" calcext:value-type="float">
            <text:p>13.7341127396</text:p>
          </table:table-cell>
          <table:table-cell table:formula="of:=[.D234]/([.E234]-[.E233])" office:value-type="float" office:value="263485.68912571" calcext:value-type="float">
            <text:p>263485.6891257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42890782.83041" calcext:value-type="float">
            <text:p>1442890782.83041</text:p>
          </table:table-cell>
          <table:table-cell office:value-type="float" office:value="1442890782.84063" calcext:value-type="float">
            <text:p>1442890782.84063</text:p>
          </table:table-cell>
          <table:table-cell office:value-type="float" office:value="896" calcext:value-type="float">
            <text:p>896</text:p>
          </table:table-cell>
          <table:table-cell table:formula="of:=[.C235]-[.C$2]" office:value-type="float" office:value="13.7375183105469" calcext:value-type="float">
            <text:p>13.7375183105</text:p>
          </table:table-cell>
          <table:table-cell table:formula="of:=[.D235]/([.E235]-[.E234])" office:value-type="float" office:value="263098.318678241" calcext:value-type="float">
            <text:p>263098.318678241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42890782.83043" calcext:value-type="float">
            <text:p>1442890782.83043</text:p>
          </table:table-cell>
          <table:table-cell office:value-type="float" office:value="1442890782.84403" calcext:value-type="float">
            <text:p>1442890782.84403</text:p>
          </table:table-cell>
          <table:table-cell office:value-type="float" office:value="896" calcext:value-type="float">
            <text:p>896</text:p>
          </table:table-cell>
          <table:table-cell table:formula="of:=[.C236]-[.C$2]" office:value-type="float" office:value="13.7409272193909" calcext:value-type="float">
            <text:p>13.7409272194</text:p>
          </table:table-cell>
          <table:table-cell table:formula="of:=[.D236]/([.E236]-[.E235])" office:value-type="float" office:value="262840.703874668" calcext:value-type="float">
            <text:p>262840.703874668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42890782.83045" calcext:value-type="float">
            <text:p>1442890782.83045</text:p>
          </table:table-cell>
          <table:table-cell office:value-type="float" office:value="1442890782.84746" calcext:value-type="float">
            <text:p>1442890782.84746</text:p>
          </table:table-cell>
          <table:table-cell office:value-type="float" office:value="896" calcext:value-type="float">
            <text:p>896</text:p>
          </table:table-cell>
          <table:table-cell table:formula="of:=[.C237]-[.C$2]" office:value-type="float" office:value="13.7443525791168" calcext:value-type="float">
            <text:p>13.7443525791</text:p>
          </table:table-cell>
          <table:table-cell table:formula="of:=[.D237]/([.E237]-[.E236])" office:value-type="float" office:value="261578.365977588" calcext:value-type="float">
            <text:p>261578.365977588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42890782.83047" calcext:value-type="float">
            <text:p>1442890782.83047</text:p>
          </table:table-cell>
          <table:table-cell office:value-type="float" office:value="1442890782.85083" calcext:value-type="float">
            <text:p>1442890782.85083</text:p>
          </table:table-cell>
          <table:table-cell office:value-type="float" office:value="896" calcext:value-type="float">
            <text:p>896</text:p>
          </table:table-cell>
          <table:table-cell table:formula="of:=[.C238]-[.C$2]" office:value-type="float" office:value="13.747725725174" calcext:value-type="float">
            <text:p>13.7477257252</text:p>
          </table:table-cell>
          <table:table-cell table:formula="of:=[.D238]/([.E238]-[.E237])" office:value-type="float" office:value="265627.394967487" calcext:value-type="float">
            <text:p>265627.39496748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42890782.83049" calcext:value-type="float">
            <text:p>1442890782.83049</text:p>
          </table:table-cell>
          <table:table-cell office:value-type="float" office:value="1442890782.85425" calcext:value-type="float">
            <text:p>1442890782.85425</text:p>
          </table:table-cell>
          <table:table-cell office:value-type="float" office:value="896" calcext:value-type="float">
            <text:p>896</text:p>
          </table:table-cell>
          <table:table-cell table:formula="of:=[.C239]-[.C$2]" office:value-type="float" office:value="13.7511410713196" calcext:value-type="float">
            <text:p>13.7511410713</text:p>
          </table:table-cell>
          <table:table-cell table:formula="of:=[.D239]/([.E239]-[.E238])" office:value-type="float" office:value="262345.297312391" calcext:value-type="float">
            <text:p>262345.297312391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42890782.83051" calcext:value-type="float">
            <text:p>1442890782.83051</text:p>
          </table:table-cell>
          <table:table-cell office:value-type="float" office:value="1442890782.85771" calcext:value-type="float">
            <text:p>1442890782.85771</text:p>
          </table:table-cell>
          <table:table-cell office:value-type="float" office:value="896" calcext:value-type="float">
            <text:p>896</text:p>
          </table:table-cell>
          <table:table-cell table:formula="of:=[.C240]-[.C$2]" office:value-type="float" office:value="13.7546055316925" calcext:value-type="float">
            <text:p>13.7546055317</text:p>
          </table:table-cell>
          <table:table-cell table:formula="of:=[.D240]/([.E240]-[.E239])" office:value-type="float" office:value="258626.136122772" calcext:value-type="float">
            <text:p>258626.136122772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42890782.94561" calcext:value-type="float">
            <text:p>1442890782.94561</text:p>
          </table:table-cell>
          <table:table-cell office:value-type="float" office:value="1442890782.94567" calcext:value-type="float">
            <text:p>1442890782.94567</text:p>
          </table:table-cell>
          <table:table-cell office:value-type="float" office:value="896" calcext:value-type="float">
            <text:p>896</text:p>
          </table:table-cell>
          <table:table-cell table:formula="of:=[.C241]-[.C$2]" office:value-type="float" office:value="13.8425674438477" calcext:value-type="float">
            <text:p>13.8425674438</text:p>
          </table:table-cell>
          <table:table-cell table:formula="of:=[.D241]/([.E241]-[.E240])" office:value-type="float" office:value="10186.2269480863" calcext:value-type="float">
            <text:p>10186.226948086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42890782.94575" calcext:value-type="float">
            <text:p>1442890782.94575</text:p>
          </table:table-cell>
          <table:table-cell office:value-type="float" office:value="1442890782.94906" calcext:value-type="float">
            <text:p>1442890782.94906</text:p>
          </table:table-cell>
          <table:table-cell office:value-type="float" office:value="896" calcext:value-type="float">
            <text:p>896</text:p>
          </table:table-cell>
          <table:table-cell table:formula="of:=[.C242]-[.C$2]" office:value-type="float" office:value="13.8459568023682" calcext:value-type="float">
            <text:p>13.8459568024</text:p>
          </table:table-cell>
          <table:table-cell table:formula="of:=[.D242]/([.E242]-[.E241])" office:value-type="float" office:value="264356.808103545" calcext:value-type="float">
            <text:p>264356.80810354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42890782.94578" calcext:value-type="float">
            <text:p>1442890782.94578</text:p>
          </table:table-cell>
          <table:table-cell office:value-type="float" office:value="1442890782.95246" calcext:value-type="float">
            <text:p>1442890782.95246</text:p>
          </table:table-cell>
          <table:table-cell office:value-type="float" office:value="896" calcext:value-type="float">
            <text:p>896</text:p>
          </table:table-cell>
          <table:table-cell table:formula="of:=[.C243]-[.C$2]" office:value-type="float" office:value="13.8493521213532" calcext:value-type="float">
            <text:p>13.8493521214</text:p>
          </table:table-cell>
          <table:table-cell table:formula="of:=[.D243]/([.E243]-[.E242])" office:value-type="float" office:value="263892.731128432" calcext:value-type="float">
            <text:p>263892.731128432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42890782.9458" calcext:value-type="float">
            <text:p>1442890782.9458</text:p>
          </table:table-cell>
          <table:table-cell office:value-type="float" office:value="1442890782.95587" calcext:value-type="float">
            <text:p>1442890782.95587</text:p>
          </table:table-cell>
          <table:table-cell office:value-type="float" office:value="896" calcext:value-type="float">
            <text:p>896</text:p>
          </table:table-cell>
          <table:table-cell table:formula="of:=[.C244]-[.C$2]" office:value-type="float" office:value="13.8527638912201" calcext:value-type="float">
            <text:p>13.8527638912</text:p>
          </table:table-cell>
          <table:table-cell table:formula="of:=[.D244]/([.E244]-[.E243])" office:value-type="float" office:value="262620.292382949" calcext:value-type="float">
            <text:p>262620.292382949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42890782.94582" calcext:value-type="float">
            <text:p>1442890782.94582</text:p>
          </table:table-cell>
          <table:table-cell office:value-type="float" office:value="1442890782.95928" calcext:value-type="float">
            <text:p>1442890782.95928</text:p>
          </table:table-cell>
          <table:table-cell office:value-type="float" office:value="896" calcext:value-type="float">
            <text:p>896</text:p>
          </table:table-cell>
          <table:table-cell table:formula="of:=[.C245]-[.C$2]" office:value-type="float" office:value="13.8561725616455" calcext:value-type="float">
            <text:p>13.8561725616</text:p>
          </table:table-cell>
          <table:table-cell table:formula="of:=[.D245]/([.E245]-[.E244])" office:value-type="float" office:value="262859.088200322" calcext:value-type="float">
            <text:p>262859.088200322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42890782.94584" calcext:value-type="float">
            <text:p>1442890782.94584</text:p>
          </table:table-cell>
          <table:table-cell office:value-type="float" office:value="1442890782.96269" calcext:value-type="float">
            <text:p>1442890782.96269</text:p>
          </table:table-cell>
          <table:table-cell office:value-type="float" office:value="896" calcext:value-type="float">
            <text:p>896</text:p>
          </table:table-cell>
          <table:table-cell table:formula="of:=[.C246]-[.C$2]" office:value-type="float" office:value="13.8595807552338" calcext:value-type="float">
            <text:p>13.8595807552</text:p>
          </table:table-cell>
          <table:table-cell table:formula="of:=[.D246]/([.E246]-[.E245])" office:value-type="float" office:value="262895.864568031" calcext:value-type="float">
            <text:p>262895.86456803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42890782.94586" calcext:value-type="float">
            <text:p>1442890782.94586</text:p>
          </table:table-cell>
          <table:table-cell office:value-type="float" office:value="1442890782.96609" calcext:value-type="float">
            <text:p>1442890782.96609</text:p>
          </table:table-cell>
          <table:table-cell office:value-type="float" office:value="896" calcext:value-type="float">
            <text:p>896</text:p>
          </table:table-cell>
          <table:table-cell table:formula="of:=[.C247]-[.C$2]" office:value-type="float" office:value="13.8629820346832" calcext:value-type="float">
            <text:p>13.8629820347</text:p>
          </table:table-cell>
          <table:table-cell table:formula="of:=[.D247]/([.E247]-[.E246])" office:value-type="float" office:value="263430.280667321" calcext:value-type="float">
            <text:p>263430.280667321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42890782.94588" calcext:value-type="float">
            <text:p>1442890782.94588</text:p>
          </table:table-cell>
          <table:table-cell office:value-type="float" office:value="1442890782.9695" calcext:value-type="float">
            <text:p>1442890782.9695</text:p>
          </table:table-cell>
          <table:table-cell office:value-type="float" office:value="896" calcext:value-type="float">
            <text:p>896</text:p>
          </table:table-cell>
          <table:table-cell table:formula="of:=[.C248]-[.C$2]" office:value-type="float" office:value="13.8663945198059" calcext:value-type="float">
            <text:p>13.8663945198</text:p>
          </table:table-cell>
          <table:table-cell table:formula="of:=[.D248]/([.E248]-[.E247])" office:value-type="float" office:value="262565.247257738" calcext:value-type="float">
            <text:p>262565.247257738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42890782.9459" calcext:value-type="float">
            <text:p>1442890782.9459</text:p>
          </table:table-cell>
          <table:table-cell office:value-type="float" office:value="1442890782.97291" calcext:value-type="float">
            <text:p>1442890782.97291</text:p>
          </table:table-cell>
          <table:table-cell office:value-type="float" office:value="896" calcext:value-type="float">
            <text:p>896</text:p>
          </table:table-cell>
          <table:table-cell table:formula="of:=[.C249]-[.C$2]" office:value-type="float" office:value="13.8698003292084" calcext:value-type="float">
            <text:p>13.8698003292</text:p>
          </table:table-cell>
          <table:table-cell table:formula="of:=[.D249]/([.E249]-[.E248])" office:value-type="float" office:value="263079.900875044" calcext:value-type="float">
            <text:p>263079.90087504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42890782.94592" calcext:value-type="float">
            <text:p>1442890782.94592</text:p>
          </table:table-cell>
          <table:table-cell office:value-type="float" office:value="1442890782.97632" calcext:value-type="float">
            <text:p>1442890782.97632</text:p>
          </table:table-cell>
          <table:table-cell office:value-type="float" office:value="896" calcext:value-type="float">
            <text:p>896</text:p>
          </table:table-cell>
          <table:table-cell table:formula="of:=[.C250]-[.C$2]" office:value-type="float" office:value="13.8732094764709" calcext:value-type="float">
            <text:p>13.8732094765</text:p>
          </table:table-cell>
          <table:table-cell table:formula="of:=[.D250]/([.E250]-[.E249])" office:value-type="float" office:value="262822.322120428" calcext:value-type="float">
            <text:p>262822.32212042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42890782.94594" calcext:value-type="float">
            <text:p>1442890782.94594</text:p>
          </table:table-cell>
          <table:table-cell office:value-type="float" office:value="1442890782.97973" calcext:value-type="float">
            <text:p>1442890782.97973</text:p>
          </table:table-cell>
          <table:table-cell office:value-type="float" office:value="896" calcext:value-type="float">
            <text:p>896</text:p>
          </table:table-cell>
          <table:table-cell table:formula="of:=[.C251]-[.C$2]" office:value-type="float" office:value="13.8766243457794" calcext:value-type="float">
            <text:p>13.8766243458</text:p>
          </table:table-cell>
          <table:table-cell table:formula="of:=[.D251]/([.E251]-[.E250])" office:value-type="float" office:value="262381.930042589" calcext:value-type="float">
            <text:p>262381.93004258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442890782.94596" calcext:value-type="float">
            <text:p>1442890782.94596</text:p>
          </table:table-cell>
          <table:table-cell office:value-type="float" office:value="1442890782.98314" calcext:value-type="float">
            <text:p>1442890782.98314</text:p>
          </table:table-cell>
          <table:table-cell office:value-type="float" office:value="896" calcext:value-type="float">
            <text:p>896</text:p>
          </table:table-cell>
          <table:table-cell table:formula="of:=[.C252]-[.C$2]" office:value-type="float" office:value="13.8800363540649" calcext:value-type="float">
            <text:p>13.8800363541</text:p>
          </table:table-cell>
          <table:table-cell table:formula="of:=[.D252]/([.E252]-[.E251])" office:value-type="float" office:value="262601.941443645" calcext:value-type="float">
            <text:p>262601.94144364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1442890783.03122" calcext:value-type="float">
            <text:p>1442890783.03122</text:p>
          </table:table-cell>
          <table:table-cell office:value-type="float" office:value="1442890783.03128" calcext:value-type="float">
            <text:p>1442890783.03128</text:p>
          </table:table-cell>
          <table:table-cell office:value-type="float" office:value="896" calcext:value-type="float">
            <text:p>896</text:p>
          </table:table-cell>
          <table:table-cell table:formula="of:=[.C253]-[.C$2]" office:value-type="float" office:value="13.9281747341156" calcext:value-type="float">
            <text:p>13.9281747341</text:p>
          </table:table-cell>
          <table:table-cell table:formula="of:=[.D253]/([.E253]-[.E252])" office:value-type="float" office:value="18613.006899216" calcext:value-type="float">
            <text:p>18613.00689921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442890783.03133" calcext:value-type="float">
            <text:p>1442890783.03133</text:p>
          </table:table-cell>
          <table:table-cell office:value-type="float" office:value="1442890783.03441" calcext:value-type="float">
            <text:p>1442890783.03441</text:p>
          </table:table-cell>
          <table:table-cell office:value-type="float" office:value="896" calcext:value-type="float">
            <text:p>896</text:p>
          </table:table-cell>
          <table:table-cell table:formula="of:=[.C254]-[.C$2]" office:value-type="float" office:value="13.931300163269" calcext:value-type="float">
            <text:p>13.9313001633</text:p>
          </table:table-cell>
          <table:table-cell table:formula="of:=[.D254]/([.E254]-[.E253])" office:value-type="float" office:value="286680.630406591" calcext:value-type="float">
            <text:p>286680.63040659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442890783.03135" calcext:value-type="float">
            <text:p>1442890783.03135</text:p>
          </table:table-cell>
          <table:table-cell office:value-type="float" office:value="1442890783.03753" calcext:value-type="float">
            <text:p>1442890783.03753</text:p>
          </table:table-cell>
          <table:table-cell office:value-type="float" office:value="896" calcext:value-type="float">
            <text:p>896</text:p>
          </table:table-cell>
          <table:table-cell table:formula="of:=[.C255]-[.C$2]" office:value-type="float" office:value="13.9344205856323" calcext:value-type="float">
            <text:p>13.9344205856</text:p>
          </table:table-cell>
          <table:table-cell table:formula="of:=[.D255]/([.E255]-[.E254])" office:value-type="float" office:value="287140.616136919" calcext:value-type="float">
            <text:p>287140.61613691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442890783.03137" calcext:value-type="float">
            <text:p>1442890783.03137</text:p>
          </table:table-cell>
          <table:table-cell office:value-type="float" office:value="1442890783.04063" calcext:value-type="float">
            <text:p>1442890783.04063</text:p>
          </table:table-cell>
          <table:table-cell office:value-type="float" office:value="896" calcext:value-type="float">
            <text:p>896</text:p>
          </table:table-cell>
          <table:table-cell table:formula="of:=[.C256]-[.C$2]" office:value-type="float" office:value="13.937518119812" calcext:value-type="float">
            <text:p>13.9375181198</text:p>
          </table:table-cell>
          <table:table-cell table:formula="of:=[.D256]/([.E256]-[.E255])" office:value-type="float" office:value="289262.344827586" calcext:value-type="float">
            <text:p>289262.34482758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442890783.03139" calcext:value-type="float">
            <text:p>1442890783.03139</text:p>
          </table:table-cell>
          <table:table-cell office:value-type="float" office:value="1442890783.04374" calcext:value-type="float">
            <text:p>1442890783.04374</text:p>
          </table:table-cell>
          <table:table-cell office:value-type="float" office:value="896" calcext:value-type="float">
            <text:p>896</text:p>
          </table:table-cell>
          <table:table-cell table:formula="of:=[.C257]-[.C$2]" office:value-type="float" office:value="13.9406363964081" calcext:value-type="float">
            <text:p>13.9406363964</text:p>
          </table:table-cell>
          <table:table-cell table:formula="of:=[.D257]/([.E257]-[.E256])" office:value-type="float" office:value="287338.205061549" calcext:value-type="float">
            <text:p>287338.205061549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442890783.03141" calcext:value-type="float">
            <text:p>1442890783.03141</text:p>
          </table:table-cell>
          <table:table-cell office:value-type="float" office:value="1442890783.04686" calcext:value-type="float">
            <text:p>1442890783.04686</text:p>
          </table:table-cell>
          <table:table-cell office:value-type="float" office:value="896" calcext:value-type="float">
            <text:p>896</text:p>
          </table:table-cell>
          <table:table-cell table:formula="of:=[.C258]-[.C$2]" office:value-type="float" office:value="13.9437553882599" calcext:value-type="float">
            <text:p>13.9437553883</text:p>
          </table:table-cell>
          <table:table-cell table:formula="of:=[.D258]/([.E258]-[.E257])" office:value-type="float" office:value="287272.311878918" calcext:value-type="float">
            <text:p>287272.311878918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42890783.03143" calcext:value-type="float">
            <text:p>1442890783.03143</text:p>
          </table:table-cell>
          <table:table-cell office:value-type="float" office:value="1442890783.04998" calcext:value-type="float">
            <text:p>1442890783.04998</text:p>
          </table:table-cell>
          <table:table-cell office:value-type="float" office:value="896" calcext:value-type="float">
            <text:p>896</text:p>
          </table:table-cell>
          <table:table-cell table:formula="of:=[.C259]-[.C$2]" office:value-type="float" office:value="13.9468717575073" calcext:value-type="float">
            <text:p>13.9468717575</text:p>
          </table:table-cell>
          <table:table-cell table:formula="of:=[.D259]/([.E259]-[.E258])" office:value-type="float" office:value="287514.068089664" calcext:value-type="float">
            <text:p>287514.06808966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442890783.03144" calcext:value-type="float">
            <text:p>1442890783.03144</text:p>
          </table:table-cell>
          <table:table-cell office:value-type="float" office:value="1442890783.0531" calcext:value-type="float">
            <text:p>1442890783.0531</text:p>
          </table:table-cell>
          <table:table-cell office:value-type="float" office:value="896" calcext:value-type="float">
            <text:p>896</text:p>
          </table:table-cell>
          <table:table-cell table:formula="of:=[.C260]-[.C$2]" office:value-type="float" office:value="13.9499900341034" calcext:value-type="float">
            <text:p>13.9499900341</text:p>
          </table:table-cell>
          <table:table-cell table:formula="of:=[.D260]/([.E260]-[.E259])" office:value-type="float" office:value="287338.205061549" calcext:value-type="float">
            <text:p>287338.205061549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442890783.03146" calcext:value-type="float">
            <text:p>1442890783.03146</text:p>
          </table:table-cell>
          <table:table-cell office:value-type="float" office:value="1442890783.05624" calcext:value-type="float">
            <text:p>1442890783.05624</text:p>
          </table:table-cell>
          <table:table-cell office:value-type="float" office:value="896" calcext:value-type="float">
            <text:p>896</text:p>
          </table:table-cell>
          <table:table-cell table:formula="of:=[.C261]-[.C$2]" office:value-type="float" office:value="13.9531376361847" calcext:value-type="float">
            <text:p>13.9531376362</text:p>
          </table:table-cell>
          <table:table-cell table:formula="of:=[.D261]/([.E261]-[.E260])" office:value-type="float" office:value="284661.141039237" calcext:value-type="float">
            <text:p>284661.14103923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442890783.03148" calcext:value-type="float">
            <text:p>1442890783.03148</text:p>
          </table:table-cell>
          <table:table-cell office:value-type="float" office:value="1442890783.05935" calcext:value-type="float">
            <text:p>1442890783.05935</text:p>
          </table:table-cell>
          <table:table-cell office:value-type="float" office:value="896" calcext:value-type="float">
            <text:p>896</text:p>
          </table:table-cell>
          <table:table-cell table:formula="of:=[.C262]-[.C$2]" office:value-type="float" office:value="13.9562466144562" calcext:value-type="float">
            <text:p>13.9562466145</text:p>
          </table:table-cell>
          <table:table-cell table:formula="of:=[.D262]/([.E262]-[.E261])" office:value-type="float" office:value="288197.575460123" calcext:value-type="float">
            <text:p>288197.57546012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442890783.15349" calcext:value-type="float">
            <text:p>1442890783.15349</text:p>
          </table:table-cell>
          <table:table-cell office:value-type="float" office:value="1442890783.15353" calcext:value-type="float">
            <text:p>1442890783.15353</text:p>
          </table:table-cell>
          <table:table-cell office:value-type="float" office:value="896" calcext:value-type="float">
            <text:p>896</text:p>
          </table:table-cell>
          <table:table-cell table:formula="of:=[.C263]-[.C$2]" office:value-type="float" office:value="14.0504243373871" calcext:value-type="float">
            <text:p>14.0504243374</text:p>
          </table:table-cell>
          <table:table-cell table:formula="of:=[.D263]/([.E263]-[.E262])" office:value-type="float" office:value="9513.92720184299" calcext:value-type="float">
            <text:p>9513.927201843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442890783.15361" calcext:value-type="float">
            <text:p>1442890783.15361</text:p>
          </table:table-cell>
          <table:table-cell office:value-type="float" office:value="1442890783.15667" calcext:value-type="float">
            <text:p>1442890783.15667</text:p>
          </table:table-cell>
          <table:table-cell office:value-type="float" office:value="896" calcext:value-type="float">
            <text:p>896</text:p>
          </table:table-cell>
          <table:table-cell table:formula="of:=[.C264]-[.C$2]" office:value-type="float" office:value="14.0535578727722" calcext:value-type="float">
            <text:p>14.0535578728</text:p>
          </table:table-cell>
          <table:table-cell table:formula="of:=[.D264]/([.E264]-[.E263])" office:value-type="float" office:value="285939.008141216" calcext:value-type="float">
            <text:p>285939.00814121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1442890783.15364" calcext:value-type="float">
            <text:p>1442890783.15364</text:p>
          </table:table-cell>
          <table:table-cell office:value-type="float" office:value="1442890783.1598" calcext:value-type="float">
            <text:p>1442890783.1598</text:p>
          </table:table-cell>
          <table:table-cell office:value-type="float" office:value="896" calcext:value-type="float">
            <text:p>896</text:p>
          </table:table-cell>
          <table:table-cell table:formula="of:=[.C265]-[.C$2]" office:value-type="float" office:value="14.0566880702972" calcext:value-type="float">
            <text:p>14.0566880703</text:p>
          </table:table-cell>
          <table:table-cell table:formula="of:=[.D265]/([.E265]-[.E264])" office:value-type="float" office:value="286243.916825348" calcext:value-type="float">
            <text:p>286243.916825348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1442890783.15366" calcext:value-type="float">
            <text:p>1442890783.15366</text:p>
          </table:table-cell>
          <table:table-cell office:value-type="float" office:value="1442890783.16292" calcext:value-type="float">
            <text:p>1442890783.16292</text:p>
          </table:table-cell>
          <table:table-cell office:value-type="float" office:value="896" calcext:value-type="float">
            <text:p>896</text:p>
          </table:table-cell>
          <table:table-cell table:formula="of:=[.C266]-[.C$2]" office:value-type="float" office:value="14.0598139762878" calcext:value-type="float">
            <text:p>14.0598139763</text:p>
          </table:table-cell>
          <table:table-cell table:formula="of:=[.D266]/([.E266]-[.E265])" office:value-type="float" office:value="286636.899092365" calcext:value-type="float">
            <text:p>286636.89909236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1442890783.1537" calcext:value-type="float">
            <text:p>1442890783.1537</text:p>
          </table:table-cell>
          <table:table-cell office:value-type="float" office:value="1442890783.16603" calcext:value-type="float">
            <text:p>1442890783.16603</text:p>
          </table:table-cell>
          <table:table-cell office:value-type="float" office:value="896" calcext:value-type="float">
            <text:p>896</text:p>
          </table:table-cell>
          <table:table-cell table:formula="of:=[.C267]-[.C$2]" office:value-type="float" office:value="14.0629270076752" calcext:value-type="float">
            <text:p>14.0629270077</text:p>
          </table:table-cell>
          <table:table-cell table:formula="of:=[.D267]/([.E267]-[.E266])" office:value-type="float" office:value="287822.346940338" calcext:value-type="float">
            <text:p>287822.346940338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1442890783.15372" calcext:value-type="float">
            <text:p>1442890783.15372</text:p>
          </table:table-cell>
          <table:table-cell office:value-type="float" office:value="1442890783.16916" calcext:value-type="float">
            <text:p>1442890783.16916</text:p>
          </table:table-cell>
          <table:table-cell office:value-type="float" office:value="896" calcext:value-type="float">
            <text:p>896</text:p>
          </table:table-cell>
          <table:table-cell table:formula="of:=[.C268]-[.C$2]" office:value-type="float" office:value="14.0660517215729" calcext:value-type="float">
            <text:p>14.0660517216</text:p>
          </table:table-cell>
          <table:table-cell table:formula="of:=[.D268]/([.E268]-[.E267])" office:value-type="float" office:value="286746.252403479" calcext:value-type="float">
            <text:p>286746.25240347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1442890783.15375" calcext:value-type="float">
            <text:p>1442890783.15375</text:p>
          </table:table-cell>
          <table:table-cell office:value-type="float" office:value="1442890783.17228" calcext:value-type="float">
            <text:p>1442890783.17228</text:p>
          </table:table-cell>
          <table:table-cell office:value-type="float" office:value="896" calcext:value-type="float">
            <text:p>896</text:p>
          </table:table-cell>
          <table:table-cell table:formula="of:=[.C269]-[.C$2]" office:value-type="float" office:value="14.069176197052" calcext:value-type="float">
            <text:p>14.0691761971</text:p>
          </table:table-cell>
          <table:table-cell table:formula="of:=[.D269]/([.E269]-[.E268])" office:value-type="float" office:value="286768.133078977" calcext:value-type="float">
            <text:p>286768.13307897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1442890783.15377" calcext:value-type="float">
            <text:p>1442890783.15377</text:p>
          </table:table-cell>
          <table:table-cell office:value-type="float" office:value="1442890783.17541" calcext:value-type="float">
            <text:p>1442890783.17541</text:p>
          </table:table-cell>
          <table:table-cell office:value-type="float" office:value="896" calcext:value-type="float">
            <text:p>896</text:p>
          </table:table-cell>
          <table:table-cell table:formula="of:=[.C270]-[.C$2]" office:value-type="float" office:value="14.0722990036011" calcext:value-type="float">
            <text:p>14.0722990036</text:p>
          </table:table-cell>
          <table:table-cell table:formula="of:=[.D270]/([.E270]-[.E269])" office:value-type="float" office:value="286921.391357459" calcext:value-type="float">
            <text:p>286921.39135745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1442890783.15379" calcext:value-type="float">
            <text:p>1442890783.15379</text:p>
          </table:table-cell>
          <table:table-cell office:value-type="float" office:value="1442890783.17851" calcext:value-type="float">
            <text:p>1442890783.17851</text:p>
          </table:table-cell>
          <table:table-cell office:value-type="float" office:value="896" calcext:value-type="float">
            <text:p>896</text:p>
          </table:table-cell>
          <table:table-cell table:formula="of:=[.C271]-[.C$2]" office:value-type="float" office:value="14.0754058361053" calcext:value-type="float">
            <text:p>14.0754058361</text:p>
          </table:table-cell>
          <table:table-cell table:formula="of:=[.D271]/([.E271]-[.E270])" office:value-type="float" office:value="288396.62220858" calcext:value-type="float">
            <text:p>288396.6222085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442890783.15381" calcext:value-type="float">
            <text:p>1442890783.15381</text:p>
          </table:table-cell>
          <table:table-cell office:value-type="float" office:value="1442890783.18166" calcext:value-type="float">
            <text:p>1442890783.18166</text:p>
          </table:table-cell>
          <table:table-cell office:value-type="float" office:value="896" calcext:value-type="float">
            <text:p>896</text:p>
          </table:table-cell>
          <table:table-cell table:formula="of:=[.C272]-[.C$2]" office:value-type="float" office:value="14.0785493850708" calcext:value-type="float">
            <text:p>14.0785493851</text:p>
          </table:table-cell>
          <table:table-cell table:formula="of:=[.D272]/([.E272]-[.E271])" office:value-type="float" office:value="285028.167159651" calcext:value-type="float">
            <text:p>285028.167159651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1442890783.15383" calcext:value-type="float">
            <text:p>1442890783.15383</text:p>
          </table:table-cell>
          <table:table-cell office:value-type="float" office:value="1442890783.18476" calcext:value-type="float">
            <text:p>1442890783.18476</text:p>
          </table:table-cell>
          <table:table-cell office:value-type="float" office:value="896" calcext:value-type="float">
            <text:p>896</text:p>
          </table:table-cell>
          <table:table-cell table:formula="of:=[.C273]-[.C$2]" office:value-type="float" office:value="14.081657409668" calcext:value-type="float">
            <text:p>14.0816574097</text:p>
          </table:table-cell>
          <table:table-cell table:formula="of:=[.D273]/([.E273]-[.E272])" office:value-type="float" office:value="288286.006750537" calcext:value-type="float">
            <text:p>288286.006750537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1442890783.15385" calcext:value-type="float">
            <text:p>1442890783.15385</text:p>
          </table:table-cell>
          <table:table-cell office:value-type="float" office:value="1442890783.18789" calcext:value-type="float">
            <text:p>1442890783.18789</text:p>
          </table:table-cell>
          <table:table-cell office:value-type="float" office:value="896" calcext:value-type="float">
            <text:p>896</text:p>
          </table:table-cell>
          <table:table-cell table:formula="of:=[.C274]-[.C$2]" office:value-type="float" office:value="14.0847795009613" calcext:value-type="float">
            <text:p>14.084779501</text:p>
          </table:table-cell>
          <table:table-cell table:formula="of:=[.D274]/([.E274]-[.E273])" office:value-type="float" office:value="286987.123634975" calcext:value-type="float">
            <text:p>286987.12363497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1442890783.23223" calcext:value-type="float">
            <text:p>1442890783.23223</text:p>
          </table:table-cell>
          <table:table-cell office:value-type="float" office:value="1442890783.23228" calcext:value-type="float">
            <text:p>1442890783.23228</text:p>
          </table:table-cell>
          <table:table-cell office:value-type="float" office:value="896" calcext:value-type="float">
            <text:p>896</text:p>
          </table:table-cell>
          <table:table-cell table:formula="of:=[.C275]-[.C$2]" office:value-type="float" office:value="14.1291723251343" calcext:value-type="float">
            <text:p>14.1291723251</text:p>
          </table:table-cell>
          <table:table-cell table:formula="of:=[.D275]/([.E275]-[.E274])" office:value-type="float" office:value="20183.4421822049" calcext:value-type="float">
            <text:p>20183.4421822049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442890783.23233" calcext:value-type="float">
            <text:p>1442890783.23233</text:p>
          </table:table-cell>
          <table:table-cell office:value-type="float" office:value="1442890783.2354" calcext:value-type="float">
            <text:p>1442890783.2354</text:p>
          </table:table-cell>
          <table:table-cell office:value-type="float" office:value="896" calcext:value-type="float">
            <text:p>896</text:p>
          </table:table-cell>
          <table:table-cell table:formula="of:=[.C276]-[.C$2]" office:value-type="float" office:value="14.1322920322418" calcext:value-type="float">
            <text:p>14.1322920322</text:p>
          </table:table-cell>
          <table:table-cell table:formula="of:=[.D276]/([.E276]-[.E275])" office:value-type="float" office:value="287206.448910967" calcext:value-type="float">
            <text:p>287206.44891096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1442890783.23238" calcext:value-type="float">
            <text:p>1442890783.23238</text:p>
          </table:table-cell>
          <table:table-cell office:value-type="float" office:value="1442890783.23857" calcext:value-type="float">
            <text:p>1442890783.23857</text:p>
          </table:table-cell>
          <table:table-cell office:value-type="float" office:value="896" calcext:value-type="float">
            <text:p>896</text:p>
          </table:table-cell>
          <table:table-cell table:formula="of:=[.C277]-[.C$2]" office:value-type="float" office:value="14.1354668140411" calcext:value-type="float">
            <text:p>14.135466814</text:p>
          </table:table-cell>
          <table:table-cell table:formula="of:=[.D277]/([.E277]-[.E276])" office:value-type="float" office:value="282224.120156203" calcext:value-type="float">
            <text:p>282224.12015620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1442890783.23241" calcext:value-type="float">
            <text:p>1442890783.23241</text:p>
          </table:table-cell>
          <table:table-cell office:value-type="float" office:value="1442890783.24168" calcext:value-type="float">
            <text:p>1442890783.24168</text:p>
          </table:table-cell>
          <table:table-cell office:value-type="float" office:value="896" calcext:value-type="float">
            <text:p>896</text:p>
          </table:table-cell>
          <table:table-cell table:formula="of:=[.C278]-[.C$2]" office:value-type="float" office:value="14.1385772228241" calcext:value-type="float">
            <text:p>14.1385772228</text:p>
          </table:table-cell>
          <table:table-cell table:formula="of:=[.D278]/([.E278]-[.E277])" office:value-type="float" office:value="288065.030200828" calcext:value-type="float">
            <text:p>288065.03020082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1442890783.23243" calcext:value-type="float">
            <text:p>1442890783.23243</text:p>
          </table:table-cell>
          <table:table-cell office:value-type="float" office:value="1442890783.24481" calcext:value-type="float">
            <text:p>1442890783.24481</text:p>
          </table:table-cell>
          <table:table-cell office:value-type="float" office:value="896" calcext:value-type="float">
            <text:p>896</text:p>
          </table:table-cell>
          <table:table-cell table:formula="of:=[.C279]-[.C$2]" office:value-type="float" office:value="14.141697883606" calcext:value-type="float">
            <text:p>14.1416978836</text:p>
          </table:table-cell>
          <table:table-cell table:formula="of:=[.D279]/([.E279]-[.E278])" office:value-type="float" office:value="287118.678585071" calcext:value-type="float">
            <text:p>287118.678585071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1442890783.23245" calcext:value-type="float">
            <text:p>1442890783.23245</text:p>
          </table:table-cell>
          <table:table-cell office:value-type="float" office:value="1442890783.24793" calcext:value-type="float">
            <text:p>1442890783.24793</text:p>
          </table:table-cell>
          <table:table-cell office:value-type="float" office:value="896" calcext:value-type="float">
            <text:p>896</text:p>
          </table:table-cell>
          <table:table-cell table:formula="of:=[.C280]-[.C$2]" office:value-type="float" office:value="14.1448180675507" calcext:value-type="float">
            <text:p>14.1448180676</text:p>
          </table:table-cell>
          <table:table-cell table:formula="of:=[.D280]/([.E280]-[.E279])" office:value-type="float" office:value="287162.557041339" calcext:value-type="float">
            <text:p>287162.557041339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1442890783.23247" calcext:value-type="float">
            <text:p>1442890783.23247</text:p>
          </table:table-cell>
          <table:table-cell office:value-type="float" office:value="1442890783.25106" calcext:value-type="float">
            <text:p>1442890783.25106</text:p>
          </table:table-cell>
          <table:table-cell office:value-type="float" office:value="896" calcext:value-type="float">
            <text:p>896</text:p>
          </table:table-cell>
          <table:table-cell table:formula="of:=[.C281]-[.C$2]" office:value-type="float" office:value="14.1479501724243" calcext:value-type="float">
            <text:p>14.1479501724</text:p>
          </table:table-cell>
          <table:table-cell table:formula="of:=[.D281]/([.E281]-[.E280])" office:value-type="float" office:value="286069.603714699" calcext:value-type="float">
            <text:p>286069.603714699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442890783.23248" calcext:value-type="float">
            <text:p>1442890783.23248</text:p>
          </table:table-cell>
          <table:table-cell office:value-type="float" office:value="1442890783.25418" calcext:value-type="float">
            <text:p>1442890783.25418</text:p>
          </table:table-cell>
          <table:table-cell office:value-type="float" office:value="896" calcext:value-type="float">
            <text:p>896</text:p>
          </table:table-cell>
          <table:table-cell table:formula="of:=[.C282]-[.C$2]" office:value-type="float" office:value="14.1510722637177" calcext:value-type="float">
            <text:p>14.1510722637</text:p>
          </table:table-cell>
          <table:table-cell table:formula="of:=[.D282]/([.E282]-[.E281])" office:value-type="float" office:value="286987.123634975" calcext:value-type="float">
            <text:p>286987.12363497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1442890783.2325" calcext:value-type="float">
            <text:p>1442890783.2325</text:p>
          </table:table-cell>
          <table:table-cell office:value-type="float" office:value="1442890783.2573" calcext:value-type="float">
            <text:p>1442890783.2573</text:p>
          </table:table-cell>
          <table:table-cell office:value-type="float" office:value="896" calcext:value-type="float">
            <text:p>896</text:p>
          </table:table-cell>
          <table:table-cell table:formula="of:=[.C283]-[.C$2]" office:value-type="float" office:value="14.1541917324066" calcext:value-type="float">
            <text:p>14.1541917324</text:p>
          </table:table-cell>
          <table:table-cell table:formula="of:=[.D283]/([.E283]-[.E282])" office:value-type="float" office:value="287228.399877713" calcext:value-type="float">
            <text:p>287228.39987771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1442890783.35198" calcext:value-type="float">
            <text:p>1442890783.35198</text:p>
          </table:table-cell>
          <table:table-cell office:value-type="float" office:value="1442890783.35204" calcext:value-type="float">
            <text:p>1442890783.35204</text:p>
          </table:table-cell>
          <table:table-cell office:value-type="float" office:value="896" calcext:value-type="float">
            <text:p>896</text:p>
          </table:table-cell>
          <table:table-cell table:formula="of:=[.C284]-[.C$2]" office:value-type="float" office:value="14.2489280700684" calcext:value-type="float">
            <text:p>14.2489280701</text:p>
          </table:table-cell>
          <table:table-cell table:formula="of:=[.D284]/([.E284]-[.E283])" office:value-type="float" office:value="9457.82813770124" calcext:value-type="float">
            <text:p>9457.8281377012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442890783.35208" calcext:value-type="float">
            <text:p>1442890783.35208</text:p>
          </table:table-cell>
          <table:table-cell office:value-type="float" office:value="1442890783.35514" calcext:value-type="float">
            <text:p>1442890783.35514</text:p>
          </table:table-cell>
          <table:table-cell office:value-type="float" office:value="896" calcext:value-type="float">
            <text:p>896</text:p>
          </table:table-cell>
          <table:table-cell table:formula="of:=[.C285]-[.C$2]" office:value-type="float" office:value="14.252037525177" calcext:value-type="float">
            <text:p>14.2520375252</text:p>
          </table:table-cell>
          <table:table-cell table:formula="of:=[.D285]/([.E285]-[.E284])" office:value-type="float" office:value="288153.380156418" calcext:value-type="float">
            <text:p>288153.38015641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442890783.35211" calcext:value-type="float">
            <text:p>1442890783.35211</text:p>
          </table:table-cell>
          <table:table-cell office:value-type="float" office:value="1442890783.35826" calcext:value-type="float">
            <text:p>1442890783.35826</text:p>
          </table:table-cell>
          <table:table-cell office:value-type="float" office:value="896" calcext:value-type="float">
            <text:p>896</text:p>
          </table:table-cell>
          <table:table-cell table:formula="of:=[.C286]-[.C$2]" office:value-type="float" office:value="14.2551503181458" calcext:value-type="float">
            <text:p>14.2551503181</text:p>
          </table:table-cell>
          <table:table-cell table:formula="of:=[.D286]/([.E286]-[.E285])" office:value-type="float" office:value="287844.392156863" calcext:value-type="float">
            <text:p>287844.392156863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442890783.35213" calcext:value-type="float">
            <text:p>1442890783.35213</text:p>
          </table:table-cell>
          <table:table-cell office:value-type="float" office:value="1442890783.36138" calcext:value-type="float">
            <text:p>1442890783.36138</text:p>
          </table:table-cell>
          <table:table-cell office:value-type="float" office:value="896" calcext:value-type="float">
            <text:p>896</text:p>
          </table:table-cell>
          <table:table-cell table:formula="of:=[.C287]-[.C$2]" office:value-type="float" office:value="14.2582769393921" calcext:value-type="float">
            <text:p>14.2582769394</text:p>
          </table:table-cell>
          <table:table-cell table:formula="of:=[.D287]/([.E287]-[.E286])" office:value-type="float" office:value="286571.32713131" calcext:value-type="float">
            <text:p>286571.32713131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442890783.35215" calcext:value-type="float">
            <text:p>1442890783.35215</text:p>
          </table:table-cell>
          <table:table-cell office:value-type="float" office:value="1442890783.36452" calcext:value-type="float">
            <text:p>1442890783.36452</text:p>
          </table:table-cell>
          <table:table-cell office:value-type="float" office:value="896" calcext:value-type="float">
            <text:p>896</text:p>
          </table:table-cell>
          <table:table-cell table:formula="of:=[.C288]-[.C$2]" office:value-type="float" office:value="14.2614114284515" calcext:value-type="float">
            <text:p>14.2614114285</text:p>
          </table:table-cell>
          <table:table-cell table:formula="of:=[.D288]/([.E288]-[.E287])" office:value-type="float" office:value="285852.010648817" calcext:value-type="float">
            <text:p>285852.01064881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42890783.35217" calcext:value-type="float">
            <text:p>1442890783.35217</text:p>
          </table:table-cell>
          <table:table-cell office:value-type="float" office:value="1442890783.36765" calcext:value-type="float">
            <text:p>1442890783.36765</text:p>
          </table:table-cell>
          <table:table-cell office:value-type="float" office:value="896" calcext:value-type="float">
            <text:p>896</text:p>
          </table:table-cell>
          <table:table-cell table:formula="of:=[.C289]-[.C$2]" office:value-type="float" office:value="14.2645406723022" calcext:value-type="float">
            <text:p>14.2645406723</text:p>
          </table:table-cell>
          <table:table-cell table:formula="of:=[.D289]/([.E289]-[.E288])" office:value-type="float" office:value="286331.153066667" calcext:value-type="float">
            <text:p>286331.15306666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442890783.35219" calcext:value-type="float">
            <text:p>1442890783.35219</text:p>
          </table:table-cell>
          <table:table-cell office:value-type="float" office:value="1442890783.37081" calcext:value-type="float">
            <text:p>1442890783.37081</text:p>
          </table:table-cell>
          <table:table-cell office:value-type="float" office:value="896" calcext:value-type="float">
            <text:p>896</text:p>
          </table:table-cell>
          <table:table-cell table:formula="of:=[.C290]-[.C$2]" office:value-type="float" office:value="14.2677071094513" calcext:value-type="float">
            <text:p>14.2677071095</text:p>
          </table:table-cell>
          <table:table-cell table:formula="of:=[.D290]/([.E290]-[.E289])" office:value-type="float" office:value="282967.877720051" calcext:value-type="float">
            <text:p>282967.877720051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442890783.35222" calcext:value-type="float">
            <text:p>1442890783.35222</text:p>
          </table:table-cell>
          <table:table-cell office:value-type="float" office:value="1442890783.37394" calcext:value-type="float">
            <text:p>1442890783.37394</text:p>
          </table:table-cell>
          <table:table-cell office:value-type="float" office:value="896" calcext:value-type="float">
            <text:p>896</text:p>
          </table:table-cell>
          <table:table-cell table:formula="of:=[.C291]-[.C$2]" office:value-type="float" office:value="14.2708313465118" calcext:value-type="float">
            <text:p>14.2708313465</text:p>
          </table:table-cell>
          <table:table-cell table:formula="of:=[.D291]/([.E291]-[.E290])" office:value-type="float" office:value="286790.017094017" calcext:value-type="float">
            <text:p>286790.017094017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442890783.35224" calcext:value-type="float">
            <text:p>1442890783.35224</text:p>
          </table:table-cell>
          <table:table-cell office:value-type="float" office:value="1442890783.37706" calcext:value-type="float">
            <text:p>1442890783.37706</text:p>
          </table:table-cell>
          <table:table-cell office:value-type="float" office:value="896" calcext:value-type="float">
            <text:p>896</text:p>
          </table:table-cell>
          <table:table-cell table:formula="of:=[.C292]-[.C$2]" office:value-type="float" office:value="14.2739555835724" calcext:value-type="float">
            <text:p>14.2739555836</text:p>
          </table:table-cell>
          <table:table-cell table:formula="of:=[.D292]/([.E292]-[.E291])" office:value-type="float" office:value="286790.017094017" calcext:value-type="float">
            <text:p>286790.01709401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442890783.35226" calcext:value-type="float">
            <text:p>1442890783.35226</text:p>
          </table:table-cell>
          <table:table-cell office:value-type="float" office:value="1442890783.38019" calcext:value-type="float">
            <text:p>1442890783.38019</text:p>
          </table:table-cell>
          <table:table-cell office:value-type="float" office:value="896" calcext:value-type="float">
            <text:p>896</text:p>
          </table:table-cell>
          <table:table-cell table:formula="of:=[.C293]-[.C$2]" office:value-type="float" office:value="14.2770791053772" calcext:value-type="float">
            <text:p>14.2770791054</text:p>
          </table:table-cell>
          <table:table-cell table:formula="of:=[.D293]/([.E293]-[.E292])" office:value-type="float" office:value="286855.689184032" calcext:value-type="float">
            <text:p>286855.68918403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442890783.35228" calcext:value-type="float">
            <text:p>1442890783.35228</text:p>
          </table:table-cell>
          <table:table-cell office:value-type="float" office:value="1442890783.3833" calcext:value-type="float">
            <text:p>1442890783.3833</text:p>
          </table:table-cell>
          <table:table-cell office:value-type="float" office:value="896" calcext:value-type="float">
            <text:p>896</text:p>
          </table:table-cell>
          <table:table-cell table:formula="of:=[.C294]-[.C$2]" office:value-type="float" office:value="14.2801942825317" calcext:value-type="float">
            <text:p>14.2801942825</text:p>
          </table:table-cell>
          <table:table-cell table:formula="of:=[.D294]/([.E294]-[.E293])" office:value-type="float" office:value="287624.091841421" calcext:value-type="float">
            <text:p>287624.09184142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1442890783.3523" calcext:value-type="float">
            <text:p>1442890783.3523</text:p>
          </table:table-cell>
          <table:table-cell office:value-type="float" office:value="1442890783.38641" calcext:value-type="float">
            <text:p>1442890783.38641</text:p>
          </table:table-cell>
          <table:table-cell office:value-type="float" office:value="896" calcext:value-type="float">
            <text:p>896</text:p>
          </table:table-cell>
          <table:table-cell table:formula="of:=[.C295]-[.C$2]" office:value-type="float" office:value="14.2833065986633" calcext:value-type="float">
            <text:p>14.2833065987</text:p>
          </table:table-cell>
          <table:table-cell table:formula="of:=[.D295]/([.E295]-[.E294])" office:value-type="float" office:value="287888.492722537" calcext:value-type="float">
            <text:p>287888.492722537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1442890783.43318" calcext:value-type="float">
            <text:p>1442890783.43318</text:p>
          </table:table-cell>
          <table:table-cell office:value-type="float" office:value="1442890783.43323" calcext:value-type="float">
            <text:p>1442890783.43323</text:p>
          </table:table-cell>
          <table:table-cell office:value-type="float" office:value="896" calcext:value-type="float">
            <text:p>896</text:p>
          </table:table-cell>
          <table:table-cell table:formula="of:=[.C296]-[.C$2]" office:value-type="float" office:value="14.3301186561584" calcext:value-type="float">
            <text:p>14.3301186562</text:p>
          </table:table-cell>
          <table:table-cell table:formula="of:=[.D296]/([.E296]-[.E295])" office:value-type="float" office:value="19140.3678441918" calcext:value-type="float">
            <text:p>19140.3678441918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1442890783.43328" calcext:value-type="float">
            <text:p>1442890783.43328</text:p>
          </table:table-cell>
          <table:table-cell office:value-type="float" office:value="1442890783.43637" calcext:value-type="float">
            <text:p>1442890783.43637</text:p>
          </table:table-cell>
          <table:table-cell office:value-type="float" office:value="896" calcext:value-type="float">
            <text:p>896</text:p>
          </table:table-cell>
          <table:table-cell table:formula="of:=[.C297]-[.C$2]" office:value-type="float" office:value="14.3332629203796" calcext:value-type="float">
            <text:p>14.3332629204</text:p>
          </table:table-cell>
          <table:table-cell table:formula="of:=[.D297]/([.E297]-[.E296])" office:value-type="float" office:value="284963.329087049" calcext:value-type="float">
            <text:p>284963.329087049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1442890783.4333" calcext:value-type="float">
            <text:p>1442890783.4333</text:p>
          </table:table-cell>
          <table:table-cell office:value-type="float" office:value="1442890783.43948" calcext:value-type="float">
            <text:p>1442890783.43948</text:p>
          </table:table-cell>
          <table:table-cell office:value-type="float" office:value="896" calcext:value-type="float">
            <text:p>896</text:p>
          </table:table-cell>
          <table:table-cell table:formula="of:=[.C298]-[.C$2]" office:value-type="float" office:value="14.336373090744" calcext:value-type="float">
            <text:p>14.3363730907</text:p>
          </table:table-cell>
          <table:table-cell table:formula="of:=[.D298]/([.E298]-[.E297])" office:value-type="float" office:value="288087.112610195" calcext:value-type="float">
            <text:p>288087.11261019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1442890783.43334" calcext:value-type="float">
            <text:p>1442890783.43334</text:p>
          </table:table-cell>
          <table:table-cell office:value-type="float" office:value="1442890783.44259" calcext:value-type="float">
            <text:p>1442890783.44259</text:p>
          </table:table-cell>
          <table:table-cell office:value-type="float" office:value="896" calcext:value-type="float">
            <text:p>896</text:p>
          </table:table-cell>
          <table:table-cell table:formula="of:=[.C299]-[.C$2]" office:value-type="float" office:value="14.3394799232483" calcext:value-type="float">
            <text:p>14.3394799232</text:p>
          </table:table-cell>
          <table:table-cell table:formula="of:=[.D299]/([.E299]-[.E298])" office:value-type="float" office:value="288396.62220858" calcext:value-type="float">
            <text:p>288396.6222085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1442890783.43336" calcext:value-type="float">
            <text:p>1442890783.43336</text:p>
          </table:table-cell>
          <table:table-cell office:value-type="float" office:value="1442890783.44572" calcext:value-type="float">
            <text:p>1442890783.44572</text:p>
          </table:table-cell>
          <table:table-cell office:value-type="float" office:value="896" calcext:value-type="float">
            <text:p>896</text:p>
          </table:table-cell>
          <table:table-cell table:formula="of:=[.C300]-[.C$2]" office:value-type="float" office:value="14.3426158428192" calcext:value-type="float">
            <text:p>14.3426158428</text:p>
          </table:table-cell>
          <table:table-cell table:formula="of:=[.D300]/([.E300]-[.E299])" office:value-type="float" office:value="285721.613624268" calcext:value-type="float">
            <text:p>285721.613624268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1442890783.43337" calcext:value-type="float">
            <text:p>1442890783.43337</text:p>
          </table:table-cell>
          <table:table-cell office:value-type="float" office:value="1442890783.44884" calcext:value-type="float">
            <text:p>1442890783.44884</text:p>
          </table:table-cell>
          <table:table-cell office:value-type="float" office:value="896" calcext:value-type="float">
            <text:p>896</text:p>
          </table:table-cell>
          <table:table-cell table:formula="of:=[.C301]-[.C$2]" office:value-type="float" office:value="14.3457350730896" calcext:value-type="float">
            <text:p>14.3457350731</text:p>
          </table:table-cell>
          <table:table-cell table:formula="of:=[.D301]/([.E301]-[.E300])" office:value-type="float" office:value="287250.354200107" calcext:value-type="float">
            <text:p>287250.354200107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442890783.43339" calcext:value-type="float">
            <text:p>1442890783.43339</text:p>
          </table:table-cell>
          <table:table-cell office:value-type="float" office:value="1442890783.45196" calcext:value-type="float">
            <text:p>1442890783.45196</text:p>
          </table:table-cell>
          <table:table-cell office:value-type="float" office:value="896" calcext:value-type="float">
            <text:p>896</text:p>
          </table:table-cell>
          <table:table-cell table:formula="of:=[.C302]-[.C$2]" office:value-type="float" office:value="14.3488492965698" calcext:value-type="float">
            <text:p>14.3488492966</text:p>
          </table:table-cell>
          <table:table-cell table:formula="of:=[.D302]/([.E302]-[.E301])" office:value-type="float" office:value="287712.171489818" calcext:value-type="float">
            <text:p>287712.17148981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1442890783.43341" calcext:value-type="float">
            <text:p>1442890783.43341</text:p>
          </table:table-cell>
          <table:table-cell office:value-type="float" office:value="1442890783.45507" calcext:value-type="float">
            <text:p>1442890783.45507</text:p>
          </table:table-cell>
          <table:table-cell office:value-type="float" office:value="896" calcext:value-type="float">
            <text:p>896</text:p>
          </table:table-cell>
          <table:table-cell table:formula="of:=[.C303]-[.C$2]" office:value-type="float" office:value="14.3519599437714" calcext:value-type="float">
            <text:p>14.3519599438</text:p>
          </table:table-cell>
          <table:table-cell table:formula="of:=[.D303]/([.E303]-[.E302])" office:value-type="float" office:value="288042.951176516" calcext:value-type="float">
            <text:p>288042.951176516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1442890783.43343" calcext:value-type="float">
            <text:p>1442890783.43343</text:p>
          </table:table-cell>
          <table:table-cell office:value-type="float" office:value="1442890783.45818" calcext:value-type="float">
            <text:p>1442890783.45818</text:p>
          </table:table-cell>
          <table:table-cell office:value-type="float" office:value="896" calcext:value-type="float">
            <text:p>896</text:p>
          </table:table-cell>
          <table:table-cell table:formula="of:=[.C304]-[.C$2]" office:value-type="float" office:value="14.3550746440887" calcext:value-type="float">
            <text:p>14.3550746441</text:p>
          </table:table-cell>
          <table:table-cell table:formula="of:=[.D304]/([.E304]-[.E303])" office:value-type="float" office:value="287668.124923454" calcext:value-type="float">
            <text:p>287668.12492345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442890783.54997" calcext:value-type="float">
            <text:p>1442890783.54997</text:p>
          </table:table-cell>
          <table:table-cell office:value-type="float" office:value="1442890783.55" calcext:value-type="float">
            <text:p>1442890783.55</text:p>
          </table:table-cell>
          <table:table-cell office:value-type="float" office:value="896" calcext:value-type="float">
            <text:p>896</text:p>
          </table:table-cell>
          <table:table-cell table:formula="of:=[.C305]-[.C$2]" office:value-type="float" office:value="14.4468967914581" calcext:value-type="float">
            <text:p>14.4468967915</text:p>
          </table:table-cell>
          <table:table-cell table:formula="of:=[.D305]/([.E305]-[.E304])" office:value-type="float" office:value="9757.99440189027" calcext:value-type="float">
            <text:p>9757.994401890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1442890783.55004" calcext:value-type="float">
            <text:p>1442890783.55004</text:p>
          </table:table-cell>
          <table:table-cell office:value-type="float" office:value="1442890783.55313" calcext:value-type="float">
            <text:p>1442890783.55313</text:p>
          </table:table-cell>
          <table:table-cell office:value-type="float" office:value="896" calcext:value-type="float">
            <text:p>896</text:p>
          </table:table-cell>
          <table:table-cell table:formula="of:=[.C306]-[.C$2]" office:value-type="float" office:value="14.4500181674957" calcext:value-type="float">
            <text:p>14.4500181675</text:p>
          </table:table-cell>
          <table:table-cell table:formula="of:=[.D306]/([.E306]-[.E305])" office:value-type="float" office:value="287052.886037275" calcext:value-type="float">
            <text:p>287052.88603727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442890783.55008" calcext:value-type="float">
            <text:p>1442890783.55008</text:p>
          </table:table-cell>
          <table:table-cell office:value-type="float" office:value="1442890783.55624" calcext:value-type="float">
            <text:p>1442890783.55624</text:p>
          </table:table-cell>
          <table:table-cell office:value-type="float" office:value="896" calcext:value-type="float">
            <text:p>896</text:p>
          </table:table-cell>
          <table:table-cell table:formula="of:=[.C307]-[.C$2]" office:value-type="float" office:value="14.4531376361847" calcext:value-type="float">
            <text:p>14.4531376362</text:p>
          </table:table-cell>
          <table:table-cell table:formula="of:=[.D307]/([.E307]-[.E306])" office:value-type="float" office:value="287228.399877713" calcext:value-type="float">
            <text:p>287228.39987771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442890783.5501" calcext:value-type="float">
            <text:p>1442890783.5501</text:p>
          </table:table-cell>
          <table:table-cell office:value-type="float" office:value="1442890783.55937" calcext:value-type="float">
            <text:p>1442890783.55937</text:p>
          </table:table-cell>
          <table:table-cell office:value-type="float" office:value="896" calcext:value-type="float">
            <text:p>896</text:p>
          </table:table-cell>
          <table:table-cell table:formula="of:=[.C308]-[.C$2]" office:value-type="float" office:value="14.4562611579895" calcext:value-type="float">
            <text:p>14.456261158</text:p>
          </table:table-cell>
          <table:table-cell table:formula="of:=[.D308]/([.E308]-[.E307])" office:value-type="float" office:value="286855.689184032" calcext:value-type="float">
            <text:p>286855.689184032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442890783.55013" calcext:value-type="float">
            <text:p>1442890783.55013</text:p>
          </table:table-cell>
          <table:table-cell office:value-type="float" office:value="1442890783.56249" calcext:value-type="float">
            <text:p>1442890783.56249</text:p>
          </table:table-cell>
          <table:table-cell office:value-type="float" office:value="896" calcext:value-type="float">
            <text:p>896</text:p>
          </table:table-cell>
          <table:table-cell table:formula="of:=[.C309]-[.C$2]" office:value-type="float" office:value="14.4593782424927" calcext:value-type="float">
            <text:p>14.4593782425</text:p>
          </table:table-cell>
          <table:table-cell table:formula="of:=[.D309]/([.E309]-[.E308])" office:value-type="float" office:value="287448.094232829" calcext:value-type="float">
            <text:p>287448.094232829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42890783.55015" calcext:value-type="float">
            <text:p>1442890783.55015</text:p>
          </table:table-cell>
          <table:table-cell office:value-type="float" office:value="1442890783.56563" calcext:value-type="float">
            <text:p>1442890783.56563</text:p>
          </table:table-cell>
          <table:table-cell office:value-type="float" office:value="896" calcext:value-type="float">
            <text:p>896</text:p>
          </table:table-cell>
          <table:table-cell table:formula="of:=[.C310]-[.C$2]" office:value-type="float" office:value="14.4625177383423" calcext:value-type="float">
            <text:p>14.4625177383</text:p>
          </table:table-cell>
          <table:table-cell table:formula="of:=[.D310]/([.E310]-[.E309])" office:value-type="float" office:value="285396.140947752" calcext:value-type="float">
            <text:p>285396.14094775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442890783.55017" calcext:value-type="float">
            <text:p>1442890783.55017</text:p>
          </table:table-cell>
          <table:table-cell office:value-type="float" office:value="1442890783.56873" calcext:value-type="float">
            <text:p>1442890783.56873</text:p>
          </table:table-cell>
          <table:table-cell office:value-type="float" office:value="896" calcext:value-type="float">
            <text:p>896</text:p>
          </table:table-cell>
          <table:table-cell table:formula="of:=[.C311]-[.C$2]" office:value-type="float" office:value="14.4656226634979" calcext:value-type="float">
            <text:p>14.4656226635</text:p>
          </table:table-cell>
          <table:table-cell table:formula="of:=[.D311]/([.E311]-[.E310])" office:value-type="float" office:value="288573.783613607" calcext:value-type="float">
            <text:p>288573.783613607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42890783.55018" calcext:value-type="float">
            <text:p>1442890783.55018</text:p>
          </table:table-cell>
          <table:table-cell office:value-type="float" office:value="1442890783.57183" calcext:value-type="float">
            <text:p>1442890783.57183</text:p>
          </table:table-cell>
          <table:table-cell office:value-type="float" office:value="896" calcext:value-type="float">
            <text:p>896</text:p>
          </table:table-cell>
          <table:table-cell table:formula="of:=[.C312]-[.C$2]" office:value-type="float" office:value="14.4687249660492" calcext:value-type="float">
            <text:p>14.468724966</text:p>
          </table:table-cell>
          <table:table-cell table:formula="of:=[.D312]/([.E312]-[.E311])" office:value-type="float" office:value="288817.736243468" calcext:value-type="float">
            <text:p>288817.736243468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1442890783.5502" calcext:value-type="float">
            <text:p>1442890783.5502</text:p>
          </table:table-cell>
          <table:table-cell office:value-type="float" office:value="1442890783.57495" calcext:value-type="float">
            <text:p>1442890783.57495</text:p>
          </table:table-cell>
          <table:table-cell office:value-type="float" office:value="896" calcext:value-type="float">
            <text:p>896</text:p>
          </table:table-cell>
          <table:table-cell table:formula="of:=[.C313]-[.C$2]" office:value-type="float" office:value="14.4718379974365" calcext:value-type="float">
            <text:p>14.4718379974</text:p>
          </table:table-cell>
          <table:table-cell table:formula="of:=[.D313]/([.E313]-[.E312])" office:value-type="float" office:value="287822.346940338" calcext:value-type="float">
            <text:p>287822.346940338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1442890783.55022" calcext:value-type="float">
            <text:p>1442890783.55022</text:p>
          </table:table-cell>
          <table:table-cell office:value-type="float" office:value="1442890783.57805" calcext:value-type="float">
            <text:p>1442890783.57805</text:p>
          </table:table-cell>
          <table:table-cell office:value-type="float" office:value="896" calcext:value-type="float">
            <text:p>896</text:p>
          </table:table-cell>
          <table:table-cell table:formula="of:=[.C314]-[.C$2]" office:value-type="float" office:value="14.4749414920807" calcext:value-type="float">
            <text:p>14.4749414921</text:p>
          </table:table-cell>
          <table:table-cell table:formula="of:=[.D314]/([.E314]-[.E313])" office:value-type="float" office:value="288706.797572405" calcext:value-type="float">
            <text:p>288706.79757240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1442890783.55024" calcext:value-type="float">
            <text:p>1442890783.55024</text:p>
          </table:table-cell>
          <table:table-cell office:value-type="float" office:value="1442890783.58114" calcext:value-type="float">
            <text:p>1442890783.58114</text:p>
          </table:table-cell>
          <table:table-cell office:value-type="float" office:value="896" calcext:value-type="float">
            <text:p>896</text:p>
          </table:table-cell>
          <table:table-cell table:formula="of:=[.C315]-[.C$2]" office:value-type="float" office:value="14.4780323505402" calcext:value-type="float">
            <text:p>14.4780323505</text:p>
          </table:table-cell>
          <table:table-cell table:formula="of:=[.D315]/([.E315]-[.E314])" office:value-type="float" office:value="289887.101511879" calcext:value-type="float">
            <text:p>289887.101511879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442890783.55026" calcext:value-type="float">
            <text:p>1442890783.55026</text:p>
          </table:table-cell>
          <table:table-cell office:value-type="float" office:value="1442890783.58426" calcext:value-type="float">
            <text:p>1442890783.58426</text:p>
          </table:table-cell>
          <table:table-cell office:value-type="float" office:value="896" calcext:value-type="float">
            <text:p>896</text:p>
          </table:table-cell>
          <table:table-cell table:formula="of:=[.C316]-[.C$2]" office:value-type="float" office:value="14.4811546802521" calcext:value-type="float">
            <text:p>14.4811546803</text:p>
          </table:table-cell>
          <table:table-cell table:formula="of:=[.D316]/([.E316]-[.E315])" office:value-type="float" office:value="286965.209529627" calcext:value-type="float">
            <text:p>286965.20952962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442890783.63403" calcext:value-type="float">
            <text:p>1442890783.63403</text:p>
          </table:table-cell>
          <table:table-cell office:value-type="float" office:value="1442890783.63406" calcext:value-type="float">
            <text:p>1442890783.63406</text:p>
          </table:table-cell>
          <table:table-cell office:value-type="float" office:value="896" calcext:value-type="float">
            <text:p>896</text:p>
          </table:table-cell>
          <table:table-cell table:formula="of:=[.C317]-[.C$2]" office:value-type="float" office:value="14.5309557914734" calcext:value-type="float">
            <text:p>14.5309557915</text:p>
          </table:table-cell>
          <table:table-cell table:formula="of:=[.D317]/([.E317]-[.E316])" office:value-type="float" office:value="17991.5664134124" calcext:value-type="float">
            <text:p>17991.5664134124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442890783.6341" calcext:value-type="float">
            <text:p>1442890783.6341</text:p>
          </table:table-cell>
          <table:table-cell office:value-type="float" office:value="1442890783.63718" calcext:value-type="float">
            <text:p>1442890783.63718</text:p>
          </table:table-cell>
          <table:table-cell office:value-type="float" office:value="896" calcext:value-type="float">
            <text:p>896</text:p>
          </table:table-cell>
          <table:table-cell table:formula="of:=[.C318]-[.C$2]" office:value-type="float" office:value="14.5340747833252" calcext:value-type="float">
            <text:p>14.5340747833</text:p>
          </table:table-cell>
          <table:table-cell table:formula="of:=[.D318]/([.E318]-[.E317])" office:value-type="float" office:value="287272.311878918" calcext:value-type="float">
            <text:p>287272.31187891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442890783.63412" calcext:value-type="float">
            <text:p>1442890783.63412</text:p>
          </table:table-cell>
          <table:table-cell office:value-type="float" office:value="1442890783.64025" calcext:value-type="float">
            <text:p>1442890783.64025</text:p>
          </table:table-cell>
          <table:table-cell office:value-type="float" office:value="896" calcext:value-type="float">
            <text:p>896</text:p>
          </table:table-cell>
          <table:table-cell table:formula="of:=[.C319]-[.C$2]" office:value-type="float" office:value="14.5371427536011" calcext:value-type="float">
            <text:p>14.5371427536</text:p>
          </table:table-cell>
          <table:table-cell table:formula="of:=[.D319]/([.E319]-[.E318])" office:value-type="float" office:value="292049.765620143" calcext:value-type="float">
            <text:p>292049.76562014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42890783.63414" calcext:value-type="float">
            <text:p>1442890783.63414</text:p>
          </table:table-cell>
          <table:table-cell office:value-type="float" office:value="1442890783.64344" calcext:value-type="float">
            <text:p>1442890783.64344</text:p>
          </table:table-cell>
          <table:table-cell office:value-type="float" office:value="896" calcext:value-type="float">
            <text:p>896</text:p>
          </table:table-cell>
          <table:table-cell table:formula="of:=[.C320]-[.C$2]" office:value-type="float" office:value="14.5403335094452" calcext:value-type="float">
            <text:p>14.5403335094</text:p>
          </table:table-cell>
          <table:table-cell table:formula="of:=[.D320]/([.E320]-[.E319])" office:value-type="float" office:value="280811.207053725" calcext:value-type="float">
            <text:p>280811.20705372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442890783.63415" calcext:value-type="float">
            <text:p>1442890783.63415</text:p>
          </table:table-cell>
          <table:table-cell office:value-type="float" office:value="1442890783.64654" calcext:value-type="float">
            <text:p>1442890783.64654</text:p>
          </table:table-cell>
          <table:table-cell office:value-type="float" office:value="896" calcext:value-type="float">
            <text:p>896</text:p>
          </table:table-cell>
          <table:table-cell table:formula="of:=[.C321]-[.C$2]" office:value-type="float" office:value="14.5434305667877" calcext:value-type="float">
            <text:p>14.5434305668</text:p>
          </table:table-cell>
          <table:table-cell table:formula="of:=[.D321]/([.E321]-[.E320])" office:value-type="float" office:value="289306.880985373" calcext:value-type="float">
            <text:p>289306.880985373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442890783.63417" calcext:value-type="float">
            <text:p>1442890783.63417</text:p>
          </table:table-cell>
          <table:table-cell office:value-type="float" office:value="1442890783.64967" calcext:value-type="float">
            <text:p>1442890783.64967</text:p>
          </table:table-cell>
          <table:table-cell office:value-type="float" office:value="896" calcext:value-type="float">
            <text:p>896</text:p>
          </table:table-cell>
          <table:table-cell table:formula="of:=[.C322]-[.C$2]" office:value-type="float" office:value="14.5465576648712" calcext:value-type="float">
            <text:p>14.5465576649</text:p>
          </table:table-cell>
          <table:table-cell table:formula="of:=[.D322]/([.E322]-[.E321])" office:value-type="float" office:value="286527.62915523" calcext:value-type="float">
            <text:p>286527.6291552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442890783.63419" calcext:value-type="float">
            <text:p>1442890783.63419</text:p>
          </table:table-cell>
          <table:table-cell office:value-type="float" office:value="1442890783.65279" calcext:value-type="float">
            <text:p>1442890783.65279</text:p>
          </table:table-cell>
          <table:table-cell office:value-type="float" office:value="896" calcext:value-type="float">
            <text:p>896</text:p>
          </table:table-cell>
          <table:table-cell table:formula="of:=[.C323]-[.C$2]" office:value-type="float" office:value="14.5496830940247" calcext:value-type="float">
            <text:p>14.549683094</text:p>
          </table:table-cell>
          <table:table-cell table:formula="of:=[.D323]/([.E323]-[.E322])" office:value-type="float" office:value="286680.630406591" calcext:value-type="float">
            <text:p>286680.630406591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442890783.63421" calcext:value-type="float">
            <text:p>1442890783.63421</text:p>
          </table:table-cell>
          <table:table-cell office:value-type="float" office:value="1442890783.65591" calcext:value-type="float">
            <text:p>1442890783.65591</text:p>
          </table:table-cell>
          <table:table-cell office:value-type="float" office:value="896" calcext:value-type="float">
            <text:p>896</text:p>
          </table:table-cell>
          <table:table-cell table:formula="of:=[.C324]-[.C$2]" office:value-type="float" office:value="14.5527987480164" calcext:value-type="float">
            <text:p>14.552798748</text:p>
          </table:table-cell>
          <table:table-cell table:formula="of:=[.D324]/([.E324]-[.E323])" office:value-type="float" office:value="287580.072237527" calcext:value-type="float">
            <text:p>287580.072237527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442890783.63423" calcext:value-type="float">
            <text:p>1442890783.63423</text:p>
          </table:table-cell>
          <table:table-cell office:value-type="float" office:value="1442890783.65903" calcext:value-type="float">
            <text:p>1442890783.65903</text:p>
          </table:table-cell>
          <table:table-cell office:value-type="float" office:value="896" calcext:value-type="float">
            <text:p>896</text:p>
          </table:table-cell>
          <table:table-cell table:formula="of:=[.C325]-[.C$2]" office:value-type="float" office:value="14.5559229850769" calcext:value-type="float">
            <text:p>14.5559229851</text:p>
          </table:table-cell>
          <table:table-cell table:formula="of:=[.D325]/([.E325]-[.E324])" office:value-type="float" office:value="286790.017094017" calcext:value-type="float">
            <text:p>286790.017094017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1442890783.74789" calcext:value-type="float">
            <text:p>1442890783.74789</text:p>
          </table:table-cell>
          <table:table-cell office:value-type="float" office:value="1442890783.74792" calcext:value-type="float">
            <text:p>1442890783.74792</text:p>
          </table:table-cell>
          <table:table-cell office:value-type="float" office:value="896" calcext:value-type="float">
            <text:p>896</text:p>
          </table:table-cell>
          <table:table-cell table:formula="of:=[.C326]-[.C$2]" office:value-type="float" office:value="14.6448152065277" calcext:value-type="float">
            <text:p>14.6448152065</text:p>
          </table:table-cell>
          <table:table-cell table:formula="of:=[.D326]/([.E326]-[.E325])" office:value-type="float" office:value="10079.6221016465" calcext:value-type="float">
            <text:p>10079.622101646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1442890783.74798" calcext:value-type="float">
            <text:p>1442890783.74798</text:p>
          </table:table-cell>
          <table:table-cell office:value-type="float" office:value="1442890783.75108" calcext:value-type="float">
            <text:p>1442890783.75108</text:p>
          </table:table-cell>
          <table:table-cell office:value-type="float" office:value="896" calcext:value-type="float">
            <text:p>896</text:p>
          </table:table-cell>
          <table:table-cell table:formula="of:=[.C327]-[.C$2]" office:value-type="float" office:value="14.6479752063751" calcext:value-type="float">
            <text:p>14.6479752064</text:p>
          </table:table-cell>
          <table:table-cell table:formula="of:=[.D327]/([.E327]-[.E326])" office:value-type="float" office:value="283544.31748906" calcext:value-type="float">
            <text:p>283544.3174890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442890783.748" calcext:value-type="float">
            <text:p>1442890783.748</text:p>
          </table:table-cell>
          <table:table-cell office:value-type="float" office:value="1442890783.75419" calcext:value-type="float">
            <text:p>1442890783.75419</text:p>
          </table:table-cell>
          <table:table-cell office:value-type="float" office:value="896" calcext:value-type="float">
            <text:p>896</text:p>
          </table:table-cell>
          <table:table-cell table:formula="of:=[.C328]-[.C$2]" office:value-type="float" office:value="14.6510810852051" calcext:value-type="float">
            <text:p>14.6510810852</text:p>
          </table:table-cell>
          <table:table-cell table:formula="of:=[.D328]/([.E328]-[.E327])" office:value-type="float" office:value="288485.175711983" calcext:value-type="float">
            <text:p>288485.175711983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1442890783.74802" calcext:value-type="float">
            <text:p>1442890783.74802</text:p>
          </table:table-cell>
          <table:table-cell office:value-type="float" office:value="1442890783.7573" calcext:value-type="float">
            <text:p>1442890783.7573</text:p>
          </table:table-cell>
          <table:table-cell office:value-type="float" office:value="896" calcext:value-type="float">
            <text:p>896</text:p>
          </table:table-cell>
          <table:table-cell table:formula="of:=[.C329]-[.C$2]" office:value-type="float" office:value="14.6541953086853" calcext:value-type="float">
            <text:p>14.6541953087</text:p>
          </table:table-cell>
          <table:table-cell table:formula="of:=[.D329]/([.E329]-[.E328])" office:value-type="float" office:value="287712.171489818" calcext:value-type="float">
            <text:p>287712.171489818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1442890783.74805" calcext:value-type="float">
            <text:p>1442890783.74805</text:p>
          </table:table-cell>
          <table:table-cell office:value-type="float" office:value="1442890783.76042" calcext:value-type="float">
            <text:p>1442890783.76042</text:p>
          </table:table-cell>
          <table:table-cell office:value-type="float" office:value="896" calcext:value-type="float">
            <text:p>896</text:p>
          </table:table-cell>
          <table:table-cell table:formula="of:=[.C330]-[.C$2]" office:value-type="float" office:value="14.6573133468628" calcext:value-type="float">
            <text:p>14.6573133469</text:p>
          </table:table-cell>
          <table:table-cell table:formula="of:=[.D330]/([.E330]-[.E329])" office:value-type="float" office:value="287360.176173727" calcext:value-type="float">
            <text:p>287360.17617372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1442890783.74808" calcext:value-type="float">
            <text:p>1442890783.74808</text:p>
          </table:table-cell>
          <table:table-cell office:value-type="float" office:value="1442890783.76355" calcext:value-type="float">
            <text:p>1442890783.76355</text:p>
          </table:table-cell>
          <table:table-cell office:value-type="float" office:value="896" calcext:value-type="float">
            <text:p>896</text:p>
          </table:table-cell>
          <table:table-cell table:formula="of:=[.C331]-[.C$2]" office:value-type="float" office:value="14.6604413986206" calcext:value-type="float">
            <text:p>14.6604413986</text:p>
          </table:table-cell>
          <table:table-cell table:formula="of:=[.D331]/([.E331]-[.E330])" office:value-type="float" office:value="286440.273170732" calcext:value-type="float">
            <text:p>286440.27317073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442890783.7481" calcext:value-type="float">
            <text:p>1442890783.7481</text:p>
          </table:table-cell>
          <table:table-cell office:value-type="float" office:value="1442890783.76667" calcext:value-type="float">
            <text:p>1442890783.76667</text:p>
          </table:table-cell>
          <table:table-cell office:value-type="float" office:value="896" calcext:value-type="float">
            <text:p>896</text:p>
          </table:table-cell>
          <table:table-cell table:formula="of:=[.C332]-[.C$2]" office:value-type="float" office:value="14.6635603904724" calcext:value-type="float">
            <text:p>14.6635603905</text:p>
          </table:table-cell>
          <table:table-cell table:formula="of:=[.D332]/([.E332]-[.E331])" office:value-type="float" office:value="287272.311878918" calcext:value-type="float">
            <text:p>287272.311878918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442890783.74812" calcext:value-type="float">
            <text:p>1442890783.74812</text:p>
          </table:table-cell>
          <table:table-cell office:value-type="float" office:value="1442890783.76978" calcext:value-type="float">
            <text:p>1442890783.76978</text:p>
          </table:table-cell>
          <table:table-cell office:value-type="float" office:value="896" calcext:value-type="float">
            <text:p>896</text:p>
          </table:table-cell>
          <table:table-cell table:formula="of:=[.C333]-[.C$2]" office:value-type="float" office:value="14.6666769981384" calcext:value-type="float">
            <text:p>14.6666769981</text:p>
          </table:table-cell>
          <table:table-cell table:formula="of:=[.D333]/([.E333]-[.E332])" office:value-type="float" office:value="287492.073439412" calcext:value-type="float">
            <text:p>287492.073439412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1442890783.74814" calcext:value-type="float">
            <text:p>1442890783.74814</text:p>
          </table:table-cell>
          <table:table-cell office:value-type="float" office:value="1442890783.77291" calcext:value-type="float">
            <text:p>1442890783.77291</text:p>
          </table:table-cell>
          <table:table-cell office:value-type="float" office:value="896" calcext:value-type="float">
            <text:p>896</text:p>
          </table:table-cell>
          <table:table-cell table:formula="of:=[.C334]-[.C$2]" office:value-type="float" office:value="14.6698002815247" calcext:value-type="float">
            <text:p>14.6698002815</text:p>
          </table:table-cell>
          <table:table-cell table:formula="of:=[.D334]/([.E334]-[.E333])" office:value-type="float" office:value="286877.586564886" calcext:value-type="float">
            <text:p>286877.58656488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442890783.74818" calcext:value-type="float">
            <text:p>1442890783.74818</text:p>
          </table:table-cell>
          <table:table-cell office:value-type="float" office:value="1442890783.77602" calcext:value-type="float">
            <text:p>1442890783.77602</text:p>
          </table:table-cell>
          <table:table-cell office:value-type="float" office:value="896" calcext:value-type="float">
            <text:p>896</text:p>
          </table:table-cell>
          <table:table-cell table:formula="of:=[.C335]-[.C$2]" office:value-type="float" office:value="14.6729161739349" calcext:value-type="float">
            <text:p>14.6729161739</text:p>
          </table:table-cell>
          <table:table-cell table:formula="of:=[.D335]/([.E335]-[.E334])" office:value-type="float" office:value="287558.067487949" calcext:value-type="float">
            <text:p>287558.06748794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1442890783.7482" calcext:value-type="float">
            <text:p>1442890783.7482</text:p>
          </table:table-cell>
          <table:table-cell office:value-type="float" office:value="1442890783.77911" calcext:value-type="float">
            <text:p>1442890783.77911</text:p>
          </table:table-cell>
          <table:table-cell office:value-type="float" office:value="896" calcext:value-type="float">
            <text:p>896</text:p>
          </table:table-cell>
          <table:table-cell table:formula="of:=[.C336]-[.C$2]" office:value-type="float" office:value="14.6760070323944" calcext:value-type="float">
            <text:p>14.6760070324</text:p>
          </table:table-cell>
          <table:table-cell table:formula="of:=[.D336]/([.E336]-[.E335])" office:value-type="float" office:value="289887.101511879" calcext:value-type="float">
            <text:p>289887.101511879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442890783.74822" calcext:value-type="float">
            <text:p>1442890783.74822</text:p>
          </table:table-cell>
          <table:table-cell office:value-type="float" office:value="1442890783.78227" calcext:value-type="float">
            <text:p>1442890783.78227</text:p>
          </table:table-cell>
          <table:table-cell office:value-type="float" office:value="896" calcext:value-type="float">
            <text:p>896</text:p>
          </table:table-cell>
          <table:table-cell table:formula="of:=[.C337]-[.C$2]" office:value-type="float" office:value="14.6791625022888" calcext:value-type="float">
            <text:p>14.6791625023</text:p>
          </table:table-cell>
          <table:table-cell table:formula="of:=[.D337]/([.E337]-[.E336])" office:value-type="float" office:value="283951.370154892" calcext:value-type="float">
            <text:p>283951.370154892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442890783.83491" calcext:value-type="float">
            <text:p>1442890783.83491</text:p>
          </table:table-cell>
          <table:table-cell office:value-type="float" office:value="1442890783.83495" calcext:value-type="float">
            <text:p>1442890783.83495</text:p>
          </table:table-cell>
          <table:table-cell office:value-type="float" office:value="896" calcext:value-type="float">
            <text:p>896</text:p>
          </table:table-cell>
          <table:table-cell table:formula="of:=[.C338]-[.C$2]" office:value-type="float" office:value="14.7318453788757" calcext:value-type="float">
            <text:p>14.7318453789</text:p>
          </table:table-cell>
          <table:table-cell table:formula="of:=[.D338]/([.E338]-[.E337])" office:value-type="float" office:value="17007.4236269505" calcext:value-type="float">
            <text:p>17007.423626950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442890783.83503" calcext:value-type="float">
            <text:p>1442890783.83503</text:p>
          </table:table-cell>
          <table:table-cell office:value-type="float" office:value="1442890783.83807" calcext:value-type="float">
            <text:p>1442890783.83807</text:p>
          </table:table-cell>
          <table:table-cell office:value-type="float" office:value="896" calcext:value-type="float">
            <text:p>896</text:p>
          </table:table-cell>
          <table:table-cell table:formula="of:=[.C339]-[.C$2]" office:value-type="float" office:value="14.7349660396576" calcext:value-type="float">
            <text:p>14.7349660397</text:p>
          </table:table-cell>
          <table:table-cell table:formula="of:=[.D339]/([.E339]-[.E338])" office:value-type="float" office:value="287118.678585071" calcext:value-type="float">
            <text:p>287118.678585071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442890783.83505" calcext:value-type="float">
            <text:p>1442890783.83505</text:p>
          </table:table-cell>
          <table:table-cell office:value-type="float" office:value="1442890783.84118" calcext:value-type="float">
            <text:p>1442890783.84118</text:p>
          </table:table-cell>
          <table:table-cell office:value-type="float" office:value="896" calcext:value-type="float">
            <text:p>896</text:p>
          </table:table-cell>
          <table:table-cell table:formula="of:=[.C340]-[.C$2]" office:value-type="float" office:value="14.7380723953247" calcext:value-type="float">
            <text:p>14.7380723953</text:p>
          </table:table-cell>
          <table:table-cell table:formula="of:=[.D340]/([.E340]-[.E339])" office:value-type="float" office:value="288440.892163635" calcext:value-type="float">
            <text:p>288440.89216363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442890783.83508" calcext:value-type="float">
            <text:p>1442890783.83508</text:p>
          </table:table-cell>
          <table:table-cell office:value-type="float" office:value="1442890783.8443" calcext:value-type="float">
            <text:p>1442890783.8443</text:p>
          </table:table-cell>
          <table:table-cell office:value-type="float" office:value="896" calcext:value-type="float">
            <text:p>896</text:p>
          </table:table-cell>
          <table:table-cell table:formula="of:=[.C341]-[.C$2]" office:value-type="float" office:value="14.7411971092224" calcext:value-type="float">
            <text:p>14.7411971092</text:p>
          </table:table-cell>
          <table:table-cell table:formula="of:=[.D341]/([.E341]-[.E340])" office:value-type="float" office:value="286746.252403479" calcext:value-type="float">
            <text:p>286746.252403479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442890783.8351" calcext:value-type="float">
            <text:p>1442890783.8351</text:p>
          </table:table-cell>
          <table:table-cell office:value-type="float" office:value="1442890783.84743" calcext:value-type="float">
            <text:p>1442890783.84743</text:p>
          </table:table-cell>
          <table:table-cell office:value-type="float" office:value="896" calcext:value-type="float">
            <text:p>896</text:p>
          </table:table-cell>
          <table:table-cell table:formula="of:=[.C342]-[.C$2]" office:value-type="float" office:value="14.744321346283" calcext:value-type="float">
            <text:p>14.7443213463</text:p>
          </table:table-cell>
          <table:table-cell table:formula="of:=[.D342]/([.E342]-[.E341])" office:value-type="float" office:value="286790.017094017" calcext:value-type="float">
            <text:p>286790.01709401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42890783.83512" calcext:value-type="float">
            <text:p>1442890783.83512</text:p>
          </table:table-cell>
          <table:table-cell office:value-type="float" office:value="1442890783.85062" calcext:value-type="float">
            <text:p>1442890783.85062</text:p>
          </table:table-cell>
          <table:table-cell office:value-type="float" office:value="896" calcext:value-type="float">
            <text:p>896</text:p>
          </table:table-cell>
          <table:table-cell table:formula="of:=[.C343]-[.C$2]" office:value-type="float" office:value="14.7475125789642" calcext:value-type="float">
            <text:p>14.747512579</text:p>
          </table:table-cell>
          <table:table-cell table:formula="of:=[.D343]/([.E343]-[.E342])" office:value-type="float" office:value="280769.247964139" calcext:value-type="float">
            <text:p>280769.24796413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442890783.83514" calcext:value-type="float">
            <text:p>1442890783.83514</text:p>
          </table:table-cell>
          <table:table-cell office:value-type="float" office:value="1442890783.85375" calcext:value-type="float">
            <text:p>1442890783.85375</text:p>
          </table:table-cell>
          <table:table-cell office:value-type="float" office:value="896" calcext:value-type="float">
            <text:p>896</text:p>
          </table:table-cell>
          <table:table-cell table:formula="of:=[.C344]-[.C$2]" office:value-type="float" office:value="14.7506420612335" calcext:value-type="float">
            <text:p>14.7506420612</text:p>
          </table:table-cell>
          <table:table-cell table:formula="of:=[.D344]/([.E344]-[.E343])" office:value-type="float" office:value="286309.339021789" calcext:value-type="float">
            <text:p>286309.33902178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442890783.83516" calcext:value-type="float">
            <text:p>1442890783.83516</text:p>
          </table:table-cell>
          <table:table-cell office:value-type="float" office:value="1442890783.85687" calcext:value-type="float">
            <text:p>1442890783.85687</text:p>
          </table:table-cell>
          <table:table-cell office:value-type="float" office:value="896" calcext:value-type="float">
            <text:p>896</text:p>
          </table:table-cell>
          <table:table-cell table:formula="of:=[.C345]-[.C$2]" office:value-type="float" office:value="14.7537610530853" calcext:value-type="float">
            <text:p>14.7537610531</text:p>
          </table:table-cell>
          <table:table-cell table:formula="of:=[.D345]/([.E345]-[.E344])" office:value-type="float" office:value="287272.311878918" calcext:value-type="float">
            <text:p>287272.311878918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442890783.83518" calcext:value-type="float">
            <text:p>1442890783.83518</text:p>
          </table:table-cell>
          <table:table-cell office:value-type="float" office:value="1442890783.85999" calcext:value-type="float">
            <text:p>1442890783.85999</text:p>
          </table:table-cell>
          <table:table-cell office:value-type="float" office:value="896" calcext:value-type="float">
            <text:p>896</text:p>
          </table:table-cell>
          <table:table-cell table:formula="of:=[.C346]-[.C$2]" office:value-type="float" office:value="14.7568786144257" calcext:value-type="float">
            <text:p>14.7568786144</text:p>
          </table:table-cell>
          <table:table-cell table:formula="of:=[.D346]/([.E346]-[.E345])" office:value-type="float" office:value="287404.128479657" calcext:value-type="float">
            <text:p>287404.12847965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442890783.83519" calcext:value-type="float">
            <text:p>1442890783.83519</text:p>
          </table:table-cell>
          <table:table-cell office:value-type="float" office:value="1442890783.86311" calcext:value-type="float">
            <text:p>1442890783.86311</text:p>
          </table:table-cell>
          <table:table-cell office:value-type="float" office:value="896" calcext:value-type="float">
            <text:p>896</text:p>
          </table:table-cell>
          <table:table-cell table:formula="of:=[.C347]-[.C$2]" office:value-type="float" office:value="14.7599987983704" calcext:value-type="float">
            <text:p>14.7599987984</text:p>
          </table:table-cell>
          <table:table-cell table:formula="of:=[.D347]/([.E347]-[.E346])" office:value-type="float" office:value="287162.557041339" calcext:value-type="float">
            <text:p>287162.557041339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442890783.95501" calcext:value-type="float">
            <text:p>1442890783.95501</text:p>
          </table:table-cell>
          <table:table-cell office:value-type="float" office:value="1442890783.95506" calcext:value-type="float">
            <text:p>1442890783.95506</text:p>
          </table:table-cell>
          <table:table-cell office:value-type="float" office:value="896" calcext:value-type="float">
            <text:p>896</text:p>
          </table:table-cell>
          <table:table-cell table:formula="of:=[.C348]-[.C$2]" office:value-type="float" office:value="14.8519558906555" calcext:value-type="float">
            <text:p>14.8519558907</text:p>
          </table:table-cell>
          <table:table-cell table:formula="of:=[.D348]/([.E348]-[.E347])" office:value-type="float" office:value="9743.67476976686" calcext:value-type="float">
            <text:p>9743.6747697669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442890783.95512" calcext:value-type="float">
            <text:p>1442890783.95512</text:p>
          </table:table-cell>
          <table:table-cell office:value-type="float" office:value="1442890783.95819" calcext:value-type="float">
            <text:p>1442890783.95819</text:p>
          </table:table-cell>
          <table:table-cell office:value-type="float" office:value="896" calcext:value-type="float">
            <text:p>896</text:p>
          </table:table-cell>
          <table:table-cell table:formula="of:=[.C349]-[.C$2]" office:value-type="float" office:value="14.8550777435303" calcext:value-type="float">
            <text:p>14.8550777435</text:p>
          </table:table-cell>
          <table:table-cell table:formula="of:=[.D349]/([.E349]-[.E348])" office:value-type="float" office:value="287009.041087521" calcext:value-type="float">
            <text:p>287009.041087521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42890783.95515" calcext:value-type="float">
            <text:p>1442890783.95515</text:p>
          </table:table-cell>
          <table:table-cell office:value-type="float" office:value="1442890783.96131" calcext:value-type="float">
            <text:p>1442890783.96131</text:p>
          </table:table-cell>
          <table:table-cell office:value-type="float" office:value="896" calcext:value-type="float">
            <text:p>896</text:p>
          </table:table-cell>
          <table:table-cell table:formula="of:=[.C350]-[.C$2]" office:value-type="float" office:value="14.8582026958466" calcext:value-type="float">
            <text:p>14.8582026958</text:p>
          </table:table-cell>
          <table:table-cell table:formula="of:=[.D350]/([.E350]-[.E349])" office:value-type="float" office:value="286724.375066758" calcext:value-type="float">
            <text:p>286724.37506675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42890783.95517" calcext:value-type="float">
            <text:p>1442890783.95517</text:p>
          </table:table-cell>
          <table:table-cell office:value-type="float" office:value="1442890783.96441" calcext:value-type="float">
            <text:p>1442890783.96441</text:p>
          </table:table-cell>
          <table:table-cell office:value-type="float" office:value="896" calcext:value-type="float">
            <text:p>896</text:p>
          </table:table-cell>
          <table:table-cell table:formula="of:=[.C351]-[.C$2]" office:value-type="float" office:value="14.8613042831421" calcext:value-type="float">
            <text:p>14.8613042831</text:p>
          </table:table-cell>
          <table:table-cell table:formula="of:=[.D351]/([.E351]-[.E350])" office:value-type="float" office:value="288884.340379737" calcext:value-type="float">
            <text:p>288884.34037973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442890783.95519" calcext:value-type="float">
            <text:p>1442890783.95519</text:p>
          </table:table-cell>
          <table:table-cell office:value-type="float" office:value="1442890783.96758" calcext:value-type="float">
            <text:p>1442890783.96758</text:p>
          </table:table-cell>
          <table:table-cell office:value-type="float" office:value="896" calcext:value-type="float">
            <text:p>896</text:p>
          </table:table-cell>
          <table:table-cell table:formula="of:=[.C352]-[.C$2]" office:value-type="float" office:value="14.8644733428955" calcext:value-type="float">
            <text:p>14.8644733429</text:p>
          </table:table-cell>
          <table:table-cell table:formula="of:=[.D352]/([.E352]-[.E351])" office:value-type="float" office:value="282733.703280169" calcext:value-type="float">
            <text:p>282733.70328016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442890783.95521" calcext:value-type="float">
            <text:p>1442890783.95521</text:p>
          </table:table-cell>
          <table:table-cell office:value-type="float" office:value="1442890783.97069" calcext:value-type="float">
            <text:p>1442890783.97069</text:p>
          </table:table-cell>
          <table:table-cell office:value-type="float" office:value="896" calcext:value-type="float">
            <text:p>896</text:p>
          </table:table-cell>
          <table:table-cell table:formula="of:=[.C353]-[.C$2]" office:value-type="float" office:value="14.8675799369812" calcext:value-type="float">
            <text:p>14.867579937</text:p>
          </table:table-cell>
          <table:table-cell table:formula="of:=[.D353]/([.E353]-[.E352])" office:value-type="float" office:value="288418.755487337" calcext:value-type="float">
            <text:p>288418.755487337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442890783.95525" calcext:value-type="float">
            <text:p>1442890783.95525</text:p>
          </table:table-cell>
          <table:table-cell office:value-type="float" office:value="1442890783.9738" calcext:value-type="float">
            <text:p>1442890783.9738</text:p>
          </table:table-cell>
          <table:table-cell office:value-type="float" office:value="896" calcext:value-type="float">
            <text:p>896</text:p>
          </table:table-cell>
          <table:table-cell table:formula="of:=[.C354]-[.C$2]" office:value-type="float" office:value="14.8706886768341" calcext:value-type="float">
            <text:p>14.8706886768</text:p>
          </table:table-cell>
          <table:table-cell table:formula="of:=[.D354]/([.E354]-[.E353])" office:value-type="float" office:value="288219.678196181" calcext:value-type="float">
            <text:p>288219.678196181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442890783.95527" calcext:value-type="float">
            <text:p>1442890783.95527</text:p>
          </table:table-cell>
          <table:table-cell office:value-type="float" office:value="1442890783.97701" calcext:value-type="float">
            <text:p>1442890783.97701</text:p>
          </table:table-cell>
          <table:table-cell office:value-type="float" office:value="896" calcext:value-type="float">
            <text:p>896</text:p>
          </table:table-cell>
          <table:table-cell table:formula="of:=[.C355]-[.C$2]" office:value-type="float" office:value="14.8738985061646" calcext:value-type="float">
            <text:p>14.8738985062</text:p>
          </table:table-cell>
          <table:table-cell table:formula="of:=[.D355]/([.E355]-[.E354])" office:value-type="float" office:value="279142.56733269" calcext:value-type="float">
            <text:p>279142.5673326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442890783.95529" calcext:value-type="float">
            <text:p>1442890783.95529</text:p>
          </table:table-cell>
          <table:table-cell office:value-type="float" office:value="1442890783.98019" calcext:value-type="float">
            <text:p>1442890783.98019</text:p>
          </table:table-cell>
          <table:table-cell office:value-type="float" office:value="896" calcext:value-type="float">
            <text:p>896</text:p>
          </table:table-cell>
          <table:table-cell table:formula="of:=[.C356]-[.C$2]" office:value-type="float" office:value="14.8770849704742" calcext:value-type="float">
            <text:p>14.8770849705</text:p>
          </table:table-cell>
          <table:table-cell table:formula="of:=[.D356]/([.E356]-[.E355])" office:value-type="float" office:value="281189.403965582" calcext:value-type="float">
            <text:p>281189.403965582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442890783.95531" calcext:value-type="float">
            <text:p>1442890783.95531</text:p>
          </table:table-cell>
          <table:table-cell office:value-type="float" office:value="1442890783.98331" calcext:value-type="float">
            <text:p>1442890783.98331</text:p>
          </table:table-cell>
          <table:table-cell office:value-type="float" office:value="896" calcext:value-type="float">
            <text:p>896</text:p>
          </table:table-cell>
          <table:table-cell table:formula="of:=[.C357]-[.C$2]" office:value-type="float" office:value="14.8802049160004" calcext:value-type="float">
            <text:p>14.880204916</text:p>
          </table:table-cell>
          <table:table-cell table:formula="of:=[.D357]/([.E357]-[.E356])" office:value-type="float" office:value="287184.501299098" calcext:value-type="float">
            <text:p>287184.50129909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442890783.95533" calcext:value-type="float">
            <text:p>1442890783.95533</text:p>
          </table:table-cell>
          <table:table-cell office:value-type="float" office:value="1442890783.9864" calcext:value-type="float">
            <text:p>1442890783.9864</text:p>
          </table:table-cell>
          <table:table-cell office:value-type="float" office:value="896" calcext:value-type="float">
            <text:p>896</text:p>
          </table:table-cell>
          <table:table-cell table:formula="of:=[.C358]-[.C$2]" office:value-type="float" office:value="14.8832972049713" calcext:value-type="float">
            <text:p>14.883297205</text:p>
          </table:table-cell>
          <table:table-cell table:formula="of:=[.D358]/([.E358]-[.E357])" office:value-type="float" office:value="289752.997995374" calcext:value-type="float">
            <text:p>289752.99799537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1442890783.95535" calcext:value-type="float">
            <text:p>1442890783.95535</text:p>
          </table:table-cell>
          <table:table-cell office:value-type="float" office:value="1442890783.98954" calcext:value-type="float">
            <text:p>1442890783.98954</text:p>
          </table:table-cell>
          <table:table-cell office:value-type="float" office:value="896" calcext:value-type="float">
            <text:p>896</text:p>
          </table:table-cell>
          <table:table-cell table:formula="of:=[.C359]-[.C$2]" office:value-type="float" office:value="14.8864288330078" calcext:value-type="float">
            <text:p>14.886428833</text:p>
          </table:table-cell>
          <table:table-cell table:formula="of:=[.D359]/([.E359]-[.E358])" office:value-type="float" office:value="286113.16208603" calcext:value-type="float">
            <text:p>286113.1620860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1442890784.03591" calcext:value-type="float">
            <text:p>1442890784.03591</text:p>
          </table:table-cell>
          <table:table-cell office:value-type="float" office:value="1442890784.03598" calcext:value-type="float">
            <text:p>1442890784.03598</text:p>
          </table:table-cell>
          <table:table-cell office:value-type="float" office:value="896" calcext:value-type="float">
            <text:p>896</text:p>
          </table:table-cell>
          <table:table-cell table:formula="of:=[.C360]-[.C$2]" office:value-type="float" office:value="14.9328753948212" calcext:value-type="float">
            <text:p>14.9328753948</text:p>
          </table:table-cell>
          <table:table-cell table:formula="of:=[.D360]/([.E360]-[.E359])" office:value-type="float" office:value="19290.986566467" calcext:value-type="float">
            <text:p>19290.98656646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1442890784.03605" calcext:value-type="float">
            <text:p>1442890784.03605</text:p>
          </table:table-cell>
          <table:table-cell office:value-type="float" office:value="1442890784.0391" calcext:value-type="float">
            <text:p>1442890784.0391</text:p>
          </table:table-cell>
          <table:table-cell office:value-type="float" office:value="896" calcext:value-type="float">
            <text:p>896</text:p>
          </table:table-cell>
          <table:table-cell table:formula="of:=[.C361]-[.C$2]" office:value-type="float" office:value="14.9359891414642" calcext:value-type="float">
            <text:p>14.9359891415</text:p>
          </table:table-cell>
          <table:table-cell table:formula="of:=[.D361]/([.E361]-[.E360])" office:value-type="float" office:value="287756.231546708" calcext:value-type="float">
            <text:p>287756.23154670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442890784.0361" calcext:value-type="float">
            <text:p>1442890784.0361</text:p>
          </table:table-cell>
          <table:table-cell office:value-type="float" office:value="1442890784.0422" calcext:value-type="float">
            <text:p>1442890784.0422</text:p>
          </table:table-cell>
          <table:table-cell office:value-type="float" office:value="896" calcext:value-type="float">
            <text:p>896</text:p>
          </table:table-cell>
          <table:table-cell table:formula="of:=[.C362]-[.C$2]" office:value-type="float" office:value="14.9390954971313" calcext:value-type="float">
            <text:p>14.9390954971</text:p>
          </table:table-cell>
          <table:table-cell table:formula="of:=[.D362]/([.E362]-[.E361])" office:value-type="float" office:value="288440.892163635" calcext:value-type="float">
            <text:p>288440.89216363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1442890784.03613" calcext:value-type="float">
            <text:p>1442890784.03613</text:p>
          </table:table-cell>
          <table:table-cell office:value-type="float" office:value="1442890784.04529" calcext:value-type="float">
            <text:p>1442890784.04529</text:p>
          </table:table-cell>
          <table:table-cell office:value-type="float" office:value="896" calcext:value-type="float">
            <text:p>896</text:p>
          </table:table-cell>
          <table:table-cell table:formula="of:=[.C363]-[.C$2]" office:value-type="float" office:value="14.9421815872192" calcext:value-type="float">
            <text:p>14.9421815872</text:p>
          </table:table-cell>
          <table:table-cell table:formula="of:=[.D363]/([.E363]-[.E362])" office:value-type="float" office:value="290335.011124845" calcext:value-type="float">
            <text:p>290335.01112484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1442890784.03614" calcext:value-type="float">
            <text:p>1442890784.03614</text:p>
          </table:table-cell>
          <table:table-cell office:value-type="float" office:value="1442890784.04839" calcext:value-type="float">
            <text:p>1442890784.04839</text:p>
          </table:table-cell>
          <table:table-cell office:value-type="float" office:value="896" calcext:value-type="float">
            <text:p>896</text:p>
          </table:table-cell>
          <table:table-cell table:formula="of:=[.C364]-[.C$2]" office:value-type="float" office:value="14.9452834129334" calcext:value-type="float">
            <text:p>14.9452834129</text:p>
          </table:table-cell>
          <table:table-cell table:formula="of:=[.D364]/([.E364]-[.E363])" office:value-type="float" office:value="288862.135588009" calcext:value-type="float">
            <text:p>288862.135588009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1442890784.03616" calcext:value-type="float">
            <text:p>1442890784.03616</text:p>
          </table:table-cell>
          <table:table-cell office:value-type="float" office:value="1442890784.05149" calcext:value-type="float">
            <text:p>1442890784.05149</text:p>
          </table:table-cell>
          <table:table-cell office:value-type="float" office:value="896" calcext:value-type="float">
            <text:p>896</text:p>
          </table:table-cell>
          <table:table-cell table:formula="of:=[.C365]-[.C$2]" office:value-type="float" office:value="14.9483828544617" calcext:value-type="float">
            <text:p>14.9483828545</text:p>
          </table:table-cell>
          <table:table-cell table:formula="of:=[.D365]/([.E365]-[.E364])" office:value-type="float" office:value="289084.337230769" calcext:value-type="float">
            <text:p>289084.337230769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1442890784.03618" calcext:value-type="float">
            <text:p>1442890784.03618</text:p>
          </table:table-cell>
          <table:table-cell office:value-type="float" office:value="1442890784.0546" calcext:value-type="float">
            <text:p>1442890784.0546</text:p>
          </table:table-cell>
          <table:table-cell office:value-type="float" office:value="896" calcext:value-type="float">
            <text:p>896</text:p>
          </table:table-cell>
          <table:table-cell table:formula="of:=[.C366]-[.C$2]" office:value-type="float" office:value="14.951488494873" calcext:value-type="float">
            <text:p>14.9514884949</text:p>
          </table:table-cell>
          <table:table-cell table:formula="of:=[.D366]/([.E366]-[.E365])" office:value-type="float" office:value="288507.322585598" calcext:value-type="float">
            <text:p>288507.322585598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1442890784.0362" calcext:value-type="float">
            <text:p>1442890784.0362</text:p>
          </table:table-cell>
          <table:table-cell office:value-type="float" office:value="1442890784.0577" calcext:value-type="float">
            <text:p>1442890784.0577</text:p>
          </table:table-cell>
          <table:table-cell office:value-type="float" office:value="896" calcext:value-type="float">
            <text:p>896</text:p>
          </table:table-cell>
          <table:table-cell table:formula="of:=[.C367]-[.C$2]" office:value-type="float" office:value="14.9545910358429" calcext:value-type="float">
            <text:p>14.9545910358</text:p>
          </table:table-cell>
          <table:table-cell table:formula="of:=[.D367]/([.E367]-[.E366])" office:value-type="float" office:value="288795.54168908" calcext:value-type="float">
            <text:p>288795.5416890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1442890784.03622" calcext:value-type="float">
            <text:p>1442890784.03622</text:p>
          </table:table-cell>
          <table:table-cell office:value-type="float" office:value="1442890784.0608" calcext:value-type="float">
            <text:p>1442890784.0608</text:p>
          </table:table-cell>
          <table:table-cell office:value-type="float" office:value="896" calcext:value-type="float">
            <text:p>896</text:p>
          </table:table-cell>
          <table:table-cell table:formula="of:=[.C368]-[.C$2]" office:value-type="float" office:value="14.9576933383942" calcext:value-type="float">
            <text:p>14.9576933384</text:p>
          </table:table-cell>
          <table:table-cell table:formula="of:=[.D368]/([.E368]-[.E367])" office:value-type="float" office:value="288817.736243468" calcext:value-type="float">
            <text:p>288817.736243468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1442890784.15295" calcext:value-type="float">
            <text:p>1442890784.15295</text:p>
          </table:table-cell>
          <table:table-cell office:value-type="float" office:value="1442890784.15299" calcext:value-type="float">
            <text:p>1442890784.15299</text:p>
          </table:table-cell>
          <table:table-cell office:value-type="float" office:value="896" calcext:value-type="float">
            <text:p>896</text:p>
          </table:table-cell>
          <table:table-cell table:formula="of:=[.C369]-[.C$2]" office:value-type="float" office:value="15.0498802661896" calcext:value-type="float">
            <text:p>15.0498802662</text:p>
          </table:table-cell>
          <table:table-cell table:formula="of:=[.D369]/([.E369]-[.E368])" office:value-type="float" office:value="9719.38236176486" calcext:value-type="float">
            <text:p>9719.3823617649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1442890784.15304" calcext:value-type="float">
            <text:p>1442890784.15304</text:p>
          </table:table-cell>
          <table:table-cell office:value-type="float" office:value="1442890784.15608" calcext:value-type="float">
            <text:p>1442890784.15608</text:p>
          </table:table-cell>
          <table:table-cell office:value-type="float" office:value="896" calcext:value-type="float">
            <text:p>896</text:p>
          </table:table-cell>
          <table:table-cell table:formula="of:=[.C370]-[.C$2]" office:value-type="float" office:value="15.0529749393463" calcext:value-type="float">
            <text:p>15.0529749393</text:p>
          </table:table-cell>
          <table:table-cell table:formula="of:=[.D370]/([.E370]-[.E369])" office:value-type="float" office:value="289529.767642527" calcext:value-type="float">
            <text:p>289529.767642527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1442890784.15306" calcext:value-type="float">
            <text:p>1442890784.15306</text:p>
          </table:table-cell>
          <table:table-cell office:value-type="float" office:value="1442890784.15916" calcext:value-type="float">
            <text:p>1442890784.15916</text:p>
          </table:table-cell>
          <table:table-cell office:value-type="float" office:value="896" calcext:value-type="float">
            <text:p>896</text:p>
          </table:table-cell>
          <table:table-cell table:formula="of:=[.C371]-[.C$2]" office:value-type="float" office:value="15.0560572147369" calcext:value-type="float">
            <text:p>15.0560572147</text:p>
          </table:table-cell>
          <table:table-cell table:formula="of:=[.D371]/([.E371]-[.E370])" office:value-type="float" office:value="290694.336633663" calcext:value-type="float">
            <text:p>290694.336633663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442890784.15308" calcext:value-type="float">
            <text:p>1442890784.15308</text:p>
          </table:table-cell>
          <table:table-cell office:value-type="float" office:value="1442890784.16227" calcext:value-type="float">
            <text:p>1442890784.16227</text:p>
          </table:table-cell>
          <table:table-cell office:value-type="float" office:value="896" calcext:value-type="float">
            <text:p>896</text:p>
          </table:table-cell>
          <table:table-cell table:formula="of:=[.C372]-[.C$2]" office:value-type="float" office:value="15.0591585636139" calcext:value-type="float">
            <text:p>15.0591585636</text:p>
          </table:table-cell>
          <table:table-cell table:formula="of:=[.D372]/([.E372]-[.E371])" office:value-type="float" office:value="288906.548585486" calcext:value-type="float">
            <text:p>288906.548585486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1442890784.1531" calcext:value-type="float">
            <text:p>1442890784.1531</text:p>
          </table:table-cell>
          <table:table-cell office:value-type="float" office:value="1442890784.16538" calcext:value-type="float">
            <text:p>1442890784.16538</text:p>
          </table:table-cell>
          <table:table-cell office:value-type="float" office:value="896" calcext:value-type="float">
            <text:p>896</text:p>
          </table:table-cell>
          <table:table-cell table:formula="of:=[.C373]-[.C$2]" office:value-type="float" office:value="15.0622682571411" calcext:value-type="float">
            <text:p>15.0622682571</text:p>
          </table:table-cell>
          <table:table-cell table:formula="of:=[.D373]/([.E373]-[.E372])" office:value-type="float" office:value="288131.287587212" calcext:value-type="float">
            <text:p>288131.287587212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1442890784.15312" calcext:value-type="float">
            <text:p>1442890784.15312</text:p>
          </table:table-cell>
          <table:table-cell office:value-type="float" office:value="1442890784.16852" calcext:value-type="float">
            <text:p>1442890784.16852</text:p>
          </table:table-cell>
          <table:table-cell office:value-type="float" office:value="896" calcext:value-type="float">
            <text:p>896</text:p>
          </table:table-cell>
          <table:table-cell table:formula="of:=[.C374]-[.C$2]" office:value-type="float" office:value="15.0654139518738" calcext:value-type="float">
            <text:p>15.0654139519</text:p>
          </table:table-cell>
          <table:table-cell table:formula="of:=[.D374]/([.E374]-[.E373])" office:value-type="float" office:value="284833.741397605" calcext:value-type="float">
            <text:p>284833.74139760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1442890784.15314" calcext:value-type="float">
            <text:p>1442890784.15314</text:p>
          </table:table-cell>
          <table:table-cell office:value-type="float" office:value="1442890784.17162" calcext:value-type="float">
            <text:p>1442890784.17162</text:p>
          </table:table-cell>
          <table:table-cell office:value-type="float" office:value="896" calcext:value-type="float">
            <text:p>896</text:p>
          </table:table-cell>
          <table:table-cell table:formula="of:=[.C375]-[.C$2]" office:value-type="float" office:value="15.0685155391693" calcext:value-type="float">
            <text:p>15.0685155392</text:p>
          </table:table-cell>
          <table:table-cell table:formula="of:=[.D375]/([.E375]-[.E374])" office:value-type="float" office:value="288884.340379737" calcext:value-type="float">
            <text:p>288884.340379737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1442890784.15315" calcext:value-type="float">
            <text:p>1442890784.15315</text:p>
          </table:table-cell>
          <table:table-cell office:value-type="float" office:value="1442890784.17473" calcext:value-type="float">
            <text:p>1442890784.17473</text:p>
          </table:table-cell>
          <table:table-cell office:value-type="float" office:value="896" calcext:value-type="float">
            <text:p>896</text:p>
          </table:table-cell>
          <table:table-cell table:formula="of:=[.C376]-[.C$2]" office:value-type="float" office:value="15.071620464325" calcext:value-type="float">
            <text:p>15.0716204643</text:p>
          </table:table-cell>
          <table:table-cell table:formula="of:=[.D376]/([.E376]-[.E375])" office:value-type="float" office:value="288573.783613607" calcext:value-type="float">
            <text:p>288573.78361360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1442890784.15317" calcext:value-type="float">
            <text:p>1442890784.15317</text:p>
          </table:table-cell>
          <table:table-cell office:value-type="float" office:value="1442890784.17782" calcext:value-type="float">
            <text:p>1442890784.17782</text:p>
          </table:table-cell>
          <table:table-cell office:value-type="float" office:value="896" calcext:value-type="float">
            <text:p>896</text:p>
          </table:table-cell>
          <table:table-cell table:formula="of:=[.C377]-[.C$2]" office:value-type="float" office:value="15.0747134685516" calcext:value-type="float">
            <text:p>15.0747134686</text:p>
          </table:table-cell>
          <table:table-cell table:formula="of:=[.D377]/([.E377]-[.E376])" office:value-type="float" office:value="289685.992754182" calcext:value-type="float">
            <text:p>289685.992754182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442890784.15319" calcext:value-type="float">
            <text:p>1442890784.15319</text:p>
          </table:table-cell>
          <table:table-cell office:value-type="float" office:value="1442890784.18091" calcext:value-type="float">
            <text:p>1442890784.18091</text:p>
          </table:table-cell>
          <table:table-cell office:value-type="float" office:value="896" calcext:value-type="float">
            <text:p>896</text:p>
          </table:table-cell>
          <table:table-cell table:formula="of:=[.C378]-[.C$2]" office:value-type="float" office:value="15.077800989151" calcext:value-type="float">
            <text:p>15.0778009892</text:p>
          </table:table-cell>
          <table:table-cell table:formula="of:=[.D378]/([.E378]-[.E377])" office:value-type="float" office:value="290200.492972973" calcext:value-type="float">
            <text:p>290200.492972973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1442890784.15321" calcext:value-type="float">
            <text:p>1442890784.15321</text:p>
          </table:table-cell>
          <table:table-cell office:value-type="float" office:value="1442890784.18398" calcext:value-type="float">
            <text:p>1442890784.18398</text:p>
          </table:table-cell>
          <table:table-cell office:value-type="float" office:value="896" calcext:value-type="float">
            <text:p>896</text:p>
          </table:table-cell>
          <table:table-cell table:formula="of:=[.C379]-[.C$2]" office:value-type="float" office:value="15.0808684825897" calcext:value-type="float">
            <text:p>15.0808684826</text:p>
          </table:table-cell>
          <table:table-cell table:formula="of:=[.D379]/([.E379]-[.E378])" office:value-type="float" office:value="292095.164309032" calcext:value-type="float">
            <text:p>292095.16430903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1442890784.15323" calcext:value-type="float">
            <text:p>1442890784.15323</text:p>
          </table:table-cell>
          <table:table-cell office:value-type="float" office:value="1442890784.18708" calcext:value-type="float">
            <text:p>1442890784.18708</text:p>
          </table:table-cell>
          <table:table-cell office:value-type="float" office:value="896" calcext:value-type="float">
            <text:p>896</text:p>
          </table:table-cell>
          <table:table-cell table:formula="of:=[.C380]-[.C$2]" office:value-type="float" office:value="15.083970785141" calcext:value-type="float">
            <text:p>15.0839707851</text:p>
          </table:table-cell>
          <table:table-cell table:formula="of:=[.D380]/([.E380]-[.E379])" office:value-type="float" office:value="288817.736243468" calcext:value-type="float">
            <text:p>288817.73624346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1442890784.23695" calcext:value-type="float">
            <text:p>1442890784.23695</text:p>
          </table:table-cell>
          <table:table-cell office:value-type="float" office:value="1442890784.237" calcext:value-type="float">
            <text:p>1442890784.237</text:p>
          </table:table-cell>
          <table:table-cell office:value-type="float" office:value="896" calcext:value-type="float">
            <text:p>896</text:p>
          </table:table-cell>
          <table:table-cell table:formula="of:=[.C381]-[.C$2]" office:value-type="float" office:value="15.1338939666748" calcext:value-type="float">
            <text:p>15.1338939667</text:p>
          </table:table-cell>
          <table:table-cell table:formula="of:=[.D381]/([.E381]-[.E380])" office:value-type="float" office:value="17947.5741022861" calcext:value-type="float">
            <text:p>17947.5741022861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442890784.23711" calcext:value-type="float">
            <text:p>1442890784.23711</text:p>
          </table:table-cell>
          <table:table-cell office:value-type="float" office:value="1442890784.24012" calcext:value-type="float">
            <text:p>1442890784.24012</text:p>
          </table:table-cell>
          <table:table-cell office:value-type="float" office:value="896" calcext:value-type="float">
            <text:p>896</text:p>
          </table:table-cell>
          <table:table-cell table:formula="of:=[.C382]-[.C$2]" office:value-type="float" office:value="15.1370108127594" calcext:value-type="float">
            <text:p>15.1370108128</text:p>
          </table:table-cell>
          <table:table-cell table:formula="of:=[.D382]/([.E382]-[.E381])" office:value-type="float" office:value="287470.082154058" calcext:value-type="float">
            <text:p>287470.08215405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1442890784.23717" calcext:value-type="float">
            <text:p>1442890784.23717</text:p>
          </table:table-cell>
          <table:table-cell office:value-type="float" office:value="1442890784.24318" calcext:value-type="float">
            <text:p>1442890784.24318</text:p>
          </table:table-cell>
          <table:table-cell office:value-type="float" office:value="896" calcext:value-type="float">
            <text:p>896</text:p>
          </table:table-cell>
          <table:table-cell table:formula="of:=[.C383]-[.C$2]" office:value-type="float" office:value="15.1400759220123" calcext:value-type="float">
            <text:p>15.140075922</text:p>
          </table:table-cell>
          <table:table-cell table:formula="of:=[.D383]/([.E383]-[.E382])" office:value-type="float" office:value="292322.369632856" calcext:value-type="float">
            <text:p>292322.36963285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1442890784.23722" calcext:value-type="float">
            <text:p>1442890784.23722</text:p>
          </table:table-cell>
          <table:table-cell office:value-type="float" office:value="1442890784.24628" calcext:value-type="float">
            <text:p>1442890784.24628</text:p>
          </table:table-cell>
          <table:table-cell office:value-type="float" office:value="896" calcext:value-type="float">
            <text:p>896</text:p>
          </table:table-cell>
          <table:table-cell table:formula="of:=[.C384]-[.C$2]" office:value-type="float" office:value="15.1431748867035" calcext:value-type="float">
            <text:p>15.1431748867</text:p>
          </table:table-cell>
          <table:table-cell table:formula="of:=[.D384]/([.E384]-[.E383])" office:value-type="float" office:value="289128.818587475" calcext:value-type="float">
            <text:p>289128.81858747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442890784.23727" calcext:value-type="float">
            <text:p>1442890784.23727</text:p>
          </table:table-cell>
          <table:table-cell office:value-type="float" office:value="1442890784.2494" calcext:value-type="float">
            <text:p>1442890784.2494</text:p>
          </table:table-cell>
          <table:table-cell office:value-type="float" office:value="896" calcext:value-type="float">
            <text:p>896</text:p>
          </table:table-cell>
          <table:table-cell table:formula="of:=[.C385]-[.C$2]" office:value-type="float" office:value="15.146292924881" calcext:value-type="float">
            <text:p>15.1462929249</text:p>
          </table:table-cell>
          <table:table-cell table:formula="of:=[.D385]/([.E385]-[.E384])" office:value-type="float" office:value="287360.176173727" calcext:value-type="float">
            <text:p>287360.176173727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1442890784.23732" calcext:value-type="float">
            <text:p>1442890784.23732</text:p>
          </table:table-cell>
          <table:table-cell office:value-type="float" office:value="1442890784.25252" calcext:value-type="float">
            <text:p>1442890784.25252</text:p>
          </table:table-cell>
          <table:table-cell office:value-type="float" office:value="896" calcext:value-type="float">
            <text:p>896</text:p>
          </table:table-cell>
          <table:table-cell table:formula="of:=[.C386]-[.C$2]" office:value-type="float" office:value="15.1494088172913" calcext:value-type="float">
            <text:p>15.1494088173</text:p>
          </table:table-cell>
          <table:table-cell table:formula="of:=[.D386]/([.E386]-[.E385])" office:value-type="float" office:value="287558.067487949" calcext:value-type="float">
            <text:p>287558.06748794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1442890784.23737" calcext:value-type="float">
            <text:p>1442890784.23737</text:p>
          </table:table-cell>
          <table:table-cell office:value-type="float" office:value="1442890784.25563" calcext:value-type="float">
            <text:p>1442890784.25563</text:p>
          </table:table-cell>
          <table:table-cell office:value-type="float" office:value="896" calcext:value-type="float">
            <text:p>896</text:p>
          </table:table-cell>
          <table:table-cell table:formula="of:=[.C387]-[.C$2]" office:value-type="float" office:value="15.1525225639343" calcext:value-type="float">
            <text:p>15.1525225639</text:p>
          </table:table-cell>
          <table:table-cell table:formula="of:=[.D387]/([.E387]-[.E386])" office:value-type="float" office:value="287756.231546708" calcext:value-type="float">
            <text:p>287756.23154670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1442890784.23743" calcext:value-type="float">
            <text:p>1442890784.23743</text:p>
          </table:table-cell>
          <table:table-cell office:value-type="float" office:value="1442890784.25873" calcext:value-type="float">
            <text:p>1442890784.25873</text:p>
          </table:table-cell>
          <table:table-cell office:value-type="float" office:value="896" calcext:value-type="float">
            <text:p>896</text:p>
          </table:table-cell>
          <table:table-cell table:formula="of:=[.C388]-[.C$2]" office:value-type="float" office:value="15.1556239128113" calcext:value-type="float">
            <text:p>15.1556239128</text:p>
          </table:table-cell>
          <table:table-cell table:formula="of:=[.D388]/([.E388]-[.E387])" office:value-type="float" office:value="288906.548585486" calcext:value-type="float">
            <text:p>288906.548585486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1442890784.23748" calcext:value-type="float">
            <text:p>1442890784.23748</text:p>
          </table:table-cell>
          <table:table-cell office:value-type="float" office:value="1442890784.26186" calcext:value-type="float">
            <text:p>1442890784.26186</text:p>
          </table:table-cell>
          <table:table-cell office:value-type="float" office:value="896" calcext:value-type="float">
            <text:p>896</text:p>
          </table:table-cell>
          <table:table-cell table:formula="of:=[.C389]-[.C$2]" office:value-type="float" office:value="15.1587553024292" calcext:value-type="float">
            <text:p>15.1587553024</text:p>
          </table:table-cell>
          <table:table-cell table:formula="of:=[.D389]/([.E389]-[.E388])" office:value-type="float" office:value="286134.946246383" calcext:value-type="float">
            <text:p>286134.94624638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1442890784.35057" calcext:value-type="float">
            <text:p>1442890784.35057</text:p>
          </table:table-cell>
          <table:table-cell office:value-type="float" office:value="1442890784.35061" calcext:value-type="float">
            <text:p>1442890784.35061</text:p>
          </table:table-cell>
          <table:table-cell office:value-type="float" office:value="896" calcext:value-type="float">
            <text:p>896</text:p>
          </table:table-cell>
          <table:table-cell table:formula="of:=[.C390]-[.C$2]" office:value-type="float" office:value="15.2475028038025" calcext:value-type="float">
            <text:p>15.2475028038</text:p>
          </table:table-cell>
          <table:table-cell table:formula="of:=[.D390]/([.E390]-[.E389])" office:value-type="float" office:value="10096.0588876889" calcext:value-type="float">
            <text:p>10096.0588876889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1442890784.35067" calcext:value-type="float">
            <text:p>1442890784.35067</text:p>
          </table:table-cell>
          <table:table-cell office:value-type="float" office:value="1442890784.35375" calcext:value-type="float">
            <text:p>1442890784.35375</text:p>
          </table:table-cell>
          <table:table-cell office:value-type="float" office:value="896" calcext:value-type="float">
            <text:p>896</text:p>
          </table:table-cell>
          <table:table-cell table:formula="of:=[.C391]-[.C$2]" office:value-type="float" office:value="15.2506382465363" calcext:value-type="float">
            <text:p>15.2506382465</text:p>
          </table:table-cell>
          <table:table-cell table:formula="of:=[.D391]/([.E391]-[.E390])" office:value-type="float" office:value="285765.066078625" calcext:value-type="float">
            <text:p>285765.06607862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442890784.35071" calcext:value-type="float">
            <text:p>1442890784.35071</text:p>
          </table:table-cell>
          <table:table-cell office:value-type="float" office:value="1442890784.35682" calcext:value-type="float">
            <text:p>1442890784.35682</text:p>
          </table:table-cell>
          <table:table-cell office:value-type="float" office:value="896" calcext:value-type="float">
            <text:p>896</text:p>
          </table:table-cell>
          <table:table-cell table:formula="of:=[.C392]-[.C$2]" office:value-type="float" office:value="15.2537162303925" calcext:value-type="float">
            <text:p>15.2537162304</text:p>
          </table:table-cell>
          <table:table-cell table:formula="of:=[.D392]/([.E392]-[.E391])" office:value-type="float" office:value="291099.642447715" calcext:value-type="float">
            <text:p>291099.64244771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1442890784.35072" calcext:value-type="float">
            <text:p>1442890784.35072</text:p>
          </table:table-cell>
          <table:table-cell office:value-type="float" office:value="1442890784.35994" calcext:value-type="float">
            <text:p>1442890784.35994</text:p>
          </table:table-cell>
          <table:table-cell office:value-type="float" office:value="896" calcext:value-type="float">
            <text:p>896</text:p>
          </table:table-cell>
          <table:table-cell table:formula="of:=[.C393]-[.C$2]" office:value-type="float" office:value="15.2568349838257" calcext:value-type="float">
            <text:p>15.2568349838</text:p>
          </table:table-cell>
          <table:table-cell table:formula="of:=[.D393]/([.E393]-[.E392])" office:value-type="float" office:value="287294.272914915" calcext:value-type="float">
            <text:p>287294.27291491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1442890784.35074" calcext:value-type="float">
            <text:p>1442890784.35074</text:p>
          </table:table-cell>
          <table:table-cell office:value-type="float" office:value="1442890784.36304" calcext:value-type="float">
            <text:p>1442890784.36304</text:p>
          </table:table-cell>
          <table:table-cell office:value-type="float" office:value="896" calcext:value-type="float">
            <text:p>896</text:p>
          </table:table-cell>
          <table:table-cell table:formula="of:=[.C394]-[.C$2]" office:value-type="float" office:value="15.2599353790283" calcext:value-type="float">
            <text:p>15.259935379</text:p>
          </table:table-cell>
          <table:table-cell table:formula="of:=[.D394]/([.E394]-[.E393])" office:value-type="float" office:value="288995.415564442" calcext:value-type="float">
            <text:p>288995.41556444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1442890784.35077" calcext:value-type="float">
            <text:p>1442890784.35077</text:p>
          </table:table-cell>
          <table:table-cell office:value-type="float" office:value="1442890784.36614" calcext:value-type="float">
            <text:p>1442890784.36614</text:p>
          </table:table-cell>
          <table:table-cell office:value-type="float" office:value="896" calcext:value-type="float">
            <text:p>896</text:p>
          </table:table-cell>
          <table:table-cell table:formula="of:=[.C395]-[.C$2]" office:value-type="float" office:value="15.263031244278" calcext:value-type="float">
            <text:p>15.2630312443</text:p>
          </table:table-cell>
          <table:table-cell table:formula="of:=[.D395]/([.E395]-[.E394])" office:value-type="float" office:value="289418.281401617" calcext:value-type="float">
            <text:p>289418.281401617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1442890784.35079" calcext:value-type="float">
            <text:p>1442890784.35079</text:p>
          </table:table-cell>
          <table:table-cell office:value-type="float" office:value="1442890784.36924" calcext:value-type="float">
            <text:p>1442890784.36924</text:p>
          </table:table-cell>
          <table:table-cell office:value-type="float" office:value="896" calcext:value-type="float">
            <text:p>896</text:p>
          </table:table-cell>
          <table:table-cell table:formula="of:=[.C396]-[.C$2]" office:value-type="float" office:value="15.266129732132" calcext:value-type="float">
            <text:p>15.2661297321</text:p>
          </table:table-cell>
          <table:table-cell table:formula="of:=[.D396]/([.E396]-[.E395])" office:value-type="float" office:value="289173.313634965" calcext:value-type="float">
            <text:p>289173.31363496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1442890784.3508" calcext:value-type="float">
            <text:p>1442890784.3508</text:p>
          </table:table-cell>
          <table:table-cell office:value-type="float" office:value="1442890784.37237" calcext:value-type="float">
            <text:p>1442890784.37237</text:p>
          </table:table-cell>
          <table:table-cell office:value-type="float" office:value="896" calcext:value-type="float">
            <text:p>896</text:p>
          </table:table-cell>
          <table:table-cell table:formula="of:=[.C397]-[.C$2]" office:value-type="float" office:value="15.2692580223084" calcext:value-type="float">
            <text:p>15.2692580223</text:p>
          </table:table-cell>
          <table:table-cell table:formula="of:=[.D397]/([.E397]-[.E396])" office:value-type="float" office:value="286418.442496761" calcext:value-type="float">
            <text:p>286418.442496761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1442890784.35082" calcext:value-type="float">
            <text:p>1442890784.35082</text:p>
          </table:table-cell>
          <table:table-cell office:value-type="float" office:value="1442890784.37546" calcext:value-type="float">
            <text:p>1442890784.37546</text:p>
          </table:table-cell>
          <table:table-cell office:value-type="float" office:value="896" calcext:value-type="float">
            <text:p>896</text:p>
          </table:table-cell>
          <table:table-cell table:formula="of:=[.C398]-[.C$2]" office:value-type="float" office:value="15.2723524570465" calcext:value-type="float">
            <text:p>15.272352457</text:p>
          </table:table-cell>
          <table:table-cell table:formula="of:=[.D398]/([.E398]-[.E397])" office:value-type="float" office:value="289552.075198397" calcext:value-type="float">
            <text:p>289552.07519839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1442890784.35084" calcext:value-type="float">
            <text:p>1442890784.35084</text:p>
          </table:table-cell>
          <table:table-cell office:value-type="float" office:value="1442890784.37855" calcext:value-type="float">
            <text:p>1442890784.37855</text:p>
          </table:table-cell>
          <table:table-cell office:value-type="float" office:value="896" calcext:value-type="float">
            <text:p>896</text:p>
          </table:table-cell>
          <table:table-cell table:formula="of:=[.C399]-[.C$2]" office:value-type="float" office:value="15.2754409313202" calcext:value-type="float">
            <text:p>15.2754409313</text:p>
          </table:table-cell>
          <table:table-cell table:formula="of:=[.D399]/([.E399]-[.E398])" office:value-type="float" office:value="290110.883433688" calcext:value-type="float">
            <text:p>290110.88343368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1442890784.35087" calcext:value-type="float">
            <text:p>1442890784.35087</text:p>
          </table:table-cell>
          <table:table-cell office:value-type="float" office:value="1442890784.38165" calcext:value-type="float">
            <text:p>1442890784.38165</text:p>
          </table:table-cell>
          <table:table-cell office:value-type="float" office:value="896" calcext:value-type="float">
            <text:p>896</text:p>
          </table:table-cell>
          <table:table-cell table:formula="of:=[.C400]-[.C$2]" office:value-type="float" office:value="15.2785439491272" calcext:value-type="float">
            <text:p>15.2785439491</text:p>
          </table:table-cell>
          <table:table-cell table:formula="of:=[.D400]/([.E400]-[.E399])" office:value-type="float" office:value="288751.16281214" calcext:value-type="float">
            <text:p>288751.1628121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442890784.35089" calcext:value-type="float">
            <text:p>1442890784.35089</text:p>
          </table:table-cell>
          <table:table-cell office:value-type="float" office:value="1442890784.38477" calcext:value-type="float">
            <text:p>1442890784.38477</text:p>
          </table:table-cell>
          <table:table-cell office:value-type="float" office:value="896" calcext:value-type="float">
            <text:p>896</text:p>
          </table:table-cell>
          <table:table-cell table:formula="of:=[.C401]-[.C$2]" office:value-type="float" office:value="15.2816581726074" calcext:value-type="float">
            <text:p>15.2816581726</text:p>
          </table:table-cell>
          <table:table-cell table:formula="of:=[.D401]/([.E401]-[.E400])" office:value-type="float" office:value="287712.171489818" calcext:value-type="float">
            <text:p>287712.17148981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442890784.4379" calcext:value-type="float">
            <text:p>1442890784.4379</text:p>
          </table:table-cell>
          <table:table-cell office:value-type="float" office:value="1442890784.43794" calcext:value-type="float">
            <text:p>1442890784.43794</text:p>
          </table:table-cell>
          <table:table-cell office:value-type="float" office:value="896" calcext:value-type="float">
            <text:p>896</text:p>
          </table:table-cell>
          <table:table-cell table:formula="of:=[.C402]-[.C$2]" office:value-type="float" office:value="15.3348314762115" calcext:value-type="float">
            <text:p>15.3348314762</text:p>
          </table:table-cell>
          <table:table-cell table:formula="of:=[.D402]/([.E402]-[.E401])" office:value-type="float" office:value="16850.5610761125" calcext:value-type="float">
            <text:p>16850.561076112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1442890784.43798" calcext:value-type="float">
            <text:p>1442890784.43798</text:p>
          </table:table-cell>
          <table:table-cell office:value-type="float" office:value="1442890784.44102" calcext:value-type="float">
            <text:p>1442890784.44102</text:p>
          </table:table-cell>
          <table:table-cell office:value-type="float" office:value="896" calcext:value-type="float">
            <text:p>896</text:p>
          </table:table-cell>
          <table:table-cell table:formula="of:=[.C403]-[.C$2]" office:value-type="float" office:value="15.3379144668579" calcext:value-type="float">
            <text:p>15.3379144669</text:p>
          </table:table-cell>
          <table:table-cell table:formula="of:=[.D403]/([.E403]-[.E402])" office:value-type="float" office:value="290626.895367721" calcext:value-type="float">
            <text:p>290626.895367721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1442890784.43802" calcext:value-type="float">
            <text:p>1442890784.43802</text:p>
          </table:table-cell>
          <table:table-cell office:value-type="float" office:value="1442890784.44412" calcext:value-type="float">
            <text:p>1442890784.44412</text:p>
          </table:table-cell>
          <table:table-cell office:value-type="float" office:value="896" calcext:value-type="float">
            <text:p>896</text:p>
          </table:table-cell>
          <table:table-cell table:formula="of:=[.C404]-[.C$2]" office:value-type="float" office:value="15.3410141468048" calcext:value-type="float">
            <text:p>15.3410141468</text:p>
          </table:table-cell>
          <table:table-cell table:formula="of:=[.D404]/([.E404]-[.E403])" office:value-type="float" office:value="289062.101684486" calcext:value-type="float">
            <text:p>289062.101684486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1442890784.43804" calcext:value-type="float">
            <text:p>1442890784.43804</text:p>
          </table:table-cell>
          <table:table-cell office:value-type="float" office:value="1442890784.44721" calcext:value-type="float">
            <text:p>1442890784.44721</text:p>
          </table:table-cell>
          <table:table-cell office:value-type="float" office:value="896" calcext:value-type="float">
            <text:p>896</text:p>
          </table:table-cell>
          <table:table-cell table:formula="of:=[.C405]-[.C$2]" office:value-type="float" office:value="15.3441021442413" calcext:value-type="float">
            <text:p>15.3441021442</text:p>
          </table:table-cell>
          <table:table-cell table:formula="of:=[.D405]/([.E405]-[.E404])" office:value-type="float" office:value="290155.681284744" calcext:value-type="float">
            <text:p>290155.681284744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1442890784.43807" calcext:value-type="float">
            <text:p>1442890784.43807</text:p>
          </table:table-cell>
          <table:table-cell office:value-type="float" office:value="1442890784.4503" calcext:value-type="float">
            <text:p>1442890784.4503</text:p>
          </table:table-cell>
          <table:table-cell office:value-type="float" office:value="896" calcext:value-type="float">
            <text:p>896</text:p>
          </table:table-cell>
          <table:table-cell table:formula="of:=[.C406]-[.C$2]" office:value-type="float" office:value="15.3471944332123" calcext:value-type="float">
            <text:p>15.3471944332</text:p>
          </table:table-cell>
          <table:table-cell table:formula="of:=[.D406]/([.E406]-[.E405])" office:value-type="float" office:value="289752.997995374" calcext:value-type="float">
            <text:p>289752.99799537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1442890784.43809" calcext:value-type="float">
            <text:p>1442890784.43809</text:p>
          </table:table-cell>
          <table:table-cell office:value-type="float" office:value="1442890784.45338" calcext:value-type="float">
            <text:p>1442890784.45338</text:p>
          </table:table-cell>
          <table:table-cell office:value-type="float" office:value="896" calcext:value-type="float">
            <text:p>896</text:p>
          </table:table-cell>
          <table:table-cell table:formula="of:=[.C407]-[.C$2]" office:value-type="float" office:value="15.3502695560455" calcext:value-type="float">
            <text:p>15.350269556</text:p>
          </table:table-cell>
          <table:table-cell table:formula="of:=[.D407]/([.E407]-[.E406])" office:value-type="float" office:value="291370.474802295" calcext:value-type="float">
            <text:p>291370.47480229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1442890784.43811" calcext:value-type="float">
            <text:p>1442890784.43811</text:p>
          </table:table-cell>
          <table:table-cell office:value-type="float" office:value="1442890784.45648" calcext:value-type="float">
            <text:p>1442890784.45648</text:p>
          </table:table-cell>
          <table:table-cell office:value-type="float" office:value="896" calcext:value-type="float">
            <text:p>896</text:p>
          </table:table-cell>
          <table:table-cell table:formula="of:=[.C408]-[.C$2]" office:value-type="float" office:value="15.3533735275269" calcext:value-type="float">
            <text:p>15.3533735275</text:p>
          </table:table-cell>
          <table:table-cell table:formula="of:=[.D408]/([.E408]-[.E407])" office:value-type="float" office:value="288662.445963592" calcext:value-type="float">
            <text:p>288662.445963592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1442890784.43813" calcext:value-type="float">
            <text:p>1442890784.43813</text:p>
          </table:table-cell>
          <table:table-cell office:value-type="float" office:value="1442890784.45958" calcext:value-type="float">
            <text:p>1442890784.45958</text:p>
          </table:table-cell>
          <table:table-cell office:value-type="float" office:value="896" calcext:value-type="float">
            <text:p>896</text:p>
          </table:table-cell>
          <table:table-cell table:formula="of:=[.C409]-[.C$2]" office:value-type="float" office:value="15.356475353241" calcext:value-type="float">
            <text:p>15.3564753532</text:p>
          </table:table-cell>
          <table:table-cell table:formula="of:=[.D409]/([.E409]-[.E408])" office:value-type="float" office:value="288862.135588009" calcext:value-type="float">
            <text:p>288862.135588009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1442890784.43814" calcext:value-type="float">
            <text:p>1442890784.43814</text:p>
          </table:table-cell>
          <table:table-cell office:value-type="float" office:value="1442890784.46269" calcext:value-type="float">
            <text:p>1442890784.46269</text:p>
          </table:table-cell>
          <table:table-cell office:value-type="float" office:value="896" calcext:value-type="float">
            <text:p>896</text:p>
          </table:table-cell>
          <table:table-cell table:formula="of:=[.C410]-[.C$2]" office:value-type="float" office:value="15.359580039978" calcext:value-type="float">
            <text:p>15.35958004</text:p>
          </table:table-cell>
          <table:table-cell table:formula="of:=[.D410]/([.E410]-[.E409])" office:value-type="float" office:value="288595.944094609" calcext:value-type="float">
            <text:p>288595.944094609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1442890784.43816" calcext:value-type="float">
            <text:p>1442890784.43816</text:p>
          </table:table-cell>
          <table:table-cell office:value-type="float" office:value="1442890784.46579" calcext:value-type="float">
            <text:p>1442890784.46579</text:p>
          </table:table-cell>
          <table:table-cell office:value-type="float" office:value="896" calcext:value-type="float">
            <text:p>896</text:p>
          </table:table-cell>
          <table:table-cell table:formula="of:=[.C411]-[.C$2]" office:value-type="float" office:value="15.3626861572266" calcext:value-type="float">
            <text:p>15.3626861572</text:p>
          </table:table-cell>
          <table:table-cell table:formula="of:=[.D411]/([.E411]-[.E410])" office:value-type="float" office:value="288463.032238256" calcext:value-type="float">
            <text:p>288463.032238256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1442890784.55768" calcext:value-type="float">
            <text:p>1442890784.55768</text:p>
          </table:table-cell>
          <table:table-cell office:value-type="float" office:value="1442890784.55772" calcext:value-type="float">
            <text:p>1442890784.55772</text:p>
          </table:table-cell>
          <table:table-cell office:value-type="float" office:value="896" calcext:value-type="float">
            <text:p>896</text:p>
          </table:table-cell>
          <table:table-cell table:formula="of:=[.C412]-[.C$2]" office:value-type="float" office:value="15.4546148777008" calcext:value-type="float">
            <text:p>15.4546148777</text:p>
          </table:table-cell>
          <table:table-cell table:formula="of:=[.D412]/([.E412]-[.E411])" office:value-type="float" office:value="9746.6819442031" calcext:value-type="float">
            <text:p>9746.6819442031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442890784.55777" calcext:value-type="float">
            <text:p>1442890784.55777</text:p>
          </table:table-cell>
          <table:table-cell office:value-type="float" office:value="1442890784.56083" calcext:value-type="float">
            <text:p>1442890784.56083</text:p>
          </table:table-cell>
          <table:table-cell office:value-type="float" office:value="896" calcext:value-type="float">
            <text:p>896</text:p>
          </table:table-cell>
          <table:table-cell table:formula="of:=[.C413]-[.C$2]" office:value-type="float" office:value="15.4577205181122" calcext:value-type="float">
            <text:p>15.4577205181</text:p>
          </table:table-cell>
          <table:table-cell table:formula="of:=[.D413]/([.E413]-[.E412])" office:value-type="float" office:value="288507.322585598" calcext:value-type="float">
            <text:p>288507.322585598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1442890784.55779" calcext:value-type="float">
            <text:p>1442890784.55779</text:p>
          </table:table-cell>
          <table:table-cell office:value-type="float" office:value="1442890784.5639" calcext:value-type="float">
            <text:p>1442890784.5639</text:p>
          </table:table-cell>
          <table:table-cell office:value-type="float" office:value="896" calcext:value-type="float">
            <text:p>896</text:p>
          </table:table-cell>
          <table:table-cell table:formula="of:=[.C414]-[.C$2]" office:value-type="float" office:value="15.4607937335968" calcext:value-type="float">
            <text:p>15.4607937336</text:p>
          </table:table-cell>
          <table:table-cell table:formula="of:=[.D414]/([.E414]-[.E413])" office:value-type="float" office:value="291551.309852599" calcext:value-type="float">
            <text:p>291551.309852599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1442890784.55781" calcext:value-type="float">
            <text:p>1442890784.55781</text:p>
          </table:table-cell>
          <table:table-cell office:value-type="float" office:value="1442890784.567" calcext:value-type="float">
            <text:p>1442890784.567</text:p>
          </table:table-cell>
          <table:table-cell office:value-type="float" office:value="896" calcext:value-type="float">
            <text:p>896</text:p>
          </table:table-cell>
          <table:table-cell table:formula="of:=[.C415]-[.C$2]" office:value-type="float" office:value="15.4638957977295" calcext:value-type="float">
            <text:p>15.4638957977</text:p>
          </table:table-cell>
          <table:table-cell table:formula="of:=[.D415]/([.E415]-[.E414])" office:value-type="float" office:value="288839.934209515" calcext:value-type="float">
            <text:p>288839.93420951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1442890784.55784" calcext:value-type="float">
            <text:p>1442890784.55784</text:p>
          </table:table-cell>
          <table:table-cell office:value-type="float" office:value="1442890784.57011" calcext:value-type="float">
            <text:p>1442890784.57011</text:p>
          </table:table-cell>
          <table:table-cell office:value-type="float" office:value="896" calcext:value-type="float">
            <text:p>896</text:p>
          </table:table-cell>
          <table:table-cell table:formula="of:=[.C416]-[.C$2]" office:value-type="float" office:value="15.4669981002808" calcext:value-type="float">
            <text:p>15.4669981003</text:p>
          </table:table-cell>
          <table:table-cell table:formula="of:=[.D416]/([.E416]-[.E415])" office:value-type="float" office:value="288817.736243468" calcext:value-type="float">
            <text:p>288817.736243468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442890784.55786" calcext:value-type="float">
            <text:p>1442890784.55786</text:p>
          </table:table-cell>
          <table:table-cell office:value-type="float" office:value="1442890784.5732" calcext:value-type="float">
            <text:p>1442890784.5732</text:p>
          </table:table-cell>
          <table:table-cell office:value-type="float" office:value="896" calcext:value-type="float">
            <text:p>896</text:p>
          </table:table-cell>
          <table:table-cell table:formula="of:=[.C417]-[.C$2]" office:value-type="float" office:value="15.4700961112976" calcext:value-type="float">
            <text:p>15.4700961113</text:p>
          </table:table-cell>
          <table:table-cell table:formula="of:=[.D417]/([.E417]-[.E416])" office:value-type="float" office:value="289217.82237956" calcext:value-type="float">
            <text:p>289217.82237956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1442890784.55788" calcext:value-type="float">
            <text:p>1442890784.55788</text:p>
          </table:table-cell>
          <table:table-cell office:value-type="float" office:value="1442890784.5763" calcext:value-type="float">
            <text:p>1442890784.5763</text:p>
          </table:table-cell>
          <table:table-cell office:value-type="float" office:value="896" calcext:value-type="float">
            <text:p>896</text:p>
          </table:table-cell>
          <table:table-cell table:formula="of:=[.C418]-[.C$2]" office:value-type="float" office:value="15.4731969833374" calcext:value-type="float">
            <text:p>15.4731969833</text:p>
          </table:table-cell>
          <table:table-cell table:formula="of:=[.D418]/([.E418]-[.E417])" office:value-type="float" office:value="288950.975242196" calcext:value-type="float">
            <text:p>288950.975242196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1442890784.5579" calcext:value-type="float">
            <text:p>1442890784.5579</text:p>
          </table:table-cell>
          <table:table-cell office:value-type="float" office:value="1442890784.5794" calcext:value-type="float">
            <text:p>1442890784.5794</text:p>
          </table:table-cell>
          <table:table-cell office:value-type="float" office:value="896" calcext:value-type="float">
            <text:p>896</text:p>
          </table:table-cell>
          <table:table-cell table:formula="of:=[.C419]-[.C$2]" office:value-type="float" office:value="15.4762976169586" calcext:value-type="float">
            <text:p>15.476297617</text:p>
          </table:table-cell>
          <table:table-cell table:formula="of:=[.D419]/([.E419]-[.E418])" office:value-type="float" office:value="288973.193694733" calcext:value-type="float">
            <text:p>288973.19369473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1442890784.55792" calcext:value-type="float">
            <text:p>1442890784.55792</text:p>
          </table:table-cell>
          <table:table-cell office:value-type="float" office:value="1442890784.58256" calcext:value-type="float">
            <text:p>1442890784.58256</text:p>
          </table:table-cell>
          <table:table-cell office:value-type="float" office:value="896" calcext:value-type="float">
            <text:p>896</text:p>
          </table:table-cell>
          <table:table-cell table:formula="of:=[.C420]-[.C$2]" office:value-type="float" office:value="15.4794495105743" calcext:value-type="float">
            <text:p>15.4794495106</text:p>
          </table:table-cell>
          <table:table-cell table:formula="of:=[.D420]/([.E420]-[.E419])" office:value-type="float" office:value="284273.554009077" calcext:value-type="float">
            <text:p>284273.554009077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1442890784.55794" calcext:value-type="float">
            <text:p>1442890784.55794</text:p>
          </table:table-cell>
          <table:table-cell office:value-type="float" office:value="1442890784.58566" calcext:value-type="float">
            <text:p>1442890784.58566</text:p>
          </table:table-cell>
          <table:table-cell office:value-type="float" office:value="896" calcext:value-type="float">
            <text:p>896</text:p>
          </table:table-cell>
          <table:table-cell table:formula="of:=[.C421]-[.C$2]" office:value-type="float" office:value="15.4825572967529" calcext:value-type="float">
            <text:p>15.4825572968</text:p>
          </table:table-cell>
          <table:table-cell table:formula="of:=[.D421]/([.E421]-[.E420])" office:value-type="float" office:value="288308.123053318" calcext:value-type="float">
            <text:p>288308.12305331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1442890784.55796" calcext:value-type="float">
            <text:p>1442890784.55796</text:p>
          </table:table-cell>
          <table:table-cell office:value-type="float" office:value="1442890784.58874" calcext:value-type="float">
            <text:p>1442890784.58874</text:p>
          </table:table-cell>
          <table:table-cell office:value-type="float" office:value="896" calcext:value-type="float">
            <text:p>896</text:p>
          </table:table-cell>
          <table:table-cell table:formula="of:=[.C422]-[.C$2]" office:value-type="float" office:value="15.4856324195862" calcext:value-type="float">
            <text:p>15.4856324196</text:p>
          </table:table-cell>
          <table:table-cell table:formula="of:=[.D422]/([.E422]-[.E421])" office:value-type="float" office:value="291370.474802295" calcext:value-type="float">
            <text:p>291370.47480229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1442890784.55799" calcext:value-type="float">
            <text:p>1442890784.55799</text:p>
          </table:table-cell>
          <table:table-cell office:value-type="float" office:value="1442890784.59186" calcext:value-type="float">
            <text:p>1442890784.59186</text:p>
          </table:table-cell>
          <table:table-cell office:value-type="float" office:value="896" calcext:value-type="float">
            <text:p>896</text:p>
          </table:table-cell>
          <table:table-cell table:formula="of:=[.C423]-[.C$2]" office:value-type="float" office:value="15.4887480735779" calcext:value-type="float">
            <text:p>15.4887480736</text:p>
          </table:table-cell>
          <table:table-cell table:formula="of:=[.D423]/([.E423]-[.E422])" office:value-type="float" office:value="287580.072237527" calcext:value-type="float">
            <text:p>287580.072237527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1442890784.63904" calcext:value-type="float">
            <text:p>1442890784.63904</text:p>
          </table:table-cell>
          <table:table-cell office:value-type="float" office:value="1442890784.63907" calcext:value-type="float">
            <text:p>1442890784.63907</text:p>
          </table:table-cell>
          <table:table-cell office:value-type="float" office:value="896" calcext:value-type="float">
            <text:p>896</text:p>
          </table:table-cell>
          <table:table-cell table:formula="of:=[.C424]-[.C$2]" office:value-type="float" office:value="15.5359675884247" calcext:value-type="float">
            <text:p>15.5359675884</text:p>
          </table:table-cell>
          <table:table-cell table:formula="of:=[.D424]/([.E424]-[.E423])" office:value-type="float" office:value="18975.2055459902" calcext:value-type="float">
            <text:p>18975.205545990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1442890784.63911" calcext:value-type="float">
            <text:p>1442890784.63911</text:p>
          </table:table-cell>
          <table:table-cell office:value-type="float" office:value="1442890784.64217" calcext:value-type="float">
            <text:p>1442890784.64217</text:p>
          </table:table-cell>
          <table:table-cell office:value-type="float" office:value="896" calcext:value-type="float">
            <text:p>896</text:p>
          </table:table-cell>
          <table:table-cell table:formula="of:=[.C425]-[.C$2]" office:value-type="float" office:value="15.5390675067902" calcext:value-type="float">
            <text:p>15.5390675068</text:p>
          </table:table-cell>
          <table:table-cell table:formula="of:=[.D425]/([.E425]-[.E424])" office:value-type="float" office:value="289039.869558529" calcext:value-type="float">
            <text:p>289039.86955852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1442890784.63913" calcext:value-type="float">
            <text:p>1442890784.63913</text:p>
          </table:table-cell>
          <table:table-cell office:value-type="float" office:value="1442890784.64528" calcext:value-type="float">
            <text:p>1442890784.64528</text:p>
          </table:table-cell>
          <table:table-cell office:value-type="float" office:value="896" calcext:value-type="float">
            <text:p>896</text:p>
          </table:table-cell>
          <table:table-cell table:formula="of:=[.C426]-[.C$2]" office:value-type="float" office:value="15.5421690940857" calcext:value-type="float">
            <text:p>15.5421690941</text:p>
          </table:table-cell>
          <table:table-cell table:formula="of:=[.D426]/([.E426]-[.E425])" office:value-type="float" office:value="288884.340379737" calcext:value-type="float">
            <text:p>288884.340379737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1442890784.63915" calcext:value-type="float">
            <text:p>1442890784.63915</text:p>
          </table:table-cell>
          <table:table-cell office:value-type="float" office:value="1442890784.6484" calcext:value-type="float">
            <text:p>1442890784.6484</text:p>
          </table:table-cell>
          <table:table-cell office:value-type="float" office:value="896" calcext:value-type="float">
            <text:p>896</text:p>
          </table:table-cell>
          <table:table-cell table:formula="of:=[.C427]-[.C$2]" office:value-type="float" office:value="15.5452902317047" calcext:value-type="float">
            <text:p>15.5452902317</text:p>
          </table:table-cell>
          <table:table-cell table:formula="of:=[.D427]/([.E427]-[.E426])" office:value-type="float" office:value="287074.813536017" calcext:value-type="float">
            <text:p>287074.813536017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1442890784.63917" calcext:value-type="float">
            <text:p>1442890784.63917</text:p>
          </table:table-cell>
          <table:table-cell office:value-type="float" office:value="1442890784.6515" calcext:value-type="float">
            <text:p>1442890784.6515</text:p>
          </table:table-cell>
          <table:table-cell office:value-type="float" office:value="896" calcext:value-type="float">
            <text:p>896</text:p>
          </table:table-cell>
          <table:table-cell table:formula="of:=[.C428]-[.C$2]" office:value-type="float" office:value="15.5483901500702" calcext:value-type="float">
            <text:p>15.5483901501</text:p>
          </table:table-cell>
          <table:table-cell table:formula="of:=[.D428]/([.E428]-[.E427])" office:value-type="float" office:value="289039.869558529" calcext:value-type="float">
            <text:p>289039.869558529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1442890784.63919" calcext:value-type="float">
            <text:p>1442890784.63919</text:p>
          </table:table-cell>
          <table:table-cell office:value-type="float" office:value="1442890784.65459" calcext:value-type="float">
            <text:p>1442890784.65459</text:p>
          </table:table-cell>
          <table:table-cell office:value-type="float" office:value="896" calcext:value-type="float">
            <text:p>896</text:p>
          </table:table-cell>
          <table:table-cell table:formula="of:=[.C429]-[.C$2]" office:value-type="float" office:value="15.5514812469482" calcext:value-type="float">
            <text:p>15.5514812469</text:p>
          </table:table-cell>
          <table:table-cell table:formula="of:=[.D429]/([.E429]-[.E428])" office:value-type="float" office:value="289864.742306209" calcext:value-type="float">
            <text:p>289864.742306209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1442890784.63921" calcext:value-type="float">
            <text:p>1442890784.63921</text:p>
          </table:table-cell>
          <table:table-cell office:value-type="float" office:value="1442890784.65766" calcext:value-type="float">
            <text:p>1442890784.65766</text:p>
          </table:table-cell>
          <table:table-cell office:value-type="float" office:value="896" calcext:value-type="float">
            <text:p>896</text:p>
          </table:table-cell>
          <table:table-cell table:formula="of:=[.C430]-[.C$2]" office:value-type="float" office:value="15.5545556545258" calcext:value-type="float">
            <text:p>15.5545556545</text:p>
          </table:table-cell>
          <table:table-cell table:formula="of:=[.D430]/([.E430]-[.E429])" office:value-type="float" office:value="291438.261651803" calcext:value-type="float">
            <text:p>291438.26165180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1442890784.63923" calcext:value-type="float">
            <text:p>1442890784.63923</text:p>
          </table:table-cell>
          <table:table-cell office:value-type="float" office:value="1442890784.66078" calcext:value-type="float">
            <text:p>1442890784.66078</text:p>
          </table:table-cell>
          <table:table-cell office:value-type="float" office:value="896" calcext:value-type="float">
            <text:p>896</text:p>
          </table:table-cell>
          <table:table-cell table:formula="of:=[.C431]-[.C$2]" office:value-type="float" office:value="15.5576739311218" calcext:value-type="float">
            <text:p>15.5576739311</text:p>
          </table:table-cell>
          <table:table-cell table:formula="of:=[.D431]/([.E431]-[.E430])" office:value-type="float" office:value="287338.205061549" calcext:value-type="float">
            <text:p>287338.205061549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1442890784.63925" calcext:value-type="float">
            <text:p>1442890784.63925</text:p>
          </table:table-cell>
          <table:table-cell office:value-type="float" office:value="1442890784.66389" calcext:value-type="float">
            <text:p>1442890784.66389</text:p>
          </table:table-cell>
          <table:table-cell office:value-type="float" office:value="896" calcext:value-type="float">
            <text:p>896</text:p>
          </table:table-cell>
          <table:table-cell table:formula="of:=[.C432]-[.C$2]" office:value-type="float" office:value="15.5607833862305" calcext:value-type="float">
            <text:p>15.5607833862</text:p>
          </table:table-cell>
          <table:table-cell table:formula="of:=[.D432]/([.E432]-[.E431])" office:value-type="float" office:value="288153.380156418" calcext:value-type="float">
            <text:p>288153.38015641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1442890784.75495" calcext:value-type="float">
            <text:p>1442890784.75495</text:p>
          </table:table-cell>
          <table:table-cell office:value-type="float" office:value="1442890784.75499" calcext:value-type="float">
            <text:p>1442890784.75499</text:p>
          </table:table-cell>
          <table:table-cell office:value-type="float" office:value="896" calcext:value-type="float">
            <text:p>896</text:p>
          </table:table-cell>
          <table:table-cell table:formula="of:=[.C433]-[.C$2]" office:value-type="float" office:value="15.6518836021423" calcext:value-type="float">
            <text:p>15.6518836021</text:p>
          </table:table-cell>
          <table:table-cell table:formula="of:=[.D433]/([.E433]-[.E432])" office:value-type="float" office:value="9835.32246363536" calcext:value-type="float">
            <text:p>9835.3224636354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1442890784.75504" calcext:value-type="float">
            <text:p>1442890784.75504</text:p>
          </table:table-cell>
          <table:table-cell office:value-type="float" office:value="1442890784.75808" calcext:value-type="float">
            <text:p>1442890784.75808</text:p>
          </table:table-cell>
          <table:table-cell office:value-type="float" office:value="896" calcext:value-type="float">
            <text:p>896</text:p>
          </table:table-cell>
          <table:table-cell table:formula="of:=[.C434]-[.C$2]" office:value-type="float" office:value="15.6549742221832" calcext:value-type="float">
            <text:p>15.6549742222</text:p>
          </table:table-cell>
          <table:table-cell table:formula="of:=[.D434]/([.E434]-[.E433])" office:value-type="float" office:value="289909.464167245" calcext:value-type="float">
            <text:p>289909.464167245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1442890784.75507" calcext:value-type="float">
            <text:p>1442890784.75507</text:p>
          </table:table-cell>
          <table:table-cell office:value-type="float" office:value="1442890784.76117" calcext:value-type="float">
            <text:p>1442890784.76117</text:p>
          </table:table-cell>
          <table:table-cell office:value-type="float" office:value="896" calcext:value-type="float">
            <text:p>896</text:p>
          </table:table-cell>
          <table:table-cell table:formula="of:=[.C435]-[.C$2]" office:value-type="float" office:value="15.658064365387" calcext:value-type="float">
            <text:p>15.6580643654</text:p>
          </table:table-cell>
          <table:table-cell table:formula="of:=[.D435]/([.E435]-[.E434])" office:value-type="float" office:value="289954.19983026" calcext:value-type="float">
            <text:p>289954.19983026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1442890784.7551" calcext:value-type="float">
            <text:p>1442890784.7551</text:p>
          </table:table-cell>
          <table:table-cell office:value-type="float" office:value="1442890784.76427" calcext:value-type="float">
            <text:p>1442890784.76427</text:p>
          </table:table-cell>
          <table:table-cell office:value-type="float" office:value="896" calcext:value-type="float">
            <text:p>896</text:p>
          </table:table-cell>
          <table:table-cell table:formula="of:=[.C436]-[.C$2]" office:value-type="float" office:value="15.6611661911011" calcext:value-type="float">
            <text:p>15.6611661911</text:p>
          </table:table-cell>
          <table:table-cell table:formula="of:=[.D436]/([.E436]-[.E435])" office:value-type="float" office:value="288862.135588009" calcext:value-type="float">
            <text:p>288862.135588009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1442890784.75511" calcext:value-type="float">
            <text:p>1442890784.75511</text:p>
          </table:table-cell>
          <table:table-cell office:value-type="float" office:value="1442890784.76736" calcext:value-type="float">
            <text:p>1442890784.76736</text:p>
          </table:table-cell>
          <table:table-cell office:value-type="float" office:value="896" calcext:value-type="float">
            <text:p>896</text:p>
          </table:table-cell>
          <table:table-cell table:formula="of:=[.C437]-[.C$2]" office:value-type="float" office:value="15.6642510890961" calcext:value-type="float">
            <text:p>15.6642510891</text:p>
          </table:table-cell>
          <table:table-cell table:formula="of:=[.D437]/([.E437]-[.E436])" office:value-type="float" office:value="290447.204884458" calcext:value-type="float">
            <text:p>290447.204884458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1442890784.75513" calcext:value-type="float">
            <text:p>1442890784.75513</text:p>
          </table:table-cell>
          <table:table-cell office:value-type="float" office:value="1442890784.77054" calcext:value-type="float">
            <text:p>1442890784.77054</text:p>
          </table:table-cell>
          <table:table-cell office:value-type="float" office:value="896" calcext:value-type="float">
            <text:p>896</text:p>
          </table:table-cell>
          <table:table-cell table:formula="of:=[.C438]-[.C$2]" office:value-type="float" office:value="15.6674318313599" calcext:value-type="float">
            <text:p>15.6674318314</text:p>
          </table:table-cell>
          <table:table-cell table:formula="of:=[.D438]/([.E438]-[.E437])" office:value-type="float" office:value="281695.254028933" calcext:value-type="float">
            <text:p>281695.25402893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1442890784.75515" calcext:value-type="float">
            <text:p>1442890784.75515</text:p>
          </table:table-cell>
          <table:table-cell office:value-type="float" office:value="1442890784.77366" calcext:value-type="float">
            <text:p>1442890784.77366</text:p>
          </table:table-cell>
          <table:table-cell office:value-type="float" office:value="896" calcext:value-type="float">
            <text:p>896</text:p>
          </table:table-cell>
          <table:table-cell table:formula="of:=[.C439]-[.C$2]" office:value-type="float" office:value="15.670548915863" calcext:value-type="float">
            <text:p>15.6705489159</text:p>
          </table:table-cell>
          <table:table-cell table:formula="of:=[.D439]/([.E439]-[.E438])" office:value-type="float" office:value="287448.094232829" calcext:value-type="float">
            <text:p>287448.094232829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1442890784.75517" calcext:value-type="float">
            <text:p>1442890784.75517</text:p>
          </table:table-cell>
          <table:table-cell office:value-type="float" office:value="1442890784.77685" calcext:value-type="float">
            <text:p>1442890784.77685</text:p>
          </table:table-cell>
          <table:table-cell office:value-type="float" office:value="896" calcext:value-type="float">
            <text:p>896</text:p>
          </table:table-cell>
          <table:table-cell table:formula="of:=[.C440]-[.C$2]" office:value-type="float" office:value="15.67373919487" calcext:value-type="float">
            <text:p>15.6737391949</text:p>
          </table:table-cell>
          <table:table-cell table:formula="of:=[.D440]/([.E440]-[.E439])" office:value-type="float" office:value="280853.178686197" calcext:value-type="float">
            <text:p>280853.178686197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1442890784.75519" calcext:value-type="float">
            <text:p>1442890784.75519</text:p>
          </table:table-cell>
          <table:table-cell office:value-type="float" office:value="1442890784.78" calcext:value-type="float">
            <text:p>1442890784.78</text:p>
          </table:table-cell>
          <table:table-cell office:value-type="float" office:value="896" calcext:value-type="float">
            <text:p>896</text:p>
          </table:table-cell>
          <table:table-cell table:formula="of:=[.C441]-[.C$2]" office:value-type="float" office:value="15.6768951416016" calcext:value-type="float">
            <text:p>15.6768951416</text:p>
          </table:table-cell>
          <table:table-cell table:formula="of:=[.D441]/([.E441]-[.E440])" office:value-type="float" office:value="283908.467477525" calcext:value-type="float">
            <text:p>283908.46747752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442890784.7552" calcext:value-type="float">
            <text:p>1442890784.7552</text:p>
          </table:table-cell>
          <table:table-cell office:value-type="float" office:value="1442890784.78311" calcext:value-type="float">
            <text:p>1442890784.78311</text:p>
          </table:table-cell>
          <table:table-cell office:value-type="float" office:value="896" calcext:value-type="float">
            <text:p>896</text:p>
          </table:table-cell>
          <table:table-cell table:formula="of:=[.C442]-[.C$2]" office:value-type="float" office:value="15.6799993515015" calcext:value-type="float">
            <text:p>15.6799993515</text:p>
          </table:table-cell>
          <table:table-cell table:formula="of:=[.D442]/([.E442]-[.E441])" office:value-type="float" office:value="288640.275268817" calcext:value-type="float">
            <text:p>288640.275268817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1442890784.75522" calcext:value-type="float">
            <text:p>1442890784.75522</text:p>
          </table:table-cell>
          <table:table-cell office:value-type="float" office:value="1442890784.78619" calcext:value-type="float">
            <text:p>1442890784.78619</text:p>
          </table:table-cell>
          <table:table-cell office:value-type="float" office:value="896" calcext:value-type="float">
            <text:p>896</text:p>
          </table:table-cell>
          <table:table-cell table:formula="of:=[.C443]-[.C$2]" office:value-type="float" office:value="15.6830863952637" calcext:value-type="float">
            <text:p>15.6830863953</text:p>
          </table:table-cell>
          <table:table-cell table:formula="of:=[.D443]/([.E443]-[.E442])" office:value-type="float" office:value="290245.318504788" calcext:value-type="float">
            <text:p>290245.318504788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1442890784.75524" calcext:value-type="float">
            <text:p>1442890784.75524</text:p>
          </table:table-cell>
          <table:table-cell office:value-type="float" office:value="1442890784.78927" calcext:value-type="float">
            <text:p>1442890784.78927</text:p>
          </table:table-cell>
          <table:table-cell office:value-type="float" office:value="896" calcext:value-type="float">
            <text:p>896</text:p>
          </table:table-cell>
          <table:table-cell table:formula="of:=[.C444]-[.C$2]" office:value-type="float" office:value="15.6861670017242" calcext:value-type="float">
            <text:p>15.6861670017</text:p>
          </table:table-cell>
          <table:table-cell table:formula="of:=[.D444]/([.E444]-[.E443])" office:value-type="float" office:value="290851.821376054" calcext:value-type="float">
            <text:p>290851.821376054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1442890784.83985" calcext:value-type="float">
            <text:p>1442890784.83985</text:p>
          </table:table-cell>
          <table:table-cell office:value-type="float" office:value="1442890784.83988" calcext:value-type="float">
            <text:p>1442890784.83988</text:p>
          </table:table-cell>
          <table:table-cell office:value-type="float" office:value="896" calcext:value-type="float">
            <text:p>896</text:p>
          </table:table-cell>
          <table:table-cell table:formula="of:=[.C445]-[.C$2]" office:value-type="float" office:value="15.736777305603" calcext:value-type="float">
            <text:p>15.7367773056</text:p>
          </table:table-cell>
          <table:table-cell table:formula="of:=[.D445]/([.E445]-[.E444])" office:value-type="float" office:value="17703.9047650453" calcext:value-type="float">
            <text:p>17703.9047650453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1442890784.83994" calcext:value-type="float">
            <text:p>1442890784.83994</text:p>
          </table:table-cell>
          <table:table-cell office:value-type="float" office:value="1442890784.84299" calcext:value-type="float">
            <text:p>1442890784.84299</text:p>
          </table:table-cell>
          <table:table-cell office:value-type="float" office:value="896" calcext:value-type="float">
            <text:p>896</text:p>
          </table:table-cell>
          <table:table-cell table:formula="of:=[.C446]-[.C$2]" office:value-type="float" office:value="15.7398793697357" calcext:value-type="float">
            <text:p>15.7398793697</text:p>
          </table:table-cell>
          <table:table-cell table:formula="of:=[.D446]/([.E446]-[.E445])" office:value-type="float" office:value="288839.934209515" calcext:value-type="float">
            <text:p>288839.934209515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1442890784.83999" calcext:value-type="float">
            <text:p>1442890784.83999</text:p>
          </table:table-cell>
          <table:table-cell office:value-type="float" office:value="1442890784.84609" calcext:value-type="float">
            <text:p>1442890784.84609</text:p>
          </table:table-cell>
          <table:table-cell office:value-type="float" office:value="896" calcext:value-type="float">
            <text:p>896</text:p>
          </table:table-cell>
          <table:table-cell table:formula="of:=[.C447]-[.C$2]" office:value-type="float" office:value="15.7429831027985" calcext:value-type="float">
            <text:p>15.7429831028</text:p>
          </table:table-cell>
          <table:table-cell table:formula="of:=[.D447]/([.E447]-[.E446])" office:value-type="float" office:value="288684.620064526" calcext:value-type="float">
            <text:p>288684.620064526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442890784.84001" calcext:value-type="float">
            <text:p>1442890784.84001</text:p>
          </table:table-cell>
          <table:table-cell office:value-type="float" office:value="1442890784.84919" calcext:value-type="float">
            <text:p>1442890784.84919</text:p>
          </table:table-cell>
          <table:table-cell office:value-type="float" office:value="896" calcext:value-type="float">
            <text:p>896</text:p>
          </table:table-cell>
          <table:table-cell table:formula="of:=[.C448]-[.C$2]" office:value-type="float" office:value="15.7460823059082" calcext:value-type="float">
            <text:p>15.7460823059</text:p>
          </table:table-cell>
          <table:table-cell table:formula="of:=[.D448]/([.E448]-[.E447])" office:value-type="float" office:value="289106.576198169" calcext:value-type="float">
            <text:p>289106.576198169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1442890784.84003" calcext:value-type="float">
            <text:p>1442890784.84003</text:p>
          </table:table-cell>
          <table:table-cell office:value-type="float" office:value="1442890784.85231" calcext:value-type="float">
            <text:p>1442890784.85231</text:p>
          </table:table-cell>
          <table:table-cell office:value-type="float" office:value="896" calcext:value-type="float">
            <text:p>896</text:p>
          </table:table-cell>
          <table:table-cell table:formula="of:=[.C449]-[.C$2]" office:value-type="float" office:value="15.7492074966431" calcext:value-type="float">
            <text:p>15.7492074966</text:p>
          </table:table-cell>
          <table:table-cell table:formula="of:=[.D449]/([.E449]-[.E448])" office:value-type="float" office:value="286702.50106805" calcext:value-type="float">
            <text:p>286702.5010680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1442890784.84006" calcext:value-type="float">
            <text:p>1442890784.84006</text:p>
          </table:table-cell>
          <table:table-cell office:value-type="float" office:value="1442890784.85539" calcext:value-type="float">
            <text:p>1442890784.85539</text:p>
          </table:table-cell>
          <table:table-cell office:value-type="float" office:value="896" calcext:value-type="float">
            <text:p>896</text:p>
          </table:table-cell>
          <table:table-cell table:formula="of:=[.C450]-[.C$2]" office:value-type="float" office:value="15.7522869110107" calcext:value-type="float">
            <text:p>15.752286911</text:p>
          </table:table-cell>
          <table:table-cell table:formula="of:=[.D450]/([.E450]-[.E449])" office:value-type="float" office:value="290964.414989161" calcext:value-type="float">
            <text:p>290964.41498916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442890784.84008" calcext:value-type="float">
            <text:p>1442890784.84008</text:p>
          </table:table-cell>
          <table:table-cell office:value-type="float" office:value="1442890784.85851" calcext:value-type="float">
            <text:p>1442890784.85851</text:p>
          </table:table-cell>
          <table:table-cell office:value-type="float" office:value="896" calcext:value-type="float">
            <text:p>896</text:p>
          </table:table-cell>
          <table:table-cell table:formula="of:=[.C451]-[.C$2]" office:value-type="float" office:value="15.7554023265839" calcext:value-type="float">
            <text:p>15.7554023266</text:p>
          </table:table-cell>
          <table:table-cell table:formula="of:=[.D451]/([.E451]-[.E450])" office:value-type="float" office:value="287602.080355093" calcext:value-type="float">
            <text:p>287602.080355093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442890784.8401" calcext:value-type="float">
            <text:p>1442890784.8401</text:p>
          </table:table-cell>
          <table:table-cell office:value-type="float" office:value="1442890784.86164" calcext:value-type="float">
            <text:p>1442890784.86164</text:p>
          </table:table-cell>
          <table:table-cell office:value-type="float" office:value="896" calcext:value-type="float">
            <text:p>896</text:p>
          </table:table-cell>
          <table:table-cell table:formula="of:=[.C452]-[.C$2]" office:value-type="float" office:value="15.7585368156433" calcext:value-type="float">
            <text:p>15.7585368156</text:p>
          </table:table-cell>
          <table:table-cell table:formula="of:=[.D452]/([.E452]-[.E451])" office:value-type="float" office:value="285852.010648817" calcext:value-type="float">
            <text:p>285852.01064881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1442890784.84012" calcext:value-type="float">
            <text:p>1442890784.84012</text:p>
          </table:table-cell>
          <table:table-cell office:value-type="float" office:value="1442890784.86475" calcext:value-type="float">
            <text:p>1442890784.86475</text:p>
          </table:table-cell>
          <table:table-cell office:value-type="float" office:value="896" calcext:value-type="float">
            <text:p>896</text:p>
          </table:table-cell>
          <table:table-cell table:formula="of:=[.C453]-[.C$2]" office:value-type="float" office:value="15.7616393566132" calcext:value-type="float">
            <text:p>15.7616393566</text:p>
          </table:table-cell>
          <table:table-cell table:formula="of:=[.D453]/([.E453]-[.E452])" office:value-type="float" office:value="288795.54168908" calcext:value-type="float">
            <text:p>288795.54168908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1442890784.95277" calcext:value-type="float">
            <text:p>1442890784.95277</text:p>
          </table:table-cell>
          <table:table-cell office:value-type="float" office:value="1442890784.95283" calcext:value-type="float">
            <text:p>1442890784.95283</text:p>
          </table:table-cell>
          <table:table-cell office:value-type="float" office:value="896" calcext:value-type="float">
            <text:p>896</text:p>
          </table:table-cell>
          <table:table-cell table:formula="of:=[.C454]-[.C$2]" office:value-type="float" office:value="15.8497242927551" calcext:value-type="float">
            <text:p>15.8497242928</text:p>
          </table:table-cell>
          <table:table-cell table:formula="of:=[.D454]/([.E454]-[.E453])" office:value-type="float" office:value="10172.0003356295" calcext:value-type="float">
            <text:p>10172.000335629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1442890784.9529" calcext:value-type="float">
            <text:p>1442890784.9529</text:p>
          </table:table-cell>
          <table:table-cell office:value-type="float" office:value="1442890784.95594" calcext:value-type="float">
            <text:p>1442890784.95594</text:p>
          </table:table-cell>
          <table:table-cell office:value-type="float" office:value="896" calcext:value-type="float">
            <text:p>896</text:p>
          </table:table-cell>
          <table:table-cell table:formula="of:=[.C455]-[.C$2]" office:value-type="float" office:value="15.852828502655" calcext:value-type="float">
            <text:p>15.8528285027</text:p>
          </table:table-cell>
          <table:table-cell table:formula="of:=[.D455]/([.E455]-[.E454])" office:value-type="float" office:value="288640.275268817" calcext:value-type="float">
            <text:p>288640.27526881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1442890784.95293" calcext:value-type="float">
            <text:p>1442890784.95293</text:p>
          </table:table-cell>
          <table:table-cell office:value-type="float" office:value="1442890784.95904" calcext:value-type="float">
            <text:p>1442890784.95904</text:p>
          </table:table-cell>
          <table:table-cell office:value-type="float" office:value="896" calcext:value-type="float">
            <text:p>896</text:p>
          </table:table-cell>
          <table:table-cell table:formula="of:=[.C456]-[.C$2]" office:value-type="float" office:value="15.8559339046478" calcext:value-type="float">
            <text:p>15.8559339046</text:p>
          </table:table-cell>
          <table:table-cell table:formula="of:=[.D456]/([.E456]-[.E455])" office:value-type="float" office:value="288529.472859885" calcext:value-type="float">
            <text:p>288529.47285988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1442890784.95298" calcext:value-type="float">
            <text:p>1442890784.95298</text:p>
          </table:table-cell>
          <table:table-cell office:value-type="float" office:value="1442890784.96213" calcext:value-type="float">
            <text:p>1442890784.96213</text:p>
          </table:table-cell>
          <table:table-cell office:value-type="float" office:value="896" calcext:value-type="float">
            <text:p>896</text:p>
          </table:table-cell>
          <table:table-cell table:formula="of:=[.C457]-[.C$2]" office:value-type="float" office:value="15.8590273857117" calcext:value-type="float">
            <text:p>15.8590273857</text:p>
          </table:table-cell>
          <table:table-cell table:formula="of:=[.D457]/([.E457]-[.E456])" office:value-type="float" office:value="289641.339807322" calcext:value-type="float">
            <text:p>289641.33980732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1442890784.953" calcext:value-type="float">
            <text:p>1442890784.953</text:p>
          </table:table-cell>
          <table:table-cell office:value-type="float" office:value="1442890784.96522" calcext:value-type="float">
            <text:p>1442890784.96522</text:p>
          </table:table-cell>
          <table:table-cell office:value-type="float" office:value="896" calcext:value-type="float">
            <text:p>896</text:p>
          </table:table-cell>
          <table:table-cell table:formula="of:=[.C458]-[.C$2]" office:value-type="float" office:value="15.8621172904968" calcext:value-type="float">
            <text:p>15.8621172905</text:p>
          </table:table-cell>
          <table:table-cell table:formula="of:=[.D458]/([.E458]-[.E457])" office:value-type="float" office:value="289976.572839506" calcext:value-type="float">
            <text:p>289976.57283950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1442890784.95302" calcext:value-type="float">
            <text:p>1442890784.95302</text:p>
          </table:table-cell>
          <table:table-cell office:value-type="float" office:value="1442890784.96832" calcext:value-type="float">
            <text:p>1442890784.96832</text:p>
          </table:table-cell>
          <table:table-cell office:value-type="float" office:value="896" calcext:value-type="float">
            <text:p>896</text:p>
          </table:table-cell>
          <table:table-cell table:formula="of:=[.C459]-[.C$2]" office:value-type="float" office:value="15.8652143478394" calcext:value-type="float">
            <text:p>15.8652143478</text:p>
          </table:table-cell>
          <table:table-cell table:formula="of:=[.D459]/([.E459]-[.E458])" office:value-type="float" office:value="289306.880985373" calcext:value-type="float">
            <text:p>289306.880985373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1442890784.95304" calcext:value-type="float">
            <text:p>1442890784.95304</text:p>
          </table:table-cell>
          <table:table-cell office:value-type="float" office:value="1442890784.97143" calcext:value-type="float">
            <text:p>1442890784.97143</text:p>
          </table:table-cell>
          <table:table-cell office:value-type="float" office:value="896" calcext:value-type="float">
            <text:p>896</text:p>
          </table:table-cell>
          <table:table-cell table:formula="of:=[.C460]-[.C$2]" office:value-type="float" office:value="15.8683221340179" calcext:value-type="float">
            <text:p>15.868322134</text:p>
          </table:table-cell>
          <table:table-cell table:formula="of:=[.D460]/([.E460]-[.E459])" office:value-type="float" office:value="288308.123053318" calcext:value-type="float">
            <text:p>288308.12305331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442890784.95308" calcext:value-type="float">
            <text:p>1442890784.95308</text:p>
          </table:table-cell>
          <table:table-cell office:value-type="float" office:value="1442890784.97453" calcext:value-type="float">
            <text:p>1442890784.97453</text:p>
          </table:table-cell>
          <table:table-cell office:value-type="float" office:value="896" calcext:value-type="float">
            <text:p>896</text:p>
          </table:table-cell>
          <table:table-cell table:formula="of:=[.C461]-[.C$2]" office:value-type="float" office:value="15.8714234828949" calcext:value-type="float">
            <text:p>15.8714234829</text:p>
          </table:table-cell>
          <table:table-cell table:formula="of:=[.D461]/([.E461]-[.E460])" office:value-type="float" office:value="288906.548585486" calcext:value-type="float">
            <text:p>288906.54858548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442890784.9531" calcext:value-type="float">
            <text:p>1442890784.9531</text:p>
          </table:table-cell>
          <table:table-cell office:value-type="float" office:value="1442890784.97768" calcext:value-type="float">
            <text:p>1442890784.97768</text:p>
          </table:table-cell>
          <table:table-cell office:value-type="float" office:value="896" calcext:value-type="float">
            <text:p>896</text:p>
          </table:table-cell>
          <table:table-cell table:formula="of:=[.C462]-[.C$2]" office:value-type="float" office:value="15.8745682239532" calcext:value-type="float">
            <text:p>15.874568224</text:p>
          </table:table-cell>
          <table:table-cell table:formula="of:=[.D462]/([.E462]-[.E461])" office:value-type="float" office:value="284920.120090978" calcext:value-type="float">
            <text:p>284920.120090978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442890784.95312" calcext:value-type="float">
            <text:p>1442890784.95312</text:p>
          </table:table-cell>
          <table:table-cell office:value-type="float" office:value="1442890784.98077" calcext:value-type="float">
            <text:p>1442890784.98077</text:p>
          </table:table-cell>
          <table:table-cell office:value-type="float" office:value="896" calcext:value-type="float">
            <text:p>896</text:p>
          </table:table-cell>
          <table:table-cell table:formula="of:=[.C463]-[.C$2]" office:value-type="float" office:value="15.8776671886444" calcext:value-type="float">
            <text:p>15.8776671886</text:p>
          </table:table-cell>
          <table:table-cell table:formula="of:=[.D463]/([.E463]-[.E462])" office:value-type="float" office:value="289128.818587475" calcext:value-type="float">
            <text:p>289128.818587475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1442890784.95314" calcext:value-type="float">
            <text:p>1442890784.95314</text:p>
          </table:table-cell>
          <table:table-cell office:value-type="float" office:value="1442890784.98384" calcext:value-type="float">
            <text:p>1442890784.98384</text:p>
          </table:table-cell>
          <table:table-cell office:value-type="float" office:value="896" calcext:value-type="float">
            <text:p>896</text:p>
          </table:table-cell>
          <table:table-cell table:formula="of:=[.C464]-[.C$2]" office:value-type="float" office:value="15.8807327747345" calcext:value-type="float">
            <text:p>15.8807327747</text:p>
          </table:table-cell>
          <table:table-cell table:formula="of:=[.D464]/([.E464]-[.E463])" office:value-type="float" office:value="292276.900295536" calcext:value-type="float">
            <text:p>292276.900295536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442890784.95316" calcext:value-type="float">
            <text:p>1442890784.95316</text:p>
          </table:table-cell>
          <table:table-cell office:value-type="float" office:value="1442890784.98695" calcext:value-type="float">
            <text:p>1442890784.98695</text:p>
          </table:table-cell>
          <table:table-cell office:value-type="float" office:value="896" calcext:value-type="float">
            <text:p>896</text:p>
          </table:table-cell>
          <table:table-cell table:formula="of:=[.C465]-[.C$2]" office:value-type="float" office:value="15.8838458061218" calcext:value-type="float">
            <text:p>15.8838458061</text:p>
          </table:table-cell>
          <table:table-cell table:formula="of:=[.D465]/([.E465]-[.E464])" office:value-type="float" office:value="287822.346940338" calcext:value-type="float">
            <text:p>287822.34694033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1442890785.04084" calcext:value-type="float">
            <text:p>1442890785.04084</text:p>
          </table:table-cell>
          <table:table-cell office:value-type="float" office:value="1442890785.04088" calcext:value-type="float">
            <text:p>1442890785.04088</text:p>
          </table:table-cell>
          <table:table-cell office:value-type="float" office:value="896" calcext:value-type="float">
            <text:p>896</text:p>
          </table:table-cell>
          <table:table-cell table:formula="of:=[.C466]-[.C$2]" office:value-type="float" office:value="15.9377760887146" calcext:value-type="float">
            <text:p>15.9377760887</text:p>
          </table:table-cell>
          <table:table-cell table:formula="of:=[.D466]/([.E466]-[.E465])" office:value-type="float" office:value="16614.0423695844" calcext:value-type="float">
            <text:p>16614.042369584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1442890785.04094" calcext:value-type="float">
            <text:p>1442890785.04094</text:p>
          </table:table-cell>
          <table:table-cell office:value-type="float" office:value="1442890785.04377" calcext:value-type="float">
            <text:p>1442890785.04377</text:p>
          </table:table-cell>
          <table:table-cell office:value-type="float" office:value="896" calcext:value-type="float">
            <text:p>896</text:p>
          </table:table-cell>
          <table:table-cell table:formula="of:=[.C467]-[.C$2]" office:value-type="float" office:value="15.9406595230103" calcext:value-type="float">
            <text:p>15.940659523</text:p>
          </table:table-cell>
          <table:table-cell table:formula="of:=[.D467]/([.E467]-[.E466])" office:value-type="float" office:value="310740.564246734" calcext:value-type="float">
            <text:p>310740.564246734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1442890785.04096" calcext:value-type="float">
            <text:p>1442890785.04096</text:p>
          </table:table-cell>
          <table:table-cell office:value-type="float" office:value="1442890785.0466" calcext:value-type="float">
            <text:p>1442890785.0466</text:p>
          </table:table-cell>
          <table:table-cell office:value-type="float" office:value="896" calcext:value-type="float">
            <text:p>896</text:p>
          </table:table-cell>
          <table:table-cell table:formula="of:=[.C468]-[.C$2]" office:value-type="float" office:value="15.9434971809387" calcext:value-type="float">
            <text:p>15.9434971809</text:p>
          </table:table-cell>
          <table:table-cell table:formula="of:=[.D468]/([.E468]-[.E467])" office:value-type="float" office:value="315753.35103344" calcext:value-type="float">
            <text:p>315753.3510334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442890785.04098" calcext:value-type="float">
            <text:p>1442890785.04098</text:p>
          </table:table-cell>
          <table:table-cell office:value-type="float" office:value="1442890785.0495" calcext:value-type="float">
            <text:p>1442890785.0495</text:p>
          </table:table-cell>
          <table:table-cell office:value-type="float" office:value="896" calcext:value-type="float">
            <text:p>896</text:p>
          </table:table-cell>
          <table:table-cell table:formula="of:=[.C469]-[.C$2]" office:value-type="float" office:value="15.9463889598846" calcext:value-type="float">
            <text:p>15.9463889599</text:p>
          </table:table-cell>
          <table:table-cell table:formula="of:=[.D469]/([.E469]-[.E468])" office:value-type="float" office:value="309843.876989035" calcext:value-type="float">
            <text:p>309843.87698903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1442890785.041" calcext:value-type="float">
            <text:p>1442890785.041</text:p>
          </table:table-cell>
          <table:table-cell office:value-type="float" office:value="1442890785.05237" calcext:value-type="float">
            <text:p>1442890785.05237</text:p>
          </table:table-cell>
          <table:table-cell office:value-type="float" office:value="896" calcext:value-type="float">
            <text:p>896</text:p>
          </table:table-cell>
          <table:table-cell table:formula="of:=[.C470]-[.C$2]" office:value-type="float" office:value="15.9492666721344" calcext:value-type="float">
            <text:p>15.9492666721</text:p>
          </table:table-cell>
          <table:table-cell table:formula="of:=[.D470]/([.E470]-[.E469])" office:value-type="float" office:value="311358.441093621" calcext:value-type="float">
            <text:p>311358.44109362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442890785.04102" calcext:value-type="float">
            <text:p>1442890785.04102</text:p>
          </table:table-cell>
          <table:table-cell office:value-type="float" office:value="1442890785.05529" calcext:value-type="float">
            <text:p>1442890785.05529</text:p>
          </table:table-cell>
          <table:table-cell office:value-type="float" office:value="896" calcext:value-type="float">
            <text:p>896</text:p>
          </table:table-cell>
          <table:table-cell table:formula="of:=[.C471]-[.C$2]" office:value-type="float" office:value="15.9521853923798" calcext:value-type="float">
            <text:p>15.9521853924</text:p>
          </table:table-cell>
          <table:table-cell table:formula="of:=[.D471]/([.E471]-[.E470])" office:value-type="float" office:value="306983.857539618" calcext:value-type="float">
            <text:p>306983.857539618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1442890785.04104" calcext:value-type="float">
            <text:p>1442890785.04104</text:p>
          </table:table-cell>
          <table:table-cell office:value-type="float" office:value="1442890785.05817" calcext:value-type="float">
            <text:p>1442890785.05817</text:p>
          </table:table-cell>
          <table:table-cell office:value-type="float" office:value="896" calcext:value-type="float">
            <text:p>896</text:p>
          </table:table-cell>
          <table:table-cell table:formula="of:=[.C472]-[.C$2]" office:value-type="float" office:value="15.9550666809082" calcext:value-type="float">
            <text:p>15.9550666809</text:p>
          </table:table-cell>
          <table:table-cell table:formula="of:=[.D472]/([.E472]-[.E471])" office:value-type="float" office:value="310971.980471659" calcext:value-type="float">
            <text:p>310971.980471659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442890785.04106" calcext:value-type="float">
            <text:p>1442890785.04106</text:p>
          </table:table-cell>
          <table:table-cell office:value-type="float" office:value="1442890785.06101" calcext:value-type="float">
            <text:p>1442890785.06101</text:p>
          </table:table-cell>
          <table:table-cell office:value-type="float" office:value="896" calcext:value-type="float">
            <text:p>896</text:p>
          </table:table-cell>
          <table:table-cell table:formula="of:=[.C473]-[.C$2]" office:value-type="float" office:value="15.957905292511" calcext:value-type="float">
            <text:p>15.9579052925</text:p>
          </table:table-cell>
          <table:table-cell table:formula="of:=[.D473]/([.E473]-[.E472])" office:value-type="float" office:value="315647.26894003" calcext:value-type="float">
            <text:p>315647.26894003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1442890785.04108" calcext:value-type="float">
            <text:p>1442890785.04108</text:p>
          </table:table-cell>
          <table:table-cell office:value-type="float" office:value="1442890785.06389" calcext:value-type="float">
            <text:p>1442890785.06389</text:p>
          </table:table-cell>
          <table:table-cell office:value-type="float" office:value="896" calcext:value-type="float">
            <text:p>896</text:p>
          </table:table-cell>
          <table:table-cell table:formula="of:=[.C474]-[.C$2]" office:value-type="float" office:value="15.9607779979706" calcext:value-type="float">
            <text:p>15.960777998</text:p>
          </table:table-cell>
          <table:table-cell table:formula="of:=[.D474]/([.E474]-[.E473])" office:value-type="float" office:value="311901.102498133" calcext:value-type="float">
            <text:p>311901.10249813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442890785.0411" calcext:value-type="float">
            <text:p>1442890785.0411</text:p>
          </table:table-cell>
          <table:table-cell office:value-type="float" office:value="1442890785.06675" calcext:value-type="float">
            <text:p>1442890785.06675</text:p>
          </table:table-cell>
          <table:table-cell office:value-type="float" office:value="896" calcext:value-type="float">
            <text:p>896</text:p>
          </table:table-cell>
          <table:table-cell table:formula="of:=[.C475]-[.C$2]" office:value-type="float" office:value="15.9636378288269" calcext:value-type="float">
            <text:p>15.9636378288</text:p>
          </table:table-cell>
          <table:table-cell table:formula="of:=[.D475]/([.E475]-[.E474])" office:value-type="float" office:value="313305.242517716" calcext:value-type="float">
            <text:p>313305.242517716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1442890785.15994" calcext:value-type="float">
            <text:p>1442890785.15994</text:p>
          </table:table-cell>
          <table:table-cell office:value-type="float" office:value="1442890785.15998" calcext:value-type="float">
            <text:p>1442890785.15998</text:p>
          </table:table-cell>
          <table:table-cell office:value-type="float" office:value="896" calcext:value-type="float">
            <text:p>896</text:p>
          </table:table-cell>
          <table:table-cell table:formula="of:=[.C476]-[.C$2]" office:value-type="float" office:value="16.0568718910217" calcext:value-type="float">
            <text:p>16.056871891</text:p>
          </table:table-cell>
          <table:table-cell table:formula="of:=[.D476]/([.E476]-[.E475])" office:value-type="float" office:value="9610.22161758539" calcext:value-type="float">
            <text:p>9610.2216175854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1442890785.16002" calcext:value-type="float">
            <text:p>1442890785.16002</text:p>
          </table:table-cell>
          <table:table-cell office:value-type="float" office:value="1442890785.16281" calcext:value-type="float">
            <text:p>1442890785.16281</text:p>
          </table:table-cell>
          <table:table-cell office:value-type="float" office:value="896" calcext:value-type="float">
            <text:p>896</text:p>
          </table:table-cell>
          <table:table-cell table:formula="of:=[.C477]-[.C$2]" office:value-type="float" office:value="16.0597040653229" calcext:value-type="float">
            <text:p>16.0597040653</text:p>
          </table:table-cell>
          <table:table-cell table:formula="of:=[.D477]/([.E477]-[.E476])" office:value-type="float" office:value="316364.709487331" calcext:value-type="float">
            <text:p>316364.709487331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442890785.16005" calcext:value-type="float">
            <text:p>1442890785.16005</text:p>
          </table:table-cell>
          <table:table-cell office:value-type="float" office:value="1442890785.16564" calcext:value-type="float">
            <text:p>1442890785.16564</text:p>
          </table:table-cell>
          <table:table-cell office:value-type="float" office:value="896" calcext:value-type="float">
            <text:p>896</text:p>
          </table:table-cell>
          <table:table-cell table:formula="of:=[.C478]-[.C$2]" office:value-type="float" office:value="16.0625367164612" calcext:value-type="float">
            <text:p>16.0625367165</text:p>
          </table:table-cell>
          <table:table-cell table:formula="of:=[.D478]/([.E478]-[.E477])" office:value-type="float" office:value="316311.45391802" calcext:value-type="float">
            <text:p>316311.45391802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442890785.16007" calcext:value-type="float">
            <text:p>1442890785.16007</text:p>
          </table:table-cell>
          <table:table-cell office:value-type="float" office:value="1442890785.16849" calcext:value-type="float">
            <text:p>1442890785.16849</text:p>
          </table:table-cell>
          <table:table-cell office:value-type="float" office:value="896" calcext:value-type="float">
            <text:p>896</text:p>
          </table:table-cell>
          <table:table-cell table:formula="of:=[.C479]-[.C$2]" office:value-type="float" office:value="16.0653793811798" calcext:value-type="float">
            <text:p>16.0653793812</text:p>
          </table:table-cell>
          <table:table-cell table:formula="of:=[.D479]/([.E479]-[.E478])" office:value-type="float" office:value="315197.214123962" calcext:value-type="float">
            <text:p>315197.214123962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1442890785.16009" calcext:value-type="float">
            <text:p>1442890785.16009</text:p>
          </table:table-cell>
          <table:table-cell office:value-type="float" office:value="1442890785.1713" calcext:value-type="float">
            <text:p>1442890785.1713</text:p>
          </table:table-cell>
          <table:table-cell office:value-type="float" office:value="896" calcext:value-type="float">
            <text:p>896</text:p>
          </table:table-cell>
          <table:table-cell table:formula="of:=[.C480]-[.C$2]" office:value-type="float" office:value="16.0681917667389" calcext:value-type="float">
            <text:p>16.0681917667</text:p>
          </table:table-cell>
          <table:table-cell table:formula="of:=[.D480]/([.E480]-[.E479])" office:value-type="float" office:value="318590.741268226" calcext:value-type="float">
            <text:p>318590.741268226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442890785.16012" calcext:value-type="float">
            <text:p>1442890785.16012</text:p>
          </table:table-cell>
          <table:table-cell office:value-type="float" office:value="1442890785.17412" calcext:value-type="float">
            <text:p>1442890785.17412</text:p>
          </table:table-cell>
          <table:table-cell office:value-type="float" office:value="896" calcext:value-type="float">
            <text:p>896</text:p>
          </table:table-cell>
          <table:table-cell table:formula="of:=[.C481]-[.C$2]" office:value-type="float" office:value="16.0710089206696" calcext:value-type="float">
            <text:p>16.0710089207</text:p>
          </table:table-cell>
          <table:table-cell table:formula="of:=[.D481]/([.E481]-[.E480])" office:value-type="float" office:value="318051.488151659" calcext:value-type="float">
            <text:p>318051.488151659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1442890785.16014" calcext:value-type="float">
            <text:p>1442890785.16014</text:p>
          </table:table-cell>
          <table:table-cell office:value-type="float" office:value="1442890785.17694" calcext:value-type="float">
            <text:p>1442890785.17694</text:p>
          </table:table-cell>
          <table:table-cell office:value-type="float" office:value="896" calcext:value-type="float">
            <text:p>896</text:p>
          </table:table-cell>
          <table:table-cell table:formula="of:=[.C482]-[.C$2]" office:value-type="float" office:value="16.0738286972046" calcext:value-type="float">
            <text:p>16.0738286972</text:p>
          </table:table-cell>
          <table:table-cell table:formula="of:=[.D482]/([.E482]-[.E481])" office:value-type="float" office:value="317755.676333812" calcext:value-type="float">
            <text:p>317755.67633381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442890785.16016" calcext:value-type="float">
            <text:p>1442890785.16016</text:p>
          </table:table-cell>
          <table:table-cell office:value-type="float" office:value="1442890785.17984" calcext:value-type="float">
            <text:p>1442890785.17984</text:p>
          </table:table-cell>
          <table:table-cell office:value-type="float" office:value="896" calcext:value-type="float">
            <text:p>896</text:p>
          </table:table-cell>
          <table:table-cell table:formula="of:=[.C483]-[.C$2]" office:value-type="float" office:value="16.0767307281494" calcext:value-type="float">
            <text:p>16.0767307281</text:p>
          </table:table-cell>
          <table:table-cell table:formula="of:=[.D483]/([.E483]-[.E482])" office:value-type="float" office:value="308749.292145909" calcext:value-type="float">
            <text:p>308749.292145909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1442890785.16018" calcext:value-type="float">
            <text:p>1442890785.16018</text:p>
          </table:table-cell>
          <table:table-cell office:value-type="float" office:value="1442890785.18269" calcext:value-type="float">
            <text:p>1442890785.18269</text:p>
          </table:table-cell>
          <table:table-cell office:value-type="float" office:value="896" calcext:value-type="float">
            <text:p>896</text:p>
          </table:table-cell>
          <table:table-cell table:formula="of:=[.C484]-[.C$2]" office:value-type="float" office:value="16.0795857906342" calcext:value-type="float">
            <text:p>16.0795857906</text:p>
          </table:table-cell>
          <table:table-cell table:formula="of:=[.D484]/([.E484]-[.E483])" office:value-type="float" office:value="313828.508058455" calcext:value-type="float">
            <text:p>313828.508058455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442890785.1602" calcext:value-type="float">
            <text:p>1442890785.1602</text:p>
          </table:table-cell>
          <table:table-cell office:value-type="float" office:value="1442890785.18551" calcext:value-type="float">
            <text:p>1442890785.18551</text:p>
          </table:table-cell>
          <table:table-cell office:value-type="float" office:value="896" calcext:value-type="float">
            <text:p>896</text:p>
          </table:table-cell>
          <table:table-cell table:formula="of:=[.C485]-[.C$2]" office:value-type="float" office:value="16.0824036598206" calcext:value-type="float">
            <text:p>16.0824036598</text:p>
          </table:table-cell>
          <table:table-cell table:formula="of:=[.D485]/([.E485]-[.E484])" office:value-type="float" office:value="317970.757593705" calcext:value-type="float">
            <text:p>317970.75759370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1442890785.16022" calcext:value-type="float">
            <text:p>1442890785.16022</text:p>
          </table:table-cell>
          <table:table-cell office:value-type="float" office:value="1442890785.18841" calcext:value-type="float">
            <text:p>1442890785.18841</text:p>
          </table:table-cell>
          <table:table-cell office:value-type="float" office:value="896" calcext:value-type="float">
            <text:p>896</text:p>
          </table:table-cell>
          <table:table-cell table:formula="of:=[.C486]-[.C$2]" office:value-type="float" office:value="16.085298538208" calcext:value-type="float">
            <text:p>16.0852985382</text:p>
          </table:table-cell>
          <table:table-cell table:formula="of:=[.D486]/([.E486]-[.E485])" office:value-type="float" office:value="309512.138362708" calcext:value-type="float">
            <text:p>309512.138362708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1442890785.16024" calcext:value-type="float">
            <text:p>1442890785.16024</text:p>
          </table:table-cell>
          <table:table-cell office:value-type="float" office:value="1442890785.19125" calcext:value-type="float">
            <text:p>1442890785.19125</text:p>
          </table:table-cell>
          <table:table-cell office:value-type="float" office:value="896" calcext:value-type="float">
            <text:p>896</text:p>
          </table:table-cell>
          <table:table-cell table:formula="of:=[.C487]-[.C$2]" office:value-type="float" office:value="16.0881385803223" calcext:value-type="float">
            <text:p>16.0881385803</text:p>
          </table:table-cell>
          <table:table-cell table:formula="of:=[.D487]/([.E487]-[.E486])" office:value-type="float" office:value="315488.279382136" calcext:value-type="float">
            <text:p>315488.279382136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1442890785.24234" calcext:value-type="float">
            <text:p>1442890785.24234</text:p>
          </table:table-cell>
          <table:table-cell office:value-type="float" office:value="1442890785.24237" calcext:value-type="float">
            <text:p>1442890785.24237</text:p>
          </table:table-cell>
          <table:table-cell office:value-type="float" office:value="896" calcext:value-type="float">
            <text:p>896</text:p>
          </table:table-cell>
          <table:table-cell table:formula="of:=[.C488]-[.C$2]" office:value-type="float" office:value="16.1392660140991" calcext:value-type="float">
            <text:p>16.1392660141</text:p>
          </table:table-cell>
          <table:table-cell table:formula="of:=[.D488]/([.E488]-[.E487])" office:value-type="float" office:value="17524.8381115816" calcext:value-type="float">
            <text:p>17524.8381115816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442890785.24241" calcext:value-type="float">
            <text:p>1442890785.24241</text:p>
          </table:table-cell>
          <table:table-cell office:value-type="float" office:value="1442890785.24523" calcext:value-type="float">
            <text:p>1442890785.24523</text:p>
          </table:table-cell>
          <table:table-cell office:value-type="float" office:value="896" calcext:value-type="float">
            <text:p>896</text:p>
          </table:table-cell>
          <table:table-cell table:formula="of:=[.C489]-[.C$2]" office:value-type="float" office:value="16.1421217918396" calcext:value-type="float">
            <text:p>16.1421217918</text:p>
          </table:table-cell>
          <table:table-cell table:formula="of:=[.D489]/([.E489]-[.E488])" office:value-type="float" office:value="313749.906829187" calcext:value-type="float">
            <text:p>313749.906829187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1442890785.24243" calcext:value-type="float">
            <text:p>1442890785.24243</text:p>
          </table:table-cell>
          <table:table-cell office:value-type="float" office:value="1442890785.24808" calcext:value-type="float">
            <text:p>1442890785.24808</text:p>
          </table:table-cell>
          <table:table-cell office:value-type="float" office:value="896" calcext:value-type="float">
            <text:p>896</text:p>
          </table:table-cell>
          <table:table-cell table:formula="of:=[.C490]-[.C$2]" office:value-type="float" office:value="16.14497590065" calcext:value-type="float">
            <text:p>16.1449759007</text:p>
          </table:table-cell>
          <table:table-cell table:formula="of:=[.D490]/([.E490]-[.E489])" office:value-type="float" office:value="313933.370979868" calcext:value-type="float">
            <text:p>313933.370979868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442890785.24245" calcext:value-type="float">
            <text:p>1442890785.24245</text:p>
          </table:table-cell>
          <table:table-cell office:value-type="float" office:value="1442890785.25096" calcext:value-type="float">
            <text:p>1442890785.25096</text:p>
          </table:table-cell>
          <table:table-cell office:value-type="float" office:value="896" calcext:value-type="float">
            <text:p>896</text:p>
          </table:table-cell>
          <table:table-cell table:formula="of:=[.C491]-[.C$2]" office:value-type="float" office:value="16.1478567123413" calcext:value-type="float">
            <text:p>16.1478567123</text:p>
          </table:table-cell>
          <table:table-cell table:formula="of:=[.D491]/([.E491]-[.E490])" office:value-type="float" office:value="311023.453115948" calcext:value-type="float">
            <text:p>311023.453115948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1442890785.24247" calcext:value-type="float">
            <text:p>1442890785.24247</text:p>
          </table:table-cell>
          <table:table-cell office:value-type="float" office:value="1442890785.25379" calcext:value-type="float">
            <text:p>1442890785.25379</text:p>
          </table:table-cell>
          <table:table-cell office:value-type="float" office:value="896" calcext:value-type="float">
            <text:p>896</text:p>
          </table:table-cell>
          <table:table-cell table:formula="of:=[.C492]-[.C$2]" office:value-type="float" office:value="16.1506855487824" calcext:value-type="float">
            <text:p>16.1506855488</text:p>
          </table:table-cell>
          <table:table-cell table:formula="of:=[.D492]/([.E492]-[.E491])" office:value-type="float" office:value="316738.001179941" calcext:value-type="float">
            <text:p>316738.001179941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442890785.24249" calcext:value-type="float">
            <text:p>1442890785.24249</text:p>
          </table:table-cell>
          <table:table-cell office:value-type="float" office:value="1442890785.25663" calcext:value-type="float">
            <text:p>1442890785.25663</text:p>
          </table:table-cell>
          <table:table-cell office:value-type="float" office:value="896" calcext:value-type="float">
            <text:p>896</text:p>
          </table:table-cell>
          <table:table-cell table:formula="of:=[.C493]-[.C$2]" office:value-type="float" office:value="16.153525352478" calcext:value-type="float">
            <text:p>16.1535253525</text:p>
          </table:table-cell>
          <table:table-cell table:formula="of:=[.D493]/([.E493]-[.E492])" office:value-type="float" office:value="315514.766518344" calcext:value-type="float">
            <text:p>315514.76651834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1442890785.24251" calcext:value-type="float">
            <text:p>1442890785.24251</text:p>
          </table:table-cell>
          <table:table-cell office:value-type="float" office:value="1442890785.25948" calcext:value-type="float">
            <text:p>1442890785.25948</text:p>
          </table:table-cell>
          <table:table-cell office:value-type="float" office:value="896" calcext:value-type="float">
            <text:p>896</text:p>
          </table:table-cell>
          <table:table-cell table:formula="of:=[.C494]-[.C$2]" office:value-type="float" office:value="16.1563770771027" calcext:value-type="float">
            <text:p>16.1563770771</text:p>
          </table:table-cell>
          <table:table-cell table:formula="of:=[.D494]/([.E494]-[.E493])" office:value-type="float" office:value="314195.835130842" calcext:value-type="float">
            <text:p>314195.83513084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442890785.24253" calcext:value-type="float">
            <text:p>1442890785.24253</text:p>
          </table:table-cell>
          <table:table-cell office:value-type="float" office:value="1442890785.26234" calcext:value-type="float">
            <text:p>1442890785.26234</text:p>
          </table:table-cell>
          <table:table-cell office:value-type="float" office:value="896" calcext:value-type="float">
            <text:p>896</text:p>
          </table:table-cell>
          <table:table-cell table:formula="of:=[.C495]-[.C$2]" office:value-type="float" office:value="16.159234046936" calcext:value-type="float">
            <text:p>16.1592340469</text:p>
          </table:table-cell>
          <table:table-cell table:formula="of:=[.D495]/([.E495]-[.E494])" office:value-type="float" office:value="313618.992239005" calcext:value-type="float">
            <text:p>313618.99223900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1442890785.24255" calcext:value-type="float">
            <text:p>1442890785.24255</text:p>
          </table:table-cell>
          <table:table-cell office:value-type="float" office:value="1442890785.26518" calcext:value-type="float">
            <text:p>1442890785.26518</text:p>
          </table:table-cell>
          <table:table-cell office:value-type="float" office:value="896" calcext:value-type="float">
            <text:p>896</text:p>
          </table:table-cell>
          <table:table-cell table:formula="of:=[.C496]-[.C$2]" office:value-type="float" office:value="16.1620762348175" calcext:value-type="float">
            <text:p>16.1620762348</text:p>
          </table:table-cell>
          <table:table-cell table:formula="of:=[.D496]/([.E496]-[.E495])" office:value-type="float" office:value="315250.095126248" calcext:value-type="float">
            <text:p>315250.09512624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442890785.35875" calcext:value-type="float">
            <text:p>1442890785.35875</text:p>
          </table:table-cell>
          <table:table-cell office:value-type="float" office:value="1442890785.35879" calcext:value-type="float">
            <text:p>1442890785.35879</text:p>
          </table:table-cell>
          <table:table-cell office:value-type="float" office:value="896" calcext:value-type="float">
            <text:p>896</text:p>
          </table:table-cell>
          <table:table-cell table:formula="of:=[.C497]-[.C$2]" office:value-type="float" office:value="16.255678653717" calcext:value-type="float">
            <text:p>16.2556786537</text:p>
          </table:table-cell>
          <table:table-cell table:formula="of:=[.D497]/([.E497]-[.E496])" office:value-type="float" office:value="9572.40219359801" calcext:value-type="float">
            <text:p>9572.40219359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1442890785.35884" calcext:value-type="float">
            <text:p>1442890785.35884</text:p>
          </table:table-cell>
          <table:table-cell office:value-type="float" office:value="1442890785.36166" calcext:value-type="float">
            <text:p>1442890785.36166</text:p>
          </table:table-cell>
          <table:table-cell office:value-type="float" office:value="896" calcext:value-type="float">
            <text:p>896</text:p>
          </table:table-cell>
          <table:table-cell table:formula="of:=[.C498]-[.C$2]" office:value-type="float" office:value="16.2585513591766" calcext:value-type="float">
            <text:p>16.2585513592</text:p>
          </table:table-cell>
          <table:table-cell table:formula="of:=[.D498]/([.E498]-[.E497])" office:value-type="float" office:value="311901.102498133" calcext:value-type="float">
            <text:p>311901.102498133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1442890785.35887" calcext:value-type="float">
            <text:p>1442890785.35887</text:p>
          </table:table-cell>
          <table:table-cell office:value-type="float" office:value="1442890785.36453" calcext:value-type="float">
            <text:p>1442890785.36453</text:p>
          </table:table-cell>
          <table:table-cell office:value-type="float" office:value="896" calcext:value-type="float">
            <text:p>896</text:p>
          </table:table-cell>
          <table:table-cell table:formula="of:=[.C499]-[.C$2]" office:value-type="float" office:value="16.2614192962646" calcext:value-type="float">
            <text:p>16.2614192963</text:p>
          </table:table-cell>
          <table:table-cell table:formula="of:=[.D499]/([.E499]-[.E498])" office:value-type="float" office:value="312419.684429296" calcext:value-type="float">
            <text:p>312419.684429296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1442890785.3589" calcext:value-type="float">
            <text:p>1442890785.3589</text:p>
          </table:table-cell>
          <table:table-cell office:value-type="float" office:value="1442890785.36738" calcext:value-type="float">
            <text:p>1442890785.36738</text:p>
          </table:table-cell>
          <table:table-cell office:value-type="float" office:value="896" calcext:value-type="float">
            <text:p>896</text:p>
          </table:table-cell>
          <table:table-cell table:formula="of:=[.C500]-[.C$2]" office:value-type="float" office:value="16.264274597168" calcext:value-type="float">
            <text:p>16.2642745972</text:p>
          </table:table-cell>
          <table:table-cell table:formula="of:=[.D500]/([.E500]-[.E499])" office:value-type="float" office:value="313802.303273213" calcext:value-type="float">
            <text:p>313802.303273213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442890785.35891" calcext:value-type="float">
            <text:p>1442890785.35891</text:p>
          </table:table-cell>
          <table:table-cell office:value-type="float" office:value="1442890785.37022" calcext:value-type="float">
            <text:p>1442890785.37022</text:p>
          </table:table-cell>
          <table:table-cell office:value-type="float" office:value="896" calcext:value-type="float">
            <text:p>896</text:p>
          </table:table-cell>
          <table:table-cell table:formula="of:=[.C501]-[.C$2]" office:value-type="float" office:value="16.267112493515" calcext:value-type="float">
            <text:p>16.2671124935</text:p>
          </table:table-cell>
          <table:table-cell table:formula="of:=[.D501]/([.E501]-[.E500])" office:value-type="float" office:value="315726.823825926" calcext:value-type="float">
            <text:p>315726.823825926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442890785.35893" calcext:value-type="float">
            <text:p>1442890785.35893</text:p>
          </table:table-cell>
          <table:table-cell office:value-type="float" office:value="1442890785.37308" calcext:value-type="float">
            <text:p>1442890785.37308</text:p>
          </table:table-cell>
          <table:table-cell office:value-type="float" office:value="896" calcext:value-type="float">
            <text:p>896</text:p>
          </table:table-cell>
          <table:table-cell table:formula="of:=[.C502]-[.C$2]" office:value-type="float" office:value="16.2699680328369" calcext:value-type="float">
            <text:p>16.2699680328</text:p>
          </table:table-cell>
          <table:table-cell table:formula="of:=[.D502]/([.E502]-[.E501])" office:value-type="float" office:value="313776.102863822" calcext:value-type="float">
            <text:p>313776.102863822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442890785.35897" calcext:value-type="float">
            <text:p>1442890785.35897</text:p>
          </table:table-cell>
          <table:table-cell office:value-type="float" office:value="1442890785.37593" calcext:value-type="float">
            <text:p>1442890785.37593</text:p>
          </table:table-cell>
          <table:table-cell office:value-type="float" office:value="896" calcext:value-type="float">
            <text:p>896</text:p>
          </table:table-cell>
          <table:table-cell table:formula="of:=[.C503]-[.C$2]" office:value-type="float" office:value="16.272821187973" calcext:value-type="float">
            <text:p>16.272821188</text:p>
          </table:table-cell>
          <table:table-cell table:formula="of:=[.D503]/([.E503]-[.E502])" office:value-type="float" office:value="314038.304002674" calcext:value-type="float">
            <text:p>314038.304002674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1442890785.35899" calcext:value-type="float">
            <text:p>1442890785.35899</text:p>
          </table:table-cell>
          <table:table-cell office:value-type="float" office:value="1442890785.37879" calcext:value-type="float">
            <text:p>1442890785.37879</text:p>
          </table:table-cell>
          <table:table-cell office:value-type="float" office:value="896" calcext:value-type="float">
            <text:p>896</text:p>
          </table:table-cell>
          <table:table-cell table:formula="of:=[.C504]-[.C$2]" office:value-type="float" office:value="16.2756817340851" calcext:value-type="float">
            <text:p>16.2756817341</text:p>
          </table:table-cell>
          <table:table-cell table:formula="of:=[.D504]/([.E504]-[.E503])" office:value-type="float" office:value="313226.903150525" calcext:value-type="float">
            <text:p>313226.90315052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442890785.359" calcext:value-type="float">
            <text:p>1442890785.359</text:p>
          </table:table-cell>
          <table:table-cell office:value-type="float" office:value="1442890785.38166" calcext:value-type="float">
            <text:p>1442890785.38166</text:p>
          </table:table-cell>
          <table:table-cell office:value-type="float" office:value="896" calcext:value-type="float">
            <text:p>896</text:p>
          </table:table-cell>
          <table:table-cell table:formula="of:=[.C505]-[.C$2]" office:value-type="float" office:value="16.2785491943359" calcext:value-type="float">
            <text:p>16.2785491943</text:p>
          </table:table-cell>
          <table:table-cell table:formula="of:=[.D505]/([.E505]-[.E504])" office:value-type="float" office:value="312471.637482331" calcext:value-type="float">
            <text:p>312471.637482331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1442890785.35904" calcext:value-type="float">
            <text:p>1442890785.35904</text:p>
          </table:table-cell>
          <table:table-cell office:value-type="float" office:value="1442890785.38453" calcext:value-type="float">
            <text:p>1442890785.38453</text:p>
          </table:table-cell>
          <table:table-cell office:value-type="float" office:value="896" calcext:value-type="float">
            <text:p>896</text:p>
          </table:table-cell>
          <table:table-cell table:formula="of:=[.C506]-[.C$2]" office:value-type="float" office:value="16.2814207077026" calcext:value-type="float">
            <text:p>16.2814207077</text:p>
          </table:table-cell>
          <table:table-cell table:formula="of:=[.D506]/([.E506]-[.E505])" office:value-type="float" office:value="312030.586516108" calcext:value-type="float">
            <text:p>312030.586516108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442890785.35906" calcext:value-type="float">
            <text:p>1442890785.35906</text:p>
          </table:table-cell>
          <table:table-cell office:value-type="float" office:value="1442890785.38739" calcext:value-type="float">
            <text:p>1442890785.38739</text:p>
          </table:table-cell>
          <table:table-cell office:value-type="float" office:value="896" calcext:value-type="float">
            <text:p>896</text:p>
          </table:table-cell>
          <table:table-cell table:formula="of:=[.C507]-[.C$2]" office:value-type="float" office:value="16.2842791080475" calcext:value-type="float">
            <text:p>16.284279108</text:p>
          </table:table-cell>
          <table:table-cell table:formula="of:=[.D507]/([.E507]-[.E506])" office:value-type="float" office:value="313462.038868963" calcext:value-type="float">
            <text:p>313462.03886896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1442890785.35909" calcext:value-type="float">
            <text:p>1442890785.35909</text:p>
          </table:table-cell>
          <table:table-cell office:value-type="float" office:value="1442890785.39024" calcext:value-type="float">
            <text:p>1442890785.39024</text:p>
          </table:table-cell>
          <table:table-cell office:value-type="float" office:value="896" calcext:value-type="float">
            <text:p>896</text:p>
          </table:table-cell>
          <table:table-cell table:formula="of:=[.C508]-[.C$2]" office:value-type="float" office:value="16.2871291637421" calcext:value-type="float">
            <text:p>16.2871291637</text:p>
          </table:table-cell>
          <table:table-cell table:formula="of:=[.D508]/([.E508]-[.E507])" office:value-type="float" office:value="314379.821315041" calcext:value-type="float">
            <text:p>314379.821315041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442890785.44322" calcext:value-type="float">
            <text:p>1442890785.44322</text:p>
          </table:table-cell>
          <table:table-cell office:value-type="float" office:value="1442890785.4433" calcext:value-type="float">
            <text:p>1442890785.4433</text:p>
          </table:table-cell>
          <table:table-cell office:value-type="float" office:value="896" calcext:value-type="float">
            <text:p>896</text:p>
          </table:table-cell>
          <table:table-cell table:formula="of:=[.C509]-[.C$2]" office:value-type="float" office:value="16.3401896953583" calcext:value-type="float">
            <text:p>16.3401896954</text:p>
          </table:table-cell>
          <table:table-cell table:formula="of:=[.D509]/([.E509]-[.E508])" office:value-type="float" office:value="16886.3743484669" calcext:value-type="float">
            <text:p>16886.3743484669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1442890785.44335" calcext:value-type="float">
            <text:p>1442890785.44335</text:p>
          </table:table-cell>
          <table:table-cell office:value-type="float" office:value="1442890785.44612" calcext:value-type="float">
            <text:p>1442890785.44612</text:p>
          </table:table-cell>
          <table:table-cell office:value-type="float" office:value="896" calcext:value-type="float">
            <text:p>896</text:p>
          </table:table-cell>
          <table:table-cell table:formula="of:=[.C510]-[.C$2]" office:value-type="float" office:value="16.3430163860321" calcext:value-type="float">
            <text:p>16.343016386</text:p>
          </table:table-cell>
          <table:table-cell table:formula="of:=[.D510]/([.E510]-[.E509])" office:value-type="float" office:value="316978.439946019" calcext:value-type="float">
            <text:p>316978.43994601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442890785.44338" calcext:value-type="float">
            <text:p>1442890785.44338</text:p>
          </table:table-cell>
          <table:table-cell office:value-type="float" office:value="1442890785.44898" calcext:value-type="float">
            <text:p>1442890785.44898</text:p>
          </table:table-cell>
          <table:table-cell office:value-type="float" office:value="896" calcext:value-type="float">
            <text:p>896</text:p>
          </table:table-cell>
          <table:table-cell table:formula="of:=[.C511]-[.C$2]" office:value-type="float" office:value="16.345874786377" calcext:value-type="float">
            <text:p>16.3458747864</text:p>
          </table:table-cell>
          <table:table-cell table:formula="of:=[.D511]/([.E511]-[.E510])" office:value-type="float" office:value="313462.038868963" calcext:value-type="float">
            <text:p>313462.038868963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442890785.4434" calcext:value-type="float">
            <text:p>1442890785.4434</text:p>
          </table:table-cell>
          <table:table-cell office:value-type="float" office:value="1442890785.45186" calcext:value-type="float">
            <text:p>1442890785.45186</text:p>
          </table:table-cell>
          <table:table-cell office:value-type="float" office:value="896" calcext:value-type="float">
            <text:p>896</text:p>
          </table:table-cell>
          <table:table-cell table:formula="of:=[.C512]-[.C$2]" office:value-type="float" office:value="16.3487496376038" calcext:value-type="float">
            <text:p>16.3487496376</text:p>
          </table:table-cell>
          <table:table-cell table:formula="of:=[.D512]/([.E512]-[.E511])" office:value-type="float" office:value="311668.301874274" calcext:value-type="float">
            <text:p>311668.30187427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442890785.44342" calcext:value-type="float">
            <text:p>1442890785.44342</text:p>
          </table:table-cell>
          <table:table-cell office:value-type="float" office:value="1442890785.45474" calcext:value-type="float">
            <text:p>1442890785.45474</text:p>
          </table:table-cell>
          <table:table-cell office:value-type="float" office:value="896" calcext:value-type="float">
            <text:p>896</text:p>
          </table:table-cell>
          <table:table-cell table:formula="of:=[.C513]-[.C$2]" office:value-type="float" office:value="16.3516371250153" calcext:value-type="float">
            <text:p>16.351637125</text:p>
          </table:table-cell>
          <table:table-cell table:formula="of:=[.D513]/([.E513]-[.E512])" office:value-type="float" office:value="310304.383122781" calcext:value-type="float">
            <text:p>310304.383122781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1442890785.44344" calcext:value-type="float">
            <text:p>1442890785.44344</text:p>
          </table:table-cell>
          <table:table-cell office:value-type="float" office:value="1442890785.4577" calcext:value-type="float">
            <text:p>1442890785.4577</text:p>
          </table:table-cell>
          <table:table-cell office:value-type="float" office:value="896" calcext:value-type="float">
            <text:p>896</text:p>
          </table:table-cell>
          <table:table-cell table:formula="of:=[.C514]-[.C$2]" office:value-type="float" office:value="16.3545913696289" calcext:value-type="float">
            <text:p>16.3545913696</text:p>
          </table:table-cell>
          <table:table-cell table:formula="of:=[.D514]/([.E514]-[.E513])" office:value-type="float" office:value="303292.420627875" calcext:value-type="float">
            <text:p>303292.420627875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442890785.44346" calcext:value-type="float">
            <text:p>1442890785.44346</text:p>
          </table:table-cell>
          <table:table-cell office:value-type="float" office:value="1442890785.46055" calcext:value-type="float">
            <text:p>1442890785.46055</text:p>
          </table:table-cell>
          <table:table-cell office:value-type="float" office:value="896" calcext:value-type="float">
            <text:p>896</text:p>
          </table:table-cell>
          <table:table-cell table:formula="of:=[.C515]-[.C$2]" office:value-type="float" office:value="16.3574402332306" calcext:value-type="float">
            <text:p>16.3574402332</text:p>
          </table:table-cell>
          <table:table-cell table:formula="of:=[.D515]/([.E515]-[.E514])" office:value-type="float" office:value="314511.371997657" calcext:value-type="float">
            <text:p>314511.371997657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1442890785.44348" calcext:value-type="float">
            <text:p>1442890785.44348</text:p>
          </table:table-cell>
          <table:table-cell office:value-type="float" office:value="1442890785.46342" calcext:value-type="float">
            <text:p>1442890785.46342</text:p>
          </table:table-cell>
          <table:table-cell office:value-type="float" office:value="896" calcext:value-type="float">
            <text:p>896</text:p>
          </table:table-cell>
          <table:table-cell table:formula="of:=[.C516]-[.C$2]" office:value-type="float" office:value="16.3603115081787" calcext:value-type="float">
            <text:p>16.3603115082</text:p>
          </table:table-cell>
          <table:table-cell table:formula="of:=[.D516]/([.E516]-[.E515])" office:value-type="float" office:value="312056.496221872" calcext:value-type="float">
            <text:p>312056.496221872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442890785.4435" calcext:value-type="float">
            <text:p>1442890785.4435</text:p>
          </table:table-cell>
          <table:table-cell office:value-type="float" office:value="1442890785.46627" calcext:value-type="float">
            <text:p>1442890785.46627</text:p>
          </table:table-cell>
          <table:table-cell office:value-type="float" office:value="896" calcext:value-type="float">
            <text:p>896</text:p>
          </table:table-cell>
          <table:table-cell table:formula="of:=[.C517]-[.C$2]" office:value-type="float" office:value="16.3631649017334" calcext:value-type="float">
            <text:p>16.3631649017</text:p>
          </table:table-cell>
          <table:table-cell table:formula="of:=[.D517]/([.E517]-[.E516])" office:value-type="float" office:value="314012.064171123" calcext:value-type="float">
            <text:p>314012.064171123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1442890785.55694" calcext:value-type="float">
            <text:p>1442890785.55694</text:p>
          </table:table-cell>
          <table:table-cell office:value-type="float" office:value="1442890785.55698" calcext:value-type="float">
            <text:p>1442890785.55698</text:p>
          </table:table-cell>
          <table:table-cell office:value-type="float" office:value="896" calcext:value-type="float">
            <text:p>896</text:p>
          </table:table-cell>
          <table:table-cell table:formula="of:=[.C518]-[.C$2]" office:value-type="float" office:value="16.4538736343384" calcext:value-type="float">
            <text:p>16.4538736343</text:p>
          </table:table-cell>
          <table:table-cell table:formula="of:=[.D518]/([.E518]-[.E517])" office:value-type="float" office:value="9877.77002575829" calcext:value-type="float">
            <text:p>9877.770025758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442890785.55703" calcext:value-type="float">
            <text:p>1442890785.55703</text:p>
          </table:table-cell>
          <table:table-cell office:value-type="float" office:value="1442890785.55984" calcext:value-type="float">
            <text:p>1442890785.55984</text:p>
          </table:table-cell>
          <table:table-cell office:value-type="float" office:value="896" calcext:value-type="float">
            <text:p>896</text:p>
          </table:table-cell>
          <table:table-cell table:formula="of:=[.C519]-[.C$2]" office:value-type="float" office:value="16.4567341804504" calcext:value-type="float">
            <text:p>16.4567341805</text:p>
          </table:table-cell>
          <table:table-cell table:formula="of:=[.D519]/([.E519]-[.E518])" office:value-type="float" office:value="313226.903150525" calcext:value-type="float">
            <text:p>313226.903150525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1442890785.55706" calcext:value-type="float">
            <text:p>1442890785.55706</text:p>
          </table:table-cell>
          <table:table-cell office:value-type="float" office:value="1442890785.5627" calcext:value-type="float">
            <text:p>1442890785.5627</text:p>
          </table:table-cell>
          <table:table-cell office:value-type="float" office:value="896" calcext:value-type="float">
            <text:p>896</text:p>
          </table:table-cell>
          <table:table-cell table:formula="of:=[.C520]-[.C$2]" office:value-type="float" office:value="16.4595942497253" calcext:value-type="float">
            <text:p>16.4595942497</text:p>
          </table:table-cell>
          <table:table-cell table:formula="of:=[.D520]/([.E520]-[.E519])" office:value-type="float" office:value="313279.125041681" calcext:value-type="float">
            <text:p>313279.125041681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442890785.55708" calcext:value-type="float">
            <text:p>1442890785.55708</text:p>
          </table:table-cell>
          <table:table-cell office:value-type="float" office:value="1442890785.56555" calcext:value-type="float">
            <text:p>1442890785.56555</text:p>
          </table:table-cell>
          <table:table-cell office:value-type="float" office:value="896" calcext:value-type="float">
            <text:p>896</text:p>
          </table:table-cell>
          <table:table-cell table:formula="of:=[.C521]-[.C$2]" office:value-type="float" office:value="16.4624404907227" calcext:value-type="float">
            <text:p>16.4624404907</text:p>
          </table:table-cell>
          <table:table-cell table:formula="of:=[.D521]/([.E521]-[.E520])" office:value-type="float" office:value="314801.171385492" calcext:value-type="float">
            <text:p>314801.17138549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442890785.5571" calcext:value-type="float">
            <text:p>1442890785.5571</text:p>
          </table:table-cell>
          <table:table-cell office:value-type="float" office:value="1442890785.5684" calcext:value-type="float">
            <text:p>1442890785.5684</text:p>
          </table:table-cell>
          <table:table-cell office:value-type="float" office:value="896" calcext:value-type="float">
            <text:p>896</text:p>
          </table:table-cell>
          <table:table-cell table:formula="of:=[.C522]-[.C$2]" office:value-type="float" office:value="16.4652948379517" calcext:value-type="float">
            <text:p>16.465294838</text:p>
          </table:table-cell>
          <table:table-cell table:formula="of:=[.D522]/([.E522]-[.E521])" office:value-type="float" office:value="313907.148680254" calcext:value-type="float">
            <text:p>313907.148680254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442890785.55712" calcext:value-type="float">
            <text:p>1442890785.55712</text:p>
          </table:table-cell>
          <table:table-cell office:value-type="float" office:value="1442890785.57124" calcext:value-type="float">
            <text:p>1442890785.57124</text:p>
          </table:table-cell>
          <table:table-cell office:value-type="float" office:value="896" calcext:value-type="float">
            <text:p>896</text:p>
          </table:table-cell>
          <table:table-cell table:formula="of:=[.C523]-[.C$2]" office:value-type="float" office:value="16.4681322574615" calcext:value-type="float">
            <text:p>16.4681322575</text:p>
          </table:table-cell>
          <table:table-cell table:formula="of:=[.D523]/([.E523]-[.E522])" office:value-type="float" office:value="315779.882698933" calcext:value-type="float">
            <text:p>315779.88269893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1442890785.55714" calcext:value-type="float">
            <text:p>1442890785.55714</text:p>
          </table:table-cell>
          <table:table-cell office:value-type="float" office:value="1442890785.57409" calcext:value-type="float">
            <text:p>1442890785.57409</text:p>
          </table:table-cell>
          <table:table-cell office:value-type="float" office:value="896" calcext:value-type="float">
            <text:p>896</text:p>
          </table:table-cell>
          <table:table-cell table:formula="of:=[.C524]-[.C$2]" office:value-type="float" office:value="16.4709866046906" calcext:value-type="float">
            <text:p>16.4709866047</text:p>
          </table:table-cell>
          <table:table-cell table:formula="of:=[.D524]/([.E524]-[.E523])" office:value-type="float" office:value="313907.148680254" calcext:value-type="float">
            <text:p>313907.148680254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42890785.55716" calcext:value-type="float">
            <text:p>1442890785.55716</text:p>
          </table:table-cell>
          <table:table-cell office:value-type="float" office:value="1442890785.57694" calcext:value-type="float">
            <text:p>1442890785.57694</text:p>
          </table:table-cell>
          <table:table-cell office:value-type="float" office:value="896" calcext:value-type="float">
            <text:p>896</text:p>
          </table:table-cell>
          <table:table-cell table:formula="of:=[.C525]-[.C$2]" office:value-type="float" office:value="16.4738373756409" calcext:value-type="float">
            <text:p>16.4738373756</text:p>
          </table:table-cell>
          <table:table-cell table:formula="of:=[.D525]/([.E525]-[.E524])" office:value-type="float" office:value="314300.943714979" calcext:value-type="float">
            <text:p>314300.943714979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1442890785.55718" calcext:value-type="float">
            <text:p>1442890785.55718</text:p>
          </table:table-cell>
          <table:table-cell office:value-type="float" office:value="1442890785.57978" calcext:value-type="float">
            <text:p>1442890785.57978</text:p>
          </table:table-cell>
          <table:table-cell office:value-type="float" office:value="896" calcext:value-type="float">
            <text:p>896</text:p>
          </table:table-cell>
          <table:table-cell table:formula="of:=[.C526]-[.C$2]" office:value-type="float" office:value="16.4766774177551" calcext:value-type="float">
            <text:p>16.4766774178</text:p>
          </table:table-cell>
          <table:table-cell table:formula="of:=[.D526]/([.E526]-[.E525])" office:value-type="float" office:value="315488.279382136" calcext:value-type="float">
            <text:p>315488.279382136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442890785.5572" calcext:value-type="float">
            <text:p>1442890785.5572</text:p>
          </table:table-cell>
          <table:table-cell office:value-type="float" office:value="1442890785.58263" calcext:value-type="float">
            <text:p>1442890785.58263</text:p>
          </table:table-cell>
          <table:table-cell office:value-type="float" office:value="896" calcext:value-type="float">
            <text:p>896</text:p>
          </table:table-cell>
          <table:table-cell table:formula="of:=[.C527]-[.C$2]" office:value-type="float" office:value="16.4795179367065" calcext:value-type="float">
            <text:p>16.4795179367</text:p>
          </table:table-cell>
          <table:table-cell table:formula="of:=[.D527]/([.E527]-[.E526])" office:value-type="float" office:value="315435.318448884" calcext:value-type="float">
            <text:p>315435.31844888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1442890785.55722" calcext:value-type="float">
            <text:p>1442890785.55722</text:p>
          </table:table-cell>
          <table:table-cell office:value-type="float" office:value="1442890785.58548" calcext:value-type="float">
            <text:p>1442890785.58548</text:p>
          </table:table-cell>
          <table:table-cell office:value-type="float" office:value="896" calcext:value-type="float">
            <text:p>896</text:p>
          </table:table-cell>
          <table:table-cell table:formula="of:=[.C528]-[.C$2]" office:value-type="float" office:value="16.4823696613312" calcext:value-type="float">
            <text:p>16.4823696613</text:p>
          </table:table-cell>
          <table:table-cell table:formula="of:=[.D528]/([.E528]-[.E527])" office:value-type="float" office:value="314195.835130842" calcext:value-type="float">
            <text:p>314195.835130842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442890785.55724" calcext:value-type="float">
            <text:p>1442890785.55724</text:p>
          </table:table-cell>
          <table:table-cell office:value-type="float" office:value="1442890785.58833" calcext:value-type="float">
            <text:p>1442890785.58833</text:p>
          </table:table-cell>
          <table:table-cell office:value-type="float" office:value="896" calcext:value-type="float">
            <text:p>896</text:p>
          </table:table-cell>
          <table:table-cell table:formula="of:=[.C529]-[.C$2]" office:value-type="float" office:value="16.485221862793" calcext:value-type="float">
            <text:p>16.4852218628</text:p>
          </table:table-cell>
          <table:table-cell table:formula="of:=[.D529]/([.E529]-[.E528])" office:value-type="float" office:value="314143.307197191" calcext:value-type="float">
            <text:p>314143.30719719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1442890785.64416" calcext:value-type="float">
            <text:p>1442890785.64416</text:p>
          </table:table-cell>
          <table:table-cell office:value-type="float" office:value="1442890785.6442" calcext:value-type="float">
            <text:p>1442890785.6442</text:p>
          </table:table-cell>
          <table:table-cell office:value-type="float" office:value="896" calcext:value-type="float">
            <text:p>896</text:p>
          </table:table-cell>
          <table:table-cell table:formula="of:=[.C530]-[.C$2]" office:value-type="float" office:value="16.5410923957825" calcext:value-type="float">
            <text:p>16.5410923958</text:p>
          </table:table-cell>
          <table:table-cell table:formula="of:=[.D530]/([.E530]-[.E529])" office:value-type="float" office:value="16037.0762915106" calcext:value-type="float">
            <text:p>16037.0762915106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442890785.64425" calcext:value-type="float">
            <text:p>1442890785.64425</text:p>
          </table:table-cell>
          <table:table-cell office:value-type="float" office:value="1442890785.64704" calcext:value-type="float">
            <text:p>1442890785.64704</text:p>
          </table:table-cell>
          <table:table-cell office:value-type="float" office:value="896" calcext:value-type="float">
            <text:p>896</text:p>
          </table:table-cell>
          <table:table-cell table:formula="of:=[.C531]-[.C$2]" office:value-type="float" office:value="16.5439355373383" calcext:value-type="float">
            <text:p>16.5439355373</text:p>
          </table:table-cell>
          <table:table-cell table:formula="of:=[.D531]/([.E531]-[.E530])" office:value-type="float" office:value="315144.350859539" calcext:value-type="float">
            <text:p>315144.35085953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442890785.64427" calcext:value-type="float">
            <text:p>1442890785.64427</text:p>
          </table:table-cell>
          <table:table-cell office:value-type="float" office:value="1442890785.64991" calcext:value-type="float">
            <text:p>1442890785.64991</text:p>
          </table:table-cell>
          <table:table-cell office:value-type="float" office:value="896" calcext:value-type="float">
            <text:p>896</text:p>
          </table:table-cell>
          <table:table-cell table:formula="of:=[.C532]-[.C$2]" office:value-type="float" office:value="16.5468020439148" calcext:value-type="float">
            <text:p>16.5468020439</text:p>
          </table:table-cell>
          <table:table-cell table:formula="of:=[.D532]/([.E532]-[.E531])" office:value-type="float" office:value="312575.595442069" calcext:value-type="float">
            <text:p>312575.595442069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442890785.64429" calcext:value-type="float">
            <text:p>1442890785.64429</text:p>
          </table:table-cell>
          <table:table-cell office:value-type="float" office:value="1442890785.65277" calcext:value-type="float">
            <text:p>1442890785.65277</text:p>
          </table:table-cell>
          <table:table-cell office:value-type="float" office:value="896" calcext:value-type="float">
            <text:p>896</text:p>
          </table:table-cell>
          <table:table-cell table:formula="of:=[.C533]-[.C$2]" office:value-type="float" office:value="16.549663066864" calcext:value-type="float">
            <text:p>16.5496630669</text:p>
          </table:table-cell>
          <table:table-cell table:formula="of:=[.D533]/([.E533]-[.E532])" office:value-type="float" office:value="313174.698666667" calcext:value-type="float">
            <text:p>313174.698666667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1442890785.64431" calcext:value-type="float">
            <text:p>1442890785.64431</text:p>
          </table:table-cell>
          <table:table-cell office:value-type="float" office:value="1442890785.65563" calcext:value-type="float">
            <text:p>1442890785.65563</text:p>
          </table:table-cell>
          <table:table-cell office:value-type="float" office:value="896" calcext:value-type="float">
            <text:p>896</text:p>
          </table:table-cell>
          <table:table-cell table:formula="of:=[.C534]-[.C$2]" office:value-type="float" office:value="16.5525224208832" calcext:value-type="float">
            <text:p>16.5525224209</text:p>
          </table:table-cell>
          <table:table-cell table:formula="of:=[.D534]/([.E534]-[.E533])" office:value-type="float" office:value="313357.490536146" calcext:value-type="float">
            <text:p>313357.490536146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442890785.64433" calcext:value-type="float">
            <text:p>1442890785.64433</text:p>
          </table:table-cell>
          <table:table-cell office:value-type="float" office:value="1442890785.65848" calcext:value-type="float">
            <text:p>1442890785.65848</text:p>
          </table:table-cell>
          <table:table-cell office:value-type="float" office:value="896" calcext:value-type="float">
            <text:p>896</text:p>
          </table:table-cell>
          <table:table-cell table:formula="of:=[.C535]-[.C$2]" office:value-type="float" office:value="16.5553750991821" calcext:value-type="float">
            <text:p>16.5553750992</text:p>
          </table:table-cell>
          <table:table-cell table:formula="of:=[.D535]/([.E535]-[.E534])" office:value-type="float" office:value="314090.79682407" calcext:value-type="float">
            <text:p>314090.79682407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442890785.64439" calcext:value-type="float">
            <text:p>1442890785.64439</text:p>
          </table:table-cell>
          <table:table-cell office:value-type="float" office:value="1442890785.66134" calcext:value-type="float">
            <text:p>1442890785.66134</text:p>
          </table:table-cell>
          <table:table-cell office:value-type="float" office:value="896" calcext:value-type="float">
            <text:p>896</text:p>
          </table:table-cell>
          <table:table-cell table:formula="of:=[.C536]-[.C$2]" office:value-type="float" office:value="16.5582361221313" calcext:value-type="float">
            <text:p>16.5582361221</text:p>
          </table:table-cell>
          <table:table-cell table:formula="of:=[.D536]/([.E536]-[.E535])" office:value-type="float" office:value="313174.698666667" calcext:value-type="float">
            <text:p>313174.698666667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442890785.64441" calcext:value-type="float">
            <text:p>1442890785.64441</text:p>
          </table:table-cell>
          <table:table-cell office:value-type="float" office:value="1442890785.6642" calcext:value-type="float">
            <text:p>1442890785.6642</text:p>
          </table:table-cell>
          <table:table-cell office:value-type="float" office:value="896" calcext:value-type="float">
            <text:p>896</text:p>
          </table:table-cell>
          <table:table-cell table:formula="of:=[.C537]-[.C$2]" office:value-type="float" office:value="16.5610880851746" calcext:value-type="float">
            <text:p>16.5610880852</text:p>
          </table:table-cell>
          <table:table-cell table:formula="of:=[.D537]/([.E537]-[.E536])" office:value-type="float" office:value="314169.5689684" calcext:value-type="float">
            <text:p>314169.5689684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1442890785.64443" calcext:value-type="float">
            <text:p>1442890785.64443</text:p>
          </table:table-cell>
          <table:table-cell office:value-type="float" office:value="1442890785.66706" calcext:value-type="float">
            <text:p>1442890785.66706</text:p>
          </table:table-cell>
          <table:table-cell office:value-type="float" office:value="896" calcext:value-type="float">
            <text:p>896</text:p>
          </table:table-cell>
          <table:table-cell table:formula="of:=[.C538]-[.C$2]" office:value-type="float" office:value="16.5639564990997" calcext:value-type="float">
            <text:p>16.5639564991</text:p>
          </table:table-cell>
          <table:table-cell table:formula="of:=[.D538]/([.E538]-[.E537])" office:value-type="float" office:value="312367.748649323" calcext:value-type="float">
            <text:p>312367.748649323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442890785.64445" calcext:value-type="float">
            <text:p>1442890785.64445</text:p>
          </table:table-cell>
          <table:table-cell office:value-type="float" office:value="1442890785.66993" calcext:value-type="float">
            <text:p>1442890785.66993</text:p>
          </table:table-cell>
          <table:table-cell office:value-type="float" office:value="896" calcext:value-type="float">
            <text:p>896</text:p>
          </table:table-cell>
          <table:table-cell table:formula="of:=[.C539]-[.C$2]" office:value-type="float" office:value="16.5668222904205" calcext:value-type="float">
            <text:p>16.5668222904</text:p>
          </table:table-cell>
          <table:table-cell table:formula="of:=[.D539]/([.E539]-[.E538])" office:value-type="float" office:value="312653.609317804" calcext:value-type="float">
            <text:p>312653.609317804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1442890785.76575" calcext:value-type="float">
            <text:p>1442890785.76575</text:p>
          </table:table-cell>
          <table:table-cell office:value-type="float" office:value="1442890785.7658" calcext:value-type="float">
            <text:p>1442890785.7658</text:p>
          </table:table-cell>
          <table:table-cell office:value-type="float" office:value="896" calcext:value-type="float">
            <text:p>896</text:p>
          </table:table-cell>
          <table:table-cell table:formula="of:=[.C540]-[.C$2]" office:value-type="float" office:value="16.6626923084259" calcext:value-type="float">
            <text:p>16.6626923084</text:p>
          </table:table-cell>
          <table:table-cell table:formula="of:=[.D540]/([.E540]-[.E539])" office:value-type="float" office:value="9345.98760531996" calcext:value-type="float">
            <text:p>9345.98760532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442890785.76587" calcext:value-type="float">
            <text:p>1442890785.76587</text:p>
          </table:table-cell>
          <table:table-cell office:value-type="float" office:value="1442890785.76866" calcext:value-type="float">
            <text:p>1442890785.76866</text:p>
          </table:table-cell>
          <table:table-cell office:value-type="float" office:value="896" calcext:value-type="float">
            <text:p>896</text:p>
          </table:table-cell>
          <table:table-cell table:formula="of:=[.C541]-[.C$2]" office:value-type="float" office:value="16.6655521392822" calcext:value-type="float">
            <text:p>16.6655521393</text:p>
          </table:table-cell>
          <table:table-cell table:formula="of:=[.D541]/([.E541]-[.E540])" office:value-type="float" office:value="313305.242517716" calcext:value-type="float">
            <text:p>313305.24251771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442890785.7659" calcext:value-type="float">
            <text:p>1442890785.7659</text:p>
          </table:table-cell>
          <table:table-cell office:value-type="float" office:value="1442890785.77151" calcext:value-type="float">
            <text:p>1442890785.77151</text:p>
          </table:table-cell>
          <table:table-cell office:value-type="float" office:value="896" calcext:value-type="float">
            <text:p>896</text:p>
          </table:table-cell>
          <table:table-cell table:formula="of:=[.C542]-[.C$2]" office:value-type="float" office:value="16.6684024333954" calcext:value-type="float">
            <text:p>16.6684024334</text:p>
          </table:table-cell>
          <table:table-cell table:formula="of:=[.D542]/([.E542]-[.E541])" office:value-type="float" office:value="314353.524383103" calcext:value-type="float">
            <text:p>314353.52438310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442890785.76592" calcext:value-type="float">
            <text:p>1442890785.76592</text:p>
          </table:table-cell>
          <table:table-cell office:value-type="float" office:value="1442890785.77436" calcext:value-type="float">
            <text:p>1442890785.77436</text:p>
          </table:table-cell>
          <table:table-cell office:value-type="float" office:value="896" calcext:value-type="float">
            <text:p>896</text:p>
          </table:table-cell>
          <table:table-cell table:formula="of:=[.C543]-[.C$2]" office:value-type="float" office:value="16.6712546348572" calcext:value-type="float">
            <text:p>16.6712546349</text:p>
          </table:table-cell>
          <table:table-cell table:formula="of:=[.D543]/([.E543]-[.E542])" office:value-type="float" office:value="314143.307197191" calcext:value-type="float">
            <text:p>314143.307197191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1442890785.76594" calcext:value-type="float">
            <text:p>1442890785.76594</text:p>
          </table:table-cell>
          <table:table-cell office:value-type="float" office:value="1442890785.77722" calcext:value-type="float">
            <text:p>1442890785.77722</text:p>
          </table:table-cell>
          <table:table-cell office:value-type="float" office:value="896" calcext:value-type="float">
            <text:p>896</text:p>
          </table:table-cell>
          <table:table-cell table:formula="of:=[.C544]-[.C$2]" office:value-type="float" office:value="16.6741139888763" calcext:value-type="float">
            <text:p>16.6741139889</text:p>
          </table:table-cell>
          <table:table-cell table:formula="of:=[.D544]/([.E544]-[.E543])" office:value-type="float" office:value="313357.490536146" calcext:value-type="float">
            <text:p>313357.490536146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442890785.76596" calcext:value-type="float">
            <text:p>1442890785.76596</text:p>
          </table:table-cell>
          <table:table-cell office:value-type="float" office:value="1442890785.78008" calcext:value-type="float">
            <text:p>1442890785.78008</text:p>
          </table:table-cell>
          <table:table-cell office:value-type="float" office:value="896" calcext:value-type="float">
            <text:p>896</text:p>
          </table:table-cell>
          <table:table-cell table:formula="of:=[.C545]-[.C$2]" office:value-type="float" office:value="16.6769728660584" calcext:value-type="float">
            <text:p>16.6769728661</text:p>
          </table:table-cell>
          <table:table-cell table:formula="of:=[.D545]/([.E545]-[.E544])" office:value-type="float" office:value="313409.755983654" calcext:value-type="float">
            <text:p>313409.755983654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1442890785.76598" calcext:value-type="float">
            <text:p>1442890785.76598</text:p>
          </table:table-cell>
          <table:table-cell office:value-type="float" office:value="1442890785.78292" calcext:value-type="float">
            <text:p>1442890785.78292</text:p>
          </table:table-cell>
          <table:table-cell office:value-type="float" office:value="896" calcext:value-type="float">
            <text:p>896</text:p>
          </table:table-cell>
          <table:table-cell table:formula="of:=[.C546]-[.C$2]" office:value-type="float" office:value="16.6798093318939" calcext:value-type="float">
            <text:p>16.6798093319</text:p>
          </table:table-cell>
          <table:table-cell table:formula="of:=[.D546]/([.E546]-[.E545])" office:value-type="float" office:value="315886.053963184" calcext:value-type="float">
            <text:p>315886.053963184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442890785.76599" calcext:value-type="float">
            <text:p>1442890785.76599</text:p>
          </table:table-cell>
          <table:table-cell office:value-type="float" office:value="1442890785.78577" calcext:value-type="float">
            <text:p>1442890785.78577</text:p>
          </table:table-cell>
          <table:table-cell office:value-type="float" office:value="896" calcext:value-type="float">
            <text:p>896</text:p>
          </table:table-cell>
          <table:table-cell table:formula="of:=[.C547]-[.C$2]" office:value-type="float" office:value="16.6826627254486" calcext:value-type="float">
            <text:p>16.6826627254</text:p>
          </table:table-cell>
          <table:table-cell table:formula="of:=[.D547]/([.E547]-[.E546])" office:value-type="float" office:value="314012.064171123" calcext:value-type="float">
            <text:p>314012.06417112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1442890785.76601" calcext:value-type="float">
            <text:p>1442890785.76601</text:p>
          </table:table-cell>
          <table:table-cell office:value-type="float" office:value="1442890785.78862" calcext:value-type="float">
            <text:p>1442890785.78862</text:p>
          </table:table-cell>
          <table:table-cell office:value-type="float" office:value="896" calcext:value-type="float">
            <text:p>896</text:p>
          </table:table-cell>
          <table:table-cell table:formula="of:=[.C548]-[.C$2]" office:value-type="float" office:value="16.6855170726776" calcext:value-type="float">
            <text:p>16.6855170727</text:p>
          </table:table-cell>
          <table:table-cell table:formula="of:=[.D548]/([.E548]-[.E547])" office:value-type="float" office:value="313907.148680254" calcext:value-type="float">
            <text:p>313907.148680254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442890785.76603" calcext:value-type="float">
            <text:p>1442890785.76603</text:p>
          </table:table-cell>
          <table:table-cell office:value-type="float" office:value="1442890785.79147" calcext:value-type="float">
            <text:p>1442890785.79147</text:p>
          </table:table-cell>
          <table:table-cell office:value-type="float" office:value="896" calcext:value-type="float">
            <text:p>896</text:p>
          </table:table-cell>
          <table:table-cell table:formula="of:=[.C549]-[.C$2]" office:value-type="float" office:value="16.6883587837219" calcext:value-type="float">
            <text:p>16.6883587837</text:p>
          </table:table-cell>
          <table:table-cell table:formula="of:=[.D549]/([.E549]-[.E548])" office:value-type="float" office:value="315302.993875325" calcext:value-type="float">
            <text:p>315302.99387532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1442890785.76605" calcext:value-type="float">
            <text:p>1442890785.76605</text:p>
          </table:table-cell>
          <table:table-cell office:value-type="float" office:value="1442890785.79431" calcext:value-type="float">
            <text:p>1442890785.79431</text:p>
          </table:table-cell>
          <table:table-cell office:value-type="float" office:value="896" calcext:value-type="float">
            <text:p>896</text:p>
          </table:table-cell>
          <table:table-cell table:formula="of:=[.C550]-[.C$2]" office:value-type="float" office:value="16.6912016868591" calcext:value-type="float">
            <text:p>16.6912016869</text:p>
          </table:table-cell>
          <table:table-cell table:formula="of:=[.D550]/([.E550]-[.E549])" office:value-type="float" office:value="315170.780275075" calcext:value-type="float">
            <text:p>315170.780275075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42890785.76609" calcext:value-type="float">
            <text:p>1442890785.76609</text:p>
          </table:table-cell>
          <table:table-cell office:value-type="float" office:value="1442890785.79714" calcext:value-type="float">
            <text:p>1442890785.79714</text:p>
          </table:table-cell>
          <table:table-cell office:value-type="float" office:value="896" calcext:value-type="float">
            <text:p>896</text:p>
          </table:table-cell>
          <table:table-cell table:formula="of:=[.C551]-[.C$2]" office:value-type="float" office:value="16.6940371990204" calcext:value-type="float">
            <text:p>16.694037199</text:p>
          </table:table-cell>
          <table:table-cell table:formula="of:=[.D551]/([.E551]-[.E550])" office:value-type="float" office:value="315992.296645085" calcext:value-type="float">
            <text:p>315992.29664508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442890785.84518" calcext:value-type="float">
            <text:p>1442890785.84518</text:p>
          </table:table-cell>
          <table:table-cell office:value-type="float" office:value="1442890785.84524" calcext:value-type="float">
            <text:p>1442890785.84524</text:p>
          </table:table-cell>
          <table:table-cell office:value-type="float" office:value="896" calcext:value-type="float">
            <text:p>896</text:p>
          </table:table-cell>
          <table:table-cell table:formula="of:=[.C552]-[.C$2]" office:value-type="float" office:value="16.7421324253082" calcext:value-type="float">
            <text:p>16.7421324253</text:p>
          </table:table-cell>
          <table:table-cell table:formula="of:=[.D552]/([.E552]-[.E551])" office:value-type="float" office:value="18629.7075438962" calcext:value-type="float">
            <text:p>18629.7075438962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442890785.84533" calcext:value-type="float">
            <text:p>1442890785.84533</text:p>
          </table:table-cell>
          <table:table-cell office:value-type="float" office:value="1442890785.8481" calcext:value-type="float">
            <text:p>1442890785.8481</text:p>
          </table:table-cell>
          <table:table-cell office:value-type="float" office:value="896" calcext:value-type="float">
            <text:p>896</text:p>
          </table:table-cell>
          <table:table-cell table:formula="of:=[.C553]-[.C$2]" office:value-type="float" office:value="16.744989156723" calcext:value-type="float">
            <text:p>16.7449891567</text:p>
          </table:table-cell>
          <table:table-cell table:formula="of:=[.D553]/([.E553]-[.E552])" office:value-type="float" office:value="313645.166416291" calcext:value-type="float">
            <text:p>313645.16641629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1442890785.84539" calcext:value-type="float">
            <text:p>1442890785.84539</text:p>
          </table:table-cell>
          <table:table-cell office:value-type="float" office:value="1442890785.85097" calcext:value-type="float">
            <text:p>1442890785.85097</text:p>
          </table:table-cell>
          <table:table-cell office:value-type="float" office:value="896" calcext:value-type="float">
            <text:p>896</text:p>
          </table:table-cell>
          <table:table-cell table:formula="of:=[.C554]-[.C$2]" office:value-type="float" office:value="16.7478652000427" calcext:value-type="float">
            <text:p>16.7478652</text:p>
          </table:table-cell>
          <table:table-cell table:formula="of:=[.D554]/([.E554]-[.E553])" office:value-type="float" office:value="311539.118295615" calcext:value-type="float">
            <text:p>311539.11829561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442890785.84544" calcext:value-type="float">
            <text:p>1442890785.84544</text:p>
          </table:table-cell>
          <table:table-cell office:value-type="float" office:value="1442890785.85382" calcext:value-type="float">
            <text:p>1442890785.85382</text:p>
          </table:table-cell>
          <table:table-cell office:value-type="float" office:value="896" calcext:value-type="float">
            <text:p>896</text:p>
          </table:table-cell>
          <table:table-cell table:formula="of:=[.C555]-[.C$2]" office:value-type="float" office:value="16.7507104873657" calcext:value-type="float">
            <text:p>16.7507104874</text:p>
          </table:table-cell>
          <table:table-cell table:formula="of:=[.D555]/([.E555]-[.E554])" office:value-type="float" office:value="314906.685436568" calcext:value-type="float">
            <text:p>314906.685436568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442890785.84549" calcext:value-type="float">
            <text:p>1442890785.84549</text:p>
          </table:table-cell>
          <table:table-cell office:value-type="float" office:value="1442890785.85666" calcext:value-type="float">
            <text:p>1442890785.85666</text:p>
          </table:table-cell>
          <table:table-cell office:value-type="float" office:value="896" calcext:value-type="float">
            <text:p>896</text:p>
          </table:table-cell>
          <table:table-cell table:formula="of:=[.C556]-[.C$2]" office:value-type="float" office:value="16.7535572052002" calcext:value-type="float">
            <text:p>16.7535572052</text:p>
          </table:table-cell>
          <table:table-cell table:formula="of:=[.D556]/([.E556]-[.E555])" office:value-type="float" office:value="314748.440871022" calcext:value-type="float">
            <text:p>314748.440871022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442890785.84554" calcext:value-type="float">
            <text:p>1442890785.84554</text:p>
          </table:table-cell>
          <table:table-cell office:value-type="float" office:value="1442890785.8595" calcext:value-type="float">
            <text:p>1442890785.8595</text:p>
          </table:table-cell>
          <table:table-cell office:value-type="float" office:value="896" calcext:value-type="float">
            <text:p>896</text:p>
          </table:table-cell>
          <table:table-cell table:formula="of:=[.C557]-[.C$2]" office:value-type="float" office:value="16.75639128685" calcext:value-type="float">
            <text:p>16.7563912869</text:p>
          </table:table-cell>
          <table:table-cell table:formula="of:=[.D557]/([.E557]-[.E556])" office:value-type="float" office:value="316151.794733743" calcext:value-type="float">
            <text:p>316151.79473374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1442890785.84564" calcext:value-type="float">
            <text:p>1442890785.84564</text:p>
          </table:table-cell>
          <table:table-cell office:value-type="float" office:value="1442890785.86235" calcext:value-type="float">
            <text:p>1442890785.86235</text:p>
          </table:table-cell>
          <table:table-cell office:value-type="float" office:value="896" calcext:value-type="float">
            <text:p>896</text:p>
          </table:table-cell>
          <table:table-cell table:formula="of:=[.C558]-[.C$2]" office:value-type="float" office:value="16.759238243103" calcext:value-type="float">
            <text:p>16.7592382431</text:p>
          </table:table-cell>
          <table:table-cell table:formula="of:=[.D558]/([.E558]-[.E557])" office:value-type="float" office:value="314722.082237668" calcext:value-type="float">
            <text:p>314722.082237668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42890785.84569" calcext:value-type="float">
            <text:p>1442890785.84569</text:p>
          </table:table-cell>
          <table:table-cell office:value-type="float" office:value="1442890785.86519" calcext:value-type="float">
            <text:p>1442890785.86519</text:p>
          </table:table-cell>
          <table:table-cell office:value-type="float" office:value="896" calcext:value-type="float">
            <text:p>896</text:p>
          </table:table-cell>
          <table:table-cell table:formula="of:=[.C559]-[.C$2]" office:value-type="float" office:value="16.7620842456818" calcext:value-type="float">
            <text:p>16.7620842457</text:p>
          </table:table-cell>
          <table:table-cell table:formula="of:=[.D559]/([.E559]-[.E558])" office:value-type="float" office:value="314827.543268828" calcext:value-type="float">
            <text:p>314827.543268828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1442890785.84575" calcext:value-type="float">
            <text:p>1442890785.84575</text:p>
          </table:table-cell>
          <table:table-cell office:value-type="float" office:value="1442890785.86803" calcext:value-type="float">
            <text:p>1442890785.86803</text:p>
          </table:table-cell>
          <table:table-cell office:value-type="float" office:value="896" calcext:value-type="float">
            <text:p>896</text:p>
          </table:table-cell>
          <table:table-cell table:formula="of:=[.C560]-[.C$2]" office:value-type="float" office:value="16.7649247646332" calcext:value-type="float">
            <text:p>16.7649247646</text:p>
          </table:table-cell>
          <table:table-cell table:formula="of:=[.D560]/([.E560]-[.E559])" office:value-type="float" office:value="315435.318448884" calcext:value-type="float">
            <text:p>315435.31844888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442890785.96431" calcext:value-type="float">
            <text:p>1442890785.96431</text:p>
          </table:table-cell>
          <table:table-cell office:value-type="float" office:value="1442890785.96438" calcext:value-type="float">
            <text:p>1442890785.96438</text:p>
          </table:table-cell>
          <table:table-cell office:value-type="float" office:value="896" calcext:value-type="float">
            <text:p>896</text:p>
          </table:table-cell>
          <table:table-cell table:formula="of:=[.C561]-[.C$2]" office:value-type="float" office:value="16.8612685203552" calcext:value-type="float">
            <text:p>16.8612685204</text:p>
          </table:table-cell>
          <table:table-cell table:formula="of:=[.D561]/([.E561]-[.E560])" office:value-type="float" office:value="9300.03188359173" calcext:value-type="float">
            <text:p>9300.0318835917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442890785.96441" calcext:value-type="float">
            <text:p>1442890785.96441</text:p>
          </table:table-cell>
          <table:table-cell office:value-type="float" office:value="1442890785.9672" calcext:value-type="float">
            <text:p>1442890785.9672</text:p>
          </table:table-cell>
          <table:table-cell office:value-type="float" office:value="896" calcext:value-type="float">
            <text:p>896</text:p>
          </table:table-cell>
          <table:table-cell table:formula="of:=[.C562]-[.C$2]" office:value-type="float" office:value="16.8640899658203" calcext:value-type="float">
            <text:p>16.8640899658</text:p>
          </table:table-cell>
          <table:table-cell table:formula="of:=[.D562]/([.E562]-[.E561])" office:value-type="float" office:value="317567.718776407" calcext:value-type="float">
            <text:p>317567.71877640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442890785.96443" calcext:value-type="float">
            <text:p>1442890785.96443</text:p>
          </table:table-cell>
          <table:table-cell office:value-type="float" office:value="1442890785.97002" calcext:value-type="float">
            <text:p>1442890785.97002</text:p>
          </table:table-cell>
          <table:table-cell office:value-type="float" office:value="896" calcext:value-type="float">
            <text:p>896</text:p>
          </table:table-cell>
          <table:table-cell table:formula="of:=[.C563]-[.C$2]" office:value-type="float" office:value="16.8669106960297" calcext:value-type="float">
            <text:p>16.866910696</text:p>
          </table:table-cell>
          <table:table-cell table:formula="of:=[.D563]/([.E563]-[.E562])" office:value-type="float" office:value="317648.244780661" calcext:value-type="float">
            <text:p>317648.24478066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1442890785.96444" calcext:value-type="float">
            <text:p>1442890785.96444</text:p>
          </table:table-cell>
          <table:table-cell office:value-type="float" office:value="1442890785.97285" calcext:value-type="float">
            <text:p>1442890785.97285</text:p>
          </table:table-cell>
          <table:table-cell office:value-type="float" office:value="896" calcext:value-type="float">
            <text:p>896</text:p>
          </table:table-cell>
          <table:table-cell table:formula="of:=[.C564]-[.C$2]" office:value-type="float" office:value="16.8697392940521" calcext:value-type="float">
            <text:p>16.8697392941</text:p>
          </table:table-cell>
          <table:table-cell table:formula="of:=[.D564]/([.E564]-[.E563])" office:value-type="float" office:value="316764.698583951" calcext:value-type="float">
            <text:p>316764.698583951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42890785.96445" calcext:value-type="float">
            <text:p>1442890785.96445</text:p>
          </table:table-cell>
          <table:table-cell office:value-type="float" office:value="1442890785.97564" calcext:value-type="float">
            <text:p>1442890785.97564</text:p>
          </table:table-cell>
          <table:table-cell office:value-type="float" office:value="896" calcext:value-type="float">
            <text:p>896</text:p>
          </table:table-cell>
          <table:table-cell table:formula="of:=[.C565]-[.C$2]" office:value-type="float" office:value="16.8725309371948" calcext:value-type="float">
            <text:p>16.8725309372</text:p>
          </table:table-cell>
          <table:table-cell table:formula="of:=[.D565]/([.E565]-[.E564])" office:value-type="float" office:value="320957.928431121" calcext:value-type="float">
            <text:p>320957.928431121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1442890785.96447" calcext:value-type="float">
            <text:p>1442890785.96447</text:p>
          </table:table-cell>
          <table:table-cell office:value-type="float" office:value="1442890785.97845" calcext:value-type="float">
            <text:p>1442890785.97845</text:p>
          </table:table-cell>
          <table:table-cell office:value-type="float" office:value="896" calcext:value-type="float">
            <text:p>896</text:p>
          </table:table-cell>
          <table:table-cell table:formula="of:=[.C566]-[.C$2]" office:value-type="float" office:value="16.8753385543823" calcext:value-type="float">
            <text:p>16.8753385544</text:p>
          </table:table-cell>
          <table:table-cell table:formula="of:=[.D566]/([.E566]-[.E565])" office:value-type="float" office:value="319131.826086957" calcext:value-type="float">
            <text:p>319131.826086957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442890785.96448" calcext:value-type="float">
            <text:p>1442890785.96448</text:p>
          </table:table-cell>
          <table:table-cell office:value-type="float" office:value="1442890785.98125" calcext:value-type="float">
            <text:p>1442890785.98125</text:p>
          </table:table-cell>
          <table:table-cell office:value-type="float" office:value="896" calcext:value-type="float">
            <text:p>896</text:p>
          </table:table-cell>
          <table:table-cell table:formula="of:=[.C567]-[.C$2]" office:value-type="float" office:value="16.8781452178955" calcext:value-type="float">
            <text:p>16.8781452179</text:p>
          </table:table-cell>
          <table:table-cell table:formula="of:=[.D567]/([.E567]-[.E566])" office:value-type="float" office:value="319240.263676521" calcext:value-type="float">
            <text:p>319240.263676521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1442890785.96449" calcext:value-type="float">
            <text:p>1442890785.96449</text:p>
          </table:table-cell>
          <table:table-cell office:value-type="float" office:value="1442890785.98405" calcext:value-type="float">
            <text:p>1442890785.98405</text:p>
          </table:table-cell>
          <table:table-cell office:value-type="float" office:value="896" calcext:value-type="float">
            <text:p>896</text:p>
          </table:table-cell>
          <table:table-cell table:formula="of:=[.C568]-[.C$2]" office:value-type="float" office:value="16.8809473514557" calcext:value-type="float">
            <text:p>16.8809473515</text:p>
          </table:table-cell>
          <table:table-cell table:formula="of:=[.D568]/([.E568]-[.E567])" office:value-type="float" office:value="319756.350208457" calcext:value-type="float">
            <text:p>319756.35020845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42890785.96451" calcext:value-type="float">
            <text:p>1442890785.96451</text:p>
          </table:table-cell>
          <table:table-cell office:value-type="float" office:value="1442890785.9869" calcext:value-type="float">
            <text:p>1442890785.9869</text:p>
          </table:table-cell>
          <table:table-cell office:value-type="float" office:value="896" calcext:value-type="float">
            <text:p>896</text:p>
          </table:table-cell>
          <table:table-cell table:formula="of:=[.C569]-[.C$2]" office:value-type="float" office:value="16.8837924003601" calcext:value-type="float">
            <text:p>16.8837924004</text:p>
          </table:table-cell>
          <table:table-cell table:formula="of:=[.D569]/([.E569]-[.E568])" office:value-type="float" office:value="314933.075002095" calcext:value-type="float">
            <text:p>314933.07500209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1442890785.96452" calcext:value-type="float">
            <text:p>1442890785.96452</text:p>
          </table:table-cell>
          <table:table-cell office:value-type="float" office:value="1442890785.98976" calcext:value-type="float">
            <text:p>1442890785.98976</text:p>
          </table:table-cell>
          <table:table-cell office:value-type="float" office:value="896" calcext:value-type="float">
            <text:p>896</text:p>
          </table:table-cell>
          <table:table-cell table:formula="of:=[.C570]-[.C$2]" office:value-type="float" office:value="16.8866510391235" calcext:value-type="float">
            <text:p>16.8866510391</text:p>
          </table:table-cell>
          <table:table-cell table:formula="of:=[.D570]/([.E570]-[.E569])" office:value-type="float" office:value="313435.895246038" calcext:value-type="float">
            <text:p>313435.895246038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442890785.96453" calcext:value-type="float">
            <text:p>1442890785.96453</text:p>
          </table:table-cell>
          <table:table-cell office:value-type="float" office:value="1442890785.99262" calcext:value-type="float">
            <text:p>1442890785.99262</text:p>
          </table:table-cell>
          <table:table-cell office:value-type="float" office:value="896" calcext:value-type="float">
            <text:p>896</text:p>
          </table:table-cell>
          <table:table-cell table:formula="of:=[.C571]-[.C$2]" office:value-type="float" office:value="16.8895077705383" calcext:value-type="float">
            <text:p>16.8895077705</text:p>
          </table:table-cell>
          <table:table-cell table:formula="of:=[.D571]/([.E571]-[.E570])" office:value-type="float" office:value="313645.166416291" calcext:value-type="float">
            <text:p>313645.16641629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1442890785.96454" calcext:value-type="float">
            <text:p>1442890785.96454</text:p>
          </table:table-cell>
          <table:table-cell office:value-type="float" office:value="1442890785.99544" calcext:value-type="float">
            <text:p>1442890785.99544</text:p>
          </table:table-cell>
          <table:table-cell office:value-type="float" office:value="896" calcext:value-type="float">
            <text:p>896</text:p>
          </table:table-cell>
          <table:table-cell table:formula="of:=[.C572]-[.C$2]" office:value-type="float" office:value="16.8923375606537" calcext:value-type="float">
            <text:p>16.8923375607</text:p>
          </table:table-cell>
          <table:table-cell table:formula="of:=[.D572]/([.E572]-[.E571])" office:value-type="float" office:value="316631.256550678" calcext:value-type="float">
            <text:p>316631.256550678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442890786.04586" calcext:value-type="float">
            <text:p>1442890786.04586</text:p>
          </table:table-cell>
          <table:table-cell office:value-type="float" office:value="1442890786.04591" calcext:value-type="float">
            <text:p>1442890786.04591</text:p>
          </table:table-cell>
          <table:table-cell office:value-type="float" office:value="896" calcext:value-type="float">
            <text:p>896</text:p>
          </table:table-cell>
          <table:table-cell table:formula="of:=[.C573]-[.C$2]" office:value-type="float" office:value="16.9428024291992" calcext:value-type="float">
            <text:p>16.9428024292</text:p>
          </table:table-cell>
          <table:table-cell table:formula="of:=[.D573]/([.E573]-[.E572])" office:value-type="float" office:value="17754.9258687076" calcext:value-type="float">
            <text:p>17754.9258687076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1442890786.04596" calcext:value-type="float">
            <text:p>1442890786.04596</text:p>
          </table:table-cell>
          <table:table-cell office:value-type="float" office:value="1442890786.04855" calcext:value-type="float">
            <text:p>1442890786.04855</text:p>
          </table:table-cell>
          <table:table-cell office:value-type="float" office:value="896" calcext:value-type="float">
            <text:p>896</text:p>
          </table:table-cell>
          <table:table-cell table:formula="of:=[.C574]-[.C$2]" office:value-type="float" office:value="16.9454462528229" calcext:value-type="float">
            <text:p>16.9454462528</text:p>
          </table:table-cell>
          <table:table-cell table:formula="of:=[.D574]/([.E574]-[.E573])" office:value-type="float" office:value="338903.091712508" calcext:value-type="float">
            <text:p>338903.09171250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442890786.04599" calcext:value-type="float">
            <text:p>1442890786.04599</text:p>
          </table:table-cell>
          <table:table-cell office:value-type="float" office:value="1442890786.05118" calcext:value-type="float">
            <text:p>1442890786.05118</text:p>
          </table:table-cell>
          <table:table-cell office:value-type="float" office:value="896" calcext:value-type="float">
            <text:p>896</text:p>
          </table:table-cell>
          <table:table-cell table:formula="of:=[.C575]-[.C$2]" office:value-type="float" office:value="16.948073387146" calcext:value-type="float">
            <text:p>16.9480733871</text:p>
          </table:table-cell>
          <table:table-cell table:formula="of:=[.D575]/([.E575]-[.E574])" office:value-type="float" office:value="341056.029040748" calcext:value-type="float">
            <text:p>341056.029040748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1442890786.04602" calcext:value-type="float">
            <text:p>1442890786.04602</text:p>
          </table:table-cell>
          <table:table-cell office:value-type="float" office:value="1442890786.05381" calcext:value-type="float">
            <text:p>1442890786.05381</text:p>
          </table:table-cell>
          <table:table-cell office:value-type="float" office:value="896" calcext:value-type="float">
            <text:p>896</text:p>
          </table:table-cell>
          <table:table-cell table:formula="of:=[.C576]-[.C$2]" office:value-type="float" office:value="16.9507021903992" calcext:value-type="float">
            <text:p>16.9507021904</text:p>
          </table:table-cell>
          <table:table-cell table:formula="of:=[.D576]/([.E576]-[.E575])" office:value-type="float" office:value="340839.505169599" calcext:value-type="float">
            <text:p>340839.505169599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42890786.04605" calcext:value-type="float">
            <text:p>1442890786.04605</text:p>
          </table:table-cell>
          <table:table-cell office:value-type="float" office:value="1442890786.0564" calcext:value-type="float">
            <text:p>1442890786.0564</text:p>
          </table:table-cell>
          <table:table-cell office:value-type="float" office:value="896" calcext:value-type="float">
            <text:p>896</text:p>
          </table:table-cell>
          <table:table-cell table:formula="of:=[.C577]-[.C$2]" office:value-type="float" office:value="16.9532887935638" calcext:value-type="float">
            <text:p>16.9532887936</text:p>
          </table:table-cell>
          <table:table-cell table:formula="of:=[.D577]/([.E577]-[.E576])" office:value-type="float" office:value="346400.256613513" calcext:value-type="float">
            <text:p>346400.256613513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1442890786.04609" calcext:value-type="float">
            <text:p>1442890786.04609</text:p>
          </table:table-cell>
          <table:table-cell office:value-type="float" office:value="1442890786.05903" calcext:value-type="float">
            <text:p>1442890786.05903</text:p>
          </table:table-cell>
          <table:table-cell office:value-type="float" office:value="896" calcext:value-type="float">
            <text:p>896</text:p>
          </table:table-cell>
          <table:table-cell table:formula="of:=[.C578]-[.C$2]" office:value-type="float" office:value="16.9559183120728" calcext:value-type="float">
            <text:p>16.9559183121</text:p>
          </table:table-cell>
          <table:table-cell table:formula="of:=[.D578]/([.E578]-[.E577])" office:value-type="float" office:value="340746.793362952" calcext:value-type="float">
            <text:p>340746.793362952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442890786.04612" calcext:value-type="float">
            <text:p>1442890786.04612</text:p>
          </table:table-cell>
          <table:table-cell office:value-type="float" office:value="1442890786.06164" calcext:value-type="float">
            <text:p>1442890786.06164</text:p>
          </table:table-cell>
          <table:table-cell office:value-type="float" office:value="896" calcext:value-type="float">
            <text:p>896</text:p>
          </table:table-cell>
          <table:table-cell table:formula="of:=[.C579]-[.C$2]" office:value-type="float" office:value="16.9585340023041" calcext:value-type="float">
            <text:p>16.9585340023</text:p>
          </table:table-cell>
          <table:table-cell table:formula="of:=[.D579]/([.E579]-[.E578])" office:value-type="float" office:value="342548.20745602" calcext:value-type="float">
            <text:p>342548.20745602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1442890786.04614" calcext:value-type="float">
            <text:p>1442890786.04614</text:p>
          </table:table-cell>
          <table:table-cell office:value-type="float" office:value="1442890786.06428" calcext:value-type="float">
            <text:p>1442890786.06428</text:p>
          </table:table-cell>
          <table:table-cell office:value-type="float" office:value="896" calcext:value-type="float">
            <text:p>896</text:p>
          </table:table-cell>
          <table:table-cell table:formula="of:=[.C580]-[.C$2]" office:value-type="float" office:value="16.9611685276032" calcext:value-type="float">
            <text:p>16.9611685276</text:p>
          </table:table-cell>
          <table:table-cell table:formula="of:=[.D580]/([.E580]-[.E579])" office:value-type="float" office:value="340099.220271493" calcext:value-type="float">
            <text:p>340099.220271493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442890786.04618" calcext:value-type="float">
            <text:p>1442890786.04618</text:p>
          </table:table-cell>
          <table:table-cell office:value-type="float" office:value="1442890786.06689" calcext:value-type="float">
            <text:p>1442890786.06689</text:p>
          </table:table-cell>
          <table:table-cell office:value-type="float" office:value="896" calcext:value-type="float">
            <text:p>896</text:p>
          </table:table-cell>
          <table:table-cell table:formula="of:=[.C581]-[.C$2]" office:value-type="float" office:value="16.9637875556946" calcext:value-type="float">
            <text:p>16.9637875557</text:p>
          </table:table-cell>
          <table:table-cell table:formula="of:=[.D581]/([.E581]-[.E580])" office:value-type="float" office:value="342111.641693218" calcext:value-type="float">
            <text:p>342111.64169321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1442890786.16296" calcext:value-type="float">
            <text:p>1442890786.16296</text:p>
          </table:table-cell>
          <table:table-cell office:value-type="float" office:value="1442890786.16299" calcext:value-type="float">
            <text:p>1442890786.16299</text:p>
          </table:table-cell>
          <table:table-cell office:value-type="float" office:value="896" calcext:value-type="float">
            <text:p>896</text:p>
          </table:table-cell>
          <table:table-cell table:formula="of:=[.C582]-[.C$2]" office:value-type="float" office:value="17.0598826408386" calcext:value-type="float">
            <text:p>17.0598826408</text:p>
          </table:table-cell>
          <table:table-cell table:formula="of:=[.D582]/([.E582]-[.E581])" office:value-type="float" office:value="9324.09809156139" calcext:value-type="float">
            <text:p>9324.0980915614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42890786.16303" calcext:value-type="float">
            <text:p>1442890786.16303</text:p>
          </table:table-cell>
          <table:table-cell office:value-type="float" office:value="1442890786.16564" calcext:value-type="float">
            <text:p>1442890786.16564</text:p>
          </table:table-cell>
          <table:table-cell office:value-type="float" office:value="896" calcext:value-type="float">
            <text:p>896</text:p>
          </table:table-cell>
          <table:table-cell table:formula="of:=[.C583]-[.C$2]" office:value-type="float" office:value="17.0625355243683" calcext:value-type="float">
            <text:p>17.0625355244</text:p>
          </table:table-cell>
          <table:table-cell table:formula="of:=[.D583]/([.E583]-[.E582])" office:value-type="float" office:value="337745.698211557" calcext:value-type="float">
            <text:p>337745.698211557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1442890786.16305" calcext:value-type="float">
            <text:p>1442890786.16305</text:p>
          </table:table-cell>
          <table:table-cell office:value-type="float" office:value="1442890786.16825" calcext:value-type="float">
            <text:p>1442890786.16825</text:p>
          </table:table-cell>
          <table:table-cell office:value-type="float" office:value="896" calcext:value-type="float">
            <text:p>896</text:p>
          </table:table-cell>
          <table:table-cell table:formula="of:=[.C584]-[.C$2]" office:value-type="float" office:value="17.0651445388794" calcext:value-type="float">
            <text:p>17.0651445389</text:p>
          </table:table-cell>
          <table:table-cell table:formula="of:=[.D584]/([.E584]-[.E583])" office:value-type="float" office:value="343424.690121539" calcext:value-type="float">
            <text:p>343424.690121539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442890786.16307" calcext:value-type="float">
            <text:p>1442890786.16307</text:p>
          </table:table-cell>
          <table:table-cell office:value-type="float" office:value="1442890786.17089" calcext:value-type="float">
            <text:p>1442890786.17089</text:p>
          </table:table-cell>
          <table:table-cell office:value-type="float" office:value="896" calcext:value-type="float">
            <text:p>896</text:p>
          </table:table-cell>
          <table:table-cell table:formula="of:=[.C585]-[.C$2]" office:value-type="float" office:value="17.0677816867828" calcext:value-type="float">
            <text:p>17.0677816868</text:p>
          </table:table-cell>
          <table:table-cell table:formula="of:=[.D585]/([.E585]-[.E584])" office:value-type="float" office:value="339760.996654914" calcext:value-type="float">
            <text:p>339760.996654914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1442890786.16309" calcext:value-type="float">
            <text:p>1442890786.16309</text:p>
          </table:table-cell>
          <table:table-cell office:value-type="float" office:value="1442890786.17351" calcext:value-type="float">
            <text:p>1442890786.17351</text:p>
          </table:table-cell>
          <table:table-cell office:value-type="float" office:value="896" calcext:value-type="float">
            <text:p>896</text:p>
          </table:table-cell>
          <table:table-cell table:formula="of:=[.C586]-[.C$2]" office:value-type="float" office:value="17.0704002380371" calcext:value-type="float">
            <text:p>17.070400238</text:p>
          </table:table-cell>
          <table:table-cell table:formula="of:=[.D586]/([.E586]-[.E585])" office:value-type="float" office:value="342173.940089229" calcext:value-type="float">
            <text:p>342173.940089229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442890786.1631" calcext:value-type="float">
            <text:p>1442890786.1631</text:p>
          </table:table-cell>
          <table:table-cell office:value-type="float" office:value="1442890786.17614" calcext:value-type="float">
            <text:p>1442890786.17614</text:p>
          </table:table-cell>
          <table:table-cell office:value-type="float" office:value="896" calcext:value-type="float">
            <text:p>896</text:p>
          </table:table-cell>
          <table:table-cell table:formula="of:=[.C587]-[.C$2]" office:value-type="float" office:value="17.0730345249176" calcext:value-type="float">
            <text:p>17.0730345249</text:p>
          </table:table-cell>
          <table:table-cell table:formula="of:=[.D587]/([.E587]-[.E586])" office:value-type="float" office:value="340130.001267083" calcext:value-type="float">
            <text:p>340130.001267083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1442890786.16312" calcext:value-type="float">
            <text:p>1442890786.16312</text:p>
          </table:table-cell>
          <table:table-cell office:value-type="float" office:value="1442890786.17878" calcext:value-type="float">
            <text:p>1442890786.17878</text:p>
          </table:table-cell>
          <table:table-cell office:value-type="float" office:value="896" calcext:value-type="float">
            <text:p>896</text:p>
          </table:table-cell>
          <table:table-cell table:formula="of:=[.C588]-[.C$2]" office:value-type="float" office:value="17.0756714344025" calcext:value-type="float">
            <text:p>17.0756714344</text:p>
          </table:table-cell>
          <table:table-cell table:formula="of:=[.D588]/([.E588]-[.E587])" office:value-type="float" office:value="339791.716455696" calcext:value-type="float">
            <text:p>339791.716455696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442890786.16314" calcext:value-type="float">
            <text:p>1442890786.16314</text:p>
          </table:table-cell>
          <table:table-cell office:value-type="float" office:value="1442890786.18142" calcext:value-type="float">
            <text:p>1442890786.18142</text:p>
          </table:table-cell>
          <table:table-cell office:value-type="float" office:value="896" calcext:value-type="float">
            <text:p>896</text:p>
          </table:table-cell>
          <table:table-cell table:formula="of:=[.C589]-[.C$2]" office:value-type="float" office:value="17.078311920166" calcext:value-type="float">
            <text:p>17.0783119202</text:p>
          </table:table-cell>
          <table:table-cell table:formula="of:=[.D589]/([.E589]-[.E588])" office:value-type="float" office:value="339331.501941309" calcext:value-type="float">
            <text:p>339331.501941309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1442890786.16315" calcext:value-type="float">
            <text:p>1442890786.16315</text:p>
          </table:table-cell>
          <table:table-cell office:value-type="float" office:value="1442890786.18403" calcext:value-type="float">
            <text:p>1442890786.18403</text:p>
          </table:table-cell>
          <table:table-cell office:value-type="float" office:value="896" calcext:value-type="float">
            <text:p>896</text:p>
          </table:table-cell>
          <table:table-cell table:formula="of:=[.C590]-[.C$2]" office:value-type="float" office:value="17.0809268951416" calcext:value-type="float">
            <text:p>17.0809268951</text:p>
          </table:table-cell>
          <table:table-cell table:formula="of:=[.D590]/([.E590]-[.E589])" office:value-type="float" office:value="342641.902261123" calcext:value-type="float">
            <text:p>342641.902261123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442890786.16317" calcext:value-type="float">
            <text:p>1442890786.16317</text:p>
          </table:table-cell>
          <table:table-cell office:value-type="float" office:value="1442890786.18673" calcext:value-type="float">
            <text:p>1442890786.18673</text:p>
          </table:table-cell>
          <table:table-cell office:value-type="float" office:value="896" calcext:value-type="float">
            <text:p>896</text:p>
          </table:table-cell>
          <table:table-cell table:formula="of:=[.C591]-[.C$2]" office:value-type="float" office:value="17.083619594574" calcext:value-type="float">
            <text:p>17.0836195946</text:p>
          </table:table-cell>
          <table:table-cell table:formula="of:=[.D591]/([.E591]-[.E590])" office:value-type="float" office:value="332751.583495661" calcext:value-type="float">
            <text:p>332751.58349566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442890786.16319" calcext:value-type="float">
            <text:p>1442890786.16319</text:p>
          </table:table-cell>
          <table:table-cell office:value-type="float" office:value="1442890786.18938" calcext:value-type="float">
            <text:p>1442890786.18938</text:p>
          </table:table-cell>
          <table:table-cell office:value-type="float" office:value="896" calcext:value-type="float">
            <text:p>896</text:p>
          </table:table-cell>
          <table:table-cell table:formula="of:=[.C592]-[.C$2]" office:value-type="float" office:value="17.0862741470337" calcext:value-type="float">
            <text:p>17.086274147</text:p>
          </table:table-cell>
          <table:table-cell table:formula="of:=[.D592]/([.E592]-[.E591])" office:value-type="float" office:value="337533.355846955" calcext:value-type="float">
            <text:p>337533.355846955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442890786.1632" calcext:value-type="float">
            <text:p>1442890786.1632</text:p>
          </table:table-cell>
          <table:table-cell office:value-type="float" office:value="1442890786.19203" calcext:value-type="float">
            <text:p>1442890786.19203</text:p>
          </table:table-cell>
          <table:table-cell office:value-type="float" office:value="896" calcext:value-type="float">
            <text:p>896</text:p>
          </table:table-cell>
          <table:table-cell table:formula="of:=[.C593]-[.C$2]" office:value-type="float" office:value="17.0889201164246" calcext:value-type="float">
            <text:p>17.0889201164</text:p>
          </table:table-cell>
          <table:table-cell table:formula="of:=[.D593]/([.E593]-[.E592])" office:value-type="float" office:value="338628.255901964" calcext:value-type="float">
            <text:p>338628.255901964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1442890786.24679" calcext:value-type="float">
            <text:p>1442890786.24679</text:p>
          </table:table-cell>
          <table:table-cell office:value-type="float" office:value="1442890786.24685" calcext:value-type="float">
            <text:p>1442890786.24685</text:p>
          </table:table-cell>
          <table:table-cell office:value-type="float" office:value="896" calcext:value-type="float">
            <text:p>896</text:p>
          </table:table-cell>
          <table:table-cell table:formula="of:=[.C594]-[.C$2]" office:value-type="float" office:value="17.1437382698059" calcext:value-type="float">
            <text:p>17.1437382698</text:p>
          </table:table-cell>
          <table:table-cell table:formula="of:=[.D594]/([.E594]-[.E593])" office:value-type="float" office:value="16344.9504357962" calcext:value-type="float">
            <text:p>16344.9504357962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442890786.2469" calcext:value-type="float">
            <text:p>1442890786.2469</text:p>
          </table:table-cell>
          <table:table-cell office:value-type="float" office:value="1442890786.24951" calcext:value-type="float">
            <text:p>1442890786.24951</text:p>
          </table:table-cell>
          <table:table-cell office:value-type="float" office:value="896" calcext:value-type="float">
            <text:p>896</text:p>
          </table:table-cell>
          <table:table-cell table:formula="of:=[.C595]-[.C$2]" office:value-type="float" office:value="17.1464009284973" calcext:value-type="float">
            <text:p>17.1464009285</text:p>
          </table:table-cell>
          <table:table-cell table:formula="of:=[.D595]/([.E595]-[.E594])" office:value-type="float" office:value="336505.76504298" calcext:value-type="float">
            <text:p>336505.7650429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1442890786.24692" calcext:value-type="float">
            <text:p>1442890786.24692</text:p>
          </table:table-cell>
          <table:table-cell office:value-type="float" office:value="1442890786.25215" calcext:value-type="float">
            <text:p>1442890786.25215</text:p>
          </table:table-cell>
          <table:table-cell office:value-type="float" office:value="896" calcext:value-type="float">
            <text:p>896</text:p>
          </table:table-cell>
          <table:table-cell table:formula="of:=[.C596]-[.C$2]" office:value-type="float" office:value="17.1490383148193" calcext:value-type="float">
            <text:p>17.1490383148</text:p>
          </table:table-cell>
          <table:table-cell table:formula="of:=[.D596]/([.E596]-[.E595])" office:value-type="float" office:value="339730.282408244" calcext:value-type="float">
            <text:p>339730.28240824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42890786.24695" calcext:value-type="float">
            <text:p>1442890786.24695</text:p>
          </table:table-cell>
          <table:table-cell office:value-type="float" office:value="1442890786.25479" calcext:value-type="float">
            <text:p>1442890786.25479</text:p>
          </table:table-cell>
          <table:table-cell office:value-type="float" office:value="896" calcext:value-type="float">
            <text:p>896</text:p>
          </table:table-cell>
          <table:table-cell table:formula="of:=[.C597]-[.C$2]" office:value-type="float" office:value="17.1516819000244" calcext:value-type="float">
            <text:p>17.1516819</text:p>
          </table:table-cell>
          <table:table-cell table:formula="of:=[.D597]/([.E597]-[.E596])" office:value-type="float" office:value="338933.656565657" calcext:value-type="float">
            <text:p>338933.656565657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1442890786.24697" calcext:value-type="float">
            <text:p>1442890786.24697</text:p>
          </table:table-cell>
          <table:table-cell office:value-type="float" office:value="1442890786.2574" calcext:value-type="float">
            <text:p>1442890786.2574</text:p>
          </table:table-cell>
          <table:table-cell office:value-type="float" office:value="896" calcext:value-type="float">
            <text:p>896</text:p>
          </table:table-cell>
          <table:table-cell table:formula="of:=[.C598]-[.C$2]" office:value-type="float" office:value="17.154296875" calcext:value-type="float">
            <text:p>17.154296875</text:p>
          </table:table-cell>
          <table:table-cell table:formula="of:=[.D598]/([.E598]-[.E597])" office:value-type="float" office:value="342641.902261123" calcext:value-type="float">
            <text:p>342641.902261123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442890786.24699" calcext:value-type="float">
            <text:p>1442890786.24699</text:p>
          </table:table-cell>
          <table:table-cell office:value-type="float" office:value="1442890786.26005" calcext:value-type="float">
            <text:p>1442890786.26005</text:p>
          </table:table-cell>
          <table:table-cell office:value-type="float" office:value="896" calcext:value-type="float">
            <text:p>896</text:p>
          </table:table-cell>
          <table:table-cell table:formula="of:=[.C599]-[.C$2]" office:value-type="float" office:value="17.1569437980652" calcext:value-type="float">
            <text:p>17.1569437981</text:p>
          </table:table-cell>
          <table:table-cell table:formula="of:=[.D599]/([.E599]-[.E598])" office:value-type="float" office:value="338506.249684741" calcext:value-type="float">
            <text:p>338506.249684741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1442890786.24701" calcext:value-type="float">
            <text:p>1442890786.24701</text:p>
          </table:table-cell>
          <table:table-cell office:value-type="float" office:value="1442890786.2627" calcext:value-type="float">
            <text:p>1442890786.2627</text:p>
          </table:table-cell>
          <table:table-cell office:value-type="float" office:value="896" calcext:value-type="float">
            <text:p>896</text:p>
          </table:table-cell>
          <table:table-cell table:formula="of:=[.C600]-[.C$2]" office:value-type="float" office:value="17.1595892906189" calcext:value-type="float">
            <text:p>17.1595892906</text:p>
          </table:table-cell>
          <table:table-cell table:formula="of:=[.D600]/([.E600]-[.E599])" office:value-type="float" office:value="338689.291997116" calcext:value-type="float">
            <text:p>338689.291997116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442890786.24703" calcext:value-type="float">
            <text:p>1442890786.24703</text:p>
          </table:table-cell>
          <table:table-cell office:value-type="float" office:value="1442890786.26534" calcext:value-type="float">
            <text:p>1442890786.26534</text:p>
          </table:table-cell>
          <table:table-cell office:value-type="float" office:value="896" calcext:value-type="float">
            <text:p>896</text:p>
          </table:table-cell>
          <table:table-cell table:formula="of:=[.C601]-[.C$2]" office:value-type="float" office:value="17.1622314453125" calcext:value-type="float">
            <text:p>17.1622314453</text:p>
          </table:table-cell>
          <table:table-cell table:formula="of:=[.D601]/([.E601]-[.E600])" office:value-type="float" office:value="339117.161523191" calcext:value-type="float">
            <text:p>339117.16152319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442890786.24705" calcext:value-type="float">
            <text:p>1442890786.24705</text:p>
          </table:table-cell>
          <table:table-cell office:value-type="float" office:value="1442890786.26796" calcext:value-type="float">
            <text:p>1442890786.26796</text:p>
          </table:table-cell>
          <table:table-cell office:value-type="float" office:value="896" calcext:value-type="float">
            <text:p>896</text:p>
          </table:table-cell>
          <table:table-cell table:formula="of:=[.C602]-[.C$2]" office:value-type="float" office:value="17.1648516654968" calcext:value-type="float">
            <text:p>17.1648516655</text:p>
          </table:table-cell>
          <table:table-cell table:formula="of:=[.D602]/([.E602]-[.E601])" office:value-type="float" office:value="341955.994904459" calcext:value-type="float">
            <text:p>341955.994904459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442890786.35231" calcext:value-type="float">
            <text:p>1442890786.35231</text:p>
          </table:table-cell>
          <table:table-cell office:value-type="float" office:value="1442890786.35238" calcext:value-type="float">
            <text:p>1442890786.35238</text:p>
          </table:table-cell>
          <table:table-cell office:value-type="float" office:value="896" calcext:value-type="float">
            <text:p>896</text:p>
          </table:table-cell>
          <table:table-cell table:formula="of:=[.C603]-[.C$2]" office:value-type="float" office:value="17.2492687702179" calcext:value-type="float">
            <text:p>17.2492687702</text:p>
          </table:table-cell>
          <table:table-cell table:formula="of:=[.D603]/([.E603]-[.E602])" office:value-type="float" office:value="10613.9626910987" calcext:value-type="float">
            <text:p>10613.9626910987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1442890786.35242" calcext:value-type="float">
            <text:p>1442890786.35242</text:p>
          </table:table-cell>
          <table:table-cell office:value-type="float" office:value="1442890786.35502" calcext:value-type="float">
            <text:p>1442890786.35502</text:p>
          </table:table-cell>
          <table:table-cell office:value-type="float" office:value="896" calcext:value-type="float">
            <text:p>896</text:p>
          </table:table-cell>
          <table:table-cell table:formula="of:=[.C604]-[.C$2]" office:value-type="float" office:value="17.2519114017487" calcext:value-type="float">
            <text:p>17.2519114017</text:p>
          </table:table-cell>
          <table:table-cell table:formula="of:=[.D604]/([.E604]-[.E603])" office:value-type="float" office:value="339055.971129556" calcext:value-type="float">
            <text:p>339055.971129556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442890786.35244" calcext:value-type="float">
            <text:p>1442890786.35244</text:p>
          </table:table-cell>
          <table:table-cell office:value-type="float" office:value="1442890786.35766" calcext:value-type="float">
            <text:p>1442890786.35766</text:p>
          </table:table-cell>
          <table:table-cell office:value-type="float" office:value="896" calcext:value-type="float">
            <text:p>896</text:p>
          </table:table-cell>
          <table:table-cell table:formula="of:=[.C605]-[.C$2]" office:value-type="float" office:value="17.2545483112335" calcext:value-type="float">
            <text:p>17.2545483112</text:p>
          </table:table-cell>
          <table:table-cell table:formula="of:=[.D605]/([.E605]-[.E604])" office:value-type="float" office:value="339791.716455696" calcext:value-type="float">
            <text:p>339791.716455696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1442890786.35246" calcext:value-type="float">
            <text:p>1442890786.35246</text:p>
          </table:table-cell>
          <table:table-cell office:value-type="float" office:value="1442890786.36029" calcext:value-type="float">
            <text:p>1442890786.36029</text:p>
          </table:table-cell>
          <table:table-cell office:value-type="float" office:value="896" calcext:value-type="float">
            <text:p>896</text:p>
          </table:table-cell>
          <table:table-cell table:formula="of:=[.C606]-[.C$2]" office:value-type="float" office:value="17.2571797370911" calcext:value-type="float">
            <text:p>17.2571797371</text:p>
          </table:table-cell>
          <table:table-cell table:formula="of:=[.D606]/([.E606]-[.E605])" office:value-type="float" office:value="340499.808281236" calcext:value-type="float">
            <text:p>340499.808281236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442890786.35248" calcext:value-type="float">
            <text:p>1442890786.35248</text:p>
          </table:table-cell>
          <table:table-cell office:value-type="float" office:value="1442890786.3629" calcext:value-type="float">
            <text:p>1442890786.3629</text:p>
          </table:table-cell>
          <table:table-cell office:value-type="float" office:value="896" calcext:value-type="float">
            <text:p>896</text:p>
          </table:table-cell>
          <table:table-cell table:formula="of:=[.C607]-[.C$2]" office:value-type="float" office:value="17.2597889900208" calcext:value-type="float">
            <text:p>17.25978899</text:p>
          </table:table-cell>
          <table:table-cell table:formula="of:=[.D607]/([.E607]-[.E606])" office:value-type="float" office:value="343393.30994152" calcext:value-type="float">
            <text:p>343393.30994152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1442890786.35249" calcext:value-type="float">
            <text:p>1442890786.35249</text:p>
          </table:table-cell>
          <table:table-cell office:value-type="float" office:value="1442890786.36554" calcext:value-type="float">
            <text:p>1442890786.36554</text:p>
          </table:table-cell>
          <table:table-cell office:value-type="float" office:value="896" calcext:value-type="float">
            <text:p>896</text:p>
          </table:table-cell>
          <table:table-cell table:formula="of:=[.C608]-[.C$2]" office:value-type="float" office:value="17.2624294757843" calcext:value-type="float">
            <text:p>17.2624294758</text:p>
          </table:table-cell>
          <table:table-cell table:formula="of:=[.D608]/([.E608]-[.E607])" office:value-type="float" office:value="339331.501941309" calcext:value-type="float">
            <text:p>339331.501941309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442890786.35251" calcext:value-type="float">
            <text:p>1442890786.35251</text:p>
          </table:table-cell>
          <table:table-cell office:value-type="float" office:value="1442890786.36817" calcext:value-type="float">
            <text:p>1442890786.36817</text:p>
          </table:table-cell>
          <table:table-cell office:value-type="float" office:value="896" calcext:value-type="float">
            <text:p>896</text:p>
          </table:table-cell>
          <table:table-cell table:formula="of:=[.C609]-[.C$2]" office:value-type="float" office:value="17.2650623321533" calcext:value-type="float">
            <text:p>17.2650623322</text:p>
          </table:table-cell>
          <table:table-cell table:formula="of:=[.D609]/([.E609]-[.E608])" office:value-type="float" office:value="340314.804310423" calcext:value-type="float">
            <text:p>340314.804310423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1442890786.35253" calcext:value-type="float">
            <text:p>1442890786.35253</text:p>
          </table:table-cell>
          <table:table-cell office:value-type="float" office:value="1442890786.37082" calcext:value-type="float">
            <text:p>1442890786.37082</text:p>
          </table:table-cell>
          <table:table-cell office:value-type="float" office:value="896" calcext:value-type="float">
            <text:p>896</text:p>
          </table:table-cell>
          <table:table-cell table:formula="of:=[.C610]-[.C$2]" office:value-type="float" office:value="17.2677104473114" calcext:value-type="float">
            <text:p>17.2677104473</text:p>
          </table:table-cell>
          <table:table-cell table:formula="of:=[.D610]/([.E610]-[.E609])" office:value-type="float" office:value="338353.865490231" calcext:value-type="float">
            <text:p>338353.865490231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442890786.35254" calcext:value-type="float">
            <text:p>1442890786.35254</text:p>
          </table:table-cell>
          <table:table-cell office:value-type="float" office:value="1442890786.37345" calcext:value-type="float">
            <text:p>1442890786.37345</text:p>
          </table:table-cell>
          <table:table-cell office:value-type="float" office:value="896" calcext:value-type="float">
            <text:p>896</text:p>
          </table:table-cell>
          <table:table-cell table:formula="of:=[.C611]-[.C$2]" office:value-type="float" office:value="17.2703461647034" calcext:value-type="float">
            <text:p>17.2703461647</text:p>
          </table:table-cell>
          <table:table-cell table:formula="of:=[.D611]/([.E611]-[.E610])" office:value-type="float" office:value="339945.398824061" calcext:value-type="float">
            <text:p>339945.398824061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442890786.35256" calcext:value-type="float">
            <text:p>1442890786.35256</text:p>
          </table:table-cell>
          <table:table-cell office:value-type="float" office:value="1442890786.37608" calcext:value-type="float">
            <text:p>1442890786.37608</text:p>
          </table:table-cell>
          <table:table-cell office:value-type="float" office:value="896" calcext:value-type="float">
            <text:p>896</text:p>
          </table:table-cell>
          <table:table-cell table:formula="of:=[.C612]-[.C$2]" office:value-type="float" office:value="17.2729737758636" calcext:value-type="float">
            <text:p>17.2729737759</text:p>
          </table:table-cell>
          <table:table-cell table:formula="of:=[.D612]/([.E612]-[.E611])" office:value-type="float" office:value="340994.13701116" calcext:value-type="float">
            <text:p>340994.13701116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42890786.35257" calcext:value-type="float">
            <text:p>1442890786.35257</text:p>
          </table:table-cell>
          <table:table-cell office:value-type="float" office:value="1442890786.37873" calcext:value-type="float">
            <text:p>1442890786.37873</text:p>
          </table:table-cell>
          <table:table-cell office:value-type="float" office:value="896" calcext:value-type="float">
            <text:p>896</text:p>
          </table:table-cell>
          <table:table-cell table:formula="of:=[.C613]-[.C$2]" office:value-type="float" office:value="17.2756259441376" calcext:value-type="float">
            <text:p>17.2756259441</text:p>
          </table:table-cell>
          <table:table-cell table:formula="of:=[.D613]/([.E613]-[.E612])" office:value-type="float" office:value="337836.783890687" calcext:value-type="float">
            <text:p>337836.783890687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1442890786.3526" calcext:value-type="float">
            <text:p>1442890786.3526</text:p>
          </table:table-cell>
          <table:table-cell office:value-type="float" office:value="1442890786.38139" calcext:value-type="float">
            <text:p>1442890786.38139</text:p>
          </table:table-cell>
          <table:table-cell office:value-type="float" office:value="896" calcext:value-type="float">
            <text:p>896</text:p>
          </table:table-cell>
          <table:table-cell table:formula="of:=[.C614]-[.C$2]" office:value-type="float" office:value="17.2782826423645" calcext:value-type="float">
            <text:p>17.2782826424</text:p>
          </table:table-cell>
          <table:table-cell table:formula="of:=[.D614]/([.E614]-[.E613])" office:value-type="float" office:value="337260.736246971" calcext:value-type="float">
            <text:p>337260.736246971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442890786.44785" calcext:value-type="float">
            <text:p>1442890786.44785</text:p>
          </table:table-cell>
          <table:table-cell office:value-type="float" office:value="1442890786.4479" calcext:value-type="float">
            <text:p>1442890786.4479</text:p>
          </table:table-cell>
          <table:table-cell office:value-type="float" office:value="896" calcext:value-type="float">
            <text:p>896</text:p>
          </table:table-cell>
          <table:table-cell table:formula="of:=[.C615]-[.C$2]" office:value-type="float" office:value="17.3447971343994" calcext:value-type="float">
            <text:p>17.3447971344</text:p>
          </table:table-cell>
          <table:table-cell table:formula="of:=[.D615]/([.E615]-[.E614])" office:value-type="float" office:value="13470.7485930992" calcext:value-type="float">
            <text:p>13470.7485930992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1442890786.44799" calcext:value-type="float">
            <text:p>1442890786.44799</text:p>
          </table:table-cell>
          <table:table-cell office:value-type="float" office:value="1442890786.45055" calcext:value-type="float">
            <text:p>1442890786.45055</text:p>
          </table:table-cell>
          <table:table-cell office:value-type="float" office:value="896" calcext:value-type="float">
            <text:p>896</text:p>
          </table:table-cell>
          <table:table-cell table:formula="of:=[.C616]-[.C$2]" office:value-type="float" office:value="17.3474407196045" calcext:value-type="float">
            <text:p>17.3474407196</text:p>
          </table:table-cell>
          <table:table-cell table:formula="of:=[.D616]/([.E616]-[.E615])" office:value-type="float" office:value="338933.656565657" calcext:value-type="float">
            <text:p>338933.656565657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442890786.44805" calcext:value-type="float">
            <text:p>1442890786.44805</text:p>
          </table:table-cell>
          <table:table-cell office:value-type="float" office:value="1442890786.45319" calcext:value-type="float">
            <text:p>1442890786.45319</text:p>
          </table:table-cell>
          <table:table-cell office:value-type="float" office:value="896" calcext:value-type="float">
            <text:p>896</text:p>
          </table:table-cell>
          <table:table-cell table:formula="of:=[.C617]-[.C$2]" office:value-type="float" office:value="17.3500847816467" calcext:value-type="float">
            <text:p>17.3500847816</text:p>
          </table:table-cell>
          <table:table-cell table:formula="of:=[.D617]/([.E617]-[.E616])" office:value-type="float" office:value="338872.532371506" calcext:value-type="float">
            <text:p>338872.53237150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1442890786.4481" calcext:value-type="float">
            <text:p>1442890786.4481</text:p>
          </table:table-cell>
          <table:table-cell office:value-type="float" office:value="1442890786.45583" calcext:value-type="float">
            <text:p>1442890786.45583</text:p>
          </table:table-cell>
          <table:table-cell office:value-type="float" office:value="896" calcext:value-type="float">
            <text:p>896</text:p>
          </table:table-cell>
          <table:table-cell table:formula="of:=[.C618]-[.C$2]" office:value-type="float" office:value="17.3527240753174" calcext:value-type="float">
            <text:p>17.3527240753</text:p>
          </table:table-cell>
          <table:table-cell table:formula="of:=[.D618]/([.E618]-[.E617])" office:value-type="float" office:value="339484.768202349" calcext:value-type="float">
            <text:p>339484.768202349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442890786.44815" calcext:value-type="float">
            <text:p>1442890786.44815</text:p>
          </table:table-cell>
          <table:table-cell office:value-type="float" office:value="1442890786.45847" calcext:value-type="float">
            <text:p>1442890786.45847</text:p>
          </table:table-cell>
          <table:table-cell office:value-type="float" office:value="896" calcext:value-type="float">
            <text:p>896</text:p>
          </table:table-cell>
          <table:table-cell table:formula="of:=[.C619]-[.C$2]" office:value-type="float" office:value="17.3553655147553" calcext:value-type="float">
            <text:p>17.3553655148</text:p>
          </table:table-cell>
          <table:table-cell table:formula="of:=[.D619]/([.E619]-[.E618])" office:value-type="float" office:value="339208.988536872" calcext:value-type="float">
            <text:p>339208.988536872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1442890786.44822" calcext:value-type="float">
            <text:p>1442890786.44822</text:p>
          </table:table-cell>
          <table:table-cell office:value-type="float" office:value="1442890786.46112" calcext:value-type="float">
            <text:p>1442890786.46112</text:p>
          </table:table-cell>
          <table:table-cell office:value-type="float" office:value="896" calcext:value-type="float">
            <text:p>896</text:p>
          </table:table-cell>
          <table:table-cell table:formula="of:=[.C620]-[.C$2]" office:value-type="float" office:value="17.3580121994019" calcext:value-type="float">
            <text:p>17.3580121994</text:p>
          </table:table-cell>
          <table:table-cell table:formula="of:=[.D620]/([.E620]-[.E619])" office:value-type="float" office:value="338536.742996126" calcext:value-type="float">
            <text:p>338536.742996126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442890786.44838" calcext:value-type="float">
            <text:p>1442890786.44838</text:p>
          </table:table-cell>
          <table:table-cell office:value-type="float" office:value="1442890786.46376" calcext:value-type="float">
            <text:p>1442890786.46376</text:p>
          </table:table-cell>
          <table:table-cell office:value-type="float" office:value="896" calcext:value-type="float">
            <text:p>896</text:p>
          </table:table-cell>
          <table:table-cell table:formula="of:=[.C621]-[.C$2]" office:value-type="float" office:value="17.3606572151184" calcext:value-type="float">
            <text:p>17.3606572151</text:p>
          </table:table-cell>
          <table:table-cell table:formula="of:=[.D621]/([.E621]-[.E620])" office:value-type="float" office:value="338750.350099153" calcext:value-type="float">
            <text:p>338750.350099153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442890786.44845" calcext:value-type="float">
            <text:p>1442890786.44845</text:p>
          </table:table-cell>
          <table:table-cell office:value-type="float" office:value="1442890786.46641" calcext:value-type="float">
            <text:p>1442890786.46641</text:p>
          </table:table-cell>
          <table:table-cell office:value-type="float" office:value="896" calcext:value-type="float">
            <text:p>896</text:p>
          </table:table-cell>
          <table:table-cell table:formula="of:=[.C622]-[.C$2]" office:value-type="float" office:value="17.3633050918579" calcext:value-type="float">
            <text:p>17.3633050919</text:p>
          </table:table-cell>
          <table:table-cell table:formula="of:=[.D622]/([.E622]-[.E621])" office:value-type="float" office:value="338384.331352422" calcext:value-type="float">
            <text:p>338384.331352422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442890786.44851" calcext:value-type="float">
            <text:p>1442890786.44851</text:p>
          </table:table-cell>
          <table:table-cell office:value-type="float" office:value="1442890786.46902" calcext:value-type="float">
            <text:p>1442890786.46902</text:p>
          </table:table-cell>
          <table:table-cell office:value-type="float" office:value="896" calcext:value-type="float">
            <text:p>896</text:p>
          </table:table-cell>
          <table:table-cell table:formula="of:=[.C623]-[.C$2]" office:value-type="float" office:value="17.3659119606018" calcext:value-type="float">
            <text:p>17.3659119606</text:p>
          </table:table-cell>
          <table:table-cell table:formula="of:=[.D623]/([.E623]-[.E622])" office:value-type="float" office:value="343707.370038412" calcext:value-type="float">
            <text:p>343707.370038412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1442890786.44856" calcext:value-type="float">
            <text:p>1442890786.44856</text:p>
          </table:table-cell>
          <table:table-cell office:value-type="float" office:value="1442890786.47166" calcext:value-type="float">
            <text:p>1442890786.47166</text:p>
          </table:table-cell>
          <table:table-cell office:value-type="float" office:value="896" calcext:value-type="float">
            <text:p>896</text:p>
          </table:table-cell>
          <table:table-cell table:formula="of:=[.C624]-[.C$2]" office:value-type="float" office:value="17.3685538768768" calcext:value-type="float">
            <text:p>17.3685538769</text:p>
          </table:table-cell>
          <table:table-cell table:formula="of:=[.D624]/([.E624]-[.E623])" office:value-type="float" office:value="339147.765003159" calcext:value-type="float">
            <text:p>339147.765003159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442890786.4486" calcext:value-type="float">
            <text:p>1442890786.4486</text:p>
          </table:table-cell>
          <table:table-cell office:value-type="float" office:value="1442890786.47429" calcext:value-type="float">
            <text:p>1442890786.47429</text:p>
          </table:table-cell>
          <table:table-cell office:value-type="float" office:value="896" calcext:value-type="float">
            <text:p>896</text:p>
          </table:table-cell>
          <table:table-cell table:formula="of:=[.C625]-[.C$2]" office:value-type="float" office:value="17.3711864948273" calcext:value-type="float">
            <text:p>17.3711864948</text:p>
          </table:table-cell>
          <table:table-cell table:formula="of:=[.D625]/([.E625]-[.E624])" office:value-type="float" office:value="340345.624343416" calcext:value-type="float">
            <text:p>340345.624343416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1442890786.44862" calcext:value-type="float">
            <text:p>1442890786.44862</text:p>
          </table:table-cell>
          <table:table-cell office:value-type="float" office:value="1442890786.47692" calcext:value-type="float">
            <text:p>1442890786.47692</text:p>
          </table:table-cell>
          <table:table-cell office:value-type="float" office:value="896" calcext:value-type="float">
            <text:p>896</text:p>
          </table:table-cell>
          <table:table-cell table:formula="of:=[.C626]-[.C$2]" office:value-type="float" office:value="17.3738160133362" calcext:value-type="float">
            <text:p>17.3738160133</text:p>
          </table:table-cell>
          <table:table-cell table:formula="of:=[.D626]/([.E626]-[.E625])" office:value-type="float" office:value="340746.793362952" calcext:value-type="float">
            <text:p>340746.793362952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442890786.55544" calcext:value-type="float">
            <text:p>1442890786.55544</text:p>
          </table:table-cell>
          <table:table-cell office:value-type="float" office:value="1442890786.55548" calcext:value-type="float">
            <text:p>1442890786.55548</text:p>
          </table:table-cell>
          <table:table-cell office:value-type="float" office:value="896" calcext:value-type="float">
            <text:p>896</text:p>
          </table:table-cell>
          <table:table-cell table:formula="of:=[.C627]-[.C$2]" office:value-type="float" office:value="17.4523730278015" calcext:value-type="float">
            <text:p>17.4523730278</text:p>
          </table:table-cell>
          <table:table-cell table:formula="of:=[.D627]/([.E627]-[.E626])" office:value-type="float" office:value="11405.7287703495" calcext:value-type="float">
            <text:p>11405.7287703495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1442890786.55554" calcext:value-type="float">
            <text:p>1442890786.55554</text:p>
          </table:table-cell>
          <table:table-cell office:value-type="float" office:value="1442890786.55814" calcext:value-type="float">
            <text:p>1442890786.55814</text:p>
          </table:table-cell>
          <table:table-cell office:value-type="float" office:value="896" calcext:value-type="float">
            <text:p>896</text:p>
          </table:table-cell>
          <table:table-cell table:formula="of:=[.C628]-[.C$2]" office:value-type="float" office:value="17.4550280570984" calcext:value-type="float">
            <text:p>17.4550280571</text:p>
          </table:table-cell>
          <table:table-cell table:formula="of:=[.D628]/([.E628]-[.E627])" office:value-type="float" office:value="337472.735632184" calcext:value-type="float">
            <text:p>337472.735632184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442890786.55558" calcext:value-type="float">
            <text:p>1442890786.55558</text:p>
          </table:table-cell>
          <table:table-cell office:value-type="float" office:value="1442890786.56078" calcext:value-type="float">
            <text:p>1442890786.56078</text:p>
          </table:table-cell>
          <table:table-cell office:value-type="float" office:value="896" calcext:value-type="float">
            <text:p>896</text:p>
          </table:table-cell>
          <table:table-cell table:formula="of:=[.C629]-[.C$2]" office:value-type="float" office:value="17.4576745033264" calcext:value-type="float">
            <text:p>17.4576745033</text:p>
          </table:table-cell>
          <table:table-cell table:formula="of:=[.D629]/([.E629]-[.E628])" office:value-type="float" office:value="338567.241801802" calcext:value-type="float">
            <text:p>338567.241801802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1442890786.5556" calcext:value-type="float">
            <text:p>1442890786.5556</text:p>
          </table:table-cell>
          <table:table-cell office:value-type="float" office:value="1442890786.56342" calcext:value-type="float">
            <text:p>1442890786.56342</text:p>
          </table:table-cell>
          <table:table-cell office:value-type="float" office:value="896" calcext:value-type="float">
            <text:p>896</text:p>
          </table:table-cell>
          <table:table-cell table:formula="of:=[.C630]-[.C$2]" office:value-type="float" office:value="17.4603118896484" calcext:value-type="float">
            <text:p>17.4603118896</text:p>
          </table:table-cell>
          <table:table-cell table:formula="of:=[.D630]/([.E630]-[.E629])" office:value-type="float" office:value="339730.282408244" calcext:value-type="float">
            <text:p>339730.282408244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442890786.55562" calcext:value-type="float">
            <text:p>1442890786.55562</text:p>
          </table:table-cell>
          <table:table-cell office:value-type="float" office:value="1442890786.56602" calcext:value-type="float">
            <text:p>1442890786.56602</text:p>
          </table:table-cell>
          <table:table-cell office:value-type="float" office:value="896" calcext:value-type="float">
            <text:p>896</text:p>
          </table:table-cell>
          <table:table-cell table:formula="of:=[.C631]-[.C$2]" office:value-type="float" office:value="17.4629123210907" calcext:value-type="float">
            <text:p>17.4629123211</text:p>
          </table:table-cell>
          <table:table-cell table:formula="of:=[.D631]/([.E631]-[.E630])" office:value-type="float" office:value="344558.208856698" calcext:value-type="float">
            <text:p>344558.20885669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442890786.55566" calcext:value-type="float">
            <text:p>1442890786.55566</text:p>
          </table:table-cell>
          <table:table-cell office:value-type="float" office:value="1442890786.56867" calcext:value-type="float">
            <text:p>1442890786.56867</text:p>
          </table:table-cell>
          <table:table-cell office:value-type="float" office:value="896" calcext:value-type="float">
            <text:p>896</text:p>
          </table:table-cell>
          <table:table-cell table:formula="of:=[.C632]-[.C$2]" office:value-type="float" office:value="17.4655647277832" calcext:value-type="float">
            <text:p>17.4655647278</text:p>
          </table:table-cell>
          <table:table-cell table:formula="of:=[.D632]/([.E632]-[.E631])" office:value-type="float" office:value="337806.416539326" calcext:value-type="float">
            <text:p>337806.416539326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442890786.55568" calcext:value-type="float">
            <text:p>1442890786.55568</text:p>
          </table:table-cell>
          <table:table-cell office:value-type="float" office:value="1442890786.57132" calcext:value-type="float">
            <text:p>1442890786.57132</text:p>
          </table:table-cell>
          <table:table-cell office:value-type="float" office:value="896" calcext:value-type="float">
            <text:p>896</text:p>
          </table:table-cell>
          <table:table-cell table:formula="of:=[.C633]-[.C$2]" office:value-type="float" office:value="17.4682078361511" calcext:value-type="float">
            <text:p>17.4682078362</text:p>
          </table:table-cell>
          <table:table-cell table:formula="of:=[.D633]/([.E633]-[.E632])" office:value-type="float" office:value="338994.80281436" calcext:value-type="float">
            <text:p>338994.80281436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1442890786.55572" calcext:value-type="float">
            <text:p>1442890786.55572</text:p>
          </table:table-cell>
          <table:table-cell office:value-type="float" office:value="1442890786.574" calcext:value-type="float">
            <text:p>1442890786.574</text:p>
          </table:table-cell>
          <table:table-cell office:value-type="float" office:value="896" calcext:value-type="float">
            <text:p>896</text:p>
          </table:table-cell>
          <table:table-cell table:formula="of:=[.C634]-[.C$2]" office:value-type="float" office:value="17.4708940982819" calcext:value-type="float">
            <text:p>17.4708940983</text:p>
          </table:table-cell>
          <table:table-cell table:formula="of:=[.D634]/([.E634]-[.E633])" office:value-type="float" office:value="333548.982337801" calcext:value-type="float">
            <text:p>333548.982337801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442890786.55573" calcext:value-type="float">
            <text:p>1442890786.55573</text:p>
          </table:table-cell>
          <table:table-cell office:value-type="float" office:value="1442890786.57664" calcext:value-type="float">
            <text:p>1442890786.57664</text:p>
          </table:table-cell>
          <table:table-cell office:value-type="float" office:value="896" calcext:value-type="float">
            <text:p>896</text:p>
          </table:table-cell>
          <table:table-cell table:formula="of:=[.C635]-[.C$2]" office:value-type="float" office:value="17.4735367298126" calcext:value-type="float">
            <text:p>17.4735367298</text:p>
          </table:table-cell>
          <table:table-cell table:formula="of:=[.D635]/([.E635]-[.E634])" office:value-type="float" office:value="339055.971129556" calcext:value-type="float">
            <text:p>339055.971129556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1442890786.55575" calcext:value-type="float">
            <text:p>1442890786.55575</text:p>
          </table:table-cell>
          <table:table-cell office:value-type="float" office:value="1442890786.57929" calcext:value-type="float">
            <text:p>1442890786.57929</text:p>
          </table:table-cell>
          <table:table-cell office:value-type="float" office:value="896" calcext:value-type="float">
            <text:p>896</text:p>
          </table:table-cell>
          <table:table-cell table:formula="of:=[.C636]-[.C$2]" office:value-type="float" office:value="17.476184129715" calcext:value-type="float">
            <text:p>17.4761841297</text:p>
          </table:table-cell>
          <table:table-cell table:formula="of:=[.D636]/([.E636]-[.E635])" office:value-type="float" office:value="338445.279538905" calcext:value-type="float">
            <text:p>338445.279538905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442890786.55577" calcext:value-type="float">
            <text:p>1442890786.55577</text:p>
          </table:table-cell>
          <table:table-cell office:value-type="float" office:value="1442890786.58193" calcext:value-type="float">
            <text:p>1442890786.58193</text:p>
          </table:table-cell>
          <table:table-cell office:value-type="float" office:value="896" calcext:value-type="float">
            <text:p>896</text:p>
          </table:table-cell>
          <table:table-cell table:formula="of:=[.C637]-[.C$2]" office:value-type="float" office:value="17.4788272380829" calcext:value-type="float">
            <text:p>17.4788272381</text:p>
          </table:table-cell>
          <table:table-cell table:formula="of:=[.D637]/([.E637]-[.E636])" office:value-type="float" office:value="338994.80281436" calcext:value-type="float">
            <text:p>338994.80281436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1442890786.55579" calcext:value-type="float">
            <text:p>1442890786.55579</text:p>
          </table:table-cell>
          <table:table-cell office:value-type="float" office:value="1442890786.58458" calcext:value-type="float">
            <text:p>1442890786.58458</text:p>
          </table:table-cell>
          <table:table-cell office:value-type="float" office:value="896" calcext:value-type="float">
            <text:p>896</text:p>
          </table:table-cell>
          <table:table-cell table:formula="of:=[.C638]-[.C$2]" office:value-type="float" office:value="17.4814705848694" calcext:value-type="float">
            <text:p>17.4814705849</text:p>
          </table:table-cell>
          <table:table-cell table:formula="of:=[.D638]/([.E638]-[.E637])" office:value-type="float" office:value="338964.226932443" calcext:value-type="float">
            <text:p>338964.226932443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442890786.64868" calcext:value-type="float">
            <text:p>1442890786.64868</text:p>
          </table:table-cell>
          <table:table-cell office:value-type="float" office:value="1442890786.64872" calcext:value-type="float">
            <text:p>1442890786.64872</text:p>
          </table:table-cell>
          <table:table-cell office:value-type="float" office:value="896" calcext:value-type="float">
            <text:p>896</text:p>
          </table:table-cell>
          <table:table-cell table:formula="of:=[.C639]-[.C$2]" office:value-type="float" office:value="17.5456149578094" calcext:value-type="float">
            <text:p>17.5456149578</text:p>
          </table:table-cell>
          <table:table-cell table:formula="of:=[.D639]/([.E639]-[.E638])" office:value-type="float" office:value="13968.4895016001" calcext:value-type="float">
            <text:p>13968.4895016001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442890786.64878" calcext:value-type="float">
            <text:p>1442890786.64878</text:p>
          </table:table-cell>
          <table:table-cell office:value-type="float" office:value="1442890786.65135" calcext:value-type="float">
            <text:p>1442890786.65135</text:p>
          </table:table-cell>
          <table:table-cell office:value-type="float" office:value="896" calcext:value-type="float">
            <text:p>896</text:p>
          </table:table-cell>
          <table:table-cell table:formula="of:=[.C640]-[.C$2]" office:value-type="float" office:value="17.5482439994812" calcext:value-type="float">
            <text:p>17.5482439995</text:p>
          </table:table-cell>
          <table:table-cell table:formula="of:=[.D640]/([.E640]-[.E639])" office:value-type="float" office:value="340808.595628911" calcext:value-type="float">
            <text:p>340808.595628911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442890786.6489" calcext:value-type="float">
            <text:p>1442890786.6489</text:p>
          </table:table-cell>
          <table:table-cell office:value-type="float" office:value="1442890786.65402" calcext:value-type="float">
            <text:p>1442890786.65402</text:p>
          </table:table-cell>
          <table:table-cell office:value-type="float" office:value="896" calcext:value-type="float">
            <text:p>896</text:p>
          </table:table-cell>
          <table:table-cell table:formula="of:=[.C641]-[.C$2]" office:value-type="float" office:value="17.5509107112885" calcext:value-type="float">
            <text:p>17.5509107113</text:p>
          </table:table-cell>
          <table:table-cell table:formula="of:=[.D641]/([.E641]-[.E640])" office:value-type="float" office:value="335994.312382655" calcext:value-type="float">
            <text:p>335994.31238265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442890786.64893" calcext:value-type="float">
            <text:p>1442890786.64893</text:p>
          </table:table-cell>
          <table:table-cell office:value-type="float" office:value="1442890786.65665" calcext:value-type="float">
            <text:p>1442890786.65665</text:p>
          </table:table-cell>
          <table:table-cell office:value-type="float" office:value="896" calcext:value-type="float">
            <text:p>896</text:p>
          </table:table-cell>
          <table:table-cell table:formula="of:=[.C642]-[.C$2]" office:value-type="float" office:value="17.5535397529602" calcext:value-type="float">
            <text:p>17.553539753</text:p>
          </table:table-cell>
          <table:table-cell table:formula="of:=[.D642]/([.E642]-[.E641])" office:value-type="float" office:value="340808.595628911" calcext:value-type="float">
            <text:p>340808.595628911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442890786.64896" calcext:value-type="float">
            <text:p>1442890786.64896</text:p>
          </table:table-cell>
          <table:table-cell office:value-type="float" office:value="1442890786.65926" calcext:value-type="float">
            <text:p>1442890786.65926</text:p>
          </table:table-cell>
          <table:table-cell office:value-type="float" office:value="896" calcext:value-type="float">
            <text:p>896</text:p>
          </table:table-cell>
          <table:table-cell table:formula="of:=[.C643]-[.C$2]" office:value-type="float" office:value="17.556156873703" calcext:value-type="float">
            <text:p>17.5561568737</text:p>
          </table:table-cell>
          <table:table-cell table:formula="of:=[.D643]/([.E643]-[.E642])" office:value-type="float" office:value="342360.971485834" calcext:value-type="float">
            <text:p>342360.971485834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1442890786.64899" calcext:value-type="float">
            <text:p>1442890786.64899</text:p>
          </table:table-cell>
          <table:table-cell office:value-type="float" office:value="1442890786.66192" calcext:value-type="float">
            <text:p>1442890786.66192</text:p>
          </table:table-cell>
          <table:table-cell office:value-type="float" office:value="896" calcext:value-type="float">
            <text:p>896</text:p>
          </table:table-cell>
          <table:table-cell table:formula="of:=[.C644]-[.C$2]" office:value-type="float" office:value="17.558810710907" calcext:value-type="float">
            <text:p>17.5588107109</text:p>
          </table:table-cell>
          <table:table-cell table:formula="of:=[.D644]/([.E644]-[.E643])" office:value-type="float" office:value="337624.327014644" calcext:value-type="float">
            <text:p>337624.327014644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442890786.64901" calcext:value-type="float">
            <text:p>1442890786.64901</text:p>
          </table:table-cell>
          <table:table-cell office:value-type="float" office:value="1442890786.66456" calcext:value-type="float">
            <text:p>1442890786.66456</text:p>
          </table:table-cell>
          <table:table-cell office:value-type="float" office:value="896" calcext:value-type="float">
            <text:p>896</text:p>
          </table:table-cell>
          <table:table-cell table:formula="of:=[.C645]-[.C$2]" office:value-type="float" office:value="17.5614550113678" calcext:value-type="float">
            <text:p>17.5614550114</text:p>
          </table:table-cell>
          <table:table-cell table:formula="of:=[.D645]/([.E645]-[.E644])" office:value-type="float" office:value="338841.978541159" calcext:value-type="float">
            <text:p>338841.978541159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442890786.64903" calcext:value-type="float">
            <text:p>1442890786.64903</text:p>
          </table:table-cell>
          <table:table-cell office:value-type="float" office:value="1442890786.66721" calcext:value-type="float">
            <text:p>1442890786.66721</text:p>
          </table:table-cell>
          <table:table-cell office:value-type="float" office:value="896" calcext:value-type="float">
            <text:p>896</text:p>
          </table:table-cell>
          <table:table-cell table:formula="of:=[.C646]-[.C$2]" office:value-type="float" office:value="17.5640988349915" calcext:value-type="float">
            <text:p>17.564098835</text:p>
          </table:table-cell>
          <table:table-cell table:formula="of:=[.D646]/([.E646]-[.E645])" office:value-type="float" office:value="338903.091712508" calcext:value-type="float">
            <text:p>338903.091712508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442890786.64905" calcext:value-type="float">
            <text:p>1442890786.64905</text:p>
          </table:table-cell>
          <table:table-cell office:value-type="float" office:value="1442890786.66983" calcext:value-type="float">
            <text:p>1442890786.66983</text:p>
          </table:table-cell>
          <table:table-cell office:value-type="float" office:value="896" calcext:value-type="float">
            <text:p>896</text:p>
          </table:table-cell>
          <table:table-cell table:formula="of:=[.C647]-[.C$2]" office:value-type="float" office:value="17.5667181015015" calcext:value-type="float">
            <text:p>17.5667181015</text:p>
          </table:table-cell>
          <table:table-cell table:formula="of:=[.D647]/([.E647]-[.E646])" office:value-type="float" office:value="342080.501001274" calcext:value-type="float">
            <text:p>342080.501001274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1442890786.64908" calcext:value-type="float">
            <text:p>1442890786.64908</text:p>
          </table:table-cell>
          <table:table-cell office:value-type="float" office:value="1442890786.67246" calcext:value-type="float">
            <text:p>1442890786.67246</text:p>
          </table:table-cell>
          <table:table-cell office:value-type="float" office:value="896" calcext:value-type="float">
            <text:p>896</text:p>
          </table:table-cell>
          <table:table-cell table:formula="of:=[.C648]-[.C$2]" office:value-type="float" office:value="17.5693488121033" calcext:value-type="float">
            <text:p>17.5693488121</text:p>
          </table:table-cell>
          <table:table-cell table:formula="of:=[.D648]/([.E648]-[.E647])" office:value-type="float" office:value="340592.385716875" calcext:value-type="float">
            <text:p>340592.385716875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442890786.6491" calcext:value-type="float">
            <text:p>1442890786.6491</text:p>
          </table:table-cell>
          <table:table-cell office:value-type="float" office:value="1442890786.67514" calcext:value-type="float">
            <text:p>1442890786.67514</text:p>
          </table:table-cell>
          <table:table-cell office:value-type="float" office:value="896" calcext:value-type="float">
            <text:p>896</text:p>
          </table:table-cell>
          <table:table-cell table:formula="of:=[.C649]-[.C$2]" office:value-type="float" office:value="17.5720357894897" calcext:value-type="float">
            <text:p>17.5720357895</text:p>
          </table:table-cell>
          <table:table-cell table:formula="of:=[.D649]/([.E649]-[.E648])" office:value-type="float" office:value="333460.19378882" calcext:value-type="float">
            <text:p>333460.19378882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1442890786.7516" calcext:value-type="float">
            <text:p>1442890786.7516</text:p>
          </table:table-cell>
          <table:table-cell office:value-type="float" office:value="1442890786.75164" calcext:value-type="float">
            <text:p>1442890786.75164</text:p>
          </table:table-cell>
          <table:table-cell office:value-type="float" office:value="896" calcext:value-type="float">
            <text:p>896</text:p>
          </table:table-cell>
          <table:table-cell table:formula="of:=[.C650]-[.C$2]" office:value-type="float" office:value="17.648535490036" calcext:value-type="float">
            <text:p>17.64853549</text:p>
          </table:table-cell>
          <table:table-cell table:formula="of:=[.D650]/([.E650]-[.E649])" office:value-type="float" office:value="11712.4641482502" calcext:value-type="float">
            <text:p>11712.4641482502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442890786.75169" calcext:value-type="float">
            <text:p>1442890786.75169</text:p>
          </table:table-cell>
          <table:table-cell office:value-type="float" office:value="1442890786.75429" calcext:value-type="float">
            <text:p>1442890786.75429</text:p>
          </table:table-cell>
          <table:table-cell office:value-type="float" office:value="896" calcext:value-type="float">
            <text:p>896</text:p>
          </table:table-cell>
          <table:table-cell table:formula="of:=[.C651]-[.C$2]" office:value-type="float" office:value="17.6511821746826" calcext:value-type="float">
            <text:p>17.6511821747</text:p>
          </table:table-cell>
          <table:table-cell table:formula="of:=[.D651]/([.E651]-[.E650])" office:value-type="float" office:value="338536.742996126" calcext:value-type="float">
            <text:p>338536.74299612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442890786.75171" calcext:value-type="float">
            <text:p>1442890786.75171</text:p>
          </table:table-cell>
          <table:table-cell office:value-type="float" office:value="1442890786.75693" calcext:value-type="float">
            <text:p>1442890786.75693</text:p>
          </table:table-cell>
          <table:table-cell office:value-type="float" office:value="896" calcext:value-type="float">
            <text:p>896</text:p>
          </table:table-cell>
          <table:table-cell table:formula="of:=[.C652]-[.C$2]" office:value-type="float" office:value="17.6538193225861" calcext:value-type="float">
            <text:p>17.6538193226</text:p>
          </table:table-cell>
          <table:table-cell table:formula="of:=[.D652]/([.E652]-[.E651])" office:value-type="float" office:value="339760.996654914" calcext:value-type="float">
            <text:p>339760.99665491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442890786.75176" calcext:value-type="float">
            <text:p>1442890786.75176</text:p>
          </table:table-cell>
          <table:table-cell office:value-type="float" office:value="1442890786.75961" calcext:value-type="float">
            <text:p>1442890786.75961</text:p>
          </table:table-cell>
          <table:table-cell office:value-type="float" office:value="896" calcext:value-type="float">
            <text:p>896</text:p>
          </table:table-cell>
          <table:table-cell table:formula="of:=[.C653]-[.C$2]" office:value-type="float" office:value="17.6564981937408" calcext:value-type="float">
            <text:p>17.6564981937</text:p>
          </table:table-cell>
          <table:table-cell table:formula="of:=[.D653]/([.E653]-[.E652])" office:value-type="float" office:value="334469.240299039" calcext:value-type="float">
            <text:p>334469.240299039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442890786.7518" calcext:value-type="float">
            <text:p>1442890786.7518</text:p>
          </table:table-cell>
          <table:table-cell office:value-type="float" office:value="1442890786.76217" calcext:value-type="float">
            <text:p>1442890786.76217</text:p>
          </table:table-cell>
          <table:table-cell office:value-type="float" office:value="896" calcext:value-type="float">
            <text:p>896</text:p>
          </table:table-cell>
          <table:table-cell table:formula="of:=[.C654]-[.C$2]" office:value-type="float" office:value="17.659059047699" calcext:value-type="float">
            <text:p>17.6590590477</text:p>
          </table:table-cell>
          <table:table-cell table:formula="of:=[.D654]/([.E654]-[.E653])" office:value-type="float" office:value="349883.2868448" calcext:value-type="float">
            <text:p>349883.286844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442890786.75184" calcext:value-type="float">
            <text:p>1442890786.75184</text:p>
          </table:table-cell>
          <table:table-cell office:value-type="float" office:value="1442890786.76486" calcext:value-type="float">
            <text:p>1442890786.76486</text:p>
          </table:table-cell>
          <table:table-cell office:value-type="float" office:value="896" calcext:value-type="float">
            <text:p>896</text:p>
          </table:table-cell>
          <table:table-cell table:formula="of:=[.C655]-[.C$2]" office:value-type="float" office:value="17.6617565155029" calcext:value-type="float">
            <text:p>17.6617565155</text:p>
          </table:table-cell>
          <table:table-cell table:formula="of:=[.D655]/([.E655]-[.E654])" office:value-type="float" office:value="332163.371398268" calcext:value-type="float">
            <text:p>332163.371398268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1442890786.75188" calcext:value-type="float">
            <text:p>1442890786.75188</text:p>
          </table:table-cell>
          <table:table-cell office:value-type="float" office:value="1442890786.76751" calcext:value-type="float">
            <text:p>1442890786.76751</text:p>
          </table:table-cell>
          <table:table-cell office:value-type="float" office:value="896" calcext:value-type="float">
            <text:p>896</text:p>
          </table:table-cell>
          <table:table-cell table:formula="of:=[.C656]-[.C$2]" office:value-type="float" office:value="17.6644043922424" calcext:value-type="float">
            <text:p>17.6644043922</text:p>
          </table:table-cell>
          <table:table-cell table:formula="of:=[.D656]/([.E656]-[.E655])" office:value-type="float" office:value="338384.331352422" calcext:value-type="float">
            <text:p>338384.331352422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442890786.75191" calcext:value-type="float">
            <text:p>1442890786.75191</text:p>
          </table:table-cell>
          <table:table-cell office:value-type="float" office:value="1442890786.77016" calcext:value-type="float">
            <text:p>1442890786.77016</text:p>
          </table:table-cell>
          <table:table-cell office:value-type="float" office:value="896" calcext:value-type="float">
            <text:p>896</text:p>
          </table:table-cell>
          <table:table-cell table:formula="of:=[.C657]-[.C$2]" office:value-type="float" office:value="17.6670522689819" calcext:value-type="float">
            <text:p>17.667052269</text:p>
          </table:table-cell>
          <table:table-cell table:formula="of:=[.D657]/([.E657]-[.E656])" office:value-type="float" office:value="338384.331352422" calcext:value-type="float">
            <text:p>338384.331352422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1442890786.75193" calcext:value-type="float">
            <text:p>1442890786.75193</text:p>
          </table:table-cell>
          <table:table-cell office:value-type="float" office:value="1442890786.77279" calcext:value-type="float">
            <text:p>1442890786.77279</text:p>
          </table:table-cell>
          <table:table-cell office:value-type="float" office:value="896" calcext:value-type="float">
            <text:p>896</text:p>
          </table:table-cell>
          <table:table-cell table:formula="of:=[.C658]-[.C$2]" office:value-type="float" office:value="17.669682264328" calcext:value-type="float">
            <text:p>17.6696822643</text:p>
          </table:table-cell>
          <table:table-cell table:formula="of:=[.D658]/([.E658]-[.E657])" office:value-type="float" office:value="340685.013507388" calcext:value-type="float">
            <text:p>340685.013507388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442890786.75195" calcext:value-type="float">
            <text:p>1442890786.75195</text:p>
          </table:table-cell>
          <table:table-cell office:value-type="float" office:value="1442890786.77544" calcext:value-type="float">
            <text:p>1442890786.77544</text:p>
          </table:table-cell>
          <table:table-cell office:value-type="float" office:value="896" calcext:value-type="float">
            <text:p>896</text:p>
          </table:table-cell>
          <table:table-cell table:formula="of:=[.C659]-[.C$2]" office:value-type="float" office:value="17.6723301410675" calcext:value-type="float">
            <text:p>17.6723301411</text:p>
          </table:table-cell>
          <table:table-cell table:formula="of:=[.D659]/([.E659]-[.E658])" office:value-type="float" office:value="338384.331352422" calcext:value-type="float">
            <text:p>338384.331352422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1442890786.75199" calcext:value-type="float">
            <text:p>1442890786.75199</text:p>
          </table:table-cell>
          <table:table-cell office:value-type="float" office:value="1442890786.77809" calcext:value-type="float">
            <text:p>1442890786.77809</text:p>
          </table:table-cell>
          <table:table-cell office:value-type="float" office:value="896" calcext:value-type="float">
            <text:p>896</text:p>
          </table:table-cell>
          <table:table-cell table:formula="of:=[.C660]-[.C$2]" office:value-type="float" office:value="17.6749818325043" calcext:value-type="float">
            <text:p>17.6749818325</text:p>
          </table:table-cell>
          <table:table-cell table:formula="of:=[.D660]/([.E660]-[.E659])" office:value-type="float" office:value="337897.534975724" calcext:value-type="float">
            <text:p>337897.534975724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442890786.75201" calcext:value-type="float">
            <text:p>1442890786.75201</text:p>
          </table:table-cell>
          <table:table-cell office:value-type="float" office:value="1442890786.78074" calcext:value-type="float">
            <text:p>1442890786.78074</text:p>
          </table:table-cell>
          <table:table-cell office:value-type="float" office:value="896" calcext:value-type="float">
            <text:p>896</text:p>
          </table:table-cell>
          <table:table-cell table:formula="of:=[.C661]-[.C$2]" office:value-type="float" office:value="17.6776316165924" calcext:value-type="float">
            <text:p>17.6776316166</text:p>
          </table:table-cell>
          <table:table-cell table:formula="of:=[.D661]/([.E661]-[.E660])" office:value-type="float" office:value="338140.75796293" calcext:value-type="float">
            <text:p>338140.7579629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442890786.84977" calcext:value-type="float">
            <text:p>1442890786.84977</text:p>
          </table:table-cell>
          <table:table-cell office:value-type="float" office:value="1442890786.84982" calcext:value-type="float">
            <text:p>1442890786.84982</text:p>
          </table:table-cell>
          <table:table-cell office:value-type="float" office:value="896" calcext:value-type="float">
            <text:p>896</text:p>
          </table:table-cell>
          <table:table-cell table:formula="of:=[.C662]-[.C$2]" office:value-type="float" office:value="17.7467141151428" calcext:value-type="float">
            <text:p>17.7467141151</text:p>
          </table:table-cell>
          <table:table-cell table:formula="of:=[.D662]/([.E662]-[.E661])" office:value-type="float" office:value="12969.9999102684" calcext:value-type="float">
            <text:p>12969.9999102684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442890786.84991" calcext:value-type="float">
            <text:p>1442890786.84991</text:p>
          </table:table-cell>
          <table:table-cell office:value-type="float" office:value="1442890786.85246" calcext:value-type="float">
            <text:p>1442890786.85246</text:p>
          </table:table-cell>
          <table:table-cell office:value-type="float" office:value="896" calcext:value-type="float">
            <text:p>896</text:p>
          </table:table-cell>
          <table:table-cell table:formula="of:=[.C663]-[.C$2]" office:value-type="float" office:value="17.7493507862091" calcext:value-type="float">
            <text:p>17.7493507862</text:p>
          </table:table-cell>
          <table:table-cell table:formula="of:=[.D663]/([.E663]-[.E662])" office:value-type="float" office:value="339822.441812099" calcext:value-type="float">
            <text:p>339822.441812099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1442890786.84996" calcext:value-type="float">
            <text:p>1442890786.84996</text:p>
          </table:table-cell>
          <table:table-cell office:value-type="float" office:value="1442890786.8551" calcext:value-type="float">
            <text:p>1442890786.8551</text:p>
          </table:table-cell>
          <table:table-cell office:value-type="float" office:value="896" calcext:value-type="float">
            <text:p>896</text:p>
          </table:table-cell>
          <table:table-cell table:formula="of:=[.C664]-[.C$2]" office:value-type="float" office:value="17.7519936561584" calcext:value-type="float">
            <text:p>17.7519936562</text:p>
          </table:table-cell>
          <table:table-cell table:formula="of:=[.D664]/([.E664]-[.E663])" office:value-type="float" office:value="339025.3842129" calcext:value-type="float">
            <text:p>339025.3842129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442890786.85002" calcext:value-type="float">
            <text:p>1442890786.85002</text:p>
          </table:table-cell>
          <table:table-cell office:value-type="float" office:value="1442890786.85803" calcext:value-type="float">
            <text:p>1442890786.85803</text:p>
          </table:table-cell>
          <table:table-cell office:value-type="float" office:value="896" calcext:value-type="float">
            <text:p>896</text:p>
          </table:table-cell>
          <table:table-cell table:formula="of:=[.C665]-[.C$2]" office:value-type="float" office:value="17.7549223899841" calcext:value-type="float">
            <text:p>17.75492239</text:p>
          </table:table-cell>
          <table:table-cell table:formula="of:=[.D665]/([.E665]-[.E664])" office:value-type="float" office:value="305934.254640182" calcext:value-type="float">
            <text:p>305934.254640182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1442890786.85007" calcext:value-type="float">
            <text:p>1442890786.85007</text:p>
          </table:table-cell>
          <table:table-cell office:value-type="float" office:value="1442890786.86064" calcext:value-type="float">
            <text:p>1442890786.86064</text:p>
          </table:table-cell>
          <table:table-cell office:value-type="float" office:value="896" calcext:value-type="float">
            <text:p>896</text:p>
          </table:table-cell>
          <table:table-cell table:formula="of:=[.C666]-[.C$2]" office:value-type="float" office:value="17.7575294971466" calcext:value-type="float">
            <text:p>17.7575294971</text:p>
          </table:table-cell>
          <table:table-cell table:formula="of:=[.D666]/([.E666]-[.E665])" office:value-type="float" office:value="343675.938180155" calcext:value-type="float">
            <text:p>343675.938180155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442890786.85012" calcext:value-type="float">
            <text:p>1442890786.85012</text:p>
          </table:table-cell>
          <table:table-cell office:value-type="float" office:value="1442890786.86329" calcext:value-type="float">
            <text:p>1442890786.86329</text:p>
          </table:table-cell>
          <table:table-cell office:value-type="float" office:value="896" calcext:value-type="float">
            <text:p>896</text:p>
          </table:table-cell>
          <table:table-cell table:formula="of:=[.C667]-[.C$2]" office:value-type="float" office:value="17.7601826190949" calcext:value-type="float">
            <text:p>17.7601826191</text:p>
          </table:table-cell>
          <table:table-cell table:formula="of:=[.D667]/([.E667]-[.E666])" office:value-type="float" office:value="337715.347232207" calcext:value-type="float">
            <text:p>337715.347232207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1442890786.85017" calcext:value-type="float">
            <text:p>1442890786.85017</text:p>
          </table:table-cell>
          <table:table-cell office:value-type="float" office:value="1442890786.86594" calcext:value-type="float">
            <text:p>1442890786.86594</text:p>
          </table:table-cell>
          <table:table-cell office:value-type="float" office:value="896" calcext:value-type="float">
            <text:p>896</text:p>
          </table:table-cell>
          <table:table-cell table:formula="of:=[.C668]-[.C$2]" office:value-type="float" office:value="17.7628347873688" calcext:value-type="float">
            <text:p>17.7628347874</text:p>
          </table:table-cell>
          <table:table-cell table:formula="of:=[.D668]/([.E668]-[.E667])" office:value-type="float" office:value="337836.783890687" calcext:value-type="float">
            <text:p>337836.783890687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442890786.85022" calcext:value-type="float">
            <text:p>1442890786.85022</text:p>
          </table:table-cell>
          <table:table-cell office:value-type="float" office:value="1442890786.86856" calcext:value-type="float">
            <text:p>1442890786.86856</text:p>
          </table:table-cell>
          <table:table-cell office:value-type="float" office:value="896" calcext:value-type="float">
            <text:p>896</text:p>
          </table:table-cell>
          <table:table-cell table:formula="of:=[.C669]-[.C$2]" office:value-type="float" office:value="17.7654573917389" calcext:value-type="float">
            <text:p>17.7654573917</text:p>
          </table:table-cell>
          <table:table-cell table:formula="of:=[.D669]/([.E669]-[.E668])" office:value-type="float" office:value="341645.125818182" calcext:value-type="float">
            <text:p>341645.125818182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1442890786.85027" calcext:value-type="float">
            <text:p>1442890786.85027</text:p>
          </table:table-cell>
          <table:table-cell office:value-type="float" office:value="1442890786.87119" calcext:value-type="float">
            <text:p>1442890786.87119</text:p>
          </table:table-cell>
          <table:table-cell office:value-type="float" office:value="896" calcext:value-type="float">
            <text:p>896</text:p>
          </table:table-cell>
          <table:table-cell table:formula="of:=[.C670]-[.C$2]" office:value-type="float" office:value="17.7680838108063" calcext:value-type="float">
            <text:p>17.7680838108</text:p>
          </table:table-cell>
          <table:table-cell table:formula="of:=[.D670]/([.E670]-[.E669])" office:value-type="float" office:value="341148.909222948" calcext:value-type="float">
            <text:p>341148.909222948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442890786.85032" calcext:value-type="float">
            <text:p>1442890786.85032</text:p>
          </table:table-cell>
          <table:table-cell office:value-type="float" office:value="1442890786.87384" calcext:value-type="float">
            <text:p>1442890786.87384</text:p>
          </table:table-cell>
          <table:table-cell office:value-type="float" office:value="896" calcext:value-type="float">
            <text:p>896</text:p>
          </table:table-cell>
          <table:table-cell table:formula="of:=[.C671]-[.C$2]" office:value-type="float" office:value="17.770733833313" calcext:value-type="float">
            <text:p>17.7707338333</text:p>
          </table:table-cell>
          <table:table-cell table:formula="of:=[.D671]/([.E671]-[.E670])" office:value-type="float" office:value="338110.33594242" calcext:value-type="float">
            <text:p>338110.3359424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442890786.85037" calcext:value-type="float">
            <text:p>1442890786.85037</text:p>
          </table:table-cell>
          <table:table-cell office:value-type="float" office:value="1442890786.87649" calcext:value-type="float">
            <text:p>1442890786.87649</text:p>
          </table:table-cell>
          <table:table-cell office:value-type="float" office:value="896" calcext:value-type="float">
            <text:p>896</text:p>
          </table:table-cell>
          <table:table-cell table:formula="of:=[.C672]-[.C$2]" office:value-type="float" office:value="17.7733850479126" calcext:value-type="float">
            <text:p>17.7733850479</text:p>
          </table:table-cell>
          <table:table-cell table:formula="of:=[.D672]/([.E672]-[.E671])" office:value-type="float" office:value="337958.307913669" calcext:value-type="float">
            <text:p>337958.307913669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442890786.85042" calcext:value-type="float">
            <text:p>1442890786.85042</text:p>
          </table:table-cell>
          <table:table-cell office:value-type="float" office:value="1442890786.87914" calcext:value-type="float">
            <text:p>1442890786.87914</text:p>
          </table:table-cell>
          <table:table-cell office:value-type="float" office:value="896" calcext:value-type="float">
            <text:p>896</text:p>
          </table:table-cell>
          <table:table-cell table:formula="of:=[.C673]-[.C$2]" office:value-type="float" office:value="17.7760362625122" calcext:value-type="float">
            <text:p>17.7760362625</text:p>
          </table:table-cell>
          <table:table-cell table:formula="of:=[.D673]/([.E673]-[.E672])" office:value-type="float" office:value="337958.307913669" calcext:value-type="float">
            <text:p>337958.307913669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1442890786.95829" calcext:value-type="float">
            <text:p>1442890786.95829</text:p>
          </table:table-cell>
          <table:table-cell office:value-type="float" office:value="1442890786.95836" calcext:value-type="float">
            <text:p>1442890786.95836</text:p>
          </table:table-cell>
          <table:table-cell office:value-type="float" office:value="896" calcext:value-type="float">
            <text:p>896</text:p>
          </table:table-cell>
          <table:table-cell table:formula="of:=[.C674]-[.C$2]" office:value-type="float" office:value="17.8552496433258" calcext:value-type="float">
            <text:p>17.8552496433</text:p>
          </table:table-cell>
          <table:table-cell table:formula="of:=[.D674]/([.E674]-[.E673])" office:value-type="float" office:value="11311.2202862346" calcext:value-type="float">
            <text:p>11311.2202862346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442890786.95842" calcext:value-type="float">
            <text:p>1442890786.95842</text:p>
          </table:table-cell>
          <table:table-cell office:value-type="float" office:value="1442890786.96101" calcext:value-type="float">
            <text:p>1442890786.96101</text:p>
          </table:table-cell>
          <table:table-cell office:value-type="float" office:value="896" calcext:value-type="float">
            <text:p>896</text:p>
          </table:table-cell>
          <table:table-cell table:formula="of:=[.C675]-[.C$2]" office:value-type="float" office:value="17.8579003810883" calcext:value-type="float">
            <text:p>17.8579003811</text:p>
          </table:table-cell>
          <table:table-cell table:formula="of:=[.D675]/([.E675]-[.E674])" office:value-type="float" office:value="338019.102716316" calcext:value-type="float">
            <text:p>338019.102716316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1442890786.95844" calcext:value-type="float">
            <text:p>1442890786.95844</text:p>
          </table:table-cell>
          <table:table-cell office:value-type="float" office:value="1442890786.96365" calcext:value-type="float">
            <text:p>1442890786.96365</text:p>
          </table:table-cell>
          <table:table-cell office:value-type="float" office:value="896" calcext:value-type="float">
            <text:p>896</text:p>
          </table:table-cell>
          <table:table-cell table:formula="of:=[.C676]-[.C$2]" office:value-type="float" office:value="17.8605449199677" calcext:value-type="float">
            <text:p>17.86054492</text:p>
          </table:table-cell>
          <table:table-cell table:formula="of:=[.D676]/([.E676]-[.E675])" office:value-type="float" office:value="338811.430219978" calcext:value-type="float">
            <text:p>338811.430219978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442890786.95847" calcext:value-type="float">
            <text:p>1442890786.95847</text:p>
          </table:table-cell>
          <table:table-cell office:value-type="float" office:value="1442890786.96628" calcext:value-type="float">
            <text:p>1442890786.96628</text:p>
          </table:table-cell>
          <table:table-cell office:value-type="float" office:value="896" calcext:value-type="float">
            <text:p>896</text:p>
          </table:table-cell>
          <table:table-cell table:formula="of:=[.C677]-[.C$2]" office:value-type="float" office:value="17.8631718158722" calcext:value-type="float">
            <text:p>17.8631718159</text:p>
          </table:table-cell>
          <table:table-cell table:formula="of:=[.D677]/([.E677]-[.E676])" office:value-type="float" office:value="341086.983481576" calcext:value-type="float">
            <text:p>341086.983481576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1442890786.9585" calcext:value-type="float">
            <text:p>1442890786.9585</text:p>
          </table:table-cell>
          <table:table-cell office:value-type="float" office:value="1442890786.96884" calcext:value-type="float">
            <text:p>1442890786.96884</text:p>
          </table:table-cell>
          <table:table-cell office:value-type="float" office:value="896" calcext:value-type="float">
            <text:p>896</text:p>
          </table:table-cell>
          <table:table-cell table:formula="of:=[.C678]-[.C$2]" office:value-type="float" office:value="17.8657321929932" calcext:value-type="float">
            <text:p>17.865732193</text:p>
          </table:table-cell>
          <table:table-cell table:formula="of:=[.D678]/([.E678]-[.E677])" office:value-type="float" office:value="349948.448086414" calcext:value-type="float">
            <text:p>349948.448086414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442890786.95852" calcext:value-type="float">
            <text:p>1442890786.95852</text:p>
          </table:table-cell>
          <table:table-cell office:value-type="float" office:value="1442890786.97148" calcext:value-type="float">
            <text:p>1442890786.97148</text:p>
          </table:table-cell>
          <table:table-cell office:value-type="float" office:value="896" calcext:value-type="float">
            <text:p>896</text:p>
          </table:table-cell>
          <table:table-cell table:formula="of:=[.C679]-[.C$2]" office:value-type="float" office:value="17.8683748245239" calcext:value-type="float">
            <text:p>17.8683748245</text:p>
          </table:table-cell>
          <table:table-cell table:formula="of:=[.D679]/([.E679]-[.E678])" office:value-type="float" office:value="339055.971129556" calcext:value-type="float">
            <text:p>339055.971129556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1442890786.95855" calcext:value-type="float">
            <text:p>1442890786.95855</text:p>
          </table:table-cell>
          <table:table-cell office:value-type="float" office:value="1442890786.97412" calcext:value-type="float">
            <text:p>1442890786.97412</text:p>
          </table:table-cell>
          <table:table-cell office:value-type="float" office:value="896" calcext:value-type="float">
            <text:p>896</text:p>
          </table:table-cell>
          <table:table-cell table:formula="of:=[.C680]-[.C$2]" office:value-type="float" office:value="17.8710100650787" calcext:value-type="float">
            <text:p>17.8710100651</text:p>
          </table:table-cell>
          <table:table-cell table:formula="of:=[.D680]/([.E680]-[.E679])" office:value-type="float" office:value="340006.910702977" calcext:value-type="float">
            <text:p>340006.910702977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442890786.95857" calcext:value-type="float">
            <text:p>1442890786.95857</text:p>
          </table:table-cell>
          <table:table-cell office:value-type="float" office:value="1442890786.97676" calcext:value-type="float">
            <text:p>1442890786.97676</text:p>
          </table:table-cell>
          <table:table-cell office:value-type="float" office:value="896" calcext:value-type="float">
            <text:p>896</text:p>
          </table:table-cell>
          <table:table-cell table:formula="of:=[.C681]-[.C$2]" office:value-type="float" office:value="17.8736507892609" calcext:value-type="float">
            <text:p>17.8736507893</text:p>
          </table:table-cell>
          <table:table-cell table:formula="of:=[.D681]/([.E681]-[.E680])" office:value-type="float" office:value="339300.86529433" calcext:value-type="float">
            <text:p>339300.86529433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442890786.95859" calcext:value-type="float">
            <text:p>1442890786.95859</text:p>
          </table:table-cell>
          <table:table-cell office:value-type="float" office:value="1442890786.97937" calcext:value-type="float">
            <text:p>1442890786.97937</text:p>
          </table:table-cell>
          <table:table-cell office:value-type="float" office:value="896" calcext:value-type="float">
            <text:p>896</text:p>
          </table:table-cell>
          <table:table-cell table:formula="of:=[.C682]-[.C$2]" office:value-type="float" office:value="17.8762602806091" calcext:value-type="float">
            <text:p>17.8762602806</text:p>
          </table:table-cell>
          <table:table-cell table:formula="of:=[.D682]/([.E682]-[.E681])" office:value-type="float" office:value="343361.93549566" calcext:value-type="float">
            <text:p>343361.93549566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442890786.95861" calcext:value-type="float">
            <text:p>1442890786.95861</text:p>
          </table:table-cell>
          <table:table-cell office:value-type="float" office:value="1442890786.98201" calcext:value-type="float">
            <text:p>1442890786.98201</text:p>
          </table:table-cell>
          <table:table-cell office:value-type="float" office:value="896" calcext:value-type="float">
            <text:p>896</text:p>
          </table:table-cell>
          <table:table-cell table:formula="of:=[.C683]-[.C$2]" office:value-type="float" office:value="17.8789038658142" calcext:value-type="float">
            <text:p>17.8789038658</text:p>
          </table:table-cell>
          <table:table-cell table:formula="of:=[.D683]/([.E683]-[.E682])" office:value-type="float" office:value="338933.656565657" calcext:value-type="float">
            <text:p>338933.656565657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1442890786.95865" calcext:value-type="float">
            <text:p>1442890786.95865</text:p>
          </table:table-cell>
          <table:table-cell office:value-type="float" office:value="1442890786.98466" calcext:value-type="float">
            <text:p>1442890786.98466</text:p>
          </table:table-cell>
          <table:table-cell office:value-type="float" office:value="896" calcext:value-type="float">
            <text:p>896</text:p>
          </table:table-cell>
          <table:table-cell table:formula="of:=[.C684]-[.C$2]" office:value-type="float" office:value="17.881552696228" calcext:value-type="float">
            <text:p>17.8815526962</text:p>
          </table:table-cell>
          <table:table-cell table:formula="of:=[.D684]/([.E684]-[.E683])" office:value-type="float" office:value="338262.500810081" calcext:value-type="float">
            <text:p>338262.500810081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442890786.95867" calcext:value-type="float">
            <text:p>1442890786.95867</text:p>
          </table:table-cell>
          <table:table-cell office:value-type="float" office:value="1442890786.98731" calcext:value-type="float">
            <text:p>1442890786.98731</text:p>
          </table:table-cell>
          <table:table-cell office:value-type="float" office:value="896" calcext:value-type="float">
            <text:p>896</text:p>
          </table:table-cell>
          <table:table-cell table:formula="of:=[.C685]-[.C$2]" office:value-type="float" office:value="17.8841989040375" calcext:value-type="float">
            <text:p>17.884198904</text:p>
          </table:table-cell>
          <table:table-cell table:formula="of:=[.D685]/([.E685]-[.E684])" office:value-type="float" office:value="338597.746103252" calcext:value-type="float">
            <text:p>338597.746103252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1442890787.05076" calcext:value-type="float">
            <text:p>1442890787.05076</text:p>
          </table:table-cell>
          <table:table-cell office:value-type="float" office:value="1442890787.0508" calcext:value-type="float">
            <text:p>1442890787.0508</text:p>
          </table:table-cell>
          <table:table-cell office:value-type="float" office:value="896" calcext:value-type="float">
            <text:p>896</text:p>
          </table:table-cell>
          <table:table-cell table:formula="of:=[.C686]-[.C$2]" office:value-type="float" office:value="17.9476971626282" calcext:value-type="float">
            <text:p>17.9476971626</text:p>
          </table:table-cell>
          <table:table-cell table:formula="of:=[.D686]/([.E686]-[.E685])" office:value-type="float" office:value="14110.6231869366" calcext:value-type="float">
            <text:p>14110.6231869366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442890787.05086" calcext:value-type="float">
            <text:p>1442890787.05086</text:p>
          </table:table-cell>
          <table:table-cell office:value-type="float" office:value="1442890790.00392" calcext:value-type="float">
            <text:p>1442890790.00392</text:p>
          </table:table-cell>
          <table:table-cell office:value-type="float" office:value="896" calcext:value-type="float">
            <text:p>896</text:p>
          </table:table-cell>
          <table:table-cell table:formula="of:=[.C687]-[.C$2]" office:value-type="float" office:value="20.9008121490479" calcext:value-type="float">
            <text:p>20.900812149</text:p>
          </table:table-cell>
          <table:table-cell table:formula="of:=[.D687]/([.E687]-[.E686])" office:value-type="float" office:value="303.40843621748" calcext:value-type="float">
            <text:p>303.4084362175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1442890787.05088" calcext:value-type="float">
            <text:p>1442890787.05088</text:p>
          </table:table-cell>
          <table:table-cell office:value-type="float" office:value="1442890790.00784" calcext:value-type="float">
            <text:p>1442890790.00784</text:p>
          </table:table-cell>
          <table:table-cell office:value-type="float" office:value="896" calcext:value-type="float">
            <text:p>896</text:p>
          </table:table-cell>
          <table:table-cell table:formula="of:=[.C688]-[.C$2]" office:value-type="float" office:value="20.9047372341156" calcext:value-type="float">
            <text:p>20.9047372341</text:p>
          </table:table-cell>
          <table:table-cell table:formula="of:=[.D688]/([.E688]-[.E687])" office:value-type="float" office:value="228275.307295147" calcext:value-type="float">
            <text:p>228275.307295147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442890787.0509" calcext:value-type="float">
            <text:p>1442890787.0509</text:p>
          </table:table-cell>
          <table:table-cell office:value-type="float" office:value="1442890790.01171" calcext:value-type="float">
            <text:p>1442890790.01171</text:p>
          </table:table-cell>
          <table:table-cell office:value-type="float" office:value="896" calcext:value-type="float">
            <text:p>896</text:p>
          </table:table-cell>
          <table:table-cell table:formula="of:=[.C689]-[.C$2]" office:value-type="float" office:value="20.908599615097" calcext:value-type="float">
            <text:p>20.9085996151</text:p>
          </table:table-cell>
          <table:table-cell table:formula="of:=[.D689]/([.E689]-[.E688])" office:value-type="float" office:value="231981.258271605" calcext:value-type="float">
            <text:p>231981.258271605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1442890787.05092" calcext:value-type="float">
            <text:p>1442890787.05092</text:p>
          </table:table-cell>
          <table:table-cell office:value-type="float" office:value="1442890790.01558" calcext:value-type="float">
            <text:p>1442890790.01558</text:p>
          </table:table-cell>
          <table:table-cell office:value-type="float" office:value="896" calcext:value-type="float">
            <text:p>896</text:p>
          </table:table-cell>
          <table:table-cell table:formula="of:=[.C690]-[.C$2]" office:value-type="float" office:value="20.9124755859375" calcext:value-type="float">
            <text:p>20.9124755859</text:p>
          </table:table-cell>
          <table:table-cell table:formula="of:=[.D690]/([.E690]-[.E689])" office:value-type="float" office:value="231167.88977056" calcext:value-type="float">
            <text:p>231167.8897705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442890787.05094" calcext:value-type="float">
            <text:p>1442890787.05094</text:p>
          </table:table-cell>
          <table:table-cell office:value-type="float" office:value="1442890790.01946" calcext:value-type="float">
            <text:p>1442890790.01946</text:p>
          </table:table-cell>
          <table:table-cell office:value-type="float" office:value="896" calcext:value-type="float">
            <text:p>896</text:p>
          </table:table-cell>
          <table:table-cell table:formula="of:=[.C691]-[.C$2]" office:value-type="float" office:value="20.9163541793823" calcext:value-type="float">
            <text:p>20.9163541794</text:p>
          </table:table-cell>
          <table:table-cell table:formula="of:=[.D691]/([.E691]-[.E690])" office:value-type="float" office:value="231011.580034423" calcext:value-type="float">
            <text:p>231011.580034423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442890787.05096" calcext:value-type="float">
            <text:p>1442890787.05096</text:p>
          </table:table-cell>
          <table:table-cell office:value-type="float" office:value="1442890790.02336" calcext:value-type="float">
            <text:p>1442890790.02336</text:p>
          </table:table-cell>
          <table:table-cell office:value-type="float" office:value="896" calcext:value-type="float">
            <text:p>896</text:p>
          </table:table-cell>
          <table:table-cell table:formula="of:=[.C692]-[.C$2]" office:value-type="float" office:value="20.9202523231506" calcext:value-type="float">
            <text:p>20.9202523232</text:p>
          </table:table-cell>
          <table:table-cell table:formula="of:=[.D692]/([.E692]-[.E691])" office:value-type="float" office:value="229852.989847095" calcext:value-type="float">
            <text:p>229852.989847095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442890787.05098" calcext:value-type="float">
            <text:p>1442890787.05098</text:p>
          </table:table-cell>
          <table:table-cell office:value-type="float" office:value="1442890790.02726" calcext:value-type="float">
            <text:p>1442890790.02726</text:p>
          </table:table-cell>
          <table:table-cell office:value-type="float" office:value="896" calcext:value-type="float">
            <text:p>896</text:p>
          </table:table-cell>
          <table:table-cell table:formula="of:=[.C693]-[.C$2]" office:value-type="float" office:value="20.9241502285004" calcext:value-type="float">
            <text:p>20.9241502285</text:p>
          </table:table-cell>
          <table:table-cell table:formula="of:=[.D693]/([.E693]-[.E692])" office:value-type="float" office:value="229867.048993822" calcext:value-type="float">
            <text:p>229867.048993822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1442890787.051" calcext:value-type="float">
            <text:p>1442890787.051</text:p>
          </table:table-cell>
          <table:table-cell office:value-type="float" office:value="1442890790.03115" calcext:value-type="float">
            <text:p>1442890790.03115</text:p>
          </table:table-cell>
          <table:table-cell office:value-type="float" office:value="896" calcext:value-type="float">
            <text:p>896</text:p>
          </table:table-cell>
          <table:table-cell table:formula="of:=[.C694]-[.C$2]" office:value-type="float" office:value="20.9280383586884" calcext:value-type="float">
            <text:p>20.9280383587</text:p>
          </table:table-cell>
          <table:table-cell table:formula="of:=[.D694]/([.E694]-[.E693])" office:value-type="float" office:value="230444.958547952" calcext:value-type="float">
            <text:p>230444.958547952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1442890787.05102" calcext:value-type="float">
            <text:p>1442890787.05102</text:p>
          </table:table-cell>
          <table:table-cell office:value-type="float" office:value="1442890790.03506" calcext:value-type="float">
            <text:p>1442890790.03506</text:p>
          </table:table-cell>
          <table:table-cell office:value-type="float" office:value="896" calcext:value-type="float">
            <text:p>896</text:p>
          </table:table-cell>
          <table:table-cell table:formula="of:=[.C695]-[.C$2]" office:value-type="float" office:value="20.9319517612457" calcext:value-type="float">
            <text:p>20.9319517612</text:p>
          </table:table-cell>
          <table:table-cell table:formula="of:=[.D695]/([.E695]-[.E694])" office:value-type="float" office:value="228956.767637383" calcext:value-type="float">
            <text:p>228956.767637383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1442890787.05104" calcext:value-type="float">
            <text:p>1442890787.05104</text:p>
          </table:table-cell>
          <table:table-cell office:value-type="float" office:value="1442890790.03895" calcext:value-type="float">
            <text:p>1442890790.03895</text:p>
          </table:table-cell>
          <table:table-cell office:value-type="float" office:value="896" calcext:value-type="float">
            <text:p>896</text:p>
          </table:table-cell>
          <table:table-cell table:formula="of:=[.C696]-[.C$2]" office:value-type="float" office:value="20.9358403682709" calcext:value-type="float">
            <text:p>20.9358403683</text:p>
          </table:table-cell>
          <table:table-cell table:formula="of:=[.D696]/([.E696]-[.E695])" office:value-type="float" office:value="230416.700429185" calcext:value-type="float">
            <text:p>230416.70042918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442890787.05106" calcext:value-type="float">
            <text:p>1442890787.05106</text:p>
          </table:table-cell>
          <table:table-cell office:value-type="float" office:value="1442890790.04288" calcext:value-type="float">
            <text:p>1442890790.04288</text:p>
          </table:table-cell>
          <table:table-cell office:value-type="float" office:value="896" calcext:value-type="float">
            <text:p>896</text:p>
          </table:table-cell>
          <table:table-cell table:formula="of:=[.C697]-[.C$2]" office:value-type="float" office:value="20.9397692680359" calcext:value-type="float">
            <text:p>20.939769268</text:p>
          </table:table-cell>
          <table:table-cell table:formula="of:=[.D697]/([.E697]-[.E696])" office:value-type="float" office:value="228053.667334183" calcext:value-type="float">
            <text:p>228053.667334183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1442890787.16189" calcext:value-type="float">
            <text:p>1442890787.16189</text:p>
          </table:table-cell>
          <table:table-cell office:value-type="float" office:value="1442890790.04677" calcext:value-type="float">
            <text:p>1442890790.04677</text:p>
          </table:table-cell>
          <table:table-cell office:value-type="float" office:value="896" calcext:value-type="float">
            <text:p>896</text:p>
          </table:table-cell>
          <table:table-cell table:formula="of:=[.C698]-[.C$2]" office:value-type="float" office:value="20.9436576366425" calcext:value-type="float">
            <text:p>20.9436576366</text:p>
          </table:table-cell>
          <table:table-cell table:formula="of:=[.D698]/([.E698]-[.E697])" office:value-type="float" office:value="230430.828622233" calcext:value-type="float">
            <text:p>230430.828622233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442890787.16192" calcext:value-type="float">
            <text:p>1442890787.16192</text:p>
          </table:table-cell>
          <table:table-cell office:value-type="float" office:value="1442890790.05065" calcext:value-type="float">
            <text:p>1442890790.05065</text:p>
          </table:table-cell>
          <table:table-cell office:value-type="float" office:value="896" calcext:value-type="float">
            <text:p>896</text:p>
          </table:table-cell>
          <table:table-cell table:formula="of:=[.C699]-[.C$2]" office:value-type="float" office:value="20.9475433826447" calcext:value-type="float">
            <text:p>20.9475433826</text:p>
          </table:table-cell>
          <table:table-cell table:formula="of:=[.D699]/([.E699]-[.E698])" office:value-type="float" office:value="230586.353172168" calcext:value-type="float">
            <text:p>230586.35317216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1442890787.16195" calcext:value-type="float">
            <text:p>1442890787.16195</text:p>
          </table:table-cell>
          <table:table-cell office:value-type="float" office:value="1442890790.05454" calcext:value-type="float">
            <text:p>1442890790.05454</text:p>
          </table:table-cell>
          <table:table-cell office:value-type="float" office:value="896" calcext:value-type="float">
            <text:p>896</text:p>
          </table:table-cell>
          <table:table-cell table:formula="of:=[.C700]-[.C$2]" office:value-type="float" office:value="20.9514360427856" calcext:value-type="float">
            <text:p>20.9514360428</text:p>
          </table:table-cell>
          <table:table-cell table:formula="of:=[.D700]/([.E700]-[.E699])" office:value-type="float" office:value="230176.785937404" calcext:value-type="float">
            <text:p>230176.785937404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442890787.16197" calcext:value-type="float">
            <text:p>1442890787.16197</text:p>
          </table:table-cell>
          <table:table-cell office:value-type="float" office:value="1442890790.05844" calcext:value-type="float">
            <text:p>1442890790.05844</text:p>
          </table:table-cell>
          <table:table-cell office:value-type="float" office:value="896" calcext:value-type="float">
            <text:p>896</text:p>
          </table:table-cell>
          <table:table-cell table:formula="of:=[.C701]-[.C$2]" office:value-type="float" office:value="20.9553325176239" calcext:value-type="float">
            <text:p>20.9553325176</text:p>
          </table:table-cell>
          <table:table-cell table:formula="of:=[.D701]/([.E701]-[.E700])" office:value-type="float" office:value="229951.440004895" calcext:value-type="float">
            <text:p>229951.44000489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442890787.16199" calcext:value-type="float">
            <text:p>1442890787.16199</text:p>
          </table:table-cell>
          <table:table-cell office:value-type="float" office:value="1442890790.06233" calcext:value-type="float">
            <text:p>1442890790.06233</text:p>
          </table:table-cell>
          <table:table-cell office:value-type="float" office:value="896" calcext:value-type="float">
            <text:p>896</text:p>
          </table:table-cell>
          <table:table-cell table:formula="of:=[.C702]-[.C$2]" office:value-type="float" office:value="20.9592213630676" calcext:value-type="float">
            <text:p>20.9592213631</text:p>
          </table:table-cell>
          <table:table-cell table:formula="of:=[.D702]/([.E702]-[.E701])" office:value-type="float" office:value="230402.573968488" calcext:value-type="float">
            <text:p>230402.573968488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442890787.16201" calcext:value-type="float">
            <text:p>1442890787.16201</text:p>
          </table:table-cell>
          <table:table-cell office:value-type="float" office:value="1442890790.06622" calcext:value-type="float">
            <text:p>1442890790.06622</text:p>
          </table:table-cell>
          <table:table-cell office:value-type="float" office:value="896" calcext:value-type="float">
            <text:p>896</text:p>
          </table:table-cell>
          <table:table-cell table:formula="of:=[.C703]-[.C$2]" office:value-type="float" office:value="20.9631114006042" calcext:value-type="float">
            <text:p>20.9631114006</text:p>
          </table:table-cell>
          <table:table-cell table:formula="of:=[.D703]/([.E703]-[.E702])" office:value-type="float" office:value="230331.967639127" calcext:value-type="float">
            <text:p>230331.967639127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1442890787.16203" calcext:value-type="float">
            <text:p>1442890787.16203</text:p>
          </table:table-cell>
          <table:table-cell office:value-type="float" office:value="1442890790.07011" calcext:value-type="float">
            <text:p>1442890790.07011</text:p>
          </table:table-cell>
          <table:table-cell office:value-type="float" office:value="896" calcext:value-type="float">
            <text:p>896</text:p>
          </table:table-cell>
          <table:table-cell table:formula="of:=[.C704]-[.C$2]" office:value-type="float" office:value="20.967001914978" calcext:value-type="float">
            <text:p>20.967001915</text:p>
          </table:table-cell>
          <table:table-cell table:formula="of:=[.D704]/([.E704]-[.E703])" office:value-type="float" office:value="230303.737222699" calcext:value-type="float">
            <text:p>230303.737222699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442890787.16207" calcext:value-type="float">
            <text:p>1442890787.16207</text:p>
          </table:table-cell>
          <table:table-cell office:value-type="float" office:value="1442890790.074" calcext:value-type="float">
            <text:p>1442890790.074</text:p>
          </table:table-cell>
          <table:table-cell office:value-type="float" office:value="896" calcext:value-type="float">
            <text:p>896</text:p>
          </table:table-cell>
          <table:table-cell table:formula="of:=[.C705]-[.C$2]" office:value-type="float" office:value="20.9708921909332" calcext:value-type="float">
            <text:p>20.9708921909</text:p>
          </table:table-cell>
          <table:table-cell table:formula="of:=[.D705]/([.E705]-[.E704])" office:value-type="float" office:value="230317.851565852" calcext:value-type="float">
            <text:p>230317.851565852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1442890787.16209" calcext:value-type="float">
            <text:p>1442890787.16209</text:p>
          </table:table-cell>
          <table:table-cell office:value-type="float" office:value="1442890790.07789" calcext:value-type="float">
            <text:p>1442890790.07789</text:p>
          </table:table-cell>
          <table:table-cell office:value-type="float" office:value="896" calcext:value-type="float">
            <text:p>896</text:p>
          </table:table-cell>
          <table:table-cell table:formula="of:=[.C706]-[.C$2]" office:value-type="float" office:value="20.9747838973999" calcext:value-type="float">
            <text:p>20.9747838974</text:p>
          </table:table-cell>
          <table:table-cell table:formula="of:=[.D706]/([.E706]-[.E705])" office:value-type="float" office:value="230233.191447651" calcext:value-type="float">
            <text:p>230233.191447651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442890787.16211" calcext:value-type="float">
            <text:p>1442890787.16211</text:p>
          </table:table-cell>
          <table:table-cell office:value-type="float" office:value="1442890790.08178" calcext:value-type="float">
            <text:p>1442890790.08178</text:p>
          </table:table-cell>
          <table:table-cell office:value-type="float" office:value="896" calcext:value-type="float">
            <text:p>896</text:p>
          </table:table-cell>
          <table:table-cell table:formula="of:=[.C707]-[.C$2]" office:value-type="float" office:value="20.9786736965179" calcext:value-type="float">
            <text:p>20.9786736965</text:p>
          </table:table-cell>
          <table:table-cell table:formula="of:=[.D707]/([.E707]-[.E706])" office:value-type="float" office:value="230346.085442844" calcext:value-type="float">
            <text:p>230346.085442844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1442890787.16213" calcext:value-type="float">
            <text:p>1442890787.16213</text:p>
          </table:table-cell>
          <table:table-cell office:value-type="float" office:value="1442890790.08568" calcext:value-type="float">
            <text:p>1442890790.08568</text:p>
          </table:table-cell>
          <table:table-cell office:value-type="float" office:value="896" calcext:value-type="float">
            <text:p>896</text:p>
          </table:table-cell>
          <table:table-cell table:formula="of:=[.C708]-[.C$2]" office:value-type="float" office:value="20.9825682640076" calcext:value-type="float">
            <text:p>20.982568264</text:p>
          </table:table-cell>
          <table:table-cell table:formula="of:=[.D708]/([.E708]-[.E707])" office:value-type="float" office:value="230064.057790021" calcext:value-type="float">
            <text:p>230064.057790021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442890787.16215" calcext:value-type="float">
            <text:p>1442890787.16215</text:p>
          </table:table-cell>
          <table:table-cell office:value-type="float" office:value="1442890790.08956" calcext:value-type="float">
            <text:p>1442890790.08956</text:p>
          </table:table-cell>
          <table:table-cell office:value-type="float" office:value="896" calcext:value-type="float">
            <text:p>896</text:p>
          </table:table-cell>
          <table:table-cell table:formula="of:=[.C709]-[.C$2]" office:value-type="float" office:value="20.9864525794983" calcext:value-type="float">
            <text:p>20.9864525795</text:p>
          </table:table-cell>
          <table:table-cell table:formula="of:=[.D709]/([.E709]-[.E708])" office:value-type="float" office:value="230671.273262951" calcext:value-type="float">
            <text:p>230671.273262951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1442890787.25168" calcext:value-type="float">
            <text:p>1442890787.25168</text:p>
          </table:table-cell>
          <table:table-cell office:value-type="float" office:value="1442890790.09347" calcext:value-type="float">
            <text:p>1442890790.09347</text:p>
          </table:table-cell>
          <table:table-cell office:value-type="float" office:value="896" calcext:value-type="float">
            <text:p>896</text:p>
          </table:table-cell>
          <table:table-cell table:formula="of:=[.C710]-[.C$2]" office:value-type="float" office:value="20.99036693573" calcext:value-type="float">
            <text:p>20.9903669357</text:p>
          </table:table-cell>
          <table:table-cell table:formula="of:=[.D710]/([.E710]-[.E709])" office:value-type="float" office:value="228900.98574735" calcext:value-type="float">
            <text:p>228900.98574735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442890787.25174" calcext:value-type="float">
            <text:p>1442890787.25174</text:p>
          </table:table-cell>
          <table:table-cell office:value-type="float" office:value="1442890790.09736" calcext:value-type="float">
            <text:p>1442890790.09736</text:p>
          </table:table-cell>
          <table:table-cell office:value-type="float" office:value="896" calcext:value-type="float">
            <text:p>896</text:p>
          </table:table-cell>
          <table:table-cell table:formula="of:=[.C711]-[.C$2]" office:value-type="float" office:value="20.9942548274994" calcext:value-type="float">
            <text:p>20.9942548275</text:p>
          </table:table-cell>
          <table:table-cell table:formula="of:=[.D711]/([.E711]-[.E710])" office:value-type="float" office:value="230459.09020666" calcext:value-type="float">
            <text:p>230459.09020666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442890787.25179" calcext:value-type="float">
            <text:p>1442890787.25179</text:p>
          </table:table-cell>
          <table:table-cell office:value-type="float" office:value="1442890790.10125" calcext:value-type="float">
            <text:p>1442890790.10125</text:p>
          </table:table-cell>
          <table:table-cell office:value-type="float" office:value="896" calcext:value-type="float">
            <text:p>896</text:p>
          </table:table-cell>
          <table:table-cell table:formula="of:=[.C712]-[.C$2]" office:value-type="float" office:value="20.9981412887573" calcext:value-type="float">
            <text:p>20.9981412888</text:p>
          </table:table-cell>
          <table:table-cell table:formula="of:=[.D712]/([.E712]-[.E711])" office:value-type="float" office:value="230543.916569536" calcext:value-type="float">
            <text:p>230543.916569536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442890787.25185" calcext:value-type="float">
            <text:p>1442890787.25185</text:p>
          </table:table-cell>
          <table:table-cell office:value-type="float" office:value="1442890790.10514" calcext:value-type="float">
            <text:p>1442890790.10514</text:p>
          </table:table-cell>
          <table:table-cell office:value-type="float" office:value="896" calcext:value-type="float">
            <text:p>896</text:p>
          </table:table-cell>
          <table:table-cell table:formula="of:=[.C713]-[.C$2]" office:value-type="float" office:value="21.002037525177" calcext:value-type="float">
            <text:p>21.0020375252</text:p>
          </table:table-cell>
          <table:table-cell table:formula="of:=[.D713]/([.E713]-[.E712])" office:value-type="float" office:value="229965.51119814" calcext:value-type="float">
            <text:p>229965.51119814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1442890787.25191" calcext:value-type="float">
            <text:p>1442890787.25191</text:p>
          </table:table-cell>
          <table:table-cell office:value-type="float" office:value="1442890790.10903" calcext:value-type="float">
            <text:p>1442890790.10903</text:p>
          </table:table-cell>
          <table:table-cell office:value-type="float" office:value="896" calcext:value-type="float">
            <text:p>896</text:p>
          </table:table-cell>
          <table:table-cell table:formula="of:=[.C714]-[.C$2]" office:value-type="float" office:value="21.0059232711792" calcext:value-type="float">
            <text:p>21.0059232712</text:p>
          </table:table-cell>
          <table:table-cell table:formula="of:=[.D714]/([.E714]-[.E713])" office:value-type="float" office:value="230586.353172168" calcext:value-type="float">
            <text:p>230586.353172168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442890787.25196" calcext:value-type="float">
            <text:p>1442890787.25196</text:p>
          </table:table-cell>
          <table:table-cell office:value-type="float" office:value="1442890790.11292" calcext:value-type="float">
            <text:p>1442890790.11292</text:p>
          </table:table-cell>
          <table:table-cell office:value-type="float" office:value="896" calcext:value-type="float">
            <text:p>896</text:p>
          </table:table-cell>
          <table:table-cell table:formula="of:=[.C715]-[.C$2]" office:value-type="float" office:value="21.0098106861115" calcext:value-type="float">
            <text:p>21.0098106861</text:p>
          </table:table-cell>
          <table:table-cell table:formula="of:=[.D715]/([.E715]-[.E714])" office:value-type="float" office:value="230487.358724318" calcext:value-type="float">
            <text:p>230487.358724318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1442890800.21645" calcext:value-type="float">
            <text:p>1442890800.21645</text:p>
          </table:table-cell>
          <table:table-cell office:value-type="float" office:value="1442890800.21649" calcext:value-type="float">
            <text:p>1442890800.21649</text:p>
          </table:table-cell>
          <table:table-cell office:value-type="float" office:value="896" calcext:value-type="float">
            <text:p>896</text:p>
          </table:table-cell>
          <table:table-cell table:formula="of:=[.C716]-[.C$2]" office:value-type="float" office:value="31.1133801937103" calcext:value-type="float">
            <text:p>31.1133801937</text:p>
          </table:table-cell>
          <table:table-cell table:formula="of:=[.D716]/([.E716]-[.E715])" office:value-type="float" office:value="88.6815297629338" calcext:value-type="float">
            <text:p>88.6815297629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442890800.37737" calcext:value-type="float">
            <text:p>1442890800.37737</text:p>
          </table:table-cell>
          <table:table-cell office:value-type="float" office:value="1442890800.37742" calcext:value-type="float">
            <text:p>1442890800.37742</text:p>
          </table:table-cell>
          <table:table-cell office:value-type="float" office:value="896" calcext:value-type="float">
            <text:p>896</text:p>
          </table:table-cell>
          <table:table-cell table:formula="of:=[.C717]-[.C$2]" office:value-type="float" office:value="31.2743167877197" calcext:value-type="float">
            <text:p>31.2743167877</text:p>
          </table:table-cell>
          <table:table-cell table:formula="of:=[.D717]/([.E717]-[.E716])" office:value-type="float" office:value="5567.40998226711" calcext:value-type="float">
            <text:p>5567.4099822671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1442890800.37747" calcext:value-type="float">
            <text:p>1442890800.37747</text:p>
          </table:table-cell>
          <table:table-cell office:value-type="float" office:value="1442890800.38132" calcext:value-type="float">
            <text:p>1442890800.38132</text:p>
          </table:table-cell>
          <table:table-cell office:value-type="float" office:value="896" calcext:value-type="float">
            <text:p>896</text:p>
          </table:table-cell>
          <table:table-cell table:formula="of:=[.C718]-[.C$2]" office:value-type="float" office:value="31.2782175540924" calcext:value-type="float">
            <text:p>31.2782175541</text:p>
          </table:table-cell>
          <table:table-cell table:formula="of:=[.D718]/([.E718]-[.E717])" office:value-type="float" office:value="229698.452661818" calcext:value-type="float">
            <text:p>229698.452661818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442890800.3775" calcext:value-type="float">
            <text:p>1442890800.3775</text:p>
          </table:table-cell>
          <table:table-cell office:value-type="float" office:value="1442890800.3852" calcext:value-type="float">
            <text:p>1442890800.3852</text:p>
          </table:table-cell>
          <table:table-cell office:value-type="float" office:value="896" calcext:value-type="float">
            <text:p>896</text:p>
          </table:table-cell>
          <table:table-cell table:formula="of:=[.C719]-[.C$2]" office:value-type="float" office:value="31.2820954322815" calcext:value-type="float">
            <text:p>31.2820954323</text:p>
          </table:table-cell>
          <table:table-cell table:formula="of:=[.D719]/([.E719]-[.E718])" office:value-type="float" office:value="231054.188994774" calcext:value-type="float">
            <text:p>231054.188994774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1442890800.37752" calcext:value-type="float">
            <text:p>1442890800.37752</text:p>
          </table:table-cell>
          <table:table-cell office:value-type="float" office:value="1442890800.3891" calcext:value-type="float">
            <text:p>1442890800.3891</text:p>
          </table:table-cell>
          <table:table-cell office:value-type="float" office:value="896" calcext:value-type="float">
            <text:p>896</text:p>
          </table:table-cell>
          <table:table-cell table:formula="of:=[.C720]-[.C$2]" office:value-type="float" office:value="31.2859961986542" calcext:value-type="float">
            <text:p>31.2859961987</text:p>
          </table:table-cell>
          <table:table-cell table:formula="of:=[.D720]/([.E720]-[.E719])" office:value-type="float" office:value="229698.452661818" calcext:value-type="float">
            <text:p>229698.452661818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442890800.37754" calcext:value-type="float">
            <text:p>1442890800.37754</text:p>
          </table:table-cell>
          <table:table-cell office:value-type="float" office:value="1442890800.39301" calcext:value-type="float">
            <text:p>1442890800.39301</text:p>
          </table:table-cell>
          <table:table-cell office:value-type="float" office:value="896" calcext:value-type="float">
            <text:p>896</text:p>
          </table:table-cell>
          <table:table-cell table:formula="of:=[.C721]-[.C$2]" office:value-type="float" office:value="31.2899026870728" calcext:value-type="float">
            <text:p>31.2899026871</text:p>
          </table:table-cell>
          <table:table-cell table:formula="of:=[.D721]/([.E721]-[.E720])" office:value-type="float" office:value="229362.00085444" calcext:value-type="float">
            <text:p>229362.0008544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442890800.37756" calcext:value-type="float">
            <text:p>1442890800.37756</text:p>
          </table:table-cell>
          <table:table-cell office:value-type="float" office:value="1442890800.39688" calcext:value-type="float">
            <text:p>1442890800.39688</text:p>
          </table:table-cell>
          <table:table-cell office:value-type="float" office:value="896" calcext:value-type="float">
            <text:p>896</text:p>
          </table:table-cell>
          <table:table-cell table:formula="of:=[.C722]-[.C$2]" office:value-type="float" office:value="31.2937729358673" calcext:value-type="float">
            <text:p>31.2937729359</text:p>
          </table:table-cell>
          <table:table-cell table:formula="of:=[.D722]/([.E722]-[.E721])" office:value-type="float" office:value="231509.664510565" calcext:value-type="float">
            <text:p>231509.66451056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442890800.37763" calcext:value-type="float">
            <text:p>1442890800.37763</text:p>
          </table:table-cell>
          <table:table-cell office:value-type="float" office:value="1442890800.40077" calcext:value-type="float">
            <text:p>1442890800.40077</text:p>
          </table:table-cell>
          <table:table-cell office:value-type="float" office:value="896" calcext:value-type="float">
            <text:p>896</text:p>
          </table:table-cell>
          <table:table-cell table:formula="of:=[.C723]-[.C$2]" office:value-type="float" office:value="31.2976605892181" calcext:value-type="float">
            <text:p>31.2976605892</text:p>
          </table:table-cell>
          <table:table-cell table:formula="of:=[.D723]/([.E723]-[.E722])" office:value-type="float" office:value="230473.223598675" calcext:value-type="float">
            <text:p>230473.223598675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1442890800.37765" calcext:value-type="float">
            <text:p>1442890800.37765</text:p>
          </table:table-cell>
          <table:table-cell office:value-type="float" office:value="1442890800.40465" calcext:value-type="float">
            <text:p>1442890800.40465</text:p>
          </table:table-cell>
          <table:table-cell office:value-type="float" office:value="896" calcext:value-type="float">
            <text:p>896</text:p>
          </table:table-cell>
          <table:table-cell table:formula="of:=[.C724]-[.C$2]" office:value-type="float" office:value="31.3015463352203" calcext:value-type="float">
            <text:p>31.3015463352</text:p>
          </table:table-cell>
          <table:table-cell table:formula="of:=[.D724]/([.E724]-[.E723])" office:value-type="float" office:value="230586.353172168" calcext:value-type="float">
            <text:p>230586.353172168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442890800.37768" calcext:value-type="float">
            <text:p>1442890800.37768</text:p>
          </table:table-cell>
          <table:table-cell office:value-type="float" office:value="1442890800.40851" calcext:value-type="float">
            <text:p>1442890800.40851</text:p>
          </table:table-cell>
          <table:table-cell office:value-type="float" office:value="896" calcext:value-type="float">
            <text:p>896</text:p>
          </table:table-cell>
          <table:table-cell table:formula="of:=[.C725]-[.C$2]" office:value-type="float" office:value="31.3054008483887" calcext:value-type="float">
            <text:p>31.3054008484</text:p>
          </table:table-cell>
          <table:table-cell table:formula="of:=[.D725]/([.E725]-[.E724])" office:value-type="float" office:value="232454.777262324" calcext:value-type="float">
            <text:p>232454.777262324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1442890800.3777" calcext:value-type="float">
            <text:p>1442890800.3777</text:p>
          </table:table-cell>
          <table:table-cell office:value-type="float" office:value="1442890800.41249" calcext:value-type="float">
            <text:p>1442890800.41249</text:p>
          </table:table-cell>
          <table:table-cell office:value-type="float" office:value="896" calcext:value-type="float">
            <text:p>896</text:p>
          </table:table-cell>
          <table:table-cell table:formula="of:=[.C726]-[.C$2]" office:value-type="float" office:value="31.3093779087067" calcext:value-type="float">
            <text:p>31.3093779087</text:p>
          </table:table-cell>
          <table:table-cell table:formula="of:=[.D726]/([.E726]-[.E725])" office:value-type="float" office:value="225292.031892572" calcext:value-type="float">
            <text:p>225292.031892572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442890800.37772" calcext:value-type="float">
            <text:p>1442890800.37772</text:p>
          </table:table-cell>
          <table:table-cell office:value-type="float" office:value="1442890800.41638" calcext:value-type="float">
            <text:p>1442890800.41638</text:p>
          </table:table-cell>
          <table:table-cell office:value-type="float" office:value="896" calcext:value-type="float">
            <text:p>896</text:p>
          </table:table-cell>
          <table:table-cell table:formula="of:=[.C727]-[.C$2]" office:value-type="float" office:value="31.3132712841034" calcext:value-type="float">
            <text:p>31.3132712841</text:p>
          </table:table-cell>
          <table:table-cell table:formula="of:=[.D727]/([.E727]-[.E726])" office:value-type="float" office:value="230134.499938763" calcext:value-type="float">
            <text:p>230134.499938763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1442890800.37774" calcext:value-type="float">
            <text:p>1442890800.37774</text:p>
          </table:table-cell>
          <table:table-cell office:value-type="float" office:value="1442890800.42028" calcext:value-type="float">
            <text:p>1442890800.42028</text:p>
          </table:table-cell>
          <table:table-cell office:value-type="float" office:value="896" calcext:value-type="float">
            <text:p>896</text:p>
          </table:table-cell>
          <table:table-cell table:formula="of:=[.C728]-[.C$2]" office:value-type="float" office:value="31.3171713352203" calcext:value-type="float">
            <text:p>31.3171713352</text:p>
          </table:table-cell>
          <table:table-cell table:formula="of:=[.D728]/([.E728]-[.E727])" office:value-type="float" office:value="229740.578554836" calcext:value-type="float">
            <text:p>229740.578554836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442890800.4174" calcext:value-type="float">
            <text:p>1442890800.4174</text:p>
          </table:table-cell>
          <table:table-cell office:value-type="float" office:value="1442890800.42421" calcext:value-type="float">
            <text:p>1442890800.42421</text:p>
          </table:table-cell>
          <table:table-cell office:value-type="float" office:value="896" calcext:value-type="float">
            <text:p>896</text:p>
          </table:table-cell>
          <table:table-cell table:formula="of:=[.C729]-[.C$2]" office:value-type="float" office:value="31.3210990428925" calcext:value-type="float">
            <text:p>31.3210990429</text:p>
          </table:table-cell>
          <table:table-cell table:formula="of:=[.D729]/([.E729]-[.E728])" office:value-type="float" office:value="228122.883574117" calcext:value-type="float">
            <text:p>228122.883574117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1442890800.41744" calcext:value-type="float">
            <text:p>1442890800.41744</text:p>
          </table:table-cell>
          <table:table-cell office:value-type="float" office:value="1442890800.42807" calcext:value-type="float">
            <text:p>1442890800.42807</text:p>
          </table:table-cell>
          <table:table-cell office:value-type="float" office:value="896" calcext:value-type="float">
            <text:p>896</text:p>
          </table:table-cell>
          <table:table-cell table:formula="of:=[.C730]-[.C$2]" office:value-type="float" office:value="31.3249583244324" calcext:value-type="float">
            <text:p>31.3249583244</text:p>
          </table:table-cell>
          <table:table-cell table:formula="of:=[.D730]/([.E730]-[.E729])" office:value-type="float" office:value="232167.565577315" calcext:value-type="float">
            <text:p>232167.565577315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442890800.41746" calcext:value-type="float">
            <text:p>1442890800.41746</text:p>
          </table:table-cell>
          <table:table-cell office:value-type="float" office:value="1442890800.43196" calcext:value-type="float">
            <text:p>1442890800.43196</text:p>
          </table:table-cell>
          <table:table-cell office:value-type="float" office:value="896" calcext:value-type="float">
            <text:p>896</text:p>
          </table:table-cell>
          <table:table-cell table:formula="of:=[.C731]-[.C$2]" office:value-type="float" office:value="31.3288490772247" calcext:value-type="float">
            <text:p>31.3288490772</text:p>
          </table:table-cell>
          <table:table-cell table:formula="of:=[.D731]/([.E731]-[.E730])" office:value-type="float" office:value="230289.624609351" calcext:value-type="float">
            <text:p>230289.624609351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442890800.41748" calcext:value-type="float">
            <text:p>1442890800.41748</text:p>
          </table:table-cell>
          <table:table-cell office:value-type="float" office:value="1442890800.43585" calcext:value-type="float">
            <text:p>1442890800.43585</text:p>
          </table:table-cell>
          <table:table-cell office:value-type="float" office:value="896" calcext:value-type="float">
            <text:p>896</text:p>
          </table:table-cell>
          <table:table-cell table:formula="of:=[.C732]-[.C$2]" office:value-type="float" office:value="31.3327386379242" calcext:value-type="float">
            <text:p>31.3327386379</text:p>
          </table:table-cell>
          <table:table-cell table:formula="of:=[.D732]/([.E732]-[.E731])" office:value-type="float" office:value="230360.20497732" calcext:value-type="float">
            <text:p>230360.20497732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442890800.57554" calcext:value-type="float">
            <text:p>1442890800.57554</text:p>
          </table:table-cell>
          <table:table-cell office:value-type="float" office:value="1442890800.57558" calcext:value-type="float">
            <text:p>1442890800.57558</text:p>
          </table:table-cell>
          <table:table-cell office:value-type="float" office:value="896" calcext:value-type="float">
            <text:p>896</text:p>
          </table:table-cell>
          <table:table-cell table:formula="of:=[.C733]-[.C$2]" office:value-type="float" office:value="31.4724705219269" calcext:value-type="float">
            <text:p>31.4724705219</text:p>
          </table:table-cell>
          <table:table-cell table:formula="of:=[.D733]/([.E733]-[.E732])" office:value-type="float" office:value="6412.2802493866" calcext:value-type="float">
            <text:p>6412.2802493866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1442890800.57563" calcext:value-type="float">
            <text:p>1442890800.57563</text:p>
          </table:table-cell>
          <table:table-cell office:value-type="float" office:value="1442890800.57947" calcext:value-type="float">
            <text:p>1442890800.57947</text:p>
          </table:table-cell>
          <table:table-cell office:value-type="float" office:value="896" calcext:value-type="float">
            <text:p>896</text:p>
          </table:table-cell>
          <table:table-cell table:formula="of:=[.C734]-[.C$2]" office:value-type="float" office:value="31.4763610363007" calcext:value-type="float">
            <text:p>31.4763610363</text:p>
          </table:table-cell>
          <table:table-cell table:formula="of:=[.D734]/([.E734]-[.E733])" office:value-type="float" office:value="230303.737222699" calcext:value-type="float">
            <text:p>230303.737222699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442890800.57565" calcext:value-type="float">
            <text:p>1442890800.57565</text:p>
          </table:table-cell>
          <table:table-cell office:value-type="float" office:value="1442890800.58336" calcext:value-type="float">
            <text:p>1442890800.58336</text:p>
          </table:table-cell>
          <table:table-cell office:value-type="float" office:value="896" calcext:value-type="float">
            <text:p>896</text:p>
          </table:table-cell>
          <table:table-cell table:formula="of:=[.C735]-[.C$2]" office:value-type="float" office:value="31.4802558422089" calcext:value-type="float">
            <text:p>31.4802558422</text:p>
          </table:table-cell>
          <table:table-cell table:formula="of:=[.D735]/([.E735]-[.E734])" office:value-type="float" office:value="230049.97453477" calcext:value-type="float">
            <text:p>230049.97453477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1442890800.57567" calcext:value-type="float">
            <text:p>1442890800.57567</text:p>
          </table:table-cell>
          <table:table-cell office:value-type="float" office:value="1442890800.58728" calcext:value-type="float">
            <text:p>1442890800.58728</text:p>
          </table:table-cell>
          <table:table-cell office:value-type="float" office:value="896" calcext:value-type="float">
            <text:p>896</text:p>
          </table:table-cell>
          <table:table-cell table:formula="of:=[.C736]-[.C$2]" office:value-type="float" office:value="31.4841756820679" calcext:value-type="float">
            <text:p>31.4841756821</text:p>
          </table:table-cell>
          <table:table-cell table:formula="of:=[.D736]/([.E736]-[.E735])" office:value-type="float" office:value="228580.766620035" calcext:value-type="float">
            <text:p>228580.766620035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442890800.57569" calcext:value-type="float">
            <text:p>1442890800.57569</text:p>
          </table:table-cell>
          <table:table-cell office:value-type="float" office:value="1442890800.59117" calcext:value-type="float">
            <text:p>1442890800.59117</text:p>
          </table:table-cell>
          <table:table-cell office:value-type="float" office:value="896" calcext:value-type="float">
            <text:p>896</text:p>
          </table:table-cell>
          <table:table-cell table:formula="of:=[.C737]-[.C$2]" office:value-type="float" office:value="31.488064289093" calcext:value-type="float">
            <text:p>31.4880642891</text:p>
          </table:table-cell>
          <table:table-cell table:formula="of:=[.D737]/([.E737]-[.E736])" office:value-type="float" office:value="230416.700429185" calcext:value-type="float">
            <text:p>230416.70042918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1442890800.57571" calcext:value-type="float">
            <text:p>1442890800.57571</text:p>
          </table:table-cell>
          <table:table-cell office:value-type="float" office:value="1442890800.59503" calcext:value-type="float">
            <text:p>1442890800.59503</text:p>
          </table:table-cell>
          <table:table-cell office:value-type="float" office:value="896" calcext:value-type="float">
            <text:p>896</text:p>
          </table:table-cell>
          <table:table-cell table:formula="of:=[.C738]-[.C$2]" office:value-type="float" office:value="31.4919235706329" calcext:value-type="float">
            <text:p>31.4919235706</text:p>
          </table:table-cell>
          <table:table-cell table:formula="of:=[.D738]/([.E738]-[.E737])" office:value-type="float" office:value="232167.565577315" calcext:value-type="float">
            <text:p>232167.565577315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1442890800.57573" calcext:value-type="float">
            <text:p>1442890800.57573</text:p>
          </table:table-cell>
          <table:table-cell office:value-type="float" office:value="1442890800.59894" calcext:value-type="float">
            <text:p>1442890800.59894</text:p>
          </table:table-cell>
          <table:table-cell office:value-type="float" office:value="896" calcext:value-type="float">
            <text:p>896</text:p>
          </table:table-cell>
          <table:table-cell table:formula="of:=[.C739]-[.C$2]" office:value-type="float" office:value="31.4958372116089" calcext:value-type="float">
            <text:p>31.4958372116</text:p>
          </table:table-cell>
          <table:table-cell table:formula="of:=[.D739]/([.E739]-[.E738])" office:value-type="float" office:value="228942.819616205" calcext:value-type="float">
            <text:p>228942.819616205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1442890800.57575" calcext:value-type="float">
            <text:p>1442890800.57575</text:p>
          </table:table-cell>
          <table:table-cell office:value-type="float" office:value="1442890800.60283" calcext:value-type="float">
            <text:p>1442890800.60283</text:p>
          </table:table-cell>
          <table:table-cell office:value-type="float" office:value="896" calcext:value-type="float">
            <text:p>896</text:p>
          </table:table-cell>
          <table:table-cell table:formula="of:=[.C740]-[.C$2]" office:value-type="float" office:value="31.4997255802155" calcext:value-type="float">
            <text:p>31.4997255802</text:p>
          </table:table-cell>
          <table:table-cell table:formula="of:=[.D740]/([.E740]-[.E739])" office:value-type="float" office:value="230430.828622233" calcext:value-type="float">
            <text:p>230430.828622233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1442890800.57577" calcext:value-type="float">
            <text:p>1442890800.57577</text:p>
          </table:table-cell>
          <table:table-cell office:value-type="float" office:value="1442890800.60674" calcext:value-type="float">
            <text:p>1442890800.60674</text:p>
          </table:table-cell>
          <table:table-cell office:value-type="float" office:value="896" calcext:value-type="float">
            <text:p>896</text:p>
          </table:table-cell>
          <table:table-cell table:formula="of:=[.C741]-[.C$2]" office:value-type="float" office:value="31.5036346912384" calcext:value-type="float">
            <text:p>31.5036346912</text:p>
          </table:table-cell>
          <table:table-cell table:formula="of:=[.D741]/([.E741]-[.E740])" office:value-type="float" office:value="229208.122956819" calcext:value-type="float">
            <text:p>229208.12295681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1442890800.57581" calcext:value-type="float">
            <text:p>1442890800.57581</text:p>
          </table:table-cell>
          <table:table-cell office:value-type="float" office:value="1442890800.61063" calcext:value-type="float">
            <text:p>1442890800.61063</text:p>
          </table:table-cell>
          <table:table-cell office:value-type="float" office:value="896" calcext:value-type="float">
            <text:p>896</text:p>
          </table:table-cell>
          <table:table-cell table:formula="of:=[.C742]-[.C$2]" office:value-type="float" office:value="31.507524728775" calcext:value-type="float">
            <text:p>31.5075247288</text:p>
          </table:table-cell>
          <table:table-cell table:formula="of:=[.D742]/([.E742]-[.E741])" office:value-type="float" office:value="230331.967639127" calcext:value-type="float">
            <text:p>230331.967639127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442890800.57583" calcext:value-type="float">
            <text:p>1442890800.57583</text:p>
          </table:table-cell>
          <table:table-cell office:value-type="float" office:value="1442890800.61457" calcext:value-type="float">
            <text:p>1442890800.61457</text:p>
          </table:table-cell>
          <table:table-cell office:value-type="float" office:value="896" calcext:value-type="float">
            <text:p>896</text:p>
          </table:table-cell>
          <table:table-cell table:formula="of:=[.C743]-[.C$2]" office:value-type="float" office:value="31.5114591121674" calcext:value-type="float">
            <text:p>31.5114591122</text:p>
          </table:table-cell>
          <table:table-cell table:formula="of:=[.D743]/([.E743]-[.E742])" office:value-type="float" office:value="227735.812871167" calcext:value-type="float">
            <text:p>227735.812871167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1442890800.57585" calcext:value-type="float">
            <text:p>1442890800.57585</text:p>
          </table:table-cell>
          <table:table-cell office:value-type="float" office:value="1442890800.61842" calcext:value-type="float">
            <text:p>1442890800.61842</text:p>
          </table:table-cell>
          <table:table-cell office:value-type="float" office:value="896" calcext:value-type="float">
            <text:p>896</text:p>
          </table:table-cell>
          <table:table-cell table:formula="of:=[.C744]-[.C$2]" office:value-type="float" office:value="31.5153079032898" calcext:value-type="float">
            <text:p>31.5153079033</text:p>
          </table:table-cell>
          <table:table-cell table:formula="of:=[.D744]/([.E744]-[.E743])" office:value-type="float" office:value="232800.370686985" calcext:value-type="float">
            <text:p>232800.370686985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442890800.61832" calcext:value-type="float">
            <text:p>1442890800.61832</text:p>
          </table:table-cell>
          <table:table-cell office:value-type="float" office:value="1442890800.62231" calcext:value-type="float">
            <text:p>1442890800.62231</text:p>
          </table:table-cell>
          <table:table-cell office:value-type="float" office:value="896" calcext:value-type="float">
            <text:p>896</text:p>
          </table:table-cell>
          <table:table-cell table:formula="of:=[.C745]-[.C$2]" office:value-type="float" office:value="31.5192024707794" calcext:value-type="float">
            <text:p>31.5192024708</text:p>
          </table:table-cell>
          <table:table-cell table:formula="of:=[.D745]/([.E745]-[.E744])" office:value-type="float" office:value="230064.057790021" calcext:value-type="float">
            <text:p>230064.057790021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1442890800.61835" calcext:value-type="float">
            <text:p>1442890800.61835</text:p>
          </table:table-cell>
          <table:table-cell office:value-type="float" office:value="1442890800.6262" calcext:value-type="float">
            <text:p>1442890800.6262</text:p>
          </table:table-cell>
          <table:table-cell office:value-type="float" office:value="896" calcext:value-type="float">
            <text:p>896</text:p>
          </table:table-cell>
          <table:table-cell table:formula="of:=[.C746]-[.C$2]" office:value-type="float" office:value="31.5230960845947" calcext:value-type="float">
            <text:p>31.5230960846</text:p>
          </table:table-cell>
          <table:table-cell table:formula="of:=[.D746]/([.E746]-[.E745])" office:value-type="float" office:value="230120.408058294" calcext:value-type="float">
            <text:p>230120.408058294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1442890800.61846" calcext:value-type="float">
            <text:p>1442890800.61846</text:p>
          </table:table-cell>
          <table:table-cell office:value-type="float" office:value="1442890800.63009" calcext:value-type="float">
            <text:p>1442890800.63009</text:p>
          </table:table-cell>
          <table:table-cell office:value-type="float" office:value="896" calcext:value-type="float">
            <text:p>896</text:p>
          </table:table-cell>
          <table:table-cell table:formula="of:=[.C747]-[.C$2]" office:value-type="float" office:value="31.5269784927368" calcext:value-type="float">
            <text:p>31.5269784927</text:p>
          </table:table-cell>
          <table:table-cell table:formula="of:=[.D747]/([.E747]-[.E746])" office:value-type="float" office:value="230784.597396217" calcext:value-type="float">
            <text:p>230784.597396217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1442890800.61848" calcext:value-type="float">
            <text:p>1442890800.61848</text:p>
          </table:table-cell>
          <table:table-cell office:value-type="float" office:value="1442890800.63395" calcext:value-type="float">
            <text:p>1442890800.63395</text:p>
          </table:table-cell>
          <table:table-cell office:value-type="float" office:value="896" calcext:value-type="float">
            <text:p>896</text:p>
          </table:table-cell>
          <table:table-cell table:formula="of:=[.C748]-[.C$2]" office:value-type="float" office:value="31.5308446884155" calcext:value-type="float">
            <text:p>31.5308446884</text:p>
          </table:table-cell>
          <table:table-cell table:formula="of:=[.D748]/([.E748]-[.E747])" office:value-type="float" office:value="231752.367044894" calcext:value-type="float">
            <text:p>231752.367044894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442890800.77383" calcext:value-type="float">
            <text:p>1442890800.77383</text:p>
          </table:table-cell>
          <table:table-cell office:value-type="float" office:value="1442890800.77387" calcext:value-type="float">
            <text:p>1442890800.77387</text:p>
          </table:table-cell>
          <table:table-cell office:value-type="float" office:value="896" calcext:value-type="float">
            <text:p>896</text:p>
          </table:table-cell>
          <table:table-cell table:formula="of:=[.C749]-[.C$2]" office:value-type="float" office:value="31.6707673072815" calcext:value-type="float">
            <text:p>31.6707673073</text:p>
          </table:table-cell>
          <table:table-cell table:formula="of:=[.D749]/([.E749]-[.E748])" office:value-type="float" office:value="6403.53937956441" calcext:value-type="float">
            <text:p>6403.5393795644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1442890800.77392" calcext:value-type="float">
            <text:p>1442890800.77392</text:p>
          </table:table-cell>
          <table:table-cell office:value-type="float" office:value="1442890800.77775" calcext:value-type="float">
            <text:p>1442890800.77775</text:p>
          </table:table-cell>
          <table:table-cell office:value-type="float" office:value="896" calcext:value-type="float">
            <text:p>896</text:p>
          </table:table-cell>
          <table:table-cell table:formula="of:=[.C750]-[.C$2]" office:value-type="float" office:value="31.6746454238892" calcext:value-type="float">
            <text:p>31.6746454239</text:p>
          </table:table-cell>
          <table:table-cell table:formula="of:=[.D750]/([.E750]-[.E749])" office:value-type="float" office:value="231039.98426165" calcext:value-type="float">
            <text:p>231039.98426165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442890800.77394" calcext:value-type="float">
            <text:p>1442890800.77394</text:p>
          </table:table-cell>
          <table:table-cell office:value-type="float" office:value="1442890800.78166" calcext:value-type="float">
            <text:p>1442890800.78166</text:p>
          </table:table-cell>
          <table:table-cell office:value-type="float" office:value="896" calcext:value-type="float">
            <text:p>896</text:p>
          </table:table-cell>
          <table:table-cell table:formula="of:=[.C751]-[.C$2]" office:value-type="float" office:value="31.6785562038422" calcext:value-type="float">
            <text:p>31.6785562038</text:p>
          </table:table-cell>
          <table:table-cell table:formula="of:=[.D751]/([.E751]-[.E750])" office:value-type="float" office:value="229110.308114369" calcext:value-type="float">
            <text:p>229110.308114369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1442890800.77396" calcext:value-type="float">
            <text:p>1442890800.77396</text:p>
          </table:table-cell>
          <table:table-cell office:value-type="float" office:value="1442890800.78553" calcext:value-type="float">
            <text:p>1442890800.78553</text:p>
          </table:table-cell>
          <table:table-cell office:value-type="float" office:value="896" calcext:value-type="float">
            <text:p>896</text:p>
          </table:table-cell>
          <table:table-cell table:formula="of:=[.C752]-[.C$2]" office:value-type="float" office:value="31.6824193000793" calcext:value-type="float">
            <text:p>31.6824193001</text:p>
          </table:table-cell>
          <table:table-cell table:formula="of:=[.D752]/([.E752]-[.E751])" office:value-type="float" office:value="231938.306733321" calcext:value-type="float">
            <text:p>231938.306733321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1442890800.77398" calcext:value-type="float">
            <text:p>1442890800.77398</text:p>
          </table:table-cell>
          <table:table-cell office:value-type="float" office:value="1442890800.78942" calcext:value-type="float">
            <text:p>1442890800.78942</text:p>
          </table:table-cell>
          <table:table-cell office:value-type="float" office:value="896" calcext:value-type="float">
            <text:p>896</text:p>
          </table:table-cell>
          <table:table-cell table:formula="of:=[.C753]-[.C$2]" office:value-type="float" office:value="31.6863148212433" calcext:value-type="float">
            <text:p>31.6863148212</text:p>
          </table:table-cell>
          <table:table-cell table:formula="of:=[.D753]/([.E753]-[.E752])" office:value-type="float" office:value="230007.735112308" calcext:value-type="float">
            <text:p>230007.735112308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1442890800.774" calcext:value-type="float">
            <text:p>1442890800.774</text:p>
          </table:table-cell>
          <table:table-cell office:value-type="float" office:value="1442890800.79331" calcext:value-type="float">
            <text:p>1442890800.79331</text:p>
          </table:table-cell>
          <table:table-cell office:value-type="float" office:value="896" calcext:value-type="float">
            <text:p>896</text:p>
          </table:table-cell>
          <table:table-cell table:formula="of:=[.C754]-[.C$2]" office:value-type="float" office:value="31.69020652771" calcext:value-type="float">
            <text:p>31.6902065277</text:p>
          </table:table-cell>
          <table:table-cell table:formula="of:=[.D754]/([.E754]-[.E753])" office:value-type="float" office:value="230233.191447651" calcext:value-type="float">
            <text:p>230233.191447651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1442890800.77402" calcext:value-type="float">
            <text:p>1442890800.77402</text:p>
          </table:table-cell>
          <table:table-cell office:value-type="float" office:value="1442890800.79722" calcext:value-type="float">
            <text:p>1442890800.79722</text:p>
          </table:table-cell>
          <table:table-cell office:value-type="float" office:value="896" calcext:value-type="float">
            <text:p>896</text:p>
          </table:table-cell>
          <table:table-cell table:formula="of:=[.C755]-[.C$2]" office:value-type="float" office:value="31.6941106319427" calcext:value-type="float">
            <text:p>31.6941106319</text:p>
          </table:table-cell>
          <table:table-cell table:formula="of:=[.D755]/([.E755]-[.E754])" office:value-type="float" office:value="229502.069251908" calcext:value-type="float">
            <text:p>229502.069251908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1442890800.77404" calcext:value-type="float">
            <text:p>1442890800.77404</text:p>
          </table:table-cell>
          <table:table-cell office:value-type="float" office:value="1442890800.80111" calcext:value-type="float">
            <text:p>1442890800.80111</text:p>
          </table:table-cell>
          <table:table-cell office:value-type="float" office:value="896" calcext:value-type="float">
            <text:p>896</text:p>
          </table:table-cell>
          <table:table-cell table:formula="of:=[.C756]-[.C$2]" office:value-type="float" office:value="31.6980066299438" calcext:value-type="float">
            <text:p>31.6980066299</text:p>
          </table:table-cell>
          <table:table-cell table:formula="of:=[.D756]/([.E756]-[.E755])" office:value-type="float" office:value="229979.584113579" calcext:value-type="float">
            <text:p>229979.584113579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1442890800.77406" calcext:value-type="float">
            <text:p>1442890800.77406</text:p>
          </table:table-cell>
          <table:table-cell office:value-type="float" office:value="1442890800.80499" calcext:value-type="float">
            <text:p>1442890800.80499</text:p>
          </table:table-cell>
          <table:table-cell office:value-type="float" office:value="896" calcext:value-type="float">
            <text:p>896</text:p>
          </table:table-cell>
          <table:table-cell table:formula="of:=[.C757]-[.C$2]" office:value-type="float" office:value="31.7018804550171" calcext:value-type="float">
            <text:p>31.701880455</text:p>
          </table:table-cell>
          <table:table-cell table:formula="of:=[.D757]/([.E757]-[.E756])" office:value-type="float" office:value="231295.936976859" calcext:value-type="float">
            <text:p>231295.936976859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1442890800.77408" calcext:value-type="float">
            <text:p>1442890800.77408</text:p>
          </table:table-cell>
          <table:table-cell office:value-type="float" office:value="1442890800.80891" calcext:value-type="float">
            <text:p>1442890800.80891</text:p>
          </table:table-cell>
          <table:table-cell office:value-type="float" office:value="896" calcext:value-type="float">
            <text:p>896</text:p>
          </table:table-cell>
          <table:table-cell table:formula="of:=[.C758]-[.C$2]" office:value-type="float" office:value="31.7058055400848" calcext:value-type="float">
            <text:p>31.7058055401</text:p>
          </table:table-cell>
          <table:table-cell table:formula="of:=[.D758]/([.E758]-[.E757])" office:value-type="float" office:value="228275.307295147" calcext:value-type="float">
            <text:p>228275.307295147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442890800.7741" calcext:value-type="float">
            <text:p>1442890800.7741</text:p>
          </table:table-cell>
          <table:table-cell office:value-type="float" office:value="1442890800.81283" calcext:value-type="float">
            <text:p>1442890800.81283</text:p>
          </table:table-cell>
          <table:table-cell office:value-type="float" office:value="896" calcext:value-type="float">
            <text:p>896</text:p>
          </table:table-cell>
          <table:table-cell table:formula="of:=[.C759]-[.C$2]" office:value-type="float" office:value="31.7097191810608" calcext:value-type="float">
            <text:p>31.7097191811</text:p>
          </table:table-cell>
          <table:table-cell table:formula="of:=[.D759]/([.E759]-[.E758])" office:value-type="float" office:value="228942.819616205" calcext:value-type="float">
            <text:p>228942.819616205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1442890800.77412" calcext:value-type="float">
            <text:p>1442890800.77412</text:p>
          </table:table-cell>
          <table:table-cell office:value-type="float" office:value="1442890800.81673" calcext:value-type="float">
            <text:p>1442890800.81673</text:p>
          </table:table-cell>
          <table:table-cell office:value-type="float" office:value="896" calcext:value-type="float">
            <text:p>896</text:p>
          </table:table-cell>
          <table:table-cell table:formula="of:=[.C760]-[.C$2]" office:value-type="float" office:value="31.713618516922" calcext:value-type="float">
            <text:p>31.7136185169</text:p>
          </table:table-cell>
          <table:table-cell table:formula="of:=[.D760]/([.E760]-[.E759])" office:value-type="float" office:value="229782.719902171" calcext:value-type="float">
            <text:p>229782.719902171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1442890800.81913" calcext:value-type="float">
            <text:p>1442890800.81913</text:p>
          </table:table-cell>
          <table:table-cell office:value-type="float" office:value="1442890800.82061" calcext:value-type="float">
            <text:p>1442890800.82061</text:p>
          </table:table-cell>
          <table:table-cell office:value-type="float" office:value="896" calcext:value-type="float">
            <text:p>896</text:p>
          </table:table-cell>
          <table:table-cell table:formula="of:=[.C761]-[.C$2]" office:value-type="float" office:value="31.7175002098084" calcext:value-type="float">
            <text:p>31.7175002098</text:p>
          </table:table-cell>
          <table:table-cell table:formula="of:=[.D761]/([.E761]-[.E760])" office:value-type="float" office:value="230827.122658313" calcext:value-type="float">
            <text:p>230827.122658313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1442890800.81917" calcext:value-type="float">
            <text:p>1442890800.81917</text:p>
          </table:table-cell>
          <table:table-cell office:value-type="float" office:value="1442890800.82449" calcext:value-type="float">
            <text:p>1442890800.82449</text:p>
          </table:table-cell>
          <table:table-cell office:value-type="float" office:value="896" calcext:value-type="float">
            <text:p>896</text:p>
          </table:table-cell>
          <table:table-cell table:formula="of:=[.C762]-[.C$2]" office:value-type="float" office:value="31.7213833332062" calcext:value-type="float">
            <text:p>31.7213833332</text:p>
          </table:table-cell>
          <table:table-cell table:formula="of:=[.D762]/([.E762]-[.E761])" office:value-type="float" office:value="230742.087800086" calcext:value-type="float">
            <text:p>230742.087800086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1442890800.81919" calcext:value-type="float">
            <text:p>1442890800.81919</text:p>
          </table:table-cell>
          <table:table-cell office:value-type="float" office:value="1442890800.82841" calcext:value-type="float">
            <text:p>1442890800.82841</text:p>
          </table:table-cell>
          <table:table-cell office:value-type="float" office:value="896" calcext:value-type="float">
            <text:p>896</text:p>
          </table:table-cell>
          <table:table-cell table:formula="of:=[.C763]-[.C$2]" office:value-type="float" office:value="31.7253067493439" calcext:value-type="float">
            <text:p>31.7253067493</text:p>
          </table:table-cell>
          <table:table-cell table:formula="of:=[.D763]/([.E763]-[.E762])" office:value-type="float" office:value="228372.410306271" calcext:value-type="float">
            <text:p>228372.410306271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1442890800.81922" calcext:value-type="float">
            <text:p>1442890800.81922</text:p>
          </table:table-cell>
          <table:table-cell office:value-type="float" office:value="1442890800.83231" calcext:value-type="float">
            <text:p>1442890800.83231</text:p>
          </table:table-cell>
          <table:table-cell office:value-type="float" office:value="896" calcext:value-type="float">
            <text:p>896</text:p>
          </table:table-cell>
          <table:table-cell table:formula="of:=[.C764]-[.C$2]" office:value-type="float" office:value="31.7291984558105" calcext:value-type="float">
            <text:p>31.7291984558</text:p>
          </table:table-cell>
          <table:table-cell table:formula="of:=[.D764]/([.E764]-[.E763])" office:value-type="float" office:value="230233.191447651" calcext:value-type="float">
            <text:p>230233.19144765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1442890800.97014" calcext:value-type="float">
            <text:p>1442890800.97014</text:p>
          </table:table-cell>
          <table:table-cell office:value-type="float" office:value="1442890800.97018" calcext:value-type="float">
            <text:p>1442890800.97018</text:p>
          </table:table-cell>
          <table:table-cell office:value-type="float" office:value="896" calcext:value-type="float">
            <text:p>896</text:p>
          </table:table-cell>
          <table:table-cell table:formula="of:=[.C765]-[.C$2]" office:value-type="float" office:value="31.8670721054077" calcext:value-type="float">
            <text:p>31.8670721054</text:p>
          </table:table-cell>
          <table:table-cell table:formula="of:=[.D765]/([.E765]-[.E764])" office:value-type="float" office:value="6498.70372343001" calcext:value-type="float">
            <text:p>6498.70372343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1442890800.97022" calcext:value-type="float">
            <text:p>1442890800.97022</text:p>
          </table:table-cell>
          <table:table-cell office:value-type="float" office:value="1442890800.97407" calcext:value-type="float">
            <text:p>1442890800.97407</text:p>
          </table:table-cell>
          <table:table-cell office:value-type="float" office:value="896" calcext:value-type="float">
            <text:p>896</text:p>
          </table:table-cell>
          <table:table-cell table:formula="of:=[.C766]-[.C$2]" office:value-type="float" office:value="31.8709621429443" calcext:value-type="float">
            <text:p>31.8709621429</text:p>
          </table:table-cell>
          <table:table-cell table:formula="of:=[.D766]/([.E766]-[.E765])" office:value-type="float" office:value="230331.967639127" calcext:value-type="float">
            <text:p>230331.967639127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1442890800.97025" calcext:value-type="float">
            <text:p>1442890800.97025</text:p>
          </table:table-cell>
          <table:table-cell office:value-type="float" office:value="1442890800.97796" calcext:value-type="float">
            <text:p>1442890800.97796</text:p>
          </table:table-cell>
          <table:table-cell office:value-type="float" office:value="896" calcext:value-type="float">
            <text:p>896</text:p>
          </table:table-cell>
          <table:table-cell table:formula="of:=[.C767]-[.C$2]" office:value-type="float" office:value="31.8748569488525" calcext:value-type="float">
            <text:p>31.8748569489</text:p>
          </table:table-cell>
          <table:table-cell table:formula="of:=[.D767]/([.E767]-[.E766])" office:value-type="float" office:value="230049.97453477" calcext:value-type="float">
            <text:p>230049.97453477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1442890800.97027" calcext:value-type="float">
            <text:p>1442890800.97027</text:p>
          </table:table-cell>
          <table:table-cell office:value-type="float" office:value="1442890800.98183" calcext:value-type="float">
            <text:p>1442890800.98183</text:p>
          </table:table-cell>
          <table:table-cell office:value-type="float" office:value="896" calcext:value-type="float">
            <text:p>896</text:p>
          </table:table-cell>
          <table:table-cell table:formula="of:=[.C768]-[.C$2]" office:value-type="float" office:value="31.8787257671356" calcext:value-type="float">
            <text:p>31.8787257671</text:p>
          </table:table-cell>
          <table:table-cell table:formula="of:=[.D768]/([.E768]-[.E767])" office:value-type="float" office:value="231595.266161336" calcext:value-type="float">
            <text:p>231595.266161336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1442890800.97029" calcext:value-type="float">
            <text:p>1442890800.97029</text:p>
          </table:table-cell>
          <table:table-cell office:value-type="float" office:value="1442890800.98573" calcext:value-type="float">
            <text:p>1442890800.98573</text:p>
          </table:table-cell>
          <table:table-cell office:value-type="float" office:value="896" calcext:value-type="float">
            <text:p>896</text:p>
          </table:table-cell>
          <table:table-cell table:formula="of:=[.C769]-[.C$2]" office:value-type="float" office:value="31.882625579834" calcext:value-type="float">
            <text:p>31.8826255798</text:p>
          </table:table-cell>
          <table:table-cell table:formula="of:=[.D769]/([.E769]-[.E768])" office:value-type="float" office:value="229754.623953048" calcext:value-type="float">
            <text:p>229754.623953048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1442890800.97031" calcext:value-type="float">
            <text:p>1442890800.97031</text:p>
          </table:table-cell>
          <table:table-cell office:value-type="float" office:value="1442890800.98962" calcext:value-type="float">
            <text:p>1442890800.98962</text:p>
          </table:table-cell>
          <table:table-cell office:value-type="float" office:value="896" calcext:value-type="float">
            <text:p>896</text:p>
          </table:table-cell>
          <table:table-cell table:formula="of:=[.C770]-[.C$2]" office:value-type="float" office:value="31.8865165710449" calcext:value-type="float">
            <text:p>31.886516571</text:p>
          </table:table-cell>
          <table:table-cell table:formula="of:=[.D770]/([.E770]-[.E769])" office:value-type="float" office:value="230275.51372549" calcext:value-type="float">
            <text:p>230275.51372549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1442890800.97033" calcext:value-type="float">
            <text:p>1442890800.97033</text:p>
          </table:table-cell>
          <table:table-cell office:value-type="float" office:value="1442890800.99351" calcext:value-type="float">
            <text:p>1442890800.99351</text:p>
          </table:table-cell>
          <table:table-cell office:value-type="float" office:value="896" calcext:value-type="float">
            <text:p>896</text:p>
          </table:table-cell>
          <table:table-cell table:formula="of:=[.C771]-[.C$2]" office:value-type="float" office:value="31.8903992176056" calcext:value-type="float">
            <text:p>31.8903992176</text:p>
          </table:table-cell>
          <table:table-cell table:formula="of:=[.D771]/([.E771]-[.E770])" office:value-type="float" office:value="230770.425790605" calcext:value-type="float">
            <text:p>230770.425790605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1442890800.97035" calcext:value-type="float">
            <text:p>1442890800.97035</text:p>
          </table:table-cell>
          <table:table-cell office:value-type="float" office:value="1442890800.99745" calcext:value-type="float">
            <text:p>1442890800.99745</text:p>
          </table:table-cell>
          <table:table-cell office:value-type="float" office:value="896" calcext:value-type="float">
            <text:p>896</text:p>
          </table:table-cell>
          <table:table-cell table:formula="of:=[.C772]-[.C$2]" office:value-type="float" office:value="31.8943426609039" calcext:value-type="float">
            <text:p>31.8943426609</text:p>
          </table:table-cell>
          <table:table-cell table:formula="of:=[.D772]/([.E772]-[.E771])" office:value-type="float" office:value="227212.59879081" calcext:value-type="float">
            <text:p>227212.59879081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1442890800.97037" calcext:value-type="float">
            <text:p>1442890800.97037</text:p>
          </table:table-cell>
          <table:table-cell office:value-type="float" office:value="1442890801.00126" calcext:value-type="float">
            <text:p>1442890801.00126</text:p>
          </table:table-cell>
          <table:table-cell office:value-type="float" office:value="896" calcext:value-type="float">
            <text:p>896</text:p>
          </table:table-cell>
          <table:table-cell table:formula="of:=[.C773]-[.C$2]" office:value-type="float" office:value="31.8981566429138" calcext:value-type="float">
            <text:p>31.8981566429</text:p>
          </table:table-cell>
          <table:table-cell table:formula="of:=[.D773]/([.E773]-[.E772])" office:value-type="float" office:value="234925.072451085" calcext:value-type="float">
            <text:p>234925.072451085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1442890800.97039" calcext:value-type="float">
            <text:p>1442890800.97039</text:p>
          </table:table-cell>
          <table:table-cell office:value-type="float" office:value="1442890801.00499" calcext:value-type="float">
            <text:p>1442890801.00499</text:p>
          </table:table-cell>
          <table:table-cell office:value-type="float" office:value="896" calcext:value-type="float">
            <text:p>896</text:p>
          </table:table-cell>
          <table:table-cell table:formula="of:=[.C774]-[.C$2]" office:value-type="float" office:value="31.9018876552582" calcext:value-type="float">
            <text:p>31.9018876553</text:p>
          </table:table-cell>
          <table:table-cell table:formula="of:=[.D774]/([.E774]-[.E773])" office:value-type="float" office:value="240149.299252348" calcext:value-type="float">
            <text:p>240149.29925234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1442890800.97041" calcext:value-type="float">
            <text:p>1442890800.97041</text:p>
          </table:table-cell>
          <table:table-cell office:value-type="float" office:value="1442890801.00884" calcext:value-type="float">
            <text:p>1442890801.00884</text:p>
          </table:table-cell>
          <table:table-cell office:value-type="float" office:value="896" calcext:value-type="float">
            <text:p>896</text:p>
          </table:table-cell>
          <table:table-cell table:formula="of:=[.C775]-[.C$2]" office:value-type="float" office:value="31.9057347774506" calcext:value-type="float">
            <text:p>31.9057347775</text:p>
          </table:table-cell>
          <table:table-cell table:formula="of:=[.D775]/([.E775]-[.E774])" office:value-type="float" office:value="232901.362419435" calcext:value-type="float">
            <text:p>232901.362419435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1442890800.97043" calcext:value-type="float">
            <text:p>1442890800.97043</text:p>
          </table:table-cell>
          <table:table-cell office:value-type="float" office:value="1442890801.01261" calcext:value-type="float">
            <text:p>1442890801.01261</text:p>
          </table:table-cell>
          <table:table-cell office:value-type="float" office:value="896" calcext:value-type="float">
            <text:p>896</text:p>
          </table:table-cell>
          <table:table-cell table:formula="of:=[.C776]-[.C$2]" office:value-type="float" office:value="31.9095075130463" calcext:value-type="float">
            <text:p>31.909507513</text:p>
          </table:table-cell>
          <table:table-cell table:formula="of:=[.D776]/([.E776]-[.E775])" office:value-type="float" office:value="237493.451971689" calcext:value-type="float">
            <text:p>237493.451971689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1442890801.02008" calcext:value-type="float">
            <text:p>1442890801.02008</text:p>
          </table:table-cell>
          <table:table-cell office:value-type="float" office:value="1442890801.02012" calcext:value-type="float">
            <text:p>1442890801.02012</text:p>
          </table:table-cell>
          <table:table-cell office:value-type="float" office:value="896" calcext:value-type="float">
            <text:p>896</text:p>
          </table:table-cell>
          <table:table-cell table:formula="of:=[.C777]-[.C$2]" office:value-type="float" office:value="31.9170088768005" calcext:value-type="float">
            <text:p>31.9170088768</text:p>
          </table:table-cell>
          <table:table-cell table:formula="of:=[.D777]/([.E777]-[.E776])" office:value-type="float" office:value="119444.947525665" calcext:value-type="float">
            <text:p>119444.947525665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1442890801.02015" calcext:value-type="float">
            <text:p>1442890801.02015</text:p>
          </table:table-cell>
          <table:table-cell office:value-type="float" office:value="1442890801.02387" calcext:value-type="float">
            <text:p>1442890801.02387</text:p>
          </table:table-cell>
          <table:table-cell office:value-type="float" office:value="896" calcext:value-type="float">
            <text:p>896</text:p>
          </table:table-cell>
          <table:table-cell table:formula="of:=[.C778]-[.C$2]" office:value-type="float" office:value="31.9207663536072" calcext:value-type="float">
            <text:p>31.9207663536</text:p>
          </table:table-cell>
          <table:table-cell table:formula="of:=[.D778]/([.E778]-[.E777])" office:value-type="float" office:value="238457.892385787" calcext:value-type="float">
            <text:p>238457.892385787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1442890801.02018" calcext:value-type="float">
            <text:p>1442890801.02018</text:p>
          </table:table-cell>
          <table:table-cell office:value-type="float" office:value="1442890801.02771" calcext:value-type="float">
            <text:p>1442890801.02771</text:p>
          </table:table-cell>
          <table:table-cell office:value-type="float" office:value="896" calcext:value-type="float">
            <text:p>896</text:p>
          </table:table-cell>
          <table:table-cell table:formula="of:=[.C779]-[.C$2]" office:value-type="float" office:value="31.9245989322662" calcext:value-type="float">
            <text:p>31.9245989323</text:p>
          </table:table-cell>
          <table:table-cell table:formula="of:=[.D779]/([.E779]-[.E778])" office:value-type="float" office:value="233785.156080871" calcext:value-type="float">
            <text:p>233785.156080871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1442890801.02019" calcext:value-type="float">
            <text:p>1442890801.02019</text:p>
          </table:table-cell>
          <table:table-cell office:value-type="float" office:value="1442890801.03148" calcext:value-type="float">
            <text:p>1442890801.03148</text:p>
          </table:table-cell>
          <table:table-cell office:value-type="float" office:value="896" calcext:value-type="float">
            <text:p>896</text:p>
          </table:table-cell>
          <table:table-cell table:formula="of:=[.C780]-[.C$2]" office:value-type="float" office:value="31.9283683300018" calcext:value-type="float">
            <text:p>31.92836833</text:p>
          </table:table-cell>
          <table:table-cell table:formula="of:=[.D780]/([.E780]-[.E779])" office:value-type="float" office:value="237703.756103732" calcext:value-type="float">
            <text:p>237703.756103732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1442890801.16965" calcext:value-type="float">
            <text:p>1442890801.16965</text:p>
          </table:table-cell>
          <table:table-cell office:value-type="float" office:value="1442890801.16971" calcext:value-type="float">
            <text:p>1442890801.16971</text:p>
          </table:table-cell>
          <table:table-cell office:value-type="float" office:value="896" calcext:value-type="float">
            <text:p>896</text:p>
          </table:table-cell>
          <table:table-cell table:formula="of:=[.C781]-[.C$2]" office:value-type="float" office:value="32.0666038990021" calcext:value-type="float">
            <text:p>32.066603899</text:p>
          </table:table-cell>
          <table:table-cell table:formula="of:=[.D781]/([.E781]-[.E780])" office:value-type="float" office:value="6481.68923874012" calcext:value-type="float">
            <text:p>6481.6892387401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442890801.16978" calcext:value-type="float">
            <text:p>1442890801.16978</text:p>
          </table:table-cell>
          <table:table-cell office:value-type="float" office:value="1442890801.17347" calcext:value-type="float">
            <text:p>1442890801.17347</text:p>
          </table:table-cell>
          <table:table-cell office:value-type="float" office:value="896" calcext:value-type="float">
            <text:p>896</text:p>
          </table:table-cell>
          <table:table-cell table:formula="of:=[.C782]-[.C$2]" office:value-type="float" office:value="32.070365190506" calcext:value-type="float">
            <text:p>32.0703651905</text:p>
          </table:table-cell>
          <table:table-cell table:formula="of:=[.D782]/([.E782]-[.E781])" office:value-type="float" office:value="238216.048681542" calcext:value-type="float">
            <text:p>238216.048681542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1442890801.1698" calcext:value-type="float">
            <text:p>1442890801.1698</text:p>
          </table:table-cell>
          <table:table-cell office:value-type="float" office:value="1442890801.17724" calcext:value-type="float">
            <text:p>1442890801.17724</text:p>
          </table:table-cell>
          <table:table-cell office:value-type="float" office:value="896" calcext:value-type="float">
            <text:p>896</text:p>
          </table:table-cell>
          <table:table-cell table:formula="of:=[.C783]-[.C$2]" office:value-type="float" office:value="32.0741372108459" calcext:value-type="float">
            <text:p>32.0741372108</text:p>
          </table:table-cell>
          <table:table-cell table:formula="of:=[.D783]/([.E783]-[.E782])" office:value-type="float" office:value="237538.485809999" calcext:value-type="float">
            <text:p>237538.485809999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1442890801.16982" calcext:value-type="float">
            <text:p>1442890801.16982</text:p>
          </table:table-cell>
          <table:table-cell office:value-type="float" office:value="1442890801.18101" calcext:value-type="float">
            <text:p>1442890801.18101</text:p>
          </table:table-cell>
          <table:table-cell office:value-type="float" office:value="896" calcext:value-type="float">
            <text:p>896</text:p>
          </table:table-cell>
          <table:table-cell table:formula="of:=[.C784]-[.C$2]" office:value-type="float" office:value="32.0779008865356" calcext:value-type="float">
            <text:p>32.0779008865</text:p>
          </table:table-cell>
          <table:table-cell table:formula="of:=[.D784]/([.E784]-[.E783])" office:value-type="float" office:value="238065.145318637" calcext:value-type="float">
            <text:p>238065.145318637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1442890801.16984" calcext:value-type="float">
            <text:p>1442890801.16984</text:p>
          </table:table-cell>
          <table:table-cell office:value-type="float" office:value="1442890801.18478" calcext:value-type="float">
            <text:p>1442890801.18478</text:p>
          </table:table-cell>
          <table:table-cell office:value-type="float" office:value="896" calcext:value-type="float">
            <text:p>896</text:p>
          </table:table-cell>
          <table:table-cell table:formula="of:=[.C785]-[.C$2]" office:value-type="float" office:value="32.0816693305969" calcext:value-type="float">
            <text:p>32.0816693306</text:p>
          </table:table-cell>
          <table:table-cell table:formula="of:=[.D785]/([.E785]-[.E784])" office:value-type="float" office:value="237763.911426041" calcext:value-type="float">
            <text:p>237763.911426041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1442890801.16986" calcext:value-type="float">
            <text:p>1442890801.16986</text:p>
          </table:table-cell>
          <table:table-cell office:value-type="float" office:value="1442890801.18852" calcext:value-type="float">
            <text:p>1442890801.18852</text:p>
          </table:table-cell>
          <table:table-cell office:value-type="float" office:value="896" calcext:value-type="float">
            <text:p>896</text:p>
          </table:table-cell>
          <table:table-cell table:formula="of:=[.C786]-[.C$2]" office:value-type="float" office:value="32.0854108333588" calcext:value-type="float">
            <text:p>32.0854108334</text:p>
          </table:table-cell>
          <table:table-cell table:formula="of:=[.D786]/([.E786]-[.E785])" office:value-type="float" office:value="239475.969158223" calcext:value-type="float">
            <text:p>239475.969158223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1442890801.16988" calcext:value-type="float">
            <text:p>1442890801.16988</text:p>
          </table:table-cell>
          <table:table-cell office:value-type="float" office:value="1442890801.19228" calcext:value-type="float">
            <text:p>1442890801.19228</text:p>
          </table:table-cell>
          <table:table-cell office:value-type="float" office:value="896" calcext:value-type="float">
            <text:p>896</text:p>
          </table:table-cell>
          <table:table-cell table:formula="of:=[.C787]-[.C$2]" office:value-type="float" office:value="32.0891771316528" calcext:value-type="float">
            <text:p>32.0891771317</text:p>
          </table:table-cell>
          <table:table-cell table:formula="of:=[.D787]/([.E787]-[.E786])" office:value-type="float" office:value="237899.372285877" calcext:value-type="float">
            <text:p>237899.372285877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1442890801.1699" calcext:value-type="float">
            <text:p>1442890801.1699</text:p>
          </table:table-cell>
          <table:table-cell office:value-type="float" office:value="1442890801.19602" calcext:value-type="float">
            <text:p>1442890801.19602</text:p>
          </table:table-cell>
          <table:table-cell office:value-type="float" office:value="896" calcext:value-type="float">
            <text:p>896</text:p>
          </table:table-cell>
          <table:table-cell table:formula="of:=[.C788]-[.C$2]" office:value-type="float" office:value="32.0929164886475" calcext:value-type="float">
            <text:p>32.0929164886</text:p>
          </table:table-cell>
          <table:table-cell table:formula="of:=[.D788]/([.E788]-[.E787])" office:value-type="float" office:value="239613.388421321" calcext:value-type="float">
            <text:p>239613.388421321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1442890801.16991" calcext:value-type="float">
            <text:p>1442890801.16991</text:p>
          </table:table-cell>
          <table:table-cell office:value-type="float" office:value="1442890801.19976" calcext:value-type="float">
            <text:p>1442890801.19976</text:p>
          </table:table-cell>
          <table:table-cell office:value-type="float" office:value="896" calcext:value-type="float">
            <text:p>896</text:p>
          </table:table-cell>
          <table:table-cell table:formula="of:=[.C789]-[.C$2]" office:value-type="float" office:value="32.096654176712" calcext:value-type="float">
            <text:p>32.0966541767</text:p>
          </table:table-cell>
          <table:table-cell table:formula="of:=[.D789]/([.E789]-[.E788])" office:value-type="float" office:value="239720.379154175" calcext:value-type="float">
            <text:p>239720.37915417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1442890801.16993" calcext:value-type="float">
            <text:p>1442890801.16993</text:p>
          </table:table-cell>
          <table:table-cell office:value-type="float" office:value="1442890801.20351" calcext:value-type="float">
            <text:p>1442890801.20351</text:p>
          </table:table-cell>
          <table:table-cell office:value-type="float" office:value="896" calcext:value-type="float">
            <text:p>896</text:p>
          </table:table-cell>
          <table:table-cell table:formula="of:=[.C790]-[.C$2]" office:value-type="float" office:value="32.1004004478455" calcext:value-type="float">
            <text:p>32.1004004478</text:p>
          </table:table-cell>
          <table:table-cell table:formula="of:=[.D790]/([.E790]-[.E789])" office:value-type="float" office:value="239171.156621905" calcext:value-type="float">
            <text:p>239171.156621905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1442890801.16995" calcext:value-type="float">
            <text:p>1442890801.16995</text:p>
          </table:table-cell>
          <table:table-cell office:value-type="float" office:value="1442890801.20729" calcext:value-type="float">
            <text:p>1442890801.20729</text:p>
          </table:table-cell>
          <table:table-cell office:value-type="float" office:value="896" calcext:value-type="float">
            <text:p>896</text:p>
          </table:table-cell>
          <table:table-cell table:formula="of:=[.C791]-[.C$2]" office:value-type="float" office:value="32.1041791439056" calcext:value-type="float">
            <text:p>32.1041791439</text:p>
          </table:table-cell>
          <table:table-cell table:formula="of:=[.D791]/([.E791]-[.E790])" office:value-type="float" office:value="237118.832986308" calcext:value-type="float">
            <text:p>237118.832986308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442890801.16999" calcext:value-type="float">
            <text:p>1442890801.16999</text:p>
          </table:table-cell>
          <table:table-cell office:value-type="float" office:value="1442890801.21106" calcext:value-type="float">
            <text:p>1442890801.21106</text:p>
          </table:table-cell>
          <table:table-cell office:value-type="float" office:value="896" calcext:value-type="float">
            <text:p>896</text:p>
          </table:table-cell>
          <table:table-cell table:formula="of:=[.C792]-[.C$2]" office:value-type="float" office:value="32.1079564094543" calcext:value-type="float">
            <text:p>32.1079564095</text:p>
          </table:table-cell>
          <table:table-cell table:formula="of:=[.D792]/([.E792]-[.E791])" office:value-type="float" office:value="237208.633718361" calcext:value-type="float">
            <text:p>237208.633718361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1442890801.22091" calcext:value-type="float">
            <text:p>1442890801.22091</text:p>
          </table:table-cell>
          <table:table-cell office:value-type="float" office:value="1442890801.22095" calcext:value-type="float">
            <text:p>1442890801.22095</text:p>
          </table:table-cell>
          <table:table-cell office:value-type="float" office:value="896" calcext:value-type="float">
            <text:p>896</text:p>
          </table:table-cell>
          <table:table-cell table:formula="of:=[.C793]-[.C$2]" office:value-type="float" office:value="32.1178424358368" calcext:value-type="float">
            <text:p>32.1178424358</text:p>
          </table:table-cell>
          <table:table-cell table:formula="of:=[.D793]/([.E793]-[.E792])" office:value-type="float" office:value="90632.9768238273" calcext:value-type="float">
            <text:p>90632.976823827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1442890801.22101" calcext:value-type="float">
            <text:p>1442890801.22101</text:p>
          </table:table-cell>
          <table:table-cell office:value-type="float" office:value="1442890801.22472" calcext:value-type="float">
            <text:p>1442890801.22472</text:p>
          </table:table-cell>
          <table:table-cell office:value-type="float" office:value="896" calcext:value-type="float">
            <text:p>896</text:p>
          </table:table-cell>
          <table:table-cell table:formula="of:=[.C794]-[.C$2]" office:value-type="float" office:value="32.1216106414795" calcext:value-type="float">
            <text:p>32.1216106415</text:p>
          </table:table-cell>
          <table:table-cell table:formula="of:=[.D794]/([.E794]-[.E793])" office:value-type="float" office:value="237778.955014236" calcext:value-type="float">
            <text:p>237778.955014236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1442890801.22103" calcext:value-type="float">
            <text:p>1442890801.22103</text:p>
          </table:table-cell>
          <table:table-cell office:value-type="float" office:value="1442890801.22849" calcext:value-type="float">
            <text:p>1442890801.22849</text:p>
          </table:table-cell>
          <table:table-cell office:value-type="float" office:value="896" calcext:value-type="float">
            <text:p>896</text:p>
          </table:table-cell>
          <table:table-cell table:formula="of:=[.C795]-[.C$2]" office:value-type="float" office:value="32.1253778934479" calcext:value-type="float">
            <text:p>32.1253778934</text:p>
          </table:table-cell>
          <table:table-cell table:formula="of:=[.D795]/([.E795]-[.E794])" office:value-type="float" office:value="237839.148408329" calcext:value-type="float">
            <text:p>237839.148408329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1442890801.22105" calcext:value-type="float">
            <text:p>1442890801.22105</text:p>
          </table:table-cell>
          <table:table-cell office:value-type="float" office:value="1442890801.23226" calcext:value-type="float">
            <text:p>1442890801.23226</text:p>
          </table:table-cell>
          <table:table-cell office:value-type="float" office:value="896" calcext:value-type="float">
            <text:p>896</text:p>
          </table:table-cell>
          <table:table-cell table:formula="of:=[.C796]-[.C$2]" office:value-type="float" office:value="32.1291539669037" calcext:value-type="float">
            <text:p>32.1291539669</text:p>
          </table:table-cell>
          <table:table-cell table:formula="of:=[.D796]/([.E796]-[.E795])" office:value-type="float" office:value="237283.519636318" calcext:value-type="float">
            <text:p>237283.519636318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1442890801.22108" calcext:value-type="float">
            <text:p>1442890801.22108</text:p>
          </table:table-cell>
          <table:table-cell office:value-type="float" office:value="1442890801.23602" calcext:value-type="float">
            <text:p>1442890801.23602</text:p>
          </table:table-cell>
          <table:table-cell office:value-type="float" office:value="896" calcext:value-type="float">
            <text:p>896</text:p>
          </table:table-cell>
          <table:table-cell table:formula="of:=[.C797]-[.C$2]" office:value-type="float" office:value="32.1329166889191" calcext:value-type="float">
            <text:p>32.1329166889</text:p>
          </table:table-cell>
          <table:table-cell table:formula="of:=[.D797]/([.E797]-[.E796])" office:value-type="float" office:value="238125.483715625" calcext:value-type="float">
            <text:p>238125.483715625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1442890801.36609" calcext:value-type="float">
            <text:p>1442890801.36609</text:p>
          </table:table-cell>
          <table:table-cell office:value-type="float" office:value="1442890801.36613" calcext:value-type="float">
            <text:p>1442890801.36613</text:p>
          </table:table-cell>
          <table:table-cell office:value-type="float" office:value="896" calcext:value-type="float">
            <text:p>896</text:p>
          </table:table-cell>
          <table:table-cell table:formula="of:=[.C798]-[.C$2]" office:value-type="float" office:value="32.263019323349" calcext:value-type="float">
            <text:p>32.2630193233</text:p>
          </table:table-cell>
          <table:table-cell table:formula="of:=[.D798]/([.E798]-[.E797])" office:value-type="float" office:value="6886.87053821767" calcext:value-type="float">
            <text:p>6886.8705382177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1442890801.36617" calcext:value-type="float">
            <text:p>1442890801.36617</text:p>
          </table:table-cell>
          <table:table-cell office:value-type="float" office:value="1442890801.36991" calcext:value-type="float">
            <text:p>1442890801.36991</text:p>
          </table:table-cell>
          <table:table-cell office:value-type="float" office:value="896" calcext:value-type="float">
            <text:p>896</text:p>
          </table:table-cell>
          <table:table-cell table:formula="of:=[.C799]-[.C$2]" office:value-type="float" office:value="32.2667987346649" calcext:value-type="float">
            <text:p>32.2667987347</text:p>
          </table:table-cell>
          <table:table-cell table:formula="of:=[.D799]/([.E799]-[.E798])" office:value-type="float" office:value="237073.958112541" calcext:value-type="float">
            <text:p>237073.958112541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1442890801.36619" calcext:value-type="float">
            <text:p>1442890801.36619</text:p>
          </table:table-cell>
          <table:table-cell office:value-type="float" office:value="1442890801.37368" calcext:value-type="float">
            <text:p>1442890801.37368</text:p>
          </table:table-cell>
          <table:table-cell office:value-type="float" office:value="896" calcext:value-type="float">
            <text:p>896</text:p>
          </table:table-cell>
          <table:table-cell table:formula="of:=[.C800]-[.C$2]" office:value-type="float" office:value="32.2705771923065" calcext:value-type="float">
            <text:p>32.2705771923</text:p>
          </table:table-cell>
          <table:table-cell table:formula="of:=[.D800]/([.E800]-[.E799])" office:value-type="float" office:value="237133.795053004" calcext:value-type="float">
            <text:p>237133.795053004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1442890801.36621" calcext:value-type="float">
            <text:p>1442890801.36621</text:p>
          </table:table-cell>
          <table:table-cell office:value-type="float" office:value="1442890801.37746" calcext:value-type="float">
            <text:p>1442890801.37746</text:p>
          </table:table-cell>
          <table:table-cell office:value-type="float" office:value="896" calcext:value-type="float">
            <text:p>896</text:p>
          </table:table-cell>
          <table:table-cell table:formula="of:=[.C801]-[.C$2]" office:value-type="float" office:value="32.2743499279022" calcext:value-type="float">
            <text:p>32.2743499279</text:p>
          </table:table-cell>
          <table:table-cell table:formula="of:=[.D801]/([.E801]-[.E800])" office:value-type="float" office:value="237493.451971689" calcext:value-type="float">
            <text:p>237493.451971689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442890801.36623" calcext:value-type="float">
            <text:p>1442890801.36623</text:p>
          </table:table-cell>
          <table:table-cell office:value-type="float" office:value="1442890801.38124" calcext:value-type="float">
            <text:p>1442890801.38124</text:p>
          </table:table-cell>
          <table:table-cell office:value-type="float" office:value="896" calcext:value-type="float">
            <text:p>896</text:p>
          </table:table-cell>
          <table:table-cell table:formula="of:=[.C802]-[.C$2]" office:value-type="float" office:value="32.2781286239624" calcext:value-type="float">
            <text:p>32.278128624</text:p>
          </table:table-cell>
          <table:table-cell table:formula="of:=[.D802]/([.E802]-[.E801])" office:value-type="float" office:value="237118.832986308" calcext:value-type="float">
            <text:p>237118.83298630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442890801.36628" calcext:value-type="float">
            <text:p>1442890801.36628</text:p>
          </table:table-cell>
          <table:table-cell office:value-type="float" office:value="1442890801.38501" calcext:value-type="float">
            <text:p>1442890801.38501</text:p>
          </table:table-cell>
          <table:table-cell office:value-type="float" office:value="896" calcext:value-type="float">
            <text:p>896</text:p>
          </table:table-cell>
          <table:table-cell table:formula="of:=[.C803]-[.C$2]" office:value-type="float" office:value="32.2819004058838" calcext:value-type="float">
            <text:p>32.2819004059</text:p>
          </table:table-cell>
          <table:table-cell table:formula="of:=[.D803]/([.E803]-[.E802])" office:value-type="float" office:value="237553.500884956" calcext:value-type="float">
            <text:p>237553.500884956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1442890801.3663" calcext:value-type="float">
            <text:p>1442890801.3663</text:p>
          </table:table-cell>
          <table:table-cell office:value-type="float" office:value="1442890801.38878" calcext:value-type="float">
            <text:p>1442890801.38878</text:p>
          </table:table-cell>
          <table:table-cell office:value-type="float" office:value="896" calcext:value-type="float">
            <text:p>896</text:p>
          </table:table-cell>
          <table:table-cell table:formula="of:=[.C804]-[.C$2]" office:value-type="float" office:value="32.2856769561768" calcext:value-type="float">
            <text:p>32.2856769562</text:p>
          </table:table-cell>
          <table:table-cell table:formula="of:=[.D804]/([.E804]-[.E803])" office:value-type="float" office:value="237253.55959596" calcext:value-type="float">
            <text:p>237253.55959596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442890801.36632" calcext:value-type="float">
            <text:p>1442890801.36632</text:p>
          </table:table-cell>
          <table:table-cell office:value-type="float" office:value="1442890801.39253" calcext:value-type="float">
            <text:p>1442890801.39253</text:p>
          </table:table-cell>
          <table:table-cell office:value-type="float" office:value="896" calcext:value-type="float">
            <text:p>896</text:p>
          </table:table-cell>
          <table:table-cell table:formula="of:=[.C805]-[.C$2]" office:value-type="float" office:value="32.2894248962402" calcext:value-type="float">
            <text:p>32.2894248962</text:p>
          </table:table-cell>
          <table:table-cell table:formula="of:=[.D805]/([.E805]-[.E804])" office:value-type="float" office:value="239064.655470738" calcext:value-type="float">
            <text:p>239064.65547073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1442890801.36634" calcext:value-type="float">
            <text:p>1442890801.36634</text:p>
          </table:table-cell>
          <table:table-cell office:value-type="float" office:value="1442890801.39631" calcext:value-type="float">
            <text:p>1442890801.39631</text:p>
          </table:table-cell>
          <table:table-cell office:value-type="float" office:value="896" calcext:value-type="float">
            <text:p>896</text:p>
          </table:table-cell>
          <table:table-cell table:formula="of:=[.C806]-[.C$2]" office:value-type="float" office:value="32.2931983470917" calcext:value-type="float">
            <text:p>32.2931983471</text:p>
          </table:table-cell>
          <table:table-cell table:formula="of:=[.D806]/([.E806]-[.E805])" office:value-type="float" office:value="237448.435205661" calcext:value-type="float">
            <text:p>237448.435205661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1442890801.36636" calcext:value-type="float">
            <text:p>1442890801.36636</text:p>
          </table:table-cell>
          <table:table-cell office:value-type="float" office:value="1442890801.40008" calcext:value-type="float">
            <text:p>1442890801.40008</text:p>
          </table:table-cell>
          <table:table-cell office:value-type="float" office:value="896" calcext:value-type="float">
            <text:p>896</text:p>
          </table:table-cell>
          <table:table-cell table:formula="of:=[.C807]-[.C$2]" office:value-type="float" office:value="32.2969739437103" calcext:value-type="float">
            <text:p>32.2969739437</text:p>
          </table:table-cell>
          <table:table-cell table:formula="of:=[.D807]/([.E807]-[.E806])" office:value-type="float" office:value="237313.487244254" calcext:value-type="float">
            <text:p>237313.487244254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1442890801.36638" calcext:value-type="float">
            <text:p>1442890801.36638</text:p>
          </table:table-cell>
          <table:table-cell office:value-type="float" office:value="1442890801.40384" calcext:value-type="float">
            <text:p>1442890801.40384</text:p>
          </table:table-cell>
          <table:table-cell office:value-type="float" office:value="896" calcext:value-type="float">
            <text:p>896</text:p>
          </table:table-cell>
          <table:table-cell table:formula="of:=[.C808]-[.C$2]" office:value-type="float" office:value="32.3007373809814" calcext:value-type="float">
            <text:p>32.300737381</text:p>
          </table:table-cell>
          <table:table-cell table:formula="of:=[.D808]/([.E808]-[.E807])" office:value-type="float" office:value="238080.227050998" calcext:value-type="float">
            <text:p>238080.227050998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1442890801.3664" calcext:value-type="float">
            <text:p>1442890801.3664</text:p>
          </table:table-cell>
          <table:table-cell office:value-type="float" office:value="1442890801.40764" calcext:value-type="float">
            <text:p>1442890801.40764</text:p>
          </table:table-cell>
          <table:table-cell office:value-type="float" office:value="896" calcext:value-type="float">
            <text:p>896</text:p>
          </table:table-cell>
          <table:table-cell table:formula="of:=[.C809]-[.C$2]" office:value-type="float" office:value="32.3045356273651" calcext:value-type="float">
            <text:p>32.3045356274</text:p>
          </table:table-cell>
          <table:table-cell table:formula="of:=[.D809]/([.E809]-[.E808])" office:value-type="float" office:value="235898.335572155" calcext:value-type="float">
            <text:p>235898.335572155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1442890801.42209" calcext:value-type="float">
            <text:p>1442890801.42209</text:p>
          </table:table-cell>
          <table:table-cell office:value-type="float" office:value="1442890801.42212" calcext:value-type="float">
            <text:p>1442890801.42212</text:p>
          </table:table-cell>
          <table:table-cell office:value-type="float" office:value="896" calcext:value-type="float">
            <text:p>896</text:p>
          </table:table-cell>
          <table:table-cell table:formula="of:=[.C810]-[.C$2]" office:value-type="float" office:value="32.3190157413483" calcext:value-type="float">
            <text:p>32.3190157413</text:p>
          </table:table-cell>
          <table:table-cell table:formula="of:=[.D810]/([.E810]-[.E809])" office:value-type="float" office:value="61877.9659498798" calcext:value-type="float">
            <text:p>61877.9659498798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1442890801.42216" calcext:value-type="float">
            <text:p>1442890801.42216</text:p>
          </table:table-cell>
          <table:table-cell office:value-type="float" office:value="1442890801.42589" calcext:value-type="float">
            <text:p>1442890801.42589</text:p>
          </table:table-cell>
          <table:table-cell office:value-type="float" office:value="896" calcext:value-type="float">
            <text:p>896</text:p>
          </table:table-cell>
          <table:table-cell table:formula="of:=[.C811]-[.C$2]" office:value-type="float" office:value="32.3227798938751" calcext:value-type="float">
            <text:p>32.3227798939</text:p>
          </table:table-cell>
          <table:table-cell table:formula="of:=[.D811]/([.E811]-[.E810])" office:value-type="float" office:value="238034.987585508" calcext:value-type="float">
            <text:p>238034.987585508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442890801.42219" calcext:value-type="float">
            <text:p>1442890801.42219</text:p>
          </table:table-cell>
          <table:table-cell office:value-type="float" office:value="1442890801.42968" calcext:value-type="float">
            <text:p>1442890801.42968</text:p>
          </table:table-cell>
          <table:table-cell office:value-type="float" office:value="896" calcext:value-type="float">
            <text:p>896</text:p>
          </table:table-cell>
          <table:table-cell table:formula="of:=[.C812]-[.C$2]" office:value-type="float" office:value="32.3265714645386" calcext:value-type="float">
            <text:p>32.3265714645</text:p>
          </table:table-cell>
          <table:table-cell table:formula="of:=[.D812]/([.E812]-[.E811])" office:value-type="float" office:value="236313.675658681" calcext:value-type="float">
            <text:p>236313.675658681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1442890801.42221" calcext:value-type="float">
            <text:p>1442890801.42221</text:p>
          </table:table-cell>
          <table:table-cell office:value-type="float" office:value="1442890801.43344" calcext:value-type="float">
            <text:p>1442890801.43344</text:p>
          </table:table-cell>
          <table:table-cell office:value-type="float" office:value="896" calcext:value-type="float">
            <text:p>896</text:p>
          </table:table-cell>
          <table:table-cell table:formula="of:=[.C813]-[.C$2]" office:value-type="float" office:value="32.3303322792053" calcext:value-type="float">
            <text:p>32.3303322792</text:p>
          </table:table-cell>
          <table:table-cell table:formula="of:=[.D813]/([.E813]-[.E812])" office:value-type="float" office:value="238246.252313934" calcext:value-type="float">
            <text:p>238246.252313934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1442890801.42223" calcext:value-type="float">
            <text:p>1442890801.42223</text:p>
          </table:table-cell>
          <table:table-cell office:value-type="float" office:value="1442890801.43722" calcext:value-type="float">
            <text:p>1442890801.43722</text:p>
          </table:table-cell>
          <table:table-cell office:value-type="float" office:value="896" calcext:value-type="float">
            <text:p>896</text:p>
          </table:table-cell>
          <table:table-cell table:formula="of:=[.C814]-[.C$2]" office:value-type="float" office:value="32.334107875824" calcext:value-type="float">
            <text:p>32.3341078758</text:p>
          </table:table-cell>
          <table:table-cell table:formula="of:=[.D814]/([.E814]-[.E813])" office:value-type="float" office:value="237313.487244254" calcext:value-type="float">
            <text:p>237313.487244254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1442890801.56119" calcext:value-type="float">
            <text:p>1442890801.56119</text:p>
          </table:table-cell>
          <table:table-cell office:value-type="float" office:value="1442890801.56123" calcext:value-type="float">
            <text:p>1442890801.56123</text:p>
          </table:table-cell>
          <table:table-cell office:value-type="float" office:value="896" calcext:value-type="float">
            <text:p>896</text:p>
          </table:table-cell>
          <table:table-cell table:formula="of:=[.C815]-[.C$2]" office:value-type="float" office:value="32.4581227302551" calcext:value-type="float">
            <text:p>32.4581227303</text:p>
          </table:table-cell>
          <table:table-cell table:formula="of:=[.D815]/([.E815]-[.E814])" office:value-type="float" office:value="7224.94094848469" calcext:value-type="float">
            <text:p>7224.9409484847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1442890801.56128" calcext:value-type="float">
            <text:p>1442890801.56128</text:p>
          </table:table-cell>
          <table:table-cell office:value-type="float" office:value="1442890801.565" calcext:value-type="float">
            <text:p>1442890801.565</text:p>
          </table:table-cell>
          <table:table-cell office:value-type="float" office:value="896" calcext:value-type="float">
            <text:p>896</text:p>
          </table:table-cell>
          <table:table-cell table:formula="of:=[.C816]-[.C$2]" office:value-type="float" office:value="32.4618883132935" calcext:value-type="float">
            <text:p>32.4618883133</text:p>
          </table:table-cell>
          <table:table-cell table:formula="of:=[.D816]/([.E816]-[.E815])" office:value-type="float" office:value="237944.560212739" calcext:value-type="float">
            <text:p>237944.560212739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1442890801.5613" calcext:value-type="float">
            <text:p>1442890801.5613</text:p>
          </table:table-cell>
          <table:table-cell office:value-type="float" office:value="1442890801.56876" calcext:value-type="float">
            <text:p>1442890801.56876</text:p>
          </table:table-cell>
          <table:table-cell office:value-type="float" office:value="896" calcext:value-type="float">
            <text:p>896</text:p>
          </table:table-cell>
          <table:table-cell table:formula="of:=[.C817]-[.C$2]" office:value-type="float" office:value="32.4656577110291" calcext:value-type="float">
            <text:p>32.465657711</text:p>
          </table:table-cell>
          <table:table-cell table:formula="of:=[.D817]/([.E817]-[.E816])" office:value-type="float" office:value="237703.756103732" calcext:value-type="float">
            <text:p>237703.756103732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1442890801.56132" calcext:value-type="float">
            <text:p>1442890801.56132</text:p>
          </table:table-cell>
          <table:table-cell office:value-type="float" office:value="1442890801.57252" calcext:value-type="float">
            <text:p>1442890801.57252</text:p>
          </table:table-cell>
          <table:table-cell office:value-type="float" office:value="896" calcext:value-type="float">
            <text:p>896</text:p>
          </table:table-cell>
          <table:table-cell table:formula="of:=[.C818]-[.C$2]" office:value-type="float" office:value="32.4694173336029" calcext:value-type="float">
            <text:p>32.4694173336</text:p>
          </table:table-cell>
          <table:table-cell table:formula="of:=[.D818]/([.E818]-[.E817])" office:value-type="float" office:value="238321.794914072" calcext:value-type="float">
            <text:p>238321.794914072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1442890801.56134" calcext:value-type="float">
            <text:p>1442890801.56134</text:p>
          </table:table-cell>
          <table:table-cell office:value-type="float" office:value="1442890801.57629" calcext:value-type="float">
            <text:p>1442890801.57629</text:p>
          </table:table-cell>
          <table:table-cell office:value-type="float" office:value="896" calcext:value-type="float">
            <text:p>896</text:p>
          </table:table-cell>
          <table:table-cell table:formula="of:=[.C819]-[.C$2]" office:value-type="float" office:value="32.4731841087341" calcext:value-type="float">
            <text:p>32.4731841087</text:p>
          </table:table-cell>
          <table:table-cell table:formula="of:=[.D819]/([.E819]-[.E818])" office:value-type="float" office:value="237869.256535224" calcext:value-type="float">
            <text:p>237869.256535224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1442890801.56137" calcext:value-type="float">
            <text:p>1442890801.56137</text:p>
          </table:table-cell>
          <table:table-cell office:value-type="float" office:value="1442890801.58006" calcext:value-type="float">
            <text:p>1442890801.58006</text:p>
          </table:table-cell>
          <table:table-cell office:value-type="float" office:value="896" calcext:value-type="float">
            <text:p>896</text:p>
          </table:table-cell>
          <table:table-cell table:formula="of:=[.C820]-[.C$2]" office:value-type="float" office:value="32.4769530296326" calcext:value-type="float">
            <text:p>32.4769530296</text:p>
          </table:table-cell>
          <table:table-cell table:formula="of:=[.D820]/([.E820]-[.E819])" office:value-type="float" office:value="237733.829959514" calcext:value-type="float">
            <text:p>237733.829959514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1442890801.56139" calcext:value-type="float">
            <text:p>1442890801.56139</text:p>
          </table:table-cell>
          <table:table-cell office:value-type="float" office:value="1442890801.58383" calcext:value-type="float">
            <text:p>1442890801.58383</text:p>
          </table:table-cell>
          <table:table-cell office:value-type="float" office:value="896" calcext:value-type="float">
            <text:p>896</text:p>
          </table:table-cell>
          <table:table-cell table:formula="of:=[.C821]-[.C$2]" office:value-type="float" office:value="32.4807209968567" calcext:value-type="float">
            <text:p>32.4807209969</text:p>
          </table:table-cell>
          <table:table-cell table:formula="of:=[.D821]/([.E821]-[.E820])" office:value-type="float" office:value="237794.000506201" calcext:value-type="float">
            <text:p>237794.000506201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442890801.56141" calcext:value-type="float">
            <text:p>1442890801.56141</text:p>
          </table:table-cell>
          <table:table-cell office:value-type="float" office:value="1442890801.58763" calcext:value-type="float">
            <text:p>1442890801.58763</text:p>
          </table:table-cell>
          <table:table-cell office:value-type="float" office:value="896" calcext:value-type="float">
            <text:p>896</text:p>
          </table:table-cell>
          <table:table-cell table:formula="of:=[.C822]-[.C$2]" office:value-type="float" office:value="32.4845230579376" calcext:value-type="float">
            <text:p>32.4845230579</text:p>
          </table:table-cell>
          <table:table-cell table:formula="of:=[.D822]/([.E822]-[.E821])" office:value-type="float" office:value="235661.653226312" calcext:value-type="float">
            <text:p>235661.653226312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1442890801.56143" calcext:value-type="float">
            <text:p>1442890801.56143</text:p>
          </table:table-cell>
          <table:table-cell office:value-type="float" office:value="1442890801.59139" calcext:value-type="float">
            <text:p>1442890801.59139</text:p>
          </table:table-cell>
          <table:table-cell office:value-type="float" office:value="896" calcext:value-type="float">
            <text:p>896</text:p>
          </table:table-cell>
          <table:table-cell table:formula="of:=[.C823]-[.C$2]" office:value-type="float" office:value="32.4882855415344" calcext:value-type="float">
            <text:p>32.4882855415</text:p>
          </table:table-cell>
          <table:table-cell table:formula="of:=[.D823]/([.E823]-[.E822])" office:value-type="float" office:value="238140.573094227" calcext:value-type="float">
            <text:p>238140.573094227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1442890801.56145" calcext:value-type="float">
            <text:p>1442890801.56145</text:p>
          </table:table-cell>
          <table:table-cell office:value-type="float" office:value="1442890801.59516" calcext:value-type="float">
            <text:p>1442890801.59516</text:p>
          </table:table-cell>
          <table:table-cell office:value-type="float" office:value="896" calcext:value-type="float">
            <text:p>896</text:p>
          </table:table-cell>
          <table:table-cell table:formula="of:=[.C824]-[.C$2]" office:value-type="float" office:value="32.49205493927" calcext:value-type="float">
            <text:p>32.4920549393</text:p>
          </table:table-cell>
          <table:table-cell table:formula="of:=[.D824]/([.E824]-[.E823])" office:value-type="float" office:value="237703.756103732" calcext:value-type="float">
            <text:p>237703.756103732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1442890801.56147" calcext:value-type="float">
            <text:p>1442890801.56147</text:p>
          </table:table-cell>
          <table:table-cell office:value-type="float" office:value="1442890801.59893" calcext:value-type="float">
            <text:p>1442890801.59893</text:p>
          </table:table-cell>
          <table:table-cell office:value-type="float" office:value="896" calcext:value-type="float">
            <text:p>896</text:p>
          </table:table-cell>
          <table:table-cell table:formula="of:=[.C825]-[.C$2]" office:value-type="float" office:value="32.495822429657" calcext:value-type="float">
            <text:p>32.4958224297</text:p>
          </table:table-cell>
          <table:table-cell table:formula="of:=[.D825]/([.E825]-[.E824])" office:value-type="float" office:value="237824.097202886" calcext:value-type="float">
            <text:p>237824.097202886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1442890801.56149" calcext:value-type="float">
            <text:p>1442890801.56149</text:p>
          </table:table-cell>
          <table:table-cell office:value-type="float" office:value="1442890801.60269" calcext:value-type="float">
            <text:p>1442890801.60269</text:p>
          </table:table-cell>
          <table:table-cell office:value-type="float" office:value="896" calcext:value-type="float">
            <text:p>896</text:p>
          </table:table-cell>
          <table:table-cell table:formula="of:=[.C826]-[.C$2]" office:value-type="float" office:value="32.4995827674866" calcext:value-type="float">
            <text:p>32.4995827675</text:p>
          </table:table-cell>
          <table:table-cell table:formula="of:=[.D826]/([.E826]-[.E825])" office:value-type="float" office:value="238276.463606391" calcext:value-type="float">
            <text:p>238276.463606391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442890801.62326" calcext:value-type="float">
            <text:p>1442890801.62326</text:p>
          </table:table-cell>
          <table:table-cell office:value-type="float" office:value="1442890801.62331" calcext:value-type="float">
            <text:p>1442890801.62331</text:p>
          </table:table-cell>
          <table:table-cell office:value-type="float" office:value="896" calcext:value-type="float">
            <text:p>896</text:p>
          </table:table-cell>
          <table:table-cell table:formula="of:=[.C827]-[.C$2]" office:value-type="float" office:value="32.5202059745789" calcext:value-type="float">
            <text:p>32.5202059746</text:p>
          </table:table-cell>
          <table:table-cell table:formula="of:=[.D827]/([.E827]-[.E826])" office:value-type="float" office:value="43446.2009710983" calcext:value-type="float">
            <text:p>43446.2009710983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1442890801.6234" calcext:value-type="float">
            <text:p>1442890801.6234</text:p>
          </table:table-cell>
          <table:table-cell office:value-type="float" office:value="1442890801.62707" calcext:value-type="float">
            <text:p>1442890801.62707</text:p>
          </table:table-cell>
          <table:table-cell office:value-type="float" office:value="896" calcext:value-type="float">
            <text:p>896</text:p>
          </table:table-cell>
          <table:table-cell table:formula="of:=[.C828]-[.C$2]" office:value-type="float" office:value="32.5239593982697" calcext:value-type="float">
            <text:p>32.5239593983</text:p>
          </table:table-cell>
          <table:table-cell table:formula="of:=[.D828]/([.E828]-[.E827])" office:value-type="float" office:value="238715.389951089" calcext:value-type="float">
            <text:p>238715.389951089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1442890801.62345" calcext:value-type="float">
            <text:p>1442890801.62345</text:p>
          </table:table-cell>
          <table:table-cell office:value-type="float" office:value="1442890801.63084" calcext:value-type="float">
            <text:p>1442890801.63084</text:p>
          </table:table-cell>
          <table:table-cell office:value-type="float" office:value="896" calcext:value-type="float">
            <text:p>896</text:p>
          </table:table-cell>
          <table:table-cell table:formula="of:=[.C829]-[.C$2]" office:value-type="float" office:value="32.5277345180511" calcext:value-type="float">
            <text:p>32.5277345181</text:p>
          </table:table-cell>
          <table:table-cell table:formula="of:=[.D829]/([.E829]-[.E828])" office:value-type="float" office:value="237343.462422635" calcext:value-type="float">
            <text:p>237343.462422635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1442890801.6235" calcext:value-type="float">
            <text:p>1442890801.6235</text:p>
          </table:table-cell>
          <table:table-cell office:value-type="float" office:value="1442890801.63458" calcext:value-type="float">
            <text:p>1442890801.63458</text:p>
          </table:table-cell>
          <table:table-cell office:value-type="float" office:value="896" calcext:value-type="float">
            <text:p>896</text:p>
          </table:table-cell>
          <table:table-cell table:formula="of:=[.C830]-[.C$2]" office:value-type="float" office:value="32.5314717292786" calcext:value-type="float">
            <text:p>32.5314717293</text:p>
          </table:table-cell>
          <table:table-cell table:formula="of:=[.D830]/([.E830]-[.E829])" office:value-type="float" office:value="239750.965486443" calcext:value-type="float">
            <text:p>239750.965486443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1442890801.62354" calcext:value-type="float">
            <text:p>1442890801.62354</text:p>
          </table:table-cell>
          <table:table-cell office:value-type="float" office:value="1442890801.63835" calcext:value-type="float">
            <text:p>1442890801.63835</text:p>
          </table:table-cell>
          <table:table-cell office:value-type="float" office:value="896" calcext:value-type="float">
            <text:p>896</text:p>
          </table:table-cell>
          <table:table-cell table:formula="of:=[.C831]-[.C$2]" office:value-type="float" office:value="32.5352437496185" calcext:value-type="float">
            <text:p>32.5352437496</text:p>
          </table:table-cell>
          <table:table-cell table:formula="of:=[.D831]/([.E831]-[.E830])" office:value-type="float" office:value="237538.485809999" calcext:value-type="float">
            <text:p>237538.485809999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442890801.62359" calcext:value-type="float">
            <text:p>1442890801.62359</text:p>
          </table:table-cell>
          <table:table-cell office:value-type="float" office:value="1442890801.64213" calcext:value-type="float">
            <text:p>1442890801.64213</text:p>
          </table:table-cell>
          <table:table-cell office:value-type="float" office:value="896" calcext:value-type="float">
            <text:p>896</text:p>
          </table:table-cell>
          <table:table-cell table:formula="of:=[.C832]-[.C$2]" office:value-type="float" office:value="32.5390191078186" calcext:value-type="float">
            <text:p>32.5390191078</text:p>
          </table:table-cell>
          <table:table-cell table:formula="of:=[.D832]/([.E832]-[.E831])" office:value-type="float" office:value="237328.473886959" calcext:value-type="float">
            <text:p>237328.473886959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1442890801.76803" calcext:value-type="float">
            <text:p>1442890801.76803</text:p>
          </table:table-cell>
          <table:table-cell office:value-type="float" office:value="1442890801.76809" calcext:value-type="float">
            <text:p>1442890801.76809</text:p>
          </table:table-cell>
          <table:table-cell office:value-type="float" office:value="896" calcext:value-type="float">
            <text:p>896</text:p>
          </table:table-cell>
          <table:table-cell table:formula="of:=[.C833]-[.C$2]" office:value-type="float" office:value="32.6649851799011" calcext:value-type="float">
            <text:p>32.6649851799</text:p>
          </table:table-cell>
          <table:table-cell table:formula="of:=[.D833]/([.E833]-[.E832])" office:value-type="float" office:value="7113.02642995041" calcext:value-type="float">
            <text:p>7113.0264299504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1442890801.76814" calcext:value-type="float">
            <text:p>1442890801.76814</text:p>
          </table:table-cell>
          <table:table-cell office:value-type="float" office:value="1442890801.77186" calcext:value-type="float">
            <text:p>1442890801.77186</text:p>
          </table:table-cell>
          <table:table-cell office:value-type="float" office:value="896" calcext:value-type="float">
            <text:p>896</text:p>
          </table:table-cell>
          <table:table-cell table:formula="of:=[.C834]-[.C$2]" office:value-type="float" office:value="32.6687517166138" calcext:value-type="float">
            <text:p>32.6687517166</text:p>
          </table:table-cell>
          <table:table-cell table:formula="of:=[.D834]/([.E834]-[.E833])" office:value-type="float" office:value="237884.3134574" calcext:value-type="float">
            <text:p>237884.3134574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1442890801.76818" calcext:value-type="float">
            <text:p>1442890801.76818</text:p>
          </table:table-cell>
          <table:table-cell office:value-type="float" office:value="1442890801.77569" calcext:value-type="float">
            <text:p>1442890801.77569</text:p>
          </table:table-cell>
          <table:table-cell office:value-type="float" office:value="896" calcext:value-type="float">
            <text:p>896</text:p>
          </table:table-cell>
          <table:table-cell table:formula="of:=[.C835]-[.C$2]" office:value-type="float" office:value="32.6725783348083" calcext:value-type="float">
            <text:p>32.6725783348</text:p>
          </table:table-cell>
          <table:table-cell table:formula="of:=[.D835]/([.E835]-[.E834])" office:value-type="float" office:value="234149.30741433" calcext:value-type="float">
            <text:p>234149.30741433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1442890801.7682" calcext:value-type="float">
            <text:p>1442890801.7682</text:p>
          </table:table-cell>
          <table:table-cell office:value-type="float" office:value="1442890801.77947" calcext:value-type="float">
            <text:p>1442890801.77947</text:p>
          </table:table-cell>
          <table:table-cell office:value-type="float" office:value="896" calcext:value-type="float">
            <text:p>896</text:p>
          </table:table-cell>
          <table:table-cell table:formula="of:=[.C836]-[.C$2]" office:value-type="float" office:value="32.6763601303101" calcext:value-type="float">
            <text:p>32.6763601303</text:p>
          </table:table-cell>
          <table:table-cell table:formula="of:=[.D836]/([.E836]-[.E835])" office:value-type="float" office:value="236924.497793469" calcext:value-type="float">
            <text:p>236924.497793469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1442890801.76822" calcext:value-type="float">
            <text:p>1442890801.76822</text:p>
          </table:table-cell>
          <table:table-cell office:value-type="float" office:value="1442890801.78324" calcext:value-type="float">
            <text:p>1442890801.78324</text:p>
          </table:table-cell>
          <table:table-cell office:value-type="float" office:value="896" calcext:value-type="float">
            <text:p>896</text:p>
          </table:table-cell>
          <table:table-cell table:formula="of:=[.C837]-[.C$2]" office:value-type="float" office:value="32.6801354885101" calcext:value-type="float">
            <text:p>32.6801354885</text:p>
          </table:table-cell>
          <table:table-cell table:formula="of:=[.D837]/([.E837]-[.E836])" office:value-type="float" office:value="237328.473886959" calcext:value-type="float">
            <text:p>237328.473886959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1442890801.76824" calcext:value-type="float">
            <text:p>1442890801.76824</text:p>
          </table:table-cell>
          <table:table-cell office:value-type="float" office:value="1442890801.78702" calcext:value-type="float">
            <text:p>1442890801.78702</text:p>
          </table:table-cell>
          <table:table-cell office:value-type="float" office:value="896" calcext:value-type="float">
            <text:p>896</text:p>
          </table:table-cell>
          <table:table-cell table:formula="of:=[.C838]-[.C$2]" office:value-type="float" office:value="32.6839084625244" calcext:value-type="float">
            <text:p>32.6839084625</text:p>
          </table:table-cell>
          <table:table-cell table:formula="of:=[.D838]/([.E838]-[.E837])" office:value-type="float" office:value="237478.444486572" calcext:value-type="float">
            <text:p>237478.444486572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1442890801.76828" calcext:value-type="float">
            <text:p>1442890801.76828</text:p>
          </table:table-cell>
          <table:table-cell office:value-type="float" office:value="1442890801.79079" calcext:value-type="float">
            <text:p>1442890801.79079</text:p>
          </table:table-cell>
          <table:table-cell office:value-type="float" office:value="896" calcext:value-type="float">
            <text:p>896</text:p>
          </table:table-cell>
          <table:table-cell table:formula="of:=[.C839]-[.C$2]" office:value-type="float" office:value="32.6876811981201" calcext:value-type="float">
            <text:p>32.6876811981</text:p>
          </table:table-cell>
          <table:table-cell table:formula="of:=[.D839]/([.E839]-[.E838])" office:value-type="float" office:value="237493.451971689" calcext:value-type="float">
            <text:p>237493.451971689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1442890801.7683" calcext:value-type="float">
            <text:p>1442890801.7683</text:p>
          </table:table-cell>
          <table:table-cell office:value-type="float" office:value="1442890801.79456" calcext:value-type="float">
            <text:p>1442890801.79456</text:p>
          </table:table-cell>
          <table:table-cell office:value-type="float" office:value="896" calcext:value-type="float">
            <text:p>896</text:p>
          </table:table-cell>
          <table:table-cell table:formula="of:=[.C840]-[.C$2]" office:value-type="float" office:value="32.691456079483" calcext:value-type="float">
            <text:p>32.6914560795</text:p>
          </table:table-cell>
          <table:table-cell table:formula="of:=[.D840]/([.E840]-[.E839])" office:value-type="float" office:value="237358.452851639" calcext:value-type="float">
            <text:p>237358.452851639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1442890801.76832" calcext:value-type="float">
            <text:p>1442890801.76832</text:p>
          </table:table-cell>
          <table:table-cell office:value-type="float" office:value="1442890801.79833" calcext:value-type="float">
            <text:p>1442890801.79833</text:p>
          </table:table-cell>
          <table:table-cell office:value-type="float" office:value="896" calcext:value-type="float">
            <text:p>896</text:p>
          </table:table-cell>
          <table:table-cell table:formula="of:=[.C841]-[.C$2]" office:value-type="float" office:value="32.6952269077301" calcext:value-type="float">
            <text:p>32.6952269077</text:p>
          </table:table-cell>
          <table:table-cell table:formula="of:=[.D841]/([.E841]-[.E840])" office:value-type="float" office:value="237613.580171978" calcext:value-type="float">
            <text:p>237613.580171978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1442890801.7684" calcext:value-type="float">
            <text:p>1442890801.7684</text:p>
          </table:table-cell>
          <table:table-cell office:value-type="float" office:value="1442890801.80208" calcext:value-type="float">
            <text:p>1442890801.80208</text:p>
          </table:table-cell>
          <table:table-cell office:value-type="float" office:value="896" calcext:value-type="float">
            <text:p>896</text:p>
          </table:table-cell>
          <table:table-cell table:formula="of:=[.C842]-[.C$2]" office:value-type="float" office:value="32.6989772319794" calcext:value-type="float">
            <text:p>32.698977232</text:p>
          </table:table-cell>
          <table:table-cell table:formula="of:=[.D842]/([.E842]-[.E841])" office:value-type="float" office:value="238912.67539733" calcext:value-type="float">
            <text:p>238912.67539733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1442890801.76844" calcext:value-type="float">
            <text:p>1442890801.76844</text:p>
          </table:table-cell>
          <table:table-cell office:value-type="float" office:value="1442890801.80586" calcext:value-type="float">
            <text:p>1442890801.80586</text:p>
          </table:table-cell>
          <table:table-cell office:value-type="float" office:value="896" calcext:value-type="float">
            <text:p>896</text:p>
          </table:table-cell>
          <table:table-cell table:formula="of:=[.C843]-[.C$2]" office:value-type="float" office:value="32.7027552127838" calcext:value-type="float">
            <text:p>32.7027552128</text:p>
          </table:table-cell>
          <table:table-cell table:formula="of:=[.D843]/([.E843]-[.E842])" office:value-type="float" office:value="237163.724851698" calcext:value-type="float">
            <text:p>237163.724851698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1442890801.76846" calcext:value-type="float">
            <text:p>1442890801.76846</text:p>
          </table:table-cell>
          <table:table-cell office:value-type="float" office:value="1442890801.80966" calcext:value-type="float">
            <text:p>1442890801.80966</text:p>
          </table:table-cell>
          <table:table-cell office:value-type="float" office:value="896" calcext:value-type="float">
            <text:p>896</text:p>
          </table:table-cell>
          <table:table-cell table:formula="of:=[.C844]-[.C$2]" office:value-type="float" office:value="32.7065572738647" calcext:value-type="float">
            <text:p>32.7065572739</text:p>
          </table:table-cell>
          <table:table-cell table:formula="of:=[.D844]/([.E844]-[.E843])" office:value-type="float" office:value="235661.653226312" calcext:value-type="float">
            <text:p>235661.653226312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442890801.82414" calcext:value-type="float">
            <text:p>1442890801.82414</text:p>
          </table:table-cell>
          <table:table-cell office:value-type="float" office:value="1442890801.82419" calcext:value-type="float">
            <text:p>1442890801.82419</text:p>
          </table:table-cell>
          <table:table-cell office:value-type="float" office:value="896" calcext:value-type="float">
            <text:p>896</text:p>
          </table:table-cell>
          <table:table-cell table:formula="of:=[.C845]-[.C$2]" office:value-type="float" office:value="32.7210805416107" calcext:value-type="float">
            <text:p>32.7210805416</text:p>
          </table:table-cell>
          <table:table-cell table:formula="of:=[.D845]/([.E845]-[.E844])" office:value-type="float" office:value="61694.1046376098" calcext:value-type="float">
            <text:p>61694.1046376098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1442890801.82424" calcext:value-type="float">
            <text:p>1442890801.82424</text:p>
          </table:table-cell>
          <table:table-cell office:value-type="float" office:value="1442890801.82796" calcext:value-type="float">
            <text:p>1442890801.82796</text:p>
          </table:table-cell>
          <table:table-cell office:value-type="float" office:value="896" calcext:value-type="float">
            <text:p>896</text:p>
          </table:table-cell>
          <table:table-cell table:formula="of:=[.C846]-[.C$2]" office:value-type="float" office:value="32.7248504161835" calcext:value-type="float">
            <text:p>32.7248504162</text:p>
          </table:table-cell>
          <table:table-cell table:formula="of:=[.D846]/([.E846]-[.E845])" office:value-type="float" office:value="237673.689855806" calcext:value-type="float">
            <text:p>237673.689855806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1442890801.82427" calcext:value-type="float">
            <text:p>1442890801.82427</text:p>
          </table:table-cell>
          <table:table-cell office:value-type="float" office:value="1442890801.8317" calcext:value-type="float">
            <text:p>1442890801.8317</text:p>
          </table:table-cell>
          <table:table-cell office:value-type="float" office:value="896" calcext:value-type="float">
            <text:p>896</text:p>
          </table:table-cell>
          <table:table-cell table:formula="of:=[.C847]-[.C$2]" office:value-type="float" office:value="32.7285904884338" calcext:value-type="float">
            <text:p>32.7285904884</text:p>
          </table:table-cell>
          <table:table-cell table:formula="of:=[.D847]/([.E847]-[.E846])" office:value-type="float" office:value="239567.564480143" calcext:value-type="float">
            <text:p>239567.564480143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1442890801.82429" calcext:value-type="float">
            <text:p>1442890801.82429</text:p>
          </table:table-cell>
          <table:table-cell office:value-type="float" office:value="1442890801.83547" calcext:value-type="float">
            <text:p>1442890801.83547</text:p>
          </table:table-cell>
          <table:table-cell office:value-type="float" office:value="896" calcext:value-type="float">
            <text:p>896</text:p>
          </table:table-cell>
          <table:table-cell table:formula="of:=[.C848]-[.C$2]" office:value-type="float" office:value="32.7323596477509" calcext:value-type="float">
            <text:p>32.7323596478</text:p>
          </table:table-cell>
          <table:table-cell table:formula="of:=[.D848]/([.E848]-[.E847])" office:value-type="float" office:value="237718.79208046" calcext:value-type="float">
            <text:p>237718.79208046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1442890801.82433" calcext:value-type="float">
            <text:p>1442890801.82433</text:p>
          </table:table-cell>
          <table:table-cell office:value-type="float" office:value="1442890801.83921" calcext:value-type="float">
            <text:p>1442890801.83921</text:p>
          </table:table-cell>
          <table:table-cell office:value-type="float" office:value="896" calcext:value-type="float">
            <text:p>896</text:p>
          </table:table-cell>
          <table:table-cell table:formula="of:=[.C849]-[.C$2]" office:value-type="float" office:value="32.736102104187" calcext:value-type="float">
            <text:p>32.7361021042</text:p>
          </table:table-cell>
          <table:table-cell table:formula="of:=[.D849]/([.E849]-[.E848])" office:value-type="float" office:value="239414.94451169" calcext:value-type="float">
            <text:p>239414.94451169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1442890801.96301" calcext:value-type="float">
            <text:p>1442890801.96301</text:p>
          </table:table-cell>
          <table:table-cell office:value-type="float" office:value="1442890801.96306" calcext:value-type="float">
            <text:p>1442890801.96306</text:p>
          </table:table-cell>
          <table:table-cell office:value-type="float" office:value="896" calcext:value-type="float">
            <text:p>896</text:p>
          </table:table-cell>
          <table:table-cell table:formula="of:=[.C850]-[.C$2]" office:value-type="float" office:value="32.8599500656128" calcext:value-type="float">
            <text:p>32.8599500656</text:p>
          </table:table-cell>
          <table:table-cell table:formula="of:=[.D850]/([.E850]-[.E849])" office:value-type="float" office:value="7234.67701595515" calcext:value-type="float">
            <text:p>7234.6770159552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1442890801.9631" calcext:value-type="float">
            <text:p>1442890801.9631</text:p>
          </table:table-cell>
          <table:table-cell office:value-type="float" office:value="1442890801.96683" calcext:value-type="float">
            <text:p>1442890801.96683</text:p>
          </table:table-cell>
          <table:table-cell office:value-type="float" office:value="896" calcext:value-type="float">
            <text:p>896</text:p>
          </table:table-cell>
          <table:table-cell table:formula="of:=[.C851]-[.C$2]" office:value-type="float" office:value="32.8637208938599" calcext:value-type="float">
            <text:p>32.8637208939</text:p>
          </table:table-cell>
          <table:table-cell table:formula="of:=[.D851]/([.E851]-[.E850])" office:value-type="float" office:value="237613.580171978" calcext:value-type="float">
            <text:p>237613.580171978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442890801.96313" calcext:value-type="float">
            <text:p>1442890801.96313</text:p>
          </table:table-cell>
          <table:table-cell office:value-type="float" office:value="1442890801.97058" calcext:value-type="float">
            <text:p>1442890801.97058</text:p>
          </table:table-cell>
          <table:table-cell office:value-type="float" office:value="896" calcext:value-type="float">
            <text:p>896</text:p>
          </table:table-cell>
          <table:table-cell table:formula="of:=[.C852]-[.C$2]" office:value-type="float" office:value="32.8674728870392" calcext:value-type="float">
            <text:p>32.867472887</text:p>
          </table:table-cell>
          <table:table-cell table:formula="of:=[.D852]/([.E852]-[.E851])" office:value-type="float" office:value="238806.404270191" calcext:value-type="float">
            <text:p>238806.40427019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442890801.96315" calcext:value-type="float">
            <text:p>1442890801.96315</text:p>
          </table:table-cell>
          <table:table-cell office:value-type="float" office:value="1442890801.97436" calcext:value-type="float">
            <text:p>1442890801.97436</text:p>
          </table:table-cell>
          <table:table-cell office:value-type="float" office:value="896" calcext:value-type="float">
            <text:p>896</text:p>
          </table:table-cell>
          <table:table-cell table:formula="of:=[.C853]-[.C$2]" office:value-type="float" office:value="32.8712525367737" calcext:value-type="float">
            <text:p>32.8712525368</text:p>
          </table:table-cell>
          <table:table-cell table:formula="of:=[.D853]/([.E853]-[.E852])" office:value-type="float" office:value="237059.003595534" calcext:value-type="float">
            <text:p>237059.003595534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1442890801.96317" calcext:value-type="float">
            <text:p>1442890801.96317</text:p>
          </table:table-cell>
          <table:table-cell office:value-type="float" office:value="1442890801.97813" calcext:value-type="float">
            <text:p>1442890801.97813</text:p>
          </table:table-cell>
          <table:table-cell office:value-type="float" office:value="896" calcext:value-type="float">
            <text:p>896</text:p>
          </table:table-cell>
          <table:table-cell table:formula="of:=[.C854]-[.C$2]" office:value-type="float" office:value="32.8750195503235" calcext:value-type="float">
            <text:p>32.8750195503</text:p>
          </table:table-cell>
          <table:table-cell table:formula="of:=[.D854]/([.E854]-[.E853])" office:value-type="float" office:value="237854.201518987" calcext:value-type="float">
            <text:p>237854.201518987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1442890801.96319" calcext:value-type="float">
            <text:p>1442890801.96319</text:p>
          </table:table-cell>
          <table:table-cell office:value-type="float" office:value="1442890801.98189" calcext:value-type="float">
            <text:p>1442890801.98189</text:p>
          </table:table-cell>
          <table:table-cell office:value-type="float" office:value="896" calcext:value-type="float">
            <text:p>896</text:p>
          </table:table-cell>
          <table:table-cell table:formula="of:=[.C855]-[.C$2]" office:value-type="float" office:value="32.8787820339203" calcext:value-type="float">
            <text:p>32.8787820339</text:p>
          </table:table-cell>
          <table:table-cell table:formula="of:=[.D855]/([.E855]-[.E854])" office:value-type="float" office:value="238140.573094227" calcext:value-type="float">
            <text:p>238140.573094227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1442890801.96322" calcext:value-type="float">
            <text:p>1442890801.96322</text:p>
          </table:table-cell>
          <table:table-cell office:value-type="float" office:value="1442890801.98567" calcext:value-type="float">
            <text:p>1442890801.98567</text:p>
          </table:table-cell>
          <table:table-cell office:value-type="float" office:value="896" calcext:value-type="float">
            <text:p>896</text:p>
          </table:table-cell>
          <table:table-cell table:formula="of:=[.C856]-[.C$2]" office:value-type="float" office:value="32.8825666904449" calcext:value-type="float">
            <text:p>32.8825666904</text:p>
          </table:table-cell>
          <table:table-cell table:formula="of:=[.D856]/([.E856]-[.E855])" office:value-type="float" office:value="236745.393977573" calcext:value-type="float">
            <text:p>236745.393977573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1442890801.96324" calcext:value-type="float">
            <text:p>1442890801.96324</text:p>
          </table:table-cell>
          <table:table-cell office:value-type="float" office:value="1442890801.98946" calcext:value-type="float">
            <text:p>1442890801.98946</text:p>
          </table:table-cell>
          <table:table-cell office:value-type="float" office:value="896" calcext:value-type="float">
            <text:p>896</text:p>
          </table:table-cell>
          <table:table-cell table:formula="of:=[.C857]-[.C$2]" office:value-type="float" office:value="32.8863489627838" calcext:value-type="float">
            <text:p>32.8863489628</text:p>
          </table:table-cell>
          <table:table-cell table:formula="of:=[.D857]/([.E857]-[.E856])" office:value-type="float" office:value="236894.628340898" calcext:value-type="float">
            <text:p>236894.62834089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1442890801.96326" calcext:value-type="float">
            <text:p>1442890801.96326</text:p>
          </table:table-cell>
          <table:table-cell office:value-type="float" office:value="1442890801.99329" calcext:value-type="float">
            <text:p>1442890801.99329</text:p>
          </table:table-cell>
          <table:table-cell office:value-type="float" office:value="896" calcext:value-type="float">
            <text:p>896</text:p>
          </table:table-cell>
          <table:table-cell table:formula="of:=[.C858]-[.C$2]" office:value-type="float" office:value="32.8901784420013" calcext:value-type="float">
            <text:p>32.890178442</text:p>
          </table:table-cell>
          <table:table-cell table:formula="of:=[.D858]/([.E858]-[.E857])" office:value-type="float" office:value="233974.373303449" calcext:value-type="float">
            <text:p>233974.373303449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1442890801.96328" calcext:value-type="float">
            <text:p>1442890801.96328</text:p>
          </table:table-cell>
          <table:table-cell office:value-type="float" office:value="1442890801.99708" calcext:value-type="float">
            <text:p>1442890801.99708</text:p>
          </table:table-cell>
          <table:table-cell office:value-type="float" office:value="896" calcext:value-type="float">
            <text:p>896</text:p>
          </table:table-cell>
          <table:table-cell table:formula="of:=[.C859]-[.C$2]" office:value-type="float" office:value="32.8939690589905" calcext:value-type="float">
            <text:p>32.893969059</text:p>
          </table:table-cell>
          <table:table-cell table:formula="of:=[.D859]/([.E859]-[.E858])" office:value-type="float" office:value="236373.129379206" calcext:value-type="float">
            <text:p>236373.129379206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1442890801.96332" calcext:value-type="float">
            <text:p>1442890801.96332</text:p>
          </table:table-cell>
          <table:table-cell office:value-type="float" office:value="1442890802.00081" calcext:value-type="float">
            <text:p>1442890802.00081</text:p>
          </table:table-cell>
          <table:table-cell office:value-type="float" office:value="896" calcext:value-type="float">
            <text:p>896</text:p>
          </table:table-cell>
          <table:table-cell table:formula="of:=[.C860]-[.C$2]" office:value-type="float" office:value="32.8977024555206" calcext:value-type="float">
            <text:p>32.8977024555</text:p>
          </table:table-cell>
          <table:table-cell table:formula="of:=[.D860]/([.E860]-[.E859])" office:value-type="float" office:value="239995.937416182" calcext:value-type="float">
            <text:p>239995.937416182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1442890801.96334" calcext:value-type="float">
            <text:p>1442890801.96334</text:p>
          </table:table-cell>
          <table:table-cell office:value-type="float" office:value="1442890802.00418" calcext:value-type="float">
            <text:p>1442890802.00418</text:p>
          </table:table-cell>
          <table:table-cell office:value-type="float" office:value="896" calcext:value-type="float">
            <text:p>896</text:p>
          </table:table-cell>
          <table:table-cell table:formula="of:=[.C861]-[.C$2]" office:value-type="float" office:value="32.9010765552521" calcext:value-type="float">
            <text:p>32.9010765553</text:p>
          </table:table-cell>
          <table:table-cell table:formula="of:=[.D861]/([.E861]-[.E860])" office:value-type="float" office:value="265552.31656303" calcext:value-type="float">
            <text:p>265552.31656303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442890802.0252" calcext:value-type="float">
            <text:p>1442890802.0252</text:p>
          </table:table-cell>
          <table:table-cell office:value-type="float" office:value="1442890802.02524" calcext:value-type="float">
            <text:p>1442890802.02524</text:p>
          </table:table-cell>
          <table:table-cell office:value-type="float" office:value="896" calcext:value-type="float">
            <text:p>896</text:p>
          </table:table-cell>
          <table:table-cell table:formula="of:=[.C862]-[.C$2]" office:value-type="float" office:value="32.9221329689026" calcext:value-type="float">
            <text:p>32.9221329689</text:p>
          </table:table-cell>
          <table:table-cell table:formula="of:=[.D862]/([.E862]-[.E861])" office:value-type="float" office:value="42552.355537439" calcext:value-type="float">
            <text:p>42552.355537439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1442890802.02529" calcext:value-type="float">
            <text:p>1442890802.02529</text:p>
          </table:table-cell>
          <table:table-cell office:value-type="float" office:value="1442890802.02864" calcext:value-type="float">
            <text:p>1442890802.02864</text:p>
          </table:table-cell>
          <table:table-cell office:value-type="float" office:value="896" calcext:value-type="float">
            <text:p>896</text:p>
          </table:table-cell>
          <table:table-cell table:formula="of:=[.C863]-[.C$2]" office:value-type="float" office:value="32.9255361557007" calcext:value-type="float">
            <text:p>32.9255361557</text:p>
          </table:table-cell>
          <table:table-cell table:formula="of:=[.D863]/([.E863]-[.E862])" office:value-type="float" office:value="263282.638643688" calcext:value-type="float">
            <text:p>263282.638643688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1442890802.02531" calcext:value-type="float">
            <text:p>1442890802.02531</text:p>
          </table:table-cell>
          <table:table-cell office:value-type="float" office:value="1442890802.03202" calcext:value-type="float">
            <text:p>1442890802.03202</text:p>
          </table:table-cell>
          <table:table-cell office:value-type="float" office:value="896" calcext:value-type="float">
            <text:p>896</text:p>
          </table:table-cell>
          <table:table-cell table:formula="of:=[.C864]-[.C$2]" office:value-type="float" office:value="32.9289145469666" calcext:value-type="float">
            <text:p>32.928914547</text:p>
          </table:table-cell>
          <table:table-cell table:formula="of:=[.D864]/([.E864]-[.E863])" office:value-type="float" office:value="265214.988285109" calcext:value-type="float">
            <text:p>265214.988285109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1442890802.02533" calcext:value-type="float">
            <text:p>1442890802.02533</text:p>
          </table:table-cell>
          <table:table-cell office:value-type="float" office:value="1442890802.03542" calcext:value-type="float">
            <text:p>1442890802.03542</text:p>
          </table:table-cell>
          <table:table-cell office:value-type="float" office:value="896" calcext:value-type="float">
            <text:p>896</text:p>
          </table:table-cell>
          <table:table-cell table:formula="of:=[.C865]-[.C$2]" office:value-type="float" office:value="32.9323139190674" calcext:value-type="float">
            <text:p>32.9323139191</text:p>
          </table:table-cell>
          <table:table-cell table:formula="of:=[.D865]/([.E865]-[.E864])" office:value-type="float" office:value="263578.088371441" calcext:value-type="float">
            <text:p>263578.088371441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1442890802.02536" calcext:value-type="float">
            <text:p>1442890802.02536</text:p>
          </table:table-cell>
          <table:table-cell office:value-type="float" office:value="1442890802.03882" calcext:value-type="float">
            <text:p>1442890802.03882</text:p>
          </table:table-cell>
          <table:table-cell office:value-type="float" office:value="896" calcext:value-type="float">
            <text:p>896</text:p>
          </table:table-cell>
          <table:table-cell table:formula="of:=[.C866]-[.C$2]" office:value-type="float" office:value="32.9357154369354" calcext:value-type="float">
            <text:p>32.9357154369</text:p>
          </table:table-cell>
          <table:table-cell table:formula="of:=[.D866]/([.E866]-[.E865])" office:value-type="float" office:value="263411.816359431" calcext:value-type="float">
            <text:p>263411.816359431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1442890802.02538" calcext:value-type="float">
            <text:p>1442890802.02538</text:p>
          </table:table-cell>
          <table:table-cell office:value-type="float" office:value="1442890802.04222" calcext:value-type="float">
            <text:p>1442890802.04222</text:p>
          </table:table-cell>
          <table:table-cell office:value-type="float" office:value="896" calcext:value-type="float">
            <text:p>896</text:p>
          </table:table-cell>
          <table:table-cell table:formula="of:=[.C867]-[.C$2]" office:value-type="float" office:value="32.939117193222" calcext:value-type="float">
            <text:p>32.9391171932</text:p>
          </table:table-cell>
          <table:table-cell table:formula="of:=[.D867]/([.E867]-[.E866])" office:value-type="float" office:value="263393.354639753" calcext:value-type="float">
            <text:p>263393.354639753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1442890802.17001" calcext:value-type="float">
            <text:p>1442890802.17001</text:p>
          </table:table-cell>
          <table:table-cell office:value-type="float" office:value="1442890802.17005" calcext:value-type="float">
            <text:p>1442890802.17005</text:p>
          </table:table-cell>
          <table:table-cell office:value-type="float" office:value="896" calcext:value-type="float">
            <text:p>896</text:p>
          </table:table-cell>
          <table:table-cell table:formula="of:=[.C868]-[.C$2]" office:value-type="float" office:value="33.0669438838959" calcext:value-type="float">
            <text:p>33.0669438839</text:p>
          </table:table-cell>
          <table:table-cell table:formula="of:=[.D868]/([.E868]-[.E867])" office:value-type="float" office:value="7009.49070398997" calcext:value-type="float">
            <text:p>7009.49070399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1442890802.1701" calcext:value-type="float">
            <text:p>1442890802.1701</text:p>
          </table:table-cell>
          <table:table-cell office:value-type="float" office:value="1442890802.17345" calcext:value-type="float">
            <text:p>1442890802.17345</text:p>
          </table:table-cell>
          <table:table-cell office:value-type="float" office:value="896" calcext:value-type="float">
            <text:p>896</text:p>
          </table:table-cell>
          <table:table-cell table:formula="of:=[.C869]-[.C$2]" office:value-type="float" office:value="33.070339679718" calcext:value-type="float">
            <text:p>33.0703396797</text:p>
          </table:table-cell>
          <table:table-cell table:formula="of:=[.D869]/([.E869]-[.E868])" office:value-type="float" office:value="263855.675349294" calcext:value-type="float">
            <text:p>263855.675349294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1442890802.17012" calcext:value-type="float">
            <text:p>1442890802.17012</text:p>
          </table:table-cell>
          <table:table-cell office:value-type="float" office:value="1442890802.17685" calcext:value-type="float">
            <text:p>1442890802.17685</text:p>
          </table:table-cell>
          <table:table-cell office:value-type="float" office:value="896" calcext:value-type="float">
            <text:p>896</text:p>
          </table:table-cell>
          <table:table-cell table:formula="of:=[.C870]-[.C$2]" office:value-type="float" office:value="33.0737385749817" calcext:value-type="float">
            <text:p>33.073738575</text:p>
          </table:table-cell>
          <table:table-cell table:formula="of:=[.D870]/([.E870]-[.E869])" office:value-type="float" office:value="263615.066217733" calcext:value-type="float">
            <text:p>263615.066217733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1442890802.17014" calcext:value-type="float">
            <text:p>1442890802.17014</text:p>
          </table:table-cell>
          <table:table-cell office:value-type="float" office:value="1442890802.18025" calcext:value-type="float">
            <text:p>1442890802.18025</text:p>
          </table:table-cell>
          <table:table-cell office:value-type="float" office:value="896" calcext:value-type="float">
            <text:p>896</text:p>
          </table:table-cell>
          <table:table-cell table:formula="of:=[.C871]-[.C$2]" office:value-type="float" office:value="33.0771403312683" calcext:value-type="float">
            <text:p>33.0771403313</text:p>
          </table:table-cell>
          <table:table-cell table:formula="of:=[.D871]/([.E871]-[.E870])" office:value-type="float" office:value="263393.354639753" calcext:value-type="float">
            <text:p>263393.354639753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442890802.17017" calcext:value-type="float">
            <text:p>1442890802.17017</text:p>
          </table:table-cell>
          <table:table-cell office:value-type="float" office:value="1442890802.18362" calcext:value-type="float">
            <text:p>1442890802.18362</text:p>
          </table:table-cell>
          <table:table-cell office:value-type="float" office:value="896" calcext:value-type="float">
            <text:p>896</text:p>
          </table:table-cell>
          <table:table-cell table:formula="of:=[.C872]-[.C$2]" office:value-type="float" office:value="33.0805146694183" calcext:value-type="float">
            <text:p>33.0805146694</text:p>
          </table:table-cell>
          <table:table-cell table:formula="of:=[.D872]/([.E872]-[.E871])" office:value-type="float" office:value="265533.553592878" calcext:value-type="float">
            <text:p>265533.553592878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1442890802.17019" calcext:value-type="float">
            <text:p>1442890802.17019</text:p>
          </table:table-cell>
          <table:table-cell office:value-type="float" office:value="1442890802.18703" calcext:value-type="float">
            <text:p>1442890802.18703</text:p>
          </table:table-cell>
          <table:table-cell office:value-type="float" office:value="896" calcext:value-type="float">
            <text:p>896</text:p>
          </table:table-cell>
          <table:table-cell table:formula="of:=[.C873]-[.C$2]" office:value-type="float" office:value="33.0839188098907" calcext:value-type="float">
            <text:p>33.0839188099</text:p>
          </table:table-cell>
          <table:table-cell table:formula="of:=[.D873]/([.E873]-[.E872])" office:value-type="float" office:value="263208.879675025" calcext:value-type="float">
            <text:p>263208.879675025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1442890802.17021" calcext:value-type="float">
            <text:p>1442890802.17021</text:p>
          </table:table-cell>
          <table:table-cell office:value-type="float" office:value="1442890802.19045" calcext:value-type="float">
            <text:p>1442890802.19045</text:p>
          </table:table-cell>
          <table:table-cell office:value-type="float" office:value="896" calcext:value-type="float">
            <text:p>896</text:p>
          </table:table-cell>
          <table:table-cell table:formula="of:=[.C874]-[.C$2]" office:value-type="float" office:value="33.0873408317566" calcext:value-type="float">
            <text:p>33.0873408318</text:p>
          </table:table-cell>
          <table:table-cell table:formula="of:=[.D874]/([.E874]-[.E873])" office:value-type="float" office:value="261833.511042987" calcext:value-type="float">
            <text:p>261833.511042987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1442890802.17023" calcext:value-type="float">
            <text:p>1442890802.17023</text:p>
          </table:table-cell>
          <table:table-cell office:value-type="float" office:value="1442890802.19387" calcext:value-type="float">
            <text:p>1442890802.19387</text:p>
          </table:table-cell>
          <table:table-cell office:value-type="float" office:value="896" calcext:value-type="float">
            <text:p>896</text:p>
          </table:table-cell>
          <table:table-cell table:formula="of:=[.C875]-[.C$2]" office:value-type="float" office:value="33.090758562088" calcext:value-type="float">
            <text:p>33.0907585621</text:p>
          </table:table-cell>
          <table:table-cell table:formula="of:=[.D875]/([.E875]-[.E874])" office:value-type="float" office:value="262162.286989885" calcext:value-type="float">
            <text:p>262162.286989885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1442890802.17026" calcext:value-type="float">
            <text:p>1442890802.17026</text:p>
          </table:table-cell>
          <table:table-cell office:value-type="float" office:value="1442890802.19727" calcext:value-type="float">
            <text:p>1442890802.19727</text:p>
          </table:table-cell>
          <table:table-cell office:value-type="float" office:value="896" calcext:value-type="float">
            <text:p>896</text:p>
          </table:table-cell>
          <table:table-cell table:formula="of:=[.C876]-[.C$2]" office:value-type="float" office:value="33.0941605567932" calcext:value-type="float">
            <text:p>33.0941605568</text:p>
          </table:table-cell>
          <table:table-cell table:formula="of:=[.D876]/([.E876]-[.E875])" office:value-type="float" office:value="263374.895507744" calcext:value-type="float">
            <text:p>263374.895507744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442890802.17028" calcext:value-type="float">
            <text:p>1442890802.17028</text:p>
          </table:table-cell>
          <table:table-cell office:value-type="float" office:value="1442890802.20067" calcext:value-type="float">
            <text:p>1442890802.20067</text:p>
          </table:table-cell>
          <table:table-cell office:value-type="float" office:value="896" calcext:value-type="float">
            <text:p>896</text:p>
          </table:table-cell>
          <table:table-cell table:formula="of:=[.C877]-[.C$2]" office:value-type="float" office:value="33.0975654125214" calcext:value-type="float">
            <text:p>33.0975654125</text:p>
          </table:table-cell>
          <table:table-cell table:formula="of:=[.D877]/([.E877]-[.E876])" office:value-type="float" office:value="263153.587563896" calcext:value-type="float">
            <text:p>263153.587563896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1442890802.1703" calcext:value-type="float">
            <text:p>1442890802.1703</text:p>
          </table:table-cell>
          <table:table-cell office:value-type="float" office:value="1442890802.20408" calcext:value-type="float">
            <text:p>1442890802.20408</text:p>
          </table:table-cell>
          <table:table-cell office:value-type="float" office:value="896" calcext:value-type="float">
            <text:p>896</text:p>
          </table:table-cell>
          <table:table-cell table:formula="of:=[.C878]-[.C$2]" office:value-type="float" office:value="33.1009709835052" calcext:value-type="float">
            <text:p>33.1009709835</text:p>
          </table:table-cell>
          <table:table-cell table:formula="of:=[.D878]/([.E878]-[.E877])" office:value-type="float" office:value="263098.318678241" calcext:value-type="float">
            <text:p>263098.318678241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1442890802.17032" calcext:value-type="float">
            <text:p>1442890802.17032</text:p>
          </table:table-cell>
          <table:table-cell office:value-type="float" office:value="1442890802.20756" calcext:value-type="float">
            <text:p>1442890802.20756</text:p>
          </table:table-cell>
          <table:table-cell office:value-type="float" office:value="896" calcext:value-type="float">
            <text:p>896</text:p>
          </table:table-cell>
          <table:table-cell table:formula="of:=[.C879]-[.C$2]" office:value-type="float" office:value="33.1044573783875" calcext:value-type="float">
            <text:p>33.1044573784</text:p>
          </table:table-cell>
          <table:table-cell table:formula="of:=[.D879]/([.E879]-[.E878])" office:value-type="float" office:value="256999.000478698" calcext:value-type="float">
            <text:p>256999.00047869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1442890802.22613" calcext:value-type="float">
            <text:p>1442890802.22613</text:p>
          </table:table-cell>
          <table:table-cell office:value-type="float" office:value="1442890802.22619" calcext:value-type="float">
            <text:p>1442890802.22619</text:p>
          </table:table-cell>
          <table:table-cell office:value-type="float" office:value="896" calcext:value-type="float">
            <text:p>896</text:p>
          </table:table-cell>
          <table:table-cell table:formula="of:=[.C880]-[.C$2]" office:value-type="float" office:value="33.1230788230896" calcext:value-type="float">
            <text:p>33.1230788231</text:p>
          </table:table-cell>
          <table:table-cell table:formula="of:=[.D880]/([.E880]-[.E879])" office:value-type="float" office:value="48116.5674485302" calcext:value-type="float">
            <text:p>48116.5674485302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1442890802.22623" calcext:value-type="float">
            <text:p>1442890802.22623</text:p>
          </table:table-cell>
          <table:table-cell office:value-type="float" office:value="1442890802.22965" calcext:value-type="float">
            <text:p>1442890802.22965</text:p>
          </table:table-cell>
          <table:table-cell office:value-type="float" office:value="896" calcext:value-type="float">
            <text:p>896</text:p>
          </table:table-cell>
          <table:table-cell table:formula="of:=[.C881]-[.C$2]" office:value-type="float" office:value="33.1265416145325" calcext:value-type="float">
            <text:p>33.1265416145</text:p>
          </table:table-cell>
          <table:table-cell table:formula="of:=[.D881]/([.E881]-[.E880])" office:value-type="float" office:value="258750.783806114" calcext:value-type="float">
            <text:p>258750.783806114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442890802.22625" calcext:value-type="float">
            <text:p>1442890802.22625</text:p>
          </table:table-cell>
          <table:table-cell office:value-type="float" office:value="1442890802.23306" calcext:value-type="float">
            <text:p>1442890802.23306</text:p>
          </table:table-cell>
          <table:table-cell office:value-type="float" office:value="896" calcext:value-type="float">
            <text:p>896</text:p>
          </table:table-cell>
          <table:table-cell table:formula="of:=[.C882]-[.C$2]" office:value-type="float" office:value="33.129950761795" calcext:value-type="float">
            <text:p>33.1299507618</text:p>
          </table:table-cell>
          <table:table-cell table:formula="of:=[.D882]/([.E882]-[.E881])" office:value-type="float" office:value="262822.322120428" calcext:value-type="float">
            <text:p>262822.322120428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442890802.22627" calcext:value-type="float">
            <text:p>1442890802.22627</text:p>
          </table:table-cell>
          <table:table-cell office:value-type="float" office:value="1442890802.23647" calcext:value-type="float">
            <text:p>1442890802.23647</text:p>
          </table:table-cell>
          <table:table-cell office:value-type="float" office:value="896" calcext:value-type="float">
            <text:p>896</text:p>
          </table:table-cell>
          <table:table-cell table:formula="of:=[.C883]-[.C$2]" office:value-type="float" office:value="33.1333634853363" calcext:value-type="float">
            <text:p>33.1333634853</text:p>
          </table:table-cell>
          <table:table-cell table:formula="of:=[.D883]/([.E883]-[.E882])" office:value-type="float" office:value="262546.90401006" calcext:value-type="float">
            <text:p>262546.90401006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1442890802.22629" calcext:value-type="float">
            <text:p>1442890802.22629</text:p>
          </table:table-cell>
          <table:table-cell office:value-type="float" office:value="1442890802.23988" calcext:value-type="float">
            <text:p>1442890802.23988</text:p>
          </table:table-cell>
          <table:table-cell office:value-type="float" office:value="896" calcext:value-type="float">
            <text:p>896</text:p>
          </table:table-cell>
          <table:table-cell table:formula="of:=[.C884]-[.C$2]" office:value-type="float" office:value="33.136775970459" calcext:value-type="float">
            <text:p>33.1367759705</text:p>
          </table:table-cell>
          <table:table-cell table:formula="of:=[.D884]/([.E884]-[.E883])" office:value-type="float" office:value="262565.247257738" calcext:value-type="float">
            <text:p>262565.247257738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1442890802.22631" calcext:value-type="float">
            <text:p>1442890802.22631</text:p>
          </table:table-cell>
          <table:table-cell office:value-type="float" office:value="1442890802.24329" calcext:value-type="float">
            <text:p>1442890802.24329</text:p>
          </table:table-cell>
          <table:table-cell office:value-type="float" office:value="896" calcext:value-type="float">
            <text:p>896</text:p>
          </table:table-cell>
          <table:table-cell table:formula="of:=[.C885]-[.C$2]" office:value-type="float" office:value="33.140184879303" calcext:value-type="float">
            <text:p>33.1401848793</text:p>
          </table:table-cell>
          <table:table-cell table:formula="of:=[.D885]/([.E885]-[.E884])" office:value-type="float" office:value="262840.703874668" calcext:value-type="float">
            <text:p>262840.703874668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1442890802.34703" calcext:value-type="float">
            <text:p>1442890802.34703</text:p>
          </table:table-cell>
          <table:table-cell office:value-type="float" office:value="1442890802.34707" calcext:value-type="float">
            <text:p>1442890802.34707</text:p>
          </table:table-cell>
          <table:table-cell office:value-type="float" office:value="896" calcext:value-type="float">
            <text:p>896</text:p>
          </table:table-cell>
          <table:table-cell table:formula="of:=[.C886]-[.C$2]" office:value-type="float" office:value="33.2439663410187" calcext:value-type="float">
            <text:p>33.243966341</text:p>
          </table:table-cell>
          <table:table-cell table:formula="of:=[.D886]/([.E886]-[.E885])" office:value-type="float" office:value="8633.52650066278" calcext:value-type="float">
            <text:p>8633.5265006628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1442890802.34712" calcext:value-type="float">
            <text:p>1442890802.34712</text:p>
          </table:table-cell>
          <table:table-cell office:value-type="float" office:value="1442890802.35047" calcext:value-type="float">
            <text:p>1442890802.35047</text:p>
          </table:table-cell>
          <table:table-cell office:value-type="float" office:value="896" calcext:value-type="float">
            <text:p>896</text:p>
          </table:table-cell>
          <table:table-cell table:formula="of:=[.C887]-[.C$2]" office:value-type="float" office:value="33.2473640441895" calcext:value-type="float">
            <text:p>33.2473640442</text:p>
          </table:table-cell>
          <table:table-cell table:formula="of:=[.D887]/([.E887]-[.E886])" office:value-type="float" office:value="263707.556241667" calcext:value-type="float">
            <text:p>263707.556241667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1442890802.34715" calcext:value-type="float">
            <text:p>1442890802.34715</text:p>
          </table:table-cell>
          <table:table-cell office:value-type="float" office:value="1442890802.35388" calcext:value-type="float">
            <text:p>1442890802.35388</text:p>
          </table:table-cell>
          <table:table-cell office:value-type="float" office:value="896" calcext:value-type="float">
            <text:p>896</text:p>
          </table:table-cell>
          <table:table-cell table:formula="of:=[.C888]-[.C$2]" office:value-type="float" office:value="33.2507722377777" calcext:value-type="float">
            <text:p>33.2507722378</text:p>
          </table:table-cell>
          <table:table-cell table:formula="of:=[.D888]/([.E888]-[.E887])" office:value-type="float" office:value="262895.864568031" calcext:value-type="float">
            <text:p>262895.864568031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1442890802.34717" calcext:value-type="float">
            <text:p>1442890802.34717</text:p>
          </table:table-cell>
          <table:table-cell office:value-type="float" office:value="1442890802.35729" calcext:value-type="float">
            <text:p>1442890802.35729</text:p>
          </table:table-cell>
          <table:table-cell office:value-type="float" office:value="896" calcext:value-type="float">
            <text:p>896</text:p>
          </table:table-cell>
          <table:table-cell table:formula="of:=[.C889]-[.C$2]" office:value-type="float" office:value="33.2541806697845" calcext:value-type="float">
            <text:p>33.2541806698</text:p>
          </table:table-cell>
          <table:table-cell table:formula="of:=[.D889]/([.E889]-[.E888])" office:value-type="float" office:value="262877.475097929" calcext:value-type="float">
            <text:p>262877.475097929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1442890802.34719" calcext:value-type="float">
            <text:p>1442890802.34719</text:p>
          </table:table-cell>
          <table:table-cell office:value-type="float" office:value="1442890802.3607" calcext:value-type="float">
            <text:p>1442890802.3607</text:p>
          </table:table-cell>
          <table:table-cell office:value-type="float" office:value="896" calcext:value-type="float">
            <text:p>896</text:p>
          </table:table-cell>
          <table:table-cell table:formula="of:=[.C890]-[.C$2]" office:value-type="float" office:value="33.2575895786285" calcext:value-type="float">
            <text:p>33.2575895786</text:p>
          </table:table-cell>
          <table:table-cell table:formula="of:=[.D890]/([.E890]-[.E889])" office:value-type="float" office:value="262840.703874668" calcext:value-type="float">
            <text:p>262840.703874668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1442890802.34721" calcext:value-type="float">
            <text:p>1442890802.34721</text:p>
          </table:table-cell>
          <table:table-cell office:value-type="float" office:value="1442890802.36408" calcext:value-type="float">
            <text:p>1442890802.36408</text:p>
          </table:table-cell>
          <table:table-cell office:value-type="float" office:value="896" calcext:value-type="float">
            <text:p>896</text:p>
          </table:table-cell>
          <table:table-cell table:formula="of:=[.C891]-[.C$2]" office:value-type="float" office:value="33.260969877243" calcext:value-type="float">
            <text:p>33.2609698772</text:p>
          </table:table-cell>
          <table:table-cell table:formula="of:=[.D891]/([.E891]-[.E890])" office:value-type="float" office:value="265065.339540133" calcext:value-type="float">
            <text:p>265065.339540133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442890802.34723" calcext:value-type="float">
            <text:p>1442890802.34723</text:p>
          </table:table-cell>
          <table:table-cell office:value-type="float" office:value="1442890802.36748" calcext:value-type="float">
            <text:p>1442890802.36748</text:p>
          </table:table-cell>
          <table:table-cell office:value-type="float" office:value="896" calcext:value-type="float">
            <text:p>896</text:p>
          </table:table-cell>
          <table:table-cell table:formula="of:=[.C892]-[.C$2]" office:value-type="float" office:value="33.2643713951111" calcext:value-type="float">
            <text:p>33.2643713951</text:p>
          </table:table-cell>
          <table:table-cell table:formula="of:=[.D892]/([.E892]-[.E891])" office:value-type="float" office:value="263411.816359431" calcext:value-type="float">
            <text:p>263411.816359431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1442890802.34725" calcext:value-type="float">
            <text:p>1442890802.34725</text:p>
          </table:table-cell>
          <table:table-cell office:value-type="float" office:value="1442890802.37087" calcext:value-type="float">
            <text:p>1442890802.37087</text:p>
          </table:table-cell>
          <table:table-cell office:value-type="float" office:value="896" calcext:value-type="float">
            <text:p>896</text:p>
          </table:table-cell>
          <table:table-cell table:formula="of:=[.C893]-[.C$2]" office:value-type="float" office:value="33.2677659988403" calcext:value-type="float">
            <text:p>33.2677659988</text:p>
          </table:table-cell>
          <table:table-cell table:formula="of:=[.D893]/([.E893]-[.E892])" office:value-type="float" office:value="263948.334316618" calcext:value-type="float">
            <text:p>263948.334316618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1442890802.34728" calcext:value-type="float">
            <text:p>1442890802.34728</text:p>
          </table:table-cell>
          <table:table-cell office:value-type="float" office:value="1442890802.37433" calcext:value-type="float">
            <text:p>1442890802.37433</text:p>
          </table:table-cell>
          <table:table-cell office:value-type="float" office:value="896" calcext:value-type="float">
            <text:p>896</text:p>
          </table:table-cell>
          <table:table-cell table:formula="of:=[.C894]-[.C$2]" office:value-type="float" office:value="33.2712247371674" calcext:value-type="float">
            <text:p>33.2712247372</text:p>
          </table:table-cell>
          <table:table-cell table:formula="of:=[.D894]/([.E894]-[.E893])" office:value-type="float" office:value="259054.000413593" calcext:value-type="float">
            <text:p>259054.000413593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1442890802.3473" calcext:value-type="float">
            <text:p>1442890802.3473</text:p>
          </table:table-cell>
          <table:table-cell office:value-type="float" office:value="1442890802.37772" calcext:value-type="float">
            <text:p>1442890802.37772</text:p>
          </table:table-cell>
          <table:table-cell office:value-type="float" office:value="896" calcext:value-type="float">
            <text:p>896</text:p>
          </table:table-cell>
          <table:table-cell table:formula="of:=[.C895]-[.C$2]" office:value-type="float" office:value="33.2746171951294" calcext:value-type="float">
            <text:p>33.2746171951</text:p>
          </table:table-cell>
          <table:table-cell table:formula="of:=[.D895]/([.E895]-[.E894])" office:value-type="float" office:value="264115.284559702" calcext:value-type="float">
            <text:p>264115.284559702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1442890802.34732" calcext:value-type="float">
            <text:p>1442890802.34732</text:p>
          </table:table-cell>
          <table:table-cell office:value-type="float" office:value="1442890802.38112" calcext:value-type="float">
            <text:p>1442890802.38112</text:p>
          </table:table-cell>
          <table:table-cell office:value-type="float" office:value="896" calcext:value-type="float">
            <text:p>896</text:p>
          </table:table-cell>
          <table:table-cell table:formula="of:=[.C896]-[.C$2]" office:value-type="float" office:value="33.2780148983002" calcext:value-type="float">
            <text:p>33.2780148983</text:p>
          </table:table-cell>
          <table:table-cell table:formula="of:=[.D896]/([.E896]-[.E895])" office:value-type="float" office:value="263707.556241667" calcext:value-type="float">
            <text:p>263707.556241667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1442890802.34734" calcext:value-type="float">
            <text:p>1442890802.34734</text:p>
          </table:table-cell>
          <table:table-cell office:value-type="float" office:value="1442890802.38453" calcext:value-type="float">
            <text:p>1442890802.38453</text:p>
          </table:table-cell>
          <table:table-cell office:value-type="float" office:value="896" calcext:value-type="float">
            <text:p>896</text:p>
          </table:table-cell>
          <table:table-cell table:formula="of:=[.C897]-[.C$2]" office:value-type="float" office:value="33.2814192771912" calcext:value-type="float">
            <text:p>33.2814192772</text:p>
          </table:table-cell>
          <table:table-cell table:formula="of:=[.D897]/([.E897]-[.E896])" office:value-type="float" office:value="263190.446389803" calcext:value-type="float">
            <text:p>263190.446389803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1442890802.42709" calcext:value-type="float">
            <text:p>1442890802.42709</text:p>
          </table:table-cell>
          <table:table-cell office:value-type="float" office:value="1442890802.42713" calcext:value-type="float">
            <text:p>1442890802.42713</text:p>
          </table:table-cell>
          <table:table-cell office:value-type="float" office:value="896" calcext:value-type="float">
            <text:p>896</text:p>
          </table:table-cell>
          <table:table-cell table:formula="of:=[.C898]-[.C$2]" office:value-type="float" office:value="33.324018239975" calcext:value-type="float">
            <text:p>33.32401824</text:p>
          </table:table-cell>
          <table:table-cell table:formula="of:=[.D898]/([.E898]-[.E897])" office:value-type="float" office:value="21033.3759661505" calcext:value-type="float">
            <text:p>21033.3759661505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1442890802.42716" calcext:value-type="float">
            <text:p>1442890802.42716</text:p>
          </table:table-cell>
          <table:table-cell office:value-type="float" office:value="1442890802.43053" calcext:value-type="float">
            <text:p>1442890802.43053</text:p>
          </table:table-cell>
          <table:table-cell office:value-type="float" office:value="896" calcext:value-type="float">
            <text:p>896</text:p>
          </table:table-cell>
          <table:table-cell table:formula="of:=[.C899]-[.C$2]" office:value-type="float" office:value="33.3274247646332" calcext:value-type="float">
            <text:p>33.3274247646</text:p>
          </table:table-cell>
          <table:table-cell table:formula="of:=[.D899]/([.E899]-[.E898])" office:value-type="float" office:value="263024.662933931" calcext:value-type="float">
            <text:p>263024.662933931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1442890802.4272" calcext:value-type="float">
            <text:p>1442890802.4272</text:p>
          </table:table-cell>
          <table:table-cell office:value-type="float" office:value="1442890802.43394" calcext:value-type="float">
            <text:p>1442890802.43394</text:p>
          </table:table-cell>
          <table:table-cell office:value-type="float" office:value="896" calcext:value-type="float">
            <text:p>896</text:p>
          </table:table-cell>
          <table:table-cell table:formula="of:=[.C900]-[.C$2]" office:value-type="float" office:value="33.3308339118958" calcext:value-type="float">
            <text:p>33.3308339119</text:p>
          </table:table-cell>
          <table:table-cell table:formula="of:=[.D900]/([.E900]-[.E899])" office:value-type="float" office:value="262822.322120428" calcext:value-type="float">
            <text:p>262822.322120428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1442890802.42721" calcext:value-type="float">
            <text:p>1442890802.42721</text:p>
          </table:table-cell>
          <table:table-cell office:value-type="float" office:value="1442890802.43738" calcext:value-type="float">
            <text:p>1442890802.43738</text:p>
          </table:table-cell>
          <table:table-cell office:value-type="float" office:value="896" calcext:value-type="float">
            <text:p>896</text:p>
          </table:table-cell>
          <table:table-cell table:formula="of:=[.C901]-[.C$2]" office:value-type="float" office:value="33.3342733383179" calcext:value-type="float">
            <text:p>33.3342733383</text:p>
          </table:table-cell>
          <table:table-cell table:formula="of:=[.D901]/([.E901]-[.E900])" office:value-type="float" office:value="260508.552890614" calcext:value-type="float">
            <text:p>260508.552890614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442890802.42725" calcext:value-type="float">
            <text:p>1442890802.42725</text:p>
          </table:table-cell>
          <table:table-cell office:value-type="float" office:value="1442890802.44078" calcext:value-type="float">
            <text:p>1442890802.44078</text:p>
          </table:table-cell>
          <table:table-cell office:value-type="float" office:value="896" calcext:value-type="float">
            <text:p>896</text:p>
          </table:table-cell>
          <table:table-cell table:formula="of:=[.C902]-[.C$2]" office:value-type="float" office:value="33.3376686573029" calcext:value-type="float">
            <text:p>33.3376686573</text:p>
          </table:table-cell>
          <table:table-cell table:formula="of:=[.D902]/([.E902]-[.E901])" office:value-type="float" office:value="263892.731128432" calcext:value-type="float">
            <text:p>263892.731128432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1442890802.42727" calcext:value-type="float">
            <text:p>1442890802.42727</text:p>
          </table:table-cell>
          <table:table-cell office:value-type="float" office:value="1442890802.44416" calcext:value-type="float">
            <text:p>1442890802.44416</text:p>
          </table:table-cell>
          <table:table-cell office:value-type="float" office:value="896" calcext:value-type="float">
            <text:p>896</text:p>
          </table:table-cell>
          <table:table-cell table:formula="of:=[.C903]-[.C$2]" office:value-type="float" office:value="33.3410520553589" calcext:value-type="float">
            <text:p>33.3410520554</text:p>
          </table:table-cell>
          <table:table-cell table:formula="of:=[.D903]/([.E903]-[.E902])" office:value-type="float" office:value="264822.520188852" calcext:value-type="float">
            <text:p>264822.520188852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1442890802.42728" calcext:value-type="float">
            <text:p>1442890802.42728</text:p>
          </table:table-cell>
          <table:table-cell office:value-type="float" office:value="1442890802.44757" calcext:value-type="float">
            <text:p>1442890802.44757</text:p>
          </table:table-cell>
          <table:table-cell office:value-type="float" office:value="896" calcext:value-type="float">
            <text:p>896</text:p>
          </table:table-cell>
          <table:table-cell table:formula="of:=[.C904]-[.C$2]" office:value-type="float" office:value="33.3444669246674" calcext:value-type="float">
            <text:p>33.3444669247</text:p>
          </table:table-cell>
          <table:table-cell table:formula="of:=[.D904]/([.E904]-[.E903])" office:value-type="float" office:value="262381.930042589" calcext:value-type="float">
            <text:p>262381.930042589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1442890802.42732" calcext:value-type="float">
            <text:p>1442890802.42732</text:p>
          </table:table-cell>
          <table:table-cell office:value-type="float" office:value="1442890802.45098" calcext:value-type="float">
            <text:p>1442890802.45098</text:p>
          </table:table-cell>
          <table:table-cell office:value-type="float" office:value="896" calcext:value-type="float">
            <text:p>896</text:p>
          </table:table-cell>
          <table:table-cell table:formula="of:=[.C905]-[.C$2]" office:value-type="float" office:value="33.3478720188141" calcext:value-type="float">
            <text:p>33.3478720188</text:p>
          </table:table-cell>
          <table:table-cell table:formula="of:=[.D905]/([.E905]-[.E904])" office:value-type="float" office:value="263135.162022126" calcext:value-type="float">
            <text:p>263135.162022126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1442890802.42733" calcext:value-type="float">
            <text:p>1442890802.42733</text:p>
          </table:table-cell>
          <table:table-cell office:value-type="float" office:value="1442890802.45438" calcext:value-type="float">
            <text:p>1442890802.45438</text:p>
          </table:table-cell>
          <table:table-cell office:value-type="float" office:value="896" calcext:value-type="float">
            <text:p>896</text:p>
          </table:table-cell>
          <table:table-cell table:formula="of:=[.C906]-[.C$2]" office:value-type="float" office:value="33.3512721061707" calcext:value-type="float">
            <text:p>33.3512721062</text:p>
          </table:table-cell>
          <table:table-cell table:formula="of:=[.D906]/([.E906]-[.E905])" office:value-type="float" office:value="263522.641049015" calcext:value-type="float">
            <text:p>263522.641049015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1442890802.54653" calcext:value-type="float">
            <text:p>1442890802.54653</text:p>
          </table:table-cell>
          <table:table-cell office:value-type="float" office:value="1442890802.54657" calcext:value-type="float">
            <text:p>1442890802.54657</text:p>
          </table:table-cell>
          <table:table-cell office:value-type="float" office:value="896" calcext:value-type="float">
            <text:p>896</text:p>
          </table:table-cell>
          <table:table-cell table:formula="of:=[.C907]-[.C$2]" office:value-type="float" office:value="33.4434666633606" calcext:value-type="float">
            <text:p>33.4434666634</text:p>
          </table:table-cell>
          <table:table-cell table:formula="of:=[.D907]/([.E907]-[.E906])" office:value-type="float" office:value="9718.57805178281" calcext:value-type="float">
            <text:p>9718.5780517828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1442890802.54663" calcext:value-type="float">
            <text:p>1442890802.54663</text:p>
          </table:table-cell>
          <table:table-cell office:value-type="float" office:value="1442890802.54998" calcext:value-type="float">
            <text:p>1442890802.54998</text:p>
          </table:table-cell>
          <table:table-cell office:value-type="float" office:value="896" calcext:value-type="float">
            <text:p>896</text:p>
          </table:table-cell>
          <table:table-cell table:formula="of:=[.C908]-[.C$2]" office:value-type="float" office:value="33.4468734264374" calcext:value-type="float">
            <text:p>33.4468734264</text:p>
          </table:table-cell>
          <table:table-cell table:formula="of:=[.D908]/([.E908]-[.E907])" office:value-type="float" office:value="263006.255441249" calcext:value-type="float">
            <text:p>263006.255441249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1442890802.54665" calcext:value-type="float">
            <text:p>1442890802.54665</text:p>
          </table:table-cell>
          <table:table-cell office:value-type="float" office:value="1442890802.55338" calcext:value-type="float">
            <text:p>1442890802.55338</text:p>
          </table:table-cell>
          <table:table-cell office:value-type="float" office:value="896" calcext:value-type="float">
            <text:p>896</text:p>
          </table:table-cell>
          <table:table-cell table:formula="of:=[.C909]-[.C$2]" office:value-type="float" office:value="33.4502758979797" calcext:value-type="float">
            <text:p>33.450275898</text:p>
          </table:table-cell>
          <table:table-cell table:formula="of:=[.D909]/([.E909]-[.E908])" office:value-type="float" office:value="263337.985004555" calcext:value-type="float">
            <text:p>263337.985004555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1442890802.54666" calcext:value-type="float">
            <text:p>1442890802.54666</text:p>
          </table:table-cell>
          <table:table-cell office:value-type="float" office:value="1442890802.55681" calcext:value-type="float">
            <text:p>1442890802.55681</text:p>
          </table:table-cell>
          <table:table-cell office:value-type="float" office:value="896" calcext:value-type="float">
            <text:p>896</text:p>
          </table:table-cell>
          <table:table-cell table:formula="of:=[.C910]-[.C$2]" office:value-type="float" office:value="33.45370221138" calcext:value-type="float">
            <text:p>33.4537022114</text:p>
          </table:table-cell>
          <table:table-cell table:formula="of:=[.D910]/([.E910]-[.E909])" office:value-type="float" office:value="261505.558694593" calcext:value-type="float">
            <text:p>261505.558694593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1442890802.54668" calcext:value-type="float">
            <text:p>1442890802.54668</text:p>
          </table:table-cell>
          <table:table-cell office:value-type="float" office:value="1442890802.56019" calcext:value-type="float">
            <text:p>1442890802.56019</text:p>
          </table:table-cell>
          <table:table-cell office:value-type="float" office:value="896" calcext:value-type="float">
            <text:p>896</text:p>
          </table:table-cell>
          <table:table-cell table:formula="of:=[.C911]-[.C$2]" office:value-type="float" office:value="33.4570822715759" calcext:value-type="float">
            <text:p>33.4570822716</text:p>
          </table:table-cell>
          <table:table-cell table:formula="of:=[.D911]/([.E911]-[.E910])" office:value-type="float" office:value="265084.036396981" calcext:value-type="float">
            <text:p>265084.03639698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442890802.5467" calcext:value-type="float">
            <text:p>1442890802.5467</text:p>
          </table:table-cell>
          <table:table-cell office:value-type="float" office:value="1442890802.56361" calcext:value-type="float">
            <text:p>1442890802.56361</text:p>
          </table:table-cell>
          <table:table-cell office:value-type="float" office:value="896" calcext:value-type="float">
            <text:p>896</text:p>
          </table:table-cell>
          <table:table-cell table:formula="of:=[.C912]-[.C$2]" office:value-type="float" office:value="33.4604985713959" calcext:value-type="float">
            <text:p>33.4604985714</text:p>
          </table:table-cell>
          <table:table-cell table:formula="of:=[.D912]/([.E912]-[.E911])" office:value-type="float" office:value="262272.062530532" calcext:value-type="float">
            <text:p>262272.062530532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1442890802.54672" calcext:value-type="float">
            <text:p>1442890802.54672</text:p>
          </table:table-cell>
          <table:table-cell office:value-type="float" office:value="1442890802.56701" calcext:value-type="float">
            <text:p>1442890802.56701</text:p>
          </table:table-cell>
          <table:table-cell office:value-type="float" office:value="896" calcext:value-type="float">
            <text:p>896</text:p>
          </table:table-cell>
          <table:table-cell table:formula="of:=[.C913]-[.C$2]" office:value-type="float" office:value="33.4639019966125" calcext:value-type="float">
            <text:p>33.4639019966</text:p>
          </table:table-cell>
          <table:table-cell table:formula="of:=[.D913]/([.E913]-[.E912])" office:value-type="float" office:value="263264.19502627" calcext:value-type="float">
            <text:p>263264.19502627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1442890802.54673" calcext:value-type="float">
            <text:p>1442890802.54673</text:p>
          </table:table-cell>
          <table:table-cell office:value-type="float" office:value="1442890802.57041" calcext:value-type="float">
            <text:p>1442890802.57041</text:p>
          </table:table-cell>
          <table:table-cell office:value-type="float" office:value="896" calcext:value-type="float">
            <text:p>896</text:p>
          </table:table-cell>
          <table:table-cell table:formula="of:=[.C914]-[.C$2]" office:value-type="float" office:value="33.4673058986664" calcext:value-type="float">
            <text:p>33.4673058987</text:p>
          </table:table-cell>
          <table:table-cell table:formula="of:=[.D914]/([.E914]-[.E913])" office:value-type="float" office:value="263227.315542481" calcext:value-type="float">
            <text:p>263227.315542481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1442890802.54675" calcext:value-type="float">
            <text:p>1442890802.54675</text:p>
          </table:table-cell>
          <table:table-cell office:value-type="float" office:value="1442890802.57385" calcext:value-type="float">
            <text:p>1442890802.57385</text:p>
          </table:table-cell>
          <table:table-cell office:value-type="float" office:value="896" calcext:value-type="float">
            <text:p>896</text:p>
          </table:table-cell>
          <table:table-cell table:formula="of:=[.C915]-[.C$2]" office:value-type="float" office:value="33.4707467556" calcext:value-type="float">
            <text:p>33.4707467556</text:p>
          </table:table-cell>
          <table:table-cell table:formula="of:=[.D915]/([.E915]-[.E914])" office:value-type="float" office:value="260400.248337029" calcext:value-type="float">
            <text:p>260400.248337029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1442890802.54676" calcext:value-type="float">
            <text:p>1442890802.54676</text:p>
          </table:table-cell>
          <table:table-cell office:value-type="float" office:value="1442890802.5772" calcext:value-type="float">
            <text:p>1442890802.5772</text:p>
          </table:table-cell>
          <table:table-cell office:value-type="float" office:value="896" calcext:value-type="float">
            <text:p>896</text:p>
          </table:table-cell>
          <table:table-cell table:formula="of:=[.C916]-[.C$2]" office:value-type="float" office:value="33.4740958213806" calcext:value-type="float">
            <text:p>33.4740958214</text:p>
          </table:table-cell>
          <table:table-cell table:formula="of:=[.D916]/([.E916]-[.E915])" office:value-type="float" office:value="267537.2950808" calcext:value-type="float">
            <text:p>267537.2950808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1442890802.54679" calcext:value-type="float">
            <text:p>1442890802.54679</text:p>
          </table:table-cell>
          <table:table-cell office:value-type="float" office:value="1442890802.58061" calcext:value-type="float">
            <text:p>1442890802.58061</text:p>
          </table:table-cell>
          <table:table-cell office:value-type="float" office:value="896" calcext:value-type="float">
            <text:p>896</text:p>
          </table:table-cell>
          <table:table-cell table:formula="of:=[.C917]-[.C$2]" office:value-type="float" office:value="33.4775004386902" calcext:value-type="float">
            <text:p>33.4775004387</text:p>
          </table:table-cell>
          <table:table-cell table:formula="of:=[.D917]/([.E917]-[.E916])" office:value-type="float" office:value="263172.015686274" calcext:value-type="float">
            <text:p>263172.015686274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1442890802.54681" calcext:value-type="float">
            <text:p>1442890802.54681</text:p>
          </table:table-cell>
          <table:table-cell office:value-type="float" office:value="1442890802.58403" calcext:value-type="float">
            <text:p>1442890802.58403</text:p>
          </table:table-cell>
          <table:table-cell office:value-type="float" office:value="896" calcext:value-type="float">
            <text:p>896</text:p>
          </table:table-cell>
          <table:table-cell table:formula="of:=[.C918]-[.C$2]" office:value-type="float" office:value="33.480920791626" calcext:value-type="float">
            <text:p>33.4809207916</text:p>
          </table:table-cell>
          <table:table-cell table:formula="of:=[.D918]/([.E918]-[.E917])" office:value-type="float" office:value="261961.270319253" calcext:value-type="float">
            <text:p>261961.270319253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1442890802.62803" calcext:value-type="float">
            <text:p>1442890802.62803</text:p>
          </table:table-cell>
          <table:table-cell office:value-type="float" office:value="1442890802.62807" calcext:value-type="float">
            <text:p>1442890802.62807</text:p>
          </table:table-cell>
          <table:table-cell office:value-type="float" office:value="896" calcext:value-type="float">
            <text:p>896</text:p>
          </table:table-cell>
          <table:table-cell table:formula="of:=[.C919]-[.C$2]" office:value-type="float" office:value="33.5249624252319" calcext:value-type="float">
            <text:p>33.5249624252</text:p>
          </table:table-cell>
          <table:table-cell table:formula="of:=[.D919]/([.E919]-[.E918])" office:value-type="float" office:value="20344.3861328252" calcext:value-type="float">
            <text:p>20344.3861328252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1442890802.62812" calcext:value-type="float">
            <text:p>1442890802.62812</text:p>
          </table:table-cell>
          <table:table-cell office:value-type="float" office:value="1442890802.63148" calcext:value-type="float">
            <text:p>1442890802.63148</text:p>
          </table:table-cell>
          <table:table-cell office:value-type="float" office:value="896" calcext:value-type="float">
            <text:p>896</text:p>
          </table:table-cell>
          <table:table-cell table:formula="of:=[.C920]-[.C$2]" office:value-type="float" office:value="33.5283768177032" calcext:value-type="float">
            <text:p>33.5283768177</text:p>
          </table:table-cell>
          <table:table-cell table:formula="of:=[.D920]/([.E920]-[.E919])" office:value-type="float" office:value="262418.573004678" calcext:value-type="float">
            <text:p>262418.573004678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1442890802.62814" calcext:value-type="float">
            <text:p>1442890802.62814</text:p>
          </table:table-cell>
          <table:table-cell office:value-type="float" office:value="1442890802.63488" calcext:value-type="float">
            <text:p>1442890802.63488</text:p>
          </table:table-cell>
          <table:table-cell office:value-type="float" office:value="896" calcext:value-type="float">
            <text:p>896</text:p>
          </table:table-cell>
          <table:table-cell table:formula="of:=[.C921]-[.C$2]" office:value-type="float" office:value="33.5317702293396" calcext:value-type="float">
            <text:p>33.5317702293</text:p>
          </table:table-cell>
          <table:table-cell table:formula="of:=[.D921]/([.E921]-[.E920])" office:value-type="float" office:value="264041.058385442" calcext:value-type="float">
            <text:p>264041.058385442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442890802.62816" calcext:value-type="float">
            <text:p>1442890802.62816</text:p>
          </table:table-cell>
          <table:table-cell office:value-type="float" office:value="1442890802.63827" calcext:value-type="float">
            <text:p>1442890802.63827</text:p>
          </table:table-cell>
          <table:table-cell office:value-type="float" office:value="896" calcext:value-type="float">
            <text:p>896</text:p>
          </table:table-cell>
          <table:table-cell table:formula="of:=[.C922]-[.C$2]" office:value-type="float" office:value="33.5351648330688" calcext:value-type="float">
            <text:p>33.5351648331</text:p>
          </table:table-cell>
          <table:table-cell table:formula="of:=[.D922]/([.E922]-[.E921])" office:value-type="float" office:value="263948.334316618" calcext:value-type="float">
            <text:p>263948.334316618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1442890802.62818" calcext:value-type="float">
            <text:p>1442890802.62818</text:p>
          </table:table-cell>
          <table:table-cell office:value-type="float" office:value="1442890802.64168" calcext:value-type="float">
            <text:p>1442890802.64168</text:p>
          </table:table-cell>
          <table:table-cell office:value-type="float" office:value="896" calcext:value-type="float">
            <text:p>896</text:p>
          </table:table-cell>
          <table:table-cell table:formula="of:=[.C923]-[.C$2]" office:value-type="float" office:value="33.5385718345642" calcext:value-type="float">
            <text:p>33.5385718346</text:p>
          </table:table-cell>
          <table:table-cell table:formula="of:=[.D923]/([.E923]-[.E922])" office:value-type="float" office:value="262987.850524843" calcext:value-type="float">
            <text:p>262987.850524843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1442890802.6282" calcext:value-type="float">
            <text:p>1442890802.6282</text:p>
          </table:table-cell>
          <table:table-cell office:value-type="float" office:value="1442890802.64507" calcext:value-type="float">
            <text:p>1442890802.64507</text:p>
          </table:table-cell>
          <table:table-cell office:value-type="float" office:value="896" calcext:value-type="float">
            <text:p>896</text:p>
          </table:table-cell>
          <table:table-cell table:formula="of:=[.C924]-[.C$2]" office:value-type="float" office:value="33.5419607162476" calcext:value-type="float">
            <text:p>33.5419607162</text:p>
          </table:table-cell>
          <table:table-cell table:formula="of:=[.D924]/([.E924]-[.E923])" office:value-type="float" office:value="264394.004784016" calcext:value-type="float">
            <text:p>264394.004784016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1442890802.62823" calcext:value-type="float">
            <text:p>1442890802.62823</text:p>
          </table:table-cell>
          <table:table-cell office:value-type="float" office:value="1442890802.64848" calcext:value-type="float">
            <text:p>1442890802.64848</text:p>
          </table:table-cell>
          <table:table-cell office:value-type="float" office:value="896" calcext:value-type="float">
            <text:p>896</text:p>
          </table:table-cell>
          <table:table-cell table:formula="of:=[.C925]-[.C$2]" office:value-type="float" office:value="33.5453679561615" calcext:value-type="float">
            <text:p>33.5453679562</text:p>
          </table:table-cell>
          <table:table-cell table:formula="of:=[.D925]/([.E925]-[.E924])" office:value-type="float" office:value="262969.448184172" calcext:value-type="float">
            <text:p>262969.448184172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1442890802.62825" calcext:value-type="float">
            <text:p>1442890802.62825</text:p>
          </table:table-cell>
          <table:table-cell office:value-type="float" office:value="1442890802.65187" calcext:value-type="float">
            <text:p>1442890802.65187</text:p>
          </table:table-cell>
          <table:table-cell office:value-type="float" office:value="896" calcext:value-type="float">
            <text:p>896</text:p>
          </table:table-cell>
          <table:table-cell table:formula="of:=[.C926]-[.C$2]" office:value-type="float" office:value="33.5487654209137" calcext:value-type="float">
            <text:p>33.5487654209</text:p>
          </table:table-cell>
          <table:table-cell table:formula="of:=[.D926]/([.E926]-[.E925])" office:value-type="float" office:value="263726.062035088" calcext:value-type="float">
            <text:p>263726.062035088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1442890802.62827" calcext:value-type="float">
            <text:p>1442890802.62827</text:p>
          </table:table-cell>
          <table:table-cell office:value-type="float" office:value="1442890802.65528" calcext:value-type="float">
            <text:p>1442890802.65528</text:p>
          </table:table-cell>
          <table:table-cell office:value-type="float" office:value="896" calcext:value-type="float">
            <text:p>896</text:p>
          </table:table-cell>
          <table:table-cell table:formula="of:=[.C927]-[.C$2]" office:value-type="float" office:value="33.5521733760834" calcext:value-type="float">
            <text:p>33.5521733761</text:p>
          </table:table-cell>
          <table:table-cell table:formula="of:=[.D927]/([.E927]-[.E926])" office:value-type="float" office:value="262914.256611166" calcext:value-type="float">
            <text:p>262914.256611166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1442890802.7475" calcext:value-type="float">
            <text:p>1442890802.7475</text:p>
          </table:table-cell>
          <table:table-cell office:value-type="float" office:value="1442890802.74757" calcext:value-type="float">
            <text:p>1442890802.74757</text:p>
          </table:table-cell>
          <table:table-cell office:value-type="float" office:value="896" calcext:value-type="float">
            <text:p>896</text:p>
          </table:table-cell>
          <table:table-cell table:formula="of:=[.C928]-[.C$2]" office:value-type="float" office:value="33.6444582939148" calcext:value-type="float">
            <text:p>33.6444582939</text:p>
          </table:table-cell>
          <table:table-cell table:formula="of:=[.D928]/([.E928]-[.E927])" office:value-type="float" office:value="9709.06212038618" calcext:value-type="float">
            <text:p>9709.0621203862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442890802.74762" calcext:value-type="float">
            <text:p>1442890802.74762</text:p>
          </table:table-cell>
          <table:table-cell office:value-type="float" office:value="1442890802.75097" calcext:value-type="float">
            <text:p>1442890802.75097</text:p>
          </table:table-cell>
          <table:table-cell office:value-type="float" office:value="896" calcext:value-type="float">
            <text:p>896</text:p>
          </table:table-cell>
          <table:table-cell table:formula="of:=[.C929]-[.C$2]" office:value-type="float" office:value="33.6478614807129" calcext:value-type="float">
            <text:p>33.6478614807</text:p>
          </table:table-cell>
          <table:table-cell table:formula="of:=[.D929]/([.E929]-[.E928])" office:value-type="float" office:value="263282.638643688" calcext:value-type="float">
            <text:p>263282.638643688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1442890802.74764" calcext:value-type="float">
            <text:p>1442890802.74764</text:p>
          </table:table-cell>
          <table:table-cell office:value-type="float" office:value="1442890802.75438" calcext:value-type="float">
            <text:p>1442890802.75438</text:p>
          </table:table-cell>
          <table:table-cell office:value-type="float" office:value="896" calcext:value-type="float">
            <text:p>896</text:p>
          </table:table-cell>
          <table:table-cell table:formula="of:=[.C930]-[.C$2]" office:value-type="float" office:value="33.6512696743011" calcext:value-type="float">
            <text:p>33.6512696743</text:p>
          </table:table-cell>
          <table:table-cell table:formula="of:=[.D930]/([.E930]-[.E929])" office:value-type="float" office:value="262895.864568031" calcext:value-type="float">
            <text:p>262895.864568031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1442890802.74766" calcext:value-type="float">
            <text:p>1442890802.74766</text:p>
          </table:table-cell>
          <table:table-cell office:value-type="float" office:value="1442890802.75779" calcext:value-type="float">
            <text:p>1442890802.75779</text:p>
          </table:table-cell>
          <table:table-cell office:value-type="float" office:value="896" calcext:value-type="float">
            <text:p>896</text:p>
          </table:table-cell>
          <table:table-cell table:formula="of:=[.C931]-[.C$2]" office:value-type="float" office:value="33.6546821594238" calcext:value-type="float">
            <text:p>33.6546821594</text:p>
          </table:table-cell>
          <table:table-cell table:formula="of:=[.D931]/([.E931]-[.E930])" office:value-type="float" office:value="262565.247257738" calcext:value-type="float">
            <text:p>262565.247257738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1442890802.74768" calcext:value-type="float">
            <text:p>1442890802.74768</text:p>
          </table:table-cell>
          <table:table-cell office:value-type="float" office:value="1442890802.76121" calcext:value-type="float">
            <text:p>1442890802.76121</text:p>
          </table:table-cell>
          <table:table-cell office:value-type="float" office:value="896" calcext:value-type="float">
            <text:p>896</text:p>
          </table:table-cell>
          <table:table-cell table:formula="of:=[.C932]-[.C$2]" office:value-type="float" office:value="33.6581058502197" calcext:value-type="float">
            <text:p>33.6581058502</text:p>
          </table:table-cell>
          <table:table-cell table:formula="of:=[.D932]/([.E932]-[.E931])" office:value-type="float" office:value="261705.87632312" calcext:value-type="float">
            <text:p>261705.87632312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1442890802.7477" calcext:value-type="float">
            <text:p>1442890802.7477</text:p>
          </table:table-cell>
          <table:table-cell office:value-type="float" office:value="1442890802.76461" calcext:value-type="float">
            <text:p>1442890802.76461</text:p>
          </table:table-cell>
          <table:table-cell office:value-type="float" office:value="896" calcext:value-type="float">
            <text:p>896</text:p>
          </table:table-cell>
          <table:table-cell table:formula="of:=[.C933]-[.C$2]" office:value-type="float" office:value="33.6615042686462" calcext:value-type="float">
            <text:p>33.6615042686</text:p>
          </table:table-cell>
          <table:table-cell table:formula="of:=[.D933]/([.E933]-[.E932])" office:value-type="float" office:value="263652.054440859" calcext:value-type="float">
            <text:p>263652.054440859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1442890802.74772" calcext:value-type="float">
            <text:p>1442890802.74772</text:p>
          </table:table-cell>
          <table:table-cell office:value-type="float" office:value="1442890802.76801" calcext:value-type="float">
            <text:p>1442890802.76801</text:p>
          </table:table-cell>
          <table:table-cell office:value-type="float" office:value="896" calcext:value-type="float">
            <text:p>896</text:p>
          </table:table-cell>
          <table:table-cell table:formula="of:=[.C934]-[.C$2]" office:value-type="float" office:value="33.6649005413055" calcext:value-type="float">
            <text:p>33.6649005413</text:p>
          </table:table-cell>
          <table:table-cell table:formula="of:=[.D934]/([.E934]-[.E933])" office:value-type="float" office:value="263818.62997543" calcext:value-type="float">
            <text:p>263818.62997543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442890802.74774" calcext:value-type="float">
            <text:p>1442890802.74774</text:p>
          </table:table-cell>
          <table:table-cell office:value-type="float" office:value="1442890802.77141" calcext:value-type="float">
            <text:p>1442890802.77141</text:p>
          </table:table-cell>
          <table:table-cell office:value-type="float" office:value="896" calcext:value-type="float">
            <text:p>896</text:p>
          </table:table-cell>
          <table:table-cell table:formula="of:=[.C935]-[.C$2]" office:value-type="float" office:value="33.6683020591736" calcext:value-type="float">
            <text:p>33.6683020592</text:p>
          </table:table-cell>
          <table:table-cell table:formula="of:=[.D935]/([.E935]-[.E934])" office:value-type="float" office:value="263411.816359431" calcext:value-type="float">
            <text:p>263411.816359431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1442890802.74776" calcext:value-type="float">
            <text:p>1442890802.74776</text:p>
          </table:table-cell>
          <table:table-cell office:value-type="float" office:value="1442890802.77481" calcext:value-type="float">
            <text:p>1442890802.77481</text:p>
          </table:table-cell>
          <table:table-cell office:value-type="float" office:value="896" calcext:value-type="float">
            <text:p>896</text:p>
          </table:table-cell>
          <table:table-cell table:formula="of:=[.C936]-[.C$2]" office:value-type="float" office:value="33.6717007160187" calcext:value-type="float">
            <text:p>33.671700716</text:p>
          </table:table-cell>
          <table:table-cell table:formula="of:=[.D936]/([.E936]-[.E935])" office:value-type="float" office:value="263633.559031919" calcext:value-type="float">
            <text:p>263633.559031919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1442890802.74778" calcext:value-type="float">
            <text:p>1442890802.74778</text:p>
          </table:table-cell>
          <table:table-cell office:value-type="float" office:value="1442890802.7782" calcext:value-type="float">
            <text:p>1442890802.7782</text:p>
          </table:table-cell>
          <table:table-cell office:value-type="float" office:value="896" calcext:value-type="float">
            <text:p>896</text:p>
          </table:table-cell>
          <table:table-cell table:formula="of:=[.C937]-[.C$2]" office:value-type="float" office:value="33.6750946044922" calcext:value-type="float">
            <text:p>33.6750946045</text:p>
          </table:table-cell>
          <table:table-cell table:formula="of:=[.D937]/([.E937]-[.E936])" office:value-type="float" office:value="264003.960941342" calcext:value-type="float">
            <text:p>264003.960941342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1442890802.7478" calcext:value-type="float">
            <text:p>1442890802.7478</text:p>
          </table:table-cell>
          <table:table-cell office:value-type="float" office:value="1442890802.78165" calcext:value-type="float">
            <text:p>1442890802.78165</text:p>
          </table:table-cell>
          <table:table-cell office:value-type="float" office:value="896" calcext:value-type="float">
            <text:p>896</text:p>
          </table:table-cell>
          <table:table-cell table:formula="of:=[.C938]-[.C$2]" office:value-type="float" office:value="33.6785461902618" calcext:value-type="float">
            <text:p>33.6785461903</text:p>
          </table:table-cell>
          <table:table-cell table:formula="of:=[.D938]/([.E938]-[.E937])" office:value-type="float" office:value="259590.825723562" calcext:value-type="float">
            <text:p>259590.825723562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1442890802.74782" calcext:value-type="float">
            <text:p>1442890802.74782</text:p>
          </table:table-cell>
          <table:table-cell office:value-type="float" office:value="1442890802.78506" calcext:value-type="float">
            <text:p>1442890802.78506</text:p>
          </table:table-cell>
          <table:table-cell office:value-type="float" office:value="896" calcext:value-type="float">
            <text:p>896</text:p>
          </table:table-cell>
          <table:table-cell table:formula="of:=[.C939]-[.C$2]" office:value-type="float" office:value="33.6819512844086" calcext:value-type="float">
            <text:p>33.6819512844</text:p>
          </table:table-cell>
          <table:table-cell table:formula="of:=[.D939]/([.E939]-[.E938])" office:value-type="float" office:value="263135.162022126" calcext:value-type="float">
            <text:p>263135.16202212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1442890802.8289" calcext:value-type="float">
            <text:p>1442890802.8289</text:p>
          </table:table-cell>
          <table:table-cell office:value-type="float" office:value="1442890802.82895" calcext:value-type="float">
            <text:p>1442890802.82895</text:p>
          </table:table-cell>
          <table:table-cell office:value-type="float" office:value="896" calcext:value-type="float">
            <text:p>896</text:p>
          </table:table-cell>
          <table:table-cell table:formula="of:=[.C940]-[.C$2]" office:value-type="float" office:value="33.7258417606354" calcext:value-type="float">
            <text:p>33.7258417606</text:p>
          </table:table-cell>
          <table:table-cell table:formula="of:=[.D940]/([.E940]-[.E939])" office:value-type="float" office:value="20414.4515400076" calcext:value-type="float">
            <text:p>20414.4515400076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1442890802.82902" calcext:value-type="float">
            <text:p>1442890802.82902</text:p>
          </table:table-cell>
          <table:table-cell office:value-type="float" office:value="1442890802.83238" calcext:value-type="float">
            <text:p>1442890802.83238</text:p>
          </table:table-cell>
          <table:table-cell office:value-type="float" office:value="896" calcext:value-type="float">
            <text:p>896</text:p>
          </table:table-cell>
          <table:table-cell table:formula="of:=[.C941]-[.C$2]" office:value-type="float" office:value="33.7292764186859" calcext:value-type="float">
            <text:p>33.7292764187</text:p>
          </table:table-cell>
          <table:table-cell table:formula="of:=[.D941]/([.E941]-[.E940])" office:value-type="float" office:value="260870.219630709" calcext:value-type="float">
            <text:p>260870.219630709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1442890802.82907" calcext:value-type="float">
            <text:p>1442890802.82907</text:p>
          </table:table-cell>
          <table:table-cell office:value-type="float" office:value="1442890802.83579" calcext:value-type="float">
            <text:p>1442890802.83579</text:p>
          </table:table-cell>
          <table:table-cell office:value-type="float" office:value="896" calcext:value-type="float">
            <text:p>896</text:p>
          </table:table-cell>
          <table:table-cell table:formula="of:=[.C942]-[.C$2]" office:value-type="float" office:value="33.7326781749725" calcext:value-type="float">
            <text:p>33.732678175</text:p>
          </table:table-cell>
          <table:table-cell table:formula="of:=[.D942]/([.E942]-[.E941])" office:value-type="float" office:value="263393.354639753" calcext:value-type="float">
            <text:p>263393.35463975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1442890802.82911" calcext:value-type="float">
            <text:p>1442890802.82911</text:p>
          </table:table-cell>
          <table:table-cell office:value-type="float" office:value="1442890802.8392" calcext:value-type="float">
            <text:p>1442890802.8392</text:p>
          </table:table-cell>
          <table:table-cell office:value-type="float" office:value="896" calcext:value-type="float">
            <text:p>896</text:p>
          </table:table-cell>
          <table:table-cell table:formula="of:=[.C943]-[.C$2]" office:value-type="float" office:value="33.7360937595367" calcext:value-type="float">
            <text:p>33.7360937595</text:p>
          </table:table-cell>
          <table:table-cell table:formula="of:=[.D943]/([.E943]-[.E942])" office:value-type="float" office:value="262326.984782912" calcext:value-type="float">
            <text:p>262326.984782912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1442890802.82913" calcext:value-type="float">
            <text:p>1442890802.82913</text:p>
          </table:table-cell>
          <table:table-cell office:value-type="float" office:value="1442890802.84261" calcext:value-type="float">
            <text:p>1442890802.84261</text:p>
          </table:table-cell>
          <table:table-cell office:value-type="float" office:value="896" calcext:value-type="float">
            <text:p>896</text:p>
          </table:table-cell>
          <table:table-cell table:formula="of:=[.C944]-[.C$2]" office:value-type="float" office:value="33.7395055294037" calcext:value-type="float">
            <text:p>33.7395055294</text:p>
          </table:table-cell>
          <table:table-cell table:formula="of:=[.D944]/([.E944]-[.E943])" office:value-type="float" office:value="262620.292382949" calcext:value-type="float">
            <text:p>262620.292382949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1442890802.82917" calcext:value-type="float">
            <text:p>1442890802.82917</text:p>
          </table:table-cell>
          <table:table-cell office:value-type="float" office:value="1442890802.84599" calcext:value-type="float">
            <text:p>1442890802.84599</text:p>
          </table:table-cell>
          <table:table-cell office:value-type="float" office:value="896" calcext:value-type="float">
            <text:p>896</text:p>
          </table:table-cell>
          <table:table-cell table:formula="of:=[.C945]-[.C$2]" office:value-type="float" office:value="33.7428793907166" calcext:value-type="float">
            <text:p>33.7428793907</text:p>
          </table:table-cell>
          <table:table-cell table:formula="of:=[.D945]/([.E945]-[.E944])" office:value-type="float" office:value="265571.082185005" calcext:value-type="float">
            <text:p>265571.082185005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1442890802.8292" calcext:value-type="float">
            <text:p>1442890802.8292</text:p>
          </table:table-cell>
          <table:table-cell office:value-type="float" office:value="1442890802.84938" calcext:value-type="float">
            <text:p>1442890802.84938</text:p>
          </table:table-cell>
          <table:table-cell office:value-type="float" office:value="896" calcext:value-type="float">
            <text:p>896</text:p>
          </table:table-cell>
          <table:table-cell table:formula="of:=[.C946]-[.C$2]" office:value-type="float" office:value="33.7462751865387" calcext:value-type="float">
            <text:p>33.7462751865</text:p>
          </table:table-cell>
          <table:table-cell table:formula="of:=[.D946]/([.E946]-[.E945])" office:value-type="float" office:value="263855.675349294" calcext:value-type="float">
            <text:p>263855.675349294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1442890802.82922" calcext:value-type="float">
            <text:p>1442890802.82922</text:p>
          </table:table-cell>
          <table:table-cell office:value-type="float" office:value="1442890802.85278" calcext:value-type="float">
            <text:p>1442890802.85278</text:p>
          </table:table-cell>
          <table:table-cell office:value-type="float" office:value="896" calcext:value-type="float">
            <text:p>896</text:p>
          </table:table-cell>
          <table:table-cell table:formula="of:=[.C947]-[.C$2]" office:value-type="float" office:value="33.7496709823608" calcext:value-type="float">
            <text:p>33.7496709824</text:p>
          </table:table-cell>
          <table:table-cell table:formula="of:=[.D947]/([.E947]-[.E946])" office:value-type="float" office:value="263855.675349294" calcext:value-type="float">
            <text:p>263855.675349294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1442890802.82924" calcext:value-type="float">
            <text:p>1442890802.82924</text:p>
          </table:table-cell>
          <table:table-cell office:value-type="float" office:value="1442890802.85616" calcext:value-type="float">
            <text:p>1442890802.85616</text:p>
          </table:table-cell>
          <table:table-cell office:value-type="float" office:value="896" calcext:value-type="float">
            <text:p>896</text:p>
          </table:table-cell>
          <table:table-cell table:formula="of:=[.C948]-[.C$2]" office:value-type="float" office:value="33.7530567646027" calcext:value-type="float">
            <text:p>33.7530567646</text:p>
          </table:table-cell>
          <table:table-cell table:formula="of:=[.D948]/([.E948]-[.E947])" office:value-type="float" office:value="264636.038588832" calcext:value-type="float">
            <text:p>264636.038588832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1442890802.95072" calcext:value-type="float">
            <text:p>1442890802.95072</text:p>
          </table:table-cell>
          <table:table-cell office:value-type="float" office:value="1442890802.95076" calcext:value-type="float">
            <text:p>1442890802.95076</text:p>
          </table:table-cell>
          <table:table-cell office:value-type="float" office:value="896" calcext:value-type="float">
            <text:p>896</text:p>
          </table:table-cell>
          <table:table-cell table:formula="of:=[.C949]-[.C$2]" office:value-type="float" office:value="33.8476514816284" calcext:value-type="float">
            <text:p>33.8476514816</text:p>
          </table:table-cell>
          <table:table-cell table:formula="of:=[.D949]/([.E949]-[.E948])" office:value-type="float" office:value="9471.98774066877" calcext:value-type="float">
            <text:p>9471.9877406688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1442890802.9508" calcext:value-type="float">
            <text:p>1442890802.9508</text:p>
          </table:table-cell>
          <table:table-cell office:value-type="float" office:value="1442890802.95417" calcext:value-type="float">
            <text:p>1442890802.95417</text:p>
          </table:table-cell>
          <table:table-cell office:value-type="float" office:value="896" calcext:value-type="float">
            <text:p>896</text:p>
          </table:table-cell>
          <table:table-cell table:formula="of:=[.C950]-[.C$2]" office:value-type="float" office:value="33.8510611057281" calcext:value-type="float">
            <text:p>33.8510611057</text:p>
          </table:table-cell>
          <table:table-cell table:formula="of:=[.D950]/([.E950]-[.E949])" office:value-type="float" office:value="262785.566324033" calcext:value-type="float">
            <text:p>262785.566324033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1442890802.95082" calcext:value-type="float">
            <text:p>1442890802.95082</text:p>
          </table:table-cell>
          <table:table-cell office:value-type="float" office:value="1442890802.95763" calcext:value-type="float">
            <text:p>1442890802.95763</text:p>
          </table:table-cell>
          <table:table-cell office:value-type="float" office:value="896" calcext:value-type="float">
            <text:p>896</text:p>
          </table:table-cell>
          <table:table-cell table:formula="of:=[.C951]-[.C$2]" office:value-type="float" office:value="33.8545274734497" calcext:value-type="float">
            <text:p>33.8545274734</text:p>
          </table:table-cell>
          <table:table-cell table:formula="of:=[.D951]/([.E951]-[.E950])" office:value-type="float" office:value="258483.828598941" calcext:value-type="float">
            <text:p>258483.828598941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442890802.95084" calcext:value-type="float">
            <text:p>1442890802.95084</text:p>
          </table:table-cell>
          <table:table-cell office:value-type="float" office:value="1442890802.96101" calcext:value-type="float">
            <text:p>1442890802.96101</text:p>
          </table:table-cell>
          <table:table-cell office:value-type="float" office:value="896" calcext:value-type="float">
            <text:p>896</text:p>
          </table:table-cell>
          <table:table-cell table:formula="of:=[.C952]-[.C$2]" office:value-type="float" office:value="33.8578999042511" calcext:value-type="float">
            <text:p>33.8578999043</text:p>
          </table:table-cell>
          <table:table-cell table:formula="of:=[.D952]/([.E952]-[.E951])" office:value-type="float" office:value="265683.731636621" calcext:value-type="float">
            <text:p>265683.731636621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1442890802.95086" calcext:value-type="float">
            <text:p>1442890802.95086</text:p>
          </table:table-cell>
          <table:table-cell office:value-type="float" office:value="1442890802.96441" calcext:value-type="float">
            <text:p>1442890802.96441</text:p>
          </table:table-cell>
          <table:table-cell office:value-type="float" office:value="896" calcext:value-type="float">
            <text:p>896</text:p>
          </table:table-cell>
          <table:table-cell table:formula="of:=[.C953]-[.C$2]" office:value-type="float" office:value="33.8613018989563" calcext:value-type="float">
            <text:p>33.861301899</text:p>
          </table:table-cell>
          <table:table-cell table:formula="of:=[.D953]/([.E953]-[.E952])" office:value-type="float" office:value="263374.895507744" calcext:value-type="float">
            <text:p>263374.895507744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1442890802.95088" calcext:value-type="float">
            <text:p>1442890802.95088</text:p>
          </table:table-cell>
          <table:table-cell office:value-type="float" office:value="1442890802.9678" calcext:value-type="float">
            <text:p>1442890802.9678</text:p>
          </table:table-cell>
          <table:table-cell office:value-type="float" office:value="896" calcext:value-type="float">
            <text:p>896</text:p>
          </table:table-cell>
          <table:table-cell table:formula="of:=[.C954]-[.C$2]" office:value-type="float" office:value="33.8646881580353" calcext:value-type="float">
            <text:p>33.864688158</text:p>
          </table:table-cell>
          <table:table-cell table:formula="of:=[.D954]/([.E954]-[.E953])" office:value-type="float" office:value="264598.773780187" calcext:value-type="float">
            <text:p>264598.773780187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1442890802.9509" calcext:value-type="float">
            <text:p>1442890802.9509</text:p>
          </table:table-cell>
          <table:table-cell office:value-type="float" office:value="1442890802.9712" calcext:value-type="float">
            <text:p>1442890802.9712</text:p>
          </table:table-cell>
          <table:table-cell office:value-type="float" office:value="896" calcext:value-type="float">
            <text:p>896</text:p>
          </table:table-cell>
          <table:table-cell table:formula="of:=[.C955]-[.C$2]" office:value-type="float" office:value="33.8680901527405" calcext:value-type="float">
            <text:p>33.8680901527</text:p>
          </table:table-cell>
          <table:table-cell table:formula="of:=[.D955]/([.E955]-[.E954])" office:value-type="float" office:value="263374.895507744" calcext:value-type="float">
            <text:p>263374.895507744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1442890802.95092" calcext:value-type="float">
            <text:p>1442890802.95092</text:p>
          </table:table-cell>
          <table:table-cell office:value-type="float" office:value="1442890802.9746" calcext:value-type="float">
            <text:p>1442890802.9746</text:p>
          </table:table-cell>
          <table:table-cell office:value-type="float" office:value="896" calcext:value-type="float">
            <text:p>896</text:p>
          </table:table-cell>
          <table:table-cell table:formula="of:=[.C956]-[.C$2]" office:value-type="float" office:value="33.871497631073" calcext:value-type="float">
            <text:p>33.8714976311</text:p>
          </table:table-cell>
          <table:table-cell table:formula="of:=[.D956]/([.E956]-[.E955])" office:value-type="float" office:value="262951.048418696" calcext:value-type="float">
            <text:p>262951.048418696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1442890802.95094" calcext:value-type="float">
            <text:p>1442890802.95094</text:p>
          </table:table-cell>
          <table:table-cell office:value-type="float" office:value="1442890802.97799" calcext:value-type="float">
            <text:p>1442890802.97799</text:p>
          </table:table-cell>
          <table:table-cell office:value-type="float" office:value="896" calcext:value-type="float">
            <text:p>896</text:p>
          </table:table-cell>
          <table:table-cell table:formula="of:=[.C957]-[.C$2]" office:value-type="float" office:value="33.8748779296875" calcext:value-type="float">
            <text:p>33.8748779297</text:p>
          </table:table-cell>
          <table:table-cell table:formula="of:=[.D957]/([.E957]-[.E956])" office:value-type="float" office:value="265065.339540133" calcext:value-type="float">
            <text:p>265065.339540133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1442890802.95096" calcext:value-type="float">
            <text:p>1442890802.95096</text:p>
          </table:table-cell>
          <table:table-cell office:value-type="float" office:value="1442890802.98138" calcext:value-type="float">
            <text:p>1442890802.98138</text:p>
          </table:table-cell>
          <table:table-cell office:value-type="float" office:value="896" calcext:value-type="float">
            <text:p>896</text:p>
          </table:table-cell>
          <table:table-cell table:formula="of:=[.C958]-[.C$2]" office:value-type="float" office:value="33.8782751560211" calcext:value-type="float">
            <text:p>33.878275156</text:p>
          </table:table-cell>
          <table:table-cell table:formula="of:=[.D958]/([.E958]-[.E957])" office:value-type="float" office:value="263744.570425995" calcext:value-type="float">
            <text:p>263744.570425995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1442890802.95098" calcext:value-type="float">
            <text:p>1442890802.95098</text:p>
          </table:table-cell>
          <table:table-cell office:value-type="float" office:value="1442890802.98486" calcext:value-type="float">
            <text:p>1442890802.98486</text:p>
          </table:table-cell>
          <table:table-cell office:value-type="float" office:value="896" calcext:value-type="float">
            <text:p>896</text:p>
          </table:table-cell>
          <table:table-cell table:formula="of:=[.C959]-[.C$2]" office:value-type="float" office:value="33.881751537323" calcext:value-type="float">
            <text:p>33.8817515373</text:p>
          </table:table-cell>
          <table:table-cell table:formula="of:=[.D959]/([.E959]-[.E958])" office:value-type="float" office:value="257739.276044167" calcext:value-type="float">
            <text:p>257739.276044167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1442890802.951" calcext:value-type="float">
            <text:p>1442890802.951</text:p>
          </table:table-cell>
          <table:table-cell office:value-type="float" office:value="1442890802.98827" calcext:value-type="float">
            <text:p>1442890802.98827</text:p>
          </table:table-cell>
          <table:table-cell office:value-type="float" office:value="896" calcext:value-type="float">
            <text:p>896</text:p>
          </table:table-cell>
          <table:table-cell table:formula="of:=[.C960]-[.C$2]" office:value-type="float" office:value="33.8851613998413" calcext:value-type="float">
            <text:p>33.8851613998</text:p>
          </table:table-cell>
          <table:table-cell table:formula="of:=[.D960]/([.E960]-[.E959])" office:value-type="float" office:value="262767.1922808" calcext:value-type="float">
            <text:p>262767.1922808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1442890803.02986" calcext:value-type="float">
            <text:p>1442890803.02986</text:p>
          </table:table-cell>
          <table:table-cell office:value-type="float" office:value="1442890803.0299" calcext:value-type="float">
            <text:p>1442890803.0299</text:p>
          </table:table-cell>
          <table:table-cell office:value-type="float" office:value="896" calcext:value-type="float">
            <text:p>896</text:p>
          </table:table-cell>
          <table:table-cell table:formula="of:=[.C961]-[.C$2]" office:value-type="float" office:value="33.9267952442169" calcext:value-type="float">
            <text:p>33.9267952442</text:p>
          </table:table-cell>
          <table:table-cell table:formula="of:=[.D961]/([.E961]-[.E960])" office:value-type="float" office:value="21520.9528074445" calcext:value-type="float">
            <text:p>21520.952807444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442890803.02994" calcext:value-type="float">
            <text:p>1442890803.02994</text:p>
          </table:table-cell>
          <table:table-cell office:value-type="float" office:value="1442890803.03303" calcext:value-type="float">
            <text:p>1442890803.03303</text:p>
          </table:table-cell>
          <table:table-cell office:value-type="float" office:value="896" calcext:value-type="float">
            <text:p>896</text:p>
          </table:table-cell>
          <table:table-cell table:formula="of:=[.C962]-[.C$2]" office:value-type="float" office:value="33.9299228191376" calcext:value-type="float">
            <text:p>33.9299228191</text:p>
          </table:table-cell>
          <table:table-cell table:formula="of:=[.D962]/([.E962]-[.E961])" office:value-type="float" office:value="286483.944503735" calcext:value-type="float">
            <text:p>286483.944503735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1442890803.02996" calcext:value-type="float">
            <text:p>1442890803.02996</text:p>
          </table:table-cell>
          <table:table-cell office:value-type="float" office:value="1442890803.03615" calcext:value-type="float">
            <text:p>1442890803.03615</text:p>
          </table:table-cell>
          <table:table-cell office:value-type="float" office:value="896" calcext:value-type="float">
            <text:p>896</text:p>
          </table:table-cell>
          <table:table-cell table:formula="of:=[.C963]-[.C$2]" office:value-type="float" office:value="33.9330418109894" calcext:value-type="float">
            <text:p>33.933041811</text:p>
          </table:table-cell>
          <table:table-cell table:formula="of:=[.D963]/([.E963]-[.E962])" office:value-type="float" office:value="287272.311878918" calcext:value-type="float">
            <text:p>287272.311878918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1442890803.02998" calcext:value-type="float">
            <text:p>1442890803.02998</text:p>
          </table:table-cell>
          <table:table-cell office:value-type="float" office:value="1442890803.03927" calcext:value-type="float">
            <text:p>1442890803.03927</text:p>
          </table:table-cell>
          <table:table-cell office:value-type="float" office:value="896" calcext:value-type="float">
            <text:p>896</text:p>
          </table:table-cell>
          <table:table-cell table:formula="of:=[.C964]-[.C$2]" office:value-type="float" office:value="33.9361588954926" calcext:value-type="float">
            <text:p>33.9361588955</text:p>
          </table:table-cell>
          <table:table-cell table:formula="of:=[.D964]/([.E964]-[.E963])" office:value-type="float" office:value="287448.094232829" calcext:value-type="float">
            <text:p>287448.094232829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1442890803.03" calcext:value-type="float">
            <text:p>1442890803.03</text:p>
          </table:table-cell>
          <table:table-cell office:value-type="float" office:value="1442890803.04239" calcext:value-type="float">
            <text:p>1442890803.04239</text:p>
          </table:table-cell>
          <table:table-cell office:value-type="float" office:value="896" calcext:value-type="float">
            <text:p>896</text:p>
          </table:table-cell>
          <table:table-cell table:formula="of:=[.C965]-[.C$2]" office:value-type="float" office:value="33.9392817020416" calcext:value-type="float">
            <text:p>33.939281702</text:p>
          </table:table-cell>
          <table:table-cell table:formula="of:=[.D965]/([.E965]-[.E964])" office:value-type="float" office:value="286921.391357459" calcext:value-type="float">
            <text:p>286921.391357459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442890803.03002" calcext:value-type="float">
            <text:p>1442890803.03002</text:p>
          </table:table-cell>
          <table:table-cell office:value-type="float" office:value="1442890803.04551" calcext:value-type="float">
            <text:p>1442890803.04551</text:p>
          </table:table-cell>
          <table:table-cell office:value-type="float" office:value="896" calcext:value-type="float">
            <text:p>896</text:p>
          </table:table-cell>
          <table:table-cell table:formula="of:=[.C966]-[.C$2]" office:value-type="float" office:value="33.9424030780792" calcext:value-type="float">
            <text:p>33.9424030781</text:p>
          </table:table-cell>
          <table:table-cell table:formula="of:=[.D966]/([.E966]-[.E965])" office:value-type="float" office:value="287052.886037275" calcext:value-type="float">
            <text:p>287052.88603727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1442890803.03004" calcext:value-type="float">
            <text:p>1442890803.03004</text:p>
          </table:table-cell>
          <table:table-cell office:value-type="float" office:value="1442890803.04863" calcext:value-type="float">
            <text:p>1442890803.04863</text:p>
          </table:table-cell>
          <table:table-cell office:value-type="float" office:value="896" calcext:value-type="float">
            <text:p>896</text:p>
          </table:table-cell>
          <table:table-cell table:formula="of:=[.C967]-[.C$2]" office:value-type="float" office:value="33.945522069931" calcext:value-type="float">
            <text:p>33.9455220699</text:p>
          </table:table-cell>
          <table:table-cell table:formula="of:=[.D967]/([.E967]-[.E966])" office:value-type="float" office:value="287272.311878918" calcext:value-type="float">
            <text:p>287272.31187891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442890803.03006" calcext:value-type="float">
            <text:p>1442890803.03006</text:p>
          </table:table-cell>
          <table:table-cell office:value-type="float" office:value="1442890803.05175" calcext:value-type="float">
            <text:p>1442890803.05175</text:p>
          </table:table-cell>
          <table:table-cell office:value-type="float" office:value="896" calcext:value-type="float">
            <text:p>896</text:p>
          </table:table-cell>
          <table:table-cell table:formula="of:=[.C968]-[.C$2]" office:value-type="float" office:value="33.948646068573" calcext:value-type="float">
            <text:p>33.9486460686</text:p>
          </table:table-cell>
          <table:table-cell table:formula="of:=[.D968]/([.E968]-[.E967])" office:value-type="float" office:value="286811.904449363" calcext:value-type="float">
            <text:p>286811.904449363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1442890803.03008" calcext:value-type="float">
            <text:p>1442890803.03008</text:p>
          </table:table-cell>
          <table:table-cell office:value-type="float" office:value="1442890803.05488" calcext:value-type="float">
            <text:p>1442890803.05488</text:p>
          </table:table-cell>
          <table:table-cell office:value-type="float" office:value="896" calcext:value-type="float">
            <text:p>896</text:p>
          </table:table-cell>
          <table:table-cell table:formula="of:=[.C969]-[.C$2]" office:value-type="float" office:value="33.9517705440521" calcext:value-type="float">
            <text:p>33.9517705441</text:p>
          </table:table-cell>
          <table:table-cell table:formula="of:=[.D969]/([.E969]-[.E968])" office:value-type="float" office:value="286768.133078977" calcext:value-type="float">
            <text:p>286768.133078977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1442890803.15415" calcext:value-type="float">
            <text:p>1442890803.15415</text:p>
          </table:table-cell>
          <table:table-cell office:value-type="float" office:value="1442890803.15419" calcext:value-type="float">
            <text:p>1442890803.15419</text:p>
          </table:table-cell>
          <table:table-cell office:value-type="float" office:value="896" calcext:value-type="float">
            <text:p>896</text:p>
          </table:table-cell>
          <table:table-cell table:formula="of:=[.C970]-[.C$2]" office:value-type="float" office:value="34.0510790348053" calcext:value-type="float">
            <text:p>34.0510790348</text:p>
          </table:table-cell>
          <table:table-cell table:formula="of:=[.D970]/([.E970]-[.E969])" office:value-type="float" office:value="9022.39066573836" calcext:value-type="float">
            <text:p>9022.3906657384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1442890803.15423" calcext:value-type="float">
            <text:p>1442890803.15423</text:p>
          </table:table-cell>
          <table:table-cell office:value-type="float" office:value="1442890803.1573" calcext:value-type="float">
            <text:p>1442890803.1573</text:p>
          </table:table-cell>
          <table:table-cell office:value-type="float" office:value="896" calcext:value-type="float">
            <text:p>896</text:p>
          </table:table-cell>
          <table:table-cell table:formula="of:=[.C971]-[.C$2]" office:value-type="float" office:value="34.0541958808899" calcext:value-type="float">
            <text:p>34.0541958809</text:p>
          </table:table-cell>
          <table:table-cell table:formula="of:=[.D971]/([.E971]-[.E970])" office:value-type="float" office:value="287470.082154058" calcext:value-type="float">
            <text:p>287470.082154058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442890803.15425" calcext:value-type="float">
            <text:p>1442890803.15425</text:p>
          </table:table-cell>
          <table:table-cell office:value-type="float" office:value="1442890803.16041" calcext:value-type="float">
            <text:p>1442890803.16041</text:p>
          </table:table-cell>
          <table:table-cell office:value-type="float" office:value="896" calcext:value-type="float">
            <text:p>896</text:p>
          </table:table-cell>
          <table:table-cell table:formula="of:=[.C972]-[.C$2]" office:value-type="float" office:value="34.0573065280914" calcext:value-type="float">
            <text:p>34.0573065281</text:p>
          </table:table-cell>
          <table:table-cell table:formula="of:=[.D972]/([.E972]-[.E971])" office:value-type="float" office:value="288042.951176516" calcext:value-type="float">
            <text:p>288042.951176516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1442890803.15428" calcext:value-type="float">
            <text:p>1442890803.15428</text:p>
          </table:table-cell>
          <table:table-cell office:value-type="float" office:value="1442890803.16354" calcext:value-type="float">
            <text:p>1442890803.16354</text:p>
          </table:table-cell>
          <table:table-cell office:value-type="float" office:value="896" calcext:value-type="float">
            <text:p>896</text:p>
          </table:table-cell>
          <table:table-cell table:formula="of:=[.C973]-[.C$2]" office:value-type="float" office:value="34.0604298114777" calcext:value-type="float">
            <text:p>34.0604298115</text:p>
          </table:table-cell>
          <table:table-cell table:formula="of:=[.D973]/([.E973]-[.E972])" office:value-type="float" office:value="286877.586564886" calcext:value-type="float">
            <text:p>286877.586564886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1442890803.1543" calcext:value-type="float">
            <text:p>1442890803.1543</text:p>
          </table:table-cell>
          <table:table-cell office:value-type="float" office:value="1442890803.16665" calcext:value-type="float">
            <text:p>1442890803.16665</text:p>
          </table:table-cell>
          <table:table-cell office:value-type="float" office:value="896" calcext:value-type="float">
            <text:p>896</text:p>
          </table:table-cell>
          <table:table-cell table:formula="of:=[.C974]-[.C$2]" office:value-type="float" office:value="34.0635476112366" calcext:value-type="float">
            <text:p>34.0635476112</text:p>
          </table:table-cell>
          <table:table-cell table:formula="of:=[.D974]/([.E974]-[.E973])" office:value-type="float" office:value="287382.150646173" calcext:value-type="float">
            <text:p>287382.150646173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1442890803.15432" calcext:value-type="float">
            <text:p>1442890803.15432</text:p>
          </table:table-cell>
          <table:table-cell office:value-type="float" office:value="1442890803.16977" calcext:value-type="float">
            <text:p>1442890803.16977</text:p>
          </table:table-cell>
          <table:table-cell office:value-type="float" office:value="896" calcext:value-type="float">
            <text:p>896</text:p>
          </table:table-cell>
          <table:table-cell table:formula="of:=[.C975]-[.C$2]" office:value-type="float" office:value="34.0666627883911" calcext:value-type="float">
            <text:p>34.0666627884</text:p>
          </table:table-cell>
          <table:table-cell table:formula="of:=[.D975]/([.E975]-[.E974])" office:value-type="float" office:value="287624.091841421" calcext:value-type="float">
            <text:p>287624.091841421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1442890803.15434" calcext:value-type="float">
            <text:p>1442890803.15434</text:p>
          </table:table-cell>
          <table:table-cell office:value-type="float" office:value="1442890803.17289" calcext:value-type="float">
            <text:p>1442890803.17289</text:p>
          </table:table-cell>
          <table:table-cell office:value-type="float" office:value="896" calcext:value-type="float">
            <text:p>896</text:p>
          </table:table-cell>
          <table:table-cell table:formula="of:=[.C976]-[.C$2]" office:value-type="float" office:value="34.0697782039642" calcext:value-type="float">
            <text:p>34.069778204</text:p>
          </table:table-cell>
          <table:table-cell table:formula="of:=[.D976]/([.E976]-[.E975])" office:value-type="float" office:value="287602.080355093" calcext:value-type="float">
            <text:p>287602.08035509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442890803.15436" calcext:value-type="float">
            <text:p>1442890803.15436</text:p>
          </table:table-cell>
          <table:table-cell office:value-type="float" office:value="1442890803.176" calcext:value-type="float">
            <text:p>1442890803.176</text:p>
          </table:table-cell>
          <table:table-cell office:value-type="float" office:value="896" calcext:value-type="float">
            <text:p>896</text:p>
          </table:table-cell>
          <table:table-cell table:formula="of:=[.C977]-[.C$2]" office:value-type="float" office:value="34.0728950500488" calcext:value-type="float">
            <text:p>34.07289505</text:p>
          </table:table-cell>
          <table:table-cell table:formula="of:=[.D977]/([.E977]-[.E976])" office:value-type="float" office:value="287470.082154058" calcext:value-type="float">
            <text:p>287470.082154058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442890803.15438" calcext:value-type="float">
            <text:p>1442890803.15438</text:p>
          </table:table-cell>
          <table:table-cell office:value-type="float" office:value="1442890803.17912" calcext:value-type="float">
            <text:p>1442890803.17912</text:p>
          </table:table-cell>
          <table:table-cell office:value-type="float" office:value="896" calcext:value-type="float">
            <text:p>896</text:p>
          </table:table-cell>
          <table:table-cell table:formula="of:=[.C978]-[.C$2]" office:value-type="float" office:value="34.0760169029236" calcext:value-type="float">
            <text:p>34.0760169029</text:p>
          </table:table-cell>
          <table:table-cell table:formula="of:=[.D978]/([.E978]-[.E977])" office:value-type="float" office:value="287009.041087521" calcext:value-type="float">
            <text:p>287009.041087521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1442890803.1544" calcext:value-type="float">
            <text:p>1442890803.1544</text:p>
          </table:table-cell>
          <table:table-cell office:value-type="float" office:value="1442890803.18224" calcext:value-type="float">
            <text:p>1442890803.18224</text:p>
          </table:table-cell>
          <table:table-cell office:value-type="float" office:value="896" calcext:value-type="float">
            <text:p>896</text:p>
          </table:table-cell>
          <table:table-cell table:formula="of:=[.C979]-[.C$2]" office:value-type="float" office:value="34.0791366100311" calcext:value-type="float">
            <text:p>34.07913661</text:p>
          </table:table-cell>
          <table:table-cell table:formula="of:=[.D979]/([.E979]-[.E978])" office:value-type="float" office:value="287206.448910967" calcext:value-type="float">
            <text:p>287206.448910967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1442890803.15442" calcext:value-type="float">
            <text:p>1442890803.15442</text:p>
          </table:table-cell>
          <table:table-cell office:value-type="float" office:value="1442890803.18534" calcext:value-type="float">
            <text:p>1442890803.18534</text:p>
          </table:table-cell>
          <table:table-cell office:value-type="float" office:value="896" calcext:value-type="float">
            <text:p>896</text:p>
          </table:table-cell>
          <table:table-cell table:formula="of:=[.C980]-[.C$2]" office:value-type="float" office:value="34.0822303295135" calcext:value-type="float">
            <text:p>34.0822303295</text:p>
          </table:table-cell>
          <table:table-cell table:formula="of:=[.D980]/([.E980]-[.E979])" office:value-type="float" office:value="289619.018495684" calcext:value-type="float">
            <text:p>289619.018495684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1442890803.15445" calcext:value-type="float">
            <text:p>1442890803.15445</text:p>
          </table:table-cell>
          <table:table-cell office:value-type="float" office:value="1442890803.18845" calcext:value-type="float">
            <text:p>1442890803.18845</text:p>
          </table:table-cell>
          <table:table-cell office:value-type="float" office:value="896" calcext:value-type="float">
            <text:p>896</text:p>
          </table:table-cell>
          <table:table-cell table:formula="of:=[.C981]-[.C$2]" office:value-type="float" office:value="34.0853452682495" calcext:value-type="float">
            <text:p>34.0853452682</text:p>
          </table:table-cell>
          <table:table-cell table:formula="of:=[.D981]/([.E981]-[.E980])" office:value-type="float" office:value="287646.106697283" calcext:value-type="float">
            <text:p>287646.106697283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442890803.2308" calcext:value-type="float">
            <text:p>1442890803.2308</text:p>
          </table:table-cell>
          <table:table-cell office:value-type="float" office:value="1442890803.23084" calcext:value-type="float">
            <text:p>1442890803.23084</text:p>
          </table:table-cell>
          <table:table-cell office:value-type="float" office:value="896" calcext:value-type="float">
            <text:p>896</text:p>
          </table:table-cell>
          <table:table-cell table:formula="of:=[.C982]-[.C$2]" office:value-type="float" office:value="34.1277303695679" calcext:value-type="float">
            <text:p>34.1277303696</text:p>
          </table:table-cell>
          <table:table-cell table:formula="of:=[.D982]/([.E982]-[.E981])" office:value-type="float" office:value="21139.5035550355" calcext:value-type="float">
            <text:p>21139.5035550355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1442890803.23088" calcext:value-type="float">
            <text:p>1442890803.23088</text:p>
          </table:table-cell>
          <table:table-cell office:value-type="float" office:value="1442890803.23396" calcext:value-type="float">
            <text:p>1442890803.23396</text:p>
          </table:table-cell>
          <table:table-cell office:value-type="float" office:value="896" calcext:value-type="float">
            <text:p>896</text:p>
          </table:table-cell>
          <table:table-cell table:formula="of:=[.C983]-[.C$2]" office:value-type="float" office:value="34.1308574676514" calcext:value-type="float">
            <text:p>34.1308574677</text:p>
          </table:table-cell>
          <table:table-cell table:formula="of:=[.D983]/([.E983]-[.E982])" office:value-type="float" office:value="286527.62915523" calcext:value-type="float">
            <text:p>286527.62915523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1442890803.2309" calcext:value-type="float">
            <text:p>1442890803.2309</text:p>
          </table:table-cell>
          <table:table-cell office:value-type="float" office:value="1442890803.23709" calcext:value-type="float">
            <text:p>1442890803.23709</text:p>
          </table:table-cell>
          <table:table-cell office:value-type="float" office:value="896" calcext:value-type="float">
            <text:p>896</text:p>
          </table:table-cell>
          <table:table-cell table:formula="of:=[.C984]-[.C$2]" office:value-type="float" office:value="34.1339817047119" calcext:value-type="float">
            <text:p>34.1339817047</text:p>
          </table:table-cell>
          <table:table-cell table:formula="of:=[.D984]/([.E984]-[.E983])" office:value-type="float" office:value="286790.017094017" calcext:value-type="float">
            <text:p>286790.017094017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442890803.23092" calcext:value-type="float">
            <text:p>1442890803.23092</text:p>
          </table:table-cell>
          <table:table-cell office:value-type="float" office:value="1442890803.2402" calcext:value-type="float">
            <text:p>1442890803.2402</text:p>
          </table:table-cell>
          <table:table-cell office:value-type="float" office:value="896" calcext:value-type="float">
            <text:p>896</text:p>
          </table:table-cell>
          <table:table-cell table:formula="of:=[.C985]-[.C$2]" office:value-type="float" office:value="34.1370937824249" calcext:value-type="float">
            <text:p>34.1370937824</text:p>
          </table:table-cell>
          <table:table-cell table:formula="of:=[.D985]/([.E985]-[.E984])" office:value-type="float" office:value="287910.54807324" calcext:value-type="float">
            <text:p>287910.54807324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1442890803.23094" calcext:value-type="float">
            <text:p>1442890803.23094</text:p>
          </table:table-cell>
          <table:table-cell office:value-type="float" office:value="1442890803.24333" calcext:value-type="float">
            <text:p>1442890803.24333</text:p>
          </table:table-cell>
          <table:table-cell office:value-type="float" office:value="896" calcext:value-type="float">
            <text:p>896</text:p>
          </table:table-cell>
          <table:table-cell table:formula="of:=[.C986]-[.C$2]" office:value-type="float" office:value="34.1402194499969" calcext:value-type="float">
            <text:p>34.14021945</text:p>
          </table:table-cell>
          <table:table-cell table:formula="of:=[.D986]/([.E986]-[.E985])" office:value-type="float" office:value="286658.763081617" calcext:value-type="float">
            <text:p>286658.763081617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1442890803.23096" calcext:value-type="float">
            <text:p>1442890803.23096</text:p>
          </table:table-cell>
          <table:table-cell office:value-type="float" office:value="1442890803.24645" calcext:value-type="float">
            <text:p>1442890803.24645</text:p>
          </table:table-cell>
          <table:table-cell office:value-type="float" office:value="896" calcext:value-type="float">
            <text:p>896</text:p>
          </table:table-cell>
          <table:table-cell table:formula="of:=[.C987]-[.C$2]" office:value-type="float" office:value="34.1433465480804" calcext:value-type="float">
            <text:p>34.1433465481</text:p>
          </table:table-cell>
          <table:table-cell table:formula="of:=[.D987]/([.E987]-[.E986])" office:value-type="float" office:value="286527.62915523" calcext:value-type="float">
            <text:p>286527.62915523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1442890803.23098" calcext:value-type="float">
            <text:p>1442890803.23098</text:p>
          </table:table-cell>
          <table:table-cell office:value-type="float" office:value="1442890803.24957" calcext:value-type="float">
            <text:p>1442890803.24957</text:p>
          </table:table-cell>
          <table:table-cell office:value-type="float" office:value="896" calcext:value-type="float">
            <text:p>896</text:p>
          </table:table-cell>
          <table:table-cell table:formula="of:=[.C988]-[.C$2]" office:value-type="float" office:value="34.146461725235" calcext:value-type="float">
            <text:p>34.1464617252</text:p>
          </table:table-cell>
          <table:table-cell table:formula="of:=[.D988]/([.E988]-[.E987])" office:value-type="float" office:value="287624.091841421" calcext:value-type="float">
            <text:p>287624.091841421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1442890803.231" calcext:value-type="float">
            <text:p>1442890803.231</text:p>
          </table:table-cell>
          <table:table-cell office:value-type="float" office:value="1442890803.25275" calcext:value-type="float">
            <text:p>1442890803.25275</text:p>
          </table:table-cell>
          <table:table-cell office:value-type="float" office:value="896" calcext:value-type="float">
            <text:p>896</text:p>
          </table:table-cell>
          <table:table-cell table:formula="of:=[.C989]-[.C$2]" office:value-type="float" office:value="34.1496384143829" calcext:value-type="float">
            <text:p>34.1496384144</text:p>
          </table:table-cell>
          <table:table-cell table:formula="of:=[.D989]/([.E989]-[.E988])" office:value-type="float" office:value="282054.667066947" calcext:value-type="float">
            <text:p>282054.667066947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1442890803.34687" calcext:value-type="float">
            <text:p>1442890803.34687</text:p>
          </table:table-cell>
          <table:table-cell office:value-type="float" office:value="1442890803.34691" calcext:value-type="float">
            <text:p>1442890803.34691</text:p>
          </table:table-cell>
          <table:table-cell office:value-type="float" office:value="896" calcext:value-type="float">
            <text:p>896</text:p>
          </table:table-cell>
          <table:table-cell table:formula="of:=[.C990]-[.C$2]" office:value-type="float" office:value="34.2438027858734" calcext:value-type="float">
            <text:p>34.2438027859</text:p>
          </table:table-cell>
          <table:table-cell table:formula="of:=[.D990]/([.E990]-[.E989])" office:value-type="float" office:value="9515.2761688703" calcext:value-type="float">
            <text:p>9515.2761688703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1442890803.34695" calcext:value-type="float">
            <text:p>1442890803.34695</text:p>
          </table:table-cell>
          <table:table-cell office:value-type="float" office:value="1442890803.35006" calcext:value-type="float">
            <text:p>1442890803.35006</text:p>
          </table:table-cell>
          <table:table-cell office:value-type="float" office:value="896" calcext:value-type="float">
            <text:p>896</text:p>
          </table:table-cell>
          <table:table-cell table:formula="of:=[.C991]-[.C$2]" office:value-type="float" office:value="34.2469534873962" calcext:value-type="float">
            <text:p>34.2469534874</text:p>
          </table:table-cell>
          <table:table-cell table:formula="of:=[.D991]/([.E991]-[.E990])" office:value-type="float" office:value="284381.111161559" calcext:value-type="float">
            <text:p>284381.111161559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442890803.34698" calcext:value-type="float">
            <text:p>1442890803.34698</text:p>
          </table:table-cell>
          <table:table-cell office:value-type="float" office:value="1442890803.35318" calcext:value-type="float">
            <text:p>1442890803.35318</text:p>
          </table:table-cell>
          <table:table-cell office:value-type="float" office:value="896" calcext:value-type="float">
            <text:p>896</text:p>
          </table:table-cell>
          <table:table-cell table:formula="of:=[.C992]-[.C$2]" office:value-type="float" office:value="34.2500727176666" calcext:value-type="float">
            <text:p>34.2500727177</text:p>
          </table:table-cell>
          <table:table-cell table:formula="of:=[.D992]/([.E992]-[.E991])" office:value-type="float" office:value="287250.354200107" calcext:value-type="float">
            <text:p>287250.354200107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1442890803.347" calcext:value-type="float">
            <text:p>1442890803.347</text:p>
          </table:table-cell>
          <table:table-cell office:value-type="float" office:value="1442890803.35629" calcext:value-type="float">
            <text:p>1442890803.35629</text:p>
          </table:table-cell>
          <table:table-cell office:value-type="float" office:value="896" calcext:value-type="float">
            <text:p>896</text:p>
          </table:table-cell>
          <table:table-cell table:formula="of:=[.C993]-[.C$2]" office:value-type="float" office:value="34.2531840801239" calcext:value-type="float">
            <text:p>34.2531840801</text:p>
          </table:table-cell>
          <table:table-cell table:formula="of:=[.D993]/([.E993]-[.E992])" office:value-type="float" office:value="287976.73440613" calcext:value-type="float">
            <text:p>287976.73440613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1442890803.34702" calcext:value-type="float">
            <text:p>1442890803.34702</text:p>
          </table:table-cell>
          <table:table-cell office:value-type="float" office:value="1442890803.35941" calcext:value-type="float">
            <text:p>1442890803.35941</text:p>
          </table:table-cell>
          <table:table-cell office:value-type="float" office:value="896" calcext:value-type="float">
            <text:p>896</text:p>
          </table:table-cell>
          <table:table-cell table:formula="of:=[.C994]-[.C$2]" office:value-type="float" office:value="34.2563004493713" calcext:value-type="float">
            <text:p>34.2563004494</text:p>
          </table:table-cell>
          <table:table-cell table:formula="of:=[.D994]/([.E994]-[.E993])" office:value-type="float" office:value="287514.068089664" calcext:value-type="float">
            <text:p>287514.068089664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1442890803.34704" calcext:value-type="float">
            <text:p>1442890803.34704</text:p>
          </table:table-cell>
          <table:table-cell office:value-type="float" office:value="1442890803.36252" calcext:value-type="float">
            <text:p>1442890803.36252</text:p>
          </table:table-cell>
          <table:table-cell office:value-type="float" office:value="896" calcext:value-type="float">
            <text:p>896</text:p>
          </table:table-cell>
          <table:table-cell table:formula="of:=[.C995]-[.C$2]" office:value-type="float" office:value="34.25940990448" calcext:value-type="float">
            <text:p>34.2594099045</text:p>
          </table:table-cell>
          <table:table-cell table:formula="of:=[.D995]/([.E995]-[.E994])" office:value-type="float" office:value="288153.380156418" calcext:value-type="float">
            <text:p>288153.380156418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1442890803.34706" calcext:value-type="float">
            <text:p>1442890803.34706</text:p>
          </table:table-cell>
          <table:table-cell office:value-type="float" office:value="1442890803.36566" calcext:value-type="float">
            <text:p>1442890803.36566</text:p>
          </table:table-cell>
          <table:table-cell office:value-type="float" office:value="896" calcext:value-type="float">
            <text:p>896</text:p>
          </table:table-cell>
          <table:table-cell table:formula="of:=[.C996]-[.C$2]" office:value-type="float" office:value="34.2625544071198" calcext:value-type="float">
            <text:p>34.2625544071</text:p>
          </table:table-cell>
          <table:table-cell table:formula="of:=[.D996]/([.E996]-[.E995])" office:value-type="float" office:value="284941.722950944" calcext:value-type="float">
            <text:p>284941.722950944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1442890803.34708" calcext:value-type="float">
            <text:p>1442890803.34708</text:p>
          </table:table-cell>
          <table:table-cell office:value-type="float" office:value="1442890803.36879" calcext:value-type="float">
            <text:p>1442890803.36879</text:p>
          </table:table-cell>
          <table:table-cell office:value-type="float" office:value="896" calcext:value-type="float">
            <text:p>896</text:p>
          </table:table-cell>
          <table:table-cell table:formula="of:=[.C997]-[.C$2]" office:value-type="float" office:value="34.2656841278076" calcext:value-type="float">
            <text:p>34.2656841278</text:p>
          </table:table-cell>
          <table:table-cell table:formula="of:=[.D997]/([.E997]-[.E996])" office:value-type="float" office:value="286287.528300449" calcext:value-type="float">
            <text:p>286287.528300449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1442890803.3471" calcext:value-type="float">
            <text:p>1442890803.3471</text:p>
          </table:table-cell>
          <table:table-cell office:value-type="float" office:value="1442890803.37191" calcext:value-type="float">
            <text:p>1442890803.37191</text:p>
          </table:table-cell>
          <table:table-cell office:value-type="float" office:value="896" calcext:value-type="float">
            <text:p>896</text:p>
          </table:table-cell>
          <table:table-cell table:formula="of:=[.C998]-[.C$2]" office:value-type="float" office:value="34.2687985897064" calcext:value-type="float">
            <text:p>34.2687985897</text:p>
          </table:table-cell>
          <table:table-cell table:formula="of:=[.D998]/([.E998]-[.E997])" office:value-type="float" office:value="287690.146520707" calcext:value-type="float">
            <text:p>287690.146520707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1442890803.34712" calcext:value-type="float">
            <text:p>1442890803.34712</text:p>
          </table:table-cell>
          <table:table-cell office:value-type="float" office:value="1442890803.37503" calcext:value-type="float">
            <text:p>1442890803.37503</text:p>
          </table:table-cell>
          <table:table-cell office:value-type="float" office:value="896" calcext:value-type="float">
            <text:p>896</text:p>
          </table:table-cell>
          <table:table-cell table:formula="of:=[.C999]-[.C$2]" office:value-type="float" office:value="34.2719259262085" calcext:value-type="float">
            <text:p>34.2719259262</text:p>
          </table:table-cell>
          <table:table-cell table:formula="of:=[.D999]/([.E999]-[.E998])" office:value-type="float" office:value="286505.785164291" calcext:value-type="float">
            <text:p>286505.785164291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1442890803.34714" calcext:value-type="float">
            <text:p>1442890803.34714</text:p>
          </table:table-cell>
          <table:table-cell office:value-type="float" office:value="1442890803.37812" calcext:value-type="float">
            <text:p>1442890803.37812</text:p>
          </table:table-cell>
          <table:table-cell office:value-type="float" office:value="896" calcext:value-type="float">
            <text:p>896</text:p>
          </table:table-cell>
          <table:table-cell table:formula="of:=[.C1000]-[.C$2]" office:value-type="float" office:value="34.2750151157379" calcext:value-type="float">
            <text:p>34.2750151157</text:p>
          </table:table-cell>
          <table:table-cell table:formula="of:=[.D1000]/([.E1000]-[.E999])" office:value-type="float" office:value="290043.71258779" calcext:value-type="float">
            <text:p>290043.71258779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1442890803.34716" calcext:value-type="float">
            <text:p>1442890803.34716</text:p>
          </table:table-cell>
          <table:table-cell office:value-type="float" office:value="1442890803.38125" calcext:value-type="float">
            <text:p>1442890803.38125</text:p>
          </table:table-cell>
          <table:table-cell office:value-type="float" office:value="896" calcext:value-type="float">
            <text:p>896</text:p>
          </table:table-cell>
          <table:table-cell table:formula="of:=[.C1001]-[.C$2]" office:value-type="float" office:value="34.27814412117" calcext:value-type="float">
            <text:p>34.2781441212</text:p>
          </table:table-cell>
          <table:table-cell table:formula="of:=[.D1001]/([.E1001]-[.E1000])" office:value-type="float" office:value="286352.970435843" calcext:value-type="float">
            <text:p>286352.970435843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42890803.43181" calcext:value-type="float">
            <text:p>1442890803.43181</text:p>
          </table:table-cell>
          <table:table-cell office:value-type="float" office:value="1442890803.43186" calcext:value-type="float">
            <text:p>1442890803.43186</text:p>
          </table:table-cell>
          <table:table-cell office:value-type="float" office:value="896" calcext:value-type="float">
            <text:p>896</text:p>
          </table:table-cell>
          <table:table-cell table:formula="of:=[.C1002]-[.C$2]" office:value-type="float" office:value="34.3287491798401" calcext:value-type="float">
            <text:p>34.3287491798</text:p>
          </table:table-cell>
          <table:table-cell table:formula="of:=[.D1002]/([.E1002]-[.E1001])" office:value-type="float" office:value="17705.7397728183" calcext:value-type="float">
            <text:p>17705.7397728183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1442890803.43194" calcext:value-type="float">
            <text:p>1442890803.43194</text:p>
          </table:table-cell>
          <table:table-cell office:value-type="float" office:value="1442890803.435" calcext:value-type="float">
            <text:p>1442890803.435</text:p>
          </table:table-cell>
          <table:table-cell office:value-type="float" office:value="896" calcext:value-type="float">
            <text:p>896</text:p>
          </table:table-cell>
          <table:table-cell table:formula="of:=[.C1003]-[.C$2]" office:value-type="float" office:value="34.331887960434" calcext:value-type="float">
            <text:p>34.3318879604</text:p>
          </table:table-cell>
          <table:table-cell table:formula="of:=[.D1003]/([.E1003]-[.E1002])" office:value-type="float" office:value="285461.17614888" calcext:value-type="float">
            <text:p>285461.17614888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1442890803.43198" calcext:value-type="float">
            <text:p>1442890803.43198</text:p>
          </table:table-cell>
          <table:table-cell office:value-type="float" office:value="1442890803.43811" calcext:value-type="float">
            <text:p>1442890803.43811</text:p>
          </table:table-cell>
          <table:table-cell office:value-type="float" office:value="896" calcext:value-type="float">
            <text:p>896</text:p>
          </table:table-cell>
          <table:table-cell table:formula="of:=[.C1004]-[.C$2]" office:value-type="float" office:value="34.3350071907043" calcext:value-type="float">
            <text:p>34.3350071907</text:p>
          </table:table-cell>
          <table:table-cell table:formula="of:=[.D1004]/([.E1004]-[.E1003])" office:value-type="float" office:value="287250.354200107" calcext:value-type="float">
            <text:p>287250.354200107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1442890803.43203" calcext:value-type="float">
            <text:p>1442890803.43203</text:p>
          </table:table-cell>
          <table:table-cell office:value-type="float" office:value="1442890803.44121" calcext:value-type="float">
            <text:p>1442890803.44121</text:p>
          </table:table-cell>
          <table:table-cell office:value-type="float" office:value="896" calcext:value-type="float">
            <text:p>896</text:p>
          </table:table-cell>
          <table:table-cell table:formula="of:=[.C1005]-[.C$2]" office:value-type="float" office:value="34.3381004333496" calcext:value-type="float">
            <text:p>34.3381004333</text:p>
          </table:table-cell>
          <table:table-cell table:formula="of:=[.D1005]/([.E1005]-[.E1004])" office:value-type="float" office:value="289663.664559889" calcext:value-type="float">
            <text:p>289663.664559889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1442890803.43205" calcext:value-type="float">
            <text:p>1442890803.43205</text:p>
          </table:table-cell>
          <table:table-cell office:value-type="float" office:value="1442890803.44444" calcext:value-type="float">
            <text:p>1442890803.44444</text:p>
          </table:table-cell>
          <table:table-cell office:value-type="float" office:value="896" calcext:value-type="float">
            <text:p>896</text:p>
          </table:table-cell>
          <table:table-cell table:formula="of:=[.C1006]-[.C$2]" office:value-type="float" office:value="34.3413338661194" calcext:value-type="float">
            <text:p>34.3413338661</text:p>
          </table:table-cell>
          <table:table-cell table:formula="of:=[.D1006]/([.E1006]-[.E1005])" office:value-type="float" office:value="277104.880106179" calcext:value-type="float">
            <text:p>277104.880106179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1442890803.43208" calcext:value-type="float">
            <text:p>1442890803.43208</text:p>
          </table:table-cell>
          <table:table-cell office:value-type="float" office:value="1442890803.44756" calcext:value-type="float">
            <text:p>1442890803.44756</text:p>
          </table:table-cell>
          <table:table-cell office:value-type="float" office:value="896" calcext:value-type="float">
            <text:p>896</text:p>
          </table:table-cell>
          <table:table-cell table:formula="of:=[.C1007]-[.C$2]" office:value-type="float" office:value="34.344450712204" calcext:value-type="float">
            <text:p>34.3444507122</text:p>
          </table:table-cell>
          <table:table-cell table:formula="of:=[.D1007]/([.E1007]-[.E1006])" office:value-type="float" office:value="287470.082154058" calcext:value-type="float">
            <text:p>287470.082154058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442890803.4321" calcext:value-type="float">
            <text:p>1442890803.4321</text:p>
          </table:table-cell>
          <table:table-cell office:value-type="float" office:value="1442890803.45067" calcext:value-type="float">
            <text:p>1442890803.45067</text:p>
          </table:table-cell>
          <table:table-cell office:value-type="float" office:value="896" calcext:value-type="float">
            <text:p>896</text:p>
          </table:table-cell>
          <table:table-cell table:formula="of:=[.C1008]-[.C$2]" office:value-type="float" office:value="34.3475668430328" calcext:value-type="float">
            <text:p>34.347566843</text:p>
          </table:table-cell>
          <table:table-cell table:formula="of:=[.D1008]/([.E1008]-[.E1007])" office:value-type="float" office:value="287536.066105585" calcext:value-type="float">
            <text:p>287536.066105585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1442890803.43212" calcext:value-type="float">
            <text:p>1442890803.43212</text:p>
          </table:table-cell>
          <table:table-cell office:value-type="float" office:value="1442890803.45379" calcext:value-type="float">
            <text:p>1442890803.45379</text:p>
          </table:table-cell>
          <table:table-cell office:value-type="float" office:value="896" calcext:value-type="float">
            <text:p>896</text:p>
          </table:table-cell>
          <table:table-cell table:formula="of:=[.C1009]-[.C$2]" office:value-type="float" office:value="34.3506786823273" calcext:value-type="float">
            <text:p>34.3506786823</text:p>
          </table:table-cell>
          <table:table-cell table:formula="of:=[.D1009]/([.E1009]-[.E1008])" office:value-type="float" office:value="287932.606803555" calcext:value-type="float">
            <text:p>287932.606803555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1442890803.43214" calcext:value-type="float">
            <text:p>1442890803.43214</text:p>
          </table:table-cell>
          <table:table-cell office:value-type="float" office:value="1442890803.45691" calcext:value-type="float">
            <text:p>1442890803.45691</text:p>
          </table:table-cell>
          <table:table-cell office:value-type="float" office:value="896" calcext:value-type="float">
            <text:p>896</text:p>
          </table:table-cell>
          <table:table-cell table:formula="of:=[.C1010]-[.C$2]" office:value-type="float" office:value="34.3538000583649" calcext:value-type="float">
            <text:p>34.3538000584</text:p>
          </table:table-cell>
          <table:table-cell table:formula="of:=[.D1010]/([.E1010]-[.E1009])" office:value-type="float" office:value="287052.886037275" calcext:value-type="float">
            <text:p>287052.886037275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1442890803.5498" calcext:value-type="float">
            <text:p>1442890803.5498</text:p>
          </table:table-cell>
          <table:table-cell office:value-type="float" office:value="1442890803.54984" calcext:value-type="float">
            <text:p>1442890803.54984</text:p>
          </table:table-cell>
          <table:table-cell office:value-type="float" office:value="896" calcext:value-type="float">
            <text:p>896</text:p>
          </table:table-cell>
          <table:table-cell table:formula="of:=[.C1011]-[.C$2]" office:value-type="float" office:value="34.4467296600342" calcext:value-type="float">
            <text:p>34.44672966</text:p>
          </table:table-cell>
          <table:table-cell table:formula="of:=[.D1011]/([.E1011]-[.E1010])" office:value-type="float" office:value="9641.70709768456" calcext:value-type="float">
            <text:p>9641.7070976846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442890803.54989" calcext:value-type="float">
            <text:p>1442890803.54989</text:p>
          </table:table-cell>
          <table:table-cell office:value-type="float" office:value="1442890803.55295" calcext:value-type="float">
            <text:p>1442890803.55295</text:p>
          </table:table-cell>
          <table:table-cell office:value-type="float" office:value="896" calcext:value-type="float">
            <text:p>896</text:p>
          </table:table-cell>
          <table:table-cell table:formula="of:=[.C1012]-[.C$2]" office:value-type="float" office:value="34.4498410224915" calcext:value-type="float">
            <text:p>34.4498410225</text:p>
          </table:table-cell>
          <table:table-cell table:formula="of:=[.D1012]/([.E1012]-[.E1011])" office:value-type="float" office:value="287976.73440613" calcext:value-type="float">
            <text:p>287976.73440613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1442890803.54992" calcext:value-type="float">
            <text:p>1442890803.54992</text:p>
          </table:table-cell>
          <table:table-cell office:value-type="float" office:value="1442890803.55605" calcext:value-type="float">
            <text:p>1442890803.55605</text:p>
          </table:table-cell>
          <table:table-cell office:value-type="float" office:value="896" calcext:value-type="float">
            <text:p>896</text:p>
          </table:table-cell>
          <table:table-cell table:formula="of:=[.C1013]-[.C$2]" office:value-type="float" office:value="34.4529440402985" calcext:value-type="float">
            <text:p>34.4529440403</text:p>
          </table:table-cell>
          <table:table-cell table:formula="of:=[.D1013]/([.E1013]-[.E1012])" office:value-type="float" office:value="288751.16281214" calcext:value-type="float">
            <text:p>288751.16281214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1442890803.54994" calcext:value-type="float">
            <text:p>1442890803.54994</text:p>
          </table:table-cell>
          <table:table-cell office:value-type="float" office:value="1442890803.55915" calcext:value-type="float">
            <text:p>1442890803.55915</text:p>
          </table:table-cell>
          <table:table-cell office:value-type="float" office:value="896" calcext:value-type="float">
            <text:p>896</text:p>
          </table:table-cell>
          <table:table-cell table:formula="of:=[.C1014]-[.C$2]" office:value-type="float" office:value="34.4560434818268" calcext:value-type="float">
            <text:p>34.4560434818</text:p>
          </table:table-cell>
          <table:table-cell table:formula="of:=[.D1014]/([.E1014]-[.E1013])" office:value-type="float" office:value="289084.337230769" calcext:value-type="float">
            <text:p>289084.337230769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1442890803.54996" calcext:value-type="float">
            <text:p>1442890803.54996</text:p>
          </table:table-cell>
          <table:table-cell office:value-type="float" office:value="1442890803.56228" calcext:value-type="float">
            <text:p>1442890803.56228</text:p>
          </table:table-cell>
          <table:table-cell office:value-type="float" office:value="896" calcext:value-type="float">
            <text:p>896</text:p>
          </table:table-cell>
          <table:table-cell table:formula="of:=[.C1015]-[.C$2]" office:value-type="float" office:value="34.4591739177704" calcext:value-type="float">
            <text:p>34.4591739178</text:p>
          </table:table-cell>
          <table:table-cell table:formula="of:=[.D1015]/([.E1015]-[.E1014])" office:value-type="float" office:value="286222.116070069" calcext:value-type="float">
            <text:p>286222.116070069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442890803.54998" calcext:value-type="float">
            <text:p>1442890803.54998</text:p>
          </table:table-cell>
          <table:table-cell office:value-type="float" office:value="1442890803.56539" calcext:value-type="float">
            <text:p>1442890803.56539</text:p>
          </table:table-cell>
          <table:table-cell office:value-type="float" office:value="896" calcext:value-type="float">
            <text:p>896</text:p>
          </table:table-cell>
          <table:table-cell table:formula="of:=[.C1016]-[.C$2]" office:value-type="float" office:value="34.4622800350189" calcext:value-type="float">
            <text:p>34.462280035</text:p>
          </table:table-cell>
          <table:table-cell table:formula="of:=[.D1016]/([.E1016]-[.E1015])" office:value-type="float" office:value="288463.032238256" calcext:value-type="float">
            <text:p>288463.032238256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1442890803.55" calcext:value-type="float">
            <text:p>1442890803.55</text:p>
          </table:table-cell>
          <table:table-cell office:value-type="float" office:value="1442890803.56851" calcext:value-type="float">
            <text:p>1442890803.56851</text:p>
          </table:table-cell>
          <table:table-cell office:value-type="float" office:value="896" calcext:value-type="float">
            <text:p>896</text:p>
          </table:table-cell>
          <table:table-cell table:formula="of:=[.C1017]-[.C$2]" office:value-type="float" office:value="34.4654014110565" calcext:value-type="float">
            <text:p>34.4654014111</text:p>
          </table:table-cell>
          <table:table-cell table:formula="of:=[.D1017]/([.E1017]-[.E1016])" office:value-type="float" office:value="287052.886037275" calcext:value-type="float">
            <text:p>287052.886037275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1442890803.55002" calcext:value-type="float">
            <text:p>1442890803.55002</text:p>
          </table:table-cell>
          <table:table-cell office:value-type="float" office:value="1442890803.5716" calcext:value-type="float">
            <text:p>1442890803.5716</text:p>
          </table:table-cell>
          <table:table-cell office:value-type="float" office:value="896" calcext:value-type="float">
            <text:p>896</text:p>
          </table:table-cell>
          <table:table-cell table:formula="of:=[.C1018]-[.C$2]" office:value-type="float" office:value="34.4684963226318" calcext:value-type="float">
            <text:p>34.4684963226</text:p>
          </table:table-cell>
          <table:table-cell table:formula="of:=[.D1018]/([.E1018]-[.E1017])" office:value-type="float" office:value="289507.463523611" calcext:value-type="float">
            <text:p>289507.463523611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1442890803.55004" calcext:value-type="float">
            <text:p>1442890803.55004</text:p>
          </table:table-cell>
          <table:table-cell office:value-type="float" office:value="1442890803.57473" calcext:value-type="float">
            <text:p>1442890803.57473</text:p>
          </table:table-cell>
          <table:table-cell office:value-type="float" office:value="896" calcext:value-type="float">
            <text:p>896</text:p>
          </table:table-cell>
          <table:table-cell table:formula="of:=[.C1019]-[.C$2]" office:value-type="float" office:value="34.471625328064" calcext:value-type="float">
            <text:p>34.4716253281</text:p>
          </table:table-cell>
          <table:table-cell table:formula="of:=[.D1019]/([.E1019]-[.E1018])" office:value-type="float" office:value="286352.970435843" calcext:value-type="float">
            <text:p>286352.970435843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1442890803.55006" calcext:value-type="float">
            <text:p>1442890803.55006</text:p>
          </table:table-cell>
          <table:table-cell office:value-type="float" office:value="1442890803.57783" calcext:value-type="float">
            <text:p>1442890803.57783</text:p>
          </table:table-cell>
          <table:table-cell office:value-type="float" office:value="896" calcext:value-type="float">
            <text:p>896</text:p>
          </table:table-cell>
          <table:table-cell table:formula="of:=[.C1020]-[.C$2]" office:value-type="float" office:value="34.4747200012207" calcext:value-type="float">
            <text:p>34.4747200012</text:p>
          </table:table-cell>
          <table:table-cell table:formula="of:=[.D1020]/([.E1020]-[.E1019])" office:value-type="float" office:value="289529.767642527" calcext:value-type="float">
            <text:p>289529.767642527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1442890803.55008" calcext:value-type="float">
            <text:p>1442890803.55008</text:p>
          </table:table-cell>
          <table:table-cell office:value-type="float" office:value="1442890803.58093" calcext:value-type="float">
            <text:p>1442890803.58093</text:p>
          </table:table-cell>
          <table:table-cell office:value-type="float" office:value="896" calcext:value-type="float">
            <text:p>896</text:p>
          </table:table-cell>
          <table:table-cell table:formula="of:=[.C1021]-[.C$2]" office:value-type="float" office:value="34.4778196811676" calcext:value-type="float">
            <text:p>34.4778196812</text:p>
          </table:table-cell>
          <table:table-cell table:formula="of:=[.D1021]/([.E1021]-[.E1020])" office:value-type="float" office:value="289062.101684486" calcext:value-type="float">
            <text:p>289062.101684486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442890803.5501" calcext:value-type="float">
            <text:p>1442890803.5501</text:p>
          </table:table-cell>
          <table:table-cell office:value-type="float" office:value="1442890803.58406" calcext:value-type="float">
            <text:p>1442890803.58406</text:p>
          </table:table-cell>
          <table:table-cell office:value-type="float" office:value="896" calcext:value-type="float">
            <text:p>896</text:p>
          </table:table-cell>
          <table:table-cell table:formula="of:=[.C1022]-[.C$2]" office:value-type="float" office:value="34.4809501171112" calcext:value-type="float">
            <text:p>34.4809501171</text:p>
          </table:table-cell>
          <table:table-cell table:formula="of:=[.D1022]/([.E1022]-[.E1021])" office:value-type="float" office:value="286222.116070069" calcext:value-type="float">
            <text:p>286222.116070069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1442890803.63268" calcext:value-type="float">
            <text:p>1442890803.63268</text:p>
          </table:table-cell>
          <table:table-cell office:value-type="float" office:value="1442890803.63275" calcext:value-type="float">
            <text:p>1442890803.63275</text:p>
          </table:table-cell>
          <table:table-cell office:value-type="float" office:value="896" calcext:value-type="float">
            <text:p>896</text:p>
          </table:table-cell>
          <table:table-cell table:formula="of:=[.C1023]-[.C$2]" office:value-type="float" office:value="34.5296444892883" calcext:value-type="float">
            <text:p>34.5296444893</text:p>
          </table:table-cell>
          <table:table-cell table:formula="of:=[.D1023]/([.E1023]-[.E1022])" office:value-type="float" office:value="18400.4836686431" calcext:value-type="float">
            <text:p>18400.4836686431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1442890803.63282" calcext:value-type="float">
            <text:p>1442890803.63282</text:p>
          </table:table-cell>
          <table:table-cell office:value-type="float" office:value="1442890803.63587" calcext:value-type="float">
            <text:p>1442890803.63587</text:p>
          </table:table-cell>
          <table:table-cell office:value-type="float" office:value="896" calcext:value-type="float">
            <text:p>896</text:p>
          </table:table-cell>
          <table:table-cell table:formula="of:=[.C1024]-[.C$2]" office:value-type="float" office:value="34.5327625274658" calcext:value-type="float">
            <text:p>34.5327625275</text:p>
          </table:table-cell>
          <table:table-cell table:formula="of:=[.D1024]/([.E1024]-[.E1023])" office:value-type="float" office:value="287360.176173727" calcext:value-type="float">
            <text:p>287360.176173727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1442890803.63285" calcext:value-type="float">
            <text:p>1442890803.63285</text:p>
          </table:table-cell>
          <table:table-cell office:value-type="float" office:value="1442890803.63899" calcext:value-type="float">
            <text:p>1442890803.63899</text:p>
          </table:table-cell>
          <table:table-cell office:value-type="float" office:value="896" calcext:value-type="float">
            <text:p>896</text:p>
          </table:table-cell>
          <table:table-cell table:formula="of:=[.C1025]-[.C$2]" office:value-type="float" office:value="34.5358843803406" calcext:value-type="float">
            <text:p>34.5358843803</text:p>
          </table:table-cell>
          <table:table-cell table:formula="of:=[.D1025]/([.E1025]-[.E1024])" office:value-type="float" office:value="287009.041087521" calcext:value-type="float">
            <text:p>287009.041087521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1442890803.63287" calcext:value-type="float">
            <text:p>1442890803.63287</text:p>
          </table:table-cell>
          <table:table-cell office:value-type="float" office:value="1442890803.64211" calcext:value-type="float">
            <text:p>1442890803.64211</text:p>
          </table:table-cell>
          <table:table-cell office:value-type="float" office:value="896" calcext:value-type="float">
            <text:p>896</text:p>
          </table:table-cell>
          <table:table-cell table:formula="of:=[.C1026]-[.C$2]" office:value-type="float" office:value="34.5390038490295" calcext:value-type="float">
            <text:p>34.539003849</text:p>
          </table:table-cell>
          <table:table-cell table:formula="of:=[.D1026]/([.E1026]-[.E1025])" office:value-type="float" office:value="287228.399877713" calcext:value-type="float">
            <text:p>287228.399877713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1442890803.63289" calcext:value-type="float">
            <text:p>1442890803.63289</text:p>
          </table:table-cell>
          <table:table-cell office:value-type="float" office:value="1442890803.64528" calcext:value-type="float">
            <text:p>1442890803.64528</text:p>
          </table:table-cell>
          <table:table-cell office:value-type="float" office:value="896" calcext:value-type="float">
            <text:p>896</text:p>
          </table:table-cell>
          <table:table-cell table:formula="of:=[.C1027]-[.C$2]" office:value-type="float" office:value="34.5421712398529" calcext:value-type="float">
            <text:p>34.5421712399</text:p>
          </table:table-cell>
          <table:table-cell table:formula="of:=[.D1027]/([.E1027]-[.E1026])" office:value-type="float" office:value="282882.678509597" calcext:value-type="float">
            <text:p>282882.678509597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1442890803.63292" calcext:value-type="float">
            <text:p>1442890803.63292</text:p>
          </table:table-cell>
          <table:table-cell office:value-type="float" office:value="1442890803.6484" calcext:value-type="float">
            <text:p>1442890803.6484</text:p>
          </table:table-cell>
          <table:table-cell office:value-type="float" office:value="896" calcext:value-type="float">
            <text:p>896</text:p>
          </table:table-cell>
          <table:table-cell table:formula="of:=[.C1028]-[.C$2]" office:value-type="float" office:value="34.5452926158905" calcext:value-type="float">
            <text:p>34.5452926159</text:p>
          </table:table-cell>
          <table:table-cell table:formula="of:=[.D1028]/([.E1028]-[.E1027])" office:value-type="float" office:value="287052.886037275" calcext:value-type="float">
            <text:p>287052.886037275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1442890803.63294" calcext:value-type="float">
            <text:p>1442890803.63294</text:p>
          </table:table-cell>
          <table:table-cell office:value-type="float" office:value="1442890803.65153" calcext:value-type="float">
            <text:p>1442890803.65153</text:p>
          </table:table-cell>
          <table:table-cell office:value-type="float" office:value="896" calcext:value-type="float">
            <text:p>896</text:p>
          </table:table-cell>
          <table:table-cell table:formula="of:=[.C1029]-[.C$2]" office:value-type="float" office:value="34.5484225749969" calcext:value-type="float">
            <text:p>34.548422575</text:p>
          </table:table-cell>
          <table:table-cell table:formula="of:=[.D1029]/([.E1029]-[.E1028])" office:value-type="float" office:value="286265.720901889" calcext:value-type="float">
            <text:p>286265.720901889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1442890803.63296" calcext:value-type="float">
            <text:p>1442890803.63296</text:p>
          </table:table-cell>
          <table:table-cell office:value-type="float" office:value="1442890803.65465" calcext:value-type="float">
            <text:p>1442890803.65465</text:p>
          </table:table-cell>
          <table:table-cell office:value-type="float" office:value="896" calcext:value-type="float">
            <text:p>896</text:p>
          </table:table-cell>
          <table:table-cell table:formula="of:=[.C1030]-[.C$2]" office:value-type="float" office:value="34.5515420436859" calcext:value-type="float">
            <text:p>34.5515420437</text:p>
          </table:table-cell>
          <table:table-cell table:formula="of:=[.D1030]/([.E1030]-[.E1029])" office:value-type="float" office:value="287228.399877713" calcext:value-type="float">
            <text:p>287228.399877713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442890803.63298" calcext:value-type="float">
            <text:p>1442890803.63298</text:p>
          </table:table-cell>
          <table:table-cell office:value-type="float" office:value="1442890803.6578" calcext:value-type="float">
            <text:p>1442890803.6578</text:p>
          </table:table-cell>
          <table:table-cell office:value-type="float" office:value="896" calcext:value-type="float">
            <text:p>896</text:p>
          </table:table-cell>
          <table:table-cell table:formula="of:=[.C1031]-[.C$2]" office:value-type="float" office:value="34.554692029953" calcext:value-type="float">
            <text:p>34.55469203</text:p>
          </table:table-cell>
          <table:table-cell table:formula="of:=[.D1031]/([.E1031]-[.E1030])" office:value-type="float" office:value="284445.684529216" calcext:value-type="float">
            <text:p>284445.684529216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442890803.75207" calcext:value-type="float">
            <text:p>1442890803.75207</text:p>
          </table:table-cell>
          <table:table-cell office:value-type="float" office:value="1442890803.75211" calcext:value-type="float">
            <text:p>1442890803.75211</text:p>
          </table:table-cell>
          <table:table-cell office:value-type="float" office:value="896" calcext:value-type="float">
            <text:p>896</text:p>
          </table:table-cell>
          <table:table-cell table:formula="of:=[.C1032]-[.C$2]" office:value-type="float" office:value="34.6490001678467" calcext:value-type="float">
            <text:p>34.6490001678</text:p>
          </table:table-cell>
          <table:table-cell table:formula="of:=[.D1032]/([.E1032]-[.E1031])" office:value-type="float" office:value="9500.77077134269" calcext:value-type="float">
            <text:p>9500.7707713427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float" office:value="1442890803.75216" calcext:value-type="float">
            <text:p>1442890803.75216</text:p>
          </table:table-cell>
          <table:table-cell office:value-type="float" office:value="1442890803.75523" calcext:value-type="float">
            <text:p>1442890803.75523</text:p>
          </table:table-cell>
          <table:table-cell office:value-type="float" office:value="896" calcext:value-type="float">
            <text:p>896</text:p>
          </table:table-cell>
          <table:table-cell table:formula="of:=[.C1033]-[.C$2]" office:value-type="float" office:value="34.6521196365356" calcext:value-type="float">
            <text:p>34.6521196365</text:p>
          </table:table-cell>
          <table:table-cell table:formula="of:=[.D1033]/([.E1033]-[.E1032])" office:value-type="float" office:value="287228.399877713" calcext:value-type="float">
            <text:p>287228.399877713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float" office:value="1442890803.75218" calcext:value-type="float">
            <text:p>1442890803.75218</text:p>
          </table:table-cell>
          <table:table-cell office:value-type="float" office:value="1442890803.75835" calcext:value-type="float">
            <text:p>1442890803.75835</text:p>
          </table:table-cell>
          <table:table-cell office:value-type="float" office:value="896" calcext:value-type="float">
            <text:p>896</text:p>
          </table:table-cell>
          <table:table-cell table:formula="of:=[.C1034]-[.C$2]" office:value-type="float" office:value="34.6552402973175" calcext:value-type="float">
            <text:p>34.6552402973</text:p>
          </table:table-cell>
          <table:table-cell table:formula="of:=[.D1034]/([.E1034]-[.E1033])" office:value-type="float" office:value="287118.678585071" calcext:value-type="float">
            <text:p>287118.678585071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float" office:value="1442890803.7522" calcext:value-type="float">
            <text:p>1442890803.7522</text:p>
          </table:table-cell>
          <table:table-cell office:value-type="float" office:value="1442890803.7615" calcext:value-type="float">
            <text:p>1442890803.7615</text:p>
          </table:table-cell>
          <table:table-cell office:value-type="float" office:value="896" calcext:value-type="float">
            <text:p>896</text:p>
          </table:table-cell>
          <table:table-cell table:formula="of:=[.C1035]-[.C$2]" office:value-type="float" office:value="34.6583919525146" calcext:value-type="float">
            <text:p>34.6583919525</text:p>
          </table:table-cell>
          <table:table-cell table:formula="of:=[.D1035]/([.E1035]-[.E1034])" office:value-type="float" office:value="284295.058930328" calcext:value-type="float">
            <text:p>284295.058930328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float" office:value="1442890803.75222" calcext:value-type="float">
            <text:p>1442890803.75222</text:p>
          </table:table-cell>
          <table:table-cell office:value-type="float" office:value="1442890803.76463" calcext:value-type="float">
            <text:p>1442890803.76463</text:p>
          </table:table-cell>
          <table:table-cell office:value-type="float" office:value="896" calcext:value-type="float">
            <text:p>896</text:p>
          </table:table-cell>
          <table:table-cell table:formula="of:=[.C1036]-[.C$2]" office:value-type="float" office:value="34.6615214347839" calcext:value-type="float">
            <text:p>34.6615214348</text:p>
          </table:table-cell>
          <table:table-cell table:formula="of:=[.D1036]/([.E1036]-[.E1035])" office:value-type="float" office:value="286309.339021789" calcext:value-type="float">
            <text:p>286309.339021789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float" office:value="1442890803.75225" calcext:value-type="float">
            <text:p>1442890803.75225</text:p>
          </table:table-cell>
          <table:table-cell office:value-type="float" office:value="1442890803.76779" calcext:value-type="float">
            <text:p>1442890803.76779</text:p>
          </table:table-cell>
          <table:table-cell office:value-type="float" office:value="896" calcext:value-type="float">
            <text:p>896</text:p>
          </table:table-cell>
          <table:table-cell table:formula="of:=[.C1037]-[.C$2]" office:value-type="float" office:value="34.6646852493286" calcext:value-type="float">
            <text:p>34.6646852493</text:p>
          </table:table-cell>
          <table:table-cell table:formula="of:=[.D1037]/([.E1037]-[.E1036])" office:value-type="float" office:value="283202.440391861" calcext:value-type="float">
            <text:p>283202.440391861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float" office:value="1442890803.75227" calcext:value-type="float">
            <text:p>1442890803.75227</text:p>
          </table:table-cell>
          <table:table-cell office:value-type="float" office:value="1442890803.77091" calcext:value-type="float">
            <text:p>1442890803.77091</text:p>
          </table:table-cell>
          <table:table-cell office:value-type="float" office:value="896" calcext:value-type="float">
            <text:p>896</text:p>
          </table:table-cell>
          <table:table-cell table:formula="of:=[.C1038]-[.C$2]" office:value-type="float" office:value="34.6678025722504" calcext:value-type="float">
            <text:p>34.6678025723</text:p>
          </table:table-cell>
          <table:table-cell table:formula="of:=[.D1038]/([.E1038]-[.E1037])" office:value-type="float" office:value="287426.109674952" calcext:value-type="float">
            <text:p>287426.109674952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float" office:value="1442890803.75229" calcext:value-type="float">
            <text:p>1442890803.75229</text:p>
          </table:table-cell>
          <table:table-cell office:value-type="float" office:value="1442890803.77403" calcext:value-type="float">
            <text:p>1442890803.77403</text:p>
          </table:table-cell>
          <table:table-cell office:value-type="float" office:value="896" calcext:value-type="float">
            <text:p>896</text:p>
          </table:table-cell>
          <table:table-cell table:formula="of:=[.C1039]-[.C$2]" office:value-type="float" office:value="34.6709191799164" calcext:value-type="float">
            <text:p>34.6709191799</text:p>
          </table:table-cell>
          <table:table-cell table:formula="of:=[.D1039]/([.E1039]-[.E1038])" office:value-type="float" office:value="287492.073439412" calcext:value-type="float">
            <text:p>287492.073439412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float" office:value="1442890803.75231" calcext:value-type="float">
            <text:p>1442890803.75231</text:p>
          </table:table-cell>
          <table:table-cell office:value-type="float" office:value="1442890803.77712" calcext:value-type="float">
            <text:p>1442890803.77712</text:p>
          </table:table-cell>
          <table:table-cell office:value-type="float" office:value="896" calcext:value-type="float">
            <text:p>896</text:p>
          </table:table-cell>
          <table:table-cell table:formula="of:=[.C1040]-[.C$2]" office:value-type="float" office:value="34.6740114688873" calcext:value-type="float">
            <text:p>34.6740114689</text:p>
          </table:table-cell>
          <table:table-cell table:formula="of:=[.D1040]/([.E1040]-[.E1039])" office:value-type="float" office:value="289752.997995374" calcext:value-type="float">
            <text:p>289752.997995374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float" office:value="1442890803.75234" calcext:value-type="float">
            <text:p>1442890803.75234</text:p>
          </table:table-cell>
          <table:table-cell office:value-type="float" office:value="1442890803.78021" calcext:value-type="float">
            <text:p>1442890803.78021</text:p>
          </table:table-cell>
          <table:table-cell office:value-type="float" office:value="896" calcext:value-type="float">
            <text:p>896</text:p>
          </table:table-cell>
          <table:table-cell table:formula="of:=[.C1041]-[.C$2]" office:value-type="float" office:value="34.6771068572998" calcext:value-type="float">
            <text:p>34.6771068573</text:p>
          </table:table-cell>
          <table:table-cell table:formula="of:=[.D1041]/([.E1041]-[.E1040])" office:value-type="float" office:value="289462.865593468" calcext:value-type="float">
            <text:p>289462.865593468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1442890803.7524" calcext:value-type="float">
            <text:p>1442890803.7524</text:p>
          </table:table-cell>
          <table:table-cell office:value-type="float" office:value="1442890803.78331" calcext:value-type="float">
            <text:p>1442890803.78331</text:p>
          </table:table-cell>
          <table:table-cell office:value-type="float" office:value="896" calcext:value-type="float">
            <text:p>896</text:p>
          </table:table-cell>
          <table:table-cell table:formula="of:=[.C1042]-[.C$2]" office:value-type="float" office:value="34.6802020072937" calcext:value-type="float">
            <text:p>34.6802020073</text:p>
          </table:table-cell>
          <table:table-cell table:formula="of:=[.D1042]/([.E1042]-[.E1041])" office:value-type="float" office:value="289485.162840857" calcext:value-type="float">
            <text:p>289485.162840857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float" office:value="1442890803.75243" calcext:value-type="float">
            <text:p>1442890803.75243</text:p>
          </table:table-cell>
          <table:table-cell office:value-type="float" office:value="1442890803.78643" calcext:value-type="float">
            <text:p>1442890803.78643</text:p>
          </table:table-cell>
          <table:table-cell office:value-type="float" office:value="896" calcext:value-type="float">
            <text:p>896</text:p>
          </table:table-cell>
          <table:table-cell table:formula="of:=[.C1043]-[.C$2]" office:value-type="float" office:value="34.6833193302155" calcext:value-type="float">
            <text:p>34.6833193302</text:p>
          </table:table-cell>
          <table:table-cell table:formula="of:=[.D1043]/([.E1043]-[.E1042])" office:value-type="float" office:value="287426.109674952" calcext:value-type="float">
            <text:p>287426.109674952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float" office:value="1442890803.83376" calcext:value-type="float">
            <text:p>1442890803.83376</text:p>
          </table:table-cell>
          <table:table-cell office:value-type="float" office:value="1442890803.8338" calcext:value-type="float">
            <text:p>1442890803.8338</text:p>
          </table:table-cell>
          <table:table-cell office:value-type="float" office:value="896" calcext:value-type="float">
            <text:p>896</text:p>
          </table:table-cell>
          <table:table-cell table:formula="of:=[.C1044]-[.C$2]" office:value-type="float" office:value="34.7306923866272" calcext:value-type="float">
            <text:p>34.7306923866</text:p>
          </table:table-cell>
          <table:table-cell table:formula="of:=[.D1044]/([.E1044]-[.E1043])" office:value-type="float" office:value="18913.7047061606" calcext:value-type="float">
            <text:p>18913.7047061606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float" office:value="1442890803.83384" calcext:value-type="float">
            <text:p>1442890803.83384</text:p>
          </table:table-cell>
          <table:table-cell office:value-type="float" office:value="1442890803.83693" calcext:value-type="float">
            <text:p>1442890803.83693</text:p>
          </table:table-cell>
          <table:table-cell office:value-type="float" office:value="896" calcext:value-type="float">
            <text:p>896</text:p>
          </table:table-cell>
          <table:table-cell table:formula="of:=[.C1045]-[.C$2]" office:value-type="float" office:value="34.7338185310364" calcext:value-type="float">
            <text:p>34.733818531</text:p>
          </table:table-cell>
          <table:table-cell table:formula="of:=[.D1045]/([.E1045]-[.E1044])" office:value-type="float" office:value="286615.038438072" calcext:value-type="float">
            <text:p>286615.038438072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float" office:value="1442890803.83386" calcext:value-type="float">
            <text:p>1442890803.83386</text:p>
          </table:table-cell>
          <table:table-cell office:value-type="float" office:value="1442890803.84005" calcext:value-type="float">
            <text:p>1442890803.84005</text:p>
          </table:table-cell>
          <table:table-cell office:value-type="float" office:value="896" calcext:value-type="float">
            <text:p>896</text:p>
          </table:table-cell>
          <table:table-cell table:formula="of:=[.C1046]-[.C$2]" office:value-type="float" office:value="34.7369389533997" calcext:value-type="float">
            <text:p>34.7369389534</text:p>
          </table:table-cell>
          <table:table-cell table:formula="of:=[.D1046]/([.E1046]-[.E1045])" office:value-type="float" office:value="287140.616136919" calcext:value-type="float">
            <text:p>287140.616136919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float" office:value="1442890803.8339" calcext:value-type="float">
            <text:p>1442890803.8339</text:p>
          </table:table-cell>
          <table:table-cell office:value-type="float" office:value="1442890803.84315" calcext:value-type="float">
            <text:p>1442890803.84315</text:p>
          </table:table-cell>
          <table:table-cell office:value-type="float" office:value="896" calcext:value-type="float">
            <text:p>896</text:p>
          </table:table-cell>
          <table:table-cell table:formula="of:=[.C1047]-[.C$2]" office:value-type="float" office:value="34.740047454834" calcext:value-type="float">
            <text:p>34.7400474548</text:p>
          </table:table-cell>
          <table:table-cell table:formula="of:=[.D1047]/([.E1047]-[.E1046])" office:value-type="float" office:value="288241.784322749" calcext:value-type="float">
            <text:p>288241.784322749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float" office:value="1442890803.83393" calcext:value-type="float">
            <text:p>1442890803.83393</text:p>
          </table:table-cell>
          <table:table-cell office:value-type="float" office:value="1442890803.84627" calcext:value-type="float">
            <text:p>1442890803.84627</text:p>
          </table:table-cell>
          <table:table-cell office:value-type="float" office:value="896" calcext:value-type="float">
            <text:p>896</text:p>
          </table:table-cell>
          <table:table-cell table:formula="of:=[.C1048]-[.C$2]" office:value-type="float" office:value="34.7431585788727" calcext:value-type="float">
            <text:p>34.7431585789</text:p>
          </table:table-cell>
          <table:table-cell table:formula="of:=[.D1048]/([.E1048]-[.E1047])" office:value-type="float" office:value="287998.803279945" calcext:value-type="float">
            <text:p>287998.803279945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float" office:value="1442890803.83395" calcext:value-type="float">
            <text:p>1442890803.83395</text:p>
          </table:table-cell>
          <table:table-cell office:value-type="float" office:value="1442890803.8494" calcext:value-type="float">
            <text:p>1442890803.8494</text:p>
          </table:table-cell>
          <table:table-cell office:value-type="float" office:value="896" calcext:value-type="float">
            <text:p>896</text:p>
          </table:table-cell>
          <table:table-cell table:formula="of:=[.C1049]-[.C$2]" office:value-type="float" office:value="34.7462882995605" calcext:value-type="float">
            <text:p>34.7462882996</text:p>
          </table:table-cell>
          <table:table-cell table:formula="of:=[.D1049]/([.E1049]-[.E1048])" office:value-type="float" office:value="286287.528300449" calcext:value-type="float">
            <text:p>286287.528300449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442890803.83397" calcext:value-type="float">
            <text:p>1442890803.83397</text:p>
          </table:table-cell>
          <table:table-cell office:value-type="float" office:value="1442890803.85252" calcext:value-type="float">
            <text:p>1442890803.85252</text:p>
          </table:table-cell>
          <table:table-cell office:value-type="float" office:value="896" calcext:value-type="float">
            <text:p>896</text:p>
          </table:table-cell>
          <table:table-cell table:formula="of:=[.C1050]-[.C$2]" office:value-type="float" office:value="34.7494122982025" calcext:value-type="float">
            <text:p>34.7494122982</text:p>
          </table:table-cell>
          <table:table-cell table:formula="of:=[.D1050]/([.E1050]-[.E1049])" office:value-type="float" office:value="286811.904449363" calcext:value-type="float">
            <text:p>286811.904449363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float" office:value="1442890803.83399" calcext:value-type="float">
            <text:p>1442890803.83399</text:p>
          </table:table-cell>
          <table:table-cell office:value-type="float" office:value="1442890803.85565" calcext:value-type="float">
            <text:p>1442890803.85565</text:p>
          </table:table-cell>
          <table:table-cell office:value-type="float" office:value="896" calcext:value-type="float">
            <text:p>896</text:p>
          </table:table-cell>
          <table:table-cell table:formula="of:=[.C1051]-[.C$2]" office:value-type="float" office:value="34.7525389194489" calcext:value-type="float">
            <text:p>34.7525389194</text:p>
          </table:table-cell>
          <table:table-cell table:formula="of:=[.D1051]/([.E1051]-[.E1050])" office:value-type="float" office:value="286571.32713131" calcext:value-type="float">
            <text:p>286571.32713131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442890803.83401" calcext:value-type="float">
            <text:p>1442890803.83401</text:p>
          </table:table-cell>
          <table:table-cell office:value-type="float" office:value="1442890803.85883" calcext:value-type="float">
            <text:p>1442890803.85883</text:p>
          </table:table-cell>
          <table:table-cell office:value-type="float" office:value="896" calcext:value-type="float">
            <text:p>896</text:p>
          </table:table-cell>
          <table:table-cell table:formula="of:=[.C1052]-[.C$2]" office:value-type="float" office:value="34.7557184696198" calcext:value-type="float">
            <text:p>34.7557184696</text:p>
          </table:table-cell>
          <table:table-cell table:formula="of:=[.D1052]/([.E1052]-[.E1051])" office:value-type="float" office:value="281800.868626275" calcext:value-type="float">
            <text:p>281800.868626275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float" office:value="1442890803.95517" calcext:value-type="float">
            <text:p>1442890803.95517</text:p>
          </table:table-cell>
          <table:table-cell office:value-type="float" office:value="1442890803.95521" calcext:value-type="float">
            <text:p>1442890803.95521</text:p>
          </table:table-cell>
          <table:table-cell office:value-type="float" office:value="896" calcext:value-type="float">
            <text:p>896</text:p>
          </table:table-cell>
          <table:table-cell table:formula="of:=[.C1053]-[.C$2]" office:value-type="float" office:value="34.8521049022675" calcext:value-type="float">
            <text:p>34.8521049023</text:p>
          </table:table-cell>
          <table:table-cell table:formula="of:=[.D1053]/([.E1053]-[.E1052])" office:value-type="float" office:value="9295.91411765288" calcext:value-type="float">
            <text:p>9295.9141176529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float" office:value="1442890803.95527" calcext:value-type="float">
            <text:p>1442890803.95527</text:p>
          </table:table-cell>
          <table:table-cell office:value-type="float" office:value="1442890803.95833" calcext:value-type="float">
            <text:p>1442890803.95833</text:p>
          </table:table-cell>
          <table:table-cell office:value-type="float" office:value="896" calcext:value-type="float">
            <text:p>896</text:p>
          </table:table-cell>
          <table:table-cell table:formula="of:=[.C1054]-[.C$2]" office:value-type="float" office:value="34.8552248477936" calcext:value-type="float">
            <text:p>34.8552248478</text:p>
          </table:table-cell>
          <table:table-cell table:formula="of:=[.D1054]/([.E1054]-[.E1053])" office:value-type="float" office:value="287184.501299098" calcext:value-type="float">
            <text:p>287184.501299098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float" office:value="1442890803.95529" calcext:value-type="float">
            <text:p>1442890803.95529</text:p>
          </table:table-cell>
          <table:table-cell office:value-type="float" office:value="1442890803.96146" calcext:value-type="float">
            <text:p>1442890803.96146</text:p>
          </table:table-cell>
          <table:table-cell office:value-type="float" office:value="896" calcext:value-type="float">
            <text:p>896</text:p>
          </table:table-cell>
          <table:table-cell table:formula="of:=[.C1055]-[.C$2]" office:value-type="float" office:value="34.8583545684814" calcext:value-type="float">
            <text:p>34.8583545685</text:p>
          </table:table-cell>
          <table:table-cell table:formula="of:=[.D1055]/([.E1055]-[.E1054])" office:value-type="float" office:value="286287.528300449" calcext:value-type="float">
            <text:p>286287.528300449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442890803.95531" calcext:value-type="float">
            <text:p>1442890803.95531</text:p>
          </table:table-cell>
          <table:table-cell office:value-type="float" office:value="1442890803.96459" calcext:value-type="float">
            <text:p>1442890803.96459</text:p>
          </table:table-cell>
          <table:table-cell office:value-type="float" office:value="896" calcext:value-type="float">
            <text:p>896</text:p>
          </table:table-cell>
          <table:table-cell table:formula="of:=[.C1056]-[.C$2]" office:value-type="float" office:value="34.8614785671234" calcext:value-type="float">
            <text:p>34.8614785671</text:p>
          </table:table-cell>
          <table:table-cell table:formula="of:=[.D1056]/([.E1056]-[.E1055])" office:value-type="float" office:value="286811.904449363" calcext:value-type="float">
            <text:p>286811.904449363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float" office:value="1442890803.95533" calcext:value-type="float">
            <text:p>1442890803.95533</text:p>
          </table:table-cell>
          <table:table-cell office:value-type="float" office:value="1442890803.96775" calcext:value-type="float">
            <text:p>1442890803.96775</text:p>
          </table:table-cell>
          <table:table-cell office:value-type="float" office:value="896" calcext:value-type="float">
            <text:p>896</text:p>
          </table:table-cell>
          <table:table-cell table:formula="of:=[.C1057]-[.C$2]" office:value-type="float" office:value="34.864639043808" calcext:value-type="float">
            <text:p>34.8646390438</text:p>
          </table:table-cell>
          <table:table-cell table:formula="of:=[.D1057]/([.E1057]-[.E1056])" office:value-type="float" office:value="283501.537718769" calcext:value-type="float">
            <text:p>283501.537718769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442890803.95536" calcext:value-type="float">
            <text:p>1442890803.95536</text:p>
          </table:table-cell>
          <table:table-cell office:value-type="float" office:value="1442890803.97085" calcext:value-type="float">
            <text:p>1442890803.97085</text:p>
          </table:table-cell>
          <table:table-cell office:value-type="float" office:value="896" calcext:value-type="float">
            <text:p>896</text:p>
          </table:table-cell>
          <table:table-cell table:formula="of:=[.C1058]-[.C$2]" office:value-type="float" office:value="34.8677413463593" calcext:value-type="float">
            <text:p>34.8677413464</text:p>
          </table:table-cell>
          <table:table-cell table:formula="of:=[.D1058]/([.E1058]-[.E1057])" office:value-type="float" office:value="288817.736243468" calcext:value-type="float">
            <text:p>288817.736243468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float" office:value="1442890803.95538" calcext:value-type="float">
            <text:p>1442890803.95538</text:p>
          </table:table-cell>
          <table:table-cell office:value-type="float" office:value="1442890803.974" calcext:value-type="float">
            <text:p>1442890803.974</text:p>
          </table:table-cell>
          <table:table-cell office:value-type="float" office:value="896" calcext:value-type="float">
            <text:p>896</text:p>
          </table:table-cell>
          <table:table-cell table:formula="of:=[.C1059]-[.C$2]" office:value-type="float" office:value="34.8708972930908" calcext:value-type="float">
            <text:p>34.8708972931</text:p>
          </table:table-cell>
          <table:table-cell table:formula="of:=[.D1059]/([.E1059]-[.E1058])" office:value-type="float" office:value="283908.467477525" calcext:value-type="float">
            <text:p>283908.467477525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float" office:value="1442890803.95539" calcext:value-type="float">
            <text:p>1442890803.95539</text:p>
          </table:table-cell>
          <table:table-cell office:value-type="float" office:value="1442890803.97712" calcext:value-type="float">
            <text:p>1442890803.97712</text:p>
          </table:table-cell>
          <table:table-cell office:value-type="float" office:value="896" calcext:value-type="float">
            <text:p>896</text:p>
          </table:table-cell>
          <table:table-cell table:formula="of:=[.C1060]-[.C$2]" office:value-type="float" office:value="34.8740110397339" calcext:value-type="float">
            <text:p>34.8740110397</text:p>
          </table:table-cell>
          <table:table-cell table:formula="of:=[.D1060]/([.E1060]-[.E1059])" office:value-type="float" office:value="287756.231546708" calcext:value-type="float">
            <text:p>287756.231546708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float" office:value="1442890803.95541" calcext:value-type="float">
            <text:p>1442890803.95541</text:p>
          </table:table-cell>
          <table:table-cell office:value-type="float" office:value="1442890803.98022" calcext:value-type="float">
            <text:p>1442890803.98022</text:p>
          </table:table-cell>
          <table:table-cell office:value-type="float" office:value="896" calcext:value-type="float">
            <text:p>896</text:p>
          </table:table-cell>
          <table:table-cell table:formula="of:=[.C1061]-[.C$2]" office:value-type="float" office:value="34.8771123886108" calcext:value-type="float">
            <text:p>34.8771123886</text:p>
          </table:table-cell>
          <table:table-cell table:formula="of:=[.D1061]/([.E1061]-[.E1060])" office:value-type="float" office:value="288906.548585486" calcext:value-type="float">
            <text:p>288906.548585486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442890803.95543" calcext:value-type="float">
            <text:p>1442890803.95543</text:p>
          </table:table-cell>
          <table:table-cell office:value-type="float" office:value="1442890803.98334" calcext:value-type="float">
            <text:p>1442890803.98334</text:p>
          </table:table-cell>
          <table:table-cell office:value-type="float" office:value="896" calcext:value-type="float">
            <text:p>896</text:p>
          </table:table-cell>
          <table:table-cell table:formula="of:=[.C1062]-[.C$2]" office:value-type="float" office:value="34.8802371025085" calcext:value-type="float">
            <text:p>34.8802371025</text:p>
          </table:table-cell>
          <table:table-cell table:formula="of:=[.D1062]/([.E1062]-[.E1061])" office:value-type="float" office:value="286746.252403479" calcext:value-type="float">
            <text:p>286746.252403479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442890803.95545" calcext:value-type="float">
            <text:p>1442890803.95545</text:p>
          </table:table-cell>
          <table:table-cell office:value-type="float" office:value="1442890803.98645" calcext:value-type="float">
            <text:p>1442890803.98645</text:p>
          </table:table-cell>
          <table:table-cell office:value-type="float" office:value="896" calcext:value-type="float">
            <text:p>896</text:p>
          </table:table-cell>
          <table:table-cell table:formula="of:=[.C1063]-[.C$2]" office:value-type="float" office:value="34.8833432197571" calcext:value-type="float">
            <text:p>34.8833432198</text:p>
          </table:table-cell>
          <table:table-cell table:formula="of:=[.D1063]/([.E1063]-[.E1062])" office:value-type="float" office:value="288463.032238256" calcext:value-type="float">
            <text:p>288463.032238256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float" office:value="1442890803.95549" calcext:value-type="float">
            <text:p>1442890803.95549</text:p>
          </table:table-cell>
          <table:table-cell office:value-type="float" office:value="1442890803.98958" calcext:value-type="float">
            <text:p>1442890803.98958</text:p>
          </table:table-cell>
          <table:table-cell office:value-type="float" office:value="896" calcext:value-type="float">
            <text:p>896</text:p>
          </table:table-cell>
          <table:table-cell table:formula="of:=[.C1064]-[.C$2]" office:value-type="float" office:value="34.8864676952362" calcext:value-type="float">
            <text:p>34.8864676952</text:p>
          </table:table-cell>
          <table:table-cell table:formula="of:=[.D1064]/([.E1064]-[.E1063])" office:value-type="float" office:value="286768.133078977" calcext:value-type="float">
            <text:p>286768.133078977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float" office:value="1442890804.03498" calcext:value-type="float">
            <text:p>1442890804.03498</text:p>
          </table:table-cell>
          <table:table-cell office:value-type="float" office:value="1442890804.03504" calcext:value-type="float">
            <text:p>1442890804.03504</text:p>
          </table:table-cell>
          <table:table-cell office:value-type="float" office:value="896" calcext:value-type="float">
            <text:p>896</text:p>
          </table:table-cell>
          <table:table-cell table:formula="of:=[.C1065]-[.C$2]" office:value-type="float" office:value="34.9319317340851" calcext:value-type="float">
            <text:p>34.9319317341</text:p>
          </table:table-cell>
          <table:table-cell table:formula="of:=[.D1065]/([.E1065]-[.E1064])" office:value-type="float" office:value="19707.8839163039" calcext:value-type="float">
            <text:p>19707.8839163039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442890804.0351" calcext:value-type="float">
            <text:p>1442890804.0351</text:p>
          </table:table-cell>
          <table:table-cell office:value-type="float" office:value="1442890804.03818" calcext:value-type="float">
            <text:p>1442890804.03818</text:p>
          </table:table-cell>
          <table:table-cell office:value-type="float" office:value="896" calcext:value-type="float">
            <text:p>896</text:p>
          </table:table-cell>
          <table:table-cell table:formula="of:=[.C1066]-[.C$2]" office:value-type="float" office:value="34.9350709915161" calcext:value-type="float">
            <text:p>34.9350709915</text:p>
          </table:table-cell>
          <table:table-cell table:formula="of:=[.D1066]/([.E1066]-[.E1065])" office:value-type="float" office:value="285417.81605529" calcext:value-type="float">
            <text:p>285417.81605529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float" office:value="1442890804.03512" calcext:value-type="float">
            <text:p>1442890804.03512</text:p>
          </table:table-cell>
          <table:table-cell office:value-type="float" office:value="1442890804.04128" calcext:value-type="float">
            <text:p>1442890804.04128</text:p>
          </table:table-cell>
          <table:table-cell office:value-type="float" office:value="896" calcext:value-type="float">
            <text:p>896</text:p>
          </table:table-cell>
          <table:table-cell table:formula="of:=[.C1067]-[.C$2]" office:value-type="float" office:value="34.9381699562073" calcext:value-type="float">
            <text:p>34.9381699562</text:p>
          </table:table-cell>
          <table:table-cell table:formula="of:=[.D1067]/([.E1067]-[.E1066])" office:value-type="float" office:value="289128.818587475" calcext:value-type="float">
            <text:p>289128.818587475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float" office:value="1442890804.03514" calcext:value-type="float">
            <text:p>1442890804.03514</text:p>
          </table:table-cell>
          <table:table-cell office:value-type="float" office:value="1442890804.0444" calcext:value-type="float">
            <text:p>1442890804.0444</text:p>
          </table:table-cell>
          <table:table-cell office:value-type="float" office:value="896" calcext:value-type="float">
            <text:p>896</text:p>
          </table:table-cell>
          <table:table-cell table:formula="of:=[.C1068]-[.C$2]" office:value-type="float" office:value="34.9412965774536" calcext:value-type="float">
            <text:p>34.9412965775</text:p>
          </table:table-cell>
          <table:table-cell table:formula="of:=[.D1068]/([.E1068]-[.E1067])" office:value-type="float" office:value="286571.32713131" calcext:value-type="float">
            <text:p>286571.32713131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442890804.03516" calcext:value-type="float">
            <text:p>1442890804.03516</text:p>
          </table:table-cell>
          <table:table-cell office:value-type="float" office:value="1442890804.04751" calcext:value-type="float">
            <text:p>1442890804.04751</text:p>
          </table:table-cell>
          <table:table-cell office:value-type="float" office:value="896" calcext:value-type="float">
            <text:p>896</text:p>
          </table:table-cell>
          <table:table-cell table:formula="of:=[.C1069]-[.C$2]" office:value-type="float" office:value="34.9444017410278" calcext:value-type="float">
            <text:p>34.944401741</text:p>
          </table:table-cell>
          <table:table-cell table:formula="of:=[.D1069]/([.E1069]-[.E1068])" office:value-type="float" office:value="288551.626535627" calcext:value-type="float">
            <text:p>288551.626535627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float" office:value="1442890804.03517" calcext:value-type="float">
            <text:p>1442890804.03517</text:p>
          </table:table-cell>
          <table:table-cell office:value-type="float" office:value="1442890804.05061" calcext:value-type="float">
            <text:p>1442890804.05061</text:p>
          </table:table-cell>
          <table:table-cell office:value-type="float" office:value="896" calcext:value-type="float">
            <text:p>896</text:p>
          </table:table-cell>
          <table:table-cell table:formula="of:=[.C1070]-[.C$2]" office:value-type="float" office:value="34.9475054740906" calcext:value-type="float">
            <text:p>34.9475054741</text:p>
          </table:table-cell>
          <table:table-cell table:formula="of:=[.D1070]/([.E1070]-[.E1069])" office:value-type="float" office:value="288684.620064526" calcext:value-type="float">
            <text:p>288684.620064526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float" office:value="1442890804.03519" calcext:value-type="float">
            <text:p>1442890804.03519</text:p>
          </table:table-cell>
          <table:table-cell office:value-type="float" office:value="1442890804.05373" calcext:value-type="float">
            <text:p>1442890804.05373</text:p>
          </table:table-cell>
          <table:table-cell office:value-type="float" office:value="896" calcext:value-type="float">
            <text:p>896</text:p>
          </table:table-cell>
          <table:table-cell table:formula="of:=[.C1071]-[.C$2]" office:value-type="float" office:value="34.9506194591522" calcext:value-type="float">
            <text:p>34.9506194592</text:p>
          </table:table-cell>
          <table:table-cell table:formula="of:=[.D1071]/([.E1071]-[.E1070])" office:value-type="float" office:value="287734.19983156" calcext:value-type="float">
            <text:p>287734.19983156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442890804.03521" calcext:value-type="float">
            <text:p>1442890804.03521</text:p>
          </table:table-cell>
          <table:table-cell office:value-type="float" office:value="1442890804.05683" calcext:value-type="float">
            <text:p>1442890804.05683</text:p>
          </table:table-cell>
          <table:table-cell office:value-type="float" office:value="896" calcext:value-type="float">
            <text:p>896</text:p>
          </table:table-cell>
          <table:table-cell table:formula="of:=[.C1072]-[.C$2]" office:value-type="float" office:value="34.9537262916565" calcext:value-type="float">
            <text:p>34.9537262917</text:p>
          </table:table-cell>
          <table:table-cell table:formula="of:=[.D1072]/([.E1072]-[.E1071])" office:value-type="float" office:value="288396.62220858" calcext:value-type="float">
            <text:p>288396.62220858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1442890804.03523" calcext:value-type="float">
            <text:p>1442890804.03523</text:p>
          </table:table-cell>
          <table:table-cell office:value-type="float" office:value="1442890804.0599" calcext:value-type="float">
            <text:p>1442890804.0599</text:p>
          </table:table-cell>
          <table:table-cell office:value-type="float" office:value="896" calcext:value-type="float">
            <text:p>896</text:p>
          </table:table-cell>
          <table:table-cell table:formula="of:=[.C1073]-[.C$2]" office:value-type="float" office:value="34.956791639328" calcext:value-type="float">
            <text:p>34.9567916393</text:p>
          </table:table-cell>
          <table:table-cell table:formula="of:=[.D1073]/([.E1073]-[.E1072])" office:value-type="float" office:value="292299.633195924" calcext:value-type="float">
            <text:p>292299.633195924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float" office:value="1442890804.15782" calcext:value-type="float">
            <text:p>1442890804.15782</text:p>
          </table:table-cell>
          <table:table-cell office:value-type="float" office:value="1442890804.15787" calcext:value-type="float">
            <text:p>1442890804.15787</text:p>
          </table:table-cell>
          <table:table-cell office:value-type="float" office:value="896" calcext:value-type="float">
            <text:p>896</text:p>
          </table:table-cell>
          <table:table-cell table:formula="of:=[.C1074]-[.C$2]" office:value-type="float" office:value="35.054759979248" calcext:value-type="float">
            <text:p>35.0547599792</text:p>
          </table:table-cell>
          <table:table-cell table:formula="of:=[.D1074]/([.E1074]-[.E1073])" office:value-type="float" office:value="9145.81180748049" calcext:value-type="float">
            <text:p>9145.8118074805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float" office:value="1442890804.15791" calcext:value-type="float">
            <text:p>1442890804.15791</text:p>
          </table:table-cell>
          <table:table-cell office:value-type="float" office:value="1442890804.16097" calcext:value-type="float">
            <text:p>1442890804.16097</text:p>
          </table:table-cell>
          <table:table-cell office:value-type="float" office:value="896" calcext:value-type="float">
            <text:p>896</text:p>
          </table:table-cell>
          <table:table-cell table:formula="of:=[.C1075]-[.C$2]" office:value-type="float" office:value="35.0578608512878" calcext:value-type="float">
            <text:p>35.0578608513</text:p>
          </table:table-cell>
          <table:table-cell table:formula="of:=[.D1075]/([.E1075]-[.E1074])" office:value-type="float" office:value="288950.975242196" calcext:value-type="float">
            <text:p>288950.975242196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float" office:value="1442890804.15794" calcext:value-type="float">
            <text:p>1442890804.15794</text:p>
          </table:table-cell>
          <table:table-cell office:value-type="float" office:value="1442890804.16404" calcext:value-type="float">
            <text:p>1442890804.16404</text:p>
          </table:table-cell>
          <table:table-cell office:value-type="float" office:value="896" calcext:value-type="float">
            <text:p>896</text:p>
          </table:table-cell>
          <table:table-cell table:formula="of:=[.C1076]-[.C$2]" office:value-type="float" office:value="35.0609357357025" calcext:value-type="float">
            <text:p>35.0609357357</text:p>
          </table:table-cell>
          <table:table-cell table:formula="of:=[.D1076]/([.E1076]-[.E1075])" office:value-type="float" office:value="291393.066914786" calcext:value-type="float">
            <text:p>291393.066914786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float" office:value="1442890804.15796" calcext:value-type="float">
            <text:p>1442890804.15796</text:p>
          </table:table-cell>
          <table:table-cell office:value-type="float" office:value="1442890804.16711" calcext:value-type="float">
            <text:p>1442890804.16711</text:p>
          </table:table-cell>
          <table:table-cell office:value-type="float" office:value="896" calcext:value-type="float">
            <text:p>896</text:p>
          </table:table-cell>
          <table:table-cell table:formula="of:=[.C1077]-[.C$2]" office:value-type="float" office:value="35.0640068054199" calcext:value-type="float">
            <text:p>35.0640068054</text:p>
          </table:table-cell>
          <table:table-cell table:formula="of:=[.D1077]/([.E1077]-[.E1076])" office:value-type="float" office:value="291755.017778123" calcext:value-type="float">
            <text:p>291755.017778123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float" office:value="1442890804.15798" calcext:value-type="float">
            <text:p>1442890804.15798</text:p>
          </table:table-cell>
          <table:table-cell office:value-type="float" office:value="1442890804.17023" calcext:value-type="float">
            <text:p>1442890804.17023</text:p>
          </table:table-cell>
          <table:table-cell office:value-type="float" office:value="896" calcext:value-type="float">
            <text:p>896</text:p>
          </table:table-cell>
          <table:table-cell table:formula="of:=[.C1078]-[.C$2]" office:value-type="float" office:value="35.0671238899231" calcext:value-type="float">
            <text:p>35.0671238899</text:p>
          </table:table-cell>
          <table:table-cell table:formula="of:=[.D1078]/([.E1078]-[.E1077])" office:value-type="float" office:value="287448.094232829" calcext:value-type="float">
            <text:p>287448.094232829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float" office:value="1442890804.158" calcext:value-type="float">
            <text:p>1442890804.158</text:p>
          </table:table-cell>
          <table:table-cell office:value-type="float" office:value="1442890804.17331" calcext:value-type="float">
            <text:p>1442890804.17331</text:p>
          </table:table-cell>
          <table:table-cell office:value-type="float" office:value="896" calcext:value-type="float">
            <text:p>896</text:p>
          </table:table-cell>
          <table:table-cell table:formula="of:=[.C1079]-[.C$2]" office:value-type="float" office:value="35.0702068805695" calcext:value-type="float">
            <text:p>35.0702068806</text:p>
          </table:table-cell>
          <table:table-cell table:formula="of:=[.D1079]/([.E1079]-[.E1078])" office:value-type="float" office:value="290626.895367721" calcext:value-type="float">
            <text:p>290626.895367721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float" office:value="1442890804.15802" calcext:value-type="float">
            <text:p>1442890804.15802</text:p>
          </table:table-cell>
          <table:table-cell office:value-type="float" office:value="1442890804.1764" calcext:value-type="float">
            <text:p>1442890804.1764</text:p>
          </table:table-cell>
          <table:table-cell office:value-type="float" office:value="896" calcext:value-type="float">
            <text:p>896</text:p>
          </table:table-cell>
          <table:table-cell table:formula="of:=[.C1080]-[.C$2]" office:value-type="float" office:value="35.0732924938202" calcext:value-type="float">
            <text:p>35.0732924938</text:p>
          </table:table-cell>
          <table:table-cell table:formula="of:=[.D1080]/([.E1080]-[.E1079])" office:value-type="float" office:value="290379.878225931" calcext:value-type="float">
            <text:p>290379.878225931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float" office:value="1442890804.15804" calcext:value-type="float">
            <text:p>1442890804.15804</text:p>
          </table:table-cell>
          <table:table-cell office:value-type="float" office:value="1442890804.17949" calcext:value-type="float">
            <text:p>1442890804.17949</text:p>
          </table:table-cell>
          <table:table-cell office:value-type="float" office:value="896" calcext:value-type="float">
            <text:p>896</text:p>
          </table:table-cell>
          <table:table-cell table:formula="of:=[.C1081]-[.C$2]" office:value-type="float" office:value="35.0763826370239" calcext:value-type="float">
            <text:p>35.076382637</text:p>
          </table:table-cell>
          <table:table-cell table:formula="of:=[.D1081]/([.E1081]-[.E1080])" office:value-type="float" office:value="289954.19983026" calcext:value-type="float">
            <text:p>289954.19983026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442890804.15807" calcext:value-type="float">
            <text:p>1442890804.15807</text:p>
          </table:table-cell>
          <table:table-cell office:value-type="float" office:value="1442890804.18265" calcext:value-type="float">
            <text:p>1442890804.18265</text:p>
          </table:table-cell>
          <table:table-cell office:value-type="float" office:value="896" calcext:value-type="float">
            <text:p>896</text:p>
          </table:table-cell>
          <table:table-cell table:formula="of:=[.C1082]-[.C$2]" office:value-type="float" office:value="35.0795433521271" calcext:value-type="float">
            <text:p>35.0795433521</text:p>
          </table:table-cell>
          <table:table-cell table:formula="of:=[.D1082]/([.E1082]-[.E1081])" office:value-type="float" office:value="283480.152674059" calcext:value-type="float">
            <text:p>283480.152674059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1442890804.15809" calcext:value-type="float">
            <text:p>1442890804.15809</text:p>
          </table:table-cell>
          <table:table-cell office:value-type="float" office:value="1442890804.18576" calcext:value-type="float">
            <text:p>1442890804.18576</text:p>
          </table:table-cell>
          <table:table-cell office:value-type="float" office:value="896" calcext:value-type="float">
            <text:p>896</text:p>
          </table:table-cell>
          <table:table-cell table:formula="of:=[.C1083]-[.C$2]" office:value-type="float" office:value="35.0826501846313" calcext:value-type="float">
            <text:p>35.0826501846</text:p>
          </table:table-cell>
          <table:table-cell table:formula="of:=[.D1083]/([.E1083]-[.E1082])" office:value-type="float" office:value="288396.62220858" calcext:value-type="float">
            <text:p>288396.62220858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float" office:value="1442890804.15811" calcext:value-type="float">
            <text:p>1442890804.15811</text:p>
          </table:table-cell>
          <table:table-cell office:value-type="float" office:value="1442890804.18883" calcext:value-type="float">
            <text:p>1442890804.18883</text:p>
          </table:table-cell>
          <table:table-cell office:value-type="float" office:value="896" calcext:value-type="float">
            <text:p>896</text:p>
          </table:table-cell>
          <table:table-cell table:formula="of:=[.C1084]-[.C$2]" office:value-type="float" office:value="35.0857269763947" calcext:value-type="float">
            <text:p>35.0857269764</text:p>
          </table:table-cell>
          <table:table-cell table:formula="of:=[.D1084]/([.E1084]-[.E1083])" office:value-type="float" office:value="291212.428051143" calcext:value-type="float">
            <text:p>291212.428051143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float" office:value="1442890804.15813" calcext:value-type="float">
            <text:p>1442890804.15813</text:p>
          </table:table-cell>
          <table:table-cell office:value-type="float" office:value="1442890804.19196" calcext:value-type="float">
            <text:p>1442890804.19196</text:p>
          </table:table-cell>
          <table:table-cell office:value-type="float" office:value="896" calcext:value-type="float">
            <text:p>896</text:p>
          </table:table-cell>
          <table:table-cell table:formula="of:=[.C1085]-[.C$2]" office:value-type="float" office:value="35.0888526439667" calcext:value-type="float">
            <text:p>35.088852644</text:p>
          </table:table-cell>
          <table:table-cell table:formula="of:=[.D1085]/([.E1085]-[.E1084])" office:value-type="float" office:value="286658.763081617" calcext:value-type="float">
            <text:p>286658.763081617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float" office:value="1442890804.23585" calcext:value-type="float">
            <text:p>1442890804.23585</text:p>
          </table:table-cell>
          <table:table-cell office:value-type="float" office:value="1442890804.23589" calcext:value-type="float">
            <text:p>1442890804.23589</text:p>
          </table:table-cell>
          <table:table-cell office:value-type="float" office:value="896" calcext:value-type="float">
            <text:p>896</text:p>
          </table:table-cell>
          <table:table-cell table:formula="of:=[.C1086]-[.C$2]" office:value-type="float" office:value="35.1327834129333" calcext:value-type="float">
            <text:p>35.1327834129</text:p>
          </table:table-cell>
          <table:table-cell table:formula="of:=[.D1086]/([.E1086]-[.E1085])" office:value-type="float" office:value="20395.7276659485" calcext:value-type="float">
            <text:p>20395.7276659485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float" office:value="1442890804.23593" calcext:value-type="float">
            <text:p>1442890804.23593</text:p>
          </table:table-cell>
          <table:table-cell office:value-type="float" office:value="1442890804.23901" calcext:value-type="float">
            <text:p>1442890804.23901</text:p>
          </table:table-cell>
          <table:table-cell office:value-type="float" office:value="896" calcext:value-type="float">
            <text:p>896</text:p>
          </table:table-cell>
          <table:table-cell table:formula="of:=[.C1087]-[.C$2]" office:value-type="float" office:value="35.1359012126923" calcext:value-type="float">
            <text:p>35.1359012127</text:p>
          </table:table-cell>
          <table:table-cell table:formula="of:=[.D1087]/([.E1087]-[.E1086])" office:value-type="float" office:value="287382.150646173" calcext:value-type="float">
            <text:p>287382.150646173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float" office:value="1442890804.23596" calcext:value-type="float">
            <text:p>1442890804.23596</text:p>
          </table:table-cell>
          <table:table-cell office:value-type="float" office:value="1442890804.24211" calcext:value-type="float">
            <text:p>1442890804.24211</text:p>
          </table:table-cell>
          <table:table-cell office:value-type="float" office:value="896" calcext:value-type="float">
            <text:p>896</text:p>
          </table:table-cell>
          <table:table-cell table:formula="of:=[.C1088]-[.C$2]" office:value-type="float" office:value="35.1390001773834" calcext:value-type="float">
            <text:p>35.1390001774</text:p>
          </table:table-cell>
          <table:table-cell table:formula="of:=[.D1088]/([.E1088]-[.E1087])" office:value-type="float" office:value="289128.818587475" calcext:value-type="float">
            <text:p>289128.818587475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442890804.23599" calcext:value-type="float">
            <text:p>1442890804.23599</text:p>
          </table:table-cell>
          <table:table-cell office:value-type="float" office:value="1442890804.24521" calcext:value-type="float">
            <text:p>1442890804.24521</text:p>
          </table:table-cell>
          <table:table-cell office:value-type="float" office:value="896" calcext:value-type="float">
            <text:p>896</text:p>
          </table:table-cell>
          <table:table-cell table:formula="of:=[.C1089]-[.C$2]" office:value-type="float" office:value="35.1421015262604" calcext:value-type="float">
            <text:p>35.1421015263</text:p>
          </table:table-cell>
          <table:table-cell table:formula="of:=[.D1089]/([.E1089]-[.E1088])" office:value-type="float" office:value="288906.548585486" calcext:value-type="float">
            <text:p>288906.548585486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float" office:value="1442890804.23605" calcext:value-type="float">
            <text:p>1442890804.23605</text:p>
          </table:table-cell>
          <table:table-cell office:value-type="float" office:value="1442890804.24829" calcext:value-type="float">
            <text:p>1442890804.24829</text:p>
          </table:table-cell>
          <table:table-cell office:value-type="float" office:value="896" calcext:value-type="float">
            <text:p>896</text:p>
          </table:table-cell>
          <table:table-cell table:formula="of:=[.C1090]-[.C$2]" office:value-type="float" office:value="35.1451849937439" calcext:value-type="float">
            <text:p>35.1451849937</text:p>
          </table:table-cell>
          <table:table-cell table:formula="of:=[.D1090]/([.E1090]-[.E1089])" office:value-type="float" office:value="290581.951905977" calcext:value-type="float">
            <text:p>290581.951905977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float" office:value="1442890804.23607" calcext:value-type="float">
            <text:p>1442890804.23607</text:p>
          </table:table-cell>
          <table:table-cell office:value-type="float" office:value="1442890804.25141" calcext:value-type="float">
            <text:p>1442890804.25141</text:p>
          </table:table-cell>
          <table:table-cell office:value-type="float" office:value="896" calcext:value-type="float">
            <text:p>896</text:p>
          </table:table-cell>
          <table:table-cell table:formula="of:=[.C1091]-[.C$2]" office:value-type="float" office:value="35.1482985019684" calcext:value-type="float">
            <text:p>35.148298502</text:p>
          </table:table-cell>
          <table:table-cell table:formula="of:=[.D1091]/([.E1091]-[.E1090])" office:value-type="float" office:value="287778.266636036" calcext:value-type="float">
            <text:p>287778.266636036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442890804.23609" calcext:value-type="float">
            <text:p>1442890804.23609</text:p>
          </table:table-cell>
          <table:table-cell office:value-type="float" office:value="1442890804.25453" calcext:value-type="float">
            <text:p>1442890804.25453</text:p>
          </table:table-cell>
          <table:table-cell office:value-type="float" office:value="896" calcext:value-type="float">
            <text:p>896</text:p>
          </table:table-cell>
          <table:table-cell table:formula="of:=[.C1092]-[.C$2]" office:value-type="float" office:value="35.1514205932617" calcext:value-type="float">
            <text:p>35.1514205933</text:p>
          </table:table-cell>
          <table:table-cell table:formula="of:=[.D1092]/([.E1092]-[.E1091])" office:value-type="float" office:value="286987.123634975" calcext:value-type="float">
            <text:p>286987.123634975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float" office:value="1442890804.23611" calcext:value-type="float">
            <text:p>1442890804.23611</text:p>
          </table:table-cell>
          <table:table-cell office:value-type="float" office:value="1442890804.25767" calcext:value-type="float">
            <text:p>1442890804.25767</text:p>
          </table:table-cell>
          <table:table-cell office:value-type="float" office:value="896" calcext:value-type="float">
            <text:p>896</text:p>
          </table:table-cell>
          <table:table-cell table:formula="of:=[.C1093]-[.C$2]" office:value-type="float" office:value="35.1545610427856" calcext:value-type="float">
            <text:p>35.1545610428</text:p>
          </table:table-cell>
          <table:table-cell table:formula="of:=[.D1093]/([.E1093]-[.E1092])" office:value-type="float" office:value="285309.473428485" calcext:value-type="float">
            <text:p>285309.473428485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float" office:value="1442890804.23613" calcext:value-type="float">
            <text:p>1442890804.23613</text:p>
          </table:table-cell>
          <table:table-cell office:value-type="float" office:value="1442890804.26078" calcext:value-type="float">
            <text:p>1442890804.26078</text:p>
          </table:table-cell>
          <table:table-cell office:value-type="float" office:value="896" calcext:value-type="float">
            <text:p>896</text:p>
          </table:table-cell>
          <table:table-cell table:formula="of:=[.C1094]-[.C$2]" office:value-type="float" office:value="35.1576752662659" calcext:value-type="float">
            <text:p>35.1576752663</text:p>
          </table:table-cell>
          <table:table-cell table:formula="of:=[.D1094]/([.E1094]-[.E1093])" office:value-type="float" office:value="287712.171489818" calcext:value-type="float">
            <text:p>287712.171489818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float" office:value="1442890804.36025" calcext:value-type="float">
            <text:p>1442890804.36025</text:p>
          </table:table-cell>
          <table:table-cell office:value-type="float" office:value="1442890804.36029" calcext:value-type="float">
            <text:p>1442890804.36029</text:p>
          </table:table-cell>
          <table:table-cell office:value-type="float" office:value="896" calcext:value-type="float">
            <text:p>896</text:p>
          </table:table-cell>
          <table:table-cell table:formula="of:=[.C1095]-[.C$2]" office:value-type="float" office:value="35.257185459137" calcext:value-type="float">
            <text:p>35.2571854591</text:p>
          </table:table-cell>
          <table:table-cell table:formula="of:=[.D1095]/([.E1095]-[.E1094])" office:value-type="float" office:value="9004.10273710036" calcext:value-type="float">
            <text:p>9004.1027371004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float" office:value="1442890804.36037" calcext:value-type="float">
            <text:p>1442890804.36037</text:p>
          </table:table-cell>
          <table:table-cell office:value-type="float" office:value="1442890804.3634" calcext:value-type="float">
            <text:p>1442890804.3634</text:p>
          </table:table-cell>
          <table:table-cell office:value-type="float" office:value="896" calcext:value-type="float">
            <text:p>896</text:p>
          </table:table-cell>
          <table:table-cell table:formula="of:=[.C1096]-[.C$2]" office:value-type="float" office:value="35.2602899074554" calcext:value-type="float">
            <text:p>35.2602899075</text:p>
          </table:table-cell>
          <table:table-cell table:formula="of:=[.D1096]/([.E1096]-[.E1095])" office:value-type="float" office:value="288618.107979418" calcext:value-type="float">
            <text:p>288618.107979418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float" office:value="1442890804.36041" calcext:value-type="float">
            <text:p>1442890804.36041</text:p>
          </table:table-cell>
          <table:table-cell office:value-type="float" office:value="1442890804.3665" calcext:value-type="float">
            <text:p>1442890804.3665</text:p>
          </table:table-cell>
          <table:table-cell office:value-type="float" office:value="896" calcext:value-type="float">
            <text:p>896</text:p>
          </table:table-cell>
          <table:table-cell table:formula="of:=[.C1097]-[.C$2]" office:value-type="float" office:value="35.263393163681" calcext:value-type="float">
            <text:p>35.2633931637</text:p>
          </table:table-cell>
          <table:table-cell table:formula="of:=[.D1097]/([.E1097]-[.E1096])" office:value-type="float" office:value="288728.978488015" calcext:value-type="float">
            <text:p>288728.978488015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442890804.36043" calcext:value-type="float">
            <text:p>1442890804.36043</text:p>
          </table:table-cell>
          <table:table-cell office:value-type="float" office:value="1442890804.36965" calcext:value-type="float">
            <text:p>1442890804.36965</text:p>
          </table:table-cell>
          <table:table-cell office:value-type="float" office:value="896" calcext:value-type="float">
            <text:p>896</text:p>
          </table:table-cell>
          <table:table-cell table:formula="of:=[.C1098]-[.C$2]" office:value-type="float" office:value="35.2665379047394" calcext:value-type="float">
            <text:p>35.2665379047</text:p>
          </table:table-cell>
          <table:table-cell table:formula="of:=[.D1098]/([.E1098]-[.E1097])" office:value-type="float" office:value="284920.120090978" calcext:value-type="float">
            <text:p>284920.120090978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float" office:value="1442890804.36045" calcext:value-type="float">
            <text:p>1442890804.36045</text:p>
          </table:table-cell>
          <table:table-cell office:value-type="float" office:value="1442890804.37275" calcext:value-type="float">
            <text:p>1442890804.37275</text:p>
          </table:table-cell>
          <table:table-cell office:value-type="float" office:value="896" calcext:value-type="float">
            <text:p>896</text:p>
          </table:table-cell>
          <table:table-cell table:formula="of:=[.C1099]-[.C$2]" office:value-type="float" office:value="35.2696433067322" calcext:value-type="float">
            <text:p>35.2696433067</text:p>
          </table:table-cell>
          <table:table-cell table:formula="of:=[.D1099]/([.E1099]-[.E1098])" office:value-type="float" office:value="288529.472859885" calcext:value-type="float">
            <text:p>288529.472859885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float" office:value="1442890804.36047" calcext:value-type="float">
            <text:p>1442890804.36047</text:p>
          </table:table-cell>
          <table:table-cell office:value-type="float" office:value="1442890804.37587" calcext:value-type="float">
            <text:p>1442890804.37587</text:p>
          </table:table-cell>
          <table:table-cell office:value-type="float" office:value="896" calcext:value-type="float">
            <text:p>896</text:p>
          </table:table-cell>
          <table:table-cell table:formula="of:=[.C1100]-[.C$2]" office:value-type="float" office:value="35.2727658748627" calcext:value-type="float">
            <text:p>35.2727658749</text:p>
          </table:table-cell>
          <table:table-cell table:formula="of:=[.D1100]/([.E1100]-[.E1099])" office:value-type="float" office:value="286943.298770711" calcext:value-type="float">
            <text:p>286943.298770711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float" office:value="1442890804.3605" calcext:value-type="float">
            <text:p>1442890804.3605</text:p>
          </table:table-cell>
          <table:table-cell office:value-type="float" office:value="1442890804.37897" calcext:value-type="float">
            <text:p>1442890804.37897</text:p>
          </table:table-cell>
          <table:table-cell office:value-type="float" office:value="896" calcext:value-type="float">
            <text:p>896</text:p>
          </table:table-cell>
          <table:table-cell table:formula="of:=[.C1101]-[.C$2]" office:value-type="float" office:value="35.2758665084839" calcext:value-type="float">
            <text:p>35.2758665085</text:p>
          </table:table-cell>
          <table:table-cell table:formula="of:=[.D1101]/([.E1101]-[.E1100])" office:value-type="float" office:value="288973.193694733" calcext:value-type="float">
            <text:p>288973.193694733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442890804.36052" calcext:value-type="float">
            <text:p>1442890804.36052</text:p>
          </table:table-cell>
          <table:table-cell office:value-type="float" office:value="1442890804.38206" calcext:value-type="float">
            <text:p>1442890804.38206</text:p>
          </table:table-cell>
          <table:table-cell office:value-type="float" office:value="896" calcext:value-type="float">
            <text:p>896</text:p>
          </table:table-cell>
          <table:table-cell table:formula="of:=[.C1102]-[.C$2]" office:value-type="float" office:value="35.2789499759674" calcext:value-type="float">
            <text:p>35.278949976</text:p>
          </table:table-cell>
          <table:table-cell table:formula="of:=[.D1102]/([.E1102]-[.E1101])" office:value-type="float" office:value="290581.951905977" calcext:value-type="float">
            <text:p>290581.951905977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1442890804.36054" calcext:value-type="float">
            <text:p>1442890804.36054</text:p>
          </table:table-cell>
          <table:table-cell office:value-type="float" office:value="1442890804.38516" calcext:value-type="float">
            <text:p>1442890804.38516</text:p>
          </table:table-cell>
          <table:table-cell office:value-type="float" office:value="896" calcext:value-type="float">
            <text:p>896</text:p>
          </table:table-cell>
          <table:table-cell table:formula="of:=[.C1103]-[.C$2]" office:value-type="float" office:value="35.2820529937744" calcext:value-type="float">
            <text:p>35.2820529938</text:p>
          </table:table-cell>
          <table:table-cell table:formula="of:=[.D1103]/([.E1103]-[.E1102])" office:value-type="float" office:value="288751.16281214" calcext:value-type="float">
            <text:p>288751.16281214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float" office:value="1442890804.36056" calcext:value-type="float">
            <text:p>1442890804.36056</text:p>
          </table:table-cell>
          <table:table-cell office:value-type="float" office:value="1442890804.38825" calcext:value-type="float">
            <text:p>1442890804.38825</text:p>
          </table:table-cell>
          <table:table-cell office:value-type="float" office:value="896" calcext:value-type="float">
            <text:p>896</text:p>
          </table:table-cell>
          <table:table-cell table:formula="of:=[.C1104]-[.C$2]" office:value-type="float" office:value="35.285144329071" calcext:value-type="float">
            <text:p>35.2851443291</text:p>
          </table:table-cell>
          <table:table-cell table:formula="of:=[.D1104]/([.E1104]-[.E1103])" office:value-type="float" office:value="289842.386549437" calcext:value-type="float">
            <text:p>289842.386549437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float" office:value="1442890804.36058" calcext:value-type="float">
            <text:p>1442890804.36058</text:p>
          </table:table-cell>
          <table:table-cell office:value-type="float" office:value="1442890804.39141" calcext:value-type="float">
            <text:p>1442890804.39141</text:p>
          </table:table-cell>
          <table:table-cell office:value-type="float" office:value="896" calcext:value-type="float">
            <text:p>896</text:p>
          </table:table-cell>
          <table:table-cell table:formula="of:=[.C1105]-[.C$2]" office:value-type="float" office:value="35.28830742836" calcext:value-type="float">
            <text:p>35.2883074284</text:p>
          </table:table-cell>
          <table:table-cell table:formula="of:=[.D1105]/([.E1105]-[.E1104])" office:value-type="float" office:value="283266.47953569" calcext:value-type="float">
            <text:p>283266.47953569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float" office:value="1442890804.3606" calcext:value-type="float">
            <text:p>1442890804.3606</text:p>
          </table:table-cell>
          <table:table-cell office:value-type="float" office:value="1442890804.39452" calcext:value-type="float">
            <text:p>1442890804.39452</text:p>
          </table:table-cell>
          <table:table-cell office:value-type="float" office:value="896" calcext:value-type="float">
            <text:p>896</text:p>
          </table:table-cell>
          <table:table-cell table:formula="of:=[.C1106]-[.C$2]" office:value-type="float" office:value="35.2914090156555" calcext:value-type="float">
            <text:p>35.2914090157</text:p>
          </table:table-cell>
          <table:table-cell table:formula="of:=[.D1106]/([.E1106]-[.E1105])" office:value-type="float" office:value="288884.340379737" calcext:value-type="float">
            <text:p>288884.340379737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float" office:value="1442890804.43686" calcext:value-type="float">
            <text:p>1442890804.43686</text:p>
          </table:table-cell>
          <table:table-cell office:value-type="float" office:value="1442890804.4369" calcext:value-type="float">
            <text:p>1442890804.4369</text:p>
          </table:table-cell>
          <table:table-cell office:value-type="float" office:value="896" calcext:value-type="float">
            <text:p>896</text:p>
          </table:table-cell>
          <table:table-cell table:formula="of:=[.C1107]-[.C$2]" office:value-type="float" office:value="35.3337914943695" calcext:value-type="float">
            <text:p>35.3337914944</text:p>
          </table:table-cell>
          <table:table-cell table:formula="of:=[.D1107]/([.E1107]-[.E1106])" office:value-type="float" office:value="21140.8116558378" calcext:value-type="float">
            <text:p>21140.8116558378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float" office:value="1442890804.43698" calcext:value-type="float">
            <text:p>1442890804.43698</text:p>
          </table:table-cell>
          <table:table-cell office:value-type="float" office:value="1442890804.44" calcext:value-type="float">
            <text:p>1442890804.44</text:p>
          </table:table-cell>
          <table:table-cell office:value-type="float" office:value="896" calcext:value-type="float">
            <text:p>896</text:p>
          </table:table-cell>
          <table:table-cell table:formula="of:=[.C1108]-[.C$2]" office:value-type="float" office:value="35.3368911743164" calcext:value-type="float">
            <text:p>35.3368911743</text:p>
          </table:table-cell>
          <table:table-cell table:formula="of:=[.D1108]/([.E1108]-[.E1107])" office:value-type="float" office:value="289062.101684486" calcext:value-type="float">
            <text:p>289062.101684486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float" office:value="1442890804.43701" calcext:value-type="float">
            <text:p>1442890804.43701</text:p>
          </table:table-cell>
          <table:table-cell office:value-type="float" office:value="1442890804.44315" calcext:value-type="float">
            <text:p>1442890804.44315</text:p>
          </table:table-cell>
          <table:table-cell office:value-type="float" office:value="896" calcext:value-type="float">
            <text:p>896</text:p>
          </table:table-cell>
          <table:table-cell table:formula="of:=[.C1109]-[.C$2]" office:value-type="float" office:value="35.3400382995605" calcext:value-type="float">
            <text:p>35.3400382996</text:p>
          </table:table-cell>
          <table:table-cell table:formula="of:=[.D1109]/([.E1109]-[.E1108])" office:value-type="float" office:value="284704.271515152" calcext:value-type="float">
            <text:p>284704.271515152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float" office:value="1442890804.43703" calcext:value-type="float">
            <text:p>1442890804.43703</text:p>
          </table:table-cell>
          <table:table-cell office:value-type="float" office:value="1442890804.44626" calcext:value-type="float">
            <text:p>1442890804.44626</text:p>
          </table:table-cell>
          <table:table-cell office:value-type="float" office:value="896" calcext:value-type="float">
            <text:p>896</text:p>
          </table:table-cell>
          <table:table-cell table:formula="of:=[.C1110]-[.C$2]" office:value-type="float" office:value="35.3431477546692" calcext:value-type="float">
            <text:p>35.3431477547</text:p>
          </table:table-cell>
          <table:table-cell table:formula="of:=[.D1110]/([.E1110]-[.E1109])" office:value-type="float" office:value="288153.380156418" calcext:value-type="float">
            <text:p>288153.380156418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float" office:value="1442890804.43705" calcext:value-type="float">
            <text:p>1442890804.43705</text:p>
          </table:table-cell>
          <table:table-cell office:value-type="float" office:value="1442890804.44935" calcext:value-type="float">
            <text:p>1442890804.44935</text:p>
          </table:table-cell>
          <table:table-cell office:value-type="float" office:value="896" calcext:value-type="float">
            <text:p>896</text:p>
          </table:table-cell>
          <table:table-cell table:formula="of:=[.C1111]-[.C$2]" office:value-type="float" office:value="35.3462388515472" calcext:value-type="float">
            <text:p>35.3462388515</text:p>
          </table:table-cell>
          <table:table-cell table:formula="of:=[.D1111]/([.E1111]-[.E1110])" office:value-type="float" office:value="289864.742306209" calcext:value-type="float">
            <text:p>289864.742306209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442890804.43707" calcext:value-type="float">
            <text:p>1442890804.43707</text:p>
          </table:table-cell>
          <table:table-cell office:value-type="float" office:value="1442890804.45245" calcext:value-type="float">
            <text:p>1442890804.45245</text:p>
          </table:table-cell>
          <table:table-cell office:value-type="float" office:value="896" calcext:value-type="float">
            <text:p>896</text:p>
          </table:table-cell>
          <table:table-cell table:formula="of:=[.C1112]-[.C$2]" office:value-type="float" office:value="35.3493463993072" calcext:value-type="float">
            <text:p>35.3493463993</text:p>
          </table:table-cell>
          <table:table-cell table:formula="of:=[.D1112]/([.E1112]-[.E1111])" office:value-type="float" office:value="288330.242749731" calcext:value-type="float">
            <text:p>288330.242749731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1442890804.43709" calcext:value-type="float">
            <text:p>1442890804.43709</text:p>
          </table:table-cell>
          <table:table-cell office:value-type="float" office:value="1442890804.45557" calcext:value-type="float">
            <text:p>1442890804.45557</text:p>
          </table:table-cell>
          <table:table-cell office:value-type="float" office:value="896" calcext:value-type="float">
            <text:p>896</text:p>
          </table:table-cell>
          <table:table-cell table:formula="of:=[.C1113]-[.C$2]" office:value-type="float" office:value="35.3524639606476" calcext:value-type="float">
            <text:p>35.3524639606</text:p>
          </table:table-cell>
          <table:table-cell table:formula="of:=[.D1113]/([.E1113]-[.E1112])" office:value-type="float" office:value="287404.128479657" calcext:value-type="float">
            <text:p>287404.128479657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float" office:value="1442890804.43711" calcext:value-type="float">
            <text:p>1442890804.43711</text:p>
          </table:table-cell>
          <table:table-cell office:value-type="float" office:value="1442890804.45868" calcext:value-type="float">
            <text:p>1442890804.45868</text:p>
          </table:table-cell>
          <table:table-cell office:value-type="float" office:value="896" calcext:value-type="float">
            <text:p>896</text:p>
          </table:table-cell>
          <table:table-cell table:formula="of:=[.C1114]-[.C$2]" office:value-type="float" office:value="35.355575799942" calcext:value-type="float">
            <text:p>35.3555757999</text:p>
          </table:table-cell>
          <table:table-cell table:formula="of:=[.D1114]/([.E1114]-[.E1113])" office:value-type="float" office:value="287932.606803555" calcext:value-type="float">
            <text:p>287932.606803555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442890804.55343" calcext:value-type="float">
            <text:p>1442890804.55343</text:p>
          </table:table-cell>
          <table:table-cell office:value-type="float" office:value="1442890804.55349" calcext:value-type="float">
            <text:p>1442890804.55349</text:p>
          </table:table-cell>
          <table:table-cell office:value-type="float" office:value="896" calcext:value-type="float">
            <text:p>896</text:p>
          </table:table-cell>
          <table:table-cell table:formula="of:=[.C1115]-[.C$2]" office:value-type="float" office:value="35.4503798484802" calcext:value-type="float">
            <text:p>35.4503798485</text:p>
          </table:table-cell>
          <table:table-cell table:formula="of:=[.D1115]/([.E1115]-[.E1114])" office:value-type="float" office:value="9451.07317478001" calcext:value-type="float">
            <text:p>9451.07317478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float" office:value="1442890804.55356" calcext:value-type="float">
            <text:p>1442890804.55356</text:p>
          </table:table-cell>
          <table:table-cell office:value-type="float" office:value="1442890804.5566" calcext:value-type="float">
            <text:p>1442890804.5566</text:p>
          </table:table-cell>
          <table:table-cell office:value-type="float" office:value="896" calcext:value-type="float">
            <text:p>896</text:p>
          </table:table-cell>
          <table:table-cell table:formula="of:=[.C1116]-[.C$2]" office:value-type="float" office:value="35.4534931182861" calcext:value-type="float">
            <text:p>35.4534931183</text:p>
          </table:table-cell>
          <table:table-cell table:formula="of:=[.D1116]/([.E1116]-[.E1115])" office:value-type="float" office:value="287800.305100322" calcext:value-type="float">
            <text:p>287800.305100322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float" office:value="1442890804.55364" calcext:value-type="float">
            <text:p>1442890804.55364</text:p>
          </table:table-cell>
          <table:table-cell office:value-type="float" office:value="1442890804.55969" calcext:value-type="float">
            <text:p>1442890804.55969</text:p>
          </table:table-cell>
          <table:table-cell office:value-type="float" office:value="896" calcext:value-type="float">
            <text:p>896</text:p>
          </table:table-cell>
          <table:table-cell table:formula="of:=[.C1117]-[.C$2]" office:value-type="float" office:value="35.4565804004669" calcext:value-type="float">
            <text:p>35.4565804005</text:p>
          </table:table-cell>
          <table:table-cell table:formula="of:=[.D1117]/([.E1117]-[.E1116])" office:value-type="float" office:value="290222.904008032" calcext:value-type="float">
            <text:p>290222.904008032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442890804.55367" calcext:value-type="float">
            <text:p>1442890804.55367</text:p>
          </table:table-cell>
          <table:table-cell office:value-type="float" office:value="1442890804.5628" calcext:value-type="float">
            <text:p>1442890804.5628</text:p>
          </table:table-cell>
          <table:table-cell office:value-type="float" office:value="896" calcext:value-type="float">
            <text:p>896</text:p>
          </table:table-cell>
          <table:table-cell table:formula="of:=[.C1118]-[.C$2]" office:value-type="float" office:value="35.4596965312958" calcext:value-type="float">
            <text:p>35.4596965313</text:p>
          </table:table-cell>
          <table:table-cell table:formula="of:=[.D1118]/([.E1118]-[.E1117])" office:value-type="float" office:value="287536.066105585" calcext:value-type="float">
            <text:p>287536.066105585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442890804.55369" calcext:value-type="float">
            <text:p>1442890804.55369</text:p>
          </table:table-cell>
          <table:table-cell office:value-type="float" office:value="1442890804.56589" calcext:value-type="float">
            <text:p>1442890804.56589</text:p>
          </table:table-cell>
          <table:table-cell office:value-type="float" office:value="896" calcext:value-type="float">
            <text:p>896</text:p>
          </table:table-cell>
          <table:table-cell table:formula="of:=[.C1119]-[.C$2]" office:value-type="float" office:value="35.4627876281738" calcext:value-type="float">
            <text:p>35.4627876282</text:p>
          </table:table-cell>
          <table:table-cell table:formula="of:=[.D1119]/([.E1119]-[.E1118])" office:value-type="float" office:value="289864.742306209" calcext:value-type="float">
            <text:p>289864.742306209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float" office:value="1442890804.55371" calcext:value-type="float">
            <text:p>1442890804.55371</text:p>
          </table:table-cell>
          <table:table-cell office:value-type="float" office:value="1442890804.569" calcext:value-type="float">
            <text:p>1442890804.569</text:p>
          </table:table-cell>
          <table:table-cell office:value-type="float" office:value="896" calcext:value-type="float">
            <text:p>896</text:p>
          </table:table-cell>
          <table:table-cell table:formula="of:=[.C1120]-[.C$2]" office:value-type="float" office:value="35.4658970832825" calcext:value-type="float">
            <text:p>35.4658970833</text:p>
          </table:table-cell>
          <table:table-cell table:formula="of:=[.D1120]/([.E1120]-[.E1119])" office:value-type="float" office:value="288153.380156418" calcext:value-type="float">
            <text:p>288153.380156418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float" office:value="1442890804.55373" calcext:value-type="float">
            <text:p>1442890804.55373</text:p>
          </table:table-cell>
          <table:table-cell office:value-type="float" office:value="1442890804.57225" calcext:value-type="float">
            <text:p>1442890804.57225</text:p>
          </table:table-cell>
          <table:table-cell office:value-type="float" office:value="896" calcext:value-type="float">
            <text:p>896</text:p>
          </table:table-cell>
          <table:table-cell table:formula="of:=[.C1121]-[.C$2]" office:value-type="float" office:value="35.4691438674927" calcext:value-type="float">
            <text:p>35.4691438675</text:p>
          </table:table-cell>
          <table:table-cell table:formula="of:=[.D1121]/([.E1121]-[.E1120])" office:value-type="float" office:value="275965.368189161" calcext:value-type="float">
            <text:p>275965.368189161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442890804.55375" calcext:value-type="float">
            <text:p>1442890804.55375</text:p>
          </table:table-cell>
          <table:table-cell office:value-type="float" office:value="1442890804.57535" calcext:value-type="float">
            <text:p>1442890804.57535</text:p>
          </table:table-cell>
          <table:table-cell office:value-type="float" office:value="896" calcext:value-type="float">
            <text:p>896</text:p>
          </table:table-cell>
          <table:table-cell table:formula="of:=[.C1122]-[.C$2]" office:value-type="float" office:value="35.4722445011139" calcext:value-type="float">
            <text:p>35.4722445011</text:p>
          </table:table-cell>
          <table:table-cell table:formula="of:=[.D1122]/([.E1122]-[.E1121])" office:value-type="float" office:value="288973.193694733" calcext:value-type="float">
            <text:p>288973.193694733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float" office:value="1442890804.55378" calcext:value-type="float">
            <text:p>1442890804.55378</text:p>
          </table:table-cell>
          <table:table-cell office:value-type="float" office:value="1442890804.57847" calcext:value-type="float">
            <text:p>1442890804.57847</text:p>
          </table:table-cell>
          <table:table-cell office:value-type="float" office:value="896" calcext:value-type="float">
            <text:p>896</text:p>
          </table:table-cell>
          <table:table-cell table:formula="of:=[.C1123]-[.C$2]" office:value-type="float" office:value="35.4753625392914" calcext:value-type="float">
            <text:p>35.4753625393</text:p>
          </table:table-cell>
          <table:table-cell table:formula="of:=[.D1123]/([.E1123]-[.E1122])" office:value-type="float" office:value="287360.176173727" calcext:value-type="float">
            <text:p>287360.176173727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float" office:value="1442890804.55381" calcext:value-type="float">
            <text:p>1442890804.55381</text:p>
          </table:table-cell>
          <table:table-cell office:value-type="float" office:value="1442890804.58157" calcext:value-type="float">
            <text:p>1442890804.58157</text:p>
          </table:table-cell>
          <table:table-cell office:value-type="float" office:value="896" calcext:value-type="float">
            <text:p>896</text:p>
          </table:table-cell>
          <table:table-cell table:formula="of:=[.C1124]-[.C$2]" office:value-type="float" office:value="35.4784665107727" calcext:value-type="float">
            <text:p>35.4784665108</text:p>
          </table:table-cell>
          <table:table-cell table:formula="of:=[.D1124]/([.E1124]-[.E1123])" office:value-type="float" office:value="288662.445963592" calcext:value-type="float">
            <text:p>288662.445963592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float" office:value="1442890804.55382" calcext:value-type="float">
            <text:p>1442890804.55382</text:p>
          </table:table-cell>
          <table:table-cell office:value-type="float" office:value="1442890804.58466" calcext:value-type="float">
            <text:p>1442890804.58466</text:p>
          </table:table-cell>
          <table:table-cell office:value-type="float" office:value="896" calcext:value-type="float">
            <text:p>896</text:p>
          </table:table-cell>
          <table:table-cell table:formula="of:=[.C1125]-[.C$2]" office:value-type="float" office:value="35.4815549850464" calcext:value-type="float">
            <text:p>35.481554985</text:p>
          </table:table-cell>
          <table:table-cell table:formula="of:=[.D1125]/([.E1125]-[.E1124])" office:value-type="float" office:value="290110.883433688" calcext:value-type="float">
            <text:p>290110.883433688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float" office:value="1442890804.55384" calcext:value-type="float">
            <text:p>1442890804.55384</text:p>
          </table:table-cell>
          <table:table-cell office:value-type="float" office:value="1442890804.58777" calcext:value-type="float">
            <text:p>1442890804.58777</text:p>
          </table:table-cell>
          <table:table-cell office:value-type="float" office:value="896" calcext:value-type="float">
            <text:p>896</text:p>
          </table:table-cell>
          <table:table-cell table:formula="of:=[.C1126]-[.C$2]" office:value-type="float" office:value="35.4846589565277" calcext:value-type="float">
            <text:p>35.4846589565</text:p>
          </table:table-cell>
          <table:table-cell table:formula="of:=[.D1126]/([.E1126]-[.E1125])" office:value-type="float" office:value="288662.445963592" calcext:value-type="float">
            <text:p>288662.445963592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float" office:value="1442890804.63783" calcext:value-type="float">
            <text:p>1442890804.63783</text:p>
          </table:table-cell>
          <table:table-cell office:value-type="float" office:value="1442890804.6379" calcext:value-type="float">
            <text:p>1442890804.6379</text:p>
          </table:table-cell>
          <table:table-cell office:value-type="float" office:value="896" calcext:value-type="float">
            <text:p>896</text:p>
          </table:table-cell>
          <table:table-cell table:formula="of:=[.C1127]-[.C$2]" office:value-type="float" office:value="35.5347912311554" calcext:value-type="float">
            <text:p>35.5347912312</text:p>
          </table:table-cell>
          <table:table-cell table:formula="of:=[.D1127]/([.E1127]-[.E1126])" office:value-type="float" office:value="17872.7178579921" calcext:value-type="float">
            <text:p>17872.7178579921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442890804.63795" calcext:value-type="float">
            <text:p>1442890804.63795</text:p>
          </table:table-cell>
          <table:table-cell office:value-type="float" office:value="1442890804.64099" calcext:value-type="float">
            <text:p>1442890804.64099</text:p>
          </table:table-cell>
          <table:table-cell office:value-type="float" office:value="896" calcext:value-type="float">
            <text:p>896</text:p>
          </table:table-cell>
          <table:table-cell table:formula="of:=[.C1128]-[.C$2]" office:value-type="float" office:value="35.537880897522" calcext:value-type="float">
            <text:p>35.5378808975</text:p>
          </table:table-cell>
          <table:table-cell table:formula="of:=[.D1128]/([.E1128]-[.E1127])" office:value-type="float" office:value="289998.949301644" calcext:value-type="float">
            <text:p>289998.949301644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float" office:value="1442890804.63798" calcext:value-type="float">
            <text:p>1442890804.63798</text:p>
          </table:table-cell>
          <table:table-cell office:value-type="float" office:value="1442890804.64407" calcext:value-type="float">
            <text:p>1442890804.64407</text:p>
          </table:table-cell>
          <table:table-cell office:value-type="float" office:value="896" calcext:value-type="float">
            <text:p>896</text:p>
          </table:table-cell>
          <table:table-cell table:formula="of:=[.C1129]-[.C$2]" office:value-type="float" office:value="35.5409643650055" calcext:value-type="float">
            <text:p>35.540964365</text:p>
          </table:table-cell>
          <table:table-cell table:formula="of:=[.D1129]/([.E1129]-[.E1128])" office:value-type="float" office:value="290581.951905977" calcext:value-type="float">
            <text:p>290581.951905977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float" office:value="1442890804.638" calcext:value-type="float">
            <text:p>1442890804.638</text:p>
          </table:table-cell>
          <table:table-cell office:value-type="float" office:value="1442890804.64714" calcext:value-type="float">
            <text:p>1442890804.64714</text:p>
          </table:table-cell>
          <table:table-cell office:value-type="float" office:value="896" calcext:value-type="float">
            <text:p>896</text:p>
          </table:table-cell>
          <table:table-cell table:formula="of:=[.C1130]-[.C$2]" office:value-type="float" office:value="35.5440320968628" calcext:value-type="float">
            <text:p>35.5440320969</text:p>
          </table:table-cell>
          <table:table-cell table:formula="of:=[.D1130]/([.E1130]-[.E1129])" office:value-type="float" office:value="292072.463200435" calcext:value-type="float">
            <text:p>292072.463200435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float" office:value="1442890804.63802" calcext:value-type="float">
            <text:p>1442890804.63802</text:p>
          </table:table-cell>
          <table:table-cell office:value-type="float" office:value="1442890804.65022" calcext:value-type="float">
            <text:p>1442890804.65022</text:p>
          </table:table-cell>
          <table:table-cell office:value-type="float" office:value="896" calcext:value-type="float">
            <text:p>896</text:p>
          </table:table-cell>
          <table:table-cell table:formula="of:=[.C1131]-[.C$2]" office:value-type="float" office:value="35.5471129417419" calcext:value-type="float">
            <text:p>35.5471129417</text:p>
          </table:table-cell>
          <table:table-cell table:formula="of:=[.D1131]/([.E1131]-[.E1130])" office:value-type="float" office:value="290829.313109426" calcext:value-type="float">
            <text:p>290829.313109426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442890804.63804" calcext:value-type="float">
            <text:p>1442890804.63804</text:p>
          </table:table-cell>
          <table:table-cell office:value-type="float" office:value="1442890804.6533" calcext:value-type="float">
            <text:p>1442890804.6533</text:p>
          </table:table-cell>
          <table:table-cell office:value-type="float" office:value="896" calcext:value-type="float">
            <text:p>896</text:p>
          </table:table-cell>
          <table:table-cell table:formula="of:=[.C1132]-[.C$2]" office:value-type="float" office:value="35.5501916408539" calcext:value-type="float">
            <text:p>35.5501916409</text:p>
          </table:table-cell>
          <table:table-cell table:formula="of:=[.D1132]/([.E1132]-[.E1131])" office:value-type="float" office:value="291032.013010145" calcext:value-type="float">
            <text:p>291032.013010145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float" office:value="1442890804.63806" calcext:value-type="float">
            <text:p>1442890804.63806</text:p>
          </table:table-cell>
          <table:table-cell office:value-type="float" office:value="1442890804.65639" calcext:value-type="float">
            <text:p>1442890804.65639</text:p>
          </table:table-cell>
          <table:table-cell office:value-type="float" office:value="896" calcext:value-type="float">
            <text:p>896</text:p>
          </table:table-cell>
          <table:table-cell table:formula="of:=[.C1133]-[.C$2]" office:value-type="float" office:value="35.5532839298248" calcext:value-type="float">
            <text:p>35.5532839298</text:p>
          </table:table-cell>
          <table:table-cell table:formula="of:=[.D1133]/([.E1133]-[.E1132])" office:value-type="float" office:value="289752.997995374" calcext:value-type="float">
            <text:p>289752.997995374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float" office:value="1442890804.63808" calcext:value-type="float">
            <text:p>1442890804.63808</text:p>
          </table:table-cell>
          <table:table-cell office:value-type="float" office:value="1442890804.6595" calcext:value-type="float">
            <text:p>1442890804.6595</text:p>
          </table:table-cell>
          <table:table-cell office:value-type="float" office:value="896" calcext:value-type="float">
            <text:p>896</text:p>
          </table:table-cell>
          <table:table-cell table:formula="of:=[.C1134]-[.C$2]" office:value-type="float" office:value="35.5563962459564" calcext:value-type="float">
            <text:p>35.556396246</text:p>
          </table:table-cell>
          <table:table-cell table:formula="of:=[.D1134]/([.E1134]-[.E1133])" office:value-type="float" office:value="287888.492722537" calcext:value-type="float">
            <text:p>287888.492722537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float" office:value="1442890804.6381" calcext:value-type="float">
            <text:p>1442890804.6381</text:p>
          </table:table-cell>
          <table:table-cell office:value-type="float" office:value="1442890804.66261" calcext:value-type="float">
            <text:p>1442890804.66261</text:p>
          </table:table-cell>
          <table:table-cell office:value-type="float" office:value="896" calcext:value-type="float">
            <text:p>896</text:p>
          </table:table-cell>
          <table:table-cell table:formula="of:=[.C1135]-[.C$2]" office:value-type="float" office:value="35.5595049858093" calcext:value-type="float">
            <text:p>35.5595049858</text:p>
          </table:table-cell>
          <table:table-cell table:formula="of:=[.D1135]/([.E1135]-[.E1134])" office:value-type="float" office:value="288219.678196181" calcext:value-type="float">
            <text:p>288219.678196181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float" office:value="1442890804.75646" calcext:value-type="float">
            <text:p>1442890804.75646</text:p>
          </table:table-cell>
          <table:table-cell office:value-type="float" office:value="1442890804.7565" calcext:value-type="float">
            <text:p>1442890804.7565</text:p>
          </table:table-cell>
          <table:table-cell office:value-type="float" office:value="896" calcext:value-type="float">
            <text:p>896</text:p>
          </table:table-cell>
          <table:table-cell table:formula="of:=[.C1136]-[.C$2]" office:value-type="float" office:value="35.6533877849579" calcext:value-type="float">
            <text:p>35.653387785</text:p>
          </table:table-cell>
          <table:table-cell table:formula="of:=[.D1136]/([.E1136]-[.E1135])" office:value-type="float" office:value="9543.81428894312" calcext:value-type="float">
            <text:p>9543.8142889431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float" office:value="1442890804.75654" calcext:value-type="float">
            <text:p>1442890804.75654</text:p>
          </table:table-cell>
          <table:table-cell office:value-type="float" office:value="1442890804.7596" calcext:value-type="float">
            <text:p>1442890804.7596</text:p>
          </table:table-cell>
          <table:table-cell office:value-type="float" office:value="896" calcext:value-type="float">
            <text:p>896</text:p>
          </table:table-cell>
          <table:table-cell table:formula="of:=[.C1137]-[.C$2]" office:value-type="float" office:value="35.6564891338348" calcext:value-type="float">
            <text:p>35.6564891338</text:p>
          </table:table-cell>
          <table:table-cell table:formula="of:=[.D1137]/([.E1137]-[.E1136])" office:value-type="float" office:value="288906.548585486" calcext:value-type="float">
            <text:p>288906.548585486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float" office:value="1442890804.75657" calcext:value-type="float">
            <text:p>1442890804.75657</text:p>
          </table:table-cell>
          <table:table-cell office:value-type="float" office:value="1442890804.76269" calcext:value-type="float">
            <text:p>1442890804.76269</text:p>
          </table:table-cell>
          <table:table-cell office:value-type="float" office:value="896" calcext:value-type="float">
            <text:p>896</text:p>
          </table:table-cell>
          <table:table-cell table:formula="of:=[.C1138]-[.C$2]" office:value-type="float" office:value="35.6595840454102" calcext:value-type="float">
            <text:p>35.6595840454</text:p>
          </table:table-cell>
          <table:table-cell table:formula="of:=[.D1138]/([.E1138]-[.E1137])" office:value-type="float" office:value="289507.463523611" calcext:value-type="float">
            <text:p>289507.463523611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float" office:value="1442890804.75659" calcext:value-type="float">
            <text:p>1442890804.75659</text:p>
          </table:table-cell>
          <table:table-cell office:value-type="float" office:value="1442890804.76585" calcext:value-type="float">
            <text:p>1442890804.76585</text:p>
          </table:table-cell>
          <table:table-cell office:value-type="float" office:value="896" calcext:value-type="float">
            <text:p>896</text:p>
          </table:table-cell>
          <table:table-cell table:formula="of:=[.C1139]-[.C$2]" office:value-type="float" office:value="35.6627418994904" calcext:value-type="float">
            <text:p>35.6627418995</text:p>
          </table:table-cell>
          <table:table-cell table:formula="of:=[.D1139]/([.E1139]-[.E1138])" office:value-type="float" office:value="283736.986334466" calcext:value-type="float">
            <text:p>283736.986334466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442890804.75661" calcext:value-type="float">
            <text:p>1442890804.75661</text:p>
          </table:table-cell>
          <table:table-cell office:value-type="float" office:value="1442890804.76893" calcext:value-type="float">
            <text:p>1442890804.76893</text:p>
          </table:table-cell>
          <table:table-cell office:value-type="float" office:value="896" calcext:value-type="float">
            <text:p>896</text:p>
          </table:table-cell>
          <table:table-cell table:formula="of:=[.C1140]-[.C$2]" office:value-type="float" office:value="35.6658205986023" calcext:value-type="float">
            <text:p>35.6658205986</text:p>
          </table:table-cell>
          <table:table-cell table:formula="of:=[.D1140]/([.E1140]-[.E1139])" office:value-type="float" office:value="291032.013010145" calcext:value-type="float">
            <text:p>291032.013010145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float" office:value="1442890804.75663" calcext:value-type="float">
            <text:p>1442890804.75663</text:p>
          </table:table-cell>
          <table:table-cell office:value-type="float" office:value="1442890804.77203" calcext:value-type="float">
            <text:p>1442890804.77203</text:p>
          </table:table-cell>
          <table:table-cell office:value-type="float" office:value="896" calcext:value-type="float">
            <text:p>896</text:p>
          </table:table-cell>
          <table:table-cell table:formula="of:=[.C1141]-[.C$2]" office:value-type="float" office:value="35.6689207553863" calcext:value-type="float">
            <text:p>35.6689207554</text:p>
          </table:table-cell>
          <table:table-cell table:formula="of:=[.D1141]/([.E1141]-[.E1140])" office:value-type="float" office:value="289017.640852111" calcext:value-type="float">
            <text:p>289017.640852111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442890804.75665" calcext:value-type="float">
            <text:p>1442890804.75665</text:p>
          </table:table-cell>
          <table:table-cell office:value-type="float" office:value="1442890804.7751" calcext:value-type="float">
            <text:p>1442890804.7751</text:p>
          </table:table-cell>
          <table:table-cell office:value-type="float" office:value="896" calcext:value-type="float">
            <text:p>896</text:p>
          </table:table-cell>
          <table:table-cell table:formula="of:=[.C1142]-[.C$2]" office:value-type="float" office:value="35.6719963550568" calcext:value-type="float">
            <text:p>35.6719963551</text:p>
          </table:table-cell>
          <table:table-cell table:formula="of:=[.D1142]/([.E1142]-[.E1141])" office:value-type="float" office:value="291325.301085271" calcext:value-type="float">
            <text:p>291325.301085271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float" office:value="1442890804.75667" calcext:value-type="float">
            <text:p>1442890804.75667</text:p>
          </table:table-cell>
          <table:table-cell office:value-type="float" office:value="1442890804.77829" calcext:value-type="float">
            <text:p>1442890804.77829</text:p>
          </table:table-cell>
          <table:table-cell office:value-type="float" office:value="896" calcext:value-type="float">
            <text:p>896</text:p>
          </table:table-cell>
          <table:table-cell table:formula="of:=[.C1143]-[.C$2]" office:value-type="float" office:value="35.6751816272736" calcext:value-type="float">
            <text:p>35.6751816273</text:p>
          </table:table-cell>
          <table:table-cell table:formula="of:=[.D1143]/([.E1143]-[.E1142])" office:value-type="float" office:value="281294.639520958" calcext:value-type="float">
            <text:p>281294.639520958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float" office:value="1442890804.75669" calcext:value-type="float">
            <text:p>1442890804.75669</text:p>
          </table:table-cell>
          <table:table-cell office:value-type="float" office:value="1442890804.7814" calcext:value-type="float">
            <text:p>1442890804.7814</text:p>
          </table:table-cell>
          <table:table-cell office:value-type="float" office:value="896" calcext:value-type="float">
            <text:p>896</text:p>
          </table:table-cell>
          <table:table-cell table:formula="of:=[.C1144]-[.C$2]" office:value-type="float" office:value="35.6782908439636" calcext:value-type="float">
            <text:p>35.678290844</text:p>
          </table:table-cell>
          <table:table-cell table:formula="of:=[.D1144]/([.E1144]-[.E1143])" office:value-type="float" office:value="288175.476113795" calcext:value-type="float">
            <text:p>288175.476113795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float" office:value="1442890804.75671" calcext:value-type="float">
            <text:p>1442890804.75671</text:p>
          </table:table-cell>
          <table:table-cell office:value-type="float" office:value="1442890804.7845" calcext:value-type="float">
            <text:p>1442890804.7845</text:p>
          </table:table-cell>
          <table:table-cell office:value-type="float" office:value="896" calcext:value-type="float">
            <text:p>896</text:p>
          </table:table-cell>
          <table:table-cell table:formula="of:=[.C1145]-[.C$2]" office:value-type="float" office:value="35.681389093399" calcext:value-type="float">
            <text:p>35.6813890934</text:p>
          </table:table-cell>
          <table:table-cell table:formula="of:=[.D1145]/([.E1145]-[.E1144])" office:value-type="float" office:value="289195.566294729" calcext:value-type="float">
            <text:p>289195.566294729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float" office:value="1442890804.75673" calcext:value-type="float">
            <text:p>1442890804.75673</text:p>
          </table:table-cell>
          <table:table-cell office:value-type="float" office:value="1442890804.78757" calcext:value-type="float">
            <text:p>1442890804.78757</text:p>
          </table:table-cell>
          <table:table-cell office:value-type="float" office:value="896" calcext:value-type="float">
            <text:p>896</text:p>
          </table:table-cell>
          <table:table-cell table:formula="of:=[.C1146]-[.C$2]" office:value-type="float" office:value="35.6844642162323" calcext:value-type="float">
            <text:p>35.6844642162</text:p>
          </table:table-cell>
          <table:table-cell table:formula="of:=[.D1146]/([.E1146]-[.E1145])" office:value-type="float" office:value="291370.474802295" calcext:value-type="float">
            <text:p>291370.474802295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442890804.75675" calcext:value-type="float">
            <text:p>1442890804.75675</text:p>
          </table:table-cell>
          <table:table-cell office:value-type="float" office:value="1442890804.79072" calcext:value-type="float">
            <text:p>1442890804.79072</text:p>
          </table:table-cell>
          <table:table-cell office:value-type="float" office:value="896" calcext:value-type="float">
            <text:p>896</text:p>
          </table:table-cell>
          <table:table-cell table:formula="of:=[.C1147]-[.C$2]" office:value-type="float" office:value="35.687609910965" calcext:value-type="float">
            <text:p>35.687609911</text:p>
          </table:table-cell>
          <table:table-cell table:formula="of:=[.D1147]/([.E1147]-[.E1146])" office:value-type="float" office:value="284833.741397605" calcext:value-type="float">
            <text:p>284833.741397605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float" office:value="1442890804.83881" calcext:value-type="float">
            <text:p>1442890804.83881</text:p>
          </table:table-cell>
          <table:table-cell office:value-type="float" office:value="1442890804.83886" calcext:value-type="float">
            <text:p>1442890804.83886</text:p>
          </table:table-cell>
          <table:table-cell office:value-type="float" office:value="896" calcext:value-type="float">
            <text:p>896</text:p>
          </table:table-cell>
          <table:table-cell table:formula="of:=[.C1148]-[.C$2]" office:value-type="float" office:value="35.7357490062714" calcext:value-type="float">
            <text:p>35.7357490063</text:p>
          </table:table-cell>
          <table:table-cell table:formula="of:=[.D1148]/([.E1148]-[.E1147])" office:value-type="float" office:value="18612.7303452033" calcext:value-type="float">
            <text:p>18612.7303452033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float" office:value="1442890804.8389" calcext:value-type="float">
            <text:p>1442890804.8389</text:p>
          </table:table-cell>
          <table:table-cell office:value-type="float" office:value="1442890804.84196" calcext:value-type="float">
            <text:p>1442890804.84196</text:p>
          </table:table-cell>
          <table:table-cell office:value-type="float" office:value="896" calcext:value-type="float">
            <text:p>896</text:p>
          </table:table-cell>
          <table:table-cell table:formula="of:=[.C1149]-[.C$2]" office:value-type="float" office:value="35.7388572692871" calcext:value-type="float">
            <text:p>35.7388572693</text:p>
          </table:table-cell>
          <table:table-cell table:formula="of:=[.D1149]/([.E1149]-[.E1148])" office:value-type="float" office:value="288263.893840607" calcext:value-type="float">
            <text:p>288263.893840607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float" office:value="1442890804.83893" calcext:value-type="float">
            <text:p>1442890804.83893</text:p>
          </table:table-cell>
          <table:table-cell office:value-type="float" office:value="1442890804.84506" calcext:value-type="float">
            <text:p>1442890804.84506</text:p>
          </table:table-cell>
          <table:table-cell office:value-type="float" office:value="896" calcext:value-type="float">
            <text:p>896</text:p>
          </table:table-cell>
          <table:table-cell table:formula="of:=[.C1150]-[.C$2]" office:value-type="float" office:value="35.7419576644897" calcext:value-type="float">
            <text:p>35.7419576645</text:p>
          </table:table-cell>
          <table:table-cell table:formula="of:=[.D1150]/([.E1150]-[.E1149])" office:value-type="float" office:value="288995.415564442" calcext:value-type="float">
            <text:p>288995.415564442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float" office:value="1442890804.83895" calcext:value-type="float">
            <text:p>1442890804.83895</text:p>
          </table:table-cell>
          <table:table-cell office:value-type="float" office:value="1442890804.84819" calcext:value-type="float">
            <text:p>1442890804.84819</text:p>
          </table:table-cell>
          <table:table-cell office:value-type="float" office:value="896" calcext:value-type="float">
            <text:p>896</text:p>
          </table:table-cell>
          <table:table-cell table:formula="of:=[.C1151]-[.C$2]" office:value-type="float" office:value="35.7450866699219" calcext:value-type="float">
            <text:p>35.7450866699</text:p>
          </table:table-cell>
          <table:table-cell table:formula="of:=[.D1151]/([.E1151]-[.E1150])" office:value-type="float" office:value="286352.970435843" calcext:value-type="float">
            <text:p>286352.970435843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442890804.83897" calcext:value-type="float">
            <text:p>1442890804.83897</text:p>
          </table:table-cell>
          <table:table-cell office:value-type="float" office:value="1442890804.8513" calcext:value-type="float">
            <text:p>1442890804.8513</text:p>
          </table:table-cell>
          <table:table-cell office:value-type="float" office:value="896" calcext:value-type="float">
            <text:p>896</text:p>
          </table:table-cell>
          <table:table-cell table:formula="of:=[.C1152]-[.C$2]" office:value-type="float" office:value="35.7481937408447" calcext:value-type="float">
            <text:p>35.7481937408</text:p>
          </table:table-cell>
          <table:table-cell table:formula="of:=[.D1152]/([.E1152]-[.E1151])" office:value-type="float" office:value="288374.492326581" calcext:value-type="float">
            <text:p>288374.492326581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442890804.83899" calcext:value-type="float">
            <text:p>1442890804.83899</text:p>
          </table:table-cell>
          <table:table-cell office:value-type="float" office:value="1442890804.85441" calcext:value-type="float">
            <text:p>1442890804.85441</text:p>
          </table:table-cell>
          <table:table-cell office:value-type="float" office:value="896" calcext:value-type="float">
            <text:p>896</text:p>
          </table:table-cell>
          <table:table-cell table:formula="of:=[.C1153]-[.C$2]" office:value-type="float" office:value="35.7512996196747" calcext:value-type="float">
            <text:p>35.7512996197</text:p>
          </table:table-cell>
          <table:table-cell table:formula="of:=[.D1153]/([.E1153]-[.E1152])" office:value-type="float" office:value="288485.175711983" calcext:value-type="float">
            <text:p>288485.175711983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float" office:value="1442890804.83902" calcext:value-type="float">
            <text:p>1442890804.83902</text:p>
          </table:table-cell>
          <table:table-cell office:value-type="float" office:value="1442890804.8575" calcext:value-type="float">
            <text:p>1442890804.8575</text:p>
          </table:table-cell>
          <table:table-cell office:value-type="float" office:value="896" calcext:value-type="float">
            <text:p>896</text:p>
          </table:table-cell>
          <table:table-cell table:formula="of:=[.C1154]-[.C$2]" office:value-type="float" office:value="35.7543880939484" calcext:value-type="float">
            <text:p>35.7543880939</text:p>
          </table:table-cell>
          <table:table-cell table:formula="of:=[.D1154]/([.E1154]-[.E1153])" office:value-type="float" office:value="290110.883433688" calcext:value-type="float">
            <text:p>290110.883433688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float" office:value="1442890804.83904" calcext:value-type="float">
            <text:p>1442890804.83904</text:p>
          </table:table-cell>
          <table:table-cell office:value-type="float" office:value="1442890804.8606" calcext:value-type="float">
            <text:p>1442890804.8606</text:p>
          </table:table-cell>
          <table:table-cell office:value-type="float" office:value="896" calcext:value-type="float">
            <text:p>896</text:p>
          </table:table-cell>
          <table:table-cell table:formula="of:=[.C1155]-[.C$2]" office:value-type="float" office:value="35.757493019104" calcext:value-type="float">
            <text:p>35.7574930191</text:p>
          </table:table-cell>
          <table:table-cell table:formula="of:=[.D1155]/([.E1155]-[.E1154])" office:value-type="float" office:value="288573.783613607" calcext:value-type="float">
            <text:p>288573.783613607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442890804.83906" calcext:value-type="float">
            <text:p>1442890804.83906</text:p>
          </table:table-cell>
          <table:table-cell office:value-type="float" office:value="1442890804.86371" calcext:value-type="float">
            <text:p>1442890804.86371</text:p>
          </table:table-cell>
          <table:table-cell office:value-type="float" office:value="896" calcext:value-type="float">
            <text:p>896</text:p>
          </table:table-cell>
          <table:table-cell table:formula="of:=[.C1156]-[.C$2]" office:value-type="float" office:value="35.7606062889099" calcext:value-type="float">
            <text:p>35.7606062889</text:p>
          </table:table-cell>
          <table:table-cell table:formula="of:=[.D1156]/([.E1156]-[.E1155])" office:value-type="float" office:value="287800.305100322" calcext:value-type="float">
            <text:p>287800.305100322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float" office:value="1442890804.95948" calcext:value-type="float">
            <text:p>1442890804.95948</text:p>
          </table:table-cell>
          <table:table-cell office:value-type="float" office:value="1442890804.95952" calcext:value-type="float">
            <text:p>1442890804.95952</text:p>
          </table:table-cell>
          <table:table-cell office:value-type="float" office:value="896" calcext:value-type="float">
            <text:p>896</text:p>
          </table:table-cell>
          <table:table-cell table:formula="of:=[.C1157]-[.C$2]" office:value-type="float" office:value="35.8564133644104" calcext:value-type="float">
            <text:p>35.8564133644</text:p>
          </table:table-cell>
          <table:table-cell table:formula="of:=[.D1157]/([.E1157]-[.E1156])" office:value-type="float" office:value="9352.12765152646" calcext:value-type="float">
            <text:p>9352.1276515265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float" office:value="1442890804.95957" calcext:value-type="float">
            <text:p>1442890804.95957</text:p>
          </table:table-cell>
          <table:table-cell office:value-type="float" office:value="1442890804.96261" calcext:value-type="float">
            <text:p>1442890804.96261</text:p>
          </table:table-cell>
          <table:table-cell office:value-type="float" office:value="896" calcext:value-type="float">
            <text:p>896</text:p>
          </table:table-cell>
          <table:table-cell table:formula="of:=[.C1158]-[.C$2]" office:value-type="float" office:value="35.8595020771027" calcext:value-type="float">
            <text:p>35.8595020771</text:p>
          </table:table-cell>
          <table:table-cell table:formula="of:=[.D1158]/([.E1158]-[.E1157])" office:value-type="float" office:value="290088.489695098" calcext:value-type="float">
            <text:p>290088.489695098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float" office:value="1442890804.95959" calcext:value-type="float">
            <text:p>1442890804.95959</text:p>
          </table:table-cell>
          <table:table-cell office:value-type="float" office:value="1442890804.96572" calcext:value-type="float">
            <text:p>1442890804.96572</text:p>
          </table:table-cell>
          <table:table-cell office:value-type="float" office:value="896" calcext:value-type="float">
            <text:p>896</text:p>
          </table:table-cell>
          <table:table-cell table:formula="of:=[.C1159]-[.C$2]" office:value-type="float" office:value="35.8626101016998" calcext:value-type="float">
            <text:p>35.8626101017</text:p>
          </table:table-cell>
          <table:table-cell table:formula="of:=[.D1159]/([.E1159]-[.E1158])" office:value-type="float" office:value="288286.006750537" calcext:value-type="float">
            <text:p>288286.006750537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float" office:value="1442890804.95962" calcext:value-type="float">
            <text:p>1442890804.95962</text:p>
          </table:table-cell>
          <table:table-cell office:value-type="float" office:value="1442890804.9688" calcext:value-type="float">
            <text:p>1442890804.9688</text:p>
          </table:table-cell>
          <table:table-cell office:value-type="float" office:value="896" calcext:value-type="float">
            <text:p>896</text:p>
          </table:table-cell>
          <table:table-cell table:formula="of:=[.C1160]-[.C$2]" office:value-type="float" office:value="35.8656961917877" calcext:value-type="float">
            <text:p>35.8656961918</text:p>
          </table:table-cell>
          <table:table-cell table:formula="of:=[.D1160]/([.E1160]-[.E1159])" office:value-type="float" office:value="290335.011124845" calcext:value-type="float">
            <text:p>290335.011124845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float" office:value="1442890804.95964" calcext:value-type="float">
            <text:p>1442890804.95964</text:p>
          </table:table-cell>
          <table:table-cell office:value-type="float" office:value="1442890804.9719" calcext:value-type="float">
            <text:p>1442890804.9719</text:p>
          </table:table-cell>
          <table:table-cell office:value-type="float" office:value="896" calcext:value-type="float">
            <text:p>896</text:p>
          </table:table-cell>
          <table:table-cell table:formula="of:=[.C1161]-[.C$2]" office:value-type="float" office:value="35.8687965869904" calcext:value-type="float">
            <text:p>35.868796587</text:p>
          </table:table-cell>
          <table:table-cell table:formula="of:=[.D1161]/([.E1161]-[.E1160])" office:value-type="float" office:value="288995.415564442" calcext:value-type="float">
            <text:p>288995.415564442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1442890804.95966" calcext:value-type="float">
            <text:p>1442890804.95966</text:p>
          </table:table-cell>
          <table:table-cell office:value-type="float" office:value="1442890804.97501" calcext:value-type="float">
            <text:p>1442890804.97501</text:p>
          </table:table-cell>
          <table:table-cell office:value-type="float" office:value="896" calcext:value-type="float">
            <text:p>896</text:p>
          </table:table-cell>
          <table:table-cell table:formula="of:=[.C1162]-[.C$2]" office:value-type="float" office:value="35.8719069957733" calcext:value-type="float">
            <text:p>35.8719069958</text:p>
          </table:table-cell>
          <table:table-cell table:formula="of:=[.D1162]/([.E1162]-[.E1161])" office:value-type="float" office:value="288065.030200828" calcext:value-type="float">
            <text:p>288065.030200828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442890804.95969" calcext:value-type="float">
            <text:p>1442890804.95969</text:p>
          </table:table-cell>
          <table:table-cell office:value-type="float" office:value="1442890804.97813" calcext:value-type="float">
            <text:p>1442890804.97813</text:p>
          </table:table-cell>
          <table:table-cell office:value-type="float" office:value="896" calcext:value-type="float">
            <text:p>896</text:p>
          </table:table-cell>
          <table:table-cell table:formula="of:=[.C1163]-[.C$2]" office:value-type="float" office:value="35.875027179718" calcext:value-type="float">
            <text:p>35.8750271797</text:p>
          </table:table-cell>
          <table:table-cell table:formula="of:=[.D1163]/([.E1163]-[.E1162])" office:value-type="float" office:value="287162.557041339" calcext:value-type="float">
            <text:p>287162.557041339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float" office:value="1442890804.95971" calcext:value-type="float">
            <text:p>1442890804.95971</text:p>
          </table:table-cell>
          <table:table-cell office:value-type="float" office:value="1442890804.98131" calcext:value-type="float">
            <text:p>1442890804.98131</text:p>
          </table:table-cell>
          <table:table-cell office:value-type="float" office:value="896" calcext:value-type="float">
            <text:p>896</text:p>
          </table:table-cell>
          <table:table-cell table:formula="of:=[.C1164]-[.C$2]" office:value-type="float" office:value="35.8782021999359" calcext:value-type="float">
            <text:p>35.8782021999</text:p>
          </table:table-cell>
          <table:table-cell table:formula="of:=[.D1164]/([.E1164]-[.E1163])" office:value-type="float" office:value="282202.927386048" calcext:value-type="float">
            <text:p>282202.927386048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float" office:value="1442890804.95973" calcext:value-type="float">
            <text:p>1442890804.95973</text:p>
          </table:table-cell>
          <table:table-cell office:value-type="float" office:value="1442890804.9844" calcext:value-type="float">
            <text:p>1442890804.9844</text:p>
          </table:table-cell>
          <table:table-cell office:value-type="float" office:value="896" calcext:value-type="float">
            <text:p>896</text:p>
          </table:table-cell>
          <table:table-cell table:formula="of:=[.C1165]-[.C$2]" office:value-type="float" office:value="35.881288766861" calcext:value-type="float">
            <text:p>35.8812887669</text:p>
          </table:table-cell>
          <table:table-cell table:formula="of:=[.D1165]/([.E1165]-[.E1164])" office:value-type="float" office:value="290290.157886606" calcext:value-type="float">
            <text:p>290290.157886606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float" office:value="1442890804.95975" calcext:value-type="float">
            <text:p>1442890804.95975</text:p>
          </table:table-cell>
          <table:table-cell office:value-type="float" office:value="1442890804.9875" calcext:value-type="float">
            <text:p>1442890804.9875</text:p>
          </table:table-cell>
          <table:table-cell office:value-type="float" office:value="896" calcext:value-type="float">
            <text:p>896</text:p>
          </table:table-cell>
          <table:table-cell table:formula="of:=[.C1166]-[.C$2]" office:value-type="float" office:value="35.8843936920166" calcext:value-type="float">
            <text:p>35.884393692</text:p>
          </table:table-cell>
          <table:table-cell table:formula="of:=[.D1166]/([.E1166]-[.E1165])" office:value-type="float" office:value="288573.783613607" calcext:value-type="float">
            <text:p>288573.783613607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float" office:value="1442890804.95977" calcext:value-type="float">
            <text:p>1442890804.95977</text:p>
          </table:table-cell>
          <table:table-cell office:value-type="float" office:value="1442890804.99057" calcext:value-type="float">
            <text:p>1442890804.99057</text:p>
          </table:table-cell>
          <table:table-cell office:value-type="float" office:value="896" calcext:value-type="float">
            <text:p>896</text:p>
          </table:table-cell>
          <table:table-cell table:formula="of:=[.C1167]-[.C$2]" office:value-type="float" office:value="35.8874614238739" calcext:value-type="float">
            <text:p>35.8874614239</text:p>
          </table:table-cell>
          <table:table-cell table:formula="of:=[.D1167]/([.E1167]-[.E1166])" office:value-type="float" office:value="292072.463200435" calcext:value-type="float">
            <text:p>292072.463200435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float" office:value="1442890804.9598" calcext:value-type="float">
            <text:p>1442890804.9598</text:p>
          </table:table-cell>
          <table:table-cell office:value-type="float" office:value="1442890804.99369" calcext:value-type="float">
            <text:p>1442890804.99369</text:p>
          </table:table-cell>
          <table:table-cell office:value-type="float" office:value="896" calcext:value-type="float">
            <text:p>896</text:p>
          </table:table-cell>
          <table:table-cell table:formula="of:=[.C1168]-[.C$2]" office:value-type="float" office:value="35.8905839920044" calcext:value-type="float">
            <text:p>35.890583992</text:p>
          </table:table-cell>
          <table:table-cell table:formula="of:=[.D1168]/([.E1168]-[.E1167])" office:value-type="float" office:value="286943.298770711" calcext:value-type="float">
            <text:p>286943.298770711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float" office:value="1442890805.03962" calcext:value-type="float">
            <text:p>1442890805.03962</text:p>
          </table:table-cell>
          <table:table-cell office:value-type="float" office:value="1442890805.03965" calcext:value-type="float">
            <text:p>1442890805.03965</text:p>
          </table:table-cell>
          <table:table-cell office:value-type="float" office:value="896" calcext:value-type="float">
            <text:p>896</text:p>
          </table:table-cell>
          <table:table-cell table:formula="of:=[.C1169]-[.C$2]" office:value-type="float" office:value="35.936546087265" calcext:value-type="float">
            <text:p>35.9365460873</text:p>
          </table:table-cell>
          <table:table-cell table:formula="of:=[.D1169]/([.E1169]-[.E1168])" office:value-type="float" office:value="19494.3245063" calcext:value-type="float">
            <text:p>19494.3245063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float" office:value="1442890805.03969" calcext:value-type="float">
            <text:p>1442890805.03969</text:p>
          </table:table-cell>
          <table:table-cell office:value-type="float" office:value="1442890805.04249" calcext:value-type="float">
            <text:p>1442890805.04249</text:p>
          </table:table-cell>
          <table:table-cell office:value-type="float" office:value="896" calcext:value-type="float">
            <text:p>896</text:p>
          </table:table-cell>
          <table:table-cell table:formula="of:=[.C1170]-[.C$2]" office:value-type="float" office:value="35.9393842220306" calcext:value-type="float">
            <text:p>35.939384222</text:p>
          </table:table-cell>
          <table:table-cell table:formula="of:=[.D1170]/([.E1170]-[.E1169])" office:value-type="float" office:value="315700.301075269" calcext:value-type="float">
            <text:p>315700.301075269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float" office:value="1442890805.03971" calcext:value-type="float">
            <text:p>1442890805.03971</text:p>
          </table:table-cell>
          <table:table-cell office:value-type="float" office:value="1442890805.04533" calcext:value-type="float">
            <text:p>1442890805.04533</text:p>
          </table:table-cell>
          <table:table-cell office:value-type="float" office:value="896" calcext:value-type="float">
            <text:p>896</text:p>
          </table:table-cell>
          <table:table-cell table:formula="of:=[.C1171]-[.C$2]" office:value-type="float" office:value="35.9422192573547" calcext:value-type="float">
            <text:p>35.9422192574</text:p>
          </table:table-cell>
          <table:table-cell table:formula="of:=[.D1171]/([.E1171]-[.E1170])" office:value-type="float" office:value="316045.444790177" calcext:value-type="float">
            <text:p>316045.444790177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442890805.03973" calcext:value-type="float">
            <text:p>1442890805.03973</text:p>
          </table:table-cell>
          <table:table-cell office:value-type="float" office:value="1442890805.04816" calcext:value-type="float">
            <text:p>1442890805.04816</text:p>
          </table:table-cell>
          <table:table-cell office:value-type="float" office:value="896" calcext:value-type="float">
            <text:p>896</text:p>
          </table:table-cell>
          <table:table-cell table:formula="of:=[.C1172]-[.C$2]" office:value-type="float" office:value="35.9450526237488" calcext:value-type="float">
            <text:p>35.9450526237</text:p>
          </table:table-cell>
          <table:table-cell table:formula="of:=[.D1172]/([.E1172]-[.E1171])" office:value-type="float" office:value="316231.604173679" calcext:value-type="float">
            <text:p>316231.604173679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float" office:value="1442890805.03975" calcext:value-type="float">
            <text:p>1442890805.03975</text:p>
          </table:table-cell>
          <table:table-cell office:value-type="float" office:value="1442890805.05099" calcext:value-type="float">
            <text:p>1442890805.05099</text:p>
          </table:table-cell>
          <table:table-cell office:value-type="float" office:value="896" calcext:value-type="float">
            <text:p>896</text:p>
          </table:table-cell>
          <table:table-cell table:formula="of:=[.C1173]-[.C$2]" office:value-type="float" office:value="35.9478855133057" calcext:value-type="float">
            <text:p>35.9478855133</text:p>
          </table:table-cell>
          <table:table-cell table:formula="of:=[.D1173]/([.E1173]-[.E1172])" office:value-type="float" office:value="316284.832856421" calcext:value-type="float">
            <text:p>316284.832856421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float" office:value="1442890805.03977" calcext:value-type="float">
            <text:p>1442890805.03977</text:p>
          </table:table-cell>
          <table:table-cell office:value-type="float" office:value="1442890805.05383" calcext:value-type="float">
            <text:p>1442890805.05383</text:p>
          </table:table-cell>
          <table:table-cell office:value-type="float" office:value="896" calcext:value-type="float">
            <text:p>896</text:p>
          </table:table-cell>
          <table:table-cell table:formula="of:=[.C1174]-[.C$2]" office:value-type="float" office:value="35.9507200717926" calcext:value-type="float">
            <text:p>35.9507200718</text:p>
          </table:table-cell>
          <table:table-cell table:formula="of:=[.D1174]/([.E1174]-[.E1173])" office:value-type="float" office:value="316098.610816721" calcext:value-type="float">
            <text:p>316098.610816721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float" office:value="1442890805.03978" calcext:value-type="float">
            <text:p>1442890805.03978</text:p>
          </table:table-cell>
          <table:table-cell office:value-type="float" office:value="1442890805.05667" calcext:value-type="float">
            <text:p>1442890805.05667</text:p>
          </table:table-cell>
          <table:table-cell office:value-type="float" office:value="896" calcext:value-type="float">
            <text:p>896</text:p>
          </table:table-cell>
          <table:table-cell table:formula="of:=[.C1175]-[.C$2]" office:value-type="float" office:value="35.9535648822784" calcext:value-type="float">
            <text:p>35.9535648823</text:p>
          </table:table-cell>
          <table:table-cell table:formula="of:=[.D1175]/([.E1175]-[.E1174])" office:value-type="float" office:value="314959.468990949" calcext:value-type="float">
            <text:p>314959.468990949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float" office:value="1442890805.0398" calcext:value-type="float">
            <text:p>1442890805.0398</text:p>
          </table:table-cell>
          <table:table-cell office:value-type="float" office:value="1442890805.05952" calcext:value-type="float">
            <text:p>1442890805.05952</text:p>
          </table:table-cell>
          <table:table-cell office:value-type="float" office:value="896" calcext:value-type="float">
            <text:p>896</text:p>
          </table:table-cell>
          <table:table-cell table:formula="of:=[.C1176]-[.C$2]" office:value-type="float" office:value="35.9564085006714" calcext:value-type="float">
            <text:p>35.9564085007</text:p>
          </table:table-cell>
          <table:table-cell table:formula="of:=[.D1176]/([.E1176]-[.E1175])" office:value-type="float" office:value="315091.505324055" calcext:value-type="float">
            <text:p>315091.505324055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float" office:value="1442890805.03982" calcext:value-type="float">
            <text:p>1442890805.03982</text:p>
          </table:table-cell>
          <table:table-cell office:value-type="float" office:value="1442890805.06232" calcext:value-type="float">
            <text:p>1442890805.06232</text:p>
          </table:table-cell>
          <table:table-cell office:value-type="float" office:value="896" calcext:value-type="float">
            <text:p>896</text:p>
          </table:table-cell>
          <table:table-cell table:formula="of:=[.C1177]-[.C$2]" office:value-type="float" office:value="35.9592161178589" calcext:value-type="float">
            <text:p>35.9592161179</text:p>
          </table:table-cell>
          <table:table-cell table:formula="of:=[.D1177]/([.E1177]-[.E1176])" office:value-type="float" office:value="319131.826086957" calcext:value-type="float">
            <text:p>319131.826086957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float" office:value="1442890805.16345" calcext:value-type="float">
            <text:p>1442890805.16345</text:p>
          </table:table-cell>
          <table:table-cell office:value-type="float" office:value="1442890805.1635" calcext:value-type="float">
            <text:p>1442890805.1635</text:p>
          </table:table-cell>
          <table:table-cell office:value-type="float" office:value="896" calcext:value-type="float">
            <text:p>896</text:p>
          </table:table-cell>
          <table:table-cell table:formula="of:=[.C1178]-[.C$2]" office:value-type="float" office:value="36.0603883266449" calcext:value-type="float">
            <text:p>36.0603883266</text:p>
          </table:table-cell>
          <table:table-cell table:formula="of:=[.D1178]/([.E1178]-[.E1177])" office:value-type="float" office:value="8856.18699790502" calcext:value-type="float">
            <text:p>8856.186997905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float" office:value="1442890805.16354" calcext:value-type="float">
            <text:p>1442890805.16354</text:p>
          </table:table-cell>
          <table:table-cell office:value-type="float" office:value="1442890805.16635" calcext:value-type="float">
            <text:p>1442890805.16635</text:p>
          </table:table-cell>
          <table:table-cell office:value-type="float" office:value="896" calcext:value-type="float">
            <text:p>896</text:p>
          </table:table-cell>
          <table:table-cell table:formula="of:=[.C1179]-[.C$2]" office:value-type="float" office:value="36.0632448196411" calcext:value-type="float">
            <text:p>36.0632448196</text:p>
          </table:table-cell>
          <table:table-cell table:formula="of:=[.D1179]/([.E1179]-[.E1178])" office:value-type="float" office:value="313671.344962858" calcext:value-type="float">
            <text:p>313671.344962858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float" office:value="1442890805.16357" calcext:value-type="float">
            <text:p>1442890805.16357</text:p>
          </table:table-cell>
          <table:table-cell office:value-type="float" office:value="1442890805.16922" calcext:value-type="float">
            <text:p>1442890805.16922</text:p>
          </table:table-cell>
          <table:table-cell office:value-type="float" office:value="896" calcext:value-type="float">
            <text:p>896</text:p>
          </table:table-cell>
          <table:table-cell table:formula="of:=[.C1180]-[.C$2]" office:value-type="float" office:value="36.0661165714264" calcext:value-type="float">
            <text:p>36.0661165714</text:p>
          </table:table-cell>
          <table:table-cell table:formula="of:=[.D1180]/([.E1180]-[.E1179])" office:value-type="float" office:value="312004.681112495" calcext:value-type="float">
            <text:p>312004.681112495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float" office:value="1442890805.16361" calcext:value-type="float">
            <text:p>1442890805.16361</text:p>
          </table:table-cell>
          <table:table-cell office:value-type="float" office:value="1442890805.17208" calcext:value-type="float">
            <text:p>1442890805.17208</text:p>
          </table:table-cell>
          <table:table-cell office:value-type="float" office:value="896" calcext:value-type="float">
            <text:p>896</text:p>
          </table:table-cell>
          <table:table-cell table:formula="of:=[.C1181]-[.C$2]" office:value-type="float" office:value="36.0689702033997" calcext:value-type="float">
            <text:p>36.0689702034</text:p>
          </table:table-cell>
          <table:table-cell table:formula="of:=[.D1181]/([.E1181]-[.E1180])" office:value-type="float" office:value="313985.828724204" calcext:value-type="float">
            <text:p>313985.828724204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442890805.16363" calcext:value-type="float">
            <text:p>1442890805.16363</text:p>
          </table:table-cell>
          <table:table-cell office:value-type="float" office:value="1442890805.17493" calcext:value-type="float">
            <text:p>1442890805.17493</text:p>
          </table:table-cell>
          <table:table-cell office:value-type="float" office:value="896" calcext:value-type="float">
            <text:p>896</text:p>
          </table:table-cell>
          <table:table-cell table:formula="of:=[.C1182]-[.C$2]" office:value-type="float" office:value="36.0718231201172" calcext:value-type="float">
            <text:p>36.0718231201</text:p>
          </table:table-cell>
          <table:table-cell table:formula="of:=[.D1182]/([.E1182]-[.E1181])" office:value-type="float" office:value="314064.548219957" calcext:value-type="float">
            <text:p>314064.548219957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float" office:value="1442890805.16365" calcext:value-type="float">
            <text:p>1442890805.16365</text:p>
          </table:table-cell>
          <table:table-cell office:value-type="float" office:value="1442890805.17778" calcext:value-type="float">
            <text:p>1442890805.17778</text:p>
          </table:table-cell>
          <table:table-cell office:value-type="float" office:value="896" calcext:value-type="float">
            <text:p>896</text:p>
          </table:table-cell>
          <table:table-cell table:formula="of:=[.C1183]-[.C$2]" office:value-type="float" office:value="36.0746736526489" calcext:value-type="float">
            <text:p>36.0746736526</text:p>
          </table:table-cell>
          <table:table-cell table:formula="of:=[.D1183]/([.E1183]-[.E1182])" office:value-type="float" office:value="314327.231850117" calcext:value-type="float">
            <text:p>314327.231850117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float" office:value="1442890805.16367" calcext:value-type="float">
            <text:p>1442890805.16367</text:p>
          </table:table-cell>
          <table:table-cell office:value-type="float" office:value="1442890805.18062" calcext:value-type="float">
            <text:p>1442890805.18062</text:p>
          </table:table-cell>
          <table:table-cell office:value-type="float" office:value="896" calcext:value-type="float">
            <text:p>896</text:p>
          </table:table-cell>
          <table:table-cell table:formula="of:=[.C1184]-[.C$2]" office:value-type="float" office:value="36.0775151252747" calcext:value-type="float">
            <text:p>36.0775151253</text:p>
          </table:table-cell>
          <table:table-cell table:formula="of:=[.D1184]/([.E1184]-[.E1183])" office:value-type="float" office:value="315329.449907703" calcext:value-type="float">
            <text:p>315329.449907703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float" office:value="1442890805.16369" calcext:value-type="float">
            <text:p>1442890805.16369</text:p>
          </table:table-cell>
          <table:table-cell office:value-type="float" office:value="1442890805.18347" calcext:value-type="float">
            <text:p>1442890805.18347</text:p>
          </table:table-cell>
          <table:table-cell office:value-type="float" office:value="896" calcext:value-type="float">
            <text:p>896</text:p>
          </table:table-cell>
          <table:table-cell table:formula="of:=[.C1185]-[.C$2]" office:value-type="float" office:value="36.0803654193878" calcext:value-type="float">
            <text:p>36.0803654194</text:p>
          </table:table-cell>
          <table:table-cell table:formula="of:=[.D1185]/([.E1185]-[.E1184])" office:value-type="float" office:value="314353.524383103" calcext:value-type="float">
            <text:p>314353.524383103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float" office:value="1442890805.16371" calcext:value-type="float">
            <text:p>1442890805.16371</text:p>
          </table:table-cell>
          <table:table-cell office:value-type="float" office:value="1442890805.18633" calcext:value-type="float">
            <text:p>1442890805.18633</text:p>
          </table:table-cell>
          <table:table-cell office:value-type="float" office:value="896" calcext:value-type="float">
            <text:p>896</text:p>
          </table:table-cell>
          <table:table-cell table:formula="of:=[.C1186]-[.C$2]" office:value-type="float" office:value="36.0832211971283" calcext:value-type="float">
            <text:p>36.0832211971</text:p>
          </table:table-cell>
          <table:table-cell table:formula="of:=[.D1186]/([.E1186]-[.E1185])" office:value-type="float" office:value="313749.906829187" calcext:value-type="float">
            <text:p>313749.906829187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float" office:value="1442890805.16374" calcext:value-type="float">
            <text:p>1442890805.16374</text:p>
          </table:table-cell>
          <table:table-cell office:value-type="float" office:value="1442890805.18916" calcext:value-type="float">
            <text:p>1442890805.18916</text:p>
          </table:table-cell>
          <table:table-cell office:value-type="float" office:value="896" calcext:value-type="float">
            <text:p>896</text:p>
          </table:table-cell>
          <table:table-cell table:formula="of:=[.C1187]-[.C$2]" office:value-type="float" office:value="36.0860538482666" calcext:value-type="float">
            <text:p>36.0860538483</text:p>
          </table:table-cell>
          <table:table-cell table:formula="of:=[.D1187]/([.E1187]-[.E1186])" office:value-type="float" office:value="316311.45391802" calcext:value-type="float">
            <text:p>316311.45391802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float" office:value="1442890805.16376" calcext:value-type="float">
            <text:p>1442890805.16376</text:p>
          </table:table-cell>
          <table:table-cell office:value-type="float" office:value="1442890805.192" calcext:value-type="float">
            <text:p>1442890805.192</text:p>
          </table:table-cell>
          <table:table-cell office:value-type="float" office:value="896" calcext:value-type="float">
            <text:p>896</text:p>
          </table:table-cell>
          <table:table-cell table:formula="of:=[.C1188]-[.C$2]" office:value-type="float" office:value="36.0888888835907" calcext:value-type="float">
            <text:p>36.0888888836</text:p>
          </table:table-cell>
          <table:table-cell table:formula="of:=[.D1188]/([.E1188]-[.E1187])" office:value-type="float" office:value="316045.444790177" calcext:value-type="float">
            <text:p>316045.444790177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float" office:value="1442890805.16378" calcext:value-type="float">
            <text:p>1442890805.16378</text:p>
          </table:table-cell>
          <table:table-cell office:value-type="float" office:value="1442890805.19486" calcext:value-type="float">
            <text:p>1442890805.19486</text:p>
          </table:table-cell>
          <table:table-cell office:value-type="float" office:value="896" calcext:value-type="float">
            <text:p>896</text:p>
          </table:table-cell>
          <table:table-cell table:formula="of:=[.C1189]-[.C$2]" office:value-type="float" office:value="36.0917496681213" calcext:value-type="float">
            <text:p>36.0917496681</text:p>
          </table:table-cell>
          <table:table-cell table:formula="of:=[.D1189]/([.E1189]-[.E1188])" office:value-type="float" office:value="313200.798733228" calcext:value-type="float">
            <text:p>313200.798733228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float" office:value="1442890805.24058" calcext:value-type="float">
            <text:p>1442890805.24058</text:p>
          </table:table-cell>
          <table:table-cell office:value-type="float" office:value="1442890805.24064" calcext:value-type="float">
            <text:p>1442890805.24064</text:p>
          </table:table-cell>
          <table:table-cell office:value-type="float" office:value="896" calcext:value-type="float">
            <text:p>896</text:p>
          </table:table-cell>
          <table:table-cell table:formula="of:=[.C1190]-[.C$2]" office:value-type="float" office:value="36.1375319957733" calcext:value-type="float">
            <text:p>36.1375319958</text:p>
          </table:table-cell>
          <table:table-cell table:formula="of:=[.D1190]/([.E1190]-[.E1189])" office:value-type="float" office:value="19570.8703762531" calcext:value-type="float">
            <text:p>19570.8703762531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float" office:value="1442890805.24071" calcext:value-type="float">
            <text:p>1442890805.24071</text:p>
          </table:table-cell>
          <table:table-cell office:value-type="float" office:value="1442890805.2435" calcext:value-type="float">
            <text:p>1442890805.2435</text:p>
          </table:table-cell>
          <table:table-cell office:value-type="float" office:value="896" calcext:value-type="float">
            <text:p>896</text:p>
          </table:table-cell>
          <table:table-cell table:formula="of:=[.C1191]-[.C$2]" office:value-type="float" office:value="36.1403923034668" calcext:value-type="float">
            <text:p>36.1403923035</text:p>
          </table:table-cell>
          <table:table-cell table:formula="of:=[.D1191]/([.E1191]-[.E1190])" office:value-type="float" office:value="313253.011919647" calcext:value-type="float">
            <text:p>313253.011919647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442890805.24073" calcext:value-type="float">
            <text:p>1442890805.24073</text:p>
          </table:table-cell>
          <table:table-cell office:value-type="float" office:value="1442890805.24636" calcext:value-type="float">
            <text:p>1442890805.24636</text:p>
          </table:table-cell>
          <table:table-cell office:value-type="float" office:value="896" calcext:value-type="float">
            <text:p>896</text:p>
          </table:table-cell>
          <table:table-cell table:formula="of:=[.C1192]-[.C$2]" office:value-type="float" office:value="36.1432521343231" calcext:value-type="float">
            <text:p>36.1432521343</text:p>
          </table:table-cell>
          <table:table-cell table:formula="of:=[.D1192]/([.E1192]-[.E1191])" office:value-type="float" office:value="313305.242517716" calcext:value-type="float">
            <text:p>313305.242517716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float" office:value="1442890805.24076" calcext:value-type="float">
            <text:p>1442890805.24076</text:p>
          </table:table-cell>
          <table:table-cell office:value-type="float" office:value="1442890805.24922" calcext:value-type="float">
            <text:p>1442890805.24922</text:p>
          </table:table-cell>
          <table:table-cell office:value-type="float" office:value="896" calcext:value-type="float">
            <text:p>896</text:p>
          </table:table-cell>
          <table:table-cell table:formula="of:=[.C1193]-[.C$2]" office:value-type="float" office:value="36.1461107730865" calcext:value-type="float">
            <text:p>36.1461107731</text:p>
          </table:table-cell>
          <table:table-cell table:formula="of:=[.D1193]/([.E1193]-[.E1192])" office:value-type="float" office:value="313435.895246038" calcext:value-type="float">
            <text:p>313435.895246038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float" office:value="1442890805.24078" calcext:value-type="float">
            <text:p>1442890805.24078</text:p>
          </table:table-cell>
          <table:table-cell office:value-type="float" office:value="1442890805.25209" calcext:value-type="float">
            <text:p>1442890805.25209</text:p>
          </table:table-cell>
          <table:table-cell office:value-type="float" office:value="896" calcext:value-type="float">
            <text:p>896</text:p>
          </table:table-cell>
          <table:table-cell table:formula="of:=[.C1194]-[.C$2]" office:value-type="float" office:value="36.148987531662" calcext:value-type="float">
            <text:p>36.1489875317</text:p>
          </table:table-cell>
          <table:table-cell table:formula="of:=[.D1194]/([.E1194]-[.E1193])" office:value-type="float" office:value="311461.659539201" calcext:value-type="float">
            <text:p>311461.659539201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float" office:value="1442890805.2408" calcext:value-type="float">
            <text:p>1442890805.2408</text:p>
          </table:table-cell>
          <table:table-cell office:value-type="float" office:value="1442890805.25494" calcext:value-type="float">
            <text:p>1442890805.25494</text:p>
          </table:table-cell>
          <table:table-cell office:value-type="float" office:value="896" calcext:value-type="float">
            <text:p>896</text:p>
          </table:table-cell>
          <table:table-cell table:formula="of:=[.C1195]-[.C$2]" office:value-type="float" office:value="36.1518304347992" calcext:value-type="float">
            <text:p>36.1518304348</text:p>
          </table:table-cell>
          <table:table-cell table:formula="of:=[.D1195]/([.E1195]-[.E1194])" office:value-type="float" office:value="315170.780275075" calcext:value-type="float">
            <text:p>315170.780275075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float" office:value="1442890805.24082" calcext:value-type="float">
            <text:p>1442890805.24082</text:p>
          </table:table-cell>
          <table:table-cell office:value-type="float" office:value="1442890805.25779" calcext:value-type="float">
            <text:p>1442890805.25779</text:p>
          </table:table-cell>
          <table:table-cell office:value-type="float" office:value="896" calcext:value-type="float">
            <text:p>896</text:p>
          </table:table-cell>
          <table:table-cell table:formula="of:=[.C1196]-[.C$2]" office:value-type="float" office:value="36.1546838283539" calcext:value-type="float">
            <text:p>36.1546838284</text:p>
          </table:table-cell>
          <table:table-cell table:formula="of:=[.D1196]/([.E1196]-[.E1195])" office:value-type="float" office:value="314012.064171123" calcext:value-type="float">
            <text:p>314012.064171123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442890805.24084" calcext:value-type="float">
            <text:p>1442890805.24084</text:p>
          </table:table-cell>
          <table:table-cell office:value-type="float" office:value="1442890805.2607" calcext:value-type="float">
            <text:p>1442890805.2607</text:p>
          </table:table-cell>
          <table:table-cell office:value-type="float" office:value="896" calcext:value-type="float">
            <text:p>896</text:p>
          </table:table-cell>
          <table:table-cell table:formula="of:=[.C1197]-[.C$2]" office:value-type="float" office:value="36.1575930118561" calcext:value-type="float">
            <text:p>36.1575930119</text:p>
          </table:table-cell>
          <table:table-cell table:formula="of:=[.D1197]/([.E1197]-[.E1196])" office:value-type="float" office:value="307990.197016882" calcext:value-type="float">
            <text:p>307990.197016882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float" office:value="1442890805.35471" calcext:value-type="float">
            <text:p>1442890805.35471</text:p>
          </table:table-cell>
          <table:table-cell office:value-type="float" office:value="1442890805.35475" calcext:value-type="float">
            <text:p>1442890805.35475</text:p>
          </table:table-cell>
          <table:table-cell office:value-type="float" office:value="896" calcext:value-type="float">
            <text:p>896</text:p>
          </table:table-cell>
          <table:table-cell table:formula="of:=[.C1198]-[.C$2]" office:value-type="float" office:value="36.25164103508" calcext:value-type="float">
            <text:p>36.2516410351</text:p>
          </table:table-cell>
          <table:table-cell table:formula="of:=[.D1198]/([.E1198]-[.E1197])" office:value-type="float" office:value="9527.04766443749" calcext:value-type="float">
            <text:p>9527.0476644375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float" office:value="1442890805.35479" calcext:value-type="float">
            <text:p>1442890805.35479</text:p>
          </table:table-cell>
          <table:table-cell office:value-type="float" office:value="1442890805.35764" calcext:value-type="float">
            <text:p>1442890805.35764</text:p>
          </table:table-cell>
          <table:table-cell office:value-type="float" office:value="896" calcext:value-type="float">
            <text:p>896</text:p>
          </table:table-cell>
          <table:table-cell table:formula="of:=[.C1199]-[.C$2]" office:value-type="float" office:value="36.2545292377472" calcext:value-type="float">
            <text:p>36.2545292377</text:p>
          </table:table-cell>
          <table:table-cell table:formula="of:=[.D1199]/([.E1199]-[.E1198])" office:value-type="float" office:value="310227.537064553" calcext:value-type="float">
            <text:p>310227.537064553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float" office:value="1442890805.35481" calcext:value-type="float">
            <text:p>1442890805.35481</text:p>
          </table:table-cell>
          <table:table-cell office:value-type="float" office:value="1442890805.3605" calcext:value-type="float">
            <text:p>1442890805.3605</text:p>
          </table:table-cell>
          <table:table-cell office:value-type="float" office:value="896" calcext:value-type="float">
            <text:p>896</text:p>
          </table:table-cell>
          <table:table-cell table:formula="of:=[.C1200]-[.C$2]" office:value-type="float" office:value="36.2573938369751" calcext:value-type="float">
            <text:p>36.257393837</text:p>
          </table:table-cell>
          <table:table-cell table:formula="of:=[.D1200]/([.E1200]-[.E1199])" office:value-type="float" office:value="312783.719017894" calcext:value-type="float">
            <text:p>312783.719017894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float" office:value="1442890805.35484" calcext:value-type="float">
            <text:p>1442890805.35484</text:p>
          </table:table-cell>
          <table:table-cell office:value-type="float" office:value="1442890805.36335" calcext:value-type="float">
            <text:p>1442890805.36335</text:p>
          </table:table-cell>
          <table:table-cell office:value-type="float" office:value="896" calcext:value-type="float">
            <text:p>896</text:p>
          </table:table-cell>
          <table:table-cell table:formula="of:=[.C1201]-[.C$2]" office:value-type="float" office:value="36.2602453231811" calcext:value-type="float">
            <text:p>36.2602453232</text:p>
          </table:table-cell>
          <table:table-cell table:formula="of:=[.D1201]/([.E1201]-[.E1200])" office:value-type="float" office:value="314222.105685619" calcext:value-type="float">
            <text:p>314222.10568561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442890805.35486" calcext:value-type="float">
            <text:p>1442890805.35486</text:p>
          </table:table-cell>
          <table:table-cell office:value-type="float" office:value="1442890805.36618" calcext:value-type="float">
            <text:p>1442890805.36618</text:p>
          </table:table-cell>
          <table:table-cell office:value-type="float" office:value="896" calcext:value-type="float">
            <text:p>896</text:p>
          </table:table-cell>
          <table:table-cell table:formula="of:=[.C1202]-[.C$2]" office:value-type="float" office:value="36.2630755901337" calcext:value-type="float">
            <text:p>36.2630755901</text:p>
          </table:table-cell>
          <table:table-cell table:formula="of:=[.D1202]/([.E1202]-[.E1201])" office:value-type="float" office:value="316577.911212198" calcext:value-type="float">
            <text:p>316577.911212198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442890805.35489" calcext:value-type="float">
            <text:p>1442890805.35489</text:p>
          </table:table-cell>
          <table:table-cell office:value-type="float" office:value="1442890805.36904" calcext:value-type="float">
            <text:p>1442890805.36904</text:p>
          </table:table-cell>
          <table:table-cell office:value-type="float" office:value="896" calcext:value-type="float">
            <text:p>896</text:p>
          </table:table-cell>
          <table:table-cell table:formula="of:=[.C1203]-[.C$2]" office:value-type="float" office:value="36.2659289836884" calcext:value-type="float">
            <text:p>36.2659289837</text:p>
          </table:table-cell>
          <table:table-cell table:formula="of:=[.D1203]/([.E1203]-[.E1202])" office:value-type="float" office:value="314012.064171123" calcext:value-type="float">
            <text:p>314012.064171123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float" office:value="1442890805.35491" calcext:value-type="float">
            <text:p>1442890805.35491</text:p>
          </table:table-cell>
          <table:table-cell office:value-type="float" office:value="1442890805.37188" calcext:value-type="float">
            <text:p>1442890805.37188</text:p>
          </table:table-cell>
          <table:table-cell office:value-type="float" office:value="896" calcext:value-type="float">
            <text:p>896</text:p>
          </table:table-cell>
          <table:table-cell table:formula="of:=[.C1204]-[.C$2]" office:value-type="float" office:value="36.268768787384" calcext:value-type="float">
            <text:p>36.2687687874</text:p>
          </table:table-cell>
          <table:table-cell table:formula="of:=[.D1204]/([.E1204]-[.E1203])" office:value-type="float" office:value="315514.766518344" calcext:value-type="float">
            <text:p>315514.766518344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float" office:value="1442890805.35493" calcext:value-type="float">
            <text:p>1442890805.35493</text:p>
          </table:table-cell>
          <table:table-cell office:value-type="float" office:value="1442890805.37473" calcext:value-type="float">
            <text:p>1442890805.37473</text:p>
          </table:table-cell>
          <table:table-cell office:value-type="float" office:value="896" calcext:value-type="float">
            <text:p>896</text:p>
          </table:table-cell>
          <table:table-cell table:formula="of:=[.C1205]-[.C$2]" office:value-type="float" office:value="36.271621465683" calcext:value-type="float">
            <text:p>36.2716214657</text:p>
          </table:table-cell>
          <table:table-cell table:formula="of:=[.D1205]/([.E1205]-[.E1204])" office:value-type="float" office:value="314090.79682407" calcext:value-type="float">
            <text:p>314090.79682407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float" office:value="1442890805.35495" calcext:value-type="float">
            <text:p>1442890805.35495</text:p>
          </table:table-cell>
          <table:table-cell office:value-type="float" office:value="1442890805.3776" calcext:value-type="float">
            <text:p>1442890805.3776</text:p>
          </table:table-cell>
          <table:table-cell office:value-type="float" office:value="896" calcext:value-type="float">
            <text:p>896</text:p>
          </table:table-cell>
          <table:table-cell table:formula="of:=[.C1206]-[.C$2]" office:value-type="float" office:value="36.2744970321655" calcext:value-type="float">
            <text:p>36.2744970322</text:p>
          </table:table-cell>
          <table:table-cell table:formula="of:=[.D1206]/([.E1206]-[.E1205])" office:value-type="float" office:value="311590.778874057" calcext:value-type="float">
            <text:p>311590.778874057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442890805.35497" calcext:value-type="float">
            <text:p>1442890805.35497</text:p>
          </table:table-cell>
          <table:table-cell office:value-type="float" office:value="1442890805.38046" calcext:value-type="float">
            <text:p>1442890805.38046</text:p>
          </table:table-cell>
          <table:table-cell office:value-type="float" office:value="896" calcext:value-type="float">
            <text:p>896</text:p>
          </table:table-cell>
          <table:table-cell table:formula="of:=[.C1207]-[.C$2]" office:value-type="float" office:value="36.2773549556732" calcext:value-type="float">
            <text:p>36.2773549557</text:p>
          </table:table-cell>
          <table:table-cell table:formula="of:=[.D1207]/([.E1207]-[.E1206])" office:value-type="float" office:value="313514.339200801" calcext:value-type="float">
            <text:p>313514.339200801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float" office:value="1442890805.35502" calcext:value-type="float">
            <text:p>1442890805.35502</text:p>
          </table:table-cell>
          <table:table-cell office:value-type="float" office:value="1442890805.38331" calcext:value-type="float">
            <text:p>1442890805.38331</text:p>
          </table:table-cell>
          <table:table-cell office:value-type="float" office:value="896" calcext:value-type="float">
            <text:p>896</text:p>
          </table:table-cell>
          <table:table-cell table:formula="of:=[.C1208]-[.C$2]" office:value-type="float" office:value="36.2801997661591" calcext:value-type="float">
            <text:p>36.2801997662</text:p>
          </table:table-cell>
          <table:table-cell table:formula="of:=[.D1208]/([.E1208]-[.E1207])" office:value-type="float" office:value="314959.468990949" calcext:value-type="float">
            <text:p>314959.468990949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float" office:value="1442890805.35505" calcext:value-type="float">
            <text:p>1442890805.35505</text:p>
          </table:table-cell>
          <table:table-cell office:value-type="float" office:value="1442890805.38616" calcext:value-type="float">
            <text:p>1442890805.38616</text:p>
          </table:table-cell>
          <table:table-cell office:value-type="float" office:value="896" calcext:value-type="float">
            <text:p>896</text:p>
          </table:table-cell>
          <table:table-cell table:formula="of:=[.C1209]-[.C$2]" office:value-type="float" office:value="36.2830572128296" calcext:value-type="float">
            <text:p>36.2830572128</text:p>
          </table:table-cell>
          <table:table-cell table:formula="of:=[.D1209]/([.E1209]-[.E1208])" office:value-type="float" office:value="313566.656987902" calcext:value-type="float">
            <text:p>313566.656987902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float" office:value="1442890805.44152" calcext:value-type="float">
            <text:p>1442890805.44152</text:p>
          </table:table-cell>
          <table:table-cell office:value-type="float" office:value="1442890805.44155" calcext:value-type="float">
            <text:p>1442890805.44155</text:p>
          </table:table-cell>
          <table:table-cell office:value-type="float" office:value="896" calcext:value-type="float">
            <text:p>896</text:p>
          </table:table-cell>
          <table:table-cell table:formula="of:=[.C1210]-[.C$2]" office:value-type="float" office:value="36.3384473323822" calcext:value-type="float">
            <text:p>36.3384473324</text:p>
          </table:table-cell>
          <table:table-cell table:formula="of:=[.D1210]/([.E1210]-[.E1209])" office:value-type="float" office:value="16176.1701768658" calcext:value-type="float">
            <text:p>16176.1701768658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float" office:value="1442890805.44168" calcext:value-type="float">
            <text:p>1442890805.44168</text:p>
          </table:table-cell>
          <table:table-cell office:value-type="float" office:value="1442890805.4444" calcext:value-type="float">
            <text:p>1442890805.4444</text:p>
          </table:table-cell>
          <table:table-cell office:value-type="float" office:value="896" calcext:value-type="float">
            <text:p>896</text:p>
          </table:table-cell>
          <table:table-cell table:formula="of:=[.C1211]-[.C$2]" office:value-type="float" office:value="36.341290473938" calcext:value-type="float">
            <text:p>36.3412904739</text:p>
          </table:table-cell>
          <table:table-cell table:formula="of:=[.D1211]/([.E1211]-[.E1210])" office:value-type="float" office:value="315144.350859539" calcext:value-type="float">
            <text:p>315144.350859539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442890805.4417" calcext:value-type="float">
            <text:p>1442890805.4417</text:p>
          </table:table-cell>
          <table:table-cell office:value-type="float" office:value="1442890805.44724" calcext:value-type="float">
            <text:p>1442890805.44724</text:p>
          </table:table-cell>
          <table:table-cell office:value-type="float" office:value="896" calcext:value-type="float">
            <text:p>896</text:p>
          </table:table-cell>
          <table:table-cell table:formula="of:=[.C1212]-[.C$2]" office:value-type="float" office:value="36.3441307544708" calcext:value-type="float">
            <text:p>36.3441307545</text:p>
          </table:table-cell>
          <table:table-cell table:formula="of:=[.D1212]/([.E1212]-[.E1211])" office:value-type="float" office:value="315461.796692689" calcext:value-type="float">
            <text:p>315461.796692689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float" office:value="1442890805.44172" calcext:value-type="float">
            <text:p>1442890805.44172</text:p>
          </table:table-cell>
          <table:table-cell office:value-type="float" office:value="1442890805.45012" calcext:value-type="float">
            <text:p>1442890805.45012</text:p>
          </table:table-cell>
          <table:table-cell office:value-type="float" office:value="896" calcext:value-type="float">
            <text:p>896</text:p>
          </table:table-cell>
          <table:table-cell table:formula="of:=[.C1213]-[.C$2]" office:value-type="float" office:value="36.347017288208" calcext:value-type="float">
            <text:p>36.3470172882</text:p>
          </table:table-cell>
          <table:table-cell table:formula="of:=[.D1213]/([.E1213]-[.E1212])" office:value-type="float" office:value="310406.903774676" calcext:value-type="float">
            <text:p>310406.903774676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float" office:value="1442890805.44174" calcext:value-type="float">
            <text:p>1442890805.44174</text:p>
          </table:table-cell>
          <table:table-cell office:value-type="float" office:value="1442890805.45298" calcext:value-type="float">
            <text:p>1442890805.45298</text:p>
          </table:table-cell>
          <table:table-cell office:value-type="float" office:value="896" calcext:value-type="float">
            <text:p>896</text:p>
          </table:table-cell>
          <table:table-cell table:formula="of:=[.C1214]-[.C$2]" office:value-type="float" office:value="36.3498756885529" calcext:value-type="float">
            <text:p>36.3498756886</text:p>
          </table:table-cell>
          <table:table-cell table:formula="of:=[.D1214]/([.E1214]-[.E1213])" office:value-type="float" office:value="313462.038868963" calcext:value-type="float">
            <text:p>313462.038868963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float" office:value="1442890805.44176" calcext:value-type="float">
            <text:p>1442890805.44176</text:p>
          </table:table-cell>
          <table:table-cell office:value-type="float" office:value="1442890805.45584" calcext:value-type="float">
            <text:p>1442890805.45584</text:p>
          </table:table-cell>
          <table:table-cell office:value-type="float" office:value="896" calcext:value-type="float">
            <text:p>896</text:p>
          </table:table-cell>
          <table:table-cell table:formula="of:=[.C1215]-[.C$2]" office:value-type="float" office:value="36.3527367115021" calcext:value-type="float">
            <text:p>36.3527367115</text:p>
          </table:table-cell>
          <table:table-cell table:formula="of:=[.D1215]/([.E1215]-[.E1214])" office:value-type="float" office:value="313174.698666667" calcext:value-type="float">
            <text:p>313174.698666667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float" office:value="1442890805.44178" calcext:value-type="float">
            <text:p>1442890805.44178</text:p>
          </table:table-cell>
          <table:table-cell office:value-type="float" office:value="1442890805.4587" calcext:value-type="float">
            <text:p>1442890805.4587</text:p>
          </table:table-cell>
          <table:table-cell office:value-type="float" office:value="896" calcext:value-type="float">
            <text:p>896</text:p>
          </table:table-cell>
          <table:table-cell table:formula="of:=[.C1216]-[.C$2]" office:value-type="float" office:value="36.3555929660797" calcext:value-type="float">
            <text:p>36.3555929661</text:p>
          </table:table-cell>
          <table:table-cell table:formula="of:=[.D1216]/([.E1216]-[.E1215])" office:value-type="float" office:value="313697.5278798" calcext:value-type="float">
            <text:p>313697.5278798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float" office:value="1442890805.4418" calcext:value-type="float">
            <text:p>1442890805.4418</text:p>
          </table:table-cell>
          <table:table-cell office:value-type="float" office:value="1442890805.46162" calcext:value-type="float">
            <text:p>1442890805.46162</text:p>
          </table:table-cell>
          <table:table-cell office:value-type="float" office:value="896" calcext:value-type="float">
            <text:p>896</text:p>
          </table:table-cell>
          <table:table-cell table:formula="of:=[.C1217]-[.C$2]" office:value-type="float" office:value="36.3585131168365" calcext:value-type="float">
            <text:p>36.3585131168</text:p>
          </table:table-cell>
          <table:table-cell table:formula="of:=[.D1217]/([.E1217]-[.E1216])" office:value-type="float" office:value="306833.473546701" calcext:value-type="float">
            <text:p>306833.473546701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float" office:value="1442890805.44182" calcext:value-type="float">
            <text:p>1442890805.44182</text:p>
          </table:table-cell>
          <table:table-cell office:value-type="float" office:value="1442890805.46448" calcext:value-type="float">
            <text:p>1442890805.46448</text:p>
          </table:table-cell>
          <table:table-cell office:value-type="float" office:value="896" calcext:value-type="float">
            <text:p>896</text:p>
          </table:table-cell>
          <table:table-cell table:formula="of:=[.C1218]-[.C$2]" office:value-type="float" office:value="36.3613705635071" calcext:value-type="float">
            <text:p>36.3613705635</text:p>
          </table:table-cell>
          <table:table-cell table:formula="of:=[.D1218]/([.E1218]-[.E1217])" office:value-type="float" office:value="313566.656987902" calcext:value-type="float">
            <text:p>313566.656987902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float" office:value="1442890805.44183" calcext:value-type="float">
            <text:p>1442890805.44183</text:p>
          </table:table-cell>
          <table:table-cell office:value-type="float" office:value="1442890805.46731" calcext:value-type="float">
            <text:p>1442890805.46731</text:p>
          </table:table-cell>
          <table:table-cell office:value-type="float" office:value="896" calcext:value-type="float">
            <text:p>896</text:p>
          </table:table-cell>
          <table:table-cell table:formula="of:=[.C1219]-[.C$2]" office:value-type="float" office:value="36.3642063140869" calcext:value-type="float">
            <text:p>36.3642063141</text:p>
          </table:table-cell>
          <table:table-cell table:formula="of:=[.D1219]/([.E1219]-[.E1218])" office:value-type="float" office:value="315965.729275265" calcext:value-type="float">
            <text:p>315965.729275265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1442890805.56198" calcext:value-type="float">
            <text:p>1442890805.56198</text:p>
          </table:table-cell>
          <table:table-cell office:value-type="float" office:value="1442890805.56202" calcext:value-type="float">
            <text:p>1442890805.56202</text:p>
          </table:table-cell>
          <table:table-cell office:value-type="float" office:value="896" calcext:value-type="float">
            <text:p>896</text:p>
          </table:table-cell>
          <table:table-cell table:formula="of:=[.C1220]-[.C$2]" office:value-type="float" office:value="36.4589133262634" calcext:value-type="float">
            <text:p>36.4589133263</text:p>
          </table:table-cell>
          <table:table-cell table:formula="of:=[.D1220]/([.E1220]-[.E1219])" office:value-type="float" office:value="9460.75670014853" calcext:value-type="float">
            <text:p>9460.7567001485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float" office:value="1442890805.56208" calcext:value-type="float">
            <text:p>1442890805.56208</text:p>
          </table:table-cell>
          <table:table-cell office:value-type="float" office:value="1442890805.56488" calcext:value-type="float">
            <text:p>1442890805.56488</text:p>
          </table:table-cell>
          <table:table-cell office:value-type="float" office:value="896" calcext:value-type="float">
            <text:p>896</text:p>
          </table:table-cell>
          <table:table-cell table:formula="of:=[.C1221]-[.C$2]" office:value-type="float" office:value="36.461767911911" calcext:value-type="float">
            <text:p>36.4617679119</text:p>
          </table:table-cell>
          <table:table-cell table:formula="of:=[.D1221]/([.E1221]-[.E1220])" office:value-type="float" office:value="313880.930760879" calcext:value-type="float">
            <text:p>313880.930760879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442890805.5621" calcext:value-type="float">
            <text:p>1442890805.5621</text:p>
          </table:table-cell>
          <table:table-cell office:value-type="float" office:value="1442890805.56772" calcext:value-type="float">
            <text:p>1442890805.56772</text:p>
          </table:table-cell>
          <table:table-cell office:value-type="float" office:value="896" calcext:value-type="float">
            <text:p>896</text:p>
          </table:table-cell>
          <table:table-cell table:formula="of:=[.C1222]-[.C$2]" office:value-type="float" office:value="36.464608669281" calcext:value-type="float">
            <text:p>36.4646086693</text:p>
          </table:table-cell>
          <table:table-cell table:formula="of:=[.D1222]/([.E1222]-[.E1221])" office:value-type="float" office:value="315408.844649601" calcext:value-type="float">
            <text:p>315408.844649601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float" office:value="1442890805.56212" calcext:value-type="float">
            <text:p>1442890805.56212</text:p>
          </table:table-cell>
          <table:table-cell office:value-type="float" office:value="1442890805.57057" calcext:value-type="float">
            <text:p>1442890805.57057</text:p>
          </table:table-cell>
          <table:table-cell office:value-type="float" office:value="896" calcext:value-type="float">
            <text:p>896</text:p>
          </table:table-cell>
          <table:table-cell table:formula="of:=[.C1223]-[.C$2]" office:value-type="float" office:value="36.4674615859985" calcext:value-type="float">
            <text:p>36.467461586</text:p>
          </table:table-cell>
          <table:table-cell table:formula="of:=[.D1223]/([.E1223]-[.E1222])" office:value-type="float" office:value="314064.548219957" calcext:value-type="float">
            <text:p>314064.548219957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float" office:value="1442890805.56214" calcext:value-type="float">
            <text:p>1442890805.56214</text:p>
          </table:table-cell>
          <table:table-cell office:value-type="float" office:value="1442890805.5734" calcext:value-type="float">
            <text:p>1442890805.5734</text:p>
          </table:table-cell>
          <table:table-cell office:value-type="float" office:value="896" calcext:value-type="float">
            <text:p>896</text:p>
          </table:table-cell>
          <table:table-cell table:formula="of:=[.C1224]-[.C$2]" office:value-type="float" office:value="36.4702877998352" calcext:value-type="float">
            <text:p>36.4702877998</text:p>
          </table:table-cell>
          <table:table-cell table:formula="of:=[.D1224]/([.E1224]-[.E1223])" office:value-type="float" office:value="317031.920364434" calcext:value-type="float">
            <text:p>317031.920364434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float" office:value="1442890805.56216" calcext:value-type="float">
            <text:p>1442890805.56216</text:p>
          </table:table-cell>
          <table:table-cell office:value-type="float" office:value="1442890805.57623" calcext:value-type="float">
            <text:p>1442890805.57623</text:p>
          </table:table-cell>
          <table:table-cell office:value-type="float" office:value="896" calcext:value-type="float">
            <text:p>896</text:p>
          </table:table-cell>
          <table:table-cell table:formula="of:=[.C1225]-[.C$2]" office:value-type="float" office:value="36.4731202125549" calcext:value-type="float">
            <text:p>36.4731202126</text:p>
          </table:table-cell>
          <table:table-cell table:formula="of:=[.D1225]/([.E1225]-[.E1224])" office:value-type="float" office:value="316338.079461279" calcext:value-type="float">
            <text:p>316338.079461279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float" office:value="1442890805.56218" calcext:value-type="float">
            <text:p>1442890805.56218</text:p>
          </table:table-cell>
          <table:table-cell office:value-type="float" office:value="1442890805.57908" calcext:value-type="float">
            <text:p>1442890805.57908</text:p>
          </table:table-cell>
          <table:table-cell office:value-type="float" office:value="896" calcext:value-type="float">
            <text:p>896</text:p>
          </table:table-cell>
          <table:table-cell table:formula="of:=[.C1226]-[.C$2]" office:value-type="float" office:value="36.4759771823883" calcext:value-type="float">
            <text:p>36.4759771824</text:p>
          </table:table-cell>
          <table:table-cell table:formula="of:=[.D1226]/([.E1226]-[.E1225])" office:value-type="float" office:value="313618.992239005" calcext:value-type="float">
            <text:p>313618.992239005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float" office:value="1442890805.5622" calcext:value-type="float">
            <text:p>1442890805.5622</text:p>
          </table:table-cell>
          <table:table-cell office:value-type="float" office:value="1442890805.58193" calcext:value-type="float">
            <text:p>1442890805.58193</text:p>
          </table:table-cell>
          <table:table-cell office:value-type="float" office:value="896" calcext:value-type="float">
            <text:p>896</text:p>
          </table:table-cell>
          <table:table-cell table:formula="of:=[.C1227]-[.C$2]" office:value-type="float" office:value="36.4788224697113" calcext:value-type="float">
            <text:p>36.4788224697</text:p>
          </table:table-cell>
          <table:table-cell table:formula="of:=[.D1227]/([.E1227]-[.E1226])" office:value-type="float" office:value="314906.685436568" calcext:value-type="float">
            <text:p>314906.685436568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float" office:value="1442890805.56221" calcext:value-type="float">
            <text:p>1442890805.56221</text:p>
          </table:table-cell>
          <table:table-cell office:value-type="float" office:value="1442890805.58485" calcext:value-type="float">
            <text:p>1442890805.58485</text:p>
          </table:table-cell>
          <table:table-cell office:value-type="float" office:value="896" calcext:value-type="float">
            <text:p>896</text:p>
          </table:table-cell>
          <table:table-cell table:formula="of:=[.C1228]-[.C$2]" office:value-type="float" office:value="36.4817385673523" calcext:value-type="float">
            <text:p>36.4817385674</text:p>
          </table:table-cell>
          <table:table-cell table:formula="of:=[.D1228]/([.E1228]-[.E1227])" office:value-type="float" office:value="307259.944730603" calcext:value-type="float">
            <text:p>307259.944730603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442890805.56223" calcext:value-type="float">
            <text:p>1442890805.56223</text:p>
          </table:table-cell>
          <table:table-cell office:value-type="float" office:value="1442890805.5877" calcext:value-type="float">
            <text:p>1442890805.5877</text:p>
          </table:table-cell>
          <table:table-cell office:value-type="float" office:value="896" calcext:value-type="float">
            <text:p>896</text:p>
          </table:table-cell>
          <table:table-cell table:formula="of:=[.C1229]-[.C$2]" office:value-type="float" office:value="36.4845941066742" calcext:value-type="float">
            <text:p>36.4845941067</text:p>
          </table:table-cell>
          <table:table-cell table:formula="of:=[.D1229]/([.E1229]-[.E1228])" office:value-type="float" office:value="313776.102863822" calcext:value-type="float">
            <text:p>313776.102863822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float" office:value="1442890805.56225" calcext:value-type="float">
            <text:p>1442890805.56225</text:p>
          </table:table-cell>
          <table:table-cell office:value-type="float" office:value="1442890805.59056" calcext:value-type="float">
            <text:p>1442890805.59056</text:p>
          </table:table-cell>
          <table:table-cell office:value-type="float" office:value="896" calcext:value-type="float">
            <text:p>896</text:p>
          </table:table-cell>
          <table:table-cell table:formula="of:=[.C1230]-[.C$2]" office:value-type="float" office:value="36.4874489307404" calcext:value-type="float">
            <text:p>36.4874489307</text:p>
          </table:table-cell>
          <table:table-cell table:formula="of:=[.D1230]/([.E1230]-[.E1229])" office:value-type="float" office:value="313854.717220645" calcext:value-type="float">
            <text:p>313854.717220645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1442890805.56227" calcext:value-type="float">
            <text:p>1442890805.56227</text:p>
          </table:table-cell>
          <table:table-cell office:value-type="float" office:value="1442890805.59342" calcext:value-type="float">
            <text:p>1442890805.59342</text:p>
          </table:table-cell>
          <table:table-cell office:value-type="float" office:value="896" calcext:value-type="float">
            <text:p>896</text:p>
          </table:table-cell>
          <table:table-cell table:formula="of:=[.C1231]-[.C$2]" office:value-type="float" office:value="36.4903116226196" calcext:value-type="float">
            <text:p>36.4903116226</text:p>
          </table:table-cell>
          <table:table-cell table:formula="of:=[.D1231]/([.E1231]-[.E1230])" office:value-type="float" office:value="312992.119930041" calcext:value-type="float">
            <text:p>312992.119930041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442890805.64245" calcext:value-type="float">
            <text:p>1442890805.64245</text:p>
          </table:table-cell>
          <table:table-cell office:value-type="float" office:value="1442890805.64249" calcext:value-type="float">
            <text:p>1442890805.64249</text:p>
          </table:table-cell>
          <table:table-cell office:value-type="float" office:value="896" calcext:value-type="float">
            <text:p>896</text:p>
          </table:table-cell>
          <table:table-cell table:formula="of:=[.C1232]-[.C$2]" office:value-type="float" office:value="36.5393817424774" calcext:value-type="float">
            <text:p>36.5393817425</text:p>
          </table:table-cell>
          <table:table-cell table:formula="of:=[.D1232]/([.E1232]-[.E1231])" office:value-type="float" office:value="18259.5845006438" calcext:value-type="float">
            <text:p>18259.5845006438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float" office:value="1442890805.64254" calcext:value-type="float">
            <text:p>1442890805.64254</text:p>
          </table:table-cell>
          <table:table-cell office:value-type="float" office:value="1442890805.64537" calcext:value-type="float">
            <text:p>1442890805.64537</text:p>
          </table:table-cell>
          <table:table-cell office:value-type="float" office:value="896" calcext:value-type="float">
            <text:p>896</text:p>
          </table:table-cell>
          <table:table-cell table:formula="of:=[.C1233]-[.C$2]" office:value-type="float" office:value="36.5422625541687" calcext:value-type="float">
            <text:p>36.5422625542</text:p>
          </table:table-cell>
          <table:table-cell table:formula="of:=[.D1233]/([.E1233]-[.E1232])" office:value-type="float" office:value="311023.453115948" calcext:value-type="float">
            <text:p>311023.453115948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float" office:value="1442890805.64257" calcext:value-type="float">
            <text:p>1442890805.64257</text:p>
          </table:table-cell>
          <table:table-cell office:value-type="float" office:value="1442890805.64822" calcext:value-type="float">
            <text:p>1442890805.64822</text:p>
          </table:table-cell>
          <table:table-cell office:value-type="float" office:value="896" calcext:value-type="float">
            <text:p>896</text:p>
          </table:table-cell>
          <table:table-cell table:formula="of:=[.C1234]-[.C$2]" office:value-type="float" office:value="36.5451135635376" calcext:value-type="float">
            <text:p>36.5451135635</text:p>
          </table:table-cell>
          <table:table-cell table:formula="of:=[.D1234]/([.E1234]-[.E1233])" office:value-type="float" office:value="314274.659976585" calcext:value-type="float">
            <text:p>314274.659976585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float" office:value="1442890805.6426" calcext:value-type="float">
            <text:p>1442890805.6426</text:p>
          </table:table-cell>
          <table:table-cell office:value-type="float" office:value="1442890805.65107" calcext:value-type="float">
            <text:p>1442890805.65107</text:p>
          </table:table-cell>
          <table:table-cell office:value-type="float" office:value="896" calcext:value-type="float">
            <text:p>896</text:p>
          </table:table-cell>
          <table:table-cell table:formula="of:=[.C1235]-[.C$2]" office:value-type="float" office:value="36.5479650497437" calcext:value-type="float">
            <text:p>36.5479650497</text:p>
          </table:table-cell>
          <table:table-cell table:formula="of:=[.D1235]/([.E1235]-[.E1234])" office:value-type="float" office:value="314222.105685619" calcext:value-type="float">
            <text:p>314222.105685619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float" office:value="1442890805.64261" calcext:value-type="float">
            <text:p>1442890805.64261</text:p>
          </table:table-cell>
          <table:table-cell office:value-type="float" office:value="1442890805.65392" calcext:value-type="float">
            <text:p>1442890805.65392</text:p>
          </table:table-cell>
          <table:table-cell office:value-type="float" office:value="896" calcext:value-type="float">
            <text:p>896</text:p>
          </table:table-cell>
          <table:table-cell table:formula="of:=[.C1236]-[.C$2]" office:value-type="float" office:value="36.5508134365082" calcext:value-type="float">
            <text:p>36.5508134365</text:p>
          </table:table-cell>
          <table:table-cell table:formula="of:=[.D1236]/([.E1236]-[.E1235])" office:value-type="float" office:value="314564.023102034" calcext:value-type="float">
            <text:p>314564.023102034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float" office:value="1442890805.64263" calcext:value-type="float">
            <text:p>1442890805.64263</text:p>
          </table:table-cell>
          <table:table-cell office:value-type="float" office:value="1442890805.65682" calcext:value-type="float">
            <text:p>1442890805.65682</text:p>
          </table:table-cell>
          <table:table-cell office:value-type="float" office:value="896" calcext:value-type="float">
            <text:p>896</text:p>
          </table:table-cell>
          <table:table-cell table:formula="of:=[.C1237]-[.C$2]" office:value-type="float" office:value="36.5537152290344" calcext:value-type="float">
            <text:p>36.553715229</text:p>
          </table:table-cell>
          <table:table-cell table:formula="of:=[.D1237]/([.E1237]-[.E1236])" office:value-type="float" office:value="308774.659765015" calcext:value-type="float">
            <text:p>308774.659765015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float" office:value="1442890805.64265" calcext:value-type="float">
            <text:p>1442890805.64265</text:p>
          </table:table-cell>
          <table:table-cell office:value-type="float" office:value="1442890805.65966" calcext:value-type="float">
            <text:p>1442890805.65966</text:p>
          </table:table-cell>
          <table:table-cell office:value-type="float" office:value="896" calcext:value-type="float">
            <text:p>896</text:p>
          </table:table-cell>
          <table:table-cell table:formula="of:=[.C1238]-[.C$2]" office:value-type="float" office:value="36.5565567016602" calcext:value-type="float">
            <text:p>36.5565567017</text:p>
          </table:table-cell>
          <table:table-cell table:formula="of:=[.D1238]/([.E1238]-[.E1237])" office:value-type="float" office:value="315329.449907703" calcext:value-type="float">
            <text:p>315329.449907703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float" office:value="1442890805.64267" calcext:value-type="float">
            <text:p>1442890805.64267</text:p>
          </table:table-cell>
          <table:table-cell office:value-type="float" office:value="1442890805.66251" calcext:value-type="float">
            <text:p>1442890805.66251</text:p>
          </table:table-cell>
          <table:table-cell office:value-type="float" office:value="896" calcext:value-type="float">
            <text:p>896</text:p>
          </table:table-cell>
          <table:table-cell table:formula="of:=[.C1239]-[.C$2]" office:value-type="float" office:value="36.5593998432159" calcext:value-type="float">
            <text:p>36.5593998432</text:p>
          </table:table-cell>
          <table:table-cell table:formula="of:=[.D1239]/([.E1239]-[.E1238])" office:value-type="float" office:value="315144.350859539" calcext:value-type="float">
            <text:p>315144.350859539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float" office:value="1442890805.64269" calcext:value-type="float">
            <text:p>1442890805.64269</text:p>
          </table:table-cell>
          <table:table-cell office:value-type="float" office:value="1442890805.66536" calcext:value-type="float">
            <text:p>1442890805.66536</text:p>
          </table:table-cell>
          <table:table-cell office:value-type="float" office:value="896" calcext:value-type="float">
            <text:p>896</text:p>
          </table:table-cell>
          <table:table-cell table:formula="of:=[.C1240]-[.C$2]" office:value-type="float" office:value="36.5622525215149" calcext:value-type="float">
            <text:p>36.5622525215</text:p>
          </table:table-cell>
          <table:table-cell table:formula="of:=[.D1240]/([.E1240]-[.E1239])" office:value-type="float" office:value="314090.79682407" calcext:value-type="float">
            <text:p>314090.79682407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float" office:value="1442890805.75969" calcext:value-type="float">
            <text:p>1442890805.75969</text:p>
          </table:table-cell>
          <table:table-cell office:value-type="float" office:value="1442890805.75973" calcext:value-type="float">
            <text:p>1442890805.75973</text:p>
          </table:table-cell>
          <table:table-cell office:value-type="float" office:value="896" calcext:value-type="float">
            <text:p>896</text:p>
          </table:table-cell>
          <table:table-cell table:formula="of:=[.C1241]-[.C$2]" office:value-type="float" office:value="36.6566197872162" calcext:value-type="float">
            <text:p>36.6566197872</text:p>
          </table:table-cell>
          <table:table-cell table:formula="of:=[.D1241]/([.E1241]-[.E1240])" office:value-type="float" office:value="9494.8178623312" calcext:value-type="float">
            <text:p>9494.8178623312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442890805.75977" calcext:value-type="float">
            <text:p>1442890805.75977</text:p>
          </table:table-cell>
          <table:table-cell office:value-type="float" office:value="1442890805.76261" calcext:value-type="float">
            <text:p>1442890805.76261</text:p>
          </table:table-cell>
          <table:table-cell office:value-type="float" office:value="896" calcext:value-type="float">
            <text:p>896</text:p>
          </table:table-cell>
          <table:table-cell table:formula="of:=[.C1242]-[.C$2]" office:value-type="float" office:value="36.6595070362091" calcext:value-type="float">
            <text:p>36.6595070362</text:p>
          </table:table-cell>
          <table:table-cell table:formula="of:=[.D1242]/([.E1242]-[.E1241])" office:value-type="float" office:value="310330.006936416" calcext:value-type="float">
            <text:p>310330.006936416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float" office:value="1442890805.75979" calcext:value-type="float">
            <text:p>1442890805.75979</text:p>
          </table:table-cell>
          <table:table-cell office:value-type="float" office:value="1442890805.76544" calcext:value-type="float">
            <text:p>1442890805.76544</text:p>
          </table:table-cell>
          <table:table-cell office:value-type="float" office:value="896" calcext:value-type="float">
            <text:p>896</text:p>
          </table:table-cell>
          <table:table-cell table:formula="of:=[.C1243]-[.C$2]" office:value-type="float" office:value="36.6623291969299" calcext:value-type="float">
            <text:p>36.6623291969</text:p>
          </table:table-cell>
          <table:table-cell table:formula="of:=[.D1243]/([.E1243]-[.E1242])" office:value-type="float" office:value="317487.233589592" calcext:value-type="float">
            <text:p>317487.233589592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float" office:value="1442890805.75981" calcext:value-type="float">
            <text:p>1442890805.75981</text:p>
          </table:table-cell>
          <table:table-cell office:value-type="float" office:value="1442890805.76837" calcext:value-type="float">
            <text:p>1442890805.76837</text:p>
          </table:table-cell>
          <table:table-cell office:value-type="float" office:value="896" calcext:value-type="float">
            <text:p>896</text:p>
          </table:table-cell>
          <table:table-cell table:formula="of:=[.C1244]-[.C$2]" office:value-type="float" office:value="36.6652598381042" calcext:value-type="float">
            <text:p>36.6652598381</text:p>
          </table:table-cell>
          <table:table-cell table:formula="of:=[.D1244]/([.E1244]-[.E1243])" office:value-type="float" office:value="305735.143507973" calcext:value-type="float">
            <text:p>305735.143507973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float" office:value="1442890805.75983" calcext:value-type="float">
            <text:p>1442890805.75983</text:p>
          </table:table-cell>
          <table:table-cell office:value-type="float" office:value="1442890805.77123" calcext:value-type="float">
            <text:p>1442890805.77123</text:p>
          </table:table-cell>
          <table:table-cell office:value-type="float" office:value="896" calcext:value-type="float">
            <text:p>896</text:p>
          </table:table-cell>
          <table:table-cell table:formula="of:=[.C1245]-[.C$2]" office:value-type="float" office:value="36.6681182384491" calcext:value-type="float">
            <text:p>36.6681182384</text:p>
          </table:table-cell>
          <table:table-cell table:formula="of:=[.D1245]/([.E1245]-[.E1244])" office:value-type="float" office:value="313462.038868963" calcext:value-type="float">
            <text:p>313462.038868963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float" office:value="1442890805.75985" calcext:value-type="float">
            <text:p>1442890805.75985</text:p>
          </table:table-cell>
          <table:table-cell office:value-type="float" office:value="1442890805.77408" calcext:value-type="float">
            <text:p>1442890805.77408</text:p>
          </table:table-cell>
          <table:table-cell office:value-type="float" office:value="896" calcext:value-type="float">
            <text:p>896</text:p>
          </table:table-cell>
          <table:table-cell table:formula="of:=[.C1246]-[.C$2]" office:value-type="float" office:value="36.6709747314453" calcext:value-type="float">
            <text:p>36.6709747314</text:p>
          </table:table-cell>
          <table:table-cell table:formula="of:=[.D1246]/([.E1246]-[.E1245])" office:value-type="float" office:value="313671.344962858" calcext:value-type="float">
            <text:p>313671.344962858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float" office:value="1442890805.75987" calcext:value-type="float">
            <text:p>1442890805.75987</text:p>
          </table:table-cell>
          <table:table-cell office:value-type="float" office:value="1442890805.77694" calcext:value-type="float">
            <text:p>1442890805.77694</text:p>
          </table:table-cell>
          <table:table-cell office:value-type="float" office:value="896" calcext:value-type="float">
            <text:p>896</text:p>
          </table:table-cell>
          <table:table-cell table:formula="of:=[.C1247]-[.C$2]" office:value-type="float" office:value="36.6738312244415" calcext:value-type="float">
            <text:p>36.6738312244</text:p>
          </table:table-cell>
          <table:table-cell table:formula="of:=[.D1247]/([.E1247]-[.E1246])" office:value-type="float" office:value="313671.344962858" calcext:value-type="float">
            <text:p>313671.344962858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442890805.75989" calcext:value-type="float">
            <text:p>1442890805.75989</text:p>
          </table:table-cell>
          <table:table-cell office:value-type="float" office:value="1442890805.77979" calcext:value-type="float">
            <text:p>1442890805.77979</text:p>
          </table:table-cell>
          <table:table-cell office:value-type="float" office:value="896" calcext:value-type="float">
            <text:p>896</text:p>
          </table:table-cell>
          <table:table-cell table:formula="of:=[.C1248]-[.C$2]" office:value-type="float" office:value="36.6766850948334" calcext:value-type="float">
            <text:p>36.6766850948</text:p>
          </table:table-cell>
          <table:table-cell table:formula="of:=[.D1248]/([.E1248]-[.E1247])" office:value-type="float" office:value="313959.597660819" calcext:value-type="float">
            <text:p>313959.597660819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float" office:value="1442890805.75991" calcext:value-type="float">
            <text:p>1442890805.75991</text:p>
          </table:table-cell>
          <table:table-cell office:value-type="float" office:value="1442890805.78263" calcext:value-type="float">
            <text:p>1442890805.78263</text:p>
          </table:table-cell>
          <table:table-cell office:value-type="float" office:value="896" calcext:value-type="float">
            <text:p>896</text:p>
          </table:table-cell>
          <table:table-cell table:formula="of:=[.C1249]-[.C$2]" office:value-type="float" office:value="36.6795220375061" calcext:value-type="float">
            <text:p>36.6795220375</text:p>
          </table:table-cell>
          <table:table-cell table:formula="of:=[.D1249]/([.E1249]-[.E1248])" office:value-type="float" office:value="315832.959408354" calcext:value-type="float">
            <text:p>315832.959408354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float" office:value="1442890805.75993" calcext:value-type="float">
            <text:p>1442890805.75993</text:p>
          </table:table-cell>
          <table:table-cell office:value-type="float" office:value="1442890805.78548" calcext:value-type="float">
            <text:p>1442890805.78548</text:p>
          </table:table-cell>
          <table:table-cell office:value-type="float" office:value="896" calcext:value-type="float">
            <text:p>896</text:p>
          </table:table-cell>
          <table:table-cell table:formula="of:=[.C1250]-[.C$2]" office:value-type="float" office:value="36.6823716163635" calcext:value-type="float">
            <text:p>36.6823716164</text:p>
          </table:table-cell>
          <table:table-cell table:formula="of:=[.D1250]/([.E1250]-[.E1249])" office:value-type="float" office:value="314432.428380187" calcext:value-type="float">
            <text:p>314432.428380187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float" office:value="1442890805.75995" calcext:value-type="float">
            <text:p>1442890805.75995</text:p>
          </table:table-cell>
          <table:table-cell office:value-type="float" office:value="1442890805.78831" calcext:value-type="float">
            <text:p>1442890805.78831</text:p>
          </table:table-cell>
          <table:table-cell office:value-type="float" office:value="896" calcext:value-type="float">
            <text:p>896</text:p>
          </table:table-cell>
          <table:table-cell table:formula="of:=[.C1251]-[.C$2]" office:value-type="float" office:value="36.6852037906647" calcext:value-type="float">
            <text:p>36.6852037907</text:p>
          </table:table-cell>
          <table:table-cell table:formula="of:=[.D1251]/([.E1251]-[.E1250])" office:value-type="float" office:value="316364.709487331" calcext:value-type="float">
            <text:p>316364.709487331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442890805.75997" calcext:value-type="float">
            <text:p>1442890805.75997</text:p>
          </table:table-cell>
          <table:table-cell office:value-type="float" office:value="1442890805.79122" calcext:value-type="float">
            <text:p>1442890805.79122</text:p>
          </table:table-cell>
          <table:table-cell office:value-type="float" office:value="896" calcext:value-type="float">
            <text:p>896</text:p>
          </table:table-cell>
          <table:table-cell table:formula="of:=[.C1252]-[.C$2]" office:value-type="float" office:value="36.6881101131439" calcext:value-type="float">
            <text:p>36.6881101131</text:p>
          </table:table-cell>
          <table:table-cell table:formula="of:=[.D1252]/([.E1252]-[.E1251])" office:value-type="float" office:value="308293.386710418" calcext:value-type="float">
            <text:p>308293.386710418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float" office:value="1442890805.84333" calcext:value-type="float">
            <text:p>1442890805.84333</text:p>
          </table:table-cell>
          <table:table-cell office:value-type="float" office:value="1442890805.84337" calcext:value-type="float">
            <text:p>1442890805.84337</text:p>
          </table:table-cell>
          <table:table-cell office:value-type="float" office:value="896" calcext:value-type="float">
            <text:p>896</text:p>
          </table:table-cell>
          <table:table-cell table:formula="of:=[.C1253]-[.C$2]" office:value-type="float" office:value="36.7402589321136" calcext:value-type="float">
            <text:p>36.7402589321</text:p>
          </table:table-cell>
          <table:table-cell table:formula="of:=[.D1253]/([.E1253]-[.E1252])" office:value-type="float" office:value="17181.5971617717" calcext:value-type="float">
            <text:p>17181.5971617717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float" office:value="1442890805.84341" calcext:value-type="float">
            <text:p>1442890805.84341</text:p>
          </table:table-cell>
          <table:table-cell office:value-type="float" office:value="1442890805.84623" calcext:value-type="float">
            <text:p>1442890805.84623</text:p>
          </table:table-cell>
          <table:table-cell office:value-type="float" office:value="896" calcext:value-type="float">
            <text:p>896</text:p>
          </table:table-cell>
          <table:table-cell table:formula="of:=[.C1254]-[.C$2]" office:value-type="float" office:value="36.7431211471558" calcext:value-type="float">
            <text:p>36.7431211472</text:p>
          </table:table-cell>
          <table:table-cell table:formula="of:=[.D1254]/([.E1254]-[.E1253])" office:value-type="float" office:value="313044.263556851" calcext:value-type="float">
            <text:p>313044.263556851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float" office:value="1442890805.84343" calcext:value-type="float">
            <text:p>1442890805.84343</text:p>
          </table:table-cell>
          <table:table-cell office:value-type="float" office:value="1442890805.84907" calcext:value-type="float">
            <text:p>1442890805.84907</text:p>
          </table:table-cell>
          <table:table-cell office:value-type="float" office:value="896" calcext:value-type="float">
            <text:p>896</text:p>
          </table:table-cell>
          <table:table-cell table:formula="of:=[.C1255]-[.C$2]" office:value-type="float" office:value="36.74596118927" calcext:value-type="float">
            <text:p>36.7459611893</text:p>
          </table:table-cell>
          <table:table-cell table:formula="of:=[.D1255]/([.E1255]-[.E1254])" office:value-type="float" office:value="315488.279382136" calcext:value-type="float">
            <text:p>315488.279382136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float" office:value="1442890805.84345" calcext:value-type="float">
            <text:p>1442890805.84345</text:p>
          </table:table-cell>
          <table:table-cell office:value-type="float" office:value="1442890805.85189" calcext:value-type="float">
            <text:p>1442890805.85189</text:p>
          </table:table-cell>
          <table:table-cell office:value-type="float" office:value="896" calcext:value-type="float">
            <text:p>896</text:p>
          </table:table-cell>
          <table:table-cell table:formula="of:=[.C1256]-[.C$2]" office:value-type="float" office:value="36.7487802505493" calcext:value-type="float">
            <text:p>36.7487802505</text:p>
          </table:table-cell>
          <table:table-cell table:formula="of:=[.D1256]/([.E1256]-[.E1255])" office:value-type="float" office:value="317836.297699594" calcext:value-type="float">
            <text:p>317836.297699594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float" office:value="1442890805.84347" calcext:value-type="float">
            <text:p>1442890805.84347</text:p>
          </table:table-cell>
          <table:table-cell office:value-type="float" office:value="1442890805.85475" calcext:value-type="float">
            <text:p>1442890805.85475</text:p>
          </table:table-cell>
          <table:table-cell office:value-type="float" office:value="896" calcext:value-type="float">
            <text:p>896</text:p>
          </table:table-cell>
          <table:table-cell table:formula="of:=[.C1257]-[.C$2]" office:value-type="float" office:value="36.7516396045685" calcext:value-type="float">
            <text:p>36.7516396046</text:p>
          </table:table-cell>
          <table:table-cell table:formula="of:=[.D1257]/([.E1257]-[.E1256])" office:value-type="float" office:value="313357.490536146" calcext:value-type="float">
            <text:p>313357.490536146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float" office:value="1442890805.84349" calcext:value-type="float">
            <text:p>1442890805.84349</text:p>
          </table:table-cell>
          <table:table-cell office:value-type="float" office:value="1442890805.85763" calcext:value-type="float">
            <text:p>1442890805.85763</text:p>
          </table:table-cell>
          <table:table-cell office:value-type="float" office:value="896" calcext:value-type="float">
            <text:p>896</text:p>
          </table:table-cell>
          <table:table-cell table:formula="of:=[.C1258]-[.C$2]" office:value-type="float" office:value="36.7545244693756" calcext:value-type="float">
            <text:p>36.7545244694</text:p>
          </table:table-cell>
          <table:table-cell table:formula="of:=[.D1258]/([.E1258]-[.E1257])" office:value-type="float" office:value="310586.478016529" calcext:value-type="float">
            <text:p>310586.478016529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float" office:value="1442890805.84351" calcext:value-type="float">
            <text:p>1442890805.84351</text:p>
          </table:table-cell>
          <table:table-cell office:value-type="float" office:value="1442890805.86049" calcext:value-type="float">
            <text:p>1442890805.86049</text:p>
          </table:table-cell>
          <table:table-cell office:value-type="float" office:value="896" calcext:value-type="float">
            <text:p>896</text:p>
          </table:table-cell>
          <table:table-cell table:formula="of:=[.C1259]-[.C$2]" office:value-type="float" office:value="36.7573850154877" calcext:value-type="float">
            <text:p>36.7573850155</text:p>
          </table:table-cell>
          <table:table-cell table:formula="of:=[.D1259]/([.E1259]-[.E1258])" office:value-type="float" office:value="313226.903150525" calcext:value-type="float">
            <text:p>313226.903150525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float" office:value="1442890805.84353" calcext:value-type="float">
            <text:p>1442890805.84353</text:p>
          </table:table-cell>
          <table:table-cell office:value-type="float" office:value="1442890805.86335" calcext:value-type="float">
            <text:p>1442890805.86335</text:p>
          </table:table-cell>
          <table:table-cell office:value-type="float" office:value="896" calcext:value-type="float">
            <text:p>896</text:p>
          </table:table-cell>
          <table:table-cell table:formula="of:=[.C1260]-[.C$2]" office:value-type="float" office:value="36.7602417469025" calcext:value-type="float">
            <text:p>36.7602417469</text:p>
          </table:table-cell>
          <table:table-cell table:formula="of:=[.D1260]/([.E1260]-[.E1259])" office:value-type="float" office:value="313645.166416291" calcext:value-type="float">
            <text:p>313645.166416291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float" office:value="1442890805.84355" calcext:value-type="float">
            <text:p>1442890805.84355</text:p>
          </table:table-cell>
          <table:table-cell office:value-type="float" office:value="1442890805.86621" calcext:value-type="float">
            <text:p>1442890805.86621</text:p>
          </table:table-cell>
          <table:table-cell office:value-type="float" office:value="896" calcext:value-type="float">
            <text:p>896</text:p>
          </table:table-cell>
          <table:table-cell table:formula="of:=[.C1261]-[.C$2]" office:value-type="float" office:value="36.763103723526" calcext:value-type="float">
            <text:p>36.7631037235</text:p>
          </table:table-cell>
          <table:table-cell table:formula="of:=[.D1261]/([.E1261]-[.E1260])" office:value-type="float" office:value="313070.341886038" calcext:value-type="float">
            <text:p>313070.341886038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442890805.95815" calcext:value-type="float">
            <text:p>1442890805.95815</text:p>
          </table:table-cell>
          <table:table-cell office:value-type="float" office:value="1442890805.95819" calcext:value-type="float">
            <text:p>1442890805.95819</text:p>
          </table:table-cell>
          <table:table-cell office:value-type="float" office:value="896" calcext:value-type="float">
            <text:p>896</text:p>
          </table:table-cell>
          <table:table-cell table:formula="of:=[.C1262]-[.C$2]" office:value-type="float" office:value="36.8550806045532" calcext:value-type="float">
            <text:p>36.8550806046</text:p>
          </table:table-cell>
          <table:table-cell table:formula="of:=[.D1262]/([.E1262]-[.E1261])" office:value-type="float" office:value="9741.57842702687" calcext:value-type="float">
            <text:p>9741.5784270269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float" office:value="1442890805.95823" calcext:value-type="float">
            <text:p>1442890805.95823</text:p>
          </table:table-cell>
          <table:table-cell office:value-type="float" office:value="1442890805.96105" calcext:value-type="float">
            <text:p>1442890805.96105</text:p>
          </table:table-cell>
          <table:table-cell office:value-type="float" office:value="896" calcext:value-type="float">
            <text:p>896</text:p>
          </table:table-cell>
          <table:table-cell table:formula="of:=[.C1263]-[.C$2]" office:value-type="float" office:value="36.8579468727112" calcext:value-type="float">
            <text:p>36.8579468727</text:p>
          </table:table-cell>
          <table:table-cell table:formula="of:=[.D1263]/([.E1263]-[.E1262])" office:value-type="float" office:value="312601.595741141" calcext:value-type="float">
            <text:p>312601.595741141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float" office:value="1442890805.95825" calcext:value-type="float">
            <text:p>1442890805.95825</text:p>
          </table:table-cell>
          <table:table-cell office:value-type="float" office:value="1442890805.96392" calcext:value-type="float">
            <text:p>1442890805.96392</text:p>
          </table:table-cell>
          <table:table-cell office:value-type="float" office:value="896" calcext:value-type="float">
            <text:p>896</text:p>
          </table:table-cell>
          <table:table-cell table:formula="of:=[.C1264]-[.C$2]" office:value-type="float" office:value="36.8608076572418" calcext:value-type="float">
            <text:p>36.8608076572</text:p>
          </table:table-cell>
          <table:table-cell table:formula="of:=[.D1264]/([.E1264]-[.E1263])" office:value-type="float" office:value="313200.798733228" calcext:value-type="float">
            <text:p>313200.798733228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float" office:value="1442890805.95827" calcext:value-type="float">
            <text:p>1442890805.95827</text:p>
          </table:table-cell>
          <table:table-cell office:value-type="float" office:value="1442890805.96678" calcext:value-type="float">
            <text:p>1442890805.96678</text:p>
          </table:table-cell>
          <table:table-cell office:value-type="float" office:value="896" calcext:value-type="float">
            <text:p>896</text:p>
          </table:table-cell>
          <table:table-cell table:formula="of:=[.C1265]-[.C$2]" office:value-type="float" office:value="36.8636722564697" calcext:value-type="float">
            <text:p>36.8636722565</text:p>
          </table:table-cell>
          <table:table-cell table:formula="of:=[.D1265]/([.E1265]-[.E1264])" office:value-type="float" office:value="312783.719017894" calcext:value-type="float">
            <text:p>312783.719017894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float" office:value="1442890805.95829" calcext:value-type="float">
            <text:p>1442890805.95829</text:p>
          </table:table-cell>
          <table:table-cell office:value-type="float" office:value="1442890805.96966" calcext:value-type="float">
            <text:p>1442890805.96966</text:p>
          </table:table-cell>
          <table:table-cell office:value-type="float" office:value="896" calcext:value-type="float">
            <text:p>896</text:p>
          </table:table-cell>
          <table:table-cell table:formula="of:=[.C1266]-[.C$2]" office:value-type="float" office:value="36.8665528297424" calcext:value-type="float">
            <text:p>36.8665528297</text:p>
          </table:table-cell>
          <table:table-cell table:formula="of:=[.D1266]/([.E1266]-[.E1265])" office:value-type="float" office:value="311049.195828505" calcext:value-type="float">
            <text:p>311049.195828505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float" office:value="1442890805.95831" calcext:value-type="float">
            <text:p>1442890805.95831</text:p>
          </table:table-cell>
          <table:table-cell office:value-type="float" office:value="1442890805.97252" calcext:value-type="float">
            <text:p>1442890805.97252</text:p>
          </table:table-cell>
          <table:table-cell office:value-type="float" office:value="896" calcext:value-type="float">
            <text:p>896</text:p>
          </table:table-cell>
          <table:table-cell table:formula="of:=[.C1267]-[.C$2]" office:value-type="float" office:value="36.8694097995758" calcext:value-type="float">
            <text:p>36.8694097996</text:p>
          </table:table-cell>
          <table:table-cell table:formula="of:=[.D1267]/([.E1267]-[.E1266])" office:value-type="float" office:value="313618.992239005" calcext:value-type="float">
            <text:p>313618.992239005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float" office:value="1442890805.95833" calcext:value-type="float">
            <text:p>1442890805.95833</text:p>
          </table:table-cell>
          <table:table-cell office:value-type="float" office:value="1442890805.97537" calcext:value-type="float">
            <text:p>1442890805.97537</text:p>
          </table:table-cell>
          <table:table-cell office:value-type="float" office:value="896" calcext:value-type="float">
            <text:p>896</text:p>
          </table:table-cell>
          <table:table-cell table:formula="of:=[.C1268]-[.C$2]" office:value-type="float" office:value="36.872264623642" calcext:value-type="float">
            <text:p>36.8722646236</text:p>
          </table:table-cell>
          <table:table-cell table:formula="of:=[.D1268]/([.E1268]-[.E1267])" office:value-type="float" office:value="313854.717220645" calcext:value-type="float">
            <text:p>313854.717220645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float" office:value="1442890805.95835" calcext:value-type="float">
            <text:p>1442890805.95835</text:p>
          </table:table-cell>
          <table:table-cell office:value-type="float" office:value="1442890805.97822" calcext:value-type="float">
            <text:p>1442890805.97822</text:p>
          </table:table-cell>
          <table:table-cell office:value-type="float" office:value="896" calcext:value-type="float">
            <text:p>896</text:p>
          </table:table-cell>
          <table:table-cell table:formula="of:=[.C1269]-[.C$2]" office:value-type="float" office:value="36.8751175403595" calcext:value-type="float">
            <text:p>36.8751175404</text:p>
          </table:table-cell>
          <table:table-cell table:formula="of:=[.D1269]/([.E1269]-[.E1268])" office:value-type="float" office:value="314064.548219957" calcext:value-type="float">
            <text:p>314064.548219957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float" office:value="1442890805.95837" calcext:value-type="float">
            <text:p>1442890805.95837</text:p>
          </table:table-cell>
          <table:table-cell office:value-type="float" office:value="1442890805.98109" calcext:value-type="float">
            <text:p>1442890805.98109</text:p>
          </table:table-cell>
          <table:table-cell office:value-type="float" office:value="896" calcext:value-type="float">
            <text:p>896</text:p>
          </table:table-cell>
          <table:table-cell table:formula="of:=[.C1270]-[.C$2]" office:value-type="float" office:value="36.8779857158661" calcext:value-type="float">
            <text:p>36.8779857159</text:p>
          </table:table-cell>
          <table:table-cell table:formula="of:=[.D1270]/([.E1270]-[.E1269])" office:value-type="float" office:value="312393.714380715" calcext:value-type="float">
            <text:p>312393.714380715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float" office:value="1442890805.95839" calcext:value-type="float">
            <text:p>1442890805.95839</text:p>
          </table:table-cell>
          <table:table-cell office:value-type="float" office:value="1442890805.98395" calcext:value-type="float">
            <text:p>1442890805.98395</text:p>
          </table:table-cell>
          <table:table-cell office:value-type="float" office:value="896" calcext:value-type="float">
            <text:p>896</text:p>
          </table:table-cell>
          <table:table-cell table:formula="of:=[.C1271]-[.C$2]" office:value-type="float" office:value="36.8808438777924" calcext:value-type="float">
            <text:p>36.8808438778</text:p>
          </table:table-cell>
          <table:table-cell table:formula="of:=[.D1271]/([.E1271]-[.E1270])" office:value-type="float" office:value="313488.18685352" calcext:value-type="float">
            <text:p>313488.18685352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442890805.95841" calcext:value-type="float">
            <text:p>1442890805.95841</text:p>
          </table:table-cell>
          <table:table-cell office:value-type="float" office:value="1442890805.98683" calcext:value-type="float">
            <text:p>1442890805.98683</text:p>
          </table:table-cell>
          <table:table-cell office:value-type="float" office:value="896" calcext:value-type="float">
            <text:p>896</text:p>
          </table:table-cell>
          <table:table-cell table:formula="of:=[.C1272]-[.C$2]" office:value-type="float" office:value="36.8837213516235" calcext:value-type="float">
            <text:p>36.8837213516</text:p>
          </table:table-cell>
          <table:table-cell table:formula="of:=[.D1272]/([.E1272]-[.E1271])" office:value-type="float" office:value="311384.239290745" calcext:value-type="float">
            <text:p>311384.239290745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float" office:value="1442890805.95843" calcext:value-type="float">
            <text:p>1442890805.95843</text:p>
          </table:table-cell>
          <table:table-cell office:value-type="float" office:value="1442890805.98968" calcext:value-type="float">
            <text:p>1442890805.98968</text:p>
          </table:table-cell>
          <table:table-cell office:value-type="float" office:value="896" calcext:value-type="float">
            <text:p>896</text:p>
          </table:table-cell>
          <table:table-cell table:formula="of:=[.C1273]-[.C$2]" office:value-type="float" office:value="36.8865685462952" calcext:value-type="float">
            <text:p>36.8865685463</text:p>
          </table:table-cell>
          <table:table-cell table:formula="of:=[.D1273]/([.E1273]-[.E1272])" office:value-type="float" office:value="314695.728018757" calcext:value-type="float">
            <text:p>314695.728018757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float" office:value="1442890806.04439" calcext:value-type="float">
            <text:p>1442890806.04439</text:p>
          </table:table-cell>
          <table:table-cell office:value-type="float" office:value="1442890806.04445" calcext:value-type="float">
            <text:p>1442890806.04445</text:p>
          </table:table-cell>
          <table:table-cell office:value-type="float" office:value="896" calcext:value-type="float">
            <text:p>896</text:p>
          </table:table-cell>
          <table:table-cell table:formula="of:=[.C1274]-[.C$2]" office:value-type="float" office:value="36.9413449764252" calcext:value-type="float">
            <text:p>36.9413449764</text:p>
          </table:table-cell>
          <table:table-cell table:formula="of:=[.D1274]/([.E1274]-[.E1273])" office:value-type="float" office:value="16357.4003978255" calcext:value-type="float">
            <text:p>16357.4003978255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float" office:value="1442890806.04454" calcext:value-type="float">
            <text:p>1442890806.04454</text:p>
          </table:table-cell>
          <table:table-cell office:value-type="float" office:value="1442890806.0471" calcext:value-type="float">
            <text:p>1442890806.0471</text:p>
          </table:table-cell>
          <table:table-cell office:value-type="float" office:value="896" calcext:value-type="float">
            <text:p>896</text:p>
          </table:table-cell>
          <table:table-cell table:formula="of:=[.C1275]-[.C$2]" office:value-type="float" office:value="36.9439911842346" calcext:value-type="float">
            <text:p>36.9439911842</text:p>
          </table:table-cell>
          <table:table-cell table:formula="of:=[.D1275]/([.E1275]-[.E1274])" office:value-type="float" office:value="338597.746103252" calcext:value-type="float">
            <text:p>338597.746103252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float" office:value="1442890806.04456" calcext:value-type="float">
            <text:p>1442890806.04456</text:p>
          </table:table-cell>
          <table:table-cell office:value-type="float" office:value="1442890806.04975" calcext:value-type="float">
            <text:p>1442890806.04975</text:p>
          </table:table-cell>
          <table:table-cell office:value-type="float" office:value="896" calcext:value-type="float">
            <text:p>896</text:p>
          </table:table-cell>
          <table:table-cell table:formula="of:=[.C1276]-[.C$2]" office:value-type="float" office:value="36.9466404914856" calcext:value-type="float">
            <text:p>36.9466404915</text:p>
          </table:table-cell>
          <table:table-cell table:formula="of:=[.D1276]/([.E1276]-[.E1275])" office:value-type="float" office:value="338201.618430526" calcext:value-type="float">
            <text:p>338201.618430526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float" office:value="1442890806.04458" calcext:value-type="float">
            <text:p>1442890806.04458</text:p>
          </table:table-cell>
          <table:table-cell office:value-type="float" office:value="1442890806.05239" calcext:value-type="float">
            <text:p>1442890806.05239</text:p>
          </table:table-cell>
          <table:table-cell office:value-type="float" office:value="896" calcext:value-type="float">
            <text:p>896</text:p>
          </table:table-cell>
          <table:table-cell table:formula="of:=[.C1277]-[.C$2]" office:value-type="float" office:value="36.9492864608765" calcext:value-type="float">
            <text:p>36.9492864609</text:p>
          </table:table-cell>
          <table:table-cell table:formula="of:=[.D1277]/([.E1277]-[.E1276])" office:value-type="float" office:value="338628.255901964" calcext:value-type="float">
            <text:p>338628.255901964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float" office:value="1442890806.04462" calcext:value-type="float">
            <text:p>1442890806.04462</text:p>
          </table:table-cell>
          <table:table-cell office:value-type="float" office:value="1442890806.055" calcext:value-type="float">
            <text:p>1442890806.055</text:p>
          </table:table-cell>
          <table:table-cell office:value-type="float" office:value="896" calcext:value-type="float">
            <text:p>896</text:p>
          </table:table-cell>
          <table:table-cell table:formula="of:=[.C1278]-[.C$2]" office:value-type="float" office:value="36.9518945217133" calcext:value-type="float">
            <text:p>36.9518945217</text:p>
          </table:table-cell>
          <table:table-cell table:formula="of:=[.D1278]/([.E1278]-[.E1277])" office:value-type="float" office:value="343550.268214645" calcext:value-type="float">
            <text:p>343550.268214645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float" office:value="1442890806.04464" calcext:value-type="float">
            <text:p>1442890806.04464</text:p>
          </table:table-cell>
          <table:table-cell office:value-type="float" office:value="1442890806.05768" calcext:value-type="float">
            <text:p>1442890806.05768</text:p>
          </table:table-cell>
          <table:table-cell office:value-type="float" office:value="896" calcext:value-type="float">
            <text:p>896</text:p>
          </table:table-cell>
          <table:table-cell table:formula="of:=[.C1279]-[.C$2]" office:value-type="float" office:value="36.954571723938" calcext:value-type="float">
            <text:p>36.9545717239</text:p>
          </table:table-cell>
          <table:table-cell table:formula="of:=[.D1279]/([.E1279]-[.E1278])" office:value-type="float" office:value="334677.74369935" calcext:value-type="float">
            <text:p>334677.7436993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float" office:value="1442890806.04466" calcext:value-type="float">
            <text:p>1442890806.04466</text:p>
          </table:table-cell>
          <table:table-cell office:value-type="float" office:value="1442890806.06032" calcext:value-type="float">
            <text:p>1442890806.06032</text:p>
          </table:table-cell>
          <table:table-cell office:value-type="float" office:value="896" calcext:value-type="float">
            <text:p>896</text:p>
          </table:table-cell>
          <table:table-cell table:formula="of:=[.C1280]-[.C$2]" office:value-type="float" office:value="36.9572162628174" calcext:value-type="float">
            <text:p>36.9572162628</text:p>
          </table:table-cell>
          <table:table-cell table:formula="of:=[.D1280]/([.E1280]-[.E1279])" office:value-type="float" office:value="338811.430219978" calcext:value-type="float">
            <text:p>338811.430219978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float" office:value="1442890806.04468" calcext:value-type="float">
            <text:p>1442890806.04468</text:p>
          </table:table-cell>
          <table:table-cell office:value-type="float" office:value="1442890806.06294" calcext:value-type="float">
            <text:p>1442890806.06294</text:p>
          </table:table-cell>
          <table:table-cell office:value-type="float" office:value="896" calcext:value-type="float">
            <text:p>896</text:p>
          </table:table-cell>
          <table:table-cell table:formula="of:=[.C1281]-[.C$2]" office:value-type="float" office:value="36.9598300457001" calcext:value-type="float">
            <text:p>36.9598300457</text:p>
          </table:table-cell>
          <table:table-cell table:formula="of:=[.D1281]/([.E1281]-[.E1280])" office:value-type="float" office:value="342798.174222384" calcext:value-type="float">
            <text:p>342798.174222384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442890806.04471" calcext:value-type="float">
            <text:p>1442890806.04471</text:p>
          </table:table-cell>
          <table:table-cell office:value-type="float" office:value="1442890806.06557" calcext:value-type="float">
            <text:p>1442890806.06557</text:p>
          </table:table-cell>
          <table:table-cell office:value-type="float" office:value="896" calcext:value-type="float">
            <text:p>896</text:p>
          </table:table-cell>
          <table:table-cell table:formula="of:=[.C1282]-[.C$2]" office:value-type="float" office:value="36.9624633789063" calcext:value-type="float">
            <text:p>36.9624633789</text:p>
          </table:table-cell>
          <table:table-cell table:formula="of:=[.D1282]/([.E1282]-[.E1281])" office:value-type="float" office:value="340253.180986872" calcext:value-type="float">
            <text:p>340253.180986872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float" office:value="1442890806.04473" calcext:value-type="float">
            <text:p>1442890806.04473</text:p>
          </table:table-cell>
          <table:table-cell office:value-type="float" office:value="1442890806.06821" calcext:value-type="float">
            <text:p>1442890806.06821</text:p>
          </table:table-cell>
          <table:table-cell office:value-type="float" office:value="896" calcext:value-type="float">
            <text:p>896</text:p>
          </table:table-cell>
          <table:table-cell table:formula="of:=[.C1283]-[.C$2]" office:value-type="float" office:value="36.9651055335999" calcext:value-type="float">
            <text:p>36.9651055336</text:p>
          </table:table-cell>
          <table:table-cell table:formula="of:=[.D1283]/([.E1283]-[.E1282])" office:value-type="float" office:value="339117.161523191" calcext:value-type="float">
            <text:p>339117.161523191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float" office:value="1442890806.16588" calcext:value-type="float">
            <text:p>1442890806.16588</text:p>
          </table:table-cell>
          <table:table-cell office:value-type="float" office:value="1442890806.16592" calcext:value-type="float">
            <text:p>1442890806.16592</text:p>
          </table:table-cell>
          <table:table-cell office:value-type="float" office:value="896" calcext:value-type="float">
            <text:p>896</text:p>
          </table:table-cell>
          <table:table-cell table:formula="of:=[.C1284]-[.C$2]" office:value-type="float" office:value="37.0628085136414" calcext:value-type="float">
            <text:p>37.0628085136</text:p>
          </table:table-cell>
          <table:table-cell table:formula="of:=[.D1284]/([.E1284]-[.E1283])" office:value-type="float" office:value="9170.65169987018" calcext:value-type="float">
            <text:p>9170.6516998702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float" office:value="1442890806.16595" calcext:value-type="float">
            <text:p>1442890806.16595</text:p>
          </table:table-cell>
          <table:table-cell office:value-type="float" office:value="1442890806.16855" calcext:value-type="float">
            <text:p>1442890806.16855</text:p>
          </table:table-cell>
          <table:table-cell office:value-type="float" office:value="896" calcext:value-type="float">
            <text:p>896</text:p>
          </table:table-cell>
          <table:table-cell table:formula="of:=[.C1285]-[.C$2]" office:value-type="float" office:value="37.0654413700104" calcext:value-type="float">
            <text:p>37.06544137</text:p>
          </table:table-cell>
          <table:table-cell table:formula="of:=[.D1285]/([.E1285]-[.E1284])" office:value-type="float" office:value="340314.804310423" calcext:value-type="float">
            <text:p>340314.804310423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442890806.16598" calcext:value-type="float">
            <text:p>1442890806.16598</text:p>
          </table:table-cell>
          <table:table-cell office:value-type="float" office:value="1442890806.17119" calcext:value-type="float">
            <text:p>1442890806.17119</text:p>
          </table:table-cell>
          <table:table-cell office:value-type="float" office:value="896" calcext:value-type="float">
            <text:p>896</text:p>
          </table:table-cell>
          <table:table-cell table:formula="of:=[.C1286]-[.C$2]" office:value-type="float" office:value="37.0680840015411" calcext:value-type="float">
            <text:p>37.0680840015</text:p>
          </table:table-cell>
          <table:table-cell table:formula="of:=[.D1286]/([.E1286]-[.E1285])" office:value-type="float" office:value="339055.971129556" calcext:value-type="float">
            <text:p>339055.971129556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float" office:value="1442890806.16599" calcext:value-type="float">
            <text:p>1442890806.16599</text:p>
          </table:table-cell>
          <table:table-cell office:value-type="float" office:value="1442890806.17384" calcext:value-type="float">
            <text:p>1442890806.17384</text:p>
          </table:table-cell>
          <table:table-cell office:value-type="float" office:value="896" calcext:value-type="float">
            <text:p>896</text:p>
          </table:table-cell>
          <table:table-cell table:formula="of:=[.C1287]-[.C$2]" office:value-type="float" office:value="37.0707361698151" calcext:value-type="float">
            <text:p>37.0707361698</text:p>
          </table:table-cell>
          <table:table-cell table:formula="of:=[.D1287]/([.E1287]-[.E1286])" office:value-type="float" office:value="337836.783890687" calcext:value-type="float">
            <text:p>337836.783890687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float" office:value="1442890806.16601" calcext:value-type="float">
            <text:p>1442890806.16601</text:p>
          </table:table-cell>
          <table:table-cell office:value-type="float" office:value="1442890806.17646" calcext:value-type="float">
            <text:p>1442890806.17646</text:p>
          </table:table-cell>
          <table:table-cell office:value-type="float" office:value="896" calcext:value-type="float">
            <text:p>896</text:p>
          </table:table-cell>
          <table:table-cell table:formula="of:=[.C1288]-[.C$2]" office:value-type="float" office:value="37.0733535289764" calcext:value-type="float">
            <text:p>37.073353529</text:p>
          </table:table-cell>
          <table:table-cell table:formula="of:=[.D1288]/([.E1288]-[.E1287])" office:value-type="float" office:value="342329.78538896" calcext:value-type="float">
            <text:p>342329.78538896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float" office:value="1442890806.16603" calcext:value-type="float">
            <text:p>1442890806.16603</text:p>
          </table:table-cell>
          <table:table-cell office:value-type="float" office:value="1442890806.17909" calcext:value-type="float">
            <text:p>1442890806.17909</text:p>
          </table:table-cell>
          <table:table-cell office:value-type="float" office:value="896" calcext:value-type="float">
            <text:p>896</text:p>
          </table:table-cell>
          <table:table-cell table:formula="of:=[.C1289]-[.C$2]" office:value-type="float" office:value="37.075984954834" calcext:value-type="float">
            <text:p>37.0759849548</text:p>
          </table:table-cell>
          <table:table-cell table:formula="of:=[.D1289]/([.E1289]-[.E1288])" office:value-type="float" office:value="340499.808281236" calcext:value-type="float">
            <text:p>340499.808281236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float" office:value="1442890806.16605" calcext:value-type="float">
            <text:p>1442890806.16605</text:p>
          </table:table-cell>
          <table:table-cell office:value-type="float" office:value="1442890806.18174" calcext:value-type="float">
            <text:p>1442890806.18174</text:p>
          </table:table-cell>
          <table:table-cell office:value-type="float" office:value="896" calcext:value-type="float">
            <text:p>896</text:p>
          </table:table-cell>
          <table:table-cell table:formula="of:=[.C1290]-[.C$2]" office:value-type="float" office:value="37.0786333084106" calcext:value-type="float">
            <text:p>37.0786333084</text:p>
          </table:table-cell>
          <table:table-cell table:formula="of:=[.D1290]/([.E1290]-[.E1289])" office:value-type="float" office:value="338323.405113432" calcext:value-type="float">
            <text:p>338323.405113432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float" office:value="1442890806.16607" calcext:value-type="float">
            <text:p>1442890806.16607</text:p>
          </table:table-cell>
          <table:table-cell office:value-type="float" office:value="1442890806.18439" calcext:value-type="float">
            <text:p>1442890806.18439</text:p>
          </table:table-cell>
          <table:table-cell office:value-type="float" office:value="896" calcext:value-type="float">
            <text:p>896</text:p>
          </table:table-cell>
          <table:table-cell table:formula="of:=[.C1291]-[.C$2]" office:value-type="float" office:value="37.0812795162201" calcext:value-type="float">
            <text:p>37.0812795162</text:p>
          </table:table-cell>
          <table:table-cell table:formula="of:=[.D1291]/([.E1291]-[.E1290])" office:value-type="float" office:value="338597.746103252" calcext:value-type="float">
            <text:p>338597.746103252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442890806.16609" calcext:value-type="float">
            <text:p>1442890806.16609</text:p>
          </table:table-cell>
          <table:table-cell office:value-type="float" office:value="1442890806.18703" calcext:value-type="float">
            <text:p>1442890806.18703</text:p>
          </table:table-cell>
          <table:table-cell office:value-type="float" office:value="896" calcext:value-type="float">
            <text:p>896</text:p>
          </table:table-cell>
          <table:table-cell table:formula="of:=[.C1292]-[.C$2]" office:value-type="float" office:value="37.0839219093323" calcext:value-type="float">
            <text:p>37.0839219093</text:p>
          </table:table-cell>
          <table:table-cell table:formula="of:=[.D1292]/([.E1292]-[.E1291])" office:value-type="float" office:value="339086.563565822" calcext:value-type="float">
            <text:p>339086.563565822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float" office:value="1442890806.16611" calcext:value-type="float">
            <text:p>1442890806.16611</text:p>
          </table:table-cell>
          <table:table-cell office:value-type="float" office:value="1442890806.18968" calcext:value-type="float">
            <text:p>1442890806.18968</text:p>
          </table:table-cell>
          <table:table-cell office:value-type="float" office:value="896" calcext:value-type="float">
            <text:p>896</text:p>
          </table:table-cell>
          <table:table-cell table:formula="of:=[.C1293]-[.C$2]" office:value-type="float" office:value="37.0865771770477" calcext:value-type="float">
            <text:p>37.086577177</text:p>
          </table:table-cell>
          <table:table-cell table:formula="of:=[.D1293]/([.E1293]-[.E1292])" office:value-type="float" office:value="337442.433689503" calcext:value-type="float">
            <text:p>337442.433689503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float" office:value="1442890806.16612" calcext:value-type="float">
            <text:p>1442890806.16612</text:p>
          </table:table-cell>
          <table:table-cell office:value-type="float" office:value="1442890806.19233" calcext:value-type="float">
            <text:p>1442890806.19233</text:p>
          </table:table-cell>
          <table:table-cell office:value-type="float" office:value="896" calcext:value-type="float">
            <text:p>896</text:p>
          </table:table-cell>
          <table:table-cell table:formula="of:=[.C1294]-[.C$2]" office:value-type="float" office:value="37.0892198085785" calcext:value-type="float">
            <text:p>37.0892198086</text:p>
          </table:table-cell>
          <table:table-cell table:formula="of:=[.D1294]/([.E1294]-[.E1293])" office:value-type="float" office:value="339055.971129556" calcext:value-type="float">
            <text:p>339055.971129556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float" office:value="1442890806.16614" calcext:value-type="float">
            <text:p>1442890806.16614</text:p>
          </table:table-cell>
          <table:table-cell office:value-type="float" office:value="1442890806.19497" calcext:value-type="float">
            <text:p>1442890806.19497</text:p>
          </table:table-cell>
          <table:table-cell office:value-type="float" office:value="896" calcext:value-type="float">
            <text:p>896</text:p>
          </table:table-cell>
          <table:table-cell table:formula="of:=[.C1295]-[.C$2]" office:value-type="float" office:value="37.091863155365" calcext:value-type="float">
            <text:p>37.0918631554</text:p>
          </table:table-cell>
          <table:table-cell table:formula="of:=[.D1295]/([.E1295]-[.E1294])" office:value-type="float" office:value="338964.226932443" calcext:value-type="float">
            <text:p>338964.226932443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float" office:value="1442890806.24551" calcext:value-type="float">
            <text:p>1442890806.24551</text:p>
          </table:table-cell>
          <table:table-cell office:value-type="float" office:value="1442890806.24556" calcext:value-type="float">
            <text:p>1442890806.24556</text:p>
          </table:table-cell>
          <table:table-cell office:value-type="float" office:value="896" calcext:value-type="float">
            <text:p>896</text:p>
          </table:table-cell>
          <table:table-cell table:formula="of:=[.C1296]-[.C$2]" office:value-type="float" office:value="37.1424567699432" calcext:value-type="float">
            <text:p>37.1424567699</text:p>
          </table:table-cell>
          <table:table-cell table:formula="of:=[.D1296]/([.E1296]-[.E1295])" office:value-type="float" office:value="17709.744746825" calcext:value-type="float">
            <text:p>17709.744746825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float" office:value="1442890806.2457" calcext:value-type="float">
            <text:p>1442890806.2457</text:p>
          </table:table-cell>
          <table:table-cell office:value-type="float" office:value="1442890806.24823" calcext:value-type="float">
            <text:p>1442890806.24823</text:p>
          </table:table-cell>
          <table:table-cell office:value-type="float" office:value="896" calcext:value-type="float">
            <text:p>896</text:p>
          </table:table-cell>
          <table:table-cell table:formula="of:=[.C1297]-[.C$2]" office:value-type="float" office:value="37.1451196670532" calcext:value-type="float">
            <text:p>37.1451196671</text:p>
          </table:table-cell>
          <table:table-cell table:formula="of:=[.D1297]/([.E1297]-[.E1296])" office:value-type="float" office:value="336475.636493867" calcext:value-type="float">
            <text:p>336475.636493867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float" office:value="1442890806.24575" calcext:value-type="float">
            <text:p>1442890806.24575</text:p>
          </table:table-cell>
          <table:table-cell office:value-type="float" office:value="1442890806.25086" calcext:value-type="float">
            <text:p>1442890806.25086</text:p>
          </table:table-cell>
          <table:table-cell office:value-type="float" office:value="896" calcext:value-type="float">
            <text:p>896</text:p>
          </table:table-cell>
          <table:table-cell table:formula="of:=[.C1298]-[.C$2]" office:value-type="float" office:value="37.1477575302124" calcext:value-type="float">
            <text:p>37.1477575302</text:p>
          </table:table-cell>
          <table:table-cell table:formula="of:=[.D1298]/([.E1298]-[.E1297])" office:value-type="float" office:value="339668.870571222" calcext:value-type="float">
            <text:p>339668.870571222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float" office:value="1442890806.24579" calcext:value-type="float">
            <text:p>1442890806.24579</text:p>
          </table:table-cell>
          <table:table-cell office:value-type="float" office:value="1442890806.25351" calcext:value-type="float">
            <text:p>1442890806.25351</text:p>
          </table:table-cell>
          <table:table-cell office:value-type="float" office:value="896" calcext:value-type="float">
            <text:p>896</text:p>
          </table:table-cell>
          <table:table-cell table:formula="of:=[.C1299]-[.C$2]" office:value-type="float" office:value="37.1504056453705" calcext:value-type="float">
            <text:p>37.1504056454</text:p>
          </table:table-cell>
          <table:table-cell table:formula="of:=[.D1299]/([.E1299]-[.E1298])" office:value-type="float" office:value="338353.865490231" calcext:value-type="float">
            <text:p>338353.865490231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float" office:value="1442890806.24583" calcext:value-type="float">
            <text:p>1442890806.24583</text:p>
          </table:table-cell>
          <table:table-cell office:value-type="float" office:value="1442890806.25618" calcext:value-type="float">
            <text:p>1442890806.25618</text:p>
          </table:table-cell>
          <table:table-cell office:value-type="float" office:value="896" calcext:value-type="float">
            <text:p>896</text:p>
          </table:table-cell>
          <table:table-cell table:formula="of:=[.C1300]-[.C$2]" office:value-type="float" office:value="37.1530711650848" calcext:value-type="float">
            <text:p>37.1530711651</text:p>
          </table:table-cell>
          <table:table-cell table:formula="of:=[.D1300]/([.E1300]-[.E1299])" office:value-type="float" office:value="336144.578175313" calcext:value-type="float">
            <text:p>336144.578175313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float" office:value="1442890806.24586" calcext:value-type="float">
            <text:p>1442890806.24586</text:p>
          </table:table-cell>
          <table:table-cell office:value-type="float" office:value="1442890806.25883" calcext:value-type="float">
            <text:p>1442890806.25883</text:p>
          </table:table-cell>
          <table:table-cell office:value-type="float" office:value="896" calcext:value-type="float">
            <text:p>896</text:p>
          </table:table-cell>
          <table:table-cell table:formula="of:=[.C1301]-[.C$2]" office:value-type="float" office:value="37.1557221412659" calcext:value-type="float">
            <text:p>37.1557221413</text:p>
          </table:table-cell>
          <table:table-cell table:formula="of:=[.D1301]/([.E1301]-[.E1300])" office:value-type="float" office:value="337988.702581167" calcext:value-type="float">
            <text:p>337988.702581167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442890806.2459" calcext:value-type="float">
            <text:p>1442890806.2459</text:p>
          </table:table-cell>
          <table:table-cell office:value-type="float" office:value="1442890806.26148" calcext:value-type="float">
            <text:p>1442890806.26148</text:p>
          </table:table-cell>
          <table:table-cell office:value-type="float" office:value="896" calcext:value-type="float">
            <text:p>896</text:p>
          </table:table-cell>
          <table:table-cell table:formula="of:=[.C1302]-[.C$2]" office:value-type="float" office:value="37.1583685874939" calcext:value-type="float">
            <text:p>37.1583685875</text:p>
          </table:table-cell>
          <table:table-cell table:formula="of:=[.D1302]/([.E1302]-[.E1301])" office:value-type="float" office:value="338567.241801802" calcext:value-type="float">
            <text:p>338567.241801802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float" office:value="1442890806.24594" calcext:value-type="float">
            <text:p>1442890806.24594</text:p>
          </table:table-cell>
          <table:table-cell office:value-type="float" office:value="1442890806.26412" calcext:value-type="float">
            <text:p>1442890806.26412</text:p>
          </table:table-cell>
          <table:table-cell office:value-type="float" office:value="896" calcext:value-type="float">
            <text:p>896</text:p>
          </table:table-cell>
          <table:table-cell table:formula="of:=[.C1303]-[.C$2]" office:value-type="float" office:value="37.1610119342804" calcext:value-type="float">
            <text:p>37.1610119343</text:p>
          </table:table-cell>
          <table:table-cell table:formula="of:=[.D1303]/([.E1303]-[.E1302])" office:value-type="float" office:value="338964.226932443" calcext:value-type="float">
            <text:p>338964.226932443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float" office:value="1442890806.24599" calcext:value-type="float">
            <text:p>1442890806.24599</text:p>
          </table:table-cell>
          <table:table-cell office:value-type="float" office:value="1442890806.26674" calcext:value-type="float">
            <text:p>1442890806.26674</text:p>
          </table:table-cell>
          <table:table-cell office:value-type="float" office:value="896" calcext:value-type="float">
            <text:p>896</text:p>
          </table:table-cell>
          <table:table-cell table:formula="of:=[.C1304]-[.C$2]" office:value-type="float" office:value="37.1636350154877" calcext:value-type="float">
            <text:p>37.1636350155</text:p>
          </table:table-cell>
          <table:table-cell table:formula="of:=[.D1304]/([.E1304]-[.E1303])" office:value-type="float" office:value="341583.019814579" calcext:value-type="float">
            <text:p>341583.019814579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float" office:value="1442890806.34581" calcext:value-type="float">
            <text:p>1442890806.34581</text:p>
          </table:table-cell>
          <table:table-cell office:value-type="float" office:value="1442890806.34585" calcext:value-type="float">
            <text:p>1442890806.34585</text:p>
          </table:table-cell>
          <table:table-cell office:value-type="float" office:value="896" calcext:value-type="float">
            <text:p>896</text:p>
          </table:table-cell>
          <table:table-cell table:formula="of:=[.C1305]-[.C$2]" office:value-type="float" office:value="37.2427430152893" calcext:value-type="float">
            <text:p>37.2427430153</text:p>
          </table:table-cell>
          <table:table-cell table:formula="of:=[.D1305]/([.E1305]-[.E1304])" office:value-type="float" office:value="11326.2881408547" calcext:value-type="float">
            <text:p>11326.2881408547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float" office:value="1442890806.34589" calcext:value-type="float">
            <text:p>1442890806.34589</text:p>
          </table:table-cell>
          <table:table-cell office:value-type="float" office:value="1442890806.34851" calcext:value-type="float">
            <text:p>1442890806.34851</text:p>
          </table:table-cell>
          <table:table-cell office:value-type="float" office:value="896" calcext:value-type="float">
            <text:p>896</text:p>
          </table:table-cell>
          <table:table-cell table:formula="of:=[.C1306]-[.C$2]" office:value-type="float" office:value="37.2453982830048" calcext:value-type="float">
            <text:p>37.245398283</text:p>
          </table:table-cell>
          <table:table-cell table:formula="of:=[.D1306]/([.E1306]-[.E1305])" office:value-type="float" office:value="337442.433689503" calcext:value-type="float">
            <text:p>337442.433689503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office:value-type="float" office:value="1442890806.34595" calcext:value-type="float">
            <text:p>1442890806.34595</text:p>
          </table:table-cell>
          <table:table-cell office:value-type="float" office:value="1442890806.35115" calcext:value-type="float">
            <text:p>1442890806.35115</text:p>
          </table:table-cell>
          <table:table-cell office:value-type="float" office:value="896" calcext:value-type="float">
            <text:p>896</text:p>
          </table:table-cell>
          <table:table-cell table:formula="of:=[.C1307]-[.C$2]" office:value-type="float" office:value="37.2480416297913" calcext:value-type="float">
            <text:p>37.2480416298</text:p>
          </table:table-cell>
          <table:table-cell table:formula="of:=[.D1307]/([.E1307]-[.E1306])" office:value-type="float" office:value="338964.226932443" calcext:value-type="float">
            <text:p>338964.226932443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office:value-type="float" office:value="1442890806.34597" calcext:value-type="float">
            <text:p>1442890806.34597</text:p>
          </table:table-cell>
          <table:table-cell office:value-type="float" office:value="1442890806.35377" calcext:value-type="float">
            <text:p>1442890806.35377</text:p>
          </table:table-cell>
          <table:table-cell office:value-type="float" office:value="896" calcext:value-type="float">
            <text:p>896</text:p>
          </table:table-cell>
          <table:table-cell table:formula="of:=[.C1308]-[.C$2]" office:value-type="float" office:value="37.2506639957428" calcext:value-type="float">
            <text:p>37.2506639957</text:p>
          </table:table-cell>
          <table:table-cell table:formula="of:=[.D1308]/([.E1308]-[.E1307])" office:value-type="float" office:value="341676.187289754" calcext:value-type="float">
            <text:p>341676.187289754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office:value-type="float" office:value="1442890806.34599" calcext:value-type="float">
            <text:p>1442890806.34599</text:p>
          </table:table-cell>
          <table:table-cell office:value-type="float" office:value="1442890806.3564" calcext:value-type="float">
            <text:p>1442890806.3564</text:p>
          </table:table-cell>
          <table:table-cell office:value-type="float" office:value="896" calcext:value-type="float">
            <text:p>896</text:p>
          </table:table-cell>
          <table:table-cell table:formula="of:=[.C1309]-[.C$2]" office:value-type="float" office:value="37.2532885074615" calcext:value-type="float">
            <text:p>37.2532885075</text:p>
          </table:table-cell>
          <table:table-cell table:formula="of:=[.D1309]/([.E1309]-[.E1308])" office:value-type="float" office:value="341396.837209302" calcext:value-type="float">
            <text:p>341396.837209302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office:value-type="float" office:value="1442890806.34602" calcext:value-type="float">
            <text:p>1442890806.34602</text:p>
          </table:table-cell>
          <table:table-cell office:value-type="float" office:value="1442890806.35904" calcext:value-type="float">
            <text:p>1442890806.35904</text:p>
          </table:table-cell>
          <table:table-cell office:value-type="float" office:value="896" calcext:value-type="float">
            <text:p>896</text:p>
          </table:table-cell>
          <table:table-cell table:formula="of:=[.C1310]-[.C$2]" office:value-type="float" office:value="37.2559299468994" calcext:value-type="float">
            <text:p>37.2559299469</text:p>
          </table:table-cell>
          <table:table-cell table:formula="of:=[.D1310]/([.E1310]-[.E1309])" office:value-type="float" office:value="339208.988536872" calcext:value-type="float">
            <text:p>339208.988536872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office:value-type="float" office:value="1442890806.34604" calcext:value-type="float">
            <text:p>1442890806.34604</text:p>
          </table:table-cell>
          <table:table-cell office:value-type="float" office:value="1442890806.36171" calcext:value-type="float">
            <text:p>1442890806.36171</text:p>
          </table:table-cell>
          <table:table-cell office:value-type="float" office:value="896" calcext:value-type="float">
            <text:p>896</text:p>
          </table:table-cell>
          <table:table-cell table:formula="of:=[.C1311]-[.C$2]" office:value-type="float" office:value="37.2586064338684" calcext:value-type="float">
            <text:p>37.2586064339</text:p>
          </table:table-cell>
          <table:table-cell table:formula="of:=[.D1311]/([.E1311]-[.E1310])" office:value-type="float" office:value="334767.181899163" calcext:value-type="float">
            <text:p>334767.181899163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442890806.34606" calcext:value-type="float">
            <text:p>1442890806.34606</text:p>
          </table:table-cell>
          <table:table-cell office:value-type="float" office:value="1442890806.36438" calcext:value-type="float">
            <text:p>1442890806.36438</text:p>
          </table:table-cell>
          <table:table-cell office:value-type="float" office:value="896" calcext:value-type="float">
            <text:p>896</text:p>
          </table:table-cell>
          <table:table-cell table:formula="of:=[.C1312]-[.C$2]" office:value-type="float" office:value="37.2612764835358" calcext:value-type="float">
            <text:p>37.2612764835</text:p>
          </table:table-cell>
          <table:table-cell table:formula="of:=[.D1312]/([.E1312]-[.E1311])" office:value-type="float" office:value="335574.281989463" calcext:value-type="float">
            <text:p>335574.281989463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442890806.34608" calcext:value-type="float">
            <text:p>1442890806.34608</text:p>
          </table:table-cell>
          <table:table-cell office:value-type="float" office:value="1442890806.36704" calcext:value-type="float">
            <text:p>1442890806.36704</text:p>
          </table:table-cell>
          <table:table-cell office:value-type="float" office:value="896" calcext:value-type="float">
            <text:p>896</text:p>
          </table:table-cell>
          <table:table-cell table:formula="of:=[.C1313]-[.C$2]" office:value-type="float" office:value="37.2639293670654" calcext:value-type="float">
            <text:p>37.2639293671</text:p>
          </table:table-cell>
          <table:table-cell table:formula="of:=[.D1313]/([.E1313]-[.E1312])" office:value-type="float" office:value="337745.698211557" calcext:value-type="float">
            <text:p>337745.698211557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float" office:value="1442890806.3461" calcext:value-type="float">
            <text:p>1442890806.3461</text:p>
          </table:table-cell>
          <table:table-cell office:value-type="float" office:value="1442890806.3697" calcext:value-type="float">
            <text:p>1442890806.3697</text:p>
          </table:table-cell>
          <table:table-cell office:value-type="float" office:value="896" calcext:value-type="float">
            <text:p>896</text:p>
          </table:table-cell>
          <table:table-cell table:formula="of:=[.C1314]-[.C$2]" office:value-type="float" office:value="37.2665908336639" calcext:value-type="float">
            <text:p>37.2665908337</text:p>
          </table:table-cell>
          <table:table-cell table:formula="of:=[.D1314]/([.E1314]-[.E1313])" office:value-type="float" office:value="336656.488757502" calcext:value-type="float">
            <text:p>336656.488757502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office:value-type="float" office:value="1442890806.34612" calcext:value-type="float">
            <text:p>1442890806.34612</text:p>
          </table:table-cell>
          <table:table-cell office:value-type="float" office:value="1442890806.37238" calcext:value-type="float">
            <text:p>1442890806.37238</text:p>
          </table:table-cell>
          <table:table-cell office:value-type="float" office:value="896" calcext:value-type="float">
            <text:p>896</text:p>
          </table:table-cell>
          <table:table-cell table:formula="of:=[.C1315]-[.C$2]" office:value-type="float" office:value="37.2692739963531" calcext:value-type="float">
            <text:p>37.2692739964</text:p>
          </table:table-cell>
          <table:table-cell table:formula="of:=[.D1315]/([.E1315]-[.E1314])" office:value-type="float" office:value="333934.279722765" calcext:value-type="float">
            <text:p>333934.279722765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office:value-type="float" office:value="1442890806.34614" calcext:value-type="float">
            <text:p>1442890806.34614</text:p>
          </table:table-cell>
          <table:table-cell office:value-type="float" office:value="1442890806.37504" calcext:value-type="float">
            <text:p>1442890806.37504</text:p>
          </table:table-cell>
          <table:table-cell office:value-type="float" office:value="896" calcext:value-type="float">
            <text:p>896</text:p>
          </table:table-cell>
          <table:table-cell table:formula="of:=[.C1316]-[.C$2]" office:value-type="float" office:value="37.2719280719757" calcext:value-type="float">
            <text:p>37.271928072</text:p>
          </table:table-cell>
          <table:table-cell table:formula="of:=[.D1316]/([.E1316]-[.E1315])" office:value-type="float" office:value="337593.997844053" calcext:value-type="float">
            <text:p>337593.997844053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office:value-type="float" office:value="1442890806.44544" calcext:value-type="float">
            <text:p>1442890806.44544</text:p>
          </table:table-cell>
          <table:table-cell office:value-type="float" office:value="1442890806.44548" calcext:value-type="float">
            <text:p>1442890806.44548</text:p>
          </table:table-cell>
          <table:table-cell office:value-type="float" office:value="896" calcext:value-type="float">
            <text:p>896</text:p>
          </table:table-cell>
          <table:table-cell table:formula="of:=[.C1317]-[.C$2]" office:value-type="float" office:value="37.3423702716827" calcext:value-type="float">
            <text:p>37.3423702717</text:p>
          </table:table-cell>
          <table:table-cell table:formula="of:=[.D1317]/([.E1317]-[.E1316])" office:value-type="float" office:value="12719.6482183472" calcext:value-type="float">
            <text:p>12719.6482183472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office:value-type="float" office:value="1442890806.44553" calcext:value-type="float">
            <text:p>1442890806.44553</text:p>
          </table:table-cell>
          <table:table-cell office:value-type="float" office:value="1442890806.44813" calcext:value-type="float">
            <text:p>1442890806.44813</text:p>
          </table:table-cell>
          <table:table-cell office:value-type="float" office:value="896" calcext:value-type="float">
            <text:p>896</text:p>
          </table:table-cell>
          <table:table-cell table:formula="of:=[.C1318]-[.C$2]" office:value-type="float" office:value="37.3450207710266" calcext:value-type="float">
            <text:p>37.345020771</text:p>
          </table:table-cell>
          <table:table-cell table:formula="of:=[.D1318]/([.E1318]-[.E1317])" office:value-type="float" office:value="338049.50832059" calcext:value-type="float">
            <text:p>338049.50832059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office:value-type="float" office:value="1442890806.44555" calcext:value-type="float">
            <text:p>1442890806.44555</text:p>
          </table:table-cell>
          <table:table-cell office:value-type="float" office:value="1442890806.45077" calcext:value-type="float">
            <text:p>1442890806.45077</text:p>
          </table:table-cell>
          <table:table-cell office:value-type="float" office:value="896" calcext:value-type="float">
            <text:p>896</text:p>
          </table:table-cell>
          <table:table-cell table:formula="of:=[.C1319]-[.C$2]" office:value-type="float" office:value="37.3476657867432" calcext:value-type="float">
            <text:p>37.3476657867</text:p>
          </table:table-cell>
          <table:table-cell table:formula="of:=[.D1319]/([.E1319]-[.E1318])" office:value-type="float" office:value="338750.350099153" calcext:value-type="float">
            <text:p>338750.350099153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office:value-type="float" office:value="1442890806.44557" calcext:value-type="float">
            <text:p>1442890806.44557</text:p>
          </table:table-cell>
          <table:table-cell office:value-type="float" office:value="1442890806.45339" calcext:value-type="float">
            <text:p>1442890806.45339</text:p>
          </table:table-cell>
          <table:table-cell office:value-type="float" office:value="896" calcext:value-type="float">
            <text:p>896</text:p>
          </table:table-cell>
          <table:table-cell table:formula="of:=[.C1320]-[.C$2]" office:value-type="float" office:value="37.3502869606018" calcext:value-type="float">
            <text:p>37.3502869606</text:p>
          </table:table-cell>
          <table:table-cell table:formula="of:=[.D1320]/([.E1320]-[.E1319])" office:value-type="float" office:value="341831.579406949" calcext:value-type="float">
            <text:p>341831.579406949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office:value-type="float" office:value="1442890806.44564" calcext:value-type="float">
            <text:p>1442890806.44564</text:p>
          </table:table-cell>
          <table:table-cell office:value-type="float" office:value="1442890806.45603" calcext:value-type="float">
            <text:p>1442890806.45603</text:p>
          </table:table-cell>
          <table:table-cell office:value-type="float" office:value="896" calcext:value-type="float">
            <text:p>896</text:p>
          </table:table-cell>
          <table:table-cell table:formula="of:=[.C1321]-[.C$2]" office:value-type="float" office:value="37.3529260158539" calcext:value-type="float">
            <text:p>37.3529260159</text:p>
          </table:table-cell>
          <table:table-cell table:formula="of:=[.D1321]/([.E1321]-[.E1320])" office:value-type="float" office:value="339515.438070286" calcext:value-type="float">
            <text:p>339515.438070286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442890806.44568" calcext:value-type="float">
            <text:p>1442890806.44568</text:p>
          </table:table-cell>
          <table:table-cell office:value-type="float" office:value="1442890806.45868" calcext:value-type="float">
            <text:p>1442890806.45868</text:p>
          </table:table-cell>
          <table:table-cell office:value-type="float" office:value="896" calcext:value-type="float">
            <text:p>896</text:p>
          </table:table-cell>
          <table:table-cell table:formula="of:=[.C1322]-[.C$2]" office:value-type="float" office:value="37.3555679321289" calcext:value-type="float">
            <text:p>37.3555679321</text:p>
          </table:table-cell>
          <table:table-cell table:formula="of:=[.D1322]/([.E1322]-[.E1321])" office:value-type="float" office:value="339147.765003159" calcext:value-type="float">
            <text:p>339147.765003159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office:value-type="float" office:value="1442890806.4457" calcext:value-type="float">
            <text:p>1442890806.4457</text:p>
          </table:table-cell>
          <table:table-cell office:value-type="float" office:value="1442890806.46132" calcext:value-type="float">
            <text:p>1442890806.46132</text:p>
          </table:table-cell>
          <table:table-cell office:value-type="float" office:value="896" calcext:value-type="float">
            <text:p>896</text:p>
          </table:table-cell>
          <table:table-cell table:formula="of:=[.C1323]-[.C$2]" office:value-type="float" office:value="37.3582141399384" calcext:value-type="float">
            <text:p>37.3582141399</text:p>
          </table:table-cell>
          <table:table-cell table:formula="of:=[.D1323]/([.E1323]-[.E1322])" office:value-type="float" office:value="338597.746103252" calcext:value-type="float">
            <text:p>338597.746103252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office:value-type="float" office:value="1442890806.44572" calcext:value-type="float">
            <text:p>1442890806.44572</text:p>
          </table:table-cell>
          <table:table-cell office:value-type="float" office:value="1442890806.46393" calcext:value-type="float">
            <text:p>1442890806.46393</text:p>
          </table:table-cell>
          <table:table-cell office:value-type="float" office:value="896" calcext:value-type="float">
            <text:p>896</text:p>
          </table:table-cell>
          <table:table-cell table:formula="of:=[.C1324]-[.C$2]" office:value-type="float" office:value="37.3608238697052" calcext:value-type="float">
            <text:p>37.3608238697</text:p>
          </table:table-cell>
          <table:table-cell table:formula="of:=[.D1324]/([.E1324]-[.E1323])" office:value-type="float" office:value="343330.566782386" calcext:value-type="float">
            <text:p>343330.566782386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office:value-type="float" office:value="1442890806.44574" calcext:value-type="float">
            <text:p>1442890806.44574</text:p>
          </table:table-cell>
          <table:table-cell office:value-type="float" office:value="1442890806.46654" calcext:value-type="float">
            <text:p>1442890806.46654</text:p>
          </table:table-cell>
          <table:table-cell office:value-type="float" office:value="896" calcext:value-type="float">
            <text:p>896</text:p>
          </table:table-cell>
          <table:table-cell table:formula="of:=[.C1325]-[.C$2]" office:value-type="float" office:value="37.3634297847748" calcext:value-type="float">
            <text:p>37.3634297848</text:p>
          </table:table-cell>
          <table:table-cell table:formula="of:=[.D1325]/([.E1325]-[.E1324])" office:value-type="float" office:value="343833.154986276" calcext:value-type="float">
            <text:p>343833.154986276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office:value-type="float" office:value="1442890806.44577" calcext:value-type="float">
            <text:p>1442890806.44577</text:p>
          </table:table-cell>
          <table:table-cell office:value-type="float" office:value="1442890806.46918" calcext:value-type="float">
            <text:p>1442890806.46918</text:p>
          </table:table-cell>
          <table:table-cell office:value-type="float" office:value="896" calcext:value-type="float">
            <text:p>896</text:p>
          </table:table-cell>
          <table:table-cell table:formula="of:=[.C1326]-[.C$2]" office:value-type="float" office:value="37.3660759925842" calcext:value-type="float">
            <text:p>37.3660759926</text:p>
          </table:table-cell>
          <table:table-cell table:formula="of:=[.D1326]/([.E1326]-[.E1325])" office:value-type="float" office:value="338597.746103252" calcext:value-type="float">
            <text:p>338597.746103252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office:value-type="float" office:value="1442890806.44579" calcext:value-type="float">
            <text:p>1442890806.44579</text:p>
          </table:table-cell>
          <table:table-cell office:value-type="float" office:value="1442890806.47182" calcext:value-type="float">
            <text:p>1442890806.47182</text:p>
          </table:table-cell>
          <table:table-cell office:value-type="float" office:value="896" calcext:value-type="float">
            <text:p>896</text:p>
          </table:table-cell>
          <table:table-cell table:formula="of:=[.C1327]-[.C$2]" office:value-type="float" office:value="37.3687176704407" calcext:value-type="float">
            <text:p>37.3687176704</text:p>
          </table:table-cell>
          <table:table-cell table:formula="of:=[.D1327]/([.E1327]-[.E1326])" office:value-type="float" office:value="339178.37400722" calcext:value-type="float">
            <text:p>339178.37400722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442890806.44581" calcext:value-type="float">
            <text:p>1442890806.44581</text:p>
          </table:table-cell>
          <table:table-cell office:value-type="float" office:value="1442890806.47448" calcext:value-type="float">
            <text:p>1442890806.47448</text:p>
          </table:table-cell>
          <table:table-cell office:value-type="float" office:value="896" calcext:value-type="float">
            <text:p>896</text:p>
          </table:table-cell>
          <table:table-cell table:formula="of:=[.C1328]-[.C$2]" office:value-type="float" office:value="37.3713676929474" calcext:value-type="float">
            <text:p>37.3713676929</text:p>
          </table:table-cell>
          <table:table-cell table:formula="of:=[.D1328]/([.E1328]-[.E1327])" office:value-type="float" office:value="338110.33594242" calcext:value-type="float">
            <text:p>338110.33594242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office:value-type="float" office:value="1442890806.44626" calcext:value-type="float">
            <text:p>1442890806.44626</text:p>
          </table:table-cell>
          <table:table-cell office:value-type="float" office:value="1442890806.4771" calcext:value-type="float">
            <text:p>1442890806.4771</text:p>
          </table:table-cell>
          <table:table-cell office:value-type="float" office:value="896" calcext:value-type="float">
            <text:p>896</text:p>
          </table:table-cell>
          <table:table-cell table:formula="of:=[.C1329]-[.C$2]" office:value-type="float" office:value="37.3739938735962" calcext:value-type="float">
            <text:p>37.3739938736</text:p>
          </table:table-cell>
          <table:table-cell table:formula="of:=[.D1329]/([.E1329]-[.E1328])" office:value-type="float" office:value="341179.880526555" calcext:value-type="float">
            <text:p>341179.880526555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office:value-type="float" office:value="1442890806.55356" calcext:value-type="float">
            <text:p>1442890806.55356</text:p>
          </table:table-cell>
          <table:table-cell office:value-type="float" office:value="1442890806.55364" calcext:value-type="float">
            <text:p>1442890806.55364</text:p>
          </table:table-cell>
          <table:table-cell office:value-type="float" office:value="896" calcext:value-type="float">
            <text:p>896</text:p>
          </table:table-cell>
          <table:table-cell table:formula="of:=[.C1330]-[.C$2]" office:value-type="float" office:value="37.450537443161" calcext:value-type="float">
            <text:p>37.4505374432</text:p>
          </table:table-cell>
          <table:table-cell table:formula="of:=[.D1330]/([.E1330]-[.E1329])" office:value-type="float" office:value="11705.7514444926" calcext:value-type="float">
            <text:p>11705.7514444926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office:value-type="float" office:value="1442890806.55371" calcext:value-type="float">
            <text:p>1442890806.55371</text:p>
          </table:table-cell>
          <table:table-cell office:value-type="float" office:value="1442890806.55629" calcext:value-type="float">
            <text:p>1442890806.55629</text:p>
          </table:table-cell>
          <table:table-cell office:value-type="float" office:value="896" calcext:value-type="float">
            <text:p>896</text:p>
          </table:table-cell>
          <table:table-cell table:formula="of:=[.C1331]-[.C$2]" office:value-type="float" office:value="37.4531865119934" calcext:value-type="float">
            <text:p>37.453186512</text:p>
          </table:table-cell>
          <table:table-cell table:formula="of:=[.D1331]/([.E1331]-[.E1330])" office:value-type="float" office:value="338232.056880569" calcext:value-type="float">
            <text:p>338232.056880569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442890806.55373" calcext:value-type="float">
            <text:p>1442890806.55373</text:p>
          </table:table-cell>
          <table:table-cell office:value-type="float" office:value="1442890806.55894" calcext:value-type="float">
            <text:p>1442890806.55894</text:p>
          </table:table-cell>
          <table:table-cell office:value-type="float" office:value="896" calcext:value-type="float">
            <text:p>896</text:p>
          </table:table-cell>
          <table:table-cell table:formula="of:=[.C1332]-[.C$2]" office:value-type="float" office:value="37.4558312892914" calcext:value-type="float">
            <text:p>37.4558312893</text:p>
          </table:table-cell>
          <table:table-cell table:formula="of:=[.D1332]/([.E1332]-[.E1331])" office:value-type="float" office:value="338780.887406473" calcext:value-type="float">
            <text:p>338780.887406473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office:value-type="float" office:value="1442890806.55375" calcext:value-type="float">
            <text:p>1442890806.55375</text:p>
          </table:table-cell>
          <table:table-cell office:value-type="float" office:value="1442890806.56166" calcext:value-type="float">
            <text:p>1442890806.56166</text:p>
          </table:table-cell>
          <table:table-cell office:value-type="float" office:value="896" calcext:value-type="float">
            <text:p>896</text:p>
          </table:table-cell>
          <table:table-cell table:formula="of:=[.C1333]-[.C$2]" office:value-type="float" office:value="37.4585516452789" calcext:value-type="float">
            <text:p>37.4585516453</text:p>
          </table:table-cell>
          <table:table-cell table:formula="of:=[.D1333]/([.E1333]-[.E1332])" office:value-type="float" office:value="329368.657668712" calcext:value-type="float">
            <text:p>329368.657668712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office:value-type="float" office:value="1442890806.55378" calcext:value-type="float">
            <text:p>1442890806.55378</text:p>
          </table:table-cell>
          <table:table-cell office:value-type="float" office:value="1442890806.56427" calcext:value-type="float">
            <text:p>1442890806.56427</text:p>
          </table:table-cell>
          <table:table-cell office:value-type="float" office:value="896" calcext:value-type="float">
            <text:p>896</text:p>
          </table:table-cell>
          <table:table-cell table:formula="of:=[.C1334]-[.C$2]" office:value-type="float" office:value="37.4611585140228" calcext:value-type="float">
            <text:p>37.461158514</text:p>
          </table:table-cell>
          <table:table-cell table:formula="of:=[.D1334]/([.E1334]-[.E1333])" office:value-type="float" office:value="343707.370038412" calcext:value-type="float">
            <text:p>343707.370038412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office:value-type="float" office:value="1442890806.5538" calcext:value-type="float">
            <text:p>1442890806.5538</text:p>
          </table:table-cell>
          <table:table-cell office:value-type="float" office:value="1442890806.56691" calcext:value-type="float">
            <text:p>1442890806.56691</text:p>
          </table:table-cell>
          <table:table-cell office:value-type="float" office:value="896" calcext:value-type="float">
            <text:p>896</text:p>
          </table:table-cell>
          <table:table-cell table:formula="of:=[.C1335]-[.C$2]" office:value-type="float" office:value="37.4638025760651" calcext:value-type="float">
            <text:p>37.4638025761</text:p>
          </table:table-cell>
          <table:table-cell table:formula="of:=[.D1335]/([.E1335]-[.E1334])" office:value-type="float" office:value="338872.532371506" calcext:value-type="float">
            <text:p>338872.532371506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office:value-type="float" office:value="1442890806.55382" calcext:value-type="float">
            <text:p>1442890806.55382</text:p>
          </table:table-cell>
          <table:table-cell office:value-type="float" office:value="1442890806.56963" calcext:value-type="float">
            <text:p>1442890806.56963</text:p>
          </table:table-cell>
          <table:table-cell office:value-type="float" office:value="896" calcext:value-type="float">
            <text:p>896</text:p>
          </table:table-cell>
          <table:table-cell table:formula="of:=[.C1336]-[.C$2]" office:value-type="float" office:value="37.4665257930756" calcext:value-type="float">
            <text:p>37.4665257931</text:p>
          </table:table-cell>
          <table:table-cell table:formula="of:=[.D1336]/([.E1336]-[.E1335])" office:value-type="float" office:value="329022.621607424" calcext:value-type="float">
            <text:p>329022.621607424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office:value-type="float" office:value="1442890806.55384" calcext:value-type="float">
            <text:p>1442890806.55384</text:p>
          </table:table-cell>
          <table:table-cell office:value-type="float" office:value="1442890806.57228" calcext:value-type="float">
            <text:p>1442890806.57228</text:p>
          </table:table-cell>
          <table:table-cell office:value-type="float" office:value="896" calcext:value-type="float">
            <text:p>896</text:p>
          </table:table-cell>
          <table:table-cell table:formula="of:=[.C1337]-[.C$2]" office:value-type="float" office:value="37.469174861908" calcext:value-type="float">
            <text:p>37.4691748619</text:p>
          </table:table-cell>
          <table:table-cell table:formula="of:=[.D1337]/([.E1337]-[.E1336])" office:value-type="float" office:value="338232.056880569" calcext:value-type="float">
            <text:p>338232.056880569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office:value-type="float" office:value="1442890806.55386" calcext:value-type="float">
            <text:p>1442890806.55386</text:p>
          </table:table-cell>
          <table:table-cell office:value-type="float" office:value="1442890806.57493" calcext:value-type="float">
            <text:p>1442890806.57493</text:p>
          </table:table-cell>
          <table:table-cell office:value-type="float" office:value="896" calcext:value-type="float">
            <text:p>896</text:p>
          </table:table-cell>
          <table:table-cell table:formula="of:=[.C1338]-[.C$2]" office:value-type="float" office:value="37.4718234539032" calcext:value-type="float">
            <text:p>37.4718234539</text:p>
          </table:table-cell>
          <table:table-cell table:formula="of:=[.D1338]/([.E1338]-[.E1337])" office:value-type="float" office:value="338292.950220542" calcext:value-type="float">
            <text:p>338292.950220542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office:value-type="float" office:value="1442890806.55388" calcext:value-type="float">
            <text:p>1442890806.55388</text:p>
          </table:table-cell>
          <table:table-cell office:value-type="float" office:value="1442890806.57758" calcext:value-type="float">
            <text:p>1442890806.57758</text:p>
          </table:table-cell>
          <table:table-cell office:value-type="float" office:value="896" calcext:value-type="float">
            <text:p>896</text:p>
          </table:table-cell>
          <table:table-cell table:formula="of:=[.C1339]-[.C$2]" office:value-type="float" office:value="37.4744720458984" calcext:value-type="float">
            <text:p>37.4744720459</text:p>
          </table:table-cell>
          <table:table-cell table:formula="of:=[.D1339]/([.E1339]-[.E1338])" office:value-type="float" office:value="338292.950220542" calcext:value-type="float">
            <text:p>338292.950220542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office:value-type="float" office:value="1442890806.55391" calcext:value-type="float">
            <text:p>1442890806.55391</text:p>
          </table:table-cell>
          <table:table-cell office:value-type="float" office:value="1442890806.58028" calcext:value-type="float">
            <text:p>1442890806.58028</text:p>
          </table:table-cell>
          <table:table-cell office:value-type="float" office:value="896" calcext:value-type="float">
            <text:p>896</text:p>
          </table:table-cell>
          <table:table-cell table:formula="of:=[.C1340]-[.C$2]" office:value-type="float" office:value="37.4771702289581" calcext:value-type="float">
            <text:p>37.477170229</text:p>
          </table:table-cell>
          <table:table-cell table:formula="of:=[.D1340]/([.E1340]-[.E1339])" office:value-type="float" office:value="332075.318900769" calcext:value-type="float">
            <text:p>332075.318900769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office:value-type="float" office:value="1442890806.55393" calcext:value-type="float">
            <text:p>1442890806.55393</text:p>
          </table:table-cell>
          <table:table-cell office:value-type="float" office:value="1442890806.58292" calcext:value-type="float">
            <text:p>1442890806.58292</text:p>
          </table:table-cell>
          <table:table-cell office:value-type="float" office:value="896" calcext:value-type="float">
            <text:p>896</text:p>
          </table:table-cell>
          <table:table-cell table:formula="of:=[.C1341]-[.C$2]" office:value-type="float" office:value="37.4798121452332" calcext:value-type="float">
            <text:p>37.4798121452</text:p>
          </table:table-cell>
          <table:table-cell table:formula="of:=[.D1341]/([.E1341]-[.E1340])" office:value-type="float" office:value="339147.765003159" calcext:value-type="float">
            <text:p>339147.765003159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442890806.64733" calcext:value-type="float">
            <text:p>1442890806.64733</text:p>
          </table:table-cell>
          <table:table-cell office:value-type="float" office:value="1442890806.64738" calcext:value-type="float">
            <text:p>1442890806.64738</text:p>
          </table:table-cell>
          <table:table-cell office:value-type="float" office:value="896" calcext:value-type="float">
            <text:p>896</text:p>
          </table:table-cell>
          <table:table-cell table:formula="of:=[.C1342]-[.C$2]" office:value-type="float" office:value="37.5442705154419" calcext:value-type="float">
            <text:p>37.5442705154</text:p>
          </table:table-cell>
          <table:table-cell table:formula="of:=[.D1342]/([.E1342]-[.E1341])" office:value-type="float" office:value="13900.4445365035" calcext:value-type="float">
            <text:p>13900.4445365035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office:value-type="float" office:value="1442890806.64742" calcext:value-type="float">
            <text:p>1442890806.64742</text:p>
          </table:table-cell>
          <table:table-cell office:value-type="float" office:value="1442890806.65003" calcext:value-type="float">
            <text:p>1442890806.65003</text:p>
          </table:table-cell>
          <table:table-cell office:value-type="float" office:value="896" calcext:value-type="float">
            <text:p>896</text:p>
          </table:table-cell>
          <table:table-cell table:formula="of:=[.C1343]-[.C$2]" office:value-type="float" office:value="37.5469272136688" calcext:value-type="float">
            <text:p>37.5469272137</text:p>
          </table:table-cell>
          <table:table-cell table:formula="of:=[.D1343]/([.E1343]-[.E1342])" office:value-type="float" office:value="337260.736246971" calcext:value-type="float">
            <text:p>337260.736246971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1442890806.64746" calcext:value-type="float">
            <text:p>1442890806.64746</text:p>
          </table:table-cell>
          <table:table-cell office:value-type="float" office:value="1442890806.65269" calcext:value-type="float">
            <text:p>1442890806.65269</text:p>
          </table:table-cell>
          <table:table-cell office:value-type="float" office:value="896" calcext:value-type="float">
            <text:p>896</text:p>
          </table:table-cell>
          <table:table-cell table:formula="of:=[.C1344]-[.C$2]" office:value-type="float" office:value="37.54958152771" calcext:value-type="float">
            <text:p>37.5495815277</text:p>
          </table:table-cell>
          <table:table-cell table:formula="of:=[.D1344]/([.E1344]-[.E1343])" office:value-type="float" office:value="337563.67412198" calcext:value-type="float">
            <text:p>337563.67412198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office:value-type="float" office:value="1442890806.64748" calcext:value-type="float">
            <text:p>1442890806.64748</text:p>
          </table:table-cell>
          <table:table-cell office:value-type="float" office:value="1442890806.65534" calcext:value-type="float">
            <text:p>1442890806.65534</text:p>
          </table:table-cell>
          <table:table-cell office:value-type="float" office:value="896" calcext:value-type="float">
            <text:p>896</text:p>
          </table:table-cell>
          <table:table-cell table:formula="of:=[.C1345]-[.C$2]" office:value-type="float" office:value="37.5522322654724" calcext:value-type="float">
            <text:p>37.5522322655</text:p>
          </table:table-cell>
          <table:table-cell table:formula="of:=[.D1345]/([.E1345]-[.E1344])" office:value-type="float" office:value="338019.102716316" calcext:value-type="float">
            <text:p>338019.102716316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office:value-type="float" office:value="1442890806.64751" calcext:value-type="float">
            <text:p>1442890806.64751</text:p>
          </table:table-cell>
          <table:table-cell office:value-type="float" office:value="1442890806.65801" calcext:value-type="float">
            <text:p>1442890806.65801</text:p>
          </table:table-cell>
          <table:table-cell office:value-type="float" office:value="896" calcext:value-type="float">
            <text:p>896</text:p>
          </table:table-cell>
          <table:table-cell table:formula="of:=[.C1346]-[.C$2]" office:value-type="float" office:value="37.5549032688141" calcext:value-type="float">
            <text:p>37.5549032688</text:p>
          </table:table-cell>
          <table:table-cell table:formula="of:=[.D1346]/([.E1346]-[.E1345])" office:value-type="float" office:value="335454.466125145" calcext:value-type="float">
            <text:p>335454.466125145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office:value-type="float" office:value="1442890806.64753" calcext:value-type="float">
            <text:p>1442890806.64753</text:p>
          </table:table-cell>
          <table:table-cell office:value-type="float" office:value="1442890806.66065" calcext:value-type="float">
            <text:p>1442890806.66065</text:p>
          </table:table-cell>
          <table:table-cell office:value-type="float" office:value="896" calcext:value-type="float">
            <text:p>896</text:p>
          </table:table-cell>
          <table:table-cell table:formula="of:=[.C1347]-[.C$2]" office:value-type="float" office:value="37.5575389862061" calcext:value-type="float">
            <text:p>37.5575389862</text:p>
          </table:table-cell>
          <table:table-cell table:formula="of:=[.D1347]/([.E1347]-[.E1346])" office:value-type="float" office:value="339945.398824061" calcext:value-type="float">
            <text:p>339945.398824061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office:value-type="float" office:value="1442890806.64755" calcext:value-type="float">
            <text:p>1442890806.64755</text:p>
          </table:table-cell>
          <table:table-cell office:value-type="float" office:value="1442890806.66329" calcext:value-type="float">
            <text:p>1442890806.66329</text:p>
          </table:table-cell>
          <table:table-cell office:value-type="float" office:value="896" calcext:value-type="float">
            <text:p>896</text:p>
          </table:table-cell>
          <table:table-cell table:formula="of:=[.C1348]-[.C$2]" office:value-type="float" office:value="37.5601801872253" calcext:value-type="float">
            <text:p>37.5601801872</text:p>
          </table:table-cell>
          <table:table-cell table:formula="of:=[.D1348]/([.E1348]-[.E1347])" office:value-type="float" office:value="339239.608593609" calcext:value-type="float">
            <text:p>339239.608593609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office:value-type="float" office:value="1442890806.64757" calcext:value-type="float">
            <text:p>1442890806.64757</text:p>
          </table:table-cell>
          <table:table-cell office:value-type="float" office:value="1442890806.66592" calcext:value-type="float">
            <text:p>1442890806.66592</text:p>
          </table:table-cell>
          <table:table-cell office:value-type="float" office:value="896" calcext:value-type="float">
            <text:p>896</text:p>
          </table:table-cell>
          <table:table-cell table:formula="of:=[.C1349]-[.C$2]" office:value-type="float" office:value="37.5628154277801" calcext:value-type="float">
            <text:p>37.5628154278</text:p>
          </table:table-cell>
          <table:table-cell table:formula="of:=[.D1349]/([.E1349]-[.E1348])" office:value-type="float" office:value="340006.910702977" calcext:value-type="float">
            <text:p>340006.910702977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office:value-type="float" office:value="1442890806.64758" calcext:value-type="float">
            <text:p>1442890806.64758</text:p>
          </table:table-cell>
          <table:table-cell office:value-type="float" office:value="1442890806.66854" calcext:value-type="float">
            <text:p>1442890806.66854</text:p>
          </table:table-cell>
          <table:table-cell office:value-type="float" office:value="896" calcext:value-type="float">
            <text:p>896</text:p>
          </table:table-cell>
          <table:table-cell table:formula="of:=[.C1350]-[.C$2]" office:value-type="float" office:value="37.5654292106628" calcext:value-type="float">
            <text:p>37.5654292107</text:p>
          </table:table-cell>
          <table:table-cell table:formula="of:=[.D1350]/([.E1350]-[.E1349])" office:value-type="float" office:value="342798.174222384" calcext:value-type="float">
            <text:p>342798.174222384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1442890806.6476" calcext:value-type="float">
            <text:p>1442890806.6476</text:p>
          </table:table-cell>
          <table:table-cell office:value-type="float" office:value="1442890806.67119" calcext:value-type="float">
            <text:p>1442890806.67119</text:p>
          </table:table-cell>
          <table:table-cell office:value-type="float" office:value="896" calcext:value-type="float">
            <text:p>896</text:p>
          </table:table-cell>
          <table:table-cell table:formula="of:=[.C1351]-[.C$2]" office:value-type="float" office:value="37.568078994751" calcext:value-type="float">
            <text:p>37.5680789948</text:p>
          </table:table-cell>
          <table:table-cell table:formula="of:=[.D1351]/([.E1351]-[.E1350])" office:value-type="float" office:value="338140.75796293" calcext:value-type="float">
            <text:p>338140.75796293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1442890806.64762" calcext:value-type="float">
            <text:p>1442890806.64762</text:p>
          </table:table-cell>
          <table:table-cell office:value-type="float" office:value="1442890806.67382" calcext:value-type="float">
            <text:p>1442890806.67382</text:p>
          </table:table-cell>
          <table:table-cell office:value-type="float" office:value="896" calcext:value-type="float">
            <text:p>896</text:p>
          </table:table-cell>
          <table:table-cell table:formula="of:=[.C1352]-[.C$2]" office:value-type="float" office:value="37.5707132816315" calcext:value-type="float">
            <text:p>37.5707132816</text:p>
          </table:table-cell>
          <table:table-cell table:formula="of:=[.D1352]/([.E1352]-[.E1351])" office:value-type="float" office:value="340130.001267083" calcext:value-type="float">
            <text:p>340130.001267083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office:value-type="float" office:value="1442890806.64764" calcext:value-type="float">
            <text:p>1442890806.64764</text:p>
          </table:table-cell>
          <table:table-cell office:value-type="float" office:value="1442890806.67646" calcext:value-type="float">
            <text:p>1442890806.67646</text:p>
          </table:table-cell>
          <table:table-cell office:value-type="float" office:value="896" calcext:value-type="float">
            <text:p>896</text:p>
          </table:table-cell>
          <table:table-cell table:formula="of:=[.C1353]-[.C$2]" office:value-type="float" office:value="37.5733523368835" calcext:value-type="float">
            <text:p>37.5733523369</text:p>
          </table:table-cell>
          <table:table-cell table:formula="of:=[.D1353]/([.E1353]-[.E1352])" office:value-type="float" office:value="339515.438070286" calcext:value-type="float">
            <text:p>339515.438070286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office:value-type="float" office:value="1442890806.75484" calcext:value-type="float">
            <text:p>1442890806.75484</text:p>
          </table:table-cell>
          <table:table-cell office:value-type="float" office:value="1442890806.75488" calcext:value-type="float">
            <text:p>1442890806.75488</text:p>
          </table:table-cell>
          <table:table-cell office:value-type="float" office:value="896" calcext:value-type="float">
            <text:p>896</text:p>
          </table:table-cell>
          <table:table-cell table:formula="of:=[.C1354]-[.C$2]" office:value-type="float" office:value="37.6517717838287" calcext:value-type="float">
            <text:p>37.6517717838</text:p>
          </table:table-cell>
          <table:table-cell table:formula="of:=[.D1354]/([.E1354]-[.E1353])" office:value-type="float" office:value="11425.7372999103" calcext:value-type="float">
            <text:p>11425.7372999103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office:value-type="float" office:value="1442890806.75492" calcext:value-type="float">
            <text:p>1442890806.75492</text:p>
          </table:table-cell>
          <table:table-cell office:value-type="float" office:value="1442890806.75752" calcext:value-type="float">
            <text:p>1442890806.75752</text:p>
          </table:table-cell>
          <table:table-cell office:value-type="float" office:value="896" calcext:value-type="float">
            <text:p>896</text:p>
          </table:table-cell>
          <table:table-cell table:formula="of:=[.C1355]-[.C$2]" office:value-type="float" office:value="37.6544101238251" calcext:value-type="float">
            <text:p>37.6544101238</text:p>
          </table:table-cell>
          <table:table-cell table:formula="of:=[.D1355]/([.E1355]-[.E1354])" office:value-type="float" office:value="339607.480932586" calcext:value-type="float">
            <text:p>339607.480932586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office:value-type="float" office:value="1442890806.75494" calcext:value-type="float">
            <text:p>1442890806.75494</text:p>
          </table:table-cell>
          <table:table-cell office:value-type="float" office:value="1442890806.76017" calcext:value-type="float">
            <text:p>1442890806.76017</text:p>
          </table:table-cell>
          <table:table-cell office:value-type="float" office:value="896" calcext:value-type="float">
            <text:p>896</text:p>
          </table:table-cell>
          <table:table-cell table:formula="of:=[.C1356]-[.C$2]" office:value-type="float" office:value="37.6570608615875" calcext:value-type="float">
            <text:p>37.6570608616</text:p>
          </table:table-cell>
          <table:table-cell table:formula="of:=[.D1356]/([.E1356]-[.E1355])" office:value-type="float" office:value="338019.102716316" calcext:value-type="float">
            <text:p>338019.102716316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office:value-type="float" office:value="1442890806.75496" calcext:value-type="float">
            <text:p>1442890806.75496</text:p>
          </table:table-cell>
          <table:table-cell office:value-type="float" office:value="1442890806.76279" calcext:value-type="float">
            <text:p>1442890806.76279</text:p>
          </table:table-cell>
          <table:table-cell office:value-type="float" office:value="896" calcext:value-type="float">
            <text:p>896</text:p>
          </table:table-cell>
          <table:table-cell table:formula="of:=[.C1357]-[.C$2]" office:value-type="float" office:value="37.6596853733063" calcext:value-type="float">
            <text:p>37.6596853733</text:p>
          </table:table-cell>
          <table:table-cell table:formula="of:=[.D1357]/([.E1357]-[.E1356])" office:value-type="float" office:value="341396.837209302" calcext:value-type="float">
            <text:p>341396.837209302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office:value-type="float" office:value="1442890806.75498" calcext:value-type="float">
            <text:p>1442890806.75498</text:p>
          </table:table-cell>
          <table:table-cell office:value-type="float" office:value="1442890806.76541" calcext:value-type="float">
            <text:p>1442890806.76541</text:p>
          </table:table-cell>
          <table:table-cell office:value-type="float" office:value="896" calcext:value-type="float">
            <text:p>896</text:p>
          </table:table-cell>
          <table:table-cell table:formula="of:=[.C1358]-[.C$2]" office:value-type="float" office:value="37.662299156189" calcext:value-type="float">
            <text:p>37.6622991562</text:p>
          </table:table-cell>
          <table:table-cell table:formula="of:=[.D1358]/([.E1358]-[.E1357])" office:value-type="float" office:value="342798.174222384" calcext:value-type="float">
            <text:p>342798.174222384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office:value-type="float" office:value="1442890806.755" calcext:value-type="float">
            <text:p>1442890806.755</text:p>
          </table:table-cell>
          <table:table-cell office:value-type="float" office:value="1442890806.76805" calcext:value-type="float">
            <text:p>1442890806.76805</text:p>
          </table:table-cell>
          <table:table-cell office:value-type="float" office:value="896" calcext:value-type="float">
            <text:p>896</text:p>
          </table:table-cell>
          <table:table-cell table:formula="of:=[.C1359]-[.C$2]" office:value-type="float" office:value="37.6649403572083" calcext:value-type="float">
            <text:p>37.6649403572</text:p>
          </table:table-cell>
          <table:table-cell table:formula="of:=[.D1359]/([.E1359]-[.E1358])" office:value-type="float" office:value="339239.608593609" calcext:value-type="float">
            <text:p>339239.608593609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office:value-type="float" office:value="1442890806.75502" calcext:value-type="float">
            <text:p>1442890806.75502</text:p>
          </table:table-cell>
          <table:table-cell office:value-type="float" office:value="1442890806.77069" calcext:value-type="float">
            <text:p>1442890806.77069</text:p>
          </table:table-cell>
          <table:table-cell office:value-type="float" office:value="896" calcext:value-type="float">
            <text:p>896</text:p>
          </table:table-cell>
          <table:table-cell table:formula="of:=[.C1360]-[.C$2]" office:value-type="float" office:value="37.667581319809" calcext:value-type="float">
            <text:p>37.6675813198</text:p>
          </table:table-cell>
          <table:table-cell table:formula="of:=[.D1360]/([.E1360]-[.E1359])" office:value-type="float" office:value="339270.234178929" calcext:value-type="float">
            <text:p>339270.234178929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office:value-type="float" office:value="1442890806.75504" calcext:value-type="float">
            <text:p>1442890806.75504</text:p>
          </table:table-cell>
          <table:table-cell office:value-type="float" office:value="1442890806.77334" calcext:value-type="float">
            <text:p>1442890806.77334</text:p>
          </table:table-cell>
          <table:table-cell office:value-type="float" office:value="896" calcext:value-type="float">
            <text:p>896</text:p>
          </table:table-cell>
          <table:table-cell table:formula="of:=[.C1361]-[.C$2]" office:value-type="float" office:value="37.670227766037" calcext:value-type="float">
            <text:p>37.670227766</text:p>
          </table:table-cell>
          <table:table-cell table:formula="of:=[.D1361]/([.E1361]-[.E1360])" office:value-type="float" office:value="338567.241801802" calcext:value-type="float">
            <text:p>338567.241801802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1442890806.75506" calcext:value-type="float">
            <text:p>1442890806.75506</text:p>
          </table:table-cell>
          <table:table-cell office:value-type="float" office:value="1442890806.77595" calcext:value-type="float">
            <text:p>1442890806.77595</text:p>
          </table:table-cell>
          <table:table-cell office:value-type="float" office:value="896" calcext:value-type="float">
            <text:p>896</text:p>
          </table:table-cell>
          <table:table-cell table:formula="of:=[.C1362]-[.C$2]" office:value-type="float" office:value="37.672844171524" calcext:value-type="float">
            <text:p>37.6728441715</text:p>
          </table:table-cell>
          <table:table-cell table:formula="of:=[.D1362]/([.E1362]-[.E1361])" office:value-type="float" office:value="342454.563878258" calcext:value-type="float">
            <text:p>342454.563878258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1442890806.75508" calcext:value-type="float">
            <text:p>1442890806.75508</text:p>
          </table:table-cell>
          <table:table-cell office:value-type="float" office:value="1442890806.77859" calcext:value-type="float">
            <text:p>1442890806.77859</text:p>
          </table:table-cell>
          <table:table-cell office:value-type="float" office:value="896" calcext:value-type="float">
            <text:p>896</text:p>
          </table:table-cell>
          <table:table-cell table:formula="of:=[.C1363]-[.C$2]" office:value-type="float" office:value="37.675478219986" calcext:value-type="float">
            <text:p>37.67547822</text:p>
          </table:table-cell>
          <table:table-cell table:formula="of:=[.D1363]/([.E1363]-[.E1362])" office:value-type="float" office:value="340160.787834902" calcext:value-type="float">
            <text:p>340160.787834902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office:value-type="float" office:value="1442890806.7551" calcext:value-type="float">
            <text:p>1442890806.7551</text:p>
          </table:table-cell>
          <table:table-cell office:value-type="float" office:value="1442890806.78125" calcext:value-type="float">
            <text:p>1442890806.78125</text:p>
          </table:table-cell>
          <table:table-cell office:value-type="float" office:value="896" calcext:value-type="float">
            <text:p>896</text:p>
          </table:table-cell>
          <table:table-cell table:formula="of:=[.C1364]-[.C$2]" office:value-type="float" office:value="37.6781446933746" calcext:value-type="float">
            <text:p>37.6781446934</text:p>
          </table:table-cell>
          <table:table-cell table:formula="of:=[.D1364]/([.E1364]-[.E1363])" office:value-type="float" office:value="336024.354792561" calcext:value-type="float">
            <text:p>336024.354792561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office:value-type="float" office:value="1442890806.75512" calcext:value-type="float">
            <text:p>1442890806.75512</text:p>
          </table:table-cell>
          <table:table-cell office:value-type="float" office:value="1442890806.7839" calcext:value-type="float">
            <text:p>1442890806.7839</text:p>
          </table:table-cell>
          <table:table-cell office:value-type="float" office:value="896" calcext:value-type="float">
            <text:p>896</text:p>
          </table:table-cell>
          <table:table-cell table:formula="of:=[.C1365]-[.C$2]" office:value-type="float" office:value="37.680792093277" calcext:value-type="float">
            <text:p>37.6807920933</text:p>
          </table:table-cell>
          <table:table-cell table:formula="of:=[.D1365]/([.E1365]-[.E1364])" office:value-type="float" office:value="338445.279538905" calcext:value-type="float">
            <text:p>338445.279538905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1442890806.84844" calcext:value-type="float">
            <text:p>1442890806.84844</text:p>
          </table:table-cell>
          <table:table-cell office:value-type="float" office:value="1442890806.8485" calcext:value-type="float">
            <text:p>1442890806.8485</text:p>
          </table:table-cell>
          <table:table-cell office:value-type="float" office:value="896" calcext:value-type="float">
            <text:p>896</text:p>
          </table:table-cell>
          <table:table-cell table:formula="of:=[.C1366]-[.C$2]" office:value-type="float" office:value="37.7453877925873" calcext:value-type="float">
            <text:p>37.7453877926</text:p>
          </table:table-cell>
          <table:table-cell table:formula="of:=[.D1366]/([.E1366]-[.E1365])" office:value-type="float" office:value="13870.8924830402" calcext:value-type="float">
            <text:p>13870.8924830402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office:value-type="float" office:value="1442890806.84855" calcext:value-type="float">
            <text:p>1442890806.84855</text:p>
          </table:table-cell>
          <table:table-cell office:value-type="float" office:value="1442890806.85118" calcext:value-type="float">
            <text:p>1442890806.85118</text:p>
          </table:table-cell>
          <table:table-cell office:value-type="float" office:value="896" calcext:value-type="float">
            <text:p>896</text:p>
          </table:table-cell>
          <table:table-cell table:formula="of:=[.C1367]-[.C$2]" office:value-type="float" office:value="37.7480754852295" calcext:value-type="float">
            <text:p>37.7480754852</text:p>
          </table:table-cell>
          <table:table-cell table:formula="of:=[.D1367]/([.E1367]-[.E1366])" office:value-type="float" office:value="333371.452497117" calcext:value-type="float">
            <text:p>333371.452497117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office:value-type="float" office:value="1442890806.84857" calcext:value-type="float">
            <text:p>1442890806.84857</text:p>
          </table:table-cell>
          <table:table-cell office:value-type="float" office:value="1442890806.85383" calcext:value-type="float">
            <text:p>1442890806.85383</text:p>
          </table:table-cell>
          <table:table-cell office:value-type="float" office:value="896" calcext:value-type="float">
            <text:p>896</text:p>
          </table:table-cell>
          <table:table-cell table:formula="of:=[.C1368]-[.C$2]" office:value-type="float" office:value="37.7507271766663" calcext:value-type="float">
            <text:p>37.7507271767</text:p>
          </table:table-cell>
          <table:table-cell table:formula="of:=[.D1368]/([.E1368]-[.E1367])" office:value-type="float" office:value="337897.534975724" calcext:value-type="float">
            <text:p>337897.534975724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442890806.84859" calcext:value-type="float">
            <text:p>1442890806.84859</text:p>
          </table:table-cell>
          <table:table-cell office:value-type="float" office:value="1442890806.85648" calcext:value-type="float">
            <text:p>1442890806.85648</text:p>
          </table:table-cell>
          <table:table-cell office:value-type="float" office:value="896" calcext:value-type="float">
            <text:p>896</text:p>
          </table:table-cell>
          <table:table-cell table:formula="of:=[.C1369]-[.C$2]" office:value-type="float" office:value="37.7533731460571" calcext:value-type="float">
            <text:p>37.7533731461</text:p>
          </table:table-cell>
          <table:table-cell table:formula="of:=[.D1369]/([.E1369]-[.E1368])" office:value-type="float" office:value="338628.255901964" calcext:value-type="float">
            <text:p>338628.255901964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442890806.84863" calcext:value-type="float">
            <text:p>1442890806.84863</text:p>
          </table:table-cell>
          <table:table-cell office:value-type="float" office:value="1442890806.85909" calcext:value-type="float">
            <text:p>1442890806.85909</text:p>
          </table:table-cell>
          <table:table-cell office:value-type="float" office:value="896" calcext:value-type="float">
            <text:p>896</text:p>
          </table:table-cell>
          <table:table-cell table:formula="of:=[.C1370]-[.C$2]" office:value-type="float" office:value="37.7559869289398" calcext:value-type="float">
            <text:p>37.7559869289</text:p>
          </table:table-cell>
          <table:table-cell table:formula="of:=[.D1370]/([.E1370]-[.E1369])" office:value-type="float" office:value="342798.174222384" calcext:value-type="float">
            <text:p>342798.174222384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office:value-type="float" office:value="1442890806.84865" calcext:value-type="float">
            <text:p>1442890806.84865</text:p>
          </table:table-cell>
          <table:table-cell office:value-type="float" office:value="1442890806.86174" calcext:value-type="float">
            <text:p>1442890806.86174</text:p>
          </table:table-cell>
          <table:table-cell office:value-type="float" office:value="896" calcext:value-type="float">
            <text:p>896</text:p>
          </table:table-cell>
          <table:table-cell table:formula="of:=[.C1371]-[.C$2]" office:value-type="float" office:value="37.7586302757263" calcext:value-type="float">
            <text:p>37.7586302757</text:p>
          </table:table-cell>
          <table:table-cell table:formula="of:=[.D1371]/([.E1371]-[.E1370])" office:value-type="float" office:value="338964.226932443" calcext:value-type="float">
            <text:p>338964.226932443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442890806.84867" calcext:value-type="float">
            <text:p>1442890806.84867</text:p>
          </table:table-cell>
          <table:table-cell office:value-type="float" office:value="1442890806.86437" calcext:value-type="float">
            <text:p>1442890806.86437</text:p>
          </table:table-cell>
          <table:table-cell office:value-type="float" office:value="896" calcext:value-type="float">
            <text:p>896</text:p>
          </table:table-cell>
          <table:table-cell table:formula="of:=[.C1372]-[.C$2]" office:value-type="float" office:value="37.7612674236298" calcext:value-type="float">
            <text:p>37.7612674236</text:p>
          </table:table-cell>
          <table:table-cell table:formula="of:=[.D1372]/([.E1372]-[.E1371])" office:value-type="float" office:value="339760.996654914" calcext:value-type="float">
            <text:p>339760.996654914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office:value-type="float" office:value="1442890806.84869" calcext:value-type="float">
            <text:p>1442890806.84869</text:p>
          </table:table-cell>
          <table:table-cell office:value-type="float" office:value="1442890806.86701" calcext:value-type="float">
            <text:p>1442890806.86701</text:p>
          </table:table-cell>
          <table:table-cell office:value-type="float" office:value="896" calcext:value-type="float">
            <text:p>896</text:p>
          </table:table-cell>
          <table:table-cell table:formula="of:=[.C1373]-[.C$2]" office:value-type="float" office:value="37.7639009952545" calcext:value-type="float">
            <text:p>37.7639009953</text:p>
          </table:table-cell>
          <table:table-cell table:formula="of:=[.D1373]/([.E1373]-[.E1372])" office:value-type="float" office:value="340222.377693283" calcext:value-type="float">
            <text:p>340222.377693283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442890806.84871" calcext:value-type="float">
            <text:p>1442890806.84871</text:p>
          </table:table-cell>
          <table:table-cell office:value-type="float" office:value="1442890806.86966" calcext:value-type="float">
            <text:p>1442890806.86966</text:p>
          </table:table-cell>
          <table:table-cell office:value-type="float" office:value="896" calcext:value-type="float">
            <text:p>896</text:p>
          </table:table-cell>
          <table:table-cell table:formula="of:=[.C1374]-[.C$2]" office:value-type="float" office:value="37.7665543556213" calcext:value-type="float">
            <text:p>37.7665543556</text:p>
          </table:table-cell>
          <table:table-cell table:formula="of:=[.D1374]/([.E1374]-[.E1373])" office:value-type="float" office:value="337685.001707251" calcext:value-type="float">
            <text:p>337685.001707251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office:value-type="float" office:value="1442890806.84873" calcext:value-type="float">
            <text:p>1442890806.84873</text:p>
          </table:table-cell>
          <table:table-cell office:value-type="float" office:value="1442890806.8723" calcext:value-type="float">
            <text:p>1442890806.8723</text:p>
          </table:table-cell>
          <table:table-cell office:value-type="float" office:value="896" calcext:value-type="float">
            <text:p>896</text:p>
          </table:table-cell>
          <table:table-cell table:formula="of:=[.C1375]-[.C$2]" office:value-type="float" office:value="37.7691960334778" calcext:value-type="float">
            <text:p>37.7691960335</text:p>
          </table:table-cell>
          <table:table-cell table:formula="of:=[.D1375]/([.E1375]-[.E1374])" office:value-type="float" office:value="339178.37400722" calcext:value-type="float">
            <text:p>339178.37400722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office:value-type="float" office:value="1442890806.84875" calcext:value-type="float">
            <text:p>1442890806.84875</text:p>
          </table:table-cell>
          <table:table-cell office:value-type="float" office:value="1442890806.87495" calcext:value-type="float">
            <text:p>1442890806.87495</text:p>
          </table:table-cell>
          <table:table-cell office:value-type="float" office:value="896" calcext:value-type="float">
            <text:p>896</text:p>
          </table:table-cell>
          <table:table-cell table:formula="of:=[.C1376]-[.C$2]" office:value-type="float" office:value="37.7718417644501" calcext:value-type="float">
            <text:p>37.7718417645</text:p>
          </table:table-cell>
          <table:table-cell table:formula="of:=[.D1376]/([.E1376]-[.E1375])" office:value-type="float" office:value="338658.771199423" calcext:value-type="float">
            <text:p>338658.771199423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office:value-type="float" office:value="1442890806.84877" calcext:value-type="float">
            <text:p>1442890806.84877</text:p>
          </table:table-cell>
          <table:table-cell office:value-type="float" office:value="1442890806.87758" calcext:value-type="float">
            <text:p>1442890806.87758</text:p>
          </table:table-cell>
          <table:table-cell office:value-type="float" office:value="896" calcext:value-type="float">
            <text:p>896</text:p>
          </table:table-cell>
          <table:table-cell table:formula="of:=[.C1377]-[.C$2]" office:value-type="float" office:value="37.7744710445404" calcext:value-type="float">
            <text:p>37.7744710445</text:p>
          </table:table-cell>
          <table:table-cell table:formula="of:=[.D1377]/([.E1377]-[.E1376])" office:value-type="float" office:value="340777.69169387" calcext:value-type="float">
            <text:p>340777.69169387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office:value-type="float" office:value="1442890806.95864" calcext:value-type="float">
            <text:p>1442890806.95864</text:p>
          </table:table-cell>
          <table:table-cell office:value-type="float" office:value="1442890806.95869" calcext:value-type="float">
            <text:p>1442890806.95869</text:p>
          </table:table-cell>
          <table:table-cell office:value-type="float" office:value="896" calcext:value-type="float">
            <text:p>896</text:p>
          </table:table-cell>
          <table:table-cell table:formula="of:=[.C1378]-[.C$2]" office:value-type="float" office:value="37.8555824756622" calcext:value-type="float">
            <text:p>37.8555824757</text:p>
          </table:table-cell>
          <table:table-cell table:formula="of:=[.D1378]/([.E1378]-[.E1377])" office:value-type="float" office:value="11046.5317601688" calcext:value-type="float">
            <text:p>11046.5317601688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office:value-type="float" office:value="1442890806.95874" calcext:value-type="float">
            <text:p>1442890806.95874</text:p>
          </table:table-cell>
          <table:table-cell office:value-type="float" office:value="1442890806.96134" calcext:value-type="float">
            <text:p>1442890806.96134</text:p>
          </table:table-cell>
          <table:table-cell office:value-type="float" office:value="896" calcext:value-type="float">
            <text:p>896</text:p>
          </table:table-cell>
          <table:table-cell table:formula="of:=[.C1379]-[.C$2]" office:value-type="float" office:value="37.858229637146" calcext:value-type="float">
            <text:p>37.8582296371</text:p>
          </table:table-cell>
          <table:table-cell table:formula="of:=[.D1379]/([.E1379]-[.E1378])" office:value-type="float" office:value="338475.761866162" calcext:value-type="float">
            <text:p>338475.761866162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office:value-type="float" office:value="1442890806.95876" calcext:value-type="float">
            <text:p>1442890806.95876</text:p>
          </table:table-cell>
          <table:table-cell office:value-type="float" office:value="1442890806.96398" calcext:value-type="float">
            <text:p>1442890806.96398</text:p>
          </table:table-cell>
          <table:table-cell office:value-type="float" office:value="896" calcext:value-type="float">
            <text:p>896</text:p>
          </table:table-cell>
          <table:table-cell table:formula="of:=[.C1380]-[.C$2]" office:value-type="float" office:value="37.860869884491" calcext:value-type="float">
            <text:p>37.8608698845</text:p>
          </table:table-cell>
          <table:table-cell table:formula="of:=[.D1380]/([.E1380]-[.E1379])" office:value-type="float" office:value="339362.144121365" calcext:value-type="float">
            <text:p>339362.144121365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office:value-type="float" office:value="1442890806.95878" calcext:value-type="float">
            <text:p>1442890806.95878</text:p>
          </table:table-cell>
          <table:table-cell office:value-type="float" office:value="1442890806.96661" calcext:value-type="float">
            <text:p>1442890806.96661</text:p>
          </table:table-cell>
          <table:table-cell office:value-type="float" office:value="896" calcext:value-type="float">
            <text:p>896</text:p>
          </table:table-cell>
          <table:table-cell table:formula="of:=[.C1381]-[.C$2]" office:value-type="float" office:value="37.8634977340698" calcext:value-type="float">
            <text:p>37.8634977341</text:p>
          </table:table-cell>
          <table:table-cell table:formula="of:=[.D1381]/([.E1381]-[.E1380])" office:value-type="float" office:value="340963.199419343" calcext:value-type="float">
            <text:p>340963.199419343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442890806.9588" calcext:value-type="float">
            <text:p>1442890806.9588</text:p>
          </table:table-cell>
          <table:table-cell office:value-type="float" office:value="1442890806.96928" calcext:value-type="float">
            <text:p>1442890806.96928</text:p>
          </table:table-cell>
          <table:table-cell office:value-type="float" office:value="896" calcext:value-type="float">
            <text:p>896</text:p>
          </table:table-cell>
          <table:table-cell table:formula="of:=[.C1382]-[.C$2]" office:value-type="float" office:value="37.8661758899689" calcext:value-type="float">
            <text:p>37.86617589</text:p>
          </table:table-cell>
          <table:table-cell table:formula="of:=[.D1382]/([.E1382]-[.E1381])" office:value-type="float" office:value="334558.567079142" calcext:value-type="float">
            <text:p>334558.567079142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office:value-type="float" office:value="1442890806.95882" calcext:value-type="float">
            <text:p>1442890806.95882</text:p>
          </table:table-cell>
          <table:table-cell office:value-type="float" office:value="1442890806.9719" calcext:value-type="float">
            <text:p>1442890806.9719</text:p>
          </table:table-cell>
          <table:table-cell office:value-type="float" office:value="896" calcext:value-type="float">
            <text:p>896</text:p>
          </table:table-cell>
          <table:table-cell table:formula="of:=[.C1383]-[.C$2]" office:value-type="float" office:value="37.8687920570374" calcext:value-type="float">
            <text:p>37.868792057</text:p>
          </table:table-cell>
          <table:table-cell table:formula="of:=[.D1383]/([.E1383]-[.E1382])" office:value-type="float" office:value="342485.772714846" calcext:value-type="float">
            <text:p>342485.772714846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office:value-type="float" office:value="1442890806.95885" calcext:value-type="float">
            <text:p>1442890806.95885</text:p>
          </table:table-cell>
          <table:table-cell office:value-type="float" office:value="1442890806.97455" calcext:value-type="float">
            <text:p>1442890806.97455</text:p>
          </table:table-cell>
          <table:table-cell office:value-type="float" office:value="896" calcext:value-type="float">
            <text:p>896</text:p>
          </table:table-cell>
          <table:table-cell table:formula="of:=[.C1384]-[.C$2]" office:value-type="float" office:value="37.8714473247528" calcext:value-type="float">
            <text:p>37.8714473248</text:p>
          </table:table-cell>
          <table:table-cell table:formula="of:=[.D1384]/([.E1384]-[.E1383])" office:value-type="float" office:value="337442.433689503" calcext:value-type="float">
            <text:p>337442.433689503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office:value-type="float" office:value="1442890806.95887" calcext:value-type="float">
            <text:p>1442890806.95887</text:p>
          </table:table-cell>
          <table:table-cell office:value-type="float" office:value="1442890806.97722" calcext:value-type="float">
            <text:p>1442890806.97722</text:p>
          </table:table-cell>
          <table:table-cell office:value-type="float" office:value="896" calcext:value-type="float">
            <text:p>896</text:p>
          </table:table-cell>
          <table:table-cell table:formula="of:=[.C1385]-[.C$2]" office:value-type="float" office:value="37.8741109371185" calcext:value-type="float">
            <text:p>37.8741109371</text:p>
          </table:table-cell>
          <table:table-cell table:formula="of:=[.D1385]/([.E1385]-[.E1384])" office:value-type="float" office:value="336385.28320802" calcext:value-type="float">
            <text:p>336385.28320802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office:value-type="float" office:value="1442890806.95889" calcext:value-type="float">
            <text:p>1442890806.95889</text:p>
          </table:table-cell>
          <table:table-cell office:value-type="float" office:value="1442890806.97983" calcext:value-type="float">
            <text:p>1442890806.97983</text:p>
          </table:table-cell>
          <table:table-cell office:value-type="float" office:value="896" calcext:value-type="float">
            <text:p>896</text:p>
          </table:table-cell>
          <table:table-cell table:formula="of:=[.C1386]-[.C$2]" office:value-type="float" office:value="37.8767187595367" calcext:value-type="float">
            <text:p>37.8767187595</text:p>
          </table:table-cell>
          <table:table-cell table:formula="of:=[.D1386]/([.E1386]-[.E1385])" office:value-type="float" office:value="343581.677089047" calcext:value-type="float">
            <text:p>343581.677089047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442890806.95891" calcext:value-type="float">
            <text:p>1442890806.95891</text:p>
          </table:table-cell>
          <table:table-cell office:value-type="float" office:value="1442890806.98247" calcext:value-type="float">
            <text:p>1442890806.98247</text:p>
          </table:table-cell>
          <table:table-cell office:value-type="float" office:value="896" calcext:value-type="float">
            <text:p>896</text:p>
          </table:table-cell>
          <table:table-cell table:formula="of:=[.C1387]-[.C$2]" office:value-type="float" office:value="37.8793647289276" calcext:value-type="float">
            <text:p>37.8793647289</text:p>
          </table:table-cell>
          <table:table-cell table:formula="of:=[.D1387]/([.E1387]-[.E1386])" office:value-type="float" office:value="338628.255901964" calcext:value-type="float">
            <text:p>338628.255901964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office:value-type="float" office:value="1442890806.95893" calcext:value-type="float">
            <text:p>1442890806.95893</text:p>
          </table:table-cell>
          <table:table-cell office:value-type="float" office:value="1442890806.98512" calcext:value-type="float">
            <text:p>1442890806.98512</text:p>
          </table:table-cell>
          <table:table-cell office:value-type="float" office:value="896" calcext:value-type="float">
            <text:p>896</text:p>
          </table:table-cell>
          <table:table-cell table:formula="of:=[.C1388]-[.C$2]" office:value-type="float" office:value="37.8820078372955" calcext:value-type="float">
            <text:p>37.8820078373</text:p>
          </table:table-cell>
          <table:table-cell table:formula="of:=[.D1388]/([.E1388]-[.E1387])" office:value-type="float" office:value="338994.80281436" calcext:value-type="float">
            <text:p>338994.80281436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office:value-type="float" office:value="1442890806.95895" calcext:value-type="float">
            <text:p>1442890806.95895</text:p>
          </table:table-cell>
          <table:table-cell office:value-type="float" office:value="1442890806.98776" calcext:value-type="float">
            <text:p>1442890806.98776</text:p>
          </table:table-cell>
          <table:table-cell office:value-type="float" office:value="896" calcext:value-type="float">
            <text:p>896</text:p>
          </table:table-cell>
          <table:table-cell table:formula="of:=[.C1389]-[.C$2]" office:value-type="float" office:value="37.8846507072449" calcext:value-type="float">
            <text:p>37.8846507072</text:p>
          </table:table-cell>
          <table:table-cell table:formula="of:=[.D1389]/([.E1389]-[.E1388])" office:value-type="float" office:value="339025.3842129" calcext:value-type="float">
            <text:p>339025.3842129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office:value-type="float" office:value="1442890807.04938" calcext:value-type="float">
            <text:p>1442890807.04938</text:p>
          </table:table-cell>
          <table:table-cell office:value-type="float" office:value="1442890807.04942" calcext:value-type="float">
            <text:p>1442890807.04942</text:p>
          </table:table-cell>
          <table:table-cell office:value-type="float" office:value="896" calcext:value-type="float">
            <text:p>896</text:p>
          </table:table-cell>
          <table:table-cell table:formula="of:=[.C1390]-[.C$2]" office:value-type="float" office:value="37.9463160037994" calcext:value-type="float">
            <text:p>37.9463160038</text:p>
          </table:table-cell>
          <table:table-cell table:formula="of:=[.D1390]/([.E1390]-[.E1389])" office:value-type="float" office:value="14530.0525589326" calcext:value-type="float">
            <text:p>14530.0525589326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442890807.04947" calcext:value-type="float">
            <text:p>1442890807.04947</text:p>
          </table:table-cell>
          <table:table-cell office:value-type="float" office:value="1442890810.00392" calcext:value-type="float">
            <text:p>1442890810.00392</text:p>
          </table:table-cell>
          <table:table-cell office:value-type="float" office:value="896" calcext:value-type="float">
            <text:p>896</text:p>
          </table:table-cell>
          <table:table-cell table:formula="of:=[.C1391]-[.C$2]" office:value-type="float" office:value="40.9008104801178" calcext:value-type="float">
            <text:p>40.9008104801</text:p>
          </table:table-cell>
          <table:table-cell table:formula="of:=[.D1391]/([.E1391]-[.E1390])" office:value-type="float" office:value="303.26677107771" calcext:value-type="float">
            <text:p>303.2667710777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442890807.04949" calcext:value-type="float">
            <text:p>1442890807.04949</text:p>
          </table:table-cell>
          <table:table-cell office:value-type="float" office:value="1442890810.00784" calcext:value-type="float">
            <text:p>1442890810.00784</text:p>
          </table:table-cell>
          <table:table-cell office:value-type="float" office:value="896" calcext:value-type="float">
            <text:p>896</text:p>
          </table:table-cell>
          <table:table-cell table:formula="of:=[.C1392]-[.C$2]" office:value-type="float" office:value="40.9047298431396" calcext:value-type="float">
            <text:p>40.9047298431</text:p>
          </table:table-cell>
          <table:table-cell table:formula="of:=[.D1392]/([.E1392]-[.E1391])" office:value-type="float" office:value="228608.576190766" calcext:value-type="float">
            <text:p>228608.576190766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office:value-type="float" office:value="1442890807.04951" calcext:value-type="float">
            <text:p>1442890807.04951</text:p>
          </table:table-cell>
          <table:table-cell office:value-type="float" office:value="1442890810.0117" calcext:value-type="float">
            <text:p>1442890810.0117</text:p>
          </table:table-cell>
          <table:table-cell office:value-type="float" office:value="896" calcext:value-type="float">
            <text:p>896</text:p>
          </table:table-cell>
          <table:table-cell table:formula="of:=[.C1393]-[.C$2]" office:value-type="float" office:value="40.9085941314697" calcext:value-type="float">
            <text:p>40.9085941315</text:p>
          </table:table-cell>
          <table:table-cell table:formula="of:=[.D1393]/([.E1393]-[.E1392])" office:value-type="float" office:value="231866.756169793" calcext:value-type="float">
            <text:p>231866.756169793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office:value-type="float" office:value="1442890807.04953" calcext:value-type="float">
            <text:p>1442890807.04953</text:p>
          </table:table-cell>
          <table:table-cell office:value-type="float" office:value="1442890810.0156" calcext:value-type="float">
            <text:p>1442890810.0156</text:p>
          </table:table-cell>
          <table:table-cell office:value-type="float" office:value="896" calcext:value-type="float">
            <text:p>896</text:p>
          </table:table-cell>
          <table:table-cell table:formula="of:=[.C1394]-[.C$2]" office:value-type="float" office:value="40.9124920368195" calcext:value-type="float">
            <text:p>40.9124920368</text:p>
          </table:table-cell>
          <table:table-cell table:formula="of:=[.D1394]/([.E1394]-[.E1393])" office:value-type="float" office:value="229867.048993822" calcext:value-type="float">
            <text:p>229867.048993822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office:value-type="float" office:value="1442890807.04955" calcext:value-type="float">
            <text:p>1442890807.04955</text:p>
          </table:table-cell>
          <table:table-cell office:value-type="float" office:value="1442890810.01946" calcext:value-type="float">
            <text:p>1442890810.01946</text:p>
          </table:table-cell>
          <table:table-cell office:value-type="float" office:value="896" calcext:value-type="float">
            <text:p>896</text:p>
          </table:table-cell>
          <table:table-cell table:formula="of:=[.C1395]-[.C$2]" office:value-type="float" office:value="40.9163522720337" calcext:value-type="float">
            <text:p>40.916352272</text:p>
          </table:table-cell>
          <table:table-cell table:formula="of:=[.D1395]/([.E1395]-[.E1394])" office:value-type="float" office:value="232110.208387376" calcext:value-type="float">
            <text:p>232110.208387376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office:value-type="float" office:value="1442890807.04957" calcext:value-type="float">
            <text:p>1442890807.04957</text:p>
          </table:table-cell>
          <table:table-cell office:value-type="float" office:value="1442890810.02334" calcext:value-type="float">
            <text:p>1442890810.02334</text:p>
          </table:table-cell>
          <table:table-cell office:value-type="float" office:value="896" calcext:value-type="float">
            <text:p>896</text:p>
          </table:table-cell>
          <table:table-cell table:formula="of:=[.C1396]-[.C$2]" office:value-type="float" office:value="40.920227766037" calcext:value-type="float">
            <text:p>40.920227766</text:p>
          </table:table-cell>
          <table:table-cell table:formula="of:=[.D1396]/([.E1396]-[.E1395])" office:value-type="float" office:value="231196.332451553" calcext:value-type="float">
            <text:p>231196.332451553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office:value-type="float" office:value="1442890807.04962" calcext:value-type="float">
            <text:p>1442890807.04962</text:p>
          </table:table-cell>
          <table:table-cell office:value-type="float" office:value="1442890810.02727" calcext:value-type="float">
            <text:p>1442890810.02727</text:p>
          </table:table-cell>
          <table:table-cell office:value-type="float" office:value="896" calcext:value-type="float">
            <text:p>896</text:p>
          </table:table-cell>
          <table:table-cell table:formula="of:=[.C1397]-[.C$2]" office:value-type="float" office:value="40.9241604804993" calcext:value-type="float">
            <text:p>40.9241604805</text:p>
          </table:table-cell>
          <table:table-cell table:formula="of:=[.D1397]/([.E1397]-[.E1396])" office:value-type="float" office:value="227832.457350712" calcext:value-type="float">
            <text:p>227832.457350712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office:value-type="float" office:value="1442890807.04965" calcext:value-type="float">
            <text:p>1442890807.04965</text:p>
          </table:table-cell>
          <table:table-cell office:value-type="float" office:value="1442890810.03116" calcext:value-type="float">
            <text:p>1442890810.03116</text:p>
          </table:table-cell>
          <table:table-cell office:value-type="float" office:value="896" calcext:value-type="float">
            <text:p>896</text:p>
          </table:table-cell>
          <table:table-cell table:formula="of:=[.C1398]-[.C$2]" office:value-type="float" office:value="40.9280545711517" calcext:value-type="float">
            <text:p>40.9280545712</text:p>
          </table:table-cell>
          <table:table-cell table:formula="of:=[.D1398]/([.E1398]-[.E1397])" office:value-type="float" office:value="230092.229474071" calcext:value-type="float">
            <text:p>230092.229474071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office:value-type="float" office:value="1442890807.04968" calcext:value-type="float">
            <text:p>1442890807.04968</text:p>
          </table:table-cell>
          <table:table-cell office:value-type="float" office:value="1442890810.03506" calcext:value-type="float">
            <text:p>1442890810.03506</text:p>
          </table:table-cell>
          <table:table-cell office:value-type="float" office:value="896" calcext:value-type="float">
            <text:p>896</text:p>
          </table:table-cell>
          <table:table-cell table:formula="of:=[.C1399]-[.C$2]" office:value-type="float" office:value="40.9319503307343" calcext:value-type="float">
            <text:p>40.9319503307</text:p>
          </table:table-cell>
          <table:table-cell table:formula="of:=[.D1399]/([.E1399]-[.E1398])" office:value-type="float" office:value="229993.65875153" calcext:value-type="float">
            <text:p>229993.65875153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office:value-type="float" office:value="1442890807.0497" calcext:value-type="float">
            <text:p>1442890807.0497</text:p>
          </table:table-cell>
          <table:table-cell office:value-type="float" office:value="1442890810.03891" calcext:value-type="float">
            <text:p>1442890810.03891</text:p>
          </table:table-cell>
          <table:table-cell office:value-type="float" office:value="896" calcext:value-type="float">
            <text:p>896</text:p>
          </table:table-cell>
          <table:table-cell table:formula="of:=[.C1400]-[.C$2]" office:value-type="float" office:value="40.9358069896698" calcext:value-type="float">
            <text:p>40.9358069897</text:p>
          </table:table-cell>
          <table:table-cell table:formula="of:=[.D1400]/([.E1400]-[.E1399])" office:value-type="float" office:value="232325.444114738" calcext:value-type="float">
            <text:p>232325.444114738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office:value-type="float" office:value="1442890807.15312" calcext:value-type="float">
            <text:p>1442890807.15312</text:p>
          </table:table-cell>
          <table:table-cell office:value-type="float" office:value="1442890810.0428" calcext:value-type="float">
            <text:p>1442890810.0428</text:p>
          </table:table-cell>
          <table:table-cell office:value-type="float" office:value="896" calcext:value-type="float">
            <text:p>896</text:p>
          </table:table-cell>
          <table:table-cell table:formula="of:=[.C1401]-[.C$2]" office:value-type="float" office:value="40.9396932125092" calcext:value-type="float">
            <text:p>40.9396932125</text:p>
          </table:table-cell>
          <table:table-cell table:formula="of:=[.D1401]/([.E1401]-[.E1400])" office:value-type="float" office:value="230558.060368098" calcext:value-type="float">
            <text:p>230558.06036809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442890807.15316" calcext:value-type="float">
            <text:p>1442890807.15316</text:p>
          </table:table-cell>
          <table:table-cell office:value-type="float" office:value="1442890810.04676" calcext:value-type="float">
            <text:p>1442890810.04676</text:p>
          </table:table-cell>
          <table:table-cell office:value-type="float" office:value="896" calcext:value-type="float">
            <text:p>896</text:p>
          </table:table-cell>
          <table:table-cell table:formula="of:=[.C1402]-[.C$2]" office:value-type="float" office:value="40.943651676178" calcext:value-type="float">
            <text:p>40.9436516762</text:p>
          </table:table-cell>
          <table:table-cell table:formula="of:=[.D1402]/([.E1402]-[.E1401])" office:value-type="float" office:value="226350.441727399" calcext:value-type="float">
            <text:p>226350.441727399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1442890807.15319" calcext:value-type="float">
            <text:p>1442890807.15319</text:p>
          </table:table-cell>
          <table:table-cell office:value-type="float" office:value="1442890810.05065" calcext:value-type="float">
            <text:p>1442890810.05065</text:p>
          </table:table-cell>
          <table:table-cell office:value-type="float" office:value="896" calcext:value-type="float">
            <text:p>896</text:p>
          </table:table-cell>
          <table:table-cell table:formula="of:=[.C1403]-[.C$2]" office:value-type="float" office:value="40.9475386142731" calcext:value-type="float">
            <text:p>40.9475386143</text:p>
          </table:table-cell>
          <table:table-cell table:formula="of:=[.D1403]/([.E1403]-[.E1402])" office:value-type="float" office:value="230515.634177759" calcext:value-type="float">
            <text:p>230515.634177759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office:value-type="float" office:value="1442890807.15321" calcext:value-type="float">
            <text:p>1442890807.15321</text:p>
          </table:table-cell>
          <table:table-cell office:value-type="float" office:value="1442890810.05454" calcext:value-type="float">
            <text:p>1442890810.05454</text:p>
          </table:table-cell>
          <table:table-cell office:value-type="float" office:value="896" calcext:value-type="float">
            <text:p>896</text:p>
          </table:table-cell>
          <table:table-cell table:formula="of:=[.C1404]-[.C$2]" office:value-type="float" office:value="40.9514300823212" calcext:value-type="float">
            <text:p>40.9514300823</text:p>
          </table:table-cell>
          <table:table-cell table:formula="of:=[.D1404]/([.E1404]-[.E1403])" office:value-type="float" office:value="230247.297144958" calcext:value-type="float">
            <text:p>230247.297144958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office:value-type="float" office:value="1442890807.15323" calcext:value-type="float">
            <text:p>1442890807.15323</text:p>
          </table:table-cell>
          <table:table-cell office:value-type="float" office:value="1442890810.05846" calcext:value-type="float">
            <text:p>1442890810.05846</text:p>
          </table:table-cell>
          <table:table-cell office:value-type="float" office:value="896" calcext:value-type="float">
            <text:p>896</text:p>
          </table:table-cell>
          <table:table-cell table:formula="of:=[.C1405]-[.C$2]" office:value-type="float" office:value="40.9553561210632" calcext:value-type="float">
            <text:p>40.9553561211</text:p>
          </table:table-cell>
          <table:table-cell table:formula="of:=[.D1405]/([.E1405]-[.E1404])" office:value-type="float" office:value="228219.856925973" calcext:value-type="float">
            <text:p>228219.856925973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office:value-type="float" office:value="1442890807.15325" calcext:value-type="float">
            <text:p>1442890807.15325</text:p>
          </table:table-cell>
          <table:table-cell office:value-type="float" office:value="1442890810.06236" calcext:value-type="float">
            <text:p>1442890810.06236</text:p>
          </table:table-cell>
          <table:table-cell office:value-type="float" office:value="896" calcext:value-type="float">
            <text:p>896</text:p>
          </table:table-cell>
          <table:table-cell table:formula="of:=[.C1406]-[.C$2]" office:value-type="float" office:value="40.9592480659485" calcext:value-type="float">
            <text:p>40.9592480659</text:p>
          </table:table-cell>
          <table:table-cell table:formula="of:=[.D1406]/([.E1406]-[.E1405])" office:value-type="float" office:value="230219.087478559" calcext:value-type="float">
            <text:p>230219.087478559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float" office:value="1442890807.15327" calcext:value-type="float">
            <text:p>1442890807.15327</text:p>
          </table:table-cell>
          <table:table-cell office:value-type="float" office:value="1442890810.06628" calcext:value-type="float">
            <text:p>1442890810.06628</text:p>
          </table:table-cell>
          <table:table-cell office:value-type="float" office:value="896" calcext:value-type="float">
            <text:p>896</text:p>
          </table:table-cell>
          <table:table-cell table:formula="of:=[.C1407]-[.C$2]" office:value-type="float" office:value="40.9631717205048" calcext:value-type="float">
            <text:p>40.9631717205</text:p>
          </table:table-cell>
          <table:table-cell table:formula="of:=[.D1407]/([.E1407]-[.E1406])" office:value-type="float" office:value="228358.533390047" calcext:value-type="float">
            <text:p>228358.533390047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office:value-type="float" office:value="1442890807.15329" calcext:value-type="float">
            <text:p>1442890807.15329</text:p>
          </table:table-cell>
          <table:table-cell office:value-type="float" office:value="1442890810.07018" calcext:value-type="float">
            <text:p>1442890810.07018</text:p>
          </table:table-cell>
          <table:table-cell office:value-type="float" office:value="896" calcext:value-type="float">
            <text:p>896</text:p>
          </table:table-cell>
          <table:table-cell table:formula="of:=[.C1408]-[.C$2]" office:value-type="float" office:value="40.9670732021332" calcext:value-type="float">
            <text:p>40.9670732021</text:p>
          </table:table-cell>
          <table:table-cell table:formula="of:=[.D1408]/([.E1408]-[.E1407])" office:value-type="float" office:value="229656.342214617" calcext:value-type="float">
            <text:p>229656.342214617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1442890807.15332" calcext:value-type="float">
            <text:p>1442890807.15332</text:p>
          </table:table-cell>
          <table:table-cell office:value-type="float" office:value="1442890810.07408" calcext:value-type="float">
            <text:p>1442890810.07408</text:p>
          </table:table-cell>
          <table:table-cell office:value-type="float" office:value="896" calcext:value-type="float">
            <text:p>896</text:p>
          </table:table-cell>
          <table:table-cell table:formula="of:=[.C1409]-[.C$2]" office:value-type="float" office:value="40.9709718227387" calcext:value-type="float">
            <text:p>40.9709718227</text:p>
          </table:table-cell>
          <table:table-cell table:formula="of:=[.D1409]/([.E1409]-[.E1408])" office:value-type="float" office:value="229824.876712329" calcext:value-type="float">
            <text:p>229824.876712329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office:value-type="float" office:value="1442890807.15334" calcext:value-type="float">
            <text:p>1442890807.15334</text:p>
          </table:table-cell>
          <table:table-cell office:value-type="float" office:value="1442890810.07796" calcext:value-type="float">
            <text:p>1442890810.07796</text:p>
          </table:table-cell>
          <table:table-cell office:value-type="float" office:value="896" calcext:value-type="float">
            <text:p>896</text:p>
          </table:table-cell>
          <table:table-cell table:formula="of:=[.C1410]-[.C$2]" office:value-type="float" office:value="40.9748480319977" calcext:value-type="float">
            <text:p>40.974848032</text:p>
          </table:table-cell>
          <table:table-cell table:formula="of:=[.D1410]/([.E1410]-[.E1409])" office:value-type="float" office:value="231153.67105425" calcext:value-type="float">
            <text:p>231153.67105425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office:value-type="float" office:value="1442890807.15336" calcext:value-type="float">
            <text:p>1442890807.15336</text:p>
          </table:table-cell>
          <table:table-cell office:value-type="float" office:value="1442890810.08183" calcext:value-type="float">
            <text:p>1442890810.08183</text:p>
          </table:table-cell>
          <table:table-cell office:value-type="float" office:value="896" calcext:value-type="float">
            <text:p>896</text:p>
          </table:table-cell>
          <table:table-cell table:formula="of:=[.C1411]-[.C$2]" office:value-type="float" office:value="40.9787182807922" calcext:value-type="float">
            <text:p>40.9787182808</text:p>
          </table:table-cell>
          <table:table-cell table:formula="of:=[.D1411]/([.E1411]-[.E1410])" office:value-type="float" office:value="231509.664510565" calcext:value-type="float">
            <text:p>231509.664510565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442890807.15338" calcext:value-type="float">
            <text:p>1442890807.15338</text:p>
          </table:table-cell>
          <table:table-cell office:value-type="float" office:value="1442890810.08568" calcext:value-type="float">
            <text:p>1442890810.08568</text:p>
          </table:table-cell>
          <table:table-cell office:value-type="float" office:value="896" calcext:value-type="float">
            <text:p>896</text:p>
          </table:table-cell>
          <table:table-cell table:formula="of:=[.C1412]-[.C$2]" office:value-type="float" office:value="40.9825758934021" calcext:value-type="float">
            <text:p>40.9825758934</text:p>
          </table:table-cell>
          <table:table-cell table:formula="of:=[.D1412]/([.E1412]-[.E1411])" office:value-type="float" office:value="232268.008899876" calcext:value-type="float">
            <text:p>232268.008899876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office:value-type="float" office:value="1442890807.25017" calcext:value-type="float">
            <text:p>1442890807.25017</text:p>
          </table:table-cell>
          <table:table-cell office:value-type="float" office:value="1442890810.08956" calcext:value-type="float">
            <text:p>1442890810.08956</text:p>
          </table:table-cell>
          <table:table-cell office:value-type="float" office:value="896" calcext:value-type="float">
            <text:p>896</text:p>
          </table:table-cell>
          <table:table-cell table:formula="of:=[.C1413]-[.C$2]" office:value-type="float" office:value="40.9864518642426" calcext:value-type="float">
            <text:p>40.9864518642</text:p>
          </table:table-cell>
          <table:table-cell table:formula="of:=[.D1413]/([.E1413]-[.E1412])" office:value-type="float" office:value="231167.88977056" calcext:value-type="float">
            <text:p>231167.88977056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1442890807.25021" calcext:value-type="float">
            <text:p>1442890807.25021</text:p>
          </table:table-cell>
          <table:table-cell office:value-type="float" office:value="1442890810.09345" calcext:value-type="float">
            <text:p>1442890810.09345</text:p>
          </table:table-cell>
          <table:table-cell office:value-type="float" office:value="896" calcext:value-type="float">
            <text:p>896</text:p>
          </table:table-cell>
          <table:table-cell table:formula="of:=[.C1414]-[.C$2]" office:value-type="float" office:value="40.9903469085693" calcext:value-type="float">
            <text:p>40.9903469086</text:p>
          </table:table-cell>
          <table:table-cell table:formula="of:=[.D1414]/([.E1414]-[.E1413])" office:value-type="float" office:value="230035.893003611" calcext:value-type="float">
            <text:p>230035.893003611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office:value-type="float" office:value="1442890807.25024" calcext:value-type="float">
            <text:p>1442890807.25024</text:p>
          </table:table-cell>
          <table:table-cell office:value-type="float" office:value="1442890810.09735" calcext:value-type="float">
            <text:p>1442890810.09735</text:p>
          </table:table-cell>
          <table:table-cell office:value-type="float" office:value="896" calcext:value-type="float">
            <text:p>896</text:p>
          </table:table-cell>
          <table:table-cell table:formula="of:=[.C1415]-[.C$2]" office:value-type="float" office:value="40.9942429065704" calcext:value-type="float">
            <text:p>40.9942429066</text:p>
          </table:table-cell>
          <table:table-cell table:formula="of:=[.D1415]/([.E1415]-[.E1414])" office:value-type="float" office:value="229979.584113579" calcext:value-type="float">
            <text:p>229979.584113579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office:value-type="float" office:value="1442890807.25027" calcext:value-type="float">
            <text:p>1442890807.25027</text:p>
          </table:table-cell>
          <table:table-cell office:value-type="float" office:value="1442890810.10124" calcext:value-type="float">
            <text:p>1442890810.10124</text:p>
          </table:table-cell>
          <table:table-cell office:value-type="float" office:value="896" calcext:value-type="float">
            <text:p>896</text:p>
          </table:table-cell>
          <table:table-cell table:formula="of:=[.C1416]-[.C$2]" office:value-type="float" office:value="40.9981305599213" calcext:value-type="float">
            <text:p>40.9981305599</text:p>
          </table:table-cell>
          <table:table-cell table:formula="of:=[.D1416]/([.E1416]-[.E1415])" office:value-type="float" office:value="230473.223598675" calcext:value-type="float">
            <text:p>230473.223598675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office:value-type="float" office:value="1442890807.25029" calcext:value-type="float">
            <text:p>1442890807.25029</text:p>
          </table:table-cell>
          <table:table-cell office:value-type="float" office:value="1442890810.10516" calcext:value-type="float">
            <text:p>1442890810.10516</text:p>
          </table:table-cell>
          <table:table-cell office:value-type="float" office:value="896" calcext:value-type="float">
            <text:p>896</text:p>
          </table:table-cell>
          <table:table-cell table:formula="of:=[.C1417]-[.C$2]" office:value-type="float" office:value="41.002051115036" calcext:value-type="float">
            <text:p>41.002051115</text:p>
          </table:table-cell>
          <table:table-cell table:formula="of:=[.D1417]/([.E1417]-[.E1416])" office:value-type="float" office:value="228539.064947701" calcext:value-type="float">
            <text:p>228539.064947701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office:value-type="float" office:value="1442890807.25031" calcext:value-type="float">
            <text:p>1442890807.25031</text:p>
          </table:table-cell>
          <table:table-cell office:value-type="float" office:value="1442890810.10905" calcext:value-type="float">
            <text:p>1442890810.10905</text:p>
          </table:table-cell>
          <table:table-cell office:value-type="float" office:value="896" calcext:value-type="float">
            <text:p>896</text:p>
          </table:table-cell>
          <table:table-cell table:formula="of:=[.C1418]-[.C$2]" office:value-type="float" office:value="41.0059444904327" calcext:value-type="float">
            <text:p>41.0059444904</text:p>
          </table:table-cell>
          <table:table-cell table:formula="of:=[.D1418]/([.E1418]-[.E1417])" office:value-type="float" office:value="230134.499938763" calcext:value-type="float">
            <text:p>230134.499938763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office:value-type="float" office:value="1442890807.25033" calcext:value-type="float">
            <text:p>1442890807.25033</text:p>
          </table:table-cell>
          <table:table-cell office:value-type="float" office:value="1442890810.11295" calcext:value-type="float">
            <text:p>1442890810.11295</text:p>
          </table:table-cell>
          <table:table-cell office:value-type="float" office:value="896" calcext:value-type="float">
            <text:p>896</text:p>
          </table:table-cell>
          <table:table-cell table:formula="of:=[.C1419]-[.C$2]" office:value-type="float" office:value="41.0098388195038" calcext:value-type="float">
            <text:p>41.0098388195</text:p>
          </table:table-cell>
          <table:table-cell table:formula="of:=[.D1419]/([.E1419]-[.E1418])" office:value-type="float" office:value="230078.142769683" calcext:value-type="float">
            <text:p>230078.142769683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office:value-type="float" office:value="1442890820.21607" calcext:value-type="float">
            <text:p>1442890820.21607</text:p>
          </table:table-cell>
          <table:table-cell office:value-type="float" office:value="1442890820.21612" calcext:value-type="float">
            <text:p>1442890820.21612</text:p>
          </table:table-cell>
          <table:table-cell office:value-type="float" office:value="896" calcext:value-type="float">
            <text:p>896</text:p>
          </table:table-cell>
          <table:table-cell table:formula="of:=[.C1420]-[.C$2]" office:value-type="float" office:value="51.1130149364471" calcext:value-type="float">
            <text:p>51.1130149364</text:p>
          </table:table-cell>
          <table:table-cell table:formula="of:=[.D1420]/([.E1420]-[.E1419])" office:value-type="float" office:value="88.6849827845106" calcext:value-type="float">
            <text:p>88.684982784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21T22:03:05.906128455</dc:date>
    <meta:editing-duration>PT1M48S</meta:editing-duration>
    <meta:editing-cycles>1</meta:editing-cycles>
    <meta:document-statistic meta:table-count="1" meta:cell-count="8519" meta:object-count="1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433cm" svg:y="4.201cm" style:legend-expansion="high" chart:style-name="ch2"/>
        <chart:plot-area chart:style-name="ch3" table:cell-range-address="'sink_1.receiver_i.routed_msg_sub.network'.E1:'sink_1.receiver_i.routed_msg_sub.network'.F1420" chart:data-source-has-labels="row" svg:x="0.32cm" svg:y="0.18cm" svg:width="11.793cm" svg:height="8.64cm">
          <chartooo:coordinate-region svg:x="1.682cm" svg:y="0.379cm" svg:width="10.245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sink_1.receiver_i.routed_msg_sub.network'.F2:'sink_1.receiver_i.routed_msg_sub.network'.F1420" chart:label-cell-address="'sink_1.receiver_i.routed_msg_sub.network'.F1:'sink_1.receiver_i.routed_msg_sub.network'.F1" chart:class="chart:scatter">
            <chart:domain table:cell-range-address="'sink_1.receiver_i.routed_msg_sub.network'.E2:'sink_1.receiver_i.routed_msg_sub.network'.E1420"/>
            <chart:data-point chart:repeated="14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data rate (bps)</text:p>
                <draw:g>
                  <svg:desc>'sink_1.receiver_i.routed_msg_sub.network'.F1:'sink_1.receiver_i.routed_msg_sub.network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ink_1.receiver_i.routed_msg_sub.network'.E2:'sink_1.receiver_i.routed_msg_sub.network'.E1420</svg:desc>
                </draw:g>
              </table:table-cell>
              <table:table-cell office:value-type="float" office:value="0">
                <text:p>0</text:p>
                <draw:g>
                  <svg:desc>'sink_1.receiver_i.routed_msg_sub.network'.F2:'sink_1.receiver_i.routed_msg_sub.network'.F14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.1146442890167">
                <text:p>11.1146442890167</text:p>
              </table:table-cell>
              <table:table-cell office:value-type="float" office:value="80.6143657593622">
                <text:p>80.61436575936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265570640564">
                <text:p>11.265570640564</text:p>
              </table:table-cell>
              <table:table-cell office:value-type="float" office:value="5936.67037475258">
                <text:p>5936.670374752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2694623470306">
                <text:p>11.2694623470306</text:p>
              </table:table-cell>
              <table:table-cell office:value-type="float" office:value="230233.191447651">
                <text:p>230233.19144765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2733323574066">
                <text:p>11.2733323574066</text:p>
              </table:table-cell>
              <table:table-cell office:value-type="float" office:value="231523.927057664">
                <text:p>231523.9270576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2772259712219">
                <text:p>11.2772259712219</text:p>
              </table:table-cell>
              <table:table-cell office:value-type="float" office:value="230120.408058294">
                <text:p>230120.4080582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2811155319214">
                <text:p>11.2811155319214</text:p>
              </table:table-cell>
              <table:table-cell office:value-type="float" office:value="230360.20497732">
                <text:p>230360.204977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2849860191345">
                <text:p>11.2849860191345</text:p>
              </table:table-cell>
              <table:table-cell office:value-type="float" office:value="231495.403720586">
                <text:p>231495.4037205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2888514995575">
                <text:p>11.2888514995575</text:p>
              </table:table-cell>
              <table:table-cell office:value-type="float" office:value="231795.249737865">
                <text:p>231795.2497378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2927529811859">
                <text:p>11.2927529811859</text:p>
              </table:table-cell>
              <table:table-cell office:value-type="float" office:value="229656.342214617">
                <text:p>229656.3422146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296621799469">
                <text:p>11.296621799469</text:p>
              </table:table-cell>
              <table:table-cell office:value-type="float" office:value="231595.266161336">
                <text:p>231595.2661613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3004899024963">
                <text:p>11.3004899024963</text:p>
              </table:table-cell>
              <table:table-cell office:value-type="float" office:value="231638.090729783">
                <text:p>231638.0907297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3043882846832">
                <text:p>11.3043882846832</text:p>
              </table:table-cell>
              <table:table-cell office:value-type="float" office:value="229838.932420035">
                <text:p>229838.9324200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3082954883575">
                <text:p>11.3082954883575</text:p>
              </table:table-cell>
              <table:table-cell office:value-type="float" office:value="229320.013668538">
                <text:p>229320.0136685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3157622814178">
                <text:p>11.3157622814178</text:p>
              </table:table-cell>
              <table:table-cell office:value-type="float" office:value="119997.968708091">
                <text:p>119997.96870809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319628238678">
                <text:p>11.319628238678</text:p>
              </table:table-cell>
              <table:table-cell office:value-type="float" office:value="231766.659512797">
                <text:p>231766.65951279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3235738277435">
                <text:p>11.3235738277435</text:p>
              </table:table-cell>
              <table:table-cell office:value-type="float" office:value="227089.031603118">
                <text:p>227089.03160311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3274745941162">
                <text:p>11.3274745941162</text:p>
              </table:table-cell>
              <table:table-cell office:value-type="float" office:value="229698.452661818">
                <text:p>229698.4526618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3313686847687">
                <text:p>11.3313686847687</text:p>
              </table:table-cell>
              <table:table-cell office:value-type="float" office:value="230092.229474071">
                <text:p>230092.22947407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4615123271942">
                <text:p>11.4615123271942</text:p>
              </table:table-cell>
              <table:table-cell office:value-type="float" office:value="6884.70049939362">
                <text:p>6884.7004993936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4654092788696">
                <text:p>11.4654092788696</text:p>
              </table:table-cell>
              <table:table-cell office:value-type="float" office:value="229923.302783726">
                <text:p>229923.30278372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4692945480347">
                <text:p>11.4692945480347</text:p>
              </table:table-cell>
              <table:table-cell office:value-type="float" office:value="230614.652920962">
                <text:p>230614.6529209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4731938838959">
                <text:p>11.4731938838959</text:p>
              </table:table-cell>
              <table:table-cell office:value-type="float" office:value="229782.719902171">
                <text:p>229782.71990217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4770827293396">
                <text:p>11.4770827293396</text:p>
              </table:table-cell>
              <table:table-cell office:value-type="float" office:value="230402.573968488">
                <text:p>230402.57396848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1.4809575080872">
                <text:p>11.4809575080872</text:p>
              </table:table-cell>
              <table:table-cell office:value-type="float" office:value="231239.009598819">
                <text:p>231239.0095988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1.4848442077637">
                <text:p>11.4848442077637</text:p>
              </table:table-cell>
              <table:table-cell office:value-type="float" office:value="230529.774506196">
                <text:p>230529.77450619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.4887144565582">
                <text:p>11.4887144565582</text:p>
              </table:table-cell>
              <table:table-cell office:value-type="float" office:value="231509.664510565">
                <text:p>231509.6645105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4925818443298">
                <text:p>11.4925818443298</text:p>
              </table:table-cell>
              <table:table-cell office:value-type="float" office:value="231680.931138647">
                <text:p>231680.9311386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4964745044708">
                <text:p>11.4964745044708</text:p>
              </table:table-cell>
              <table:table-cell office:value-type="float" office:value="230176.785937404">
                <text:p>230176.7859374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5003778934479">
                <text:p>11.5003778934479</text:p>
              </table:table-cell>
              <table:table-cell office:value-type="float" office:value="229544.123137063">
                <text:p>229544.12313706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.5042645931244">
                <text:p>11.5042645931244</text:p>
              </table:table-cell>
              <table:table-cell office:value-type="float" office:value="230529.774506196">
                <text:p>230529.7745061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.5166463851929">
                <text:p>11.5166463851929</text:p>
              </table:table-cell>
              <table:table-cell office:value-type="float" office:value="72364.3229545761">
                <text:p>72364.32295457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1.5205421447754">
                <text:p>11.5205421447754</text:p>
              </table:table-cell>
              <table:table-cell office:value-type="float" office:value="229993.65875153">
                <text:p>229993.658751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5244274139404">
                <text:p>11.5244274139404</text:p>
              </table:table-cell>
              <table:table-cell office:value-type="float" office:value="230614.652920962">
                <text:p>230614.6529209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5283186435699">
                <text:p>11.5283186435699</text:p>
              </table:table-cell>
              <table:table-cell office:value-type="float" office:value="230261.404570798">
                <text:p>230261.4045707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5322070121765">
                <text:p>11.5322070121765</text:p>
              </table:table-cell>
              <table:table-cell office:value-type="float" office:value="230430.828622233">
                <text:p>230430.8286222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6573989391327">
                <text:p>11.6573989391327</text:p>
              </table:table-cell>
              <table:table-cell office:value-type="float" office:value="7157.01101328717">
                <text:p>7157.0110132871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6612958908081">
                <text:p>11.6612958908081</text:p>
              </table:table-cell>
              <table:table-cell office:value-type="float" office:value="229923.302783726">
                <text:p>229923.3027837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6651947498322">
                <text:p>11.6651947498322</text:p>
              </table:table-cell>
              <table:table-cell office:value-type="float" office:value="229810.822723659">
                <text:p>229810.82272365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6691002845764">
                <text:p>11.6691002845764</text:p>
              </table:table-cell>
              <table:table-cell office:value-type="float" office:value="229418.007691838">
                <text:p>229418.0076918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.67298579216">
                <text:p>11.67298579216</text:p>
              </table:table-cell>
              <table:table-cell office:value-type="float" office:value="230600.502178315">
                <text:p>230600.50217831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.6768810749054">
                <text:p>11.6768810749054</text:p>
              </table:table-cell>
              <table:table-cell office:value-type="float" office:value="230021.81319623">
                <text:p>230021.813196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.680784702301">
                <text:p>11.680784702301</text:p>
              </table:table-cell>
              <table:table-cell office:value-type="float" office:value="229530.103463018">
                <text:p>229530.10346301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.6846811771393">
                <text:p>11.6846811771393</text:p>
              </table:table-cell>
              <table:table-cell office:value-type="float" office:value="229951.440004895">
                <text:p>229951.44000489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.6885550022125">
                <text:p>11.6885550022125</text:p>
              </table:table-cell>
              <table:table-cell office:value-type="float" office:value="231295.936976859">
                <text:p>231295.93697685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.6924564838409">
                <text:p>11.6924564838409</text:p>
              </table:table-cell>
              <table:table-cell office:value-type="float" office:value="229656.342214617">
                <text:p>229656.3422146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.696352481842">
                <text:p>11.696352481842</text:p>
              </table:table-cell>
              <table:table-cell office:value-type="float" office:value="229979.584113579">
                <text:p>229979.5841135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.7002398967743">
                <text:p>11.7002398967743</text:p>
              </table:table-cell>
              <table:table-cell office:value-type="float" office:value="230487.358724318">
                <text:p>230487.35872431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.717780828476">
                <text:p>11.717780828476</text:p>
              </table:table-cell>
              <table:table-cell office:value-type="float" office:value="51080.5249823302">
                <text:p>51080.52498233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.7216641902924">
                <text:p>11.7216641902924</text:p>
              </table:table-cell>
              <table:table-cell office:value-type="float" office:value="230727.921414538">
                <text:p>230727.9214145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.7255556583405">
                <text:p>11.7255556583405</text:p>
              </table:table-cell>
              <table:table-cell office:value-type="float" office:value="230247.297144958">
                <text:p>230247.2971449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.7294461727142">
                <text:p>11.7294461727142</text:p>
              </table:table-cell>
              <table:table-cell office:value-type="float" office:value="230303.737222699">
                <text:p>230303.73722269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.7333273887634">
                <text:p>11.7333273887634</text:p>
              </table:table-cell>
              <table:table-cell office:value-type="float" office:value="230855.481540635">
                <text:p>230855.4815406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.7372267246246">
                <text:p>11.7372267246246</text:p>
              </table:table-cell>
              <table:table-cell office:value-type="float" office:value="229782.719902171">
                <text:p>229782.7199021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.8647930622101">
                <text:p>11.8647930622101</text:p>
              </table:table-cell>
              <table:table-cell office:value-type="float" office:value="7023.79653566382">
                <text:p>7023.796535663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8686709403992">
                <text:p>11.8686709403992</text:p>
              </table:table-cell>
              <table:table-cell office:value-type="float" office:value="231054.188994774">
                <text:p>231054.1889947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8725616931915">
                <text:p>11.8725616931915</text:p>
              </table:table-cell>
              <table:table-cell office:value-type="float" office:value="230289.624609351">
                <text:p>230289.62460935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876472234726">
                <text:p>11.876472234726</text:p>
              </table:table-cell>
              <table:table-cell office:value-type="float" office:value="229124.27655164">
                <text:p>229124.276551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8803584575653">
                <text:p>11.8803584575653</text:p>
              </table:table-cell>
              <table:table-cell office:value-type="float" office:value="230558.060368098">
                <text:p>230558.0603680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8842527866364">
                <text:p>11.8842527866364</text:p>
              </table:table-cell>
              <table:table-cell office:value-type="float" office:value="230078.142769683">
                <text:p>230078.1427696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.8881273269653">
                <text:p>11.8881273269653</text:p>
              </table:table-cell>
              <table:table-cell office:value-type="float" office:value="231253.238816073">
                <text:p>231253.23881607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.8920052051544">
                <text:p>11.8920052051544</text:p>
              </table:table-cell>
              <table:table-cell office:value-type="float" office:value="231054.188994774">
                <text:p>231054.18899477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.8958694934845">
                <text:p>11.8958694934845</text:p>
              </table:table-cell>
              <table:table-cell office:value-type="float" office:value="231866.756169793">
                <text:p>231866.7561697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.8996660709381">
                <text:p>11.8996660709381</text:p>
              </table:table-cell>
              <table:table-cell office:value-type="float" office:value="236002.033659884">
                <text:p>236002.0336598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.903416633606">
                <text:p>11.903416633606</text:p>
              </table:table-cell>
              <table:table-cell office:value-type="float" office:value="238897.488017291">
                <text:p>238897.4880172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1.907199382782">
                <text:p>11.907199382782</text:p>
              </table:table-cell>
              <table:table-cell office:value-type="float" office:value="236864.766418757">
                <text:p>236864.76641875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.9188101291657">
                <text:p>11.9188101291657</text:p>
              </table:table-cell>
              <table:table-cell office:value-type="float" office:value="77169.8881701883">
                <text:p>77169.888170188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.9225890636444">
                <text:p>11.9225890636444</text:p>
              </table:table-cell>
              <table:table-cell office:value-type="float" office:value="237103.872807571">
                <text:p>237103.87280757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.926323890686">
                <text:p>11.926323890686</text:p>
              </table:table-cell>
              <table:table-cell office:value-type="float" office:value="239904.014299394">
                <text:p>239904.0142993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.9300849437714">
                <text:p>11.9300849437714</text:p>
              </table:table-cell>
              <table:table-cell office:value-type="float" office:value="238231.149540412">
                <text:p>238231.14954041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.9338512420654">
                <text:p>11.9338512420654</text:p>
              </table:table-cell>
              <table:table-cell office:value-type="float" office:value="237899.372285877">
                <text:p>237899.37228587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.0606212615967">
                <text:p>12.0606212615967</text:p>
              </table:table-cell>
              <table:table-cell office:value-type="float" office:value="7067.91718825229">
                <text:p>7067.917188252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.06440782547">
                <text:p>12.06440782547</text:p>
              </table:table-cell>
              <table:table-cell office:value-type="float" office:value="236626.141795744">
                <text:p>236626.1417957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.0681760311127">
                <text:p>12.0681760311127</text:p>
              </table:table-cell>
              <table:table-cell office:value-type="float" office:value="237778.955014236">
                <text:p>237778.9550142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.0719645023346">
                <text:p>12.0719645023346</text:p>
              </table:table-cell>
              <table:table-cell office:value-type="float" office:value="236507.00969163">
                <text:p>236507.0096916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.0757329463959">
                <text:p>12.0757329463959</text:p>
              </table:table-cell>
              <table:table-cell office:value-type="float" office:value="237763.911426041">
                <text:p>237763.91142604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.0795192718506">
                <text:p>12.0795192718506</text:p>
              </table:table-cell>
              <table:table-cell office:value-type="float" office:value="236641.041748001">
                <text:p>236641.041748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.0832853317261">
                <text:p>12.0832853317261</text:p>
              </table:table-cell>
              <table:table-cell office:value-type="float" office:value="237914.433021018">
                <text:p>237914.43302101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0870544910431">
                <text:p>12.0870544910431</text:p>
              </table:table-cell>
              <table:table-cell office:value-type="float" office:value="237718.79208046">
                <text:p>237718.7920804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.0908203125">
                <text:p>12.0908203125</text:p>
              </table:table-cell>
              <table:table-cell office:value-type="float" office:value="237929.495663185">
                <text:p>237929.4956631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.0946114063263">
                <text:p>12.0946114063263</text:p>
              </table:table-cell>
              <table:table-cell office:value-type="float" office:value="236343.398779951">
                <text:p>236343.39877995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.0983784198761">
                <text:p>12.0983784198761</text:p>
              </table:table-cell>
              <table:table-cell office:value-type="float" office:value="237854.201518987">
                <text:p>237854.2015189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.1021432876587">
                <text:p>12.1021432876587</text:p>
              </table:table-cell>
              <table:table-cell office:value-type="float" office:value="237989.765309353">
                <text:p>237989.76530935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.1196751594543">
                <text:p>12.1196751594543</text:p>
              </table:table-cell>
              <table:table-cell office:value-type="float" office:value="51106.9217504828">
                <text:p>51106.921750482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.1234443187714">
                <text:p>12.1234443187714</text:p>
              </table:table-cell>
              <table:table-cell office:value-type="float" office:value="237718.79208046">
                <text:p>237718.7920804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.1272256374359">
                <text:p>12.1272256374359</text:p>
              </table:table-cell>
              <table:table-cell office:value-type="float" office:value="236954.374779319">
                <text:p>236954.37477931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.1309583187103">
                <text:p>12.1309583187103</text:p>
              </table:table-cell>
              <table:table-cell office:value-type="float" office:value="240041.925396014">
                <text:p>240041.92539601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.1347303390503">
                <text:p>12.1347303390503</text:p>
              </table:table-cell>
              <table:table-cell office:value-type="float" office:value="237538.485809999">
                <text:p>237538.48580999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.1385161876678">
                <text:p>12.1385161876678</text:p>
              </table:table-cell>
              <table:table-cell office:value-type="float" office:value="236670.847282574">
                <text:p>236670.8472825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.2666571140289">
                <text:p>12.2666571140289</text:p>
              </table:table-cell>
              <table:table-cell office:value-type="float" office:value="6992.30156550603">
                <text:p>6992.3015655060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.2704250812531">
                <text:p>12.2704250812531</text:p>
              </table:table-cell>
              <table:table-cell office:value-type="float" office:value="237794.000506201">
                <text:p>237794.0005062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.2742357254028">
                <text:p>12.2742357254028</text:p>
              </table:table-cell>
              <table:table-cell office:value-type="float" office:value="235130.850528687">
                <text:p>235130.85052868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.2779908180237">
                <text:p>12.2779908180237</text:p>
              </table:table-cell>
              <table:table-cell office:value-type="float" office:value="238609.294222222">
                <text:p>238609.29422222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.2817561626434">
                <text:p>12.2817561626434</text:p>
              </table:table-cell>
              <table:table-cell office:value-type="float" office:value="237959.626670044">
                <text:p>237959.6266700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.2855212688446">
                <text:p>12.2855212688446</text:p>
              </table:table-cell>
              <table:table-cell office:value-type="float" office:value="237974.695035461">
                <text:p>237974.6950354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.2892937660217">
                <text:p>12.2892937660217</text:p>
              </table:table-cell>
              <table:table-cell office:value-type="float" office:value="237508.461353726">
                <text:p>237508.46135372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.2930624485016">
                <text:p>12.2930624485016</text:p>
              </table:table-cell>
              <table:table-cell office:value-type="float" office:value="237748.869741254">
                <text:p>237748.86974125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.2968435287476">
                <text:p>12.2968435287476</text:p>
              </table:table-cell>
              <table:table-cell office:value-type="float" office:value="236969.316098115">
                <text:p>236969.3160981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.3006150722504">
                <text:p>12.3006150722504</text:p>
              </table:table-cell>
              <table:table-cell office:value-type="float" office:value="237568.517858272">
                <text:p>237568.5178582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.3043966293335">
                <text:p>12.3043966293335</text:p>
              </table:table-cell>
              <table:table-cell office:value-type="float" office:value="236939.435344556">
                <text:p>236939.4353445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.3081638813019">
                <text:p>12.3081638813019</text:p>
              </table:table-cell>
              <table:table-cell office:value-type="float" office:value="237839.148408329">
                <text:p>237839.1484083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.3206560611725">
                <text:p>12.3206560611725</text:p>
              </table:table-cell>
              <table:table-cell office:value-type="float" office:value="71724.8718222765">
                <text:p>71724.87182227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.3244490623474">
                <text:p>12.3244490623474</text:p>
              </table:table-cell>
              <table:table-cell office:value-type="float" office:value="236224.551134578">
                <text:p>236224.55113457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.3282630443573">
                <text:p>12.3282630443573</text:p>
              </table:table-cell>
              <table:table-cell office:value-type="float" office:value="234925.072451085">
                <text:p>234925.07245108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.3320274353027">
                <text:p>12.3320274353027</text:p>
              </table:table-cell>
              <table:table-cell office:value-type="float" office:value="238019.911584014">
                <text:p>238019.91158401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.3357956409454">
                <text:p>12.3357956409454</text:p>
              </table:table-cell>
              <table:table-cell office:value-type="float" office:value="237778.955014236">
                <text:p>237778.9550142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.4609694480896">
                <text:p>12.4609694480896</text:p>
              </table:table-cell>
              <table:table-cell office:value-type="float" office:value="7158.04704228625">
                <text:p>7158.047042286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.464736700058">
                <text:p>12.464736700058</text:p>
              </table:table-cell>
              <table:table-cell office:value-type="float" office:value="237839.148408329">
                <text:p>237839.14840832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.4684998989105">
                <text:p>12.4684998989105</text:p>
              </table:table-cell>
              <table:table-cell office:value-type="float" office:value="238095.310694374">
                <text:p>238095.31069437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.4722721576691">
                <text:p>12.4722721576691</text:p>
              </table:table-cell>
              <table:table-cell office:value-type="float" office:value="237523.472633043">
                <text:p>237523.47263304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.4760270118713">
                <text:p>12.4760270118713</text:p>
              </table:table-cell>
              <table:table-cell office:value-type="float" office:value="238624.444980634">
                <text:p>238624.44498063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.4798040390015">
                <text:p>12.4798040390015</text:p>
              </table:table-cell>
              <table:table-cell office:value-type="float" office:value="237223.607120313">
                <text:p>237223.6071203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.4835646152496">
                <text:p>12.4835646152496</text:p>
              </table:table-cell>
              <table:table-cell office:value-type="float" office:value="238261.357002473">
                <text:p>238261.3570024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.4873406887054">
                <text:p>12.4873406887054</text:p>
              </table:table-cell>
              <table:table-cell office:value-type="float" office:value="237283.519636318">
                <text:p>237283.5196363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.4911546707153">
                <text:p>12.4911546707153</text:p>
              </table:table-cell>
              <table:table-cell office:value-type="float" office:value="234925.072451085">
                <text:p>234925.0724510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.494925737381">
                <text:p>12.494925737381</text:p>
              </table:table-cell>
              <table:table-cell office:value-type="float" office:value="237598.557501423">
                <text:p>237598.55750142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.4987077713013">
                <text:p>12.4987077713013</text:p>
              </table:table-cell>
              <table:table-cell office:value-type="float" office:value="236909.562125701">
                <text:p>236909.5621257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.5025503635407">
                <text:p>12.5025503635407</text:p>
              </table:table-cell>
              <table:table-cell office:value-type="float" office:value="233175.925048086">
                <text:p>233175.92504808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.5215544700623">
                <text:p>12.5215544700623</text:p>
              </table:table-cell>
              <table:table-cell office:value-type="float" office:value="47147.704575393">
                <text:p>47147.7045753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.5253262519836">
                <text:p>12.5253262519836</text:p>
              </table:table-cell>
              <table:table-cell office:value-type="float" office:value="237553.500884956">
                <text:p>237553.50088495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.5290966033936">
                <text:p>12.5290966033936</text:p>
              </table:table-cell>
              <table:table-cell office:value-type="float" office:value="237643.631212849">
                <text:p>237643.63121284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.5328648090363">
                <text:p>12.5328648090363</text:p>
              </table:table-cell>
              <table:table-cell office:value-type="float" office:value="237778.955014236">
                <text:p>237778.95501423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.5366611480713">
                <text:p>12.5366611480713</text:p>
              </table:table-cell>
              <table:table-cell office:value-type="float" office:value="236016.855115242">
                <text:p>236016.8551152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.5404472351074">
                <text:p>12.5404472351074</text:p>
              </table:table-cell>
              <table:table-cell office:value-type="float" office:value="236655.943576826">
                <text:p>236655.94357682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6667695045471">
                <text:p>12.6667695045471</text:p>
              </table:table-cell>
              <table:table-cell office:value-type="float" office:value="7092.96946590819">
                <text:p>7092.969465908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.6705684661865">
                <text:p>12.6705684661865</text:p>
              </table:table-cell>
              <table:table-cell office:value-type="float" office:value="235853.921425882">
                <text:p>235853.92142588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743335723877">
                <text:p>12.6743335723877</text:p>
              </table:table-cell>
              <table:table-cell office:value-type="float" office:value="237974.695035461">
                <text:p>237974.69503546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.6781027317047">
                <text:p>12.6781027317047</text:p>
              </table:table-cell>
              <table:table-cell office:value-type="float" office:value="237718.79208046">
                <text:p>237718.7920804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.6818647384644">
                <text:p>12.6818647384644</text:p>
              </table:table-cell>
              <table:table-cell office:value-type="float" office:value="238170.757589201">
                <text:p>238170.7575892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6856346130371">
                <text:p>12.6856346130371</text:p>
              </table:table-cell>
              <table:table-cell office:value-type="float" office:value="237673.689855806">
                <text:p>237673.6898558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.6893684864044">
                <text:p>12.6893684864044</text:p>
              </table:table-cell>
              <table:table-cell office:value-type="float" office:value="239965.288551178">
                <text:p>239965.2885511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.6931707859039">
                <text:p>12.6931707859039</text:p>
              </table:table-cell>
              <table:table-cell office:value-type="float" office:value="235646.876348131">
                <text:p>235646.8763481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.6969337463379">
                <text:p>12.6969337463379</text:p>
              </table:table-cell>
              <table:table-cell office:value-type="float" office:value="238110.396249129">
                <text:p>238110.3962491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.7006866931915">
                <text:p>12.7006866931915</text:p>
              </table:table-cell>
              <table:table-cell office:value-type="float" office:value="238745.720348135">
                <text:p>238745.72034813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.704464673996">
                <text:p>12.704464673996</text:p>
              </table:table-cell>
              <table:table-cell office:value-type="float" office:value="237163.724851698">
                <text:p>237163.72485169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.7082378864288">
                <text:p>12.7082378864288</text:p>
              </table:table-cell>
              <table:table-cell office:value-type="float" office:value="237463.438898016">
                <text:p>237463.4388980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.7225370407104">
                <text:p>12.7225370407104</text:p>
              </table:table-cell>
              <table:table-cell office:value-type="float" office:value="62661.0485035431">
                <text:p>62661.048503543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.7263195514679">
                <text:p>12.7263195514679</text:p>
              </table:table-cell>
              <table:table-cell office:value-type="float" office:value="236879.696438702">
                <text:p>236879.69643870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.730099439621">
                <text:p>12.730099439621</text:p>
              </table:table-cell>
              <table:table-cell office:value-type="float" office:value="237044.050965056">
                <text:p>237044.05096505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.7339210510254">
                <text:p>12.7339210510254</text:p>
              </table:table-cell>
              <table:table-cell office:value-type="float" office:value="234456.072368831">
                <text:p>234456.0723688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.7376866340637">
                <text:p>12.7376866340637</text:p>
              </table:table-cell>
              <table:table-cell office:value-type="float" office:value="237944.560212739">
                <text:p>237944.5602127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.861202955246">
                <text:p>12.861202955246</text:p>
              </table:table-cell>
              <table:table-cell office:value-type="float" office:value="7254.10206055225">
                <text:p>7254.102060552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.8649530410767">
                <text:p>12.8649530410767</text:p>
              </table:table-cell>
              <table:table-cell office:value-type="float" office:value="238927.8647085">
                <text:p>238927.864708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.868706703186">
                <text:p>12.868706703186</text:p>
              </table:table-cell>
              <table:table-cell office:value-type="float" office:value="238700.227642276">
                <text:p>238700.22764227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.8724753856659">
                <text:p>12.8724753856659</text:p>
              </table:table-cell>
              <table:table-cell office:value-type="float" office:value="237748.869741254">
                <text:p>237748.8697412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.8762500286102">
                <text:p>12.8762500286102</text:p>
              </table:table-cell>
              <table:table-cell office:value-type="float" office:value="237373.44517433">
                <text:p>237373.445174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.8800241947174">
                <text:p>12.8800241947174</text:p>
              </table:table-cell>
              <table:table-cell office:value-type="float" office:value="237403.435502211">
                <text:p>237403.4355022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.8837969303131">
                <text:p>12.8837969303131</text:p>
              </table:table-cell>
              <table:table-cell office:value-type="float" office:value="237493.451971689">
                <text:p>237493.45197168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.8875608444214">
                <text:p>12.8875608444214</text:p>
              </table:table-cell>
              <table:table-cell office:value-type="float" office:value="238050.065496928">
                <text:p>238050.06549692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.8913307189941">
                <text:p>12.8913307189941</text:p>
              </table:table-cell>
              <table:table-cell office:value-type="float" office:value="237673.689855806">
                <text:p>237673.68985580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.8950905799866">
                <text:p>12.8950905799866</text:p>
              </table:table-cell>
              <table:table-cell office:value-type="float" office:value="238306.682561826">
                <text:p>238306.6825618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.8986599445343">
                <text:p>12.8986599445343</text:p>
              </table:table-cell>
              <table:table-cell office:value-type="float" office:value="251025.074076548">
                <text:p>251025.07407654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.9020712375641">
                <text:p>12.9020712375641</text:p>
              </table:table-cell>
              <table:table-cell office:value-type="float" office:value="262657.001956947">
                <text:p>262657.0019569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.9235126972198">
                <text:p>12.9235126972198</text:p>
              </table:table-cell>
              <table:table-cell office:value-type="float" office:value="41788.199795401">
                <text:p>41788.1997954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.9268932342529">
                <text:p>12.9268932342529</text:p>
              </table:table-cell>
              <table:table-cell office:value-type="float" office:value="265046.645320544">
                <text:p>265046.64532054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.9302897453308">
                <text:p>12.9302897453308</text:p>
              </table:table-cell>
              <table:table-cell office:value-type="float" office:value="263800.111189106">
                <text:p>263800.11118910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.9337055683136">
                <text:p>12.9337055683136</text:p>
              </table:table-cell>
              <table:table-cell office:value-type="float" office:value="262308.6748098">
                <text:p>262308.674809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.9371228218079">
                <text:p>12.9371228218079</text:p>
              </table:table-cell>
              <table:table-cell office:value-type="float" office:value="262198.868624852">
                <text:p>262198.8686248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.9405415058136">
                <text:p>12.9405415058136</text:p>
              </table:table-cell>
              <table:table-cell office:value-type="float" office:value="262089.154334333">
                <text:p>262089.1543343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3.0678961277008">
                <text:p>13.0678961277008</text:p>
              </table:table-cell>
              <table:table-cell office:value-type="float" office:value="7035.47297084791">
                <text:p>7035.472970847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3.0713000297546">
                <text:p>13.0713000297546</text:p>
              </table:table-cell>
              <table:table-cell office:value-type="float" office:value="263227.315542481">
                <text:p>263227.31554248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3.0747141838074">
                <text:p>13.0747141838074</text:p>
              </table:table-cell>
              <table:table-cell office:value-type="float" office:value="262436.898324022">
                <text:p>262436.89832402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.0781121253967">
                <text:p>13.0781121253967</text:p>
              </table:table-cell>
              <table:table-cell office:value-type="float" office:value="263689.053045187">
                <text:p>263689.05304518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.081512928009">
                <text:p>13.081512928009</text:p>
              </table:table-cell>
              <table:table-cell office:value-type="float" office:value="263467.217049916">
                <text:p>263467.21704991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.0849132537842">
                <text:p>13.0849132537842</text:p>
              </table:table-cell>
              <table:table-cell office:value-type="float" office:value="263504.163791895">
                <text:p>263504.1637918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.088324546814">
                <text:p>13.088324546814</text:p>
              </table:table-cell>
              <table:table-cell office:value-type="float" office:value="262657.001956947">
                <text:p>262657.00195694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3.0917136669159">
                <text:p>13.0917136669159</text:p>
              </table:table-cell>
              <table:table-cell office:value-type="float" office:value="264375.40513542">
                <text:p>264375.405135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3.09512758255">
                <text:p>13.09512758255</text:p>
              </table:table-cell>
              <table:table-cell office:value-type="float" office:value="262455.226202947">
                <text:p>262455.22620294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.098552942276">
                <text:p>13.098552942276</text:p>
              </table:table-cell>
              <table:table-cell office:value-type="float" office:value="261578.365977588">
                <text:p>261578.3659775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.1019666194916">
                <text:p>13.1019666194916</text:p>
              </table:table-cell>
              <table:table-cell office:value-type="float" office:value="262473.556641989">
                <text:p>262473.55664198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3.1053624153137">
                <text:p>13.1053624153137</text:p>
              </table:table-cell>
              <table:table-cell office:value-type="float" office:value="263855.675349294">
                <text:p>263855.67534929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.1243665218353">
                <text:p>13.1243665218353</text:p>
              </table:table-cell>
              <table:table-cell office:value-type="float" office:value="47147.704575393">
                <text:p>47147.7045753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3.1277611255646">
                <text:p>13.1277611255646</text:p>
              </table:table-cell>
              <table:table-cell office:value-type="float" office:value="263948.334316618">
                <text:p>263948.33431661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3.1311635971069">
                <text:p>13.1311635971069</text:p>
              </table:table-cell>
              <table:table-cell office:value-type="float" office:value="263337.985004555">
                <text:p>263337.98500455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3.1345796585083">
                <text:p>13.1345796585083</text:p>
              </table:table-cell>
              <table:table-cell office:value-type="float" office:value="262290.367392518">
                <text:p>262290.36739251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3.1379601955414">
                <text:p>13.1379601955414</text:p>
              </table:table-cell>
              <table:table-cell office:value-type="float" office:value="265046.645320544">
                <text:p>265046.64532054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3.1413295269012">
                <text:p>13.1413295269012</text:p>
              </table:table-cell>
              <table:table-cell office:value-type="float" office:value="265928.133597509">
                <text:p>265928.13359750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3.2467129230499">
                <text:p>13.2467129230499</text:p>
              </table:table-cell>
              <table:table-cell office:value-type="float" office:value="8502.28814732698">
                <text:p>8502.2881473269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3.2501156330109">
                <text:p>13.2501156330109</text:p>
              </table:table-cell>
              <table:table-cell office:value-type="float" office:value="263319.533632287">
                <text:p>263319.53363228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3.2535147666931">
                <text:p>13.2535147666931</text:p>
              </table:table-cell>
              <table:table-cell office:value-type="float" office:value="263596.575997756">
                <text:p>263596.5759977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3.2569103240967">
                <text:p>13.2569103240967</text:p>
              </table:table-cell>
              <table:table-cell office:value-type="float" office:value="263874.20193793">
                <text:p>263874.2019379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.2603106498718">
                <text:p>13.2603106498718</text:p>
              </table:table-cell>
              <table:table-cell office:value-type="float" office:value="263504.163791895">
                <text:p>263504.1637918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3.2637202739716">
                <text:p>13.2637202739716</text:p>
              </table:table-cell>
              <table:table-cell office:value-type="float" office:value="262785.566324033">
                <text:p>262785.56632403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.2671175003052">
                <text:p>13.2671175003052</text:p>
              </table:table-cell>
              <table:table-cell office:value-type="float" office:value="263744.570425995">
                <text:p>263744.5704259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.2705652713776">
                <text:p>13.2705652713776</text:p>
              </table:table-cell>
              <table:table-cell office:value-type="float" office:value="259878.043288846">
                <text:p>259878.04328884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.2739722728729">
                <text:p>13.2739722728729</text:p>
              </table:table-cell>
              <table:table-cell office:value-type="float" office:value="262987.850524843">
                <text:p>262987.85052484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.2773807048798">
                <text:p>13.2773807048798</text:p>
              </table:table-cell>
              <table:table-cell office:value-type="float" office:value="262877.475097929">
                <text:p>262877.47509792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3.2807900905609">
                <text:p>13.2807900905609</text:p>
              </table:table-cell>
              <table:table-cell office:value-type="float" office:value="262803.942937063">
                <text:p>262803.94293706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3.2841877937317">
                <text:p>13.2841877937317</text:p>
              </table:table-cell>
              <table:table-cell office:value-type="float" office:value="263707.556241667">
                <text:p>263707.5562416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3.3253290653229">
                <text:p>13.3253290653229</text:p>
              </table:table-cell>
              <table:table-cell office:value-type="float" office:value="21778.6170758987">
                <text:p>21778.61707589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3.3287355899811">
                <text:p>13.3287355899811</text:p>
              </table:table-cell>
              <table:table-cell office:value-type="float" office:value="263024.662933931">
                <text:p>263024.66293393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3.3322403430939">
                <text:p>13.3322403430939</text:p>
              </table:table-cell>
              <table:table-cell office:value-type="float" office:value="255652.815238095">
                <text:p>255652.8152380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3.3356456756592">
                <text:p>13.3356456756592</text:p>
              </table:table-cell>
              <table:table-cell office:value-type="float" office:value="263116.739060421">
                <text:p>263116.7390604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3.339049577713">
                <text:p>13.339049577713</text:p>
              </table:table-cell>
              <table:table-cell office:value-type="float" office:value="263227.315542481">
                <text:p>263227.31554248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3.3424801826477">
                <text:p>13.3424801826477</text:p>
              </table:table-cell>
              <table:table-cell office:value-type="float" office:value="261178.426853847">
                <text:p>261178.42685384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.3458321094513">
                <text:p>13.3458321094513</text:p>
              </table:table-cell>
              <table:table-cell office:value-type="float" office:value="267308.939753894">
                <text:p>267308.9397538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3.3492608070374">
                <text:p>13.3492608070374</text:p>
              </table:table-cell>
              <table:table-cell office:value-type="float" office:value="261323.717683054">
                <text:p>261323.71768305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.3526532649994">
                <text:p>13.3526532649994</text:p>
              </table:table-cell>
              <table:table-cell office:value-type="float" office:value="264115.284559702">
                <text:p>264115.28455970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.4498775005341">
                <text:p>13.4498775005341</text:p>
              </table:table-cell>
              <table:table-cell office:value-type="float" office:value="9215.80915573779">
                <text:p>9215.8091557377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.4532845020294">
                <text:p>13.4532845020294</text:p>
              </table:table-cell>
              <table:table-cell office:value-type="float" office:value="262987.850524843">
                <text:p>262987.85052484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3.4566853046417">
                <text:p>13.4566853046417</text:p>
              </table:table-cell>
              <table:table-cell office:value-type="float" office:value="263467.217049916">
                <text:p>263467.21704991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3.4600985050201">
                <text:p>13.4600985050201</text:p>
              </table:table-cell>
              <table:table-cell office:value-type="float" office:value="262510.225202571">
                <text:p>262510.22520257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3.463502407074">
                <text:p>13.463502407074</text:p>
              </table:table-cell>
              <table:table-cell office:value-type="float" office:value="263227.315542481">
                <text:p>263227.31554248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.4668934345245">
                <text:p>13.4668934345245</text:p>
              </table:table-cell>
              <table:table-cell office:value-type="float" office:value="264226.702102229">
                <text:p>264226.70210222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.4702935218811">
                <text:p>13.4702935218811</text:p>
              </table:table-cell>
              <table:table-cell office:value-type="float" office:value="263522.641049015">
                <text:p>263522.64104901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3.4736957550049">
                <text:p>13.4736957550049</text:p>
              </table:table-cell>
              <table:table-cell office:value-type="float" office:value="263356.438962859">
                <text:p>263356.43896285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3.477098941803">
                <text:p>13.477098941803</text:p>
              </table:table-cell>
              <table:table-cell office:value-type="float" office:value="263282.638643688">
                <text:p>263282.63864368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3.4804861545563">
                <text:p>13.4804861545563</text:p>
              </table:table-cell>
              <table:table-cell office:value-type="float" office:value="264524.27563877">
                <text:p>264524.2756387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.4838674068451">
                <text:p>13.4838674068451</text:p>
              </table:table-cell>
              <table:table-cell office:value-type="float" office:value="264990.578479763">
                <text:p>264990.57847976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.4872713088989">
                <text:p>13.4872713088989</text:p>
              </table:table-cell>
              <table:table-cell office:value-type="float" office:value="263227.315542481">
                <text:p>263227.31554248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3.5262324810028">
                <text:p>13.5262324810028</text:p>
              </table:table-cell>
              <table:table-cell office:value-type="float" office:value="22997.2547440565">
                <text:p>22997.254744056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3.5296466350555">
                <text:p>13.5296466350555</text:p>
              </table:table-cell>
              <table:table-cell office:value-type="float" office:value="262436.898324022">
                <text:p>262436.89832402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3.533050775528">
                <text:p>13.533050775528</text:p>
              </table:table-cell>
              <table:table-cell office:value-type="float" office:value="263208.879675025">
                <text:p>263208.8796750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3.5365226268768">
                <text:p>13.5365226268768</text:p>
              </table:table-cell>
              <table:table-cell office:value-type="float" office:value="258075.565444307">
                <text:p>258075.56544430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3.5399391651154">
                <text:p>13.5399391651154</text:p>
              </table:table-cell>
              <table:table-cell office:value-type="float" office:value="262253.760223308">
                <text:p>262253.76022330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3.5433430671692">
                <text:p>13.5433430671692</text:p>
              </table:table-cell>
              <table:table-cell office:value-type="float" office:value="263227.315542481">
                <text:p>263227.315542481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3.5467360019684">
                <text:p>13.5467360019684</text:p>
              </table:table-cell>
              <table:table-cell office:value-type="float" office:value="264078.166256763">
                <text:p>264078.16625676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3.5501515865326">
                <text:p>13.5501515865326</text:p>
              </table:table-cell>
              <table:table-cell office:value-type="float" office:value="262326.984782912">
                <text:p>262326.98478291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3.6433873176575">
                <text:p>13.6433873176575</text:p>
              </table:table-cell>
              <table:table-cell office:value-type="float" office:value="9610.04959353959">
                <text:p>9610.04959353959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.6467988491058">
                <text:p>13.6467988491058</text:p>
              </table:table-cell>
              <table:table-cell office:value-type="float" office:value="262638.645887204">
                <text:p>262638.64588720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.6502075195313">
                <text:p>13.6502075195313</text:p>
              </table:table-cell>
              <table:table-cell office:value-type="float" office:value="262859.088200322">
                <text:p>262859.08820032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3.6536259651184">
                <text:p>13.6536259651184</text:p>
              </table:table-cell>
              <table:table-cell office:value-type="float" office:value="262107.433672758">
                <text:p>262107.43367275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3.6570258140564">
                <text:p>13.6570258140564</text:p>
              </table:table-cell>
              <table:table-cell office:value-type="float" office:value="263541.120897616">
                <text:p>263541.12089761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.6605138778687">
                <text:p>13.6605138778687</text:p>
              </table:table-cell>
              <table:table-cell office:value-type="float" office:value="256876.034449761">
                <text:p>256876.03444976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.6639008522034">
                <text:p>13.6639008522034</text:p>
              </table:table-cell>
              <table:table-cell office:value-type="float" office:value="264542.896241025">
                <text:p>264542.89624102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3.6673061847687">
                <text:p>13.6673061847687</text:p>
              </table:table-cell>
              <table:table-cell office:value-type="float" office:value="263116.739060421">
                <text:p>263116.739060421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3.6707098484039">
                <text:p>13.6707098484039</text:p>
              </table:table-cell>
              <table:table-cell office:value-type="float" office:value="263245.753992715">
                <text:p>263245.75399271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3.674103975296">
                <text:p>13.674103975296</text:p>
              </table:table-cell>
              <table:table-cell office:value-type="float" office:value="263985.416128126">
                <text:p>263985.41612812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.6775708198547">
                <text:p>13.6775708198547</text:p>
              </table:table-cell>
              <table:table-cell office:value-type="float" office:value="258448.276184582">
                <text:p>258448.27618458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.6809449195862">
                <text:p>13.6809449195862</text:p>
              </table:table-cell>
              <table:table-cell office:value-type="float" office:value="265552.31656303">
                <text:p>265552.3165630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3.7272129058838">
                <text:p>13.7272129058838</text:p>
              </table:table-cell>
              <table:table-cell office:value-type="float" office:value="19365.4418897054">
                <text:p>19365.441889705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.7307121753693">
                <text:p>13.7307121753693</text:p>
              </table:table-cell>
              <table:table-cell office:value-type="float" office:value="256053.443074198">
                <text:p>256053.443074198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3.734112739563">
                <text:p>13.734112739563</text:p>
              </table:table-cell>
              <table:table-cell office:value-type="float" office:value="263485.68912571">
                <text:p>263485.6891257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3.7375183105469">
                <text:p>13.7375183105469</text:p>
              </table:table-cell>
              <table:table-cell office:value-type="float" office:value="263098.318678241">
                <text:p>263098.31867824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.7409272193909">
                <text:p>13.7409272193909</text:p>
              </table:table-cell>
              <table:table-cell office:value-type="float" office:value="262840.703874668">
                <text:p>262840.70387466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3.7443525791168">
                <text:p>13.7443525791168</text:p>
              </table:table-cell>
              <table:table-cell office:value-type="float" office:value="261578.365977588">
                <text:p>261578.365977588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3.747725725174">
                <text:p>13.747725725174</text:p>
              </table:table-cell>
              <table:table-cell office:value-type="float" office:value="265627.394967487">
                <text:p>265627.39496748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3.7511410713196">
                <text:p>13.7511410713196</text:p>
              </table:table-cell>
              <table:table-cell office:value-type="float" office:value="262345.297312391">
                <text:p>262345.29731239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3.7546055316925">
                <text:p>13.7546055316925</text:p>
              </table:table-cell>
              <table:table-cell office:value-type="float" office:value="258626.136122772">
                <text:p>258626.13612277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3.8425674438477">
                <text:p>13.8425674438477</text:p>
              </table:table-cell>
              <table:table-cell office:value-type="float" office:value="10186.2269480863">
                <text:p>10186.226948086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3.8459568023682">
                <text:p>13.8459568023682</text:p>
              </table:table-cell>
              <table:table-cell office:value-type="float" office:value="264356.808103545">
                <text:p>264356.80810354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3.8493521213532">
                <text:p>13.8493521213532</text:p>
              </table:table-cell>
              <table:table-cell office:value-type="float" office:value="263892.731128432">
                <text:p>263892.73112843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3.8527638912201">
                <text:p>13.8527638912201</text:p>
              </table:table-cell>
              <table:table-cell office:value-type="float" office:value="262620.292382949">
                <text:p>262620.29238294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3.8561725616455">
                <text:p>13.8561725616455</text:p>
              </table:table-cell>
              <table:table-cell office:value-type="float" office:value="262859.088200322">
                <text:p>262859.08820032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3.8595807552338">
                <text:p>13.8595807552338</text:p>
              </table:table-cell>
              <table:table-cell office:value-type="float" office:value="262895.864568031">
                <text:p>262895.86456803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3.8629820346832">
                <text:p>13.8629820346832</text:p>
              </table:table-cell>
              <table:table-cell office:value-type="float" office:value="263430.280667321">
                <text:p>263430.28066732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3.8663945198059">
                <text:p>13.8663945198059</text:p>
              </table:table-cell>
              <table:table-cell office:value-type="float" office:value="262565.247257738">
                <text:p>262565.24725773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3.8698003292084">
                <text:p>13.8698003292084</text:p>
              </table:table-cell>
              <table:table-cell office:value-type="float" office:value="263079.900875044">
                <text:p>263079.900875044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3.8732094764709">
                <text:p>13.8732094764709</text:p>
              </table:table-cell>
              <table:table-cell office:value-type="float" office:value="262822.322120428">
                <text:p>262822.32212042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3.8766243457794">
                <text:p>13.8766243457794</text:p>
              </table:table-cell>
              <table:table-cell office:value-type="float" office:value="262381.930042589">
                <text:p>262381.930042589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3.8800363540649">
                <text:p>13.8800363540649</text:p>
              </table:table-cell>
              <table:table-cell office:value-type="float" office:value="262601.941443645">
                <text:p>262601.94144364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3.9281747341156">
                <text:p>13.9281747341156</text:p>
              </table:table-cell>
              <table:table-cell office:value-type="float" office:value="18613.006899216">
                <text:p>18613.00689921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3.931300163269">
                <text:p>13.931300163269</text:p>
              </table:table-cell>
              <table:table-cell office:value-type="float" office:value="286680.630406591">
                <text:p>286680.63040659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3.9344205856323">
                <text:p>13.9344205856323</text:p>
              </table:table-cell>
              <table:table-cell office:value-type="float" office:value="287140.616136919">
                <text:p>287140.616136919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3.937518119812">
                <text:p>13.937518119812</text:p>
              </table:table-cell>
              <table:table-cell office:value-type="float" office:value="289262.344827586">
                <text:p>289262.34482758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3.9406363964081">
                <text:p>13.9406363964081</text:p>
              </table:table-cell>
              <table:table-cell office:value-type="float" office:value="287338.205061549">
                <text:p>287338.20506154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3.9437553882599">
                <text:p>13.9437553882599</text:p>
              </table:table-cell>
              <table:table-cell office:value-type="float" office:value="287272.311878918">
                <text:p>287272.31187891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3.9468717575073">
                <text:p>13.9468717575073</text:p>
              </table:table-cell>
              <table:table-cell office:value-type="float" office:value="287514.068089664">
                <text:p>287514.06808966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3.9499900341034">
                <text:p>13.9499900341034</text:p>
              </table:table-cell>
              <table:table-cell office:value-type="float" office:value="287338.205061549">
                <text:p>287338.20506154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3.9531376361847">
                <text:p>13.9531376361847</text:p>
              </table:table-cell>
              <table:table-cell office:value-type="float" office:value="284661.141039237">
                <text:p>284661.14103923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3.9562466144562">
                <text:p>13.9562466144562</text:p>
              </table:table-cell>
              <table:table-cell office:value-type="float" office:value="288197.575460123">
                <text:p>288197.57546012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4.0504243373871">
                <text:p>14.0504243373871</text:p>
              </table:table-cell>
              <table:table-cell office:value-type="float" office:value="9513.92720184299">
                <text:p>9513.9272018429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4.0535578727722">
                <text:p>14.0535578727722</text:p>
              </table:table-cell>
              <table:table-cell office:value-type="float" office:value="285939.008141216">
                <text:p>285939.00814121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4.0566880702972">
                <text:p>14.0566880702972</text:p>
              </table:table-cell>
              <table:table-cell office:value-type="float" office:value="286243.916825348">
                <text:p>286243.91682534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4.0598139762878">
                <text:p>14.0598139762878</text:p>
              </table:table-cell>
              <table:table-cell office:value-type="float" office:value="286636.899092365">
                <text:p>286636.899092365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.0629270076752">
                <text:p>14.0629270076752</text:p>
              </table:table-cell>
              <table:table-cell office:value-type="float" office:value="287822.346940338">
                <text:p>287822.346940338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.0660517215729">
                <text:p>14.0660517215729</text:p>
              </table:table-cell>
              <table:table-cell office:value-type="float" office:value="286746.252403479">
                <text:p>286746.25240347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4.069176197052">
                <text:p>14.069176197052</text:p>
              </table:table-cell>
              <table:table-cell office:value-type="float" office:value="286768.133078977">
                <text:p>286768.13307897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4.0722990036011">
                <text:p>14.0722990036011</text:p>
              </table:table-cell>
              <table:table-cell office:value-type="float" office:value="286921.391357459">
                <text:p>286921.39135745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4.0754058361053">
                <text:p>14.0754058361053</text:p>
              </table:table-cell>
              <table:table-cell office:value-type="float" office:value="288396.62220858">
                <text:p>288396.6222085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4.0785493850708">
                <text:p>14.0785493850708</text:p>
              </table:table-cell>
              <table:table-cell office:value-type="float" office:value="285028.167159651">
                <text:p>285028.16715965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4.081657409668">
                <text:p>14.081657409668</text:p>
              </table:table-cell>
              <table:table-cell office:value-type="float" office:value="288286.006750537">
                <text:p>288286.006750537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4.0847795009613">
                <text:p>14.0847795009613</text:p>
              </table:table-cell>
              <table:table-cell office:value-type="float" office:value="286987.123634975">
                <text:p>286987.12363497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4.1291723251343">
                <text:p>14.1291723251343</text:p>
              </table:table-cell>
              <table:table-cell office:value-type="float" office:value="20183.4421822049">
                <text:p>20183.442182204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4.1322920322418">
                <text:p>14.1322920322418</text:p>
              </table:table-cell>
              <table:table-cell office:value-type="float" office:value="287206.448910967">
                <text:p>287206.448910967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4.1354668140411">
                <text:p>14.1354668140411</text:p>
              </table:table-cell>
              <table:table-cell office:value-type="float" office:value="282224.120156203">
                <text:p>282224.12015620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4.1385772228241">
                <text:p>14.1385772228241</text:p>
              </table:table-cell>
              <table:table-cell office:value-type="float" office:value="288065.030200828">
                <text:p>288065.03020082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4.141697883606">
                <text:p>14.141697883606</text:p>
              </table:table-cell>
              <table:table-cell office:value-type="float" office:value="287118.678585071">
                <text:p>287118.67858507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4.1448180675507">
                <text:p>14.1448180675507</text:p>
              </table:table-cell>
              <table:table-cell office:value-type="float" office:value="287162.557041339">
                <text:p>287162.557041339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4.1479501724243">
                <text:p>14.1479501724243</text:p>
              </table:table-cell>
              <table:table-cell office:value-type="float" office:value="286069.603714699">
                <text:p>286069.60371469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4.1510722637177">
                <text:p>14.1510722637177</text:p>
              </table:table-cell>
              <table:table-cell office:value-type="float" office:value="286987.123634975">
                <text:p>286987.12363497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4.1541917324066">
                <text:p>14.1541917324066</text:p>
              </table:table-cell>
              <table:table-cell office:value-type="float" office:value="287228.399877713">
                <text:p>287228.39987771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.2489280700684">
                <text:p>14.2489280700684</text:p>
              </table:table-cell>
              <table:table-cell office:value-type="float" office:value="9457.82813770124">
                <text:p>9457.82813770124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.252037525177">
                <text:p>14.252037525177</text:p>
              </table:table-cell>
              <table:table-cell office:value-type="float" office:value="288153.380156418">
                <text:p>288153.38015641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4.2551503181458">
                <text:p>14.2551503181458</text:p>
              </table:table-cell>
              <table:table-cell office:value-type="float" office:value="287844.392156863">
                <text:p>287844.39215686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4.2582769393921">
                <text:p>14.2582769393921</text:p>
              </table:table-cell>
              <table:table-cell office:value-type="float" office:value="286571.32713131">
                <text:p>286571.3271313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4.2614114284515">
                <text:p>14.2614114284515</text:p>
              </table:table-cell>
              <table:table-cell office:value-type="float" office:value="285852.010648817">
                <text:p>285852.010648817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4.2645406723022">
                <text:p>14.2645406723022</text:p>
              </table:table-cell>
              <table:table-cell office:value-type="float" office:value="286331.153066667">
                <text:p>286331.153066667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4.2677071094513">
                <text:p>14.2677071094513</text:p>
              </table:table-cell>
              <table:table-cell office:value-type="float" office:value="282967.877720051">
                <text:p>282967.87772005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4.2708313465118">
                <text:p>14.2708313465118</text:p>
              </table:table-cell>
              <table:table-cell office:value-type="float" office:value="286790.017094017">
                <text:p>286790.01709401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4.2739555835724">
                <text:p>14.2739555835724</text:p>
              </table:table-cell>
              <table:table-cell office:value-type="float" office:value="286790.017094017">
                <text:p>286790.017094017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4.2770791053772">
                <text:p>14.2770791053772</text:p>
              </table:table-cell>
              <table:table-cell office:value-type="float" office:value="286855.689184032">
                <text:p>286855.68918403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4.2801942825317">
                <text:p>14.2801942825317</text:p>
              </table:table-cell>
              <table:table-cell office:value-type="float" office:value="287624.091841421">
                <text:p>287624.09184142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4.2833065986633">
                <text:p>14.2833065986633</text:p>
              </table:table-cell>
              <table:table-cell office:value-type="float" office:value="287888.492722537">
                <text:p>287888.49272253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4.3301186561584">
                <text:p>14.3301186561584</text:p>
              </table:table-cell>
              <table:table-cell office:value-type="float" office:value="19140.3678441918">
                <text:p>19140.367844191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4.3332629203796">
                <text:p>14.3332629203796</text:p>
              </table:table-cell>
              <table:table-cell office:value-type="float" office:value="284963.329087049">
                <text:p>284963.32908704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.336373090744">
                <text:p>14.336373090744</text:p>
              </table:table-cell>
              <table:table-cell office:value-type="float" office:value="288087.112610195">
                <text:p>288087.112610195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.3394799232483">
                <text:p>14.3394799232483</text:p>
              </table:table-cell>
              <table:table-cell office:value-type="float" office:value="288396.62220858">
                <text:p>288396.6222085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.3426158428192">
                <text:p>14.3426158428192</text:p>
              </table:table-cell>
              <table:table-cell office:value-type="float" office:value="285721.613624268">
                <text:p>285721.61362426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.3457350730896">
                <text:p>14.3457350730896</text:p>
              </table:table-cell>
              <table:table-cell office:value-type="float" office:value="287250.354200107">
                <text:p>287250.35420010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4.3488492965698">
                <text:p>14.3488492965698</text:p>
              </table:table-cell>
              <table:table-cell office:value-type="float" office:value="287712.171489818">
                <text:p>287712.171489818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4.3519599437714">
                <text:p>14.3519599437714</text:p>
              </table:table-cell>
              <table:table-cell office:value-type="float" office:value="288042.951176516">
                <text:p>288042.95117651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4.3550746440887">
                <text:p>14.3550746440887</text:p>
              </table:table-cell>
              <table:table-cell office:value-type="float" office:value="287668.124923454">
                <text:p>287668.12492345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4.4468967914581">
                <text:p>14.4468967914581</text:p>
              </table:table-cell>
              <table:table-cell office:value-type="float" office:value="9757.99440189027">
                <text:p>9757.99440189027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14.4500181674957">
                <text:p>14.4500181674957</text:p>
              </table:table-cell>
              <table:table-cell office:value-type="float" office:value="287052.886037275">
                <text:p>287052.88603727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4.4531376361847">
                <text:p>14.4531376361847</text:p>
              </table:table-cell>
              <table:table-cell office:value-type="float" office:value="287228.399877713">
                <text:p>287228.39987771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4.4562611579895">
                <text:p>14.4562611579895</text:p>
              </table:table-cell>
              <table:table-cell office:value-type="float" office:value="286855.689184032">
                <text:p>286855.68918403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4.4593782424927">
                <text:p>14.4593782424927</text:p>
              </table:table-cell>
              <table:table-cell office:value-type="float" office:value="287448.094232829">
                <text:p>287448.094232829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4.4625177383423">
                <text:p>14.4625177383423</text:p>
              </table:table-cell>
              <table:table-cell office:value-type="float" office:value="285396.140947752">
                <text:p>285396.14094775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4.4656226634979">
                <text:p>14.4656226634979</text:p>
              </table:table-cell>
              <table:table-cell office:value-type="float" office:value="288573.783613607">
                <text:p>288573.783613607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4.4687249660492">
                <text:p>14.4687249660492</text:p>
              </table:table-cell>
              <table:table-cell office:value-type="float" office:value="288817.736243468">
                <text:p>288817.73624346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4.4718379974365">
                <text:p>14.4718379974365</text:p>
              </table:table-cell>
              <table:table-cell office:value-type="float" office:value="287822.346940338">
                <text:p>287822.34694033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4.4749414920807">
                <text:p>14.4749414920807</text:p>
              </table:table-cell>
              <table:table-cell office:value-type="float" office:value="288706.797572405">
                <text:p>288706.79757240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4.4780323505402">
                <text:p>14.4780323505402</text:p>
              </table:table-cell>
              <table:table-cell office:value-type="float" office:value="289887.101511879">
                <text:p>289887.10151187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4.4811546802521">
                <text:p>14.4811546802521</text:p>
              </table:table-cell>
              <table:table-cell office:value-type="float" office:value="286965.209529627">
                <text:p>286965.20952962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4.5309557914734">
                <text:p>14.5309557914734</text:p>
              </table:table-cell>
              <table:table-cell office:value-type="float" office:value="17991.5664134124">
                <text:p>17991.566413412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4.5340747833252">
                <text:p>14.5340747833252</text:p>
              </table:table-cell>
              <table:table-cell office:value-type="float" office:value="287272.311878918">
                <text:p>287272.31187891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4.5371427536011">
                <text:p>14.5371427536011</text:p>
              </table:table-cell>
              <table:table-cell office:value-type="float" office:value="292049.765620143">
                <text:p>292049.76562014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4.5403335094452">
                <text:p>14.5403335094452</text:p>
              </table:table-cell>
              <table:table-cell office:value-type="float" office:value="280811.207053725">
                <text:p>280811.20705372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4.5434305667877">
                <text:p>14.5434305667877</text:p>
              </table:table-cell>
              <table:table-cell office:value-type="float" office:value="289306.880985373">
                <text:p>289306.88098537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.5465576648712">
                <text:p>14.5465576648712</text:p>
              </table:table-cell>
              <table:table-cell office:value-type="float" office:value="286527.62915523">
                <text:p>286527.6291552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4.5496830940247">
                <text:p>14.5496830940247</text:p>
              </table:table-cell>
              <table:table-cell office:value-type="float" office:value="286680.630406591">
                <text:p>286680.63040659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4.5527987480164">
                <text:p>14.5527987480164</text:p>
              </table:table-cell>
              <table:table-cell office:value-type="float" office:value="287580.072237527">
                <text:p>287580.07223752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4.5559229850769">
                <text:p>14.5559229850769</text:p>
              </table:table-cell>
              <table:table-cell office:value-type="float" office:value="286790.017094017">
                <text:p>286790.01709401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4.6448152065277">
                <text:p>14.6448152065277</text:p>
              </table:table-cell>
              <table:table-cell office:value-type="float" office:value="10079.6221016465">
                <text:p>10079.622101646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.6479752063751">
                <text:p>14.6479752063751</text:p>
              </table:table-cell>
              <table:table-cell office:value-type="float" office:value="283544.31748906">
                <text:p>283544.3174890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4.6510810852051">
                <text:p>14.6510810852051</text:p>
              </table:table-cell>
              <table:table-cell office:value-type="float" office:value="288485.175711983">
                <text:p>288485.17571198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4.6541953086853">
                <text:p>14.6541953086853</text:p>
              </table:table-cell>
              <table:table-cell office:value-type="float" office:value="287712.171489818">
                <text:p>287712.17148981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4.6573133468628">
                <text:p>14.6573133468628</text:p>
              </table:table-cell>
              <table:table-cell office:value-type="float" office:value="287360.176173727">
                <text:p>287360.176173727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4.6604413986206">
                <text:p>14.6604413986206</text:p>
              </table:table-cell>
              <table:table-cell office:value-type="float" office:value="286440.273170732">
                <text:p>286440.27317073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4.6635603904724">
                <text:p>14.6635603904724</text:p>
              </table:table-cell>
              <table:table-cell office:value-type="float" office:value="287272.311878918">
                <text:p>287272.311878918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4.6666769981384">
                <text:p>14.6666769981384</text:p>
              </table:table-cell>
              <table:table-cell office:value-type="float" office:value="287492.073439412">
                <text:p>287492.07343941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4.6698002815247">
                <text:p>14.6698002815247</text:p>
              </table:table-cell>
              <table:table-cell office:value-type="float" office:value="286877.586564886">
                <text:p>286877.58656488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4.6729161739349">
                <text:p>14.6729161739349</text:p>
              </table:table-cell>
              <table:table-cell office:value-type="float" office:value="287558.067487949">
                <text:p>287558.067487949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4.6760070323944">
                <text:p>14.6760070323944</text:p>
              </table:table-cell>
              <table:table-cell office:value-type="float" office:value="289887.101511879">
                <text:p>289887.10151187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4.6791625022888">
                <text:p>14.6791625022888</text:p>
              </table:table-cell>
              <table:table-cell office:value-type="float" office:value="283951.370154892">
                <text:p>283951.37015489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4.7318453788757">
                <text:p>14.7318453788757</text:p>
              </table:table-cell>
              <table:table-cell office:value-type="float" office:value="17007.4236269505">
                <text:p>17007.423626950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4.7349660396576">
                <text:p>14.7349660396576</text:p>
              </table:table-cell>
              <table:table-cell office:value-type="float" office:value="287118.678585071">
                <text:p>287118.67858507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4.7380723953247">
                <text:p>14.7380723953247</text:p>
              </table:table-cell>
              <table:table-cell office:value-type="float" office:value="288440.892163635">
                <text:p>288440.89216363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4.7411971092224">
                <text:p>14.7411971092224</text:p>
              </table:table-cell>
              <table:table-cell office:value-type="float" office:value="286746.252403479">
                <text:p>286746.252403479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4.744321346283">
                <text:p>14.744321346283</text:p>
              </table:table-cell>
              <table:table-cell office:value-type="float" office:value="286790.017094017">
                <text:p>286790.01709401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4.7475125789642">
                <text:p>14.7475125789642</text:p>
              </table:table-cell>
              <table:table-cell office:value-type="float" office:value="280769.247964139">
                <text:p>280769.24796413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4.7506420612335">
                <text:p>14.7506420612335</text:p>
              </table:table-cell>
              <table:table-cell office:value-type="float" office:value="286309.339021789">
                <text:p>286309.33902178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4.7537610530853">
                <text:p>14.7537610530853</text:p>
              </table:table-cell>
              <table:table-cell office:value-type="float" office:value="287272.311878918">
                <text:p>287272.31187891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4.7568786144257">
                <text:p>14.7568786144257</text:p>
              </table:table-cell>
              <table:table-cell office:value-type="float" office:value="287404.128479657">
                <text:p>287404.12847965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4.7599987983704">
                <text:p>14.7599987983704</text:p>
              </table:table-cell>
              <table:table-cell office:value-type="float" office:value="287162.557041339">
                <text:p>287162.55704133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4.8519558906555">
                <text:p>14.8519558906555</text:p>
              </table:table-cell>
              <table:table-cell office:value-type="float" office:value="9743.67476976686">
                <text:p>9743.6747697668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4.8550777435303">
                <text:p>14.8550777435303</text:p>
              </table:table-cell>
              <table:table-cell office:value-type="float" office:value="287009.041087521">
                <text:p>287009.04108752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4.8582026958466">
                <text:p>14.8582026958466</text:p>
              </table:table-cell>
              <table:table-cell office:value-type="float" office:value="286724.375066758">
                <text:p>286724.375066758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4.8613042831421">
                <text:p>14.8613042831421</text:p>
              </table:table-cell>
              <table:table-cell office:value-type="float" office:value="288884.340379737">
                <text:p>288884.34037973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4.8644733428955">
                <text:p>14.8644733428955</text:p>
              </table:table-cell>
              <table:table-cell office:value-type="float" office:value="282733.703280169">
                <text:p>282733.703280169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4.8675799369812">
                <text:p>14.8675799369812</text:p>
              </table:table-cell>
              <table:table-cell office:value-type="float" office:value="288418.755487337">
                <text:p>288418.75548733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4.8706886768341">
                <text:p>14.8706886768341</text:p>
              </table:table-cell>
              <table:table-cell office:value-type="float" office:value="288219.678196181">
                <text:p>288219.678196181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4.8738985061646">
                <text:p>14.8738985061646</text:p>
              </table:table-cell>
              <table:table-cell office:value-type="float" office:value="279142.56733269">
                <text:p>279142.56733269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4.8770849704742">
                <text:p>14.8770849704742</text:p>
              </table:table-cell>
              <table:table-cell office:value-type="float" office:value="281189.403965582">
                <text:p>281189.40396558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4.8802049160004">
                <text:p>14.8802049160004</text:p>
              </table:table-cell>
              <table:table-cell office:value-type="float" office:value="287184.501299098">
                <text:p>287184.50129909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4.8832972049713">
                <text:p>14.8832972049713</text:p>
              </table:table-cell>
              <table:table-cell office:value-type="float" office:value="289752.997995374">
                <text:p>289752.99799537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4.8864288330078">
                <text:p>14.8864288330078</text:p>
              </table:table-cell>
              <table:table-cell office:value-type="float" office:value="286113.16208603">
                <text:p>286113.1620860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4.9328753948212">
                <text:p>14.9328753948212</text:p>
              </table:table-cell>
              <table:table-cell office:value-type="float" office:value="19290.986566467">
                <text:p>19290.98656646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4.9359891414642">
                <text:p>14.9359891414642</text:p>
              </table:table-cell>
              <table:table-cell office:value-type="float" office:value="287756.231546708">
                <text:p>287756.23154670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4.9390954971313">
                <text:p>14.9390954971313</text:p>
              </table:table-cell>
              <table:table-cell office:value-type="float" office:value="288440.892163635">
                <text:p>288440.89216363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4.9421815872192">
                <text:p>14.9421815872192</text:p>
              </table:table-cell>
              <table:table-cell office:value-type="float" office:value="290335.011124845">
                <text:p>290335.01112484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14.9452834129334">
                <text:p>14.9452834129334</text:p>
              </table:table-cell>
              <table:table-cell office:value-type="float" office:value="288862.135588009">
                <text:p>288862.135588009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4.9483828544617">
                <text:p>14.9483828544617</text:p>
              </table:table-cell>
              <table:table-cell office:value-type="float" office:value="289084.337230769">
                <text:p>289084.33723076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4.951488494873">
                <text:p>14.951488494873</text:p>
              </table:table-cell>
              <table:table-cell office:value-type="float" office:value="288507.322585598">
                <text:p>288507.32258559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4.9545910358429">
                <text:p>14.9545910358429</text:p>
              </table:table-cell>
              <table:table-cell office:value-type="float" office:value="288795.54168908">
                <text:p>288795.5416890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4.9576933383942">
                <text:p>14.9576933383942</text:p>
              </table:table-cell>
              <table:table-cell office:value-type="float" office:value="288817.736243468">
                <text:p>288817.73624346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5.0498802661896">
                <text:p>15.0498802661896</text:p>
              </table:table-cell>
              <table:table-cell office:value-type="float" office:value="9719.38236176486">
                <text:p>9719.3823617648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5.0529749393463">
                <text:p>15.0529749393463</text:p>
              </table:table-cell>
              <table:table-cell office:value-type="float" office:value="289529.767642527">
                <text:p>289529.76764252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5.0560572147369">
                <text:p>15.0560572147369</text:p>
              </table:table-cell>
              <table:table-cell office:value-type="float" office:value="290694.336633663">
                <text:p>290694.33663366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5.0591585636139">
                <text:p>15.0591585636139</text:p>
              </table:table-cell>
              <table:table-cell office:value-type="float" office:value="288906.548585486">
                <text:p>288906.54858548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5.0622682571411">
                <text:p>15.0622682571411</text:p>
              </table:table-cell>
              <table:table-cell office:value-type="float" office:value="288131.287587212">
                <text:p>288131.28758721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5.0654139518738">
                <text:p>15.0654139518738</text:p>
              </table:table-cell>
              <table:table-cell office:value-type="float" office:value="284833.741397605">
                <text:p>284833.74139760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5.0685155391693">
                <text:p>15.0685155391693</text:p>
              </table:table-cell>
              <table:table-cell office:value-type="float" office:value="288884.340379737">
                <text:p>288884.34037973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5.071620464325">
                <text:p>15.071620464325</text:p>
              </table:table-cell>
              <table:table-cell office:value-type="float" office:value="288573.783613607">
                <text:p>288573.78361360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5.0747134685516">
                <text:p>15.0747134685516</text:p>
              </table:table-cell>
              <table:table-cell office:value-type="float" office:value="289685.992754182">
                <text:p>289685.99275418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5.077800989151">
                <text:p>15.077800989151</text:p>
              </table:table-cell>
              <table:table-cell office:value-type="float" office:value="290200.492972973">
                <text:p>290200.49297297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5.0808684825897">
                <text:p>15.0808684825897</text:p>
              </table:table-cell>
              <table:table-cell office:value-type="float" office:value="292095.164309032">
                <text:p>292095.16430903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5.083970785141">
                <text:p>15.083970785141</text:p>
              </table:table-cell>
              <table:table-cell office:value-type="float" office:value="288817.736243468">
                <text:p>288817.736243468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5.1338939666748">
                <text:p>15.1338939666748</text:p>
              </table:table-cell>
              <table:table-cell office:value-type="float" office:value="17947.5741022861">
                <text:p>17947.574102286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5.1370108127594">
                <text:p>15.1370108127594</text:p>
              </table:table-cell>
              <table:table-cell office:value-type="float" office:value="287470.082154058">
                <text:p>287470.082154058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5.1400759220123">
                <text:p>15.1400759220123</text:p>
              </table:table-cell>
              <table:table-cell office:value-type="float" office:value="292322.369632856">
                <text:p>292322.36963285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5.1431748867035">
                <text:p>15.1431748867035</text:p>
              </table:table-cell>
              <table:table-cell office:value-type="float" office:value="289128.818587475">
                <text:p>289128.81858747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5.146292924881">
                <text:p>15.146292924881</text:p>
              </table:table-cell>
              <table:table-cell office:value-type="float" office:value="287360.176173727">
                <text:p>287360.176173727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5.1494088172913">
                <text:p>15.1494088172913</text:p>
              </table:table-cell>
              <table:table-cell office:value-type="float" office:value="287558.067487949">
                <text:p>287558.067487949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5.1525225639343">
                <text:p>15.1525225639343</text:p>
              </table:table-cell>
              <table:table-cell office:value-type="float" office:value="287756.231546708">
                <text:p>287756.23154670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5.1556239128113">
                <text:p>15.1556239128113</text:p>
              </table:table-cell>
              <table:table-cell office:value-type="float" office:value="288906.548585486">
                <text:p>288906.548585486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5.1587553024292">
                <text:p>15.1587553024292</text:p>
              </table:table-cell>
              <table:table-cell office:value-type="float" office:value="286134.946246383">
                <text:p>286134.94624638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5.2475028038025">
                <text:p>15.2475028038025</text:p>
              </table:table-cell>
              <table:table-cell office:value-type="float" office:value="10096.0588876889">
                <text:p>10096.058887688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5.2506382465363">
                <text:p>15.2506382465363</text:p>
              </table:table-cell>
              <table:table-cell office:value-type="float" office:value="285765.066078625">
                <text:p>285765.06607862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5.2537162303925">
                <text:p>15.2537162303925</text:p>
              </table:table-cell>
              <table:table-cell office:value-type="float" office:value="291099.642447715">
                <text:p>291099.64244771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5.2568349838257">
                <text:p>15.2568349838257</text:p>
              </table:table-cell>
              <table:table-cell office:value-type="float" office:value="287294.272914915">
                <text:p>287294.27291491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5.2599353790283">
                <text:p>15.2599353790283</text:p>
              </table:table-cell>
              <table:table-cell office:value-type="float" office:value="288995.415564442">
                <text:p>288995.41556444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5.263031244278">
                <text:p>15.263031244278</text:p>
              </table:table-cell>
              <table:table-cell office:value-type="float" office:value="289418.281401617">
                <text:p>289418.28140161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5.266129732132">
                <text:p>15.266129732132</text:p>
              </table:table-cell>
              <table:table-cell office:value-type="float" office:value="289173.313634965">
                <text:p>289173.31363496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5.2692580223084">
                <text:p>15.2692580223084</text:p>
              </table:table-cell>
              <table:table-cell office:value-type="float" office:value="286418.442496761">
                <text:p>286418.44249676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5.2723524570465">
                <text:p>15.2723524570465</text:p>
              </table:table-cell>
              <table:table-cell office:value-type="float" office:value="289552.075198397">
                <text:p>289552.07519839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5.2754409313202">
                <text:p>15.2754409313202</text:p>
              </table:table-cell>
              <table:table-cell office:value-type="float" office:value="290110.883433688">
                <text:p>290110.88343368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5.2785439491272">
                <text:p>15.2785439491272</text:p>
              </table:table-cell>
              <table:table-cell office:value-type="float" office:value="288751.16281214">
                <text:p>288751.1628121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15.2816581726074">
                <text:p>15.2816581726074</text:p>
              </table:table-cell>
              <table:table-cell office:value-type="float" office:value="287712.171489818">
                <text:p>287712.171489818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5.3348314762115">
                <text:p>15.3348314762115</text:p>
              </table:table-cell>
              <table:table-cell office:value-type="float" office:value="16850.5610761125">
                <text:p>16850.561076112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5.3379144668579">
                <text:p>15.3379144668579</text:p>
              </table:table-cell>
              <table:table-cell office:value-type="float" office:value="290626.895367721">
                <text:p>290626.89536772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5.3410141468048">
                <text:p>15.3410141468048</text:p>
              </table:table-cell>
              <table:table-cell office:value-type="float" office:value="289062.101684486">
                <text:p>289062.10168448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5.3441021442413">
                <text:p>15.3441021442413</text:p>
              </table:table-cell>
              <table:table-cell office:value-type="float" office:value="290155.681284744">
                <text:p>290155.68128474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5.3471944332123">
                <text:p>15.3471944332123</text:p>
              </table:table-cell>
              <table:table-cell office:value-type="float" office:value="289752.997995374">
                <text:p>289752.99799537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5.3502695560455">
                <text:p>15.3502695560455</text:p>
              </table:table-cell>
              <table:table-cell office:value-type="float" office:value="291370.474802295">
                <text:p>291370.47480229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5.3533735275269">
                <text:p>15.3533735275269</text:p>
              </table:table-cell>
              <table:table-cell office:value-type="float" office:value="288662.445963592">
                <text:p>288662.44596359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5.356475353241">
                <text:p>15.356475353241</text:p>
              </table:table-cell>
              <table:table-cell office:value-type="float" office:value="288862.135588009">
                <text:p>288862.13558800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5.359580039978">
                <text:p>15.359580039978</text:p>
              </table:table-cell>
              <table:table-cell office:value-type="float" office:value="288595.944094609">
                <text:p>288595.944094609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5.3626861572266">
                <text:p>15.3626861572266</text:p>
              </table:table-cell>
              <table:table-cell office:value-type="float" office:value="288463.032238256">
                <text:p>288463.03223825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5.4546148777008">
                <text:p>15.4546148777008</text:p>
              </table:table-cell>
              <table:table-cell office:value-type="float" office:value="9746.6819442031">
                <text:p>9746.6819442031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5.4577205181122">
                <text:p>15.4577205181122</text:p>
              </table:table-cell>
              <table:table-cell office:value-type="float" office:value="288507.322585598">
                <text:p>288507.322585598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5.4607937335968">
                <text:p>15.4607937335968</text:p>
              </table:table-cell>
              <table:table-cell office:value-type="float" office:value="291551.309852599">
                <text:p>291551.30985259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5.4638957977295">
                <text:p>15.4638957977295</text:p>
              </table:table-cell>
              <table:table-cell office:value-type="float" office:value="288839.934209515">
                <text:p>288839.93420951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.4669981002808">
                <text:p>15.4669981002808</text:p>
              </table:table-cell>
              <table:table-cell office:value-type="float" office:value="288817.736243468">
                <text:p>288817.736243468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5.4700961112976">
                <text:p>15.4700961112976</text:p>
              </table:table-cell>
              <table:table-cell office:value-type="float" office:value="289217.82237956">
                <text:p>289217.82237956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5.4731969833374">
                <text:p>15.4731969833374</text:p>
              </table:table-cell>
              <table:table-cell office:value-type="float" office:value="288950.975242196">
                <text:p>288950.97524219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5.4762976169586">
                <text:p>15.4762976169586</text:p>
              </table:table-cell>
              <table:table-cell office:value-type="float" office:value="288973.193694733">
                <text:p>288973.19369473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5.4794495105743">
                <text:p>15.4794495105743</text:p>
              </table:table-cell>
              <table:table-cell office:value-type="float" office:value="284273.554009077">
                <text:p>284273.554009077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5.4825572967529">
                <text:p>15.4825572967529</text:p>
              </table:table-cell>
              <table:table-cell office:value-type="float" office:value="288308.123053318">
                <text:p>288308.12305331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5.4856324195862">
                <text:p>15.4856324195862</text:p>
              </table:table-cell>
              <table:table-cell office:value-type="float" office:value="291370.474802295">
                <text:p>291370.47480229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5.4887480735779">
                <text:p>15.4887480735779</text:p>
              </table:table-cell>
              <table:table-cell office:value-type="float" office:value="287580.072237527">
                <text:p>287580.072237527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5.5359675884247">
                <text:p>15.5359675884247</text:p>
              </table:table-cell>
              <table:table-cell office:value-type="float" office:value="18975.2055459902">
                <text:p>18975.205545990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5.5390675067902">
                <text:p>15.5390675067902</text:p>
              </table:table-cell>
              <table:table-cell office:value-type="float" office:value="289039.869558529">
                <text:p>289039.86955852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5.5421690940857">
                <text:p>15.5421690940857</text:p>
              </table:table-cell>
              <table:table-cell office:value-type="float" office:value="288884.340379737">
                <text:p>288884.34037973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5.5452902317047">
                <text:p>15.5452902317047</text:p>
              </table:table-cell>
              <table:table-cell office:value-type="float" office:value="287074.813536017">
                <text:p>287074.81353601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5.5483901500702">
                <text:p>15.5483901500702</text:p>
              </table:table-cell>
              <table:table-cell office:value-type="float" office:value="289039.869558529">
                <text:p>289039.86955852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5.5514812469482">
                <text:p>15.5514812469482</text:p>
              </table:table-cell>
              <table:table-cell office:value-type="float" office:value="289864.742306209">
                <text:p>289864.74230620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5.5545556545258">
                <text:p>15.5545556545258</text:p>
              </table:table-cell>
              <table:table-cell office:value-type="float" office:value="291438.261651803">
                <text:p>291438.26165180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5.5576739311218">
                <text:p>15.5576739311218</text:p>
              </table:table-cell>
              <table:table-cell office:value-type="float" office:value="287338.205061549">
                <text:p>287338.20506154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5.5607833862305">
                <text:p>15.5607833862305</text:p>
              </table:table-cell>
              <table:table-cell office:value-type="float" office:value="288153.380156418">
                <text:p>288153.380156418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5.6518836021423">
                <text:p>15.6518836021423</text:p>
              </table:table-cell>
              <table:table-cell office:value-type="float" office:value="9835.32246363536">
                <text:p>9835.3224636353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5.6549742221832">
                <text:p>15.6549742221832</text:p>
              </table:table-cell>
              <table:table-cell office:value-type="float" office:value="289909.464167245">
                <text:p>289909.46416724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5.658064365387">
                <text:p>15.658064365387</text:p>
              </table:table-cell>
              <table:table-cell office:value-type="float" office:value="289954.19983026">
                <text:p>289954.1998302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5.6611661911011">
                <text:p>15.6611661911011</text:p>
              </table:table-cell>
              <table:table-cell office:value-type="float" office:value="288862.135588009">
                <text:p>288862.135588009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5.6642510890961">
                <text:p>15.6642510890961</text:p>
              </table:table-cell>
              <table:table-cell office:value-type="float" office:value="290447.204884458">
                <text:p>290447.204884458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5.6674318313599">
                <text:p>15.6674318313599</text:p>
              </table:table-cell>
              <table:table-cell office:value-type="float" office:value="281695.254028933">
                <text:p>281695.25402893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5.670548915863">
                <text:p>15.670548915863</text:p>
              </table:table-cell>
              <table:table-cell office:value-type="float" office:value="287448.094232829">
                <text:p>287448.094232829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5.67373919487">
                <text:p>15.67373919487</text:p>
              </table:table-cell>
              <table:table-cell office:value-type="float" office:value="280853.178686197">
                <text:p>280853.17868619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5.6768951416016">
                <text:p>15.6768951416016</text:p>
              </table:table-cell>
              <table:table-cell office:value-type="float" office:value="283908.467477525">
                <text:p>283908.46747752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5.6799993515015">
                <text:p>15.6799993515015</text:p>
              </table:table-cell>
              <table:table-cell office:value-type="float" office:value="288640.275268817">
                <text:p>288640.27526881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5.6830863952637">
                <text:p>15.6830863952637</text:p>
              </table:table-cell>
              <table:table-cell office:value-type="float" office:value="290245.318504788">
                <text:p>290245.31850478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5.6861670017242">
                <text:p>15.6861670017242</text:p>
              </table:table-cell>
              <table:table-cell office:value-type="float" office:value="290851.821376054">
                <text:p>290851.82137605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5.736777305603">
                <text:p>15.736777305603</text:p>
              </table:table-cell>
              <table:table-cell office:value-type="float" office:value="17703.9047650453">
                <text:p>17703.904765045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5.7398793697357">
                <text:p>15.7398793697357</text:p>
              </table:table-cell>
              <table:table-cell office:value-type="float" office:value="288839.934209515">
                <text:p>288839.93420951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5.7429831027985">
                <text:p>15.7429831027985</text:p>
              </table:table-cell>
              <table:table-cell office:value-type="float" office:value="288684.620064526">
                <text:p>288684.620064526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5.7460823059082">
                <text:p>15.7460823059082</text:p>
              </table:table-cell>
              <table:table-cell office:value-type="float" office:value="289106.576198169">
                <text:p>289106.576198169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5.7492074966431">
                <text:p>15.7492074966431</text:p>
              </table:table-cell>
              <table:table-cell office:value-type="float" office:value="286702.50106805">
                <text:p>286702.50106805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5.7522869110107">
                <text:p>15.7522869110107</text:p>
              </table:table-cell>
              <table:table-cell office:value-type="float" office:value="290964.414989161">
                <text:p>290964.41498916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5.7554023265839">
                <text:p>15.7554023265839</text:p>
              </table:table-cell>
              <table:table-cell office:value-type="float" office:value="287602.080355093">
                <text:p>287602.08035509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5.7585368156433">
                <text:p>15.7585368156433</text:p>
              </table:table-cell>
              <table:table-cell office:value-type="float" office:value="285852.010648817">
                <text:p>285852.010648817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5.7616393566132">
                <text:p>15.7616393566132</text:p>
              </table:table-cell>
              <table:table-cell office:value-type="float" office:value="288795.54168908">
                <text:p>288795.5416890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5.8497242927551">
                <text:p>15.8497242927551</text:p>
              </table:table-cell>
              <table:table-cell office:value-type="float" office:value="10172.0003356295">
                <text:p>10172.0003356295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5.852828502655">
                <text:p>15.852828502655</text:p>
              </table:table-cell>
              <table:table-cell office:value-type="float" office:value="288640.275268817">
                <text:p>288640.27526881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5.8559339046478">
                <text:p>15.8559339046478</text:p>
              </table:table-cell>
              <table:table-cell office:value-type="float" office:value="288529.472859885">
                <text:p>288529.47285988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5.8590273857117">
                <text:p>15.8590273857117</text:p>
              </table:table-cell>
              <table:table-cell office:value-type="float" office:value="289641.339807322">
                <text:p>289641.33980732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5.8621172904968">
                <text:p>15.8621172904968</text:p>
              </table:table-cell>
              <table:table-cell office:value-type="float" office:value="289976.572839506">
                <text:p>289976.572839506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5.8652143478394">
                <text:p>15.8652143478394</text:p>
              </table:table-cell>
              <table:table-cell office:value-type="float" office:value="289306.880985373">
                <text:p>289306.88098537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5.8683221340179">
                <text:p>15.8683221340179</text:p>
              </table:table-cell>
              <table:table-cell office:value-type="float" office:value="288308.123053318">
                <text:p>288308.12305331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5.8714234828949">
                <text:p>15.8714234828949</text:p>
              </table:table-cell>
              <table:table-cell office:value-type="float" office:value="288906.548585486">
                <text:p>288906.54858548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5.8745682239532">
                <text:p>15.8745682239532</text:p>
              </table:table-cell>
              <table:table-cell office:value-type="float" office:value="284920.120090978">
                <text:p>284920.12009097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5.8776671886444">
                <text:p>15.8776671886444</text:p>
              </table:table-cell>
              <table:table-cell office:value-type="float" office:value="289128.818587475">
                <text:p>289128.81858747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5.8807327747345">
                <text:p>15.8807327747345</text:p>
              </table:table-cell>
              <table:table-cell office:value-type="float" office:value="292276.900295536">
                <text:p>292276.90029553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5.8838458061218">
                <text:p>15.8838458061218</text:p>
              </table:table-cell>
              <table:table-cell office:value-type="float" office:value="287822.346940338">
                <text:p>287822.34694033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5.9377760887146">
                <text:p>15.9377760887146</text:p>
              </table:table-cell>
              <table:table-cell office:value-type="float" office:value="16614.0423695844">
                <text:p>16614.042369584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5.9406595230103">
                <text:p>15.9406595230103</text:p>
              </table:table-cell>
              <table:table-cell office:value-type="float" office:value="310740.564246734">
                <text:p>310740.564246734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5.9434971809387">
                <text:p>15.9434971809387</text:p>
              </table:table-cell>
              <table:table-cell office:value-type="float" office:value="315753.35103344">
                <text:p>315753.3510334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5.9463889598846">
                <text:p>15.9463889598846</text:p>
              </table:table-cell>
              <table:table-cell office:value-type="float" office:value="309843.876989035">
                <text:p>309843.876989035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5.9492666721344">
                <text:p>15.9492666721344</text:p>
              </table:table-cell>
              <table:table-cell office:value-type="float" office:value="311358.441093621">
                <text:p>311358.44109362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5.9521853923798">
                <text:p>15.9521853923798</text:p>
              </table:table-cell>
              <table:table-cell office:value-type="float" office:value="306983.857539618">
                <text:p>306983.85753961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5.9550666809082">
                <text:p>15.9550666809082</text:p>
              </table:table-cell>
              <table:table-cell office:value-type="float" office:value="310971.980471659">
                <text:p>310971.98047165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.957905292511">
                <text:p>15.957905292511</text:p>
              </table:table-cell>
              <table:table-cell office:value-type="float" office:value="315647.26894003">
                <text:p>315647.2689400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5.9607779979706">
                <text:p>15.9607779979706</text:p>
              </table:table-cell>
              <table:table-cell office:value-type="float" office:value="311901.102498133">
                <text:p>311901.10249813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5.9636378288269">
                <text:p>15.9636378288269</text:p>
              </table:table-cell>
              <table:table-cell office:value-type="float" office:value="313305.242517716">
                <text:p>313305.242517716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6.0568718910217">
                <text:p>16.0568718910217</text:p>
              </table:table-cell>
              <table:table-cell office:value-type="float" office:value="9610.22161758539">
                <text:p>9610.22161758539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6.0597040653229">
                <text:p>16.0597040653229</text:p>
              </table:table-cell>
              <table:table-cell office:value-type="float" office:value="316364.709487331">
                <text:p>316364.70948733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6.0625367164612">
                <text:p>16.0625367164612</text:p>
              </table:table-cell>
              <table:table-cell office:value-type="float" office:value="316311.45391802">
                <text:p>316311.4539180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6.0653793811798">
                <text:p>16.0653793811798</text:p>
              </table:table-cell>
              <table:table-cell office:value-type="float" office:value="315197.214123962">
                <text:p>315197.21412396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6.0681917667389">
                <text:p>16.0681917667389</text:p>
              </table:table-cell>
              <table:table-cell office:value-type="float" office:value="318590.741268226">
                <text:p>318590.74126822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6.0710089206696">
                <text:p>16.0710089206696</text:p>
              </table:table-cell>
              <table:table-cell office:value-type="float" office:value="318051.488151659">
                <text:p>318051.48815165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6.0738286972046">
                <text:p>16.0738286972046</text:p>
              </table:table-cell>
              <table:table-cell office:value-type="float" office:value="317755.676333812">
                <text:p>317755.67633381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6.0767307281494">
                <text:p>16.0767307281494</text:p>
              </table:table-cell>
              <table:table-cell office:value-type="float" office:value="308749.292145909">
                <text:p>308749.29214590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6.0795857906342">
                <text:p>16.0795857906342</text:p>
              </table:table-cell>
              <table:table-cell office:value-type="float" office:value="313828.508058455">
                <text:p>313828.50805845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6.0824036598206">
                <text:p>16.0824036598206</text:p>
              </table:table-cell>
              <table:table-cell office:value-type="float" office:value="317970.757593705">
                <text:p>317970.75759370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6.085298538208">
                <text:p>16.085298538208</text:p>
              </table:table-cell>
              <table:table-cell office:value-type="float" office:value="309512.138362708">
                <text:p>309512.13836270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6.0881385803223">
                <text:p>16.0881385803223</text:p>
              </table:table-cell>
              <table:table-cell office:value-type="float" office:value="315488.279382136">
                <text:p>315488.279382136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6.1392660140991">
                <text:p>16.1392660140991</text:p>
              </table:table-cell>
              <table:table-cell office:value-type="float" office:value="17524.8381115816">
                <text:p>17524.838111581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6.1421217918396">
                <text:p>16.1421217918396</text:p>
              </table:table-cell>
              <table:table-cell office:value-type="float" office:value="313749.906829187">
                <text:p>313749.90682918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6.14497590065">
                <text:p>16.14497590065</text:p>
              </table:table-cell>
              <table:table-cell office:value-type="float" office:value="313933.370979868">
                <text:p>313933.37097986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6.1478567123413">
                <text:p>16.1478567123413</text:p>
              </table:table-cell>
              <table:table-cell office:value-type="float" office:value="311023.453115948">
                <text:p>311023.453115948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6.1506855487824">
                <text:p>16.1506855487824</text:p>
              </table:table-cell>
              <table:table-cell office:value-type="float" office:value="316738.001179941">
                <text:p>316738.00117994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6.153525352478">
                <text:p>16.153525352478</text:p>
              </table:table-cell>
              <table:table-cell office:value-type="float" office:value="315514.766518344">
                <text:p>315514.76651834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6.1563770771027">
                <text:p>16.1563770771027</text:p>
              </table:table-cell>
              <table:table-cell office:value-type="float" office:value="314195.835130842">
                <text:p>314195.83513084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6.159234046936">
                <text:p>16.159234046936</text:p>
              </table:table-cell>
              <table:table-cell office:value-type="float" office:value="313618.992239005">
                <text:p>313618.99223900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6.1620762348175">
                <text:p>16.1620762348175</text:p>
              </table:table-cell>
              <table:table-cell office:value-type="float" office:value="315250.095126248">
                <text:p>315250.09512624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6.255678653717">
                <text:p>16.255678653717</text:p>
              </table:table-cell>
              <table:table-cell office:value-type="float" office:value="9572.40219359801">
                <text:p>9572.4021935980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6.2585513591766">
                <text:p>16.2585513591766</text:p>
              </table:table-cell>
              <table:table-cell office:value-type="float" office:value="311901.102498133">
                <text:p>311901.10249813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6.2614192962646">
                <text:p>16.2614192962646</text:p>
              </table:table-cell>
              <table:table-cell office:value-type="float" office:value="312419.684429296">
                <text:p>312419.68442929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6.264274597168">
                <text:p>16.264274597168</text:p>
              </table:table-cell>
              <table:table-cell office:value-type="float" office:value="313802.303273213">
                <text:p>313802.30327321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6.267112493515">
                <text:p>16.267112493515</text:p>
              </table:table-cell>
              <table:table-cell office:value-type="float" office:value="315726.823825926">
                <text:p>315726.823825926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6.2699680328369">
                <text:p>16.2699680328369</text:p>
              </table:table-cell>
              <table:table-cell office:value-type="float" office:value="313776.102863822">
                <text:p>313776.102863822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6.272821187973">
                <text:p>16.272821187973</text:p>
              </table:table-cell>
              <table:table-cell office:value-type="float" office:value="314038.304002674">
                <text:p>314038.30400267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6.2756817340851">
                <text:p>16.2756817340851</text:p>
              </table:table-cell>
              <table:table-cell office:value-type="float" office:value="313226.903150525">
                <text:p>313226.90315052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6.2785491943359">
                <text:p>16.2785491943359</text:p>
              </table:table-cell>
              <table:table-cell office:value-type="float" office:value="312471.637482331">
                <text:p>312471.637482331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16.2814207077026">
                <text:p>16.2814207077026</text:p>
              </table:table-cell>
              <table:table-cell office:value-type="float" office:value="312030.586516108">
                <text:p>312030.58651610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16.2842791080475">
                <text:p>16.2842791080475</text:p>
              </table:table-cell>
              <table:table-cell office:value-type="float" office:value="313462.038868963">
                <text:p>313462.038868963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16.2871291637421">
                <text:p>16.2871291637421</text:p>
              </table:table-cell>
              <table:table-cell office:value-type="float" office:value="314379.821315041">
                <text:p>314379.821315041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16.3401896953583">
                <text:p>16.3401896953583</text:p>
              </table:table-cell>
              <table:table-cell office:value-type="float" office:value="16886.3743484669">
                <text:p>16886.374348466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16.3430163860321">
                <text:p>16.3430163860321</text:p>
              </table:table-cell>
              <table:table-cell office:value-type="float" office:value="316978.439946019">
                <text:p>316978.43994601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16.345874786377">
                <text:p>16.345874786377</text:p>
              </table:table-cell>
              <table:table-cell office:value-type="float" office:value="313462.038868963">
                <text:p>313462.03886896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16.3487496376038">
                <text:p>16.3487496376038</text:p>
              </table:table-cell>
              <table:table-cell office:value-type="float" office:value="311668.301874274">
                <text:p>311668.30187427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6.3516371250153">
                <text:p>16.3516371250153</text:p>
              </table:table-cell>
              <table:table-cell office:value-type="float" office:value="310304.383122781">
                <text:p>310304.383122781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16.3545913696289">
                <text:p>16.3545913696289</text:p>
              </table:table-cell>
              <table:table-cell office:value-type="float" office:value="303292.420627875">
                <text:p>303292.42062787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16.3574402332306">
                <text:p>16.3574402332306</text:p>
              </table:table-cell>
              <table:table-cell office:value-type="float" office:value="314511.371997657">
                <text:p>314511.37199765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16.3603115081787">
                <text:p>16.3603115081787</text:p>
              </table:table-cell>
              <table:table-cell office:value-type="float" office:value="312056.496221872">
                <text:p>312056.49622187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16.3631649017334">
                <text:p>16.3631649017334</text:p>
              </table:table-cell>
              <table:table-cell office:value-type="float" office:value="314012.064171123">
                <text:p>314012.06417112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16.4538736343384">
                <text:p>16.4538736343384</text:p>
              </table:table-cell>
              <table:table-cell office:value-type="float" office:value="9877.77002575829">
                <text:p>9877.7700257582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6.4567341804504">
                <text:p>16.4567341804504</text:p>
              </table:table-cell>
              <table:table-cell office:value-type="float" office:value="313226.903150525">
                <text:p>313226.90315052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16.4595942497253">
                <text:p>16.4595942497253</text:p>
              </table:table-cell>
              <table:table-cell office:value-type="float" office:value="313279.125041681">
                <text:p>313279.12504168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16.4624404907227">
                <text:p>16.4624404907227</text:p>
              </table:table-cell>
              <table:table-cell office:value-type="float" office:value="314801.171385492">
                <text:p>314801.171385492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6.4652948379517">
                <text:p>16.4652948379517</text:p>
              </table:table-cell>
              <table:table-cell office:value-type="float" office:value="313907.148680254">
                <text:p>313907.148680254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6.4681322574615">
                <text:p>16.4681322574615</text:p>
              </table:table-cell>
              <table:table-cell office:value-type="float" office:value="315779.882698933">
                <text:p>315779.88269893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6.4709866046906">
                <text:p>16.4709866046906</text:p>
              </table:table-cell>
              <table:table-cell office:value-type="float" office:value="313907.148680254">
                <text:p>313907.14868025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6.4738373756409">
                <text:p>16.4738373756409</text:p>
              </table:table-cell>
              <table:table-cell office:value-type="float" office:value="314300.943714979">
                <text:p>314300.943714979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6.4766774177551">
                <text:p>16.4766774177551</text:p>
              </table:table-cell>
              <table:table-cell office:value-type="float" office:value="315488.279382136">
                <text:p>315488.279382136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6.4795179367065">
                <text:p>16.4795179367065</text:p>
              </table:table-cell>
              <table:table-cell office:value-type="float" office:value="315435.318448884">
                <text:p>315435.318448884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6.4823696613312">
                <text:p>16.4823696613312</text:p>
              </table:table-cell>
              <table:table-cell office:value-type="float" office:value="314195.835130842">
                <text:p>314195.83513084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6.485221862793">
                <text:p>16.485221862793</text:p>
              </table:table-cell>
              <table:table-cell office:value-type="float" office:value="314143.307197191">
                <text:p>314143.307197191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6.5410923957825">
                <text:p>16.5410923957825</text:p>
              </table:table-cell>
              <table:table-cell office:value-type="float" office:value="16037.0762915106">
                <text:p>16037.0762915106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6.5439355373383">
                <text:p>16.5439355373383</text:p>
              </table:table-cell>
              <table:table-cell office:value-type="float" office:value="315144.350859539">
                <text:p>315144.350859539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6.5468020439148">
                <text:p>16.5468020439148</text:p>
              </table:table-cell>
              <table:table-cell office:value-type="float" office:value="312575.595442069">
                <text:p>312575.595442069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6.549663066864">
                <text:p>16.549663066864</text:p>
              </table:table-cell>
              <table:table-cell office:value-type="float" office:value="313174.698666667">
                <text:p>313174.69866666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6.5525224208832">
                <text:p>16.5525224208832</text:p>
              </table:table-cell>
              <table:table-cell office:value-type="float" office:value="313357.490536146">
                <text:p>313357.49053614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16.5553750991821">
                <text:p>16.5553750991821</text:p>
              </table:table-cell>
              <table:table-cell office:value-type="float" office:value="314090.79682407">
                <text:p>314090.7968240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6.5582361221313">
                <text:p>16.5582361221313</text:p>
              </table:table-cell>
              <table:table-cell office:value-type="float" office:value="313174.698666667">
                <text:p>313174.69866666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6.5610880851746">
                <text:p>16.5610880851746</text:p>
              </table:table-cell>
              <table:table-cell office:value-type="float" office:value="314169.5689684">
                <text:p>314169.5689684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6.5639564990997">
                <text:p>16.5639564990997</text:p>
              </table:table-cell>
              <table:table-cell office:value-type="float" office:value="312367.748649323">
                <text:p>312367.748649323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6.5668222904205">
                <text:p>16.5668222904205</text:p>
              </table:table-cell>
              <table:table-cell office:value-type="float" office:value="312653.609317804">
                <text:p>312653.609317804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6.6626923084259">
                <text:p>16.6626923084259</text:p>
              </table:table-cell>
              <table:table-cell office:value-type="float" office:value="9345.98760531996">
                <text:p>9345.9876053199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6.6655521392822">
                <text:p>16.6655521392822</text:p>
              </table:table-cell>
              <table:table-cell office:value-type="float" office:value="313305.242517716">
                <text:p>313305.24251771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6.6684024333954">
                <text:p>16.6684024333954</text:p>
              </table:table-cell>
              <table:table-cell office:value-type="float" office:value="314353.524383103">
                <text:p>314353.52438310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6.6712546348572">
                <text:p>16.6712546348572</text:p>
              </table:table-cell>
              <table:table-cell office:value-type="float" office:value="314143.307197191">
                <text:p>314143.30719719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6.6741139888763">
                <text:p>16.6741139888763</text:p>
              </table:table-cell>
              <table:table-cell office:value-type="float" office:value="313357.490536146">
                <text:p>313357.490536146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6.6769728660584">
                <text:p>16.6769728660584</text:p>
              </table:table-cell>
              <table:table-cell office:value-type="float" office:value="313409.755983654">
                <text:p>313409.755983654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6.6798093318939">
                <text:p>16.6798093318939</text:p>
              </table:table-cell>
              <table:table-cell office:value-type="float" office:value="315886.053963184">
                <text:p>315886.053963184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6.6826627254486">
                <text:p>16.6826627254486</text:p>
              </table:table-cell>
              <table:table-cell office:value-type="float" office:value="314012.064171123">
                <text:p>314012.06417112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6.6855170726776">
                <text:p>16.6855170726776</text:p>
              </table:table-cell>
              <table:table-cell office:value-type="float" office:value="313907.148680254">
                <text:p>313907.148680254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6.6883587837219">
                <text:p>16.6883587837219</text:p>
              </table:table-cell>
              <table:table-cell office:value-type="float" office:value="315302.993875325">
                <text:p>315302.99387532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6.6912016868591">
                <text:p>16.6912016868591</text:p>
              </table:table-cell>
              <table:table-cell office:value-type="float" office:value="315170.780275075">
                <text:p>315170.780275075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6.6940371990204">
                <text:p>16.6940371990204</text:p>
              </table:table-cell>
              <table:table-cell office:value-type="float" office:value="315992.296645085">
                <text:p>315992.296645085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6.7421324253082">
                <text:p>16.7421324253082</text:p>
              </table:table-cell>
              <table:table-cell office:value-type="float" office:value="18629.7075438962">
                <text:p>18629.707543896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6.744989156723">
                <text:p>16.744989156723</text:p>
              </table:table-cell>
              <table:table-cell office:value-type="float" office:value="313645.166416291">
                <text:p>313645.16641629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6.7478652000427">
                <text:p>16.7478652000427</text:p>
              </table:table-cell>
              <table:table-cell office:value-type="float" office:value="311539.118295615">
                <text:p>311539.11829561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6.7507104873657">
                <text:p>16.7507104873657</text:p>
              </table:table-cell>
              <table:table-cell office:value-type="float" office:value="314906.685436568">
                <text:p>314906.685436568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6.7535572052002">
                <text:p>16.7535572052002</text:p>
              </table:table-cell>
              <table:table-cell office:value-type="float" office:value="314748.440871022">
                <text:p>314748.44087102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6.75639128685">
                <text:p>16.75639128685</text:p>
              </table:table-cell>
              <table:table-cell office:value-type="float" office:value="316151.794733743">
                <text:p>316151.79473374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6.759238243103">
                <text:p>16.759238243103</text:p>
              </table:table-cell>
              <table:table-cell office:value-type="float" office:value="314722.082237668">
                <text:p>314722.08223766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6.7620842456818">
                <text:p>16.7620842456818</text:p>
              </table:table-cell>
              <table:table-cell office:value-type="float" office:value="314827.543268828">
                <text:p>314827.543268828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6.7649247646332">
                <text:p>16.7649247646332</text:p>
              </table:table-cell>
              <table:table-cell office:value-type="float" office:value="315435.318448884">
                <text:p>315435.318448884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6.8612685203552">
                <text:p>16.8612685203552</text:p>
              </table:table-cell>
              <table:table-cell office:value-type="float" office:value="9300.03188359173">
                <text:p>9300.0318835917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6.8640899658203">
                <text:p>16.8640899658203</text:p>
              </table:table-cell>
              <table:table-cell office:value-type="float" office:value="317567.718776407">
                <text:p>317567.718776407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6.8669106960297">
                <text:p>16.8669106960297</text:p>
              </table:table-cell>
              <table:table-cell office:value-type="float" office:value="317648.244780661">
                <text:p>317648.24478066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6.8697392940521">
                <text:p>16.8697392940521</text:p>
              </table:table-cell>
              <table:table-cell office:value-type="float" office:value="316764.698583951">
                <text:p>316764.69858395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6.8725309371948">
                <text:p>16.8725309371948</text:p>
              </table:table-cell>
              <table:table-cell office:value-type="float" office:value="320957.928431121">
                <text:p>320957.92843112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6.8753385543823">
                <text:p>16.8753385543823</text:p>
              </table:table-cell>
              <table:table-cell office:value-type="float" office:value="319131.826086957">
                <text:p>319131.82608695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6.8781452178955">
                <text:p>16.8781452178955</text:p>
              </table:table-cell>
              <table:table-cell office:value-type="float" office:value="319240.263676521">
                <text:p>319240.26367652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6.8809473514557">
                <text:p>16.8809473514557</text:p>
              </table:table-cell>
              <table:table-cell office:value-type="float" office:value="319756.350208457">
                <text:p>319756.35020845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6.8837924003601">
                <text:p>16.8837924003601</text:p>
              </table:table-cell>
              <table:table-cell office:value-type="float" office:value="314933.075002095">
                <text:p>314933.07500209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6.8866510391235">
                <text:p>16.8866510391235</text:p>
              </table:table-cell>
              <table:table-cell office:value-type="float" office:value="313435.895246038">
                <text:p>313435.895246038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6.8895077705383">
                <text:p>16.8895077705383</text:p>
              </table:table-cell>
              <table:table-cell office:value-type="float" office:value="313645.166416291">
                <text:p>313645.166416291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6.8923375606537">
                <text:p>16.8923375606537</text:p>
              </table:table-cell>
              <table:table-cell office:value-type="float" office:value="316631.256550678">
                <text:p>316631.256550678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6.9428024291992">
                <text:p>16.9428024291992</text:p>
              </table:table-cell>
              <table:table-cell office:value-type="float" office:value="17754.9258687076">
                <text:p>17754.925868707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6.9454462528229">
                <text:p>16.9454462528229</text:p>
              </table:table-cell>
              <table:table-cell office:value-type="float" office:value="338903.091712508">
                <text:p>338903.091712508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6.948073387146">
                <text:p>16.948073387146</text:p>
              </table:table-cell>
              <table:table-cell office:value-type="float" office:value="341056.029040748">
                <text:p>341056.029040748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6.9507021903992">
                <text:p>16.9507021903992</text:p>
              </table:table-cell>
              <table:table-cell office:value-type="float" office:value="340839.505169599">
                <text:p>340839.50516959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6.9532887935638">
                <text:p>16.9532887935638</text:p>
              </table:table-cell>
              <table:table-cell office:value-type="float" office:value="346400.256613513">
                <text:p>346400.25661351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6.9559183120728">
                <text:p>16.9559183120728</text:p>
              </table:table-cell>
              <table:table-cell office:value-type="float" office:value="340746.793362952">
                <text:p>340746.793362952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6.9585340023041">
                <text:p>16.9585340023041</text:p>
              </table:table-cell>
              <table:table-cell office:value-type="float" office:value="342548.20745602">
                <text:p>342548.2074560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6.9611685276032">
                <text:p>16.9611685276032</text:p>
              </table:table-cell>
              <table:table-cell office:value-type="float" office:value="340099.220271493">
                <text:p>340099.22027149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6.9637875556946">
                <text:p>16.9637875556946</text:p>
              </table:table-cell>
              <table:table-cell office:value-type="float" office:value="342111.641693218">
                <text:p>342111.64169321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17.0598826408386">
                <text:p>17.0598826408386</text:p>
              </table:table-cell>
              <table:table-cell office:value-type="float" office:value="9324.09809156139">
                <text:p>9324.09809156139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17.0625355243683">
                <text:p>17.0625355243683</text:p>
              </table:table-cell>
              <table:table-cell office:value-type="float" office:value="337745.698211557">
                <text:p>337745.69821155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7.0651445388794">
                <text:p>17.0651445388794</text:p>
              </table:table-cell>
              <table:table-cell office:value-type="float" office:value="343424.690121539">
                <text:p>343424.69012153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7.0677816867828">
                <text:p>17.0677816867828</text:p>
              </table:table-cell>
              <table:table-cell office:value-type="float" office:value="339760.996654914">
                <text:p>339760.99665491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7.0704002380371">
                <text:p>17.0704002380371</text:p>
              </table:table-cell>
              <table:table-cell office:value-type="float" office:value="342173.940089229">
                <text:p>342173.94008922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7.0730345249176">
                <text:p>17.0730345249176</text:p>
              </table:table-cell>
              <table:table-cell office:value-type="float" office:value="340130.001267083">
                <text:p>340130.00126708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7.0756714344025">
                <text:p>17.0756714344025</text:p>
              </table:table-cell>
              <table:table-cell office:value-type="float" office:value="339791.716455696">
                <text:p>339791.716455696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7.078311920166">
                <text:p>17.078311920166</text:p>
              </table:table-cell>
              <table:table-cell office:value-type="float" office:value="339331.501941309">
                <text:p>339331.50194130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7.0809268951416">
                <text:p>17.0809268951416</text:p>
              </table:table-cell>
              <table:table-cell office:value-type="float" office:value="342641.902261123">
                <text:p>342641.90226112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7.083619594574">
                <text:p>17.083619594574</text:p>
              </table:table-cell>
              <table:table-cell office:value-type="float" office:value="332751.583495661">
                <text:p>332751.58349566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7.0862741470337">
                <text:p>17.0862741470337</text:p>
              </table:table-cell>
              <table:table-cell office:value-type="float" office:value="337533.355846955">
                <text:p>337533.35584695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7.0889201164246">
                <text:p>17.0889201164246</text:p>
              </table:table-cell>
              <table:table-cell office:value-type="float" office:value="338628.255901964">
                <text:p>338628.25590196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7.1437382698059">
                <text:p>17.1437382698059</text:p>
              </table:table-cell>
              <table:table-cell office:value-type="float" office:value="16344.9504357962">
                <text:p>16344.950435796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7.1464009284973">
                <text:p>17.1464009284973</text:p>
              </table:table-cell>
              <table:table-cell office:value-type="float" office:value="336505.76504298">
                <text:p>336505.7650429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7.1490383148193">
                <text:p>17.1490383148193</text:p>
              </table:table-cell>
              <table:table-cell office:value-type="float" office:value="339730.282408244">
                <text:p>339730.28240824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7.1516819000244">
                <text:p>17.1516819000244</text:p>
              </table:table-cell>
              <table:table-cell office:value-type="float" office:value="338933.656565657">
                <text:p>338933.65656565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7.154296875">
                <text:p>17.154296875</text:p>
              </table:table-cell>
              <table:table-cell office:value-type="float" office:value="342641.902261123">
                <text:p>342641.90226112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7.1569437980652">
                <text:p>17.1569437980652</text:p>
              </table:table-cell>
              <table:table-cell office:value-type="float" office:value="338506.249684741">
                <text:p>338506.249684741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7.1595892906189">
                <text:p>17.1595892906189</text:p>
              </table:table-cell>
              <table:table-cell office:value-type="float" office:value="338689.291997116">
                <text:p>338689.29199711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7.1622314453125">
                <text:p>17.1622314453125</text:p>
              </table:table-cell>
              <table:table-cell office:value-type="float" office:value="339117.161523191">
                <text:p>339117.161523191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7.1648516654968">
                <text:p>17.1648516654968</text:p>
              </table:table-cell>
              <table:table-cell office:value-type="float" office:value="341955.994904459">
                <text:p>341955.99490445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7.2492687702179">
                <text:p>17.2492687702179</text:p>
              </table:table-cell>
              <table:table-cell office:value-type="float" office:value="10613.9626910987">
                <text:p>10613.962691098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7.2519114017487">
                <text:p>17.2519114017487</text:p>
              </table:table-cell>
              <table:table-cell office:value-type="float" office:value="339055.971129556">
                <text:p>339055.97112955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7.2545483112335">
                <text:p>17.2545483112335</text:p>
              </table:table-cell>
              <table:table-cell office:value-type="float" office:value="339791.716455696">
                <text:p>339791.71645569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7.2571797370911">
                <text:p>17.2571797370911</text:p>
              </table:table-cell>
              <table:table-cell office:value-type="float" office:value="340499.808281236">
                <text:p>340499.808281236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7.2597889900208">
                <text:p>17.2597889900208</text:p>
              </table:table-cell>
              <table:table-cell office:value-type="float" office:value="343393.30994152">
                <text:p>343393.30994152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7.2624294757843">
                <text:p>17.2624294757843</text:p>
              </table:table-cell>
              <table:table-cell office:value-type="float" office:value="339331.501941309">
                <text:p>339331.50194130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7.2650623321533">
                <text:p>17.2650623321533</text:p>
              </table:table-cell>
              <table:table-cell office:value-type="float" office:value="340314.804310423">
                <text:p>340314.804310423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7.2677104473114">
                <text:p>17.2677104473114</text:p>
              </table:table-cell>
              <table:table-cell office:value-type="float" office:value="338353.865490231">
                <text:p>338353.865490231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7.2703461647034">
                <text:p>17.2703461647034</text:p>
              </table:table-cell>
              <table:table-cell office:value-type="float" office:value="339945.398824061">
                <text:p>339945.39882406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7.2729737758636">
                <text:p>17.2729737758636</text:p>
              </table:table-cell>
              <table:table-cell office:value-type="float" office:value="340994.13701116">
                <text:p>340994.13701116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7.2756259441376">
                <text:p>17.2756259441376</text:p>
              </table:table-cell>
              <table:table-cell office:value-type="float" office:value="337836.783890687">
                <text:p>337836.78389068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7.2782826423645">
                <text:p>17.2782826423645</text:p>
              </table:table-cell>
              <table:table-cell office:value-type="float" office:value="337260.736246971">
                <text:p>337260.73624697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7.3447971343994">
                <text:p>17.3447971343994</text:p>
              </table:table-cell>
              <table:table-cell office:value-type="float" office:value="13470.7485930992">
                <text:p>13470.7485930992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7.3474407196045">
                <text:p>17.3474407196045</text:p>
              </table:table-cell>
              <table:table-cell office:value-type="float" office:value="338933.656565657">
                <text:p>338933.65656565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7.3500847816467">
                <text:p>17.3500847816467</text:p>
              </table:table-cell>
              <table:table-cell office:value-type="float" office:value="338872.532371506">
                <text:p>338872.53237150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7.3527240753174">
                <text:p>17.3527240753174</text:p>
              </table:table-cell>
              <table:table-cell office:value-type="float" office:value="339484.768202349">
                <text:p>339484.76820234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7.3553655147553">
                <text:p>17.3553655147553</text:p>
              </table:table-cell>
              <table:table-cell office:value-type="float" office:value="339208.988536872">
                <text:p>339208.98853687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7.3580121994019">
                <text:p>17.3580121994019</text:p>
              </table:table-cell>
              <table:table-cell office:value-type="float" office:value="338536.742996126">
                <text:p>338536.74299612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7.3606572151184">
                <text:p>17.3606572151184</text:p>
              </table:table-cell>
              <table:table-cell office:value-type="float" office:value="338750.350099153">
                <text:p>338750.35009915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7.3633050918579">
                <text:p>17.3633050918579</text:p>
              </table:table-cell>
              <table:table-cell office:value-type="float" office:value="338384.331352422">
                <text:p>338384.331352422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7.3659119606018">
                <text:p>17.3659119606018</text:p>
              </table:table-cell>
              <table:table-cell office:value-type="float" office:value="343707.370038412">
                <text:p>343707.370038412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7.3685538768768">
                <text:p>17.3685538768768</text:p>
              </table:table-cell>
              <table:table-cell office:value-type="float" office:value="339147.765003159">
                <text:p>339147.76500315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7.3711864948273">
                <text:p>17.3711864948273</text:p>
              </table:table-cell>
              <table:table-cell office:value-type="float" office:value="340345.624343416">
                <text:p>340345.62434341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7.3738160133362">
                <text:p>17.3738160133362</text:p>
              </table:table-cell>
              <table:table-cell office:value-type="float" office:value="340746.793362952">
                <text:p>340746.793362952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7.4523730278015">
                <text:p>17.4523730278015</text:p>
              </table:table-cell>
              <table:table-cell office:value-type="float" office:value="11405.7287703495">
                <text:p>11405.728770349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7.4550280570984">
                <text:p>17.4550280570984</text:p>
              </table:table-cell>
              <table:table-cell office:value-type="float" office:value="337472.735632184">
                <text:p>337472.73563218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7.4576745033264">
                <text:p>17.4576745033264</text:p>
              </table:table-cell>
              <table:table-cell office:value-type="float" office:value="338567.241801802">
                <text:p>338567.241801802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7.4603118896484">
                <text:p>17.4603118896484</text:p>
              </table:table-cell>
              <table:table-cell office:value-type="float" office:value="339730.282408244">
                <text:p>339730.28240824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7.4629123210907">
                <text:p>17.4629123210907</text:p>
              </table:table-cell>
              <table:table-cell office:value-type="float" office:value="344558.208856698">
                <text:p>344558.20885669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7.4655647277832">
                <text:p>17.4655647277832</text:p>
              </table:table-cell>
              <table:table-cell office:value-type="float" office:value="337806.416539326">
                <text:p>337806.416539326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7.4682078361511">
                <text:p>17.4682078361511</text:p>
              </table:table-cell>
              <table:table-cell office:value-type="float" office:value="338994.80281436">
                <text:p>338994.8028143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7.4708940982819">
                <text:p>17.4708940982819</text:p>
              </table:table-cell>
              <table:table-cell office:value-type="float" office:value="333548.982337801">
                <text:p>333548.98233780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7.4735367298126">
                <text:p>17.4735367298126</text:p>
              </table:table-cell>
              <table:table-cell office:value-type="float" office:value="339055.971129556">
                <text:p>339055.971129556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7.476184129715">
                <text:p>17.476184129715</text:p>
              </table:table-cell>
              <table:table-cell office:value-type="float" office:value="338445.279538905">
                <text:p>338445.279538905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7.4788272380829">
                <text:p>17.4788272380829</text:p>
              </table:table-cell>
              <table:table-cell office:value-type="float" office:value="338994.80281436">
                <text:p>338994.80281436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7.4814705848694">
                <text:p>17.4814705848694</text:p>
              </table:table-cell>
              <table:table-cell office:value-type="float" office:value="338964.226932443">
                <text:p>338964.226932443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7.5456149578094">
                <text:p>17.5456149578094</text:p>
              </table:table-cell>
              <table:table-cell office:value-type="float" office:value="13968.4895016001">
                <text:p>13968.4895016001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7.5482439994812">
                <text:p>17.5482439994812</text:p>
              </table:table-cell>
              <table:table-cell office:value-type="float" office:value="340808.595628911">
                <text:p>340808.59562891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7.5509107112885">
                <text:p>17.5509107112885</text:p>
              </table:table-cell>
              <table:table-cell office:value-type="float" office:value="335994.312382655">
                <text:p>335994.31238265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7.5535397529602">
                <text:p>17.5535397529602</text:p>
              </table:table-cell>
              <table:table-cell office:value-type="float" office:value="340808.595628911">
                <text:p>340808.595628911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7.556156873703">
                <text:p>17.556156873703</text:p>
              </table:table-cell>
              <table:table-cell office:value-type="float" office:value="342360.971485834">
                <text:p>342360.971485834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7.558810710907">
                <text:p>17.558810710907</text:p>
              </table:table-cell>
              <table:table-cell office:value-type="float" office:value="337624.327014644">
                <text:p>337624.327014644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7.5614550113678">
                <text:p>17.5614550113678</text:p>
              </table:table-cell>
              <table:table-cell office:value-type="float" office:value="338841.978541159">
                <text:p>338841.978541159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7.5640988349915">
                <text:p>17.5640988349915</text:p>
              </table:table-cell>
              <table:table-cell office:value-type="float" office:value="338903.091712508">
                <text:p>338903.09171250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7.5667181015015">
                <text:p>17.5667181015015</text:p>
              </table:table-cell>
              <table:table-cell office:value-type="float" office:value="342080.501001274">
                <text:p>342080.501001274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7.5693488121033">
                <text:p>17.5693488121033</text:p>
              </table:table-cell>
              <table:table-cell office:value-type="float" office:value="340592.385716875">
                <text:p>340592.38571687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7.5720357894897">
                <text:p>17.5720357894897</text:p>
              </table:table-cell>
              <table:table-cell office:value-type="float" office:value="333460.19378882">
                <text:p>333460.1937888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7.648535490036">
                <text:p>17.648535490036</text:p>
              </table:table-cell>
              <table:table-cell office:value-type="float" office:value="11712.4641482502">
                <text:p>11712.464148250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7.6511821746826">
                <text:p>17.6511821746826</text:p>
              </table:table-cell>
              <table:table-cell office:value-type="float" office:value="338536.742996126">
                <text:p>338536.742996126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7.6538193225861">
                <text:p>17.6538193225861</text:p>
              </table:table-cell>
              <table:table-cell office:value-type="float" office:value="339760.996654914">
                <text:p>339760.99665491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7.6564981937408">
                <text:p>17.6564981937408</text:p>
              </table:table-cell>
              <table:table-cell office:value-type="float" office:value="334469.240299039">
                <text:p>334469.240299039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7.659059047699">
                <text:p>17.659059047699</text:p>
              </table:table-cell>
              <table:table-cell office:value-type="float" office:value="349883.2868448">
                <text:p>349883.286844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7.6617565155029">
                <text:p>17.6617565155029</text:p>
              </table:table-cell>
              <table:table-cell office:value-type="float" office:value="332163.371398268">
                <text:p>332163.37139826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7.6644043922424">
                <text:p>17.6644043922424</text:p>
              </table:table-cell>
              <table:table-cell office:value-type="float" office:value="338384.331352422">
                <text:p>338384.331352422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7.6670522689819">
                <text:p>17.6670522689819</text:p>
              </table:table-cell>
              <table:table-cell office:value-type="float" office:value="338384.331352422">
                <text:p>338384.331352422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7.669682264328">
                <text:p>17.669682264328</text:p>
              </table:table-cell>
              <table:table-cell office:value-type="float" office:value="340685.013507388">
                <text:p>340685.01350738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7.6723301410675">
                <text:p>17.6723301410675</text:p>
              </table:table-cell>
              <table:table-cell office:value-type="float" office:value="338384.331352422">
                <text:p>338384.331352422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7.6749818325043">
                <text:p>17.6749818325043</text:p>
              </table:table-cell>
              <table:table-cell office:value-type="float" office:value="337897.534975724">
                <text:p>337897.53497572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7.6776316165924">
                <text:p>17.6776316165924</text:p>
              </table:table-cell>
              <table:table-cell office:value-type="float" office:value="338140.75796293">
                <text:p>338140.7579629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7.7467141151428">
                <text:p>17.7467141151428</text:p>
              </table:table-cell>
              <table:table-cell office:value-type="float" office:value="12969.9999102684">
                <text:p>12969.999910268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7.7493507862091">
                <text:p>17.7493507862091</text:p>
              </table:table-cell>
              <table:table-cell office:value-type="float" office:value="339822.441812099">
                <text:p>339822.441812099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7.7519936561584">
                <text:p>17.7519936561584</text:p>
              </table:table-cell>
              <table:table-cell office:value-type="float" office:value="339025.3842129">
                <text:p>339025.3842129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7.7549223899841">
                <text:p>17.7549223899841</text:p>
              </table:table-cell>
              <table:table-cell office:value-type="float" office:value="305934.254640182">
                <text:p>305934.254640182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7.7575294971466">
                <text:p>17.7575294971466</text:p>
              </table:table-cell>
              <table:table-cell office:value-type="float" office:value="343675.938180155">
                <text:p>343675.93818015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7.7601826190949">
                <text:p>17.7601826190949</text:p>
              </table:table-cell>
              <table:table-cell office:value-type="float" office:value="337715.347232207">
                <text:p>337715.347232207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7.7628347873688">
                <text:p>17.7628347873688</text:p>
              </table:table-cell>
              <table:table-cell office:value-type="float" office:value="337836.783890687">
                <text:p>337836.783890687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7.7654573917389">
                <text:p>17.7654573917389</text:p>
              </table:table-cell>
              <table:table-cell office:value-type="float" office:value="341645.125818182">
                <text:p>341645.125818182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7.7680838108063">
                <text:p>17.7680838108063</text:p>
              </table:table-cell>
              <table:table-cell office:value-type="float" office:value="341148.909222948">
                <text:p>341148.90922294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7.770733833313">
                <text:p>17.770733833313</text:p>
              </table:table-cell>
              <table:table-cell office:value-type="float" office:value="338110.33594242">
                <text:p>338110.3359424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7.7733850479126">
                <text:p>17.7733850479126</text:p>
              </table:table-cell>
              <table:table-cell office:value-type="float" office:value="337958.307913669">
                <text:p>337958.30791366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7.7760362625122">
                <text:p>17.7760362625122</text:p>
              </table:table-cell>
              <table:table-cell office:value-type="float" office:value="337958.307913669">
                <text:p>337958.307913669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7.8552496433258">
                <text:p>17.8552496433258</text:p>
              </table:table-cell>
              <table:table-cell office:value-type="float" office:value="11311.2202862346">
                <text:p>11311.2202862346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7.8579003810883">
                <text:p>17.8579003810883</text:p>
              </table:table-cell>
              <table:table-cell office:value-type="float" office:value="338019.102716316">
                <text:p>338019.10271631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7.8605449199677">
                <text:p>17.8605449199677</text:p>
              </table:table-cell>
              <table:table-cell office:value-type="float" office:value="338811.430219978">
                <text:p>338811.43021997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7.8631718158722">
                <text:p>17.8631718158722</text:p>
              </table:table-cell>
              <table:table-cell office:value-type="float" office:value="341086.983481576">
                <text:p>341086.983481576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7.8657321929932">
                <text:p>17.8657321929932</text:p>
              </table:table-cell>
              <table:table-cell office:value-type="float" office:value="349948.448086414">
                <text:p>349948.448086414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7.8683748245239">
                <text:p>17.8683748245239</text:p>
              </table:table-cell>
              <table:table-cell office:value-type="float" office:value="339055.971129556">
                <text:p>339055.97112955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7.8710100650787">
                <text:p>17.8710100650787</text:p>
              </table:table-cell>
              <table:table-cell office:value-type="float" office:value="340006.910702977">
                <text:p>340006.91070297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7.8736507892609">
                <text:p>17.8736507892609</text:p>
              </table:table-cell>
              <table:table-cell office:value-type="float" office:value="339300.86529433">
                <text:p>339300.86529433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7.8762602806091">
                <text:p>17.8762602806091</text:p>
              </table:table-cell>
              <table:table-cell office:value-type="float" office:value="343361.93549566">
                <text:p>343361.93549566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7.8789038658142">
                <text:p>17.8789038658142</text:p>
              </table:table-cell>
              <table:table-cell office:value-type="float" office:value="338933.656565657">
                <text:p>338933.65656565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7.881552696228">
                <text:p>17.881552696228</text:p>
              </table:table-cell>
              <table:table-cell office:value-type="float" office:value="338262.500810081">
                <text:p>338262.500810081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7.8841989040375">
                <text:p>17.8841989040375</text:p>
              </table:table-cell>
              <table:table-cell office:value-type="float" office:value="338597.746103252">
                <text:p>338597.746103252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7.9476971626282">
                <text:p>17.9476971626282</text:p>
              </table:table-cell>
              <table:table-cell office:value-type="float" office:value="14110.6231869366">
                <text:p>14110.6231869366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20.9008121490479">
                <text:p>20.9008121490479</text:p>
              </table:table-cell>
              <table:table-cell office:value-type="float" office:value="303.40843621748">
                <text:p>303.4084362174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20.9047372341156">
                <text:p>20.9047372341156</text:p>
              </table:table-cell>
              <table:table-cell office:value-type="float" office:value="228275.307295147">
                <text:p>228275.30729514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0.908599615097">
                <text:p>20.908599615097</text:p>
              </table:table-cell>
              <table:table-cell office:value-type="float" office:value="231981.258271605">
                <text:p>231981.258271605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0.9124755859375">
                <text:p>20.9124755859375</text:p>
              </table:table-cell>
              <table:table-cell office:value-type="float" office:value="231167.88977056">
                <text:p>231167.88977056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0.9163541793823">
                <text:p>20.9163541793823</text:p>
              </table:table-cell>
              <table:table-cell office:value-type="float" office:value="231011.580034423">
                <text:p>231011.58003442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0.9202523231506">
                <text:p>20.9202523231506</text:p>
              </table:table-cell>
              <table:table-cell office:value-type="float" office:value="229852.989847095">
                <text:p>229852.989847095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0.9241502285004">
                <text:p>20.9241502285004</text:p>
              </table:table-cell>
              <table:table-cell office:value-type="float" office:value="229867.048993822">
                <text:p>229867.04899382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0.9280383586884">
                <text:p>20.9280383586884</text:p>
              </table:table-cell>
              <table:table-cell office:value-type="float" office:value="230444.958547952">
                <text:p>230444.95854795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0.9319517612457">
                <text:p>20.9319517612457</text:p>
              </table:table-cell>
              <table:table-cell office:value-type="float" office:value="228956.767637383">
                <text:p>228956.76763738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0.9358403682709">
                <text:p>20.9358403682709</text:p>
              </table:table-cell>
              <table:table-cell office:value-type="float" office:value="230416.700429185">
                <text:p>230416.700429185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20.9397692680359">
                <text:p>20.9397692680359</text:p>
              </table:table-cell>
              <table:table-cell office:value-type="float" office:value="228053.667334183">
                <text:p>228053.66733418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0.9436576366425">
                <text:p>20.9436576366425</text:p>
              </table:table-cell>
              <table:table-cell office:value-type="float" office:value="230430.828622233">
                <text:p>230430.82862223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0.9475433826447">
                <text:p>20.9475433826447</text:p>
              </table:table-cell>
              <table:table-cell office:value-type="float" office:value="230586.353172168">
                <text:p>230586.353172168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0.9514360427856">
                <text:p>20.9514360427856</text:p>
              </table:table-cell>
              <table:table-cell office:value-type="float" office:value="230176.785937404">
                <text:p>230176.785937404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20.9553325176239">
                <text:p>20.9553325176239</text:p>
              </table:table-cell>
              <table:table-cell office:value-type="float" office:value="229951.440004895">
                <text:p>229951.440004895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0.9592213630676">
                <text:p>20.9592213630676</text:p>
              </table:table-cell>
              <table:table-cell office:value-type="float" office:value="230402.573968488">
                <text:p>230402.57396848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0.9631114006042">
                <text:p>20.9631114006042</text:p>
              </table:table-cell>
              <table:table-cell office:value-type="float" office:value="230331.967639127">
                <text:p>230331.96763912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0.967001914978">
                <text:p>20.967001914978</text:p>
              </table:table-cell>
              <table:table-cell office:value-type="float" office:value="230303.737222699">
                <text:p>230303.73722269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0.9708921909332">
                <text:p>20.9708921909332</text:p>
              </table:table-cell>
              <table:table-cell office:value-type="float" office:value="230317.851565852">
                <text:p>230317.85156585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0.9747838973999">
                <text:p>20.9747838973999</text:p>
              </table:table-cell>
              <table:table-cell office:value-type="float" office:value="230233.191447651">
                <text:p>230233.19144765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0.9786736965179">
                <text:p>20.9786736965179</text:p>
              </table:table-cell>
              <table:table-cell office:value-type="float" office:value="230346.085442844">
                <text:p>230346.085442844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0.9825682640076">
                <text:p>20.9825682640076</text:p>
              </table:table-cell>
              <table:table-cell office:value-type="float" office:value="230064.057790021">
                <text:p>230064.05779002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20.9864525794983">
                <text:p>20.9864525794983</text:p>
              </table:table-cell>
              <table:table-cell office:value-type="float" office:value="230671.273262951">
                <text:p>230671.273262951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20.99036693573">
                <text:p>20.99036693573</text:p>
              </table:table-cell>
              <table:table-cell office:value-type="float" office:value="228900.98574735">
                <text:p>228900.98574735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20.9942548274994">
                <text:p>20.9942548274994</text:p>
              </table:table-cell>
              <table:table-cell office:value-type="float" office:value="230459.09020666">
                <text:p>230459.09020666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20.9981412887573">
                <text:p>20.9981412887573</text:p>
              </table:table-cell>
              <table:table-cell office:value-type="float" office:value="230543.916569536">
                <text:p>230543.91656953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21.002037525177">
                <text:p>21.002037525177</text:p>
              </table:table-cell>
              <table:table-cell office:value-type="float" office:value="229965.51119814">
                <text:p>229965.5111981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21.0059232711792">
                <text:p>21.0059232711792</text:p>
              </table:table-cell>
              <table:table-cell office:value-type="float" office:value="230586.353172168">
                <text:p>230586.35317216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21.0098106861115">
                <text:p>21.0098106861115</text:p>
              </table:table-cell>
              <table:table-cell office:value-type="float" office:value="230487.358724318">
                <text:p>230487.35872431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31.1133801937103">
                <text:p>31.1133801937103</text:p>
              </table:table-cell>
              <table:table-cell office:value-type="float" office:value="88.6815297629338">
                <text:p>88.681529762933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31.2743167877197">
                <text:p>31.2743167877197</text:p>
              </table:table-cell>
              <table:table-cell office:value-type="float" office:value="5567.40998226711">
                <text:p>5567.40998226711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31.2782175540924">
                <text:p>31.2782175540924</text:p>
              </table:table-cell>
              <table:table-cell office:value-type="float" office:value="229698.452661818">
                <text:p>229698.45266181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31.2820954322815">
                <text:p>31.2820954322815</text:p>
              </table:table-cell>
              <table:table-cell office:value-type="float" office:value="231054.188994774">
                <text:p>231054.188994774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31.2859961986542">
                <text:p>31.2859961986542</text:p>
              </table:table-cell>
              <table:table-cell office:value-type="float" office:value="229698.452661818">
                <text:p>229698.45266181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31.2899026870728">
                <text:p>31.2899026870728</text:p>
              </table:table-cell>
              <table:table-cell office:value-type="float" office:value="229362.00085444">
                <text:p>229362.0008544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31.2937729358673">
                <text:p>31.2937729358673</text:p>
              </table:table-cell>
              <table:table-cell office:value-type="float" office:value="231509.664510565">
                <text:p>231509.664510565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31.2976605892181">
                <text:p>31.2976605892181</text:p>
              </table:table-cell>
              <table:table-cell office:value-type="float" office:value="230473.223598675">
                <text:p>230473.223598675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31.3015463352203">
                <text:p>31.3015463352203</text:p>
              </table:table-cell>
              <table:table-cell office:value-type="float" office:value="230586.353172168">
                <text:p>230586.35317216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31.3054008483887">
                <text:p>31.3054008483887</text:p>
              </table:table-cell>
              <table:table-cell office:value-type="float" office:value="232454.777262324">
                <text:p>232454.77726232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31.3093779087067">
                <text:p>31.3093779087067</text:p>
              </table:table-cell>
              <table:table-cell office:value-type="float" office:value="225292.031892572">
                <text:p>225292.03189257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31.3132712841034">
                <text:p>31.3132712841034</text:p>
              </table:table-cell>
              <table:table-cell office:value-type="float" office:value="230134.499938763">
                <text:p>230134.499938763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31.3171713352203">
                <text:p>31.3171713352203</text:p>
              </table:table-cell>
              <table:table-cell office:value-type="float" office:value="229740.578554836">
                <text:p>229740.578554836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31.3210990428925">
                <text:p>31.3210990428925</text:p>
              </table:table-cell>
              <table:table-cell office:value-type="float" office:value="228122.883574117">
                <text:p>228122.88357411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31.3249583244324">
                <text:p>31.3249583244324</text:p>
              </table:table-cell>
              <table:table-cell office:value-type="float" office:value="232167.565577315">
                <text:p>232167.56557731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31.3288490772247">
                <text:p>31.3288490772247</text:p>
              </table:table-cell>
              <table:table-cell office:value-type="float" office:value="230289.624609351">
                <text:p>230289.62460935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31.3327386379242">
                <text:p>31.3327386379242</text:p>
              </table:table-cell>
              <table:table-cell office:value-type="float" office:value="230360.20497732">
                <text:p>230360.2049773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31.4724705219269">
                <text:p>31.4724705219269</text:p>
              </table:table-cell>
              <table:table-cell office:value-type="float" office:value="6412.2802493866">
                <text:p>6412.2802493866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31.4763610363007">
                <text:p>31.4763610363007</text:p>
              </table:table-cell>
              <table:table-cell office:value-type="float" office:value="230303.737222699">
                <text:p>230303.73722269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1.4802558422089">
                <text:p>31.4802558422089</text:p>
              </table:table-cell>
              <table:table-cell office:value-type="float" office:value="230049.97453477">
                <text:p>230049.9745347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31.4841756820679">
                <text:p>31.4841756820679</text:p>
              </table:table-cell>
              <table:table-cell office:value-type="float" office:value="228580.766620035">
                <text:p>228580.76662003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1.488064289093">
                <text:p>31.488064289093</text:p>
              </table:table-cell>
              <table:table-cell office:value-type="float" office:value="230416.700429185">
                <text:p>230416.70042918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31.4919235706329">
                <text:p>31.4919235706329</text:p>
              </table:table-cell>
              <table:table-cell office:value-type="float" office:value="232167.565577315">
                <text:p>232167.565577315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31.4958372116089">
                <text:p>31.4958372116089</text:p>
              </table:table-cell>
              <table:table-cell office:value-type="float" office:value="228942.819616205">
                <text:p>228942.81961620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31.4997255802155">
                <text:p>31.4997255802155</text:p>
              </table:table-cell>
              <table:table-cell office:value-type="float" office:value="230430.828622233">
                <text:p>230430.828622233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31.5036346912384">
                <text:p>31.5036346912384</text:p>
              </table:table-cell>
              <table:table-cell office:value-type="float" office:value="229208.122956819">
                <text:p>229208.122956819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31.507524728775">
                <text:p>31.507524728775</text:p>
              </table:table-cell>
              <table:table-cell office:value-type="float" office:value="230331.967639127">
                <text:p>230331.96763912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31.5114591121674">
                <text:p>31.5114591121674</text:p>
              </table:table-cell>
              <table:table-cell office:value-type="float" office:value="227735.812871167">
                <text:p>227735.81287116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31.5153079032898">
                <text:p>31.5153079032898</text:p>
              </table:table-cell>
              <table:table-cell office:value-type="float" office:value="232800.370686985">
                <text:p>232800.37068698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1.5192024707794">
                <text:p>31.5192024707794</text:p>
              </table:table-cell>
              <table:table-cell office:value-type="float" office:value="230064.057790021">
                <text:p>230064.057790021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31.5230960845947">
                <text:p>31.5230960845947</text:p>
              </table:table-cell>
              <table:table-cell office:value-type="float" office:value="230120.408058294">
                <text:p>230120.408058294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31.5269784927368">
                <text:p>31.5269784927368</text:p>
              </table:table-cell>
              <table:table-cell office:value-type="float" office:value="230784.597396217">
                <text:p>230784.59739621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31.5308446884155">
                <text:p>31.5308446884155</text:p>
              </table:table-cell>
              <table:table-cell office:value-type="float" office:value="231752.367044894">
                <text:p>231752.36704489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31.6707673072815">
                <text:p>31.6707673072815</text:p>
              </table:table-cell>
              <table:table-cell office:value-type="float" office:value="6403.53937956441">
                <text:p>6403.5393795644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31.6746454238892">
                <text:p>31.6746454238892</text:p>
              </table:table-cell>
              <table:table-cell office:value-type="float" office:value="231039.98426165">
                <text:p>231039.9842616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31.6785562038422">
                <text:p>31.6785562038422</text:p>
              </table:table-cell>
              <table:table-cell office:value-type="float" office:value="229110.308114369">
                <text:p>229110.308114369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31.6824193000793">
                <text:p>31.6824193000793</text:p>
              </table:table-cell>
              <table:table-cell office:value-type="float" office:value="231938.306733321">
                <text:p>231938.30673332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31.6863148212433">
                <text:p>31.6863148212433</text:p>
              </table:table-cell>
              <table:table-cell office:value-type="float" office:value="230007.735112308">
                <text:p>230007.73511230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31.69020652771">
                <text:p>31.69020652771</text:p>
              </table:table-cell>
              <table:table-cell office:value-type="float" office:value="230233.191447651">
                <text:p>230233.19144765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31.6941106319427">
                <text:p>31.6941106319427</text:p>
              </table:table-cell>
              <table:table-cell office:value-type="float" office:value="229502.069251908">
                <text:p>229502.06925190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31.6980066299438">
                <text:p>31.6980066299438</text:p>
              </table:table-cell>
              <table:table-cell office:value-type="float" office:value="229979.584113579">
                <text:p>229979.58411357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31.7018804550171">
                <text:p>31.7018804550171</text:p>
              </table:table-cell>
              <table:table-cell office:value-type="float" office:value="231295.936976859">
                <text:p>231295.936976859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31.7058055400848">
                <text:p>31.7058055400848</text:p>
              </table:table-cell>
              <table:table-cell office:value-type="float" office:value="228275.307295147">
                <text:p>228275.30729514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31.7097191810608">
                <text:p>31.7097191810608</text:p>
              </table:table-cell>
              <table:table-cell office:value-type="float" office:value="228942.819616205">
                <text:p>228942.81961620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31.713618516922">
                <text:p>31.713618516922</text:p>
              </table:table-cell>
              <table:table-cell office:value-type="float" office:value="229782.719902171">
                <text:p>229782.719902171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1.7175002098084">
                <text:p>31.7175002098084</text:p>
              </table:table-cell>
              <table:table-cell office:value-type="float" office:value="230827.122658313">
                <text:p>230827.12265831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31.7213833332062">
                <text:p>31.7213833332062</text:p>
              </table:table-cell>
              <table:table-cell office:value-type="float" office:value="230742.087800086">
                <text:p>230742.08780008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31.7253067493439">
                <text:p>31.7253067493439</text:p>
              </table:table-cell>
              <table:table-cell office:value-type="float" office:value="228372.410306271">
                <text:p>228372.41030627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31.7291984558105">
                <text:p>31.7291984558105</text:p>
              </table:table-cell>
              <table:table-cell office:value-type="float" office:value="230233.191447651">
                <text:p>230233.191447651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31.8670721054077">
                <text:p>31.8670721054077</text:p>
              </table:table-cell>
              <table:table-cell office:value-type="float" office:value="6498.70372343001">
                <text:p>6498.7037234300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31.8709621429443">
                <text:p>31.8709621429443</text:p>
              </table:table-cell>
              <table:table-cell office:value-type="float" office:value="230331.967639127">
                <text:p>230331.967639127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31.8748569488525">
                <text:p>31.8748569488525</text:p>
              </table:table-cell>
              <table:table-cell office:value-type="float" office:value="230049.97453477">
                <text:p>230049.9745347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31.8787257671356">
                <text:p>31.8787257671356</text:p>
              </table:table-cell>
              <table:table-cell office:value-type="float" office:value="231595.266161336">
                <text:p>231595.26616133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1.882625579834">
                <text:p>31.882625579834</text:p>
              </table:table-cell>
              <table:table-cell office:value-type="float" office:value="229754.623953048">
                <text:p>229754.62395304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31.8865165710449">
                <text:p>31.8865165710449</text:p>
              </table:table-cell>
              <table:table-cell office:value-type="float" office:value="230275.51372549">
                <text:p>230275.51372549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31.8903992176056">
                <text:p>31.8903992176056</text:p>
              </table:table-cell>
              <table:table-cell office:value-type="float" office:value="230770.425790605">
                <text:p>230770.42579060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31.8943426609039">
                <text:p>31.8943426609039</text:p>
              </table:table-cell>
              <table:table-cell office:value-type="float" office:value="227212.59879081">
                <text:p>227212.5987908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31.8981566429138">
                <text:p>31.8981566429138</text:p>
              </table:table-cell>
              <table:table-cell office:value-type="float" office:value="234925.072451085">
                <text:p>234925.07245108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31.9018876552582">
                <text:p>31.9018876552582</text:p>
              </table:table-cell>
              <table:table-cell office:value-type="float" office:value="240149.299252348">
                <text:p>240149.299252348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31.9057347774506">
                <text:p>31.9057347774506</text:p>
              </table:table-cell>
              <table:table-cell office:value-type="float" office:value="232901.362419435">
                <text:p>232901.362419435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31.9095075130463">
                <text:p>31.9095075130463</text:p>
              </table:table-cell>
              <table:table-cell office:value-type="float" office:value="237493.451971689">
                <text:p>237493.451971689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31.9170088768005">
                <text:p>31.9170088768005</text:p>
              </table:table-cell>
              <table:table-cell office:value-type="float" office:value="119444.947525665">
                <text:p>119444.94752566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31.9207663536072">
                <text:p>31.9207663536072</text:p>
              </table:table-cell>
              <table:table-cell office:value-type="float" office:value="238457.892385787">
                <text:p>238457.89238578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31.9245989322662">
                <text:p>31.9245989322662</text:p>
              </table:table-cell>
              <table:table-cell office:value-type="float" office:value="233785.156080871">
                <text:p>233785.15608087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31.9283683300018">
                <text:p>31.9283683300018</text:p>
              </table:table-cell>
              <table:table-cell office:value-type="float" office:value="237703.756103732">
                <text:p>237703.756103732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32.0666038990021">
                <text:p>32.0666038990021</text:p>
              </table:table-cell>
              <table:table-cell office:value-type="float" office:value="6481.68923874012">
                <text:p>6481.68923874012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32.070365190506">
                <text:p>32.070365190506</text:p>
              </table:table-cell>
              <table:table-cell office:value-type="float" office:value="238216.048681542">
                <text:p>238216.048681542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32.0741372108459">
                <text:p>32.0741372108459</text:p>
              </table:table-cell>
              <table:table-cell office:value-type="float" office:value="237538.485809999">
                <text:p>237538.485809999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32.0779008865356">
                <text:p>32.0779008865356</text:p>
              </table:table-cell>
              <table:table-cell office:value-type="float" office:value="238065.145318637">
                <text:p>238065.14531863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32.0816693305969">
                <text:p>32.0816693305969</text:p>
              </table:table-cell>
              <table:table-cell office:value-type="float" office:value="237763.911426041">
                <text:p>237763.91142604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32.0854108333588">
                <text:p>32.0854108333588</text:p>
              </table:table-cell>
              <table:table-cell office:value-type="float" office:value="239475.969158223">
                <text:p>239475.96915822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2.0891771316528">
                <text:p>32.0891771316528</text:p>
              </table:table-cell>
              <table:table-cell office:value-type="float" office:value="237899.372285877">
                <text:p>237899.37228587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32.0929164886475">
                <text:p>32.0929164886475</text:p>
              </table:table-cell>
              <table:table-cell office:value-type="float" office:value="239613.388421321">
                <text:p>239613.38842132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32.096654176712">
                <text:p>32.096654176712</text:p>
              </table:table-cell>
              <table:table-cell office:value-type="float" office:value="239720.379154175">
                <text:p>239720.379154175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32.1004004478455">
                <text:p>32.1004004478455</text:p>
              </table:table-cell>
              <table:table-cell office:value-type="float" office:value="239171.156621905">
                <text:p>239171.15662190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32.1041791439056">
                <text:p>32.1041791439056</text:p>
              </table:table-cell>
              <table:table-cell office:value-type="float" office:value="237118.832986308">
                <text:p>237118.83298630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32.1079564094543">
                <text:p>32.1079564094543</text:p>
              </table:table-cell>
              <table:table-cell office:value-type="float" office:value="237208.633718361">
                <text:p>237208.633718361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32.1178424358368">
                <text:p>32.1178424358368</text:p>
              </table:table-cell>
              <table:table-cell office:value-type="float" office:value="90632.9768238273">
                <text:p>90632.976823827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32.1216106414795">
                <text:p>32.1216106414795</text:p>
              </table:table-cell>
              <table:table-cell office:value-type="float" office:value="237778.955014236">
                <text:p>237778.95501423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32.1253778934479">
                <text:p>32.1253778934479</text:p>
              </table:table-cell>
              <table:table-cell office:value-type="float" office:value="237839.148408329">
                <text:p>237839.14840832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2.1291539669037">
                <text:p>32.1291539669037</text:p>
              </table:table-cell>
              <table:table-cell office:value-type="float" office:value="237283.519636318">
                <text:p>237283.519636318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32.1329166889191">
                <text:p>32.1329166889191</text:p>
              </table:table-cell>
              <table:table-cell office:value-type="float" office:value="238125.483715625">
                <text:p>238125.48371562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32.263019323349">
                <text:p>32.263019323349</text:p>
              </table:table-cell>
              <table:table-cell office:value-type="float" office:value="6886.87053821767">
                <text:p>6886.87053821767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32.2667987346649">
                <text:p>32.2667987346649</text:p>
              </table:table-cell>
              <table:table-cell office:value-type="float" office:value="237073.958112541">
                <text:p>237073.958112541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32.2705771923065">
                <text:p>32.2705771923065</text:p>
              </table:table-cell>
              <table:table-cell office:value-type="float" office:value="237133.795053004">
                <text:p>237133.79505300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32.2743499279022">
                <text:p>32.2743499279022</text:p>
              </table:table-cell>
              <table:table-cell office:value-type="float" office:value="237493.451971689">
                <text:p>237493.451971689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32.2781286239624">
                <text:p>32.2781286239624</text:p>
              </table:table-cell>
              <table:table-cell office:value-type="float" office:value="237118.832986308">
                <text:p>237118.83298630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32.2819004058838">
                <text:p>32.2819004058838</text:p>
              </table:table-cell>
              <table:table-cell office:value-type="float" office:value="237553.500884956">
                <text:p>237553.50088495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32.2856769561768">
                <text:p>32.2856769561768</text:p>
              </table:table-cell>
              <table:table-cell office:value-type="float" office:value="237253.55959596">
                <text:p>237253.55959596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32.2894248962402">
                <text:p>32.2894248962402</text:p>
              </table:table-cell>
              <table:table-cell office:value-type="float" office:value="239064.655470738">
                <text:p>239064.655470738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32.2931983470917">
                <text:p>32.2931983470917</text:p>
              </table:table-cell>
              <table:table-cell office:value-type="float" office:value="237448.435205661">
                <text:p>237448.43520566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32.2969739437103">
                <text:p>32.2969739437103</text:p>
              </table:table-cell>
              <table:table-cell office:value-type="float" office:value="237313.487244254">
                <text:p>237313.487244254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32.3007373809814">
                <text:p>32.3007373809814</text:p>
              </table:table-cell>
              <table:table-cell office:value-type="float" office:value="238080.227050998">
                <text:p>238080.227050998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32.3045356273651">
                <text:p>32.3045356273651</text:p>
              </table:table-cell>
              <table:table-cell office:value-type="float" office:value="235898.335572155">
                <text:p>235898.335572155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32.3190157413483">
                <text:p>32.3190157413483</text:p>
              </table:table-cell>
              <table:table-cell office:value-type="float" office:value="61877.9659498798">
                <text:p>61877.965949879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2.3227798938751">
                <text:p>32.3227798938751</text:p>
              </table:table-cell>
              <table:table-cell office:value-type="float" office:value="238034.987585508">
                <text:p>238034.987585508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2.3265714645386">
                <text:p>32.3265714645386</text:p>
              </table:table-cell>
              <table:table-cell office:value-type="float" office:value="236313.675658681">
                <text:p>236313.67565868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32.3303322792053">
                <text:p>32.3303322792053</text:p>
              </table:table-cell>
              <table:table-cell office:value-type="float" office:value="238246.252313934">
                <text:p>238246.252313934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32.334107875824">
                <text:p>32.334107875824</text:p>
              </table:table-cell>
              <table:table-cell office:value-type="float" office:value="237313.487244254">
                <text:p>237313.487244254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2.4581227302551">
                <text:p>32.4581227302551</text:p>
              </table:table-cell>
              <table:table-cell office:value-type="float" office:value="7224.94094848469">
                <text:p>7224.94094848469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32.4618883132935">
                <text:p>32.4618883132935</text:p>
              </table:table-cell>
              <table:table-cell office:value-type="float" office:value="237944.560212739">
                <text:p>237944.560212739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2.4656577110291">
                <text:p>32.4656577110291</text:p>
              </table:table-cell>
              <table:table-cell office:value-type="float" office:value="237703.756103732">
                <text:p>237703.756103732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32.4694173336029">
                <text:p>32.4694173336029</text:p>
              </table:table-cell>
              <table:table-cell office:value-type="float" office:value="238321.794914072">
                <text:p>238321.794914072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32.4731841087341">
                <text:p>32.4731841087341</text:p>
              </table:table-cell>
              <table:table-cell office:value-type="float" office:value="237869.256535224">
                <text:p>237869.25653522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32.4769530296326">
                <text:p>32.4769530296326</text:p>
              </table:table-cell>
              <table:table-cell office:value-type="float" office:value="237733.829959514">
                <text:p>237733.829959514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32.4807209968567">
                <text:p>32.4807209968567</text:p>
              </table:table-cell>
              <table:table-cell office:value-type="float" office:value="237794.000506201">
                <text:p>237794.00050620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32.4845230579376">
                <text:p>32.4845230579376</text:p>
              </table:table-cell>
              <table:table-cell office:value-type="float" office:value="235661.653226312">
                <text:p>235661.65322631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2.4882855415344">
                <text:p>32.4882855415344</text:p>
              </table:table-cell>
              <table:table-cell office:value-type="float" office:value="238140.573094227">
                <text:p>238140.57309422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32.49205493927">
                <text:p>32.49205493927</text:p>
              </table:table-cell>
              <table:table-cell office:value-type="float" office:value="237703.756103732">
                <text:p>237703.756103732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2.495822429657">
                <text:p>32.495822429657</text:p>
              </table:table-cell>
              <table:table-cell office:value-type="float" office:value="237824.097202886">
                <text:p>237824.097202886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32.4995827674866">
                <text:p>32.4995827674866</text:p>
              </table:table-cell>
              <table:table-cell office:value-type="float" office:value="238276.463606391">
                <text:p>238276.463606391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32.5202059745789">
                <text:p>32.5202059745789</text:p>
              </table:table-cell>
              <table:table-cell office:value-type="float" office:value="43446.2009710983">
                <text:p>43446.200971098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2.5239593982697">
                <text:p>32.5239593982697</text:p>
              </table:table-cell>
              <table:table-cell office:value-type="float" office:value="238715.389951089">
                <text:p>238715.389951089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32.5277345180511">
                <text:p>32.5277345180511</text:p>
              </table:table-cell>
              <table:table-cell office:value-type="float" office:value="237343.462422635">
                <text:p>237343.46242263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32.5314717292786">
                <text:p>32.5314717292786</text:p>
              </table:table-cell>
              <table:table-cell office:value-type="float" office:value="239750.965486443">
                <text:p>239750.96548644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32.5352437496185">
                <text:p>32.5352437496185</text:p>
              </table:table-cell>
              <table:table-cell office:value-type="float" office:value="237538.485809999">
                <text:p>237538.485809999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32.5390191078186">
                <text:p>32.5390191078186</text:p>
              </table:table-cell>
              <table:table-cell office:value-type="float" office:value="237328.473886959">
                <text:p>237328.473886959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32.6649851799011">
                <text:p>32.6649851799011</text:p>
              </table:table-cell>
              <table:table-cell office:value-type="float" office:value="7113.02642995041">
                <text:p>7113.02642995041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32.6687517166138">
                <text:p>32.6687517166138</text:p>
              </table:table-cell>
              <table:table-cell office:value-type="float" office:value="237884.3134574">
                <text:p>237884.3134574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2.6725783348083">
                <text:p>32.6725783348083</text:p>
              </table:table-cell>
              <table:table-cell office:value-type="float" office:value="234149.30741433">
                <text:p>234149.30741433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2.6763601303101">
                <text:p>32.6763601303101</text:p>
              </table:table-cell>
              <table:table-cell office:value-type="float" office:value="236924.497793469">
                <text:p>236924.49779346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32.6801354885101">
                <text:p>32.6801354885101</text:p>
              </table:table-cell>
              <table:table-cell office:value-type="float" office:value="237328.473886959">
                <text:p>237328.473886959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32.6839084625244">
                <text:p>32.6839084625244</text:p>
              </table:table-cell>
              <table:table-cell office:value-type="float" office:value="237478.444486572">
                <text:p>237478.444486572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32.6876811981201">
                <text:p>32.6876811981201</text:p>
              </table:table-cell>
              <table:table-cell office:value-type="float" office:value="237493.451971689">
                <text:p>237493.451971689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32.691456079483">
                <text:p>32.691456079483</text:p>
              </table:table-cell>
              <table:table-cell office:value-type="float" office:value="237358.452851639">
                <text:p>237358.452851639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32.6952269077301">
                <text:p>32.6952269077301</text:p>
              </table:table-cell>
              <table:table-cell office:value-type="float" office:value="237613.580171978">
                <text:p>237613.580171978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32.6989772319794">
                <text:p>32.6989772319794</text:p>
              </table:table-cell>
              <table:table-cell office:value-type="float" office:value="238912.67539733">
                <text:p>238912.6753973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32.7027552127838">
                <text:p>32.7027552127838</text:p>
              </table:table-cell>
              <table:table-cell office:value-type="float" office:value="237163.724851698">
                <text:p>237163.724851698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2.7065572738647">
                <text:p>32.7065572738647</text:p>
              </table:table-cell>
              <table:table-cell office:value-type="float" office:value="235661.653226312">
                <text:p>235661.653226312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2.7210805416107">
                <text:p>32.7210805416107</text:p>
              </table:table-cell>
              <table:table-cell office:value-type="float" office:value="61694.1046376098">
                <text:p>61694.1046376098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32.7248504161835">
                <text:p>32.7248504161835</text:p>
              </table:table-cell>
              <table:table-cell office:value-type="float" office:value="237673.689855806">
                <text:p>237673.689855806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32.7285904884338">
                <text:p>32.7285904884338</text:p>
              </table:table-cell>
              <table:table-cell office:value-type="float" office:value="239567.564480143">
                <text:p>239567.56448014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32.7323596477509">
                <text:p>32.7323596477509</text:p>
              </table:table-cell>
              <table:table-cell office:value-type="float" office:value="237718.79208046">
                <text:p>237718.79208046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32.736102104187">
                <text:p>32.736102104187</text:p>
              </table:table-cell>
              <table:table-cell office:value-type="float" office:value="239414.94451169">
                <text:p>239414.94451169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32.8599500656128">
                <text:p>32.8599500656128</text:p>
              </table:table-cell>
              <table:table-cell office:value-type="float" office:value="7234.67701595515">
                <text:p>7234.67701595515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32.8637208938599">
                <text:p>32.8637208938599</text:p>
              </table:table-cell>
              <table:table-cell office:value-type="float" office:value="237613.580171978">
                <text:p>237613.58017197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32.8674728870392">
                <text:p>32.8674728870392</text:p>
              </table:table-cell>
              <table:table-cell office:value-type="float" office:value="238806.404270191">
                <text:p>238806.404270191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2.8712525367737">
                <text:p>32.8712525367737</text:p>
              </table:table-cell>
              <table:table-cell office:value-type="float" office:value="237059.003595534">
                <text:p>237059.00359553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32.8750195503235">
                <text:p>32.8750195503235</text:p>
              </table:table-cell>
              <table:table-cell office:value-type="float" office:value="237854.201518987">
                <text:p>237854.201518987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32.8787820339203">
                <text:p>32.8787820339203</text:p>
              </table:table-cell>
              <table:table-cell office:value-type="float" office:value="238140.573094227">
                <text:p>238140.57309422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32.8825666904449">
                <text:p>32.8825666904449</text:p>
              </table:table-cell>
              <table:table-cell office:value-type="float" office:value="236745.393977573">
                <text:p>236745.39397757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32.8863489627838">
                <text:p>32.8863489627838</text:p>
              </table:table-cell>
              <table:table-cell office:value-type="float" office:value="236894.628340898">
                <text:p>236894.628340898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32.8901784420013">
                <text:p>32.8901784420013</text:p>
              </table:table-cell>
              <table:table-cell office:value-type="float" office:value="233974.373303449">
                <text:p>233974.373303449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2.8939690589905">
                <text:p>32.8939690589905</text:p>
              </table:table-cell>
              <table:table-cell office:value-type="float" office:value="236373.129379206">
                <text:p>236373.129379206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32.8977024555206">
                <text:p>32.8977024555206</text:p>
              </table:table-cell>
              <table:table-cell office:value-type="float" office:value="239995.937416182">
                <text:p>239995.93741618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2.9010765552521">
                <text:p>32.9010765552521</text:p>
              </table:table-cell>
              <table:table-cell office:value-type="float" office:value="265552.31656303">
                <text:p>265552.3165630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2.9221329689026">
                <text:p>32.9221329689026</text:p>
              </table:table-cell>
              <table:table-cell office:value-type="float" office:value="42552.355537439">
                <text:p>42552.355537439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32.9255361557007">
                <text:p>32.9255361557007</text:p>
              </table:table-cell>
              <table:table-cell office:value-type="float" office:value="263282.638643688">
                <text:p>263282.638643688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2.9289145469666">
                <text:p>32.9289145469666</text:p>
              </table:table-cell>
              <table:table-cell office:value-type="float" office:value="265214.988285109">
                <text:p>265214.98828510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32.9323139190674">
                <text:p>32.9323139190674</text:p>
              </table:table-cell>
              <table:table-cell office:value-type="float" office:value="263578.088371441">
                <text:p>263578.088371441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32.9357154369354">
                <text:p>32.9357154369354</text:p>
              </table:table-cell>
              <table:table-cell office:value-type="float" office:value="263411.816359431">
                <text:p>263411.81635943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32.939117193222">
                <text:p>32.939117193222</text:p>
              </table:table-cell>
              <table:table-cell office:value-type="float" office:value="263393.354639753">
                <text:p>263393.35463975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33.0669438838959">
                <text:p>33.0669438838959</text:p>
              </table:table-cell>
              <table:table-cell office:value-type="float" office:value="7009.49070398997">
                <text:p>7009.49070398997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3.070339679718">
                <text:p>33.070339679718</text:p>
              </table:table-cell>
              <table:table-cell office:value-type="float" office:value="263855.675349294">
                <text:p>263855.67534929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33.0737385749817">
                <text:p>33.0737385749817</text:p>
              </table:table-cell>
              <table:table-cell office:value-type="float" office:value="263615.066217733">
                <text:p>263615.06621773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33.0771403312683">
                <text:p>33.0771403312683</text:p>
              </table:table-cell>
              <table:table-cell office:value-type="float" office:value="263393.354639753">
                <text:p>263393.35463975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3.0805146694183">
                <text:p>33.0805146694183</text:p>
              </table:table-cell>
              <table:table-cell office:value-type="float" office:value="265533.553592878">
                <text:p>265533.553592878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33.0839188098907">
                <text:p>33.0839188098907</text:p>
              </table:table-cell>
              <table:table-cell office:value-type="float" office:value="263208.879675025">
                <text:p>263208.879675025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33.0873408317566">
                <text:p>33.0873408317566</text:p>
              </table:table-cell>
              <table:table-cell office:value-type="float" office:value="261833.511042987">
                <text:p>261833.51104298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33.090758562088">
                <text:p>33.090758562088</text:p>
              </table:table-cell>
              <table:table-cell office:value-type="float" office:value="262162.286989885">
                <text:p>262162.28698988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33.0941605567932">
                <text:p>33.0941605567932</text:p>
              </table:table-cell>
              <table:table-cell office:value-type="float" office:value="263374.895507744">
                <text:p>263374.89550774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33.0975654125214">
                <text:p>33.0975654125214</text:p>
              </table:table-cell>
              <table:table-cell office:value-type="float" office:value="263153.587563896">
                <text:p>263153.587563896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33.1009709835052">
                <text:p>33.1009709835052</text:p>
              </table:table-cell>
              <table:table-cell office:value-type="float" office:value="263098.318678241">
                <text:p>263098.31867824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33.1044573783875">
                <text:p>33.1044573783875</text:p>
              </table:table-cell>
              <table:table-cell office:value-type="float" office:value="256999.000478698">
                <text:p>256999.000478698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33.1230788230896">
                <text:p>33.1230788230896</text:p>
              </table:table-cell>
              <table:table-cell office:value-type="float" office:value="48116.5674485302">
                <text:p>48116.567448530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33.1265416145325">
                <text:p>33.1265416145325</text:p>
              </table:table-cell>
              <table:table-cell office:value-type="float" office:value="258750.783806114">
                <text:p>258750.78380611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3.129950761795">
                <text:p>33.129950761795</text:p>
              </table:table-cell>
              <table:table-cell office:value-type="float" office:value="262822.322120428">
                <text:p>262822.32212042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3.1333634853363">
                <text:p>33.1333634853363</text:p>
              </table:table-cell>
              <table:table-cell office:value-type="float" office:value="262546.90401006">
                <text:p>262546.90401006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33.136775970459">
                <text:p>33.136775970459</text:p>
              </table:table-cell>
              <table:table-cell office:value-type="float" office:value="262565.247257738">
                <text:p>262565.247257738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33.140184879303">
                <text:p>33.140184879303</text:p>
              </table:table-cell>
              <table:table-cell office:value-type="float" office:value="262840.703874668">
                <text:p>262840.70387466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33.2439663410187">
                <text:p>33.2439663410187</text:p>
              </table:table-cell>
              <table:table-cell office:value-type="float" office:value="8633.52650066278">
                <text:p>8633.52650066278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33.2473640441895">
                <text:p>33.2473640441895</text:p>
              </table:table-cell>
              <table:table-cell office:value-type="float" office:value="263707.556241667">
                <text:p>263707.556241667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3.2507722377777">
                <text:p>33.2507722377777</text:p>
              </table:table-cell>
              <table:table-cell office:value-type="float" office:value="262895.864568031">
                <text:p>262895.864568031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33.2541806697845">
                <text:p>33.2541806697845</text:p>
              </table:table-cell>
              <table:table-cell office:value-type="float" office:value="262877.475097929">
                <text:p>262877.47509792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33.2575895786285">
                <text:p>33.2575895786285</text:p>
              </table:table-cell>
              <table:table-cell office:value-type="float" office:value="262840.703874668">
                <text:p>262840.703874668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33.260969877243">
                <text:p>33.260969877243</text:p>
              </table:table-cell>
              <table:table-cell office:value-type="float" office:value="265065.339540133">
                <text:p>265065.33954013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33.2643713951111">
                <text:p>33.2643713951111</text:p>
              </table:table-cell>
              <table:table-cell office:value-type="float" office:value="263411.816359431">
                <text:p>263411.81635943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33.2677659988403">
                <text:p>33.2677659988403</text:p>
              </table:table-cell>
              <table:table-cell office:value-type="float" office:value="263948.334316618">
                <text:p>263948.334316618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33.2712247371674">
                <text:p>33.2712247371674</text:p>
              </table:table-cell>
              <table:table-cell office:value-type="float" office:value="259054.000413593">
                <text:p>259054.000413593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3.2746171951294">
                <text:p>33.2746171951294</text:p>
              </table:table-cell>
              <table:table-cell office:value-type="float" office:value="264115.284559702">
                <text:p>264115.284559702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3.2780148983002">
                <text:p>33.2780148983002</text:p>
              </table:table-cell>
              <table:table-cell office:value-type="float" office:value="263707.556241667">
                <text:p>263707.55624166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33.2814192771912">
                <text:p>33.2814192771912</text:p>
              </table:table-cell>
              <table:table-cell office:value-type="float" office:value="263190.446389803">
                <text:p>263190.44638980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33.324018239975">
                <text:p>33.324018239975</text:p>
              </table:table-cell>
              <table:table-cell office:value-type="float" office:value="21033.3759661505">
                <text:p>21033.375966150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33.3274247646332">
                <text:p>33.3274247646332</text:p>
              </table:table-cell>
              <table:table-cell office:value-type="float" office:value="263024.662933931">
                <text:p>263024.66293393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33.3308339118958">
                <text:p>33.3308339118958</text:p>
              </table:table-cell>
              <table:table-cell office:value-type="float" office:value="262822.322120428">
                <text:p>262822.322120428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33.3342733383179">
                <text:p>33.3342733383179</text:p>
              </table:table-cell>
              <table:table-cell office:value-type="float" office:value="260508.552890614">
                <text:p>260508.55289061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33.3376686573029">
                <text:p>33.3376686573029</text:p>
              </table:table-cell>
              <table:table-cell office:value-type="float" office:value="263892.731128432">
                <text:p>263892.731128432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33.3410520553589">
                <text:p>33.3410520553589</text:p>
              </table:table-cell>
              <table:table-cell office:value-type="float" office:value="264822.520188852">
                <text:p>264822.520188852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33.3444669246674">
                <text:p>33.3444669246674</text:p>
              </table:table-cell>
              <table:table-cell office:value-type="float" office:value="262381.930042589">
                <text:p>262381.930042589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33.3478720188141">
                <text:p>33.3478720188141</text:p>
              </table:table-cell>
              <table:table-cell office:value-type="float" office:value="263135.162022126">
                <text:p>263135.16202212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33.3512721061707">
                <text:p>33.3512721061707</text:p>
              </table:table-cell>
              <table:table-cell office:value-type="float" office:value="263522.641049015">
                <text:p>263522.64104901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33.4434666633606">
                <text:p>33.4434666633606</text:p>
              </table:table-cell>
              <table:table-cell office:value-type="float" office:value="9718.57805178281">
                <text:p>9718.57805178281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33.4468734264374">
                <text:p>33.4468734264374</text:p>
              </table:table-cell>
              <table:table-cell office:value-type="float" office:value="263006.255441249">
                <text:p>263006.25544124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33.4502758979797">
                <text:p>33.4502758979797</text:p>
              </table:table-cell>
              <table:table-cell office:value-type="float" office:value="263337.985004555">
                <text:p>263337.98500455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33.45370221138">
                <text:p>33.45370221138</text:p>
              </table:table-cell>
              <table:table-cell office:value-type="float" office:value="261505.558694593">
                <text:p>261505.55869459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33.4570822715759">
                <text:p>33.4570822715759</text:p>
              </table:table-cell>
              <table:table-cell office:value-type="float" office:value="265084.036396981">
                <text:p>265084.03639698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33.4604985713959">
                <text:p>33.4604985713959</text:p>
              </table:table-cell>
              <table:table-cell office:value-type="float" office:value="262272.062530532">
                <text:p>262272.062530532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33.4639019966125">
                <text:p>33.4639019966125</text:p>
              </table:table-cell>
              <table:table-cell office:value-type="float" office:value="263264.19502627">
                <text:p>263264.19502627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33.4673058986664">
                <text:p>33.4673058986664</text:p>
              </table:table-cell>
              <table:table-cell office:value-type="float" office:value="263227.315542481">
                <text:p>263227.315542481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33.4707467556">
                <text:p>33.4707467556</text:p>
              </table:table-cell>
              <table:table-cell office:value-type="float" office:value="260400.248337029">
                <text:p>260400.248337029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33.4740958213806">
                <text:p>33.4740958213806</text:p>
              </table:table-cell>
              <table:table-cell office:value-type="float" office:value="267537.2950808">
                <text:p>267537.2950808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33.4775004386902">
                <text:p>33.4775004386902</text:p>
              </table:table-cell>
              <table:table-cell office:value-type="float" office:value="263172.015686274">
                <text:p>263172.01568627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33.480920791626">
                <text:p>33.480920791626</text:p>
              </table:table-cell>
              <table:table-cell office:value-type="float" office:value="261961.270319253">
                <text:p>261961.27031925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33.5249624252319">
                <text:p>33.5249624252319</text:p>
              </table:table-cell>
              <table:table-cell office:value-type="float" office:value="20344.3861328252">
                <text:p>20344.3861328252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33.5283768177032">
                <text:p>33.5283768177032</text:p>
              </table:table-cell>
              <table:table-cell office:value-type="float" office:value="262418.573004678">
                <text:p>262418.57300467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3.5317702293396">
                <text:p>33.5317702293396</text:p>
              </table:table-cell>
              <table:table-cell office:value-type="float" office:value="264041.058385442">
                <text:p>264041.058385442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33.5351648330688">
                <text:p>33.5351648330688</text:p>
              </table:table-cell>
              <table:table-cell office:value-type="float" office:value="263948.334316618">
                <text:p>263948.33431661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3.5385718345642">
                <text:p>33.5385718345642</text:p>
              </table:table-cell>
              <table:table-cell office:value-type="float" office:value="262987.850524843">
                <text:p>262987.85052484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33.5419607162476">
                <text:p>33.5419607162476</text:p>
              </table:table-cell>
              <table:table-cell office:value-type="float" office:value="264394.004784016">
                <text:p>264394.00478401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33.5453679561615">
                <text:p>33.5453679561615</text:p>
              </table:table-cell>
              <table:table-cell office:value-type="float" office:value="262969.448184172">
                <text:p>262969.448184172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33.5487654209137">
                <text:p>33.5487654209137</text:p>
              </table:table-cell>
              <table:table-cell office:value-type="float" office:value="263726.062035088">
                <text:p>263726.062035088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33.5521733760834">
                <text:p>33.5521733760834</text:p>
              </table:table-cell>
              <table:table-cell office:value-type="float" office:value="262914.256611166">
                <text:p>262914.25661116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3.6444582939148">
                <text:p>33.6444582939148</text:p>
              </table:table-cell>
              <table:table-cell office:value-type="float" office:value="9709.06212038618">
                <text:p>9709.0621203861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3.6478614807129">
                <text:p>33.6478614807129</text:p>
              </table:table-cell>
              <table:table-cell office:value-type="float" office:value="263282.638643688">
                <text:p>263282.63864368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3.6512696743011">
                <text:p>33.6512696743011</text:p>
              </table:table-cell>
              <table:table-cell office:value-type="float" office:value="262895.864568031">
                <text:p>262895.86456803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33.6546821594238">
                <text:p>33.6546821594238</text:p>
              </table:table-cell>
              <table:table-cell office:value-type="float" office:value="262565.247257738">
                <text:p>262565.247257738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3.6581058502197">
                <text:p>33.6581058502197</text:p>
              </table:table-cell>
              <table:table-cell office:value-type="float" office:value="261705.87632312">
                <text:p>261705.87632312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33.6615042686462">
                <text:p>33.6615042686462</text:p>
              </table:table-cell>
              <table:table-cell office:value-type="float" office:value="263652.054440859">
                <text:p>263652.054440859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33.6649005413055">
                <text:p>33.6649005413055</text:p>
              </table:table-cell>
              <table:table-cell office:value-type="float" office:value="263818.62997543">
                <text:p>263818.6299754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3.6683020591736">
                <text:p>33.6683020591736</text:p>
              </table:table-cell>
              <table:table-cell office:value-type="float" office:value="263411.816359431">
                <text:p>263411.816359431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33.6717007160187">
                <text:p>33.6717007160187</text:p>
              </table:table-cell>
              <table:table-cell office:value-type="float" office:value="263633.559031919">
                <text:p>263633.55903191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33.6750946044922">
                <text:p>33.6750946044922</text:p>
              </table:table-cell>
              <table:table-cell office:value-type="float" office:value="264003.960941342">
                <text:p>264003.960941342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33.6785461902618">
                <text:p>33.6785461902618</text:p>
              </table:table-cell>
              <table:table-cell office:value-type="float" office:value="259590.825723562">
                <text:p>259590.825723562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33.6819512844086">
                <text:p>33.6819512844086</text:p>
              </table:table-cell>
              <table:table-cell office:value-type="float" office:value="263135.162022126">
                <text:p>263135.162022126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33.7258417606354">
                <text:p>33.7258417606354</text:p>
              </table:table-cell>
              <table:table-cell office:value-type="float" office:value="20414.4515400076">
                <text:p>20414.451540007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3.7292764186859">
                <text:p>33.7292764186859</text:p>
              </table:table-cell>
              <table:table-cell office:value-type="float" office:value="260870.219630709">
                <text:p>260870.219630709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33.7326781749725">
                <text:p>33.7326781749725</text:p>
              </table:table-cell>
              <table:table-cell office:value-type="float" office:value="263393.354639753">
                <text:p>263393.35463975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33.7360937595367">
                <text:p>33.7360937595367</text:p>
              </table:table-cell>
              <table:table-cell office:value-type="float" office:value="262326.984782912">
                <text:p>262326.984782912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33.7395055294037">
                <text:p>33.7395055294037</text:p>
              </table:table-cell>
              <table:table-cell office:value-type="float" office:value="262620.292382949">
                <text:p>262620.292382949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3.7428793907166">
                <text:p>33.7428793907166</text:p>
              </table:table-cell>
              <table:table-cell office:value-type="float" office:value="265571.082185005">
                <text:p>265571.082185005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3.7462751865387">
                <text:p>33.7462751865387</text:p>
              </table:table-cell>
              <table:table-cell office:value-type="float" office:value="263855.675349294">
                <text:p>263855.67534929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33.7496709823608">
                <text:p>33.7496709823608</text:p>
              </table:table-cell>
              <table:table-cell office:value-type="float" office:value="263855.675349294">
                <text:p>263855.67534929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33.7530567646027">
                <text:p>33.7530567646027</text:p>
              </table:table-cell>
              <table:table-cell office:value-type="float" office:value="264636.038588832">
                <text:p>264636.038588832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33.8476514816284">
                <text:p>33.8476514816284</text:p>
              </table:table-cell>
              <table:table-cell office:value-type="float" office:value="9471.98774066877">
                <text:p>9471.98774066877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3.8510611057281">
                <text:p>33.8510611057281</text:p>
              </table:table-cell>
              <table:table-cell office:value-type="float" office:value="262785.566324033">
                <text:p>262785.56632403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33.8545274734497">
                <text:p>33.8545274734497</text:p>
              </table:table-cell>
              <table:table-cell office:value-type="float" office:value="258483.828598941">
                <text:p>258483.82859894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33.8578999042511">
                <text:p>33.8578999042511</text:p>
              </table:table-cell>
              <table:table-cell office:value-type="float" office:value="265683.731636621">
                <text:p>265683.731636621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33.8613018989563">
                <text:p>33.8613018989563</text:p>
              </table:table-cell>
              <table:table-cell office:value-type="float" office:value="263374.895507744">
                <text:p>263374.895507744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33.8646881580353">
                <text:p>33.8646881580353</text:p>
              </table:table-cell>
              <table:table-cell office:value-type="float" office:value="264598.773780187">
                <text:p>264598.77378018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33.8680901527405">
                <text:p>33.8680901527405</text:p>
              </table:table-cell>
              <table:table-cell office:value-type="float" office:value="263374.895507744">
                <text:p>263374.895507744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3.871497631073">
                <text:p>33.871497631073</text:p>
              </table:table-cell>
              <table:table-cell office:value-type="float" office:value="262951.048418696">
                <text:p>262951.04841869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33.8748779296875">
                <text:p>33.8748779296875</text:p>
              </table:table-cell>
              <table:table-cell office:value-type="float" office:value="265065.339540133">
                <text:p>265065.33954013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33.8782751560211">
                <text:p>33.8782751560211</text:p>
              </table:table-cell>
              <table:table-cell office:value-type="float" office:value="263744.570425995">
                <text:p>263744.57042599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33.881751537323">
                <text:p>33.881751537323</text:p>
              </table:table-cell>
              <table:table-cell office:value-type="float" office:value="257739.276044167">
                <text:p>257739.276044167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33.8851613998413">
                <text:p>33.8851613998413</text:p>
              </table:table-cell>
              <table:table-cell office:value-type="float" office:value="262767.1922808">
                <text:p>262767.192280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3.9267952442169">
                <text:p>33.9267952442169</text:p>
              </table:table-cell>
              <table:table-cell office:value-type="float" office:value="21520.9528074445">
                <text:p>21520.9528074445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33.9299228191376">
                <text:p>33.9299228191376</text:p>
              </table:table-cell>
              <table:table-cell office:value-type="float" office:value="286483.944503735">
                <text:p>286483.944503735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33.9330418109894">
                <text:p>33.9330418109894</text:p>
              </table:table-cell>
              <table:table-cell office:value-type="float" office:value="287272.311878918">
                <text:p>287272.31187891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33.9361588954926">
                <text:p>33.9361588954926</text:p>
              </table:table-cell>
              <table:table-cell office:value-type="float" office:value="287448.094232829">
                <text:p>287448.094232829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33.9392817020416">
                <text:p>33.9392817020416</text:p>
              </table:table-cell>
              <table:table-cell office:value-type="float" office:value="286921.391357459">
                <text:p>286921.39135745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33.9424030780792">
                <text:p>33.9424030780792</text:p>
              </table:table-cell>
              <table:table-cell office:value-type="float" office:value="287052.886037275">
                <text:p>287052.88603727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33.945522069931">
                <text:p>33.945522069931</text:p>
              </table:table-cell>
              <table:table-cell office:value-type="float" office:value="287272.311878918">
                <text:p>287272.31187891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33.948646068573">
                <text:p>33.948646068573</text:p>
              </table:table-cell>
              <table:table-cell office:value-type="float" office:value="286811.904449363">
                <text:p>286811.90444936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33.9517705440521">
                <text:p>33.9517705440521</text:p>
              </table:table-cell>
              <table:table-cell office:value-type="float" office:value="286768.133078977">
                <text:p>286768.13307897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34.0510790348053">
                <text:p>34.0510790348053</text:p>
              </table:table-cell>
              <table:table-cell office:value-type="float" office:value="9022.39066573836">
                <text:p>9022.39066573836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34.0541958808899">
                <text:p>34.0541958808899</text:p>
              </table:table-cell>
              <table:table-cell office:value-type="float" office:value="287470.082154058">
                <text:p>287470.08215405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34.0573065280914">
                <text:p>34.0573065280914</text:p>
              </table:table-cell>
              <table:table-cell office:value-type="float" office:value="288042.951176516">
                <text:p>288042.951176516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4.0604298114777">
                <text:p>34.0604298114777</text:p>
              </table:table-cell>
              <table:table-cell office:value-type="float" office:value="286877.586564886">
                <text:p>286877.586564886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34.0635476112366">
                <text:p>34.0635476112366</text:p>
              </table:table-cell>
              <table:table-cell office:value-type="float" office:value="287382.150646173">
                <text:p>287382.15064617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4.0666627883911">
                <text:p>34.0666627883911</text:p>
              </table:table-cell>
              <table:table-cell office:value-type="float" office:value="287624.091841421">
                <text:p>287624.091841421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34.0697782039642">
                <text:p>34.0697782039642</text:p>
              </table:table-cell>
              <table:table-cell office:value-type="float" office:value="287602.080355093">
                <text:p>287602.08035509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34.0728950500488">
                <text:p>34.0728950500488</text:p>
              </table:table-cell>
              <table:table-cell office:value-type="float" office:value="287470.082154058">
                <text:p>287470.08215405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34.0760169029236">
                <text:p>34.0760169029236</text:p>
              </table:table-cell>
              <table:table-cell office:value-type="float" office:value="287009.041087521">
                <text:p>287009.04108752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34.0791366100311">
                <text:p>34.0791366100311</text:p>
              </table:table-cell>
              <table:table-cell office:value-type="float" office:value="287206.448910967">
                <text:p>287206.44891096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34.0822303295135">
                <text:p>34.0822303295135</text:p>
              </table:table-cell>
              <table:table-cell office:value-type="float" office:value="289619.018495684">
                <text:p>289619.01849568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34.0853452682495">
                <text:p>34.0853452682495</text:p>
              </table:table-cell>
              <table:table-cell office:value-type="float" office:value="287646.106697283">
                <text:p>287646.106697283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34.1277303695679">
                <text:p>34.1277303695679</text:p>
              </table:table-cell>
              <table:table-cell office:value-type="float" office:value="21139.5035550355">
                <text:p>21139.5035550355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34.1308574676514">
                <text:p>34.1308574676514</text:p>
              </table:table-cell>
              <table:table-cell office:value-type="float" office:value="286527.62915523">
                <text:p>286527.6291552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4.1339817047119">
                <text:p>34.1339817047119</text:p>
              </table:table-cell>
              <table:table-cell office:value-type="float" office:value="286790.017094017">
                <text:p>286790.01709401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4.1370937824249">
                <text:p>34.1370937824249</text:p>
              </table:table-cell>
              <table:table-cell office:value-type="float" office:value="287910.54807324">
                <text:p>287910.54807324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34.1402194499969">
                <text:p>34.1402194499969</text:p>
              </table:table-cell>
              <table:table-cell office:value-type="float" office:value="286658.763081617">
                <text:p>286658.76308161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34.1433465480804">
                <text:p>34.1433465480804</text:p>
              </table:table-cell>
              <table:table-cell office:value-type="float" office:value="286527.62915523">
                <text:p>286527.6291552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34.146461725235">
                <text:p>34.146461725235</text:p>
              </table:table-cell>
              <table:table-cell office:value-type="float" office:value="287624.091841421">
                <text:p>287624.09184142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34.1496384143829">
                <text:p>34.1496384143829</text:p>
              </table:table-cell>
              <table:table-cell office:value-type="float" office:value="282054.667066947">
                <text:p>282054.66706694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34.2438027858734">
                <text:p>34.2438027858734</text:p>
              </table:table-cell>
              <table:table-cell office:value-type="float" office:value="9515.2761688703">
                <text:p>9515.2761688703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34.2469534873962">
                <text:p>34.2469534873962</text:p>
              </table:table-cell>
              <table:table-cell office:value-type="float" office:value="284381.111161559">
                <text:p>284381.111161559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4.2500727176666">
                <text:p>34.2500727176666</text:p>
              </table:table-cell>
              <table:table-cell office:value-type="float" office:value="287250.354200107">
                <text:p>287250.354200107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4.2531840801239">
                <text:p>34.2531840801239</text:p>
              </table:table-cell>
              <table:table-cell office:value-type="float" office:value="287976.73440613">
                <text:p>287976.7344061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34.2563004493713">
                <text:p>34.2563004493713</text:p>
              </table:table-cell>
              <table:table-cell office:value-type="float" office:value="287514.068089664">
                <text:p>287514.068089664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34.25940990448">
                <text:p>34.25940990448</text:p>
              </table:table-cell>
              <table:table-cell office:value-type="float" office:value="288153.380156418">
                <text:p>288153.380156418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4.2625544071198">
                <text:p>34.2625544071198</text:p>
              </table:table-cell>
              <table:table-cell office:value-type="float" office:value="284941.722950944">
                <text:p>284941.72295094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4.2656841278076">
                <text:p>34.2656841278076</text:p>
              </table:table-cell>
              <table:table-cell office:value-type="float" office:value="286287.528300449">
                <text:p>286287.52830044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4.2687985897064">
                <text:p>34.2687985897064</text:p>
              </table:table-cell>
              <table:table-cell office:value-type="float" office:value="287690.146520707">
                <text:p>287690.14652070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34.2719259262085">
                <text:p>34.2719259262085</text:p>
              </table:table-cell>
              <table:table-cell office:value-type="float" office:value="286505.785164291">
                <text:p>286505.78516429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34.2750151157379">
                <text:p>34.2750151157379</text:p>
              </table:table-cell>
              <table:table-cell office:value-type="float" office:value="290043.71258779">
                <text:p>290043.71258779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34.27814412117">
                <text:p>34.27814412117</text:p>
              </table:table-cell>
              <table:table-cell office:value-type="float" office:value="286352.970435843">
                <text:p>286352.97043584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34.3287491798401">
                <text:p>34.3287491798401</text:p>
              </table:table-cell>
              <table:table-cell office:value-type="float" office:value="17705.7397728183">
                <text:p>17705.739772818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34.331887960434">
                <text:p>34.331887960434</text:p>
              </table:table-cell>
              <table:table-cell office:value-type="float" office:value="285461.17614888">
                <text:p>285461.1761488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34.3350071907043">
                <text:p>34.3350071907043</text:p>
              </table:table-cell>
              <table:table-cell office:value-type="float" office:value="287250.354200107">
                <text:p>287250.35420010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34.3381004333496">
                <text:p>34.3381004333496</text:p>
              </table:table-cell>
              <table:table-cell office:value-type="float" office:value="289663.664559889">
                <text:p>289663.664559889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34.3413338661194">
                <text:p>34.3413338661194</text:p>
              </table:table-cell>
              <table:table-cell office:value-type="float" office:value="277104.880106179">
                <text:p>277104.880106179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34.344450712204">
                <text:p>34.344450712204</text:p>
              </table:table-cell>
              <table:table-cell office:value-type="float" office:value="287470.082154058">
                <text:p>287470.082154058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34.3475668430328">
                <text:p>34.3475668430328</text:p>
              </table:table-cell>
              <table:table-cell office:value-type="float" office:value="287536.066105585">
                <text:p>287536.06610558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4.3506786823273">
                <text:p>34.3506786823273</text:p>
              </table:table-cell>
              <table:table-cell office:value-type="float" office:value="287932.606803555">
                <text:p>287932.60680355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4.3538000583649">
                <text:p>34.3538000583649</text:p>
              </table:table-cell>
              <table:table-cell office:value-type="float" office:value="287052.886037275">
                <text:p>287052.88603727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34.4467296600342">
                <text:p>34.4467296600342</text:p>
              </table:table-cell>
              <table:table-cell office:value-type="float" office:value="9641.70709768456">
                <text:p>9641.70709768456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34.4498410224915">
                <text:p>34.4498410224915</text:p>
              </table:table-cell>
              <table:table-cell office:value-type="float" office:value="287976.73440613">
                <text:p>287976.73440613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4.4529440402985">
                <text:p>34.4529440402985</text:p>
              </table:table-cell>
              <table:table-cell office:value-type="float" office:value="288751.16281214">
                <text:p>288751.16281214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4.4560434818268">
                <text:p>34.4560434818268</text:p>
              </table:table-cell>
              <table:table-cell office:value-type="float" office:value="289084.337230769">
                <text:p>289084.337230769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34.4591739177704">
                <text:p>34.4591739177704</text:p>
              </table:table-cell>
              <table:table-cell office:value-type="float" office:value="286222.116070069">
                <text:p>286222.116070069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34.4622800350189">
                <text:p>34.4622800350189</text:p>
              </table:table-cell>
              <table:table-cell office:value-type="float" office:value="288463.032238256">
                <text:p>288463.03223825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34.4654014110565">
                <text:p>34.4654014110565</text:p>
              </table:table-cell>
              <table:table-cell office:value-type="float" office:value="287052.886037275">
                <text:p>287052.88603727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34.4684963226318">
                <text:p>34.4684963226318</text:p>
              </table:table-cell>
              <table:table-cell office:value-type="float" office:value="289507.463523611">
                <text:p>289507.463523611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34.471625328064">
                <text:p>34.471625328064</text:p>
              </table:table-cell>
              <table:table-cell office:value-type="float" office:value="286352.970435843">
                <text:p>286352.970435843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34.4747200012207">
                <text:p>34.4747200012207</text:p>
              </table:table-cell>
              <table:table-cell office:value-type="float" office:value="289529.767642527">
                <text:p>289529.767642527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34.4778196811676">
                <text:p>34.4778196811676</text:p>
              </table:table-cell>
              <table:table-cell office:value-type="float" office:value="289062.101684486">
                <text:p>289062.101684486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34.4809501171112">
                <text:p>34.4809501171112</text:p>
              </table:table-cell>
              <table:table-cell office:value-type="float" office:value="286222.116070069">
                <text:p>286222.11607006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34.5296444892883">
                <text:p>34.5296444892883</text:p>
              </table:table-cell>
              <table:table-cell office:value-type="float" office:value="18400.4836686431">
                <text:p>18400.4836686431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34.5327625274658">
                <text:p>34.5327625274658</text:p>
              </table:table-cell>
              <table:table-cell office:value-type="float" office:value="287360.176173727">
                <text:p>287360.176173727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34.5358843803406">
                <text:p>34.5358843803406</text:p>
              </table:table-cell>
              <table:table-cell office:value-type="float" office:value="287009.041087521">
                <text:p>287009.04108752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34.5390038490295">
                <text:p>34.5390038490295</text:p>
              </table:table-cell>
              <table:table-cell office:value-type="float" office:value="287228.399877713">
                <text:p>287228.399877713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34.5421712398529">
                <text:p>34.5421712398529</text:p>
              </table:table-cell>
              <table:table-cell office:value-type="float" office:value="282882.678509597">
                <text:p>282882.678509597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4.5452926158905">
                <text:p>34.5452926158905</text:p>
              </table:table-cell>
              <table:table-cell office:value-type="float" office:value="287052.886037275">
                <text:p>287052.886037275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34.5484225749969">
                <text:p>34.5484225749969</text:p>
              </table:table-cell>
              <table:table-cell office:value-type="float" office:value="286265.720901889">
                <text:p>286265.720901889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34.5515420436859">
                <text:p>34.5515420436859</text:p>
              </table:table-cell>
              <table:table-cell office:value-type="float" office:value="287228.399877713">
                <text:p>287228.399877713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34.554692029953">
                <text:p>34.554692029953</text:p>
              </table:table-cell>
              <table:table-cell office:value-type="float" office:value="284445.684529216">
                <text:p>284445.684529216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34.6490001678467">
                <text:p>34.6490001678467</text:p>
              </table:table-cell>
              <table:table-cell office:value-type="float" office:value="9500.77077134269">
                <text:p>9500.77077134269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34.6521196365356">
                <text:p>34.6521196365356</text:p>
              </table:table-cell>
              <table:table-cell office:value-type="float" office:value="287228.399877713">
                <text:p>287228.399877713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34.6552402973175">
                <text:p>34.6552402973175</text:p>
              </table:table-cell>
              <table:table-cell office:value-type="float" office:value="287118.678585071">
                <text:p>287118.678585071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34.6583919525146">
                <text:p>34.6583919525146</text:p>
              </table:table-cell>
              <table:table-cell office:value-type="float" office:value="284295.058930328">
                <text:p>284295.05893032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34.6615214347839">
                <text:p>34.6615214347839</text:p>
              </table:table-cell>
              <table:table-cell office:value-type="float" office:value="286309.339021789">
                <text:p>286309.339021789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34.6646852493286">
                <text:p>34.6646852493286</text:p>
              </table:table-cell>
              <table:table-cell office:value-type="float" office:value="283202.440391861">
                <text:p>283202.440391861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34.6678025722504">
                <text:p>34.6678025722504</text:p>
              </table:table-cell>
              <table:table-cell office:value-type="float" office:value="287426.109674952">
                <text:p>287426.10967495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34.6709191799164">
                <text:p>34.6709191799164</text:p>
              </table:table-cell>
              <table:table-cell office:value-type="float" office:value="287492.073439412">
                <text:p>287492.07343941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34.6740114688873">
                <text:p>34.6740114688873</text:p>
              </table:table-cell>
              <table:table-cell office:value-type="float" office:value="289752.997995374">
                <text:p>289752.997995374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34.6771068572998">
                <text:p>34.6771068572998</text:p>
              </table:table-cell>
              <table:table-cell office:value-type="float" office:value="289462.865593468">
                <text:p>289462.865593468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34.6802020072937">
                <text:p>34.6802020072937</text:p>
              </table:table-cell>
              <table:table-cell office:value-type="float" office:value="289485.162840857">
                <text:p>289485.162840857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34.6833193302155">
                <text:p>34.6833193302155</text:p>
              </table:table-cell>
              <table:table-cell office:value-type="float" office:value="287426.109674952">
                <text:p>287426.10967495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34.7306923866272">
                <text:p>34.7306923866272</text:p>
              </table:table-cell>
              <table:table-cell office:value-type="float" office:value="18913.7047061606">
                <text:p>18913.7047061606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34.7338185310364">
                <text:p>34.7338185310364</text:p>
              </table:table-cell>
              <table:table-cell office:value-type="float" office:value="286615.038438072">
                <text:p>286615.03843807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34.7369389533997">
                <text:p>34.7369389533997</text:p>
              </table:table-cell>
              <table:table-cell office:value-type="float" office:value="287140.616136919">
                <text:p>287140.616136919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34.740047454834">
                <text:p>34.740047454834</text:p>
              </table:table-cell>
              <table:table-cell office:value-type="float" office:value="288241.784322749">
                <text:p>288241.784322749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4.7431585788727">
                <text:p>34.7431585788727</text:p>
              </table:table-cell>
              <table:table-cell office:value-type="float" office:value="287998.803279945">
                <text:p>287998.803279945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4.7462882995605">
                <text:p>34.7462882995605</text:p>
              </table:table-cell>
              <table:table-cell office:value-type="float" office:value="286287.528300449">
                <text:p>286287.52830044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34.7494122982025">
                <text:p>34.7494122982025</text:p>
              </table:table-cell>
              <table:table-cell office:value-type="float" office:value="286811.904449363">
                <text:p>286811.904449363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4.7525389194489">
                <text:p>34.7525389194489</text:p>
              </table:table-cell>
              <table:table-cell office:value-type="float" office:value="286571.32713131">
                <text:p>286571.32713131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34.7557184696198">
                <text:p>34.7557184696198</text:p>
              </table:table-cell>
              <table:table-cell office:value-type="float" office:value="281800.868626275">
                <text:p>281800.868626275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34.8521049022675">
                <text:p>34.8521049022675</text:p>
              </table:table-cell>
              <table:table-cell office:value-type="float" office:value="9295.91411765288">
                <text:p>9295.91411765288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34.8552248477936">
                <text:p>34.8552248477936</text:p>
              </table:table-cell>
              <table:table-cell office:value-type="float" office:value="287184.501299098">
                <text:p>287184.501299098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34.8583545684814">
                <text:p>34.8583545684814</text:p>
              </table:table-cell>
              <table:table-cell office:value-type="float" office:value="286287.528300449">
                <text:p>286287.528300449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34.8614785671234">
                <text:p>34.8614785671234</text:p>
              </table:table-cell>
              <table:table-cell office:value-type="float" office:value="286811.904449363">
                <text:p>286811.90444936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4.864639043808">
                <text:p>34.864639043808</text:p>
              </table:table-cell>
              <table:table-cell office:value-type="float" office:value="283501.537718769">
                <text:p>283501.53771876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34.8677413463593">
                <text:p>34.8677413463593</text:p>
              </table:table-cell>
              <table:table-cell office:value-type="float" office:value="288817.736243468">
                <text:p>288817.736243468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4.8708972930908">
                <text:p>34.8708972930908</text:p>
              </table:table-cell>
              <table:table-cell office:value-type="float" office:value="283908.467477525">
                <text:p>283908.46747752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34.8740110397339">
                <text:p>34.8740110397339</text:p>
              </table:table-cell>
              <table:table-cell office:value-type="float" office:value="287756.231546708">
                <text:p>287756.231546708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34.8771123886108">
                <text:p>34.8771123886108</text:p>
              </table:table-cell>
              <table:table-cell office:value-type="float" office:value="288906.548585486">
                <text:p>288906.548585486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34.8802371025085">
                <text:p>34.8802371025085</text:p>
              </table:table-cell>
              <table:table-cell office:value-type="float" office:value="286746.252403479">
                <text:p>286746.252403479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34.8833432197571">
                <text:p>34.8833432197571</text:p>
              </table:table-cell>
              <table:table-cell office:value-type="float" office:value="288463.032238256">
                <text:p>288463.032238256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34.8864676952362">
                <text:p>34.8864676952362</text:p>
              </table:table-cell>
              <table:table-cell office:value-type="float" office:value="286768.133078977">
                <text:p>286768.133078977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34.9319317340851">
                <text:p>34.9319317340851</text:p>
              </table:table-cell>
              <table:table-cell office:value-type="float" office:value="19707.8839163039">
                <text:p>19707.8839163039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4.9350709915161">
                <text:p>34.9350709915161</text:p>
              </table:table-cell>
              <table:table-cell office:value-type="float" office:value="285417.81605529">
                <text:p>285417.81605529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34.9381699562073">
                <text:p>34.9381699562073</text:p>
              </table:table-cell>
              <table:table-cell office:value-type="float" office:value="289128.818587475">
                <text:p>289128.818587475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34.9412965774536">
                <text:p>34.9412965774536</text:p>
              </table:table-cell>
              <table:table-cell office:value-type="float" office:value="286571.32713131">
                <text:p>286571.32713131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34.9444017410278">
                <text:p>34.9444017410278</text:p>
              </table:table-cell>
              <table:table-cell office:value-type="float" office:value="288551.626535627">
                <text:p>288551.626535627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34.9475054740906">
                <text:p>34.9475054740906</text:p>
              </table:table-cell>
              <table:table-cell office:value-type="float" office:value="288684.620064526">
                <text:p>288684.620064526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4.9506194591522">
                <text:p>34.9506194591522</text:p>
              </table:table-cell>
              <table:table-cell office:value-type="float" office:value="287734.19983156">
                <text:p>287734.19983156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34.9537262916565">
                <text:p>34.9537262916565</text:p>
              </table:table-cell>
              <table:table-cell office:value-type="float" office:value="288396.62220858">
                <text:p>288396.62220858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34.956791639328">
                <text:p>34.956791639328</text:p>
              </table:table-cell>
              <table:table-cell office:value-type="float" office:value="292299.633195924">
                <text:p>292299.633195924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35.054759979248">
                <text:p>35.054759979248</text:p>
              </table:table-cell>
              <table:table-cell office:value-type="float" office:value="9145.81180748049">
                <text:p>9145.81180748049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35.0578608512878">
                <text:p>35.0578608512878</text:p>
              </table:table-cell>
              <table:table-cell office:value-type="float" office:value="288950.975242196">
                <text:p>288950.975242196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35.0609357357025">
                <text:p>35.0609357357025</text:p>
              </table:table-cell>
              <table:table-cell office:value-type="float" office:value="291393.066914786">
                <text:p>291393.066914786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35.0640068054199">
                <text:p>35.0640068054199</text:p>
              </table:table-cell>
              <table:table-cell office:value-type="float" office:value="291755.017778123">
                <text:p>291755.01777812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35.0671238899231">
                <text:p>35.0671238899231</text:p>
              </table:table-cell>
              <table:table-cell office:value-type="float" office:value="287448.094232829">
                <text:p>287448.09423282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35.0702068805695">
                <text:p>35.0702068805695</text:p>
              </table:table-cell>
              <table:table-cell office:value-type="float" office:value="290626.895367721">
                <text:p>290626.895367721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35.0732924938202">
                <text:p>35.0732924938202</text:p>
              </table:table-cell>
              <table:table-cell office:value-type="float" office:value="290379.878225931">
                <text:p>290379.878225931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35.0763826370239">
                <text:p>35.0763826370239</text:p>
              </table:table-cell>
              <table:table-cell office:value-type="float" office:value="289954.19983026">
                <text:p>289954.19983026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35.0795433521271">
                <text:p>35.0795433521271</text:p>
              </table:table-cell>
              <table:table-cell office:value-type="float" office:value="283480.152674059">
                <text:p>283480.152674059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35.0826501846313">
                <text:p>35.0826501846313</text:p>
              </table:table-cell>
              <table:table-cell office:value-type="float" office:value="288396.62220858">
                <text:p>288396.62220858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35.0857269763947">
                <text:p>35.0857269763947</text:p>
              </table:table-cell>
              <table:table-cell office:value-type="float" office:value="291212.428051143">
                <text:p>291212.428051143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35.0888526439667">
                <text:p>35.0888526439667</text:p>
              </table:table-cell>
              <table:table-cell office:value-type="float" office:value="286658.763081617">
                <text:p>286658.763081617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35.1327834129333">
                <text:p>35.1327834129333</text:p>
              </table:table-cell>
              <table:table-cell office:value-type="float" office:value="20395.7276659485">
                <text:p>20395.727665948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35.1359012126923">
                <text:p>35.1359012126923</text:p>
              </table:table-cell>
              <table:table-cell office:value-type="float" office:value="287382.150646173">
                <text:p>287382.150646173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35.1390001773834">
                <text:p>35.1390001773834</text:p>
              </table:table-cell>
              <table:table-cell office:value-type="float" office:value="289128.818587475">
                <text:p>289128.81858747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35.1421015262604">
                <text:p>35.1421015262604</text:p>
              </table:table-cell>
              <table:table-cell office:value-type="float" office:value="288906.548585486">
                <text:p>288906.548585486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35.1451849937439">
                <text:p>35.1451849937439</text:p>
              </table:table-cell>
              <table:table-cell office:value-type="float" office:value="290581.951905977">
                <text:p>290581.951905977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35.1482985019684">
                <text:p>35.1482985019684</text:p>
              </table:table-cell>
              <table:table-cell office:value-type="float" office:value="287778.266636036">
                <text:p>287778.266636036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35.1514205932617">
                <text:p>35.1514205932617</text:p>
              </table:table-cell>
              <table:table-cell office:value-type="float" office:value="286987.123634975">
                <text:p>286987.12363497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35.1545610427856">
                <text:p>35.1545610427856</text:p>
              </table:table-cell>
              <table:table-cell office:value-type="float" office:value="285309.473428485">
                <text:p>285309.47342848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35.1576752662659">
                <text:p>35.1576752662659</text:p>
              </table:table-cell>
              <table:table-cell office:value-type="float" office:value="287712.171489818">
                <text:p>287712.171489818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35.257185459137">
                <text:p>35.257185459137</text:p>
              </table:table-cell>
              <table:table-cell office:value-type="float" office:value="9004.10273710036">
                <text:p>9004.10273710036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35.2602899074554">
                <text:p>35.2602899074554</text:p>
              </table:table-cell>
              <table:table-cell office:value-type="float" office:value="288618.107979418">
                <text:p>288618.107979418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5.263393163681">
                <text:p>35.263393163681</text:p>
              </table:table-cell>
              <table:table-cell office:value-type="float" office:value="288728.978488015">
                <text:p>288728.97848801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35.2665379047394">
                <text:p>35.2665379047394</text:p>
              </table:table-cell>
              <table:table-cell office:value-type="float" office:value="284920.120090978">
                <text:p>284920.120090978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35.2696433067322">
                <text:p>35.2696433067322</text:p>
              </table:table-cell>
              <table:table-cell office:value-type="float" office:value="288529.472859885">
                <text:p>288529.47285988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5.2727658748627">
                <text:p>35.2727658748627</text:p>
              </table:table-cell>
              <table:table-cell office:value-type="float" office:value="286943.298770711">
                <text:p>286943.29877071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35.2758665084839">
                <text:p>35.2758665084839</text:p>
              </table:table-cell>
              <table:table-cell office:value-type="float" office:value="288973.193694733">
                <text:p>288973.193694733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35.2789499759674">
                <text:p>35.2789499759674</text:p>
              </table:table-cell>
              <table:table-cell office:value-type="float" office:value="290581.951905977">
                <text:p>290581.951905977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35.2820529937744">
                <text:p>35.2820529937744</text:p>
              </table:table-cell>
              <table:table-cell office:value-type="float" office:value="288751.16281214">
                <text:p>288751.1628121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35.285144329071">
                <text:p>35.285144329071</text:p>
              </table:table-cell>
              <table:table-cell office:value-type="float" office:value="289842.386549437">
                <text:p>289842.386549437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35.28830742836">
                <text:p>35.28830742836</text:p>
              </table:table-cell>
              <table:table-cell office:value-type="float" office:value="283266.47953569">
                <text:p>283266.47953569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35.2914090156555">
                <text:p>35.2914090156555</text:p>
              </table:table-cell>
              <table:table-cell office:value-type="float" office:value="288884.340379737">
                <text:p>288884.340379737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35.3337914943695">
                <text:p>35.3337914943695</text:p>
              </table:table-cell>
              <table:table-cell office:value-type="float" office:value="21140.8116558378">
                <text:p>21140.8116558378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35.3368911743164">
                <text:p>35.3368911743164</text:p>
              </table:table-cell>
              <table:table-cell office:value-type="float" office:value="289062.101684486">
                <text:p>289062.101684486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35.3400382995605">
                <text:p>35.3400382995605</text:p>
              </table:table-cell>
              <table:table-cell office:value-type="float" office:value="284704.271515152">
                <text:p>284704.271515152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5.3431477546692">
                <text:p>35.3431477546692</text:p>
              </table:table-cell>
              <table:table-cell office:value-type="float" office:value="288153.380156418">
                <text:p>288153.380156418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35.3462388515472">
                <text:p>35.3462388515472</text:p>
              </table:table-cell>
              <table:table-cell office:value-type="float" office:value="289864.742306209">
                <text:p>289864.742306209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35.3493463993072">
                <text:p>35.3493463993072</text:p>
              </table:table-cell>
              <table:table-cell office:value-type="float" office:value="288330.242749731">
                <text:p>288330.24274973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35.3524639606476">
                <text:p>35.3524639606476</text:p>
              </table:table-cell>
              <table:table-cell office:value-type="float" office:value="287404.128479657">
                <text:p>287404.128479657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35.355575799942">
                <text:p>35.355575799942</text:p>
              </table:table-cell>
              <table:table-cell office:value-type="float" office:value="287932.606803555">
                <text:p>287932.606803555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35.4503798484802">
                <text:p>35.4503798484802</text:p>
              </table:table-cell>
              <table:table-cell office:value-type="float" office:value="9451.07317478001">
                <text:p>9451.0731747800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35.4534931182861">
                <text:p>35.4534931182861</text:p>
              </table:table-cell>
              <table:table-cell office:value-type="float" office:value="287800.305100322">
                <text:p>287800.305100322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35.4565804004669">
                <text:p>35.4565804004669</text:p>
              </table:table-cell>
              <table:table-cell office:value-type="float" office:value="290222.904008032">
                <text:p>290222.904008032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35.4596965312958">
                <text:p>35.4596965312958</text:p>
              </table:table-cell>
              <table:table-cell office:value-type="float" office:value="287536.066105585">
                <text:p>287536.066105585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35.4627876281738">
                <text:p>35.4627876281738</text:p>
              </table:table-cell>
              <table:table-cell office:value-type="float" office:value="289864.742306209">
                <text:p>289864.742306209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35.4658970832825">
                <text:p>35.4658970832825</text:p>
              </table:table-cell>
              <table:table-cell office:value-type="float" office:value="288153.380156418">
                <text:p>288153.380156418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35.4691438674927">
                <text:p>35.4691438674927</text:p>
              </table:table-cell>
              <table:table-cell office:value-type="float" office:value="275965.368189161">
                <text:p>275965.36818916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35.4722445011139">
                <text:p>35.4722445011139</text:p>
              </table:table-cell>
              <table:table-cell office:value-type="float" office:value="288973.193694733">
                <text:p>288973.193694733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35.4753625392914">
                <text:p>35.4753625392914</text:p>
              </table:table-cell>
              <table:table-cell office:value-type="float" office:value="287360.176173727">
                <text:p>287360.176173727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35.4784665107727">
                <text:p>35.4784665107727</text:p>
              </table:table-cell>
              <table:table-cell office:value-type="float" office:value="288662.445963592">
                <text:p>288662.445963592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35.4815549850464">
                <text:p>35.4815549850464</text:p>
              </table:table-cell>
              <table:table-cell office:value-type="float" office:value="290110.883433688">
                <text:p>290110.883433688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35.4846589565277">
                <text:p>35.4846589565277</text:p>
              </table:table-cell>
              <table:table-cell office:value-type="float" office:value="288662.445963592">
                <text:p>288662.445963592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35.5347912311554">
                <text:p>35.5347912311554</text:p>
              </table:table-cell>
              <table:table-cell office:value-type="float" office:value="17872.7178579921">
                <text:p>17872.717857992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35.537880897522">
                <text:p>35.537880897522</text:p>
              </table:table-cell>
              <table:table-cell office:value-type="float" office:value="289998.949301644">
                <text:p>289998.949301644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35.5409643650055">
                <text:p>35.5409643650055</text:p>
              </table:table-cell>
              <table:table-cell office:value-type="float" office:value="290581.951905977">
                <text:p>290581.951905977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35.5440320968628">
                <text:p>35.5440320968628</text:p>
              </table:table-cell>
              <table:table-cell office:value-type="float" office:value="292072.463200435">
                <text:p>292072.463200435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35.5471129417419">
                <text:p>35.5471129417419</text:p>
              </table:table-cell>
              <table:table-cell office:value-type="float" office:value="290829.313109426">
                <text:p>290829.313109426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35.5501916408539">
                <text:p>35.5501916408539</text:p>
              </table:table-cell>
              <table:table-cell office:value-type="float" office:value="291032.013010145">
                <text:p>291032.013010145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35.5532839298248">
                <text:p>35.5532839298248</text:p>
              </table:table-cell>
              <table:table-cell office:value-type="float" office:value="289752.997995374">
                <text:p>289752.99799537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35.5563962459564">
                <text:p>35.5563962459564</text:p>
              </table:table-cell>
              <table:table-cell office:value-type="float" office:value="287888.492722537">
                <text:p>287888.492722537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35.5595049858093">
                <text:p>35.5595049858093</text:p>
              </table:table-cell>
              <table:table-cell office:value-type="float" office:value="288219.678196181">
                <text:p>288219.67819618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35.6533877849579">
                <text:p>35.6533877849579</text:p>
              </table:table-cell>
              <table:table-cell office:value-type="float" office:value="9543.81428894312">
                <text:p>9543.81428894312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35.6564891338348">
                <text:p>35.6564891338348</text:p>
              </table:table-cell>
              <table:table-cell office:value-type="float" office:value="288906.548585486">
                <text:p>288906.548585486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5.6595840454102">
                <text:p>35.6595840454102</text:p>
              </table:table-cell>
              <table:table-cell office:value-type="float" office:value="289507.463523611">
                <text:p>289507.46352361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5.6627418994904">
                <text:p>35.6627418994904</text:p>
              </table:table-cell>
              <table:table-cell office:value-type="float" office:value="283736.986334466">
                <text:p>283736.986334466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35.6658205986023">
                <text:p>35.6658205986023</text:p>
              </table:table-cell>
              <table:table-cell office:value-type="float" office:value="291032.013010145">
                <text:p>291032.013010145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35.6689207553863">
                <text:p>35.6689207553863</text:p>
              </table:table-cell>
              <table:table-cell office:value-type="float" office:value="289017.640852111">
                <text:p>289017.64085211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35.6719963550568">
                <text:p>35.6719963550568</text:p>
              </table:table-cell>
              <table:table-cell office:value-type="float" office:value="291325.301085271">
                <text:p>291325.30108527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35.6751816272736">
                <text:p>35.6751816272736</text:p>
              </table:table-cell>
              <table:table-cell office:value-type="float" office:value="281294.639520958">
                <text:p>281294.639520958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35.6782908439636">
                <text:p>35.6782908439636</text:p>
              </table:table-cell>
              <table:table-cell office:value-type="float" office:value="288175.476113795">
                <text:p>288175.476113795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35.681389093399">
                <text:p>35.681389093399</text:p>
              </table:table-cell>
              <table:table-cell office:value-type="float" office:value="289195.566294729">
                <text:p>289195.566294729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35.6844642162323">
                <text:p>35.6844642162323</text:p>
              </table:table-cell>
              <table:table-cell office:value-type="float" office:value="291370.474802295">
                <text:p>291370.474802295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35.687609910965">
                <text:p>35.687609910965</text:p>
              </table:table-cell>
              <table:table-cell office:value-type="float" office:value="284833.741397605">
                <text:p>284833.741397605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35.7357490062714">
                <text:p>35.7357490062714</text:p>
              </table:table-cell>
              <table:table-cell office:value-type="float" office:value="18612.7303452033">
                <text:p>18612.7303452033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35.7388572692871">
                <text:p>35.7388572692871</text:p>
              </table:table-cell>
              <table:table-cell office:value-type="float" office:value="288263.893840607">
                <text:p>288263.893840607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35.7419576644897">
                <text:p>35.7419576644897</text:p>
              </table:table-cell>
              <table:table-cell office:value-type="float" office:value="288995.415564442">
                <text:p>288995.415564442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35.7450866699219">
                <text:p>35.7450866699219</text:p>
              </table:table-cell>
              <table:table-cell office:value-type="float" office:value="286352.970435843">
                <text:p>286352.970435843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35.7481937408447">
                <text:p>35.7481937408447</text:p>
              </table:table-cell>
              <table:table-cell office:value-type="float" office:value="288374.492326581">
                <text:p>288374.492326581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35.7512996196747">
                <text:p>35.7512996196747</text:p>
              </table:table-cell>
              <table:table-cell office:value-type="float" office:value="288485.175711983">
                <text:p>288485.175711983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35.7543880939484">
                <text:p>35.7543880939484</text:p>
              </table:table-cell>
              <table:table-cell office:value-type="float" office:value="290110.883433688">
                <text:p>290110.883433688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35.757493019104">
                <text:p>35.757493019104</text:p>
              </table:table-cell>
              <table:table-cell office:value-type="float" office:value="288573.783613607">
                <text:p>288573.783613607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35.7606062889099">
                <text:p>35.7606062889099</text:p>
              </table:table-cell>
              <table:table-cell office:value-type="float" office:value="287800.305100322">
                <text:p>287800.305100322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35.8564133644104">
                <text:p>35.8564133644104</text:p>
              </table:table-cell>
              <table:table-cell office:value-type="float" office:value="9352.12765152646">
                <text:p>9352.12765152646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35.8595020771027">
                <text:p>35.8595020771027</text:p>
              </table:table-cell>
              <table:table-cell office:value-type="float" office:value="290088.489695098">
                <text:p>290088.48969509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35.8626101016998">
                <text:p>35.8626101016998</text:p>
              </table:table-cell>
              <table:table-cell office:value-type="float" office:value="288286.006750537">
                <text:p>288286.006750537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35.8656961917877">
                <text:p>35.8656961917877</text:p>
              </table:table-cell>
              <table:table-cell office:value-type="float" office:value="290335.011124845">
                <text:p>290335.01112484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5.8687965869904">
                <text:p>35.8687965869904</text:p>
              </table:table-cell>
              <table:table-cell office:value-type="float" office:value="288995.415564442">
                <text:p>288995.415564442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35.8719069957733">
                <text:p>35.8719069957733</text:p>
              </table:table-cell>
              <table:table-cell office:value-type="float" office:value="288065.030200828">
                <text:p>288065.03020082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35.875027179718">
                <text:p>35.875027179718</text:p>
              </table:table-cell>
              <table:table-cell office:value-type="float" office:value="287162.557041339">
                <text:p>287162.557041339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35.8782021999359">
                <text:p>35.8782021999359</text:p>
              </table:table-cell>
              <table:table-cell office:value-type="float" office:value="282202.927386048">
                <text:p>282202.92738604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35.881288766861">
                <text:p>35.881288766861</text:p>
              </table:table-cell>
              <table:table-cell office:value-type="float" office:value="290290.157886606">
                <text:p>290290.157886606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35.8843936920166">
                <text:p>35.8843936920166</text:p>
              </table:table-cell>
              <table:table-cell office:value-type="float" office:value="288573.783613607">
                <text:p>288573.783613607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35.8874614238739">
                <text:p>35.8874614238739</text:p>
              </table:table-cell>
              <table:table-cell office:value-type="float" office:value="292072.463200435">
                <text:p>292072.46320043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5.8905839920044">
                <text:p>35.8905839920044</text:p>
              </table:table-cell>
              <table:table-cell office:value-type="float" office:value="286943.298770711">
                <text:p>286943.298770711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5.936546087265">
                <text:p>35.936546087265</text:p>
              </table:table-cell>
              <table:table-cell office:value-type="float" office:value="19494.3245063">
                <text:p>19494.3245063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35.9393842220306">
                <text:p>35.9393842220306</text:p>
              </table:table-cell>
              <table:table-cell office:value-type="float" office:value="315700.301075269">
                <text:p>315700.301075269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35.9422192573547">
                <text:p>35.9422192573547</text:p>
              </table:table-cell>
              <table:table-cell office:value-type="float" office:value="316045.444790177">
                <text:p>316045.444790177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35.9450526237488">
                <text:p>35.9450526237488</text:p>
              </table:table-cell>
              <table:table-cell office:value-type="float" office:value="316231.604173679">
                <text:p>316231.604173679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35.9478855133057">
                <text:p>35.9478855133057</text:p>
              </table:table-cell>
              <table:table-cell office:value-type="float" office:value="316284.832856421">
                <text:p>316284.832856421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35.9507200717926">
                <text:p>35.9507200717926</text:p>
              </table:table-cell>
              <table:table-cell office:value-type="float" office:value="316098.610816721">
                <text:p>316098.610816721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35.9535648822784">
                <text:p>35.9535648822784</text:p>
              </table:table-cell>
              <table:table-cell office:value-type="float" office:value="314959.468990949">
                <text:p>314959.468990949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35.9564085006714">
                <text:p>35.9564085006714</text:p>
              </table:table-cell>
              <table:table-cell office:value-type="float" office:value="315091.505324055">
                <text:p>315091.505324055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35.9592161178589">
                <text:p>35.9592161178589</text:p>
              </table:table-cell>
              <table:table-cell office:value-type="float" office:value="319131.826086957">
                <text:p>319131.826086957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36.0603883266449">
                <text:p>36.0603883266449</text:p>
              </table:table-cell>
              <table:table-cell office:value-type="float" office:value="8856.18699790502">
                <text:p>8856.18699790502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36.0632448196411">
                <text:p>36.0632448196411</text:p>
              </table:table-cell>
              <table:table-cell office:value-type="float" office:value="313671.344962858">
                <text:p>313671.344962858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36.0661165714264">
                <text:p>36.0661165714264</text:p>
              </table:table-cell>
              <table:table-cell office:value-type="float" office:value="312004.681112495">
                <text:p>312004.681112495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36.0689702033997">
                <text:p>36.0689702033997</text:p>
              </table:table-cell>
              <table:table-cell office:value-type="float" office:value="313985.828724204">
                <text:p>313985.828724204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36.0718231201172">
                <text:p>36.0718231201172</text:p>
              </table:table-cell>
              <table:table-cell office:value-type="float" office:value="314064.548219957">
                <text:p>314064.548219957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6.0746736526489">
                <text:p>36.0746736526489</text:p>
              </table:table-cell>
              <table:table-cell office:value-type="float" office:value="314327.231850117">
                <text:p>314327.231850117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36.0775151252747">
                <text:p>36.0775151252747</text:p>
              </table:table-cell>
              <table:table-cell office:value-type="float" office:value="315329.449907703">
                <text:p>315329.449907703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36.0803654193878">
                <text:p>36.0803654193878</text:p>
              </table:table-cell>
              <table:table-cell office:value-type="float" office:value="314353.524383103">
                <text:p>314353.52438310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36.0832211971283">
                <text:p>36.0832211971283</text:p>
              </table:table-cell>
              <table:table-cell office:value-type="float" office:value="313749.906829187">
                <text:p>313749.906829187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36.0860538482666">
                <text:p>36.0860538482666</text:p>
              </table:table-cell>
              <table:table-cell office:value-type="float" office:value="316311.45391802">
                <text:p>316311.45391802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6.0888888835907">
                <text:p>36.0888888835907</text:p>
              </table:table-cell>
              <table:table-cell office:value-type="float" office:value="316045.444790177">
                <text:p>316045.444790177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36.0917496681213">
                <text:p>36.0917496681213</text:p>
              </table:table-cell>
              <table:table-cell office:value-type="float" office:value="313200.798733228">
                <text:p>313200.798733228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6.1375319957733">
                <text:p>36.1375319957733</text:p>
              </table:table-cell>
              <table:table-cell office:value-type="float" office:value="19570.8703762531">
                <text:p>19570.870376253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36.1403923034668">
                <text:p>36.1403923034668</text:p>
              </table:table-cell>
              <table:table-cell office:value-type="float" office:value="313253.011919647">
                <text:p>313253.011919647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36.1432521343231">
                <text:p>36.1432521343231</text:p>
              </table:table-cell>
              <table:table-cell office:value-type="float" office:value="313305.242517716">
                <text:p>313305.242517716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36.1461107730865">
                <text:p>36.1461107730865</text:p>
              </table:table-cell>
              <table:table-cell office:value-type="float" office:value="313435.895246038">
                <text:p>313435.895246038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36.148987531662">
                <text:p>36.148987531662</text:p>
              </table:table-cell>
              <table:table-cell office:value-type="float" office:value="311461.659539201">
                <text:p>311461.659539201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36.1518304347992">
                <text:p>36.1518304347992</text:p>
              </table:table-cell>
              <table:table-cell office:value-type="float" office:value="315170.780275075">
                <text:p>315170.780275075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36.1546838283539">
                <text:p>36.1546838283539</text:p>
              </table:table-cell>
              <table:table-cell office:value-type="float" office:value="314012.064171123">
                <text:p>314012.064171123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36.1575930118561">
                <text:p>36.1575930118561</text:p>
              </table:table-cell>
              <table:table-cell office:value-type="float" office:value="307990.197016882">
                <text:p>307990.197016882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36.25164103508">
                <text:p>36.25164103508</text:p>
              </table:table-cell>
              <table:table-cell office:value-type="float" office:value="9527.04766443749">
                <text:p>9527.04766443749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36.2545292377472">
                <text:p>36.2545292377472</text:p>
              </table:table-cell>
              <table:table-cell office:value-type="float" office:value="310227.537064553">
                <text:p>310227.537064553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36.2573938369751">
                <text:p>36.2573938369751</text:p>
              </table:table-cell>
              <table:table-cell office:value-type="float" office:value="312783.719017894">
                <text:p>312783.71901789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36.2602453231811">
                <text:p>36.2602453231811</text:p>
              </table:table-cell>
              <table:table-cell office:value-type="float" office:value="314222.105685619">
                <text:p>314222.105685619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36.2630755901337">
                <text:p>36.2630755901337</text:p>
              </table:table-cell>
              <table:table-cell office:value-type="float" office:value="316577.911212198">
                <text:p>316577.911212198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36.2659289836884">
                <text:p>36.2659289836884</text:p>
              </table:table-cell>
              <table:table-cell office:value-type="float" office:value="314012.064171123">
                <text:p>314012.064171123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36.268768787384">
                <text:p>36.268768787384</text:p>
              </table:table-cell>
              <table:table-cell office:value-type="float" office:value="315514.766518344">
                <text:p>315514.766518344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36.271621465683">
                <text:p>36.271621465683</text:p>
              </table:table-cell>
              <table:table-cell office:value-type="float" office:value="314090.79682407">
                <text:p>314090.79682407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36.2744970321655">
                <text:p>36.2744970321655</text:p>
              </table:table-cell>
              <table:table-cell office:value-type="float" office:value="311590.778874057">
                <text:p>311590.778874057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36.2773549556732">
                <text:p>36.2773549556732</text:p>
              </table:table-cell>
              <table:table-cell office:value-type="float" office:value="313514.339200801">
                <text:p>313514.339200801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36.2801997661591">
                <text:p>36.2801997661591</text:p>
              </table:table-cell>
              <table:table-cell office:value-type="float" office:value="314959.468990949">
                <text:p>314959.468990949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36.2830572128296">
                <text:p>36.2830572128296</text:p>
              </table:table-cell>
              <table:table-cell office:value-type="float" office:value="313566.656987902">
                <text:p>313566.656987902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36.3384473323822">
                <text:p>36.3384473323822</text:p>
              </table:table-cell>
              <table:table-cell office:value-type="float" office:value="16176.1701768658">
                <text:p>16176.1701768658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36.341290473938">
                <text:p>36.341290473938</text:p>
              </table:table-cell>
              <table:table-cell office:value-type="float" office:value="315144.350859539">
                <text:p>315144.350859539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36.3441307544708">
                <text:p>36.3441307544708</text:p>
              </table:table-cell>
              <table:table-cell office:value-type="float" office:value="315461.796692689">
                <text:p>315461.796692689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36.347017288208">
                <text:p>36.347017288208</text:p>
              </table:table-cell>
              <table:table-cell office:value-type="float" office:value="310406.903774676">
                <text:p>310406.903774676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36.3498756885529">
                <text:p>36.3498756885529</text:p>
              </table:table-cell>
              <table:table-cell office:value-type="float" office:value="313462.038868963">
                <text:p>313462.038868963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36.3527367115021">
                <text:p>36.3527367115021</text:p>
              </table:table-cell>
              <table:table-cell office:value-type="float" office:value="313174.698666667">
                <text:p>313174.698666667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36.3555929660797">
                <text:p>36.3555929660797</text:p>
              </table:table-cell>
              <table:table-cell office:value-type="float" office:value="313697.5278798">
                <text:p>313697.5278798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36.3585131168365">
                <text:p>36.3585131168365</text:p>
              </table:table-cell>
              <table:table-cell office:value-type="float" office:value="306833.473546701">
                <text:p>306833.473546701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36.3613705635071">
                <text:p>36.3613705635071</text:p>
              </table:table-cell>
              <table:table-cell office:value-type="float" office:value="313566.656987902">
                <text:p>313566.656987902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36.3642063140869">
                <text:p>36.3642063140869</text:p>
              </table:table-cell>
              <table:table-cell office:value-type="float" office:value="315965.729275265">
                <text:p>315965.72927526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36.4589133262634">
                <text:p>36.4589133262634</text:p>
              </table:table-cell>
              <table:table-cell office:value-type="float" office:value="9460.75670014853">
                <text:p>9460.75670014853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36.461767911911">
                <text:p>36.461767911911</text:p>
              </table:table-cell>
              <table:table-cell office:value-type="float" office:value="313880.930760879">
                <text:p>313880.930760879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36.464608669281">
                <text:p>36.464608669281</text:p>
              </table:table-cell>
              <table:table-cell office:value-type="float" office:value="315408.844649601">
                <text:p>315408.844649601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36.4674615859985">
                <text:p>36.4674615859985</text:p>
              </table:table-cell>
              <table:table-cell office:value-type="float" office:value="314064.548219957">
                <text:p>314064.548219957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36.4702877998352">
                <text:p>36.4702877998352</text:p>
              </table:table-cell>
              <table:table-cell office:value-type="float" office:value="317031.920364434">
                <text:p>317031.920364434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36.4731202125549">
                <text:p>36.4731202125549</text:p>
              </table:table-cell>
              <table:table-cell office:value-type="float" office:value="316338.079461279">
                <text:p>316338.079461279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36.4759771823883">
                <text:p>36.4759771823883</text:p>
              </table:table-cell>
              <table:table-cell office:value-type="float" office:value="313618.992239005">
                <text:p>313618.992239005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36.4788224697113">
                <text:p>36.4788224697113</text:p>
              </table:table-cell>
              <table:table-cell office:value-type="float" office:value="314906.685436568">
                <text:p>314906.685436568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36.4817385673523">
                <text:p>36.4817385673523</text:p>
              </table:table-cell>
              <table:table-cell office:value-type="float" office:value="307259.944730603">
                <text:p>307259.944730603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36.4845941066742">
                <text:p>36.4845941066742</text:p>
              </table:table-cell>
              <table:table-cell office:value-type="float" office:value="313776.102863822">
                <text:p>313776.102863822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36.4874489307404">
                <text:p>36.4874489307404</text:p>
              </table:table-cell>
              <table:table-cell office:value-type="float" office:value="313854.717220645">
                <text:p>313854.71722064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36.4903116226196">
                <text:p>36.4903116226196</text:p>
              </table:table-cell>
              <table:table-cell office:value-type="float" office:value="312992.119930041">
                <text:p>312992.119930041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36.5393817424774">
                <text:p>36.5393817424774</text:p>
              </table:table-cell>
              <table:table-cell office:value-type="float" office:value="18259.5845006438">
                <text:p>18259.5845006438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36.5422625541687">
                <text:p>36.5422625541687</text:p>
              </table:table-cell>
              <table:table-cell office:value-type="float" office:value="311023.453115948">
                <text:p>311023.453115948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36.5451135635376">
                <text:p>36.5451135635376</text:p>
              </table:table-cell>
              <table:table-cell office:value-type="float" office:value="314274.659976585">
                <text:p>314274.659976585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36.5479650497437">
                <text:p>36.5479650497437</text:p>
              </table:table-cell>
              <table:table-cell office:value-type="float" office:value="314222.105685619">
                <text:p>314222.105685619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36.5508134365082">
                <text:p>36.5508134365082</text:p>
              </table:table-cell>
              <table:table-cell office:value-type="float" office:value="314564.023102034">
                <text:p>314564.023102034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36.5537152290344">
                <text:p>36.5537152290344</text:p>
              </table:table-cell>
              <table:table-cell office:value-type="float" office:value="308774.659765015">
                <text:p>308774.65976501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36.5565567016602">
                <text:p>36.5565567016602</text:p>
              </table:table-cell>
              <table:table-cell office:value-type="float" office:value="315329.449907703">
                <text:p>315329.449907703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36.5593998432159">
                <text:p>36.5593998432159</text:p>
              </table:table-cell>
              <table:table-cell office:value-type="float" office:value="315144.350859539">
                <text:p>315144.350859539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36.5622525215149">
                <text:p>36.5622525215149</text:p>
              </table:table-cell>
              <table:table-cell office:value-type="float" office:value="314090.79682407">
                <text:p>314090.79682407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36.6566197872162">
                <text:p>36.6566197872162</text:p>
              </table:table-cell>
              <table:table-cell office:value-type="float" office:value="9494.8178623312">
                <text:p>9494.8178623312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36.6595070362091">
                <text:p>36.6595070362091</text:p>
              </table:table-cell>
              <table:table-cell office:value-type="float" office:value="310330.006936416">
                <text:p>310330.006936416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36.6623291969299">
                <text:p>36.6623291969299</text:p>
              </table:table-cell>
              <table:table-cell office:value-type="float" office:value="317487.233589592">
                <text:p>317487.233589592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36.6652598381042">
                <text:p>36.6652598381042</text:p>
              </table:table-cell>
              <table:table-cell office:value-type="float" office:value="305735.143507973">
                <text:p>305735.14350797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36.6681182384491">
                <text:p>36.6681182384491</text:p>
              </table:table-cell>
              <table:table-cell office:value-type="float" office:value="313462.038868963">
                <text:p>313462.038868963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36.6709747314453">
                <text:p>36.6709747314453</text:p>
              </table:table-cell>
              <table:table-cell office:value-type="float" office:value="313671.344962858">
                <text:p>313671.344962858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36.6738312244415">
                <text:p>36.6738312244415</text:p>
              </table:table-cell>
              <table:table-cell office:value-type="float" office:value="313671.344962858">
                <text:p>313671.344962858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36.6766850948334">
                <text:p>36.6766850948334</text:p>
              </table:table-cell>
              <table:table-cell office:value-type="float" office:value="313959.597660819">
                <text:p>313959.597660819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36.6795220375061">
                <text:p>36.6795220375061</text:p>
              </table:table-cell>
              <table:table-cell office:value-type="float" office:value="315832.959408354">
                <text:p>315832.959408354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36.6823716163635">
                <text:p>36.6823716163635</text:p>
              </table:table-cell>
              <table:table-cell office:value-type="float" office:value="314432.428380187">
                <text:p>314432.428380187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36.6852037906647">
                <text:p>36.6852037906647</text:p>
              </table:table-cell>
              <table:table-cell office:value-type="float" office:value="316364.709487331">
                <text:p>316364.709487331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36.6881101131439">
                <text:p>36.6881101131439</text:p>
              </table:table-cell>
              <table:table-cell office:value-type="float" office:value="308293.386710418">
                <text:p>308293.386710418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36.7402589321136">
                <text:p>36.7402589321136</text:p>
              </table:table-cell>
              <table:table-cell office:value-type="float" office:value="17181.5971617717">
                <text:p>17181.5971617717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36.7431211471558">
                <text:p>36.7431211471558</text:p>
              </table:table-cell>
              <table:table-cell office:value-type="float" office:value="313044.263556851">
                <text:p>313044.263556851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36.74596118927">
                <text:p>36.74596118927</text:p>
              </table:table-cell>
              <table:table-cell office:value-type="float" office:value="315488.279382136">
                <text:p>315488.279382136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36.7487802505493">
                <text:p>36.7487802505493</text:p>
              </table:table-cell>
              <table:table-cell office:value-type="float" office:value="317836.297699594">
                <text:p>317836.297699594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36.7516396045685">
                <text:p>36.7516396045685</text:p>
              </table:table-cell>
              <table:table-cell office:value-type="float" office:value="313357.490536146">
                <text:p>313357.490536146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36.7545244693756">
                <text:p>36.7545244693756</text:p>
              </table:table-cell>
              <table:table-cell office:value-type="float" office:value="310586.478016529">
                <text:p>310586.478016529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36.7573850154877">
                <text:p>36.7573850154877</text:p>
              </table:table-cell>
              <table:table-cell office:value-type="float" office:value="313226.903150525">
                <text:p>313226.903150525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36.7602417469025">
                <text:p>36.7602417469025</text:p>
              </table:table-cell>
              <table:table-cell office:value-type="float" office:value="313645.166416291">
                <text:p>313645.166416291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36.763103723526">
                <text:p>36.763103723526</text:p>
              </table:table-cell>
              <table:table-cell office:value-type="float" office:value="313070.341886038">
                <text:p>313070.341886038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36.8550806045532">
                <text:p>36.8550806045532</text:p>
              </table:table-cell>
              <table:table-cell office:value-type="float" office:value="9741.57842702687">
                <text:p>9741.57842702687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36.8579468727112">
                <text:p>36.8579468727112</text:p>
              </table:table-cell>
              <table:table-cell office:value-type="float" office:value="312601.595741141">
                <text:p>312601.595741141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36.8608076572418">
                <text:p>36.8608076572418</text:p>
              </table:table-cell>
              <table:table-cell office:value-type="float" office:value="313200.798733228">
                <text:p>313200.798733228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36.8636722564697">
                <text:p>36.8636722564697</text:p>
              </table:table-cell>
              <table:table-cell office:value-type="float" office:value="312783.719017894">
                <text:p>312783.719017894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36.8665528297424">
                <text:p>36.8665528297424</text:p>
              </table:table-cell>
              <table:table-cell office:value-type="float" office:value="311049.195828505">
                <text:p>311049.195828505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36.8694097995758">
                <text:p>36.8694097995758</text:p>
              </table:table-cell>
              <table:table-cell office:value-type="float" office:value="313618.992239005">
                <text:p>313618.992239005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36.872264623642">
                <text:p>36.872264623642</text:p>
              </table:table-cell>
              <table:table-cell office:value-type="float" office:value="313854.717220645">
                <text:p>313854.717220645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36.8751175403595">
                <text:p>36.8751175403595</text:p>
              </table:table-cell>
              <table:table-cell office:value-type="float" office:value="314064.548219957">
                <text:p>314064.548219957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36.8779857158661">
                <text:p>36.8779857158661</text:p>
              </table:table-cell>
              <table:table-cell office:value-type="float" office:value="312393.714380715">
                <text:p>312393.714380715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36.8808438777924">
                <text:p>36.8808438777924</text:p>
              </table:table-cell>
              <table:table-cell office:value-type="float" office:value="313488.18685352">
                <text:p>313488.18685352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36.8837213516235">
                <text:p>36.8837213516235</text:p>
              </table:table-cell>
              <table:table-cell office:value-type="float" office:value="311384.239290745">
                <text:p>311384.239290745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36.8865685462952">
                <text:p>36.8865685462952</text:p>
              </table:table-cell>
              <table:table-cell office:value-type="float" office:value="314695.728018757">
                <text:p>314695.728018757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36.9413449764252">
                <text:p>36.9413449764252</text:p>
              </table:table-cell>
              <table:table-cell office:value-type="float" office:value="16357.4003978255">
                <text:p>16357.4003978255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36.9439911842346">
                <text:p>36.9439911842346</text:p>
              </table:table-cell>
              <table:table-cell office:value-type="float" office:value="338597.746103252">
                <text:p>338597.746103252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36.9466404914856">
                <text:p>36.9466404914856</text:p>
              </table:table-cell>
              <table:table-cell office:value-type="float" office:value="338201.618430526">
                <text:p>338201.618430526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36.9492864608765">
                <text:p>36.9492864608765</text:p>
              </table:table-cell>
              <table:table-cell office:value-type="float" office:value="338628.255901964">
                <text:p>338628.255901964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36.9518945217133">
                <text:p>36.9518945217133</text:p>
              </table:table-cell>
              <table:table-cell office:value-type="float" office:value="343550.268214645">
                <text:p>343550.268214645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36.954571723938">
                <text:p>36.954571723938</text:p>
              </table:table-cell>
              <table:table-cell office:value-type="float" office:value="334677.74369935">
                <text:p>334677.7436993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36.9572162628174">
                <text:p>36.9572162628174</text:p>
              </table:table-cell>
              <table:table-cell office:value-type="float" office:value="338811.430219978">
                <text:p>338811.430219978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36.9598300457001">
                <text:p>36.9598300457001</text:p>
              </table:table-cell>
              <table:table-cell office:value-type="float" office:value="342798.174222384">
                <text:p>342798.174222384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36.9624633789063">
                <text:p>36.9624633789063</text:p>
              </table:table-cell>
              <table:table-cell office:value-type="float" office:value="340253.180986872">
                <text:p>340253.180986872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36.9651055335999">
                <text:p>36.9651055335999</text:p>
              </table:table-cell>
              <table:table-cell office:value-type="float" office:value="339117.161523191">
                <text:p>339117.161523191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37.0628085136414">
                <text:p>37.0628085136414</text:p>
              </table:table-cell>
              <table:table-cell office:value-type="float" office:value="9170.65169987018">
                <text:p>9170.65169987018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37.0654413700104">
                <text:p>37.0654413700104</text:p>
              </table:table-cell>
              <table:table-cell office:value-type="float" office:value="340314.804310423">
                <text:p>340314.804310423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37.0680840015411">
                <text:p>37.0680840015411</text:p>
              </table:table-cell>
              <table:table-cell office:value-type="float" office:value="339055.971129556">
                <text:p>339055.971129556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37.0707361698151">
                <text:p>37.0707361698151</text:p>
              </table:table-cell>
              <table:table-cell office:value-type="float" office:value="337836.783890687">
                <text:p>337836.783890687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37.0733535289764">
                <text:p>37.0733535289764</text:p>
              </table:table-cell>
              <table:table-cell office:value-type="float" office:value="342329.78538896">
                <text:p>342329.78538896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37.075984954834">
                <text:p>37.075984954834</text:p>
              </table:table-cell>
              <table:table-cell office:value-type="float" office:value="340499.808281236">
                <text:p>340499.808281236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37.0786333084106">
                <text:p>37.0786333084106</text:p>
              </table:table-cell>
              <table:table-cell office:value-type="float" office:value="338323.405113432">
                <text:p>338323.405113432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37.0812795162201">
                <text:p>37.0812795162201</text:p>
              </table:table-cell>
              <table:table-cell office:value-type="float" office:value="338597.746103252">
                <text:p>338597.746103252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37.0839219093323">
                <text:p>37.0839219093323</text:p>
              </table:table-cell>
              <table:table-cell office:value-type="float" office:value="339086.563565822">
                <text:p>339086.563565822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37.0865771770477">
                <text:p>37.0865771770477</text:p>
              </table:table-cell>
              <table:table-cell office:value-type="float" office:value="337442.433689503">
                <text:p>337442.433689503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37.0892198085785">
                <text:p>37.0892198085785</text:p>
              </table:table-cell>
              <table:table-cell office:value-type="float" office:value="339055.971129556">
                <text:p>339055.971129556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37.091863155365">
                <text:p>37.091863155365</text:p>
              </table:table-cell>
              <table:table-cell office:value-type="float" office:value="338964.226932443">
                <text:p>338964.226932443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37.1424567699432">
                <text:p>37.1424567699432</text:p>
              </table:table-cell>
              <table:table-cell office:value-type="float" office:value="17709.744746825">
                <text:p>17709.74474682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37.1451196670532">
                <text:p>37.1451196670532</text:p>
              </table:table-cell>
              <table:table-cell office:value-type="float" office:value="336475.636493867">
                <text:p>336475.636493867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37.1477575302124">
                <text:p>37.1477575302124</text:p>
              </table:table-cell>
              <table:table-cell office:value-type="float" office:value="339668.870571222">
                <text:p>339668.870571222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37.1504056453705">
                <text:p>37.1504056453705</text:p>
              </table:table-cell>
              <table:table-cell office:value-type="float" office:value="338353.865490231">
                <text:p>338353.865490231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37.1530711650848">
                <text:p>37.1530711650848</text:p>
              </table:table-cell>
              <table:table-cell office:value-type="float" office:value="336144.578175313">
                <text:p>336144.578175313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37.1557221412659">
                <text:p>37.1557221412659</text:p>
              </table:table-cell>
              <table:table-cell office:value-type="float" office:value="337988.702581167">
                <text:p>337988.702581167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37.1583685874939">
                <text:p>37.1583685874939</text:p>
              </table:table-cell>
              <table:table-cell office:value-type="float" office:value="338567.241801802">
                <text:p>338567.241801802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37.1610119342804">
                <text:p>37.1610119342804</text:p>
              </table:table-cell>
              <table:table-cell office:value-type="float" office:value="338964.226932443">
                <text:p>338964.226932443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37.1636350154877">
                <text:p>37.1636350154877</text:p>
              </table:table-cell>
              <table:table-cell office:value-type="float" office:value="341583.019814579">
                <text:p>341583.019814579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37.2427430152893">
                <text:p>37.2427430152893</text:p>
              </table:table-cell>
              <table:table-cell office:value-type="float" office:value="11326.2881408547">
                <text:p>11326.2881408547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37.2453982830048">
                <text:p>37.2453982830048</text:p>
              </table:table-cell>
              <table:table-cell office:value-type="float" office:value="337442.433689503">
                <text:p>337442.433689503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37.2480416297913">
                <text:p>37.2480416297913</text:p>
              </table:table-cell>
              <table:table-cell office:value-type="float" office:value="338964.226932443">
                <text:p>338964.226932443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37.2506639957428">
                <text:p>37.2506639957428</text:p>
              </table:table-cell>
              <table:table-cell office:value-type="float" office:value="341676.187289754">
                <text:p>341676.187289754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37.2532885074615">
                <text:p>37.2532885074615</text:p>
              </table:table-cell>
              <table:table-cell office:value-type="float" office:value="341396.837209302">
                <text:p>341396.837209302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37.2559299468994">
                <text:p>37.2559299468994</text:p>
              </table:table-cell>
              <table:table-cell office:value-type="float" office:value="339208.988536872">
                <text:p>339208.988536872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37.2586064338684">
                <text:p>37.2586064338684</text:p>
              </table:table-cell>
              <table:table-cell office:value-type="float" office:value="334767.181899163">
                <text:p>334767.181899163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37.2612764835358">
                <text:p>37.2612764835358</text:p>
              </table:table-cell>
              <table:table-cell office:value-type="float" office:value="335574.281989463">
                <text:p>335574.281989463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37.2639293670654">
                <text:p>37.2639293670654</text:p>
              </table:table-cell>
              <table:table-cell office:value-type="float" office:value="337745.698211557">
                <text:p>337745.698211557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37.2665908336639">
                <text:p>37.2665908336639</text:p>
              </table:table-cell>
              <table:table-cell office:value-type="float" office:value="336656.488757502">
                <text:p>336656.488757502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37.2692739963531">
                <text:p>37.2692739963531</text:p>
              </table:table-cell>
              <table:table-cell office:value-type="float" office:value="333934.279722765">
                <text:p>333934.279722765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37.2719280719757">
                <text:p>37.2719280719757</text:p>
              </table:table-cell>
              <table:table-cell office:value-type="float" office:value="337593.997844053">
                <text:p>337593.997844053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37.3423702716827">
                <text:p>37.3423702716827</text:p>
              </table:table-cell>
              <table:table-cell office:value-type="float" office:value="12719.6482183472">
                <text:p>12719.6482183472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37.3450207710266">
                <text:p>37.3450207710266</text:p>
              </table:table-cell>
              <table:table-cell office:value-type="float" office:value="338049.50832059">
                <text:p>338049.50832059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37.3476657867432">
                <text:p>37.3476657867432</text:p>
              </table:table-cell>
              <table:table-cell office:value-type="float" office:value="338750.350099153">
                <text:p>338750.350099153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37.3502869606018">
                <text:p>37.3502869606018</text:p>
              </table:table-cell>
              <table:table-cell office:value-type="float" office:value="341831.579406949">
                <text:p>341831.579406949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37.3529260158539">
                <text:p>37.3529260158539</text:p>
              </table:table-cell>
              <table:table-cell office:value-type="float" office:value="339515.438070286">
                <text:p>339515.438070286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37.3555679321289">
                <text:p>37.3555679321289</text:p>
              </table:table-cell>
              <table:table-cell office:value-type="float" office:value="339147.765003159">
                <text:p>339147.765003159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37.3582141399384">
                <text:p>37.3582141399384</text:p>
              </table:table-cell>
              <table:table-cell office:value-type="float" office:value="338597.746103252">
                <text:p>338597.746103252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37.3608238697052">
                <text:p>37.3608238697052</text:p>
              </table:table-cell>
              <table:table-cell office:value-type="float" office:value="343330.566782386">
                <text:p>343330.566782386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37.3634297847748">
                <text:p>37.3634297847748</text:p>
              </table:table-cell>
              <table:table-cell office:value-type="float" office:value="343833.154986276">
                <text:p>343833.154986276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37.3660759925842">
                <text:p>37.3660759925842</text:p>
              </table:table-cell>
              <table:table-cell office:value-type="float" office:value="338597.746103252">
                <text:p>338597.746103252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37.3687176704407">
                <text:p>37.3687176704407</text:p>
              </table:table-cell>
              <table:table-cell office:value-type="float" office:value="339178.37400722">
                <text:p>339178.37400722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37.3713676929474">
                <text:p>37.3713676929474</text:p>
              </table:table-cell>
              <table:table-cell office:value-type="float" office:value="338110.33594242">
                <text:p>338110.33594242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37.3739938735962">
                <text:p>37.3739938735962</text:p>
              </table:table-cell>
              <table:table-cell office:value-type="float" office:value="341179.880526555">
                <text:p>341179.880526555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37.450537443161">
                <text:p>37.450537443161</text:p>
              </table:table-cell>
              <table:table-cell office:value-type="float" office:value="11705.7514444926">
                <text:p>11705.7514444926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37.4531865119934">
                <text:p>37.4531865119934</text:p>
              </table:table-cell>
              <table:table-cell office:value-type="float" office:value="338232.056880569">
                <text:p>338232.056880569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37.4558312892914">
                <text:p>37.4558312892914</text:p>
              </table:table-cell>
              <table:table-cell office:value-type="float" office:value="338780.887406473">
                <text:p>338780.887406473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37.4585516452789">
                <text:p>37.4585516452789</text:p>
              </table:table-cell>
              <table:table-cell office:value-type="float" office:value="329368.657668712">
                <text:p>329368.657668712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37.4611585140228">
                <text:p>37.4611585140228</text:p>
              </table:table-cell>
              <table:table-cell office:value-type="float" office:value="343707.370038412">
                <text:p>343707.370038412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37.4638025760651">
                <text:p>37.4638025760651</text:p>
              </table:table-cell>
              <table:table-cell office:value-type="float" office:value="338872.532371506">
                <text:p>338872.532371506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37.4665257930756">
                <text:p>37.4665257930756</text:p>
              </table:table-cell>
              <table:table-cell office:value-type="float" office:value="329022.621607424">
                <text:p>329022.621607424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37.469174861908">
                <text:p>37.469174861908</text:p>
              </table:table-cell>
              <table:table-cell office:value-type="float" office:value="338232.056880569">
                <text:p>338232.056880569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37.4718234539032">
                <text:p>37.4718234539032</text:p>
              </table:table-cell>
              <table:table-cell office:value-type="float" office:value="338292.950220542">
                <text:p>338292.950220542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37.4744720458984">
                <text:p>37.4744720458984</text:p>
              </table:table-cell>
              <table:table-cell office:value-type="float" office:value="338292.950220542">
                <text:p>338292.950220542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37.4771702289581">
                <text:p>37.4771702289581</text:p>
              </table:table-cell>
              <table:table-cell office:value-type="float" office:value="332075.318900769">
                <text:p>332075.318900769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37.4798121452332">
                <text:p>37.4798121452332</text:p>
              </table:table-cell>
              <table:table-cell office:value-type="float" office:value="339147.765003159">
                <text:p>339147.765003159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37.5442705154419">
                <text:p>37.5442705154419</text:p>
              </table:table-cell>
              <table:table-cell office:value-type="float" office:value="13900.4445365035">
                <text:p>13900.4445365035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37.5469272136688">
                <text:p>37.5469272136688</text:p>
              </table:table-cell>
              <table:table-cell office:value-type="float" office:value="337260.736246971">
                <text:p>337260.736246971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37.54958152771">
                <text:p>37.54958152771</text:p>
              </table:table-cell>
              <table:table-cell office:value-type="float" office:value="337563.67412198">
                <text:p>337563.67412198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37.5522322654724">
                <text:p>37.5522322654724</text:p>
              </table:table-cell>
              <table:table-cell office:value-type="float" office:value="338019.102716316">
                <text:p>338019.102716316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37.5549032688141">
                <text:p>37.5549032688141</text:p>
              </table:table-cell>
              <table:table-cell office:value-type="float" office:value="335454.466125145">
                <text:p>335454.466125145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37.5575389862061">
                <text:p>37.5575389862061</text:p>
              </table:table-cell>
              <table:table-cell office:value-type="float" office:value="339945.398824061">
                <text:p>339945.398824061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37.5601801872253">
                <text:p>37.5601801872253</text:p>
              </table:table-cell>
              <table:table-cell office:value-type="float" office:value="339239.608593609">
                <text:p>339239.608593609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37.5628154277801">
                <text:p>37.5628154277801</text:p>
              </table:table-cell>
              <table:table-cell office:value-type="float" office:value="340006.910702977">
                <text:p>340006.910702977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37.5654292106628">
                <text:p>37.5654292106628</text:p>
              </table:table-cell>
              <table:table-cell office:value-type="float" office:value="342798.174222384">
                <text:p>342798.174222384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37.568078994751">
                <text:p>37.568078994751</text:p>
              </table:table-cell>
              <table:table-cell office:value-type="float" office:value="338140.75796293">
                <text:p>338140.75796293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37.5707132816315">
                <text:p>37.5707132816315</text:p>
              </table:table-cell>
              <table:table-cell office:value-type="float" office:value="340130.001267083">
                <text:p>340130.001267083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37.5733523368835">
                <text:p>37.5733523368835</text:p>
              </table:table-cell>
              <table:table-cell office:value-type="float" office:value="339515.438070286">
                <text:p>339515.438070286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37.6517717838287">
                <text:p>37.6517717838287</text:p>
              </table:table-cell>
              <table:table-cell office:value-type="float" office:value="11425.7372999103">
                <text:p>11425.7372999103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37.6544101238251">
                <text:p>37.6544101238251</text:p>
              </table:table-cell>
              <table:table-cell office:value-type="float" office:value="339607.480932586">
                <text:p>339607.480932586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37.6570608615875">
                <text:p>37.6570608615875</text:p>
              </table:table-cell>
              <table:table-cell office:value-type="float" office:value="338019.102716316">
                <text:p>338019.102716316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37.6596853733063">
                <text:p>37.6596853733063</text:p>
              </table:table-cell>
              <table:table-cell office:value-type="float" office:value="341396.837209302">
                <text:p>341396.837209302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37.662299156189">
                <text:p>37.662299156189</text:p>
              </table:table-cell>
              <table:table-cell office:value-type="float" office:value="342798.174222384">
                <text:p>342798.174222384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37.6649403572083">
                <text:p>37.6649403572083</text:p>
              </table:table-cell>
              <table:table-cell office:value-type="float" office:value="339239.608593609">
                <text:p>339239.608593609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37.667581319809">
                <text:p>37.667581319809</text:p>
              </table:table-cell>
              <table:table-cell office:value-type="float" office:value="339270.234178929">
                <text:p>339270.234178929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37.670227766037">
                <text:p>37.670227766037</text:p>
              </table:table-cell>
              <table:table-cell office:value-type="float" office:value="338567.241801802">
                <text:p>338567.241801802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37.672844171524">
                <text:p>37.672844171524</text:p>
              </table:table-cell>
              <table:table-cell office:value-type="float" office:value="342454.563878258">
                <text:p>342454.563878258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37.675478219986">
                <text:p>37.675478219986</text:p>
              </table:table-cell>
              <table:table-cell office:value-type="float" office:value="340160.787834902">
                <text:p>340160.787834902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37.6781446933746">
                <text:p>37.6781446933746</text:p>
              </table:table-cell>
              <table:table-cell office:value-type="float" office:value="336024.354792561">
                <text:p>336024.354792561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37.680792093277">
                <text:p>37.680792093277</text:p>
              </table:table-cell>
              <table:table-cell office:value-type="float" office:value="338445.279538905">
                <text:p>338445.279538905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37.7453877925873">
                <text:p>37.7453877925873</text:p>
              </table:table-cell>
              <table:table-cell office:value-type="float" office:value="13870.8924830402">
                <text:p>13870.8924830402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37.7480754852295">
                <text:p>37.7480754852295</text:p>
              </table:table-cell>
              <table:table-cell office:value-type="float" office:value="333371.452497117">
                <text:p>333371.452497117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37.7507271766663">
                <text:p>37.7507271766663</text:p>
              </table:table-cell>
              <table:table-cell office:value-type="float" office:value="337897.534975724">
                <text:p>337897.534975724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37.7533731460571">
                <text:p>37.7533731460571</text:p>
              </table:table-cell>
              <table:table-cell office:value-type="float" office:value="338628.255901964">
                <text:p>338628.255901964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7.7559869289398">
                <text:p>37.7559869289398</text:p>
              </table:table-cell>
              <table:table-cell office:value-type="float" office:value="342798.174222384">
                <text:p>342798.174222384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37.7586302757263">
                <text:p>37.7586302757263</text:p>
              </table:table-cell>
              <table:table-cell office:value-type="float" office:value="338964.226932443">
                <text:p>338964.226932443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37.7612674236298">
                <text:p>37.7612674236298</text:p>
              </table:table-cell>
              <table:table-cell office:value-type="float" office:value="339760.996654914">
                <text:p>339760.996654914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37.7639009952545">
                <text:p>37.7639009952545</text:p>
              </table:table-cell>
              <table:table-cell office:value-type="float" office:value="340222.377693283">
                <text:p>340222.377693283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37.7665543556213">
                <text:p>37.7665543556213</text:p>
              </table:table-cell>
              <table:table-cell office:value-type="float" office:value="337685.001707251">
                <text:p>337685.001707251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37.7691960334778">
                <text:p>37.7691960334778</text:p>
              </table:table-cell>
              <table:table-cell office:value-type="float" office:value="339178.37400722">
                <text:p>339178.37400722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37.7718417644501">
                <text:p>37.7718417644501</text:p>
              </table:table-cell>
              <table:table-cell office:value-type="float" office:value="338658.771199423">
                <text:p>338658.771199423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37.7744710445404">
                <text:p>37.7744710445404</text:p>
              </table:table-cell>
              <table:table-cell office:value-type="float" office:value="340777.69169387">
                <text:p>340777.69169387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37.8555824756622">
                <text:p>37.8555824756622</text:p>
              </table:table-cell>
              <table:table-cell office:value-type="float" office:value="11046.5317601688">
                <text:p>11046.5317601688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37.858229637146">
                <text:p>37.858229637146</text:p>
              </table:table-cell>
              <table:table-cell office:value-type="float" office:value="338475.761866162">
                <text:p>338475.761866162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37.860869884491">
                <text:p>37.860869884491</text:p>
              </table:table-cell>
              <table:table-cell office:value-type="float" office:value="339362.144121365">
                <text:p>339362.144121365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37.8634977340698">
                <text:p>37.8634977340698</text:p>
              </table:table-cell>
              <table:table-cell office:value-type="float" office:value="340963.199419343">
                <text:p>340963.199419343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37.8661758899689">
                <text:p>37.8661758899689</text:p>
              </table:table-cell>
              <table:table-cell office:value-type="float" office:value="334558.567079142">
                <text:p>334558.567079142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37.8687920570374">
                <text:p>37.8687920570374</text:p>
              </table:table-cell>
              <table:table-cell office:value-type="float" office:value="342485.772714846">
                <text:p>342485.772714846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37.8714473247528">
                <text:p>37.8714473247528</text:p>
              </table:table-cell>
              <table:table-cell office:value-type="float" office:value="337442.433689503">
                <text:p>337442.433689503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37.8741109371185">
                <text:p>37.8741109371185</text:p>
              </table:table-cell>
              <table:table-cell office:value-type="float" office:value="336385.28320802">
                <text:p>336385.28320802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37.8767187595367">
                <text:p>37.8767187595367</text:p>
              </table:table-cell>
              <table:table-cell office:value-type="float" office:value="343581.677089047">
                <text:p>343581.677089047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37.8793647289276">
                <text:p>37.8793647289276</text:p>
              </table:table-cell>
              <table:table-cell office:value-type="float" office:value="338628.255901964">
                <text:p>338628.255901964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37.8820078372955">
                <text:p>37.8820078372955</text:p>
              </table:table-cell>
              <table:table-cell office:value-type="float" office:value="338994.80281436">
                <text:p>338994.80281436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37.8846507072449">
                <text:p>37.8846507072449</text:p>
              </table:table-cell>
              <table:table-cell office:value-type="float" office:value="339025.3842129">
                <text:p>339025.3842129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37.9463160037994">
                <text:p>37.9463160037994</text:p>
              </table:table-cell>
              <table:table-cell office:value-type="float" office:value="14530.0525589326">
                <text:p>14530.0525589326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40.9008104801178">
                <text:p>40.9008104801178</text:p>
              </table:table-cell>
              <table:table-cell office:value-type="float" office:value="303.26677107771">
                <text:p>303.26677107771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40.9047298431396">
                <text:p>40.9047298431396</text:p>
              </table:table-cell>
              <table:table-cell office:value-type="float" office:value="228608.576190766">
                <text:p>228608.576190766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40.9085941314697">
                <text:p>40.9085941314697</text:p>
              </table:table-cell>
              <table:table-cell office:value-type="float" office:value="231866.756169793">
                <text:p>231866.756169793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40.9124920368195">
                <text:p>40.9124920368195</text:p>
              </table:table-cell>
              <table:table-cell office:value-type="float" office:value="229867.048993822">
                <text:p>229867.048993822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40.9163522720337">
                <text:p>40.9163522720337</text:p>
              </table:table-cell>
              <table:table-cell office:value-type="float" office:value="232110.208387376">
                <text:p>232110.208387376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40.920227766037">
                <text:p>40.920227766037</text:p>
              </table:table-cell>
              <table:table-cell office:value-type="float" office:value="231196.332451553">
                <text:p>231196.332451553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40.9241604804993">
                <text:p>40.9241604804993</text:p>
              </table:table-cell>
              <table:table-cell office:value-type="float" office:value="227832.457350712">
                <text:p>227832.457350712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40.9280545711517">
                <text:p>40.9280545711517</text:p>
              </table:table-cell>
              <table:table-cell office:value-type="float" office:value="230092.229474071">
                <text:p>230092.229474071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40.9319503307343">
                <text:p>40.9319503307343</text:p>
              </table:table-cell>
              <table:table-cell office:value-type="float" office:value="229993.65875153">
                <text:p>229993.65875153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40.9358069896698">
                <text:p>40.9358069896698</text:p>
              </table:table-cell>
              <table:table-cell office:value-type="float" office:value="232325.444114738">
                <text:p>232325.444114738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40.9396932125092">
                <text:p>40.9396932125092</text:p>
              </table:table-cell>
              <table:table-cell office:value-type="float" office:value="230558.060368098">
                <text:p>230558.060368098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40.943651676178">
                <text:p>40.943651676178</text:p>
              </table:table-cell>
              <table:table-cell office:value-type="float" office:value="226350.441727399">
                <text:p>226350.441727399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40.9475386142731">
                <text:p>40.9475386142731</text:p>
              </table:table-cell>
              <table:table-cell office:value-type="float" office:value="230515.634177759">
                <text:p>230515.634177759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40.9514300823212">
                <text:p>40.9514300823212</text:p>
              </table:table-cell>
              <table:table-cell office:value-type="float" office:value="230247.297144958">
                <text:p>230247.297144958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40.9553561210632">
                <text:p>40.9553561210632</text:p>
              </table:table-cell>
              <table:table-cell office:value-type="float" office:value="228219.856925973">
                <text:p>228219.856925973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40.9592480659485">
                <text:p>40.9592480659485</text:p>
              </table:table-cell>
              <table:table-cell office:value-type="float" office:value="230219.087478559">
                <text:p>230219.087478559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40.9631717205048">
                <text:p>40.9631717205048</text:p>
              </table:table-cell>
              <table:table-cell office:value-type="float" office:value="228358.533390047">
                <text:p>228358.533390047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40.9670732021332">
                <text:p>40.9670732021332</text:p>
              </table:table-cell>
              <table:table-cell office:value-type="float" office:value="229656.342214617">
                <text:p>229656.342214617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40.9709718227387">
                <text:p>40.9709718227387</text:p>
              </table:table-cell>
              <table:table-cell office:value-type="float" office:value="229824.876712329">
                <text:p>229824.876712329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40.9748480319977">
                <text:p>40.9748480319977</text:p>
              </table:table-cell>
              <table:table-cell office:value-type="float" office:value="231153.67105425">
                <text:p>231153.67105425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40.9787182807922">
                <text:p>40.9787182807922</text:p>
              </table:table-cell>
              <table:table-cell office:value-type="float" office:value="231509.664510565">
                <text:p>231509.664510565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40.9825758934021">
                <text:p>40.9825758934021</text:p>
              </table:table-cell>
              <table:table-cell office:value-type="float" office:value="232268.008899876">
                <text:p>232268.008899876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40.9864518642426">
                <text:p>40.9864518642426</text:p>
              </table:table-cell>
              <table:table-cell office:value-type="float" office:value="231167.88977056">
                <text:p>231167.88977056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40.9903469085693">
                <text:p>40.9903469085693</text:p>
              </table:table-cell>
              <table:table-cell office:value-type="float" office:value="230035.893003611">
                <text:p>230035.893003611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40.9942429065704">
                <text:p>40.9942429065704</text:p>
              </table:table-cell>
              <table:table-cell office:value-type="float" office:value="229979.584113579">
                <text:p>229979.584113579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40.9981305599213">
                <text:p>40.9981305599213</text:p>
              </table:table-cell>
              <table:table-cell office:value-type="float" office:value="230473.223598675">
                <text:p>230473.223598675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41.002051115036">
                <text:p>41.002051115036</text:p>
              </table:table-cell>
              <table:table-cell office:value-type="float" office:value="228539.064947701">
                <text:p>228539.064947701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41.0059444904327">
                <text:p>41.0059444904327</text:p>
              </table:table-cell>
              <table:table-cell office:value-type="float" office:value="230134.499938763">
                <text:p>230134.499938763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41.0098388195038">
                <text:p>41.0098388195038</text:p>
              </table:table-cell>
              <table:table-cell office:value-type="float" office:value="230078.142769683">
                <text:p>230078.142769683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51.1130149364471">
                <text:p>51.1130149364471</text:p>
              </table:table-cell>
              <table:table-cell office:value-type="float" office:value="88.6849827845106">
                <text:p>88.68498278451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